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0.801cm"/>
    </style:style>
    <style:style style:name="co3" style:family="table-column">
      <style:table-column-properties fo:break-before="auto" style:column-width="1.199cm"/>
    </style:style>
    <style:style style:name="co4" style:family="table-column">
      <style:table-column-properties fo:break-before="auto" style:column-width="1.7cm"/>
    </style:style>
    <style:style style:name="co5" style:family="table-column">
      <style:table-column-properties fo:break-before="auto" style:column-width="1.388cm"/>
    </style:style>
    <style:style style:name="co6" style:family="table-column">
      <style:table-column-properties fo:break-before="auto" style:column-width="1.3cm"/>
    </style:style>
    <style:style style:name="co7" style:family="table-column">
      <style:table-column-properties fo:break-before="auto" style:column-width="1.443cm"/>
    </style:style>
    <style:style style:name="co8" style:family="table-column">
      <style:table-column-properties fo:break-before="auto" style:column-width="1.169cm"/>
    </style:style>
    <style:style style:name="co9" style:family="table-column">
      <style:table-column-properties fo:break-before="auto" style:column-width="3.321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921cm"/>
    </style:style>
    <style:style style:name="co12" style:family="table-column">
      <style:table-column-properties fo:break-before="auto" style:column-width="1.9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633cm"/>
    </style:style>
    <style:style style:name="co15" style:family="table-column">
      <style:table-column-properties fo:break-before="auto" style:column-width="1.524cm"/>
    </style:style>
    <style:style style:name="co16" style:family="table-column">
      <style:table-column-properties fo:break-before="auto" style:column-width="2.505cm"/>
    </style:style>
    <style:style style:name="co17" style:family="table-column">
      <style:table-column-properties fo:break-before="auto" style:column-width="2.45cm"/>
    </style:style>
    <style:style style:name="co18" style:family="table-column">
      <style:table-column-properties fo:break-before="auto" style:column-width="1.439cm"/>
    </style:style>
    <style:style style:name="co19" style:family="table-column">
      <style:table-column-properties fo:break-before="auto" style:column-width="1.499cm"/>
    </style:style>
    <style:style style:name="co20" style:family="table-column">
      <style:table-column-properties fo:break-before="auto" style:column-width="1.605cm"/>
    </style:style>
    <style:style style:name="co21" style:family="table-column">
      <style:table-column-properties fo:break-before="auto" style:column-width="2.477cm"/>
    </style:style>
    <style:style style:name="co22" style:family="table-column">
      <style:table-column-properties fo:break-before="auto" style:column-width="3.812cm"/>
    </style:style>
    <style:style style:name="co23" style:family="table-column">
      <style:table-column-properties fo:break-before="auto" style:column-width="1.401cm"/>
    </style:style>
    <style:style style:name="co24" style:family="table-column">
      <style:table-column-properties fo:break-before="auto" style:column-width="1.85cm"/>
    </style:style>
    <style:style style:name="co25" style:family="table-column">
      <style:table-column-properties fo:break-before="auto" style:column-width="1.66cm"/>
    </style:style>
    <style:style style:name="co26" style:family="table-column">
      <style:table-column-properties fo:break-before="auto" style:column-width="2.178cm"/>
    </style:style>
    <style:style style:name="co27" style:family="table-column">
      <style:table-column-properties fo:break-before="auto" style:column-width="2.286cm"/>
    </style:style>
    <style:style style:name="co28" style:family="table-column">
      <style:table-column-properties fo:break-before="auto" style:column-width="2.341cm"/>
    </style:style>
    <style:style style:name="co29" style:family="table-column">
      <style:table-column-properties fo:break-before="auto" style:column-width="4.0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2">
      <style:table-cell-properties fo:background-color="#dddddd"/>
    </style:style>
    <style:style style:name="ce12" style:family="table-cell" style:parent-style-name="Default" style:data-style-name="N2">
      <style:table-cell-properties fo:background-color="#dddddd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</style:style>
    <style:style style:name="ce15" style:family="table-cell" style:parent-style-name="Default" style:data-style-name="N108"/>
    <style:style style:name="ce16" style:family="table-cell" style:parent-style-name="Default" style:data-style-name="N108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3"/>
    <style:style style:name="ce19" style:family="table-cell" style:parent-style-name="Default" style:data-style-name="N107">
      <style:table-cell-properties fo:background-color="#dddddd"/>
    </style:style>
    <style:style style:name="ce20" style:family="table-cell" style:parent-style-name="Default" style:data-style-name="N107"/>
    <style:style style:name="ce21" style:family="table-cell" style:parent-style-name="Default" style:data-style-name="N107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 style:data-style-name="N109"/>
    <style:style style:name="ce26" style:family="table-cell" style:parent-style-name="Default" style:data-style-name="N109">
      <style:text-properties fo:font-weight="bold" style:font-weight-asian="bold" style:font-weight-complex="bold"/>
    </style:style>
    <style:style style:name="ce29" style:family="table-cell" style:parent-style-name="Default" style:data-style-name="N2">
      <style:table-cell-properties fo:background-color="#ffff00"/>
    </style:style>
    <style:style style:name="ce23" style:family="table-cell" style:parent-style-name="Default" style:data-style-name="N107">
      <style:table-cell-properties fo:background-color="#dddddd"/>
      <style:text-properties fo:font-weight="bold" style:font-weight-asian="bold" style:font-weight-complex="bold"/>
    </style:style>
    <style:style style:name="ce43" style:family="table-cell" style:parent-style-name="Default" style:data-style-name="N107">
      <style:table-cell-properties fo:background-color="#ffff00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 style:data-style-name="N2"/>
    <style:style style:name="ce46" style:family="table-cell" style:parent-style-name="Default" style:data-style-name="N110"/>
    <style:style style:name="ce47" style:family="table-cell" style:parent-style-name="Default" style:data-style-name="N110">
      <style:text-properties fo:font-weight="bold" style:font-weight-asian="bold" style:font-weight-complex="bold"/>
    </style:style>
    <style:style style:name="ce48" style:family="table-cell" style:parent-style-name="Default" style:data-style-name="N110">
      <style:table-cell-properties fo:background-color="transparent"/>
    </style:style>
    <style:style style:name="ce4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transparent"/>
    </style:style>
    <style:style style:name="ce50" style:family="table-cell" style:parent-style-name="Default" style:data-style-name="N2">
      <style:text-properties fo:font-weight="bold" style:font-weight-asian="bold" style:font-weight-complex="bold"/>
    </style:style>
    <style:style style:name="ce51" style:family="table-cell" style:parent-style-name="Default" style:data-style-name="N11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anilla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11"/>
        <table:table-column table:style-name="co4" table:default-cell-style-name="ce15"/>
        <table:table-column table:style-name="co3" table:default-cell-style-name="ce11"/>
        <table:table-column table:style-name="co5" table:default-cell-style-name="ce20"/>
        <table:table-column table:style-name="co3" table:default-cell-style-name="ce11"/>
        <table:table-column table:style-name="co6" table:default-cell-style-name="ce20"/>
        <table:table-column table:style-name="co7" table:default-cell-style-name="ce11"/>
        <table:table-column table:style-name="co4" table:default-cell-style-name="ce15"/>
        <table:table-column table:style-name="co3" table:default-cell-style-name="ce11"/>
        <table:table-column table:style-name="co3" table:default-cell-style-name="ce20"/>
        <table:table-column table:style-name="co3" table:default-cell-style-name="ce11"/>
        <table:table-column table:style-name="co6" table:default-cell-style-name="ce20"/>
        <table:table-column table:style-name="co3" table:default-cell-style-name="ce11"/>
        <table:table-column table:style-name="co4" table:default-cell-style-name="ce15"/>
        <table:table-column table:style-name="co3" table:default-cell-style-name="ce11"/>
        <table:table-column table:style-name="co3" table:default-cell-style-name="ce20"/>
        <table:table-column table:style-name="co3" table:default-cell-style-name="ce11"/>
        <table:table-column table:style-name="co3" table:default-cell-style-name="ce20"/>
        <table:table-column table:style-name="co8" table:default-cell-style-name="Default"/>
        <table:table-column table:style-name="co9" table:default-cell-style-name="Default"/>
        <table:table-column table:style-name="co10" table:number-columns-repeated="991" table:default-cell-style-name="Default"/>
        <table:table-row table:style-name="ro1">
          <table:table-cell office:value-type="string" calcext:value-type="string">
            <text:p>Name/Race</text:p>
          </table:table-cell>
          <table:table-cell table:style-name="ce2" office:value-type="string" calcext:value-type="string">
            <text:p>FPS</text:p>
          </table:table-cell>
          <table:table-cell office:value-type="float" office:value="60" calcext:value-type="float">
            <text:p>60</text:p>
          </table:table-cell>
          <table:table-cell table:number-columns-repeated="20"/>
          <table:table-cell table:style-name="ce1" office:value-type="string" calcext:value-type="string">
            <text:p>Legend: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style-name="ce1"/>
          <table:table-cell table:style-name="ce8" office:value-type="string" calcext:value-type="string">
            <text:p>M=mass</text:p>
          </table:table-cell>
          <table:table-cell table:style-name="ce1" table:number-columns-repeated="991"/>
        </table:table-row>
        <table:table-row table:style-name="ro1">
          <table:table-cell office:value-type="string" calcext:value-type="string">
            <text:p>X1050 Ion Engines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4" calcext:value-type="float">
            <text:p>4.00</text:p>
          </table:table-cell>
          <table:table-cell table:formula="of:=[.$C$1]*[.$C$1]*[.E3]" office:value-type="float" office:value="14400" calcext:value-type="float">
            <text:p>14,400.0</text:p>
          </table:table-cell>
          <table:table-cell office:value-type="float" office:value="0.4" calcext:value-type="float">
            <text:p>0.40</text:p>
          </table:table-cell>
          <table:table-cell table:formula="of:=[.$C$1]*[.G3]" office:value-type="float" office:value="24" calcext:value-type="float">
            <text:p>24.0</text:p>
          </table:table-cell>
          <table:table-cell office:value-type="float" office:value="0.6" calcext:value-type="float">
            <text:p>0.60</text:p>
          </table:table-cell>
          <table:table-cell table:formula="of:=[.$C$1]*[.I3]" office:value-type="float" office:value="36" calcext:value-type="float">
            <text:p>36.0</text:p>
          </table:table-cell>
          <table:table-cell office:value-type="float" office:value="110" calcext:value-type="float">
            <text:p>110.00</text:p>
          </table:table-cell>
          <table:table-cell table:formula="of:=[.$C$1]*[.K3]" office:value-type="float" office:value="6600" calcext:value-type="float">
            <text:p>6,600.0</text:p>
          </table:table-cell>
          <table:table-cell office:value-type="float" office:value="0.25" calcext:value-type="float">
            <text:p>0.25</text:p>
          </table:table-cell>
          <table:table-cell table:formula="of:=[.$C$1]*[.M3]" office:value-type="float" office:value="15" calcext:value-type="float">
            <text:p>15.0</text:p>
          </table:table-cell>
          <table:table-cell office:value-type="float" office:value="0.5" calcext:value-type="float">
            <text:p>0.50</text:p>
          </table:table-cell>
          <table:table-cell table:formula="of:=[.$C$1]*[.O3]" office:value-type="float" office:value="30" calcext:value-type="float">
            <text:p>30.0</text:p>
          </table:table-cell>
          <table:table-cell table:number-columns-repeated="7"/>
          <table:table-cell office:value-type="string" calcext:value-type="string">
            <text:p>O=outfit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X1700 Ion Thruster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6" calcext:value-type="float">
            <text:p>6.00</text:p>
          </table:table-cell>
          <table:table-cell table:formula="of:=[.$C$1]*[.$C$1]*[.E4]" office:value-type="float" office:value="21600" calcext:value-type="float">
            <text:p>21,600.0</text:p>
          </table:table-cell>
          <table:table-cell office:value-type="float" office:value="0.6" calcext:value-type="float">
            <text:p>0.60</text:p>
          </table:table-cell>
          <table:table-cell table:formula="of:=[.$C$1]*[.G4]" office:value-type="float" office:value="36" calcext:value-type="float">
            <text:p>36.0</text:p>
          </table:table-cell>
          <table:table-cell office:value-type="float" office:value="0.9" calcext:value-type="float">
            <text:p>0.90</text:p>
          </table:table-cell>
          <table:table-cell table:formula="of:=[.$C$1]*[.I4]" office:value-type="float" office:value="54" calcext:value-type="float">
            <text:p>54.0</text:p>
          </table:table-cell>
          <table:table-cell table:number-columns-repeated="13"/>
          <table:table-cell office:value-type="string" calcext:value-type="string">
            <text:p>EC=engine capacity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X2700 Ion Thruster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11.5" calcext:value-type="float">
            <text:p>11.50</text:p>
          </table:table-cell>
          <table:table-cell table:formula="of:=[.$C$1]*[.$C$1]*[.E5]" office:value-type="float" office:value="41400" calcext:value-type="float">
            <text:p>41,400.0</text:p>
          </table:table-cell>
          <table:table-cell office:value-type="float" office:value="1.1" calcext:value-type="float">
            <text:p>1.10</text:p>
          </table:table-cell>
          <table:table-cell table:formula="of:=[.$C$1]*[.G5]" office:value-type="float" office:value="66" calcext:value-type="float">
            <text:p>66.0</text:p>
          </table:table-cell>
          <table:table-cell office:value-type="float" office:value="1.7" calcext:value-type="float">
            <text:p>1.70</text:p>
          </table:table-cell>
          <table:table-cell table:formula="of:=[.$C$1]*[.I5]" office:value-type="float" office:value="102" calcext:value-type="float">
            <text:p>102.0</text:p>
          </table:table-cell>
          <table:table-cell table:number-columns-repeated="13"/>
          <table:table-cell office:value-type="string" calcext:value-type="string">
            <text:p>Th=thrust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X3700 Ion Thruster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22.1" calcext:value-type="float">
            <text:p>22.10</text:p>
          </table:table-cell>
          <table:table-cell table:formula="of:=[.$C$1]*[.$C$1]*[.E6]" office:value-type="float" office:value="79560" calcext:value-type="float">
            <text:p>79,560.0</text:p>
          </table:table-cell>
          <table:table-cell office:value-type="float" office:value="1.9" calcext:value-type="float">
            <text:p>1.90</text:p>
          </table:table-cell>
          <table:table-cell table:formula="of:=[.$C$1]*[.G6]" office:value-type="float" office:value="114" calcext:value-type="float">
            <text:p>114.0</text:p>
          </table:table-cell>
          <table:table-cell office:value-type="float" office:value="3.2" calcext:value-type="float">
            <text:p>3.20</text:p>
          </table:table-cell>
          <table:table-cell table:formula="of:=[.$C$1]*[.I6]" office:value-type="float" office:value="192" calcext:value-type="float">
            <text:p>192.0</text:p>
          </table:table-cell>
          <table:table-cell table:number-columns-repeated="13"/>
          <table:table-cell office:value-type="string" calcext:value-type="string">
            <text:p>ThE=thrust energy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X4700 Ion Thruster</text:p>
          </table:table-cell>
          <table:table-cell table:number-columns-repeated="3" office:value-type="float" office:value="79" calcext:value-type="float">
            <text:p>79</text:p>
          </table:table-cell>
          <table:table-cell office:value-type="float" office:value="42.5" calcext:value-type="float">
            <text:p>42.50</text:p>
          </table:table-cell>
          <table:table-cell table:formula="of:=[.$C$1]*[.$C$1]*[.E7]" office:value-type="float" office:value="153000" calcext:value-type="float">
            <text:p>153,000.0</text:p>
          </table:table-cell>
          <table:table-cell office:value-type="float" office:value="3.5" calcext:value-type="float">
            <text:p>3.50</text:p>
          </table:table-cell>
          <table:table-cell table:formula="of:=[.$C$1]*[.G7]" office:value-type="float" office:value="210" calcext:value-type="float">
            <text:p>210.0</text:p>
          </table:table-cell>
          <table:table-cell office:value-type="float" office:value="6.2" calcext:value-type="float">
            <text:p>6.20</text:p>
          </table:table-cell>
          <table:table-cell table:formula="of:=[.$C$1]*[.I7]" office:value-type="float" office:value="372" calcext:value-type="float">
            <text:p>372.0</text:p>
          </table:table-cell>
          <table:table-cell table:number-columns-repeated="13"/>
          <table:table-cell office:value-type="string" calcext:value-type="string">
            <text:p>ThH=thrust heat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X5700 Ion Thruster</text:p>
          </table:table-cell>
          <table:table-cell table:number-columns-repeated="3" office:value-type="float" office:value="134" calcext:value-type="float">
            <text:p>134</text:p>
          </table:table-cell>
          <table:table-cell office:value-type="float" office:value="81.5" calcext:value-type="float">
            <text:p>81.50</text:p>
          </table:table-cell>
          <table:table-cell table:formula="of:=[.$C$1]*[.$C$1]*[.E8]" office:value-type="float" office:value="293400" calcext:value-type="float">
            <text:p>293,400.0</text:p>
          </table:table-cell>
          <table:table-cell office:value-type="float" office:value="6.3" calcext:value-type="float">
            <text:p>6.30</text:p>
          </table:table-cell>
          <table:table-cell table:formula="of:=[.$C$1]*[.G8]" office:value-type="float" office:value="378" calcext:value-type="float">
            <text:p>378.0</text:p>
          </table:table-cell>
          <table:table-cell office:value-type="float" office:value="11.7" calcext:value-type="float">
            <text:p>11.70</text:p>
          </table:table-cell>
          <table:table-cell table:formula="of:=[.$C$1]*[.I8]" office:value-type="float" office:value="702" calcext:value-type="float">
            <text:p>702.0</text:p>
          </table:table-cell>
          <table:table-cell table:number-columns-repeated="13"/>
          <table:table-cell office:value-type="string" calcext:value-type="string">
            <text:p>Tu=turn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X1200 Ion Steering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6"/>
          <table:table-cell office:value-type="float" office:value="160" calcext:value-type="float">
            <text:p>160.00</text:p>
          </table:table-cell>
          <table:table-cell table:formula="of:=[.$C$1]*[.K9]" office:value-type="float" office:value="9600" calcext:value-type="float">
            <text:p>9,600.0</text:p>
          </table:table-cell>
          <table:table-cell office:value-type="float" office:value="0.3" calcext:value-type="float">
            <text:p>0.30</text:p>
          </table:table-cell>
          <table:table-cell table:formula="of:=[.$C$1]*[.M9]" office:value-type="float" office:value="18" calcext:value-type="float">
            <text:p>18.0</text:p>
          </table:table-cell>
          <table:table-cell office:value-type="float" office:value="0.6" calcext:value-type="float">
            <text:p>0.60</text:p>
          </table:table-cell>
          <table:table-cell table:formula="of:=[.$C$1]*[.O9]" office:value-type="float" office:value="36" calcext:value-type="float">
            <text:p>36.0</text:p>
          </table:table-cell>
          <table:table-cell table:number-columns-repeated="7"/>
          <table:table-cell office:value-type="string" calcext:value-type="string">
            <text:p>TuE=turn energy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X2200 Ion Steering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office:value-type="float" office:value="307" calcext:value-type="float">
            <text:p>307.00</text:p>
          </table:table-cell>
          <table:table-cell table:formula="of:=[.$C$1]*[.K10]" office:value-type="float" office:value="18420" calcext:value-type="float">
            <text:p>18,420.0</text:p>
          </table:table-cell>
          <table:table-cell office:value-type="float" office:value="0.6" calcext:value-type="float">
            <text:p>0.60</text:p>
          </table:table-cell>
          <table:table-cell table:formula="of:=[.$C$1]*[.M10]" office:value-type="float" office:value="36" calcext:value-type="float">
            <text:p>36.0</text:p>
          </table:table-cell>
          <table:table-cell office:value-type="float" office:value="1.1" calcext:value-type="float">
            <text:p>1.10</text:p>
          </table:table-cell>
          <table:table-cell table:formula="of:=[.$C$1]*[.O10]" office:value-type="float" office:value="66" calcext:value-type="float">
            <text:p>66.0</text:p>
          </table:table-cell>
          <table:table-cell table:number-columns-repeated="7"/>
          <table:table-cell office:value-type="string" calcext:value-type="string">
            <text:p>TuH=turn heat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X3200 Ion Steering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6"/>
          <table:table-cell office:value-type="float" office:value="590" calcext:value-type="float">
            <text:p>590.00</text:p>
          </table:table-cell>
          <table:table-cell table:formula="of:=[.$C$1]*[.K11]" office:value-type="float" office:value="35400" calcext:value-type="float">
            <text:p>35,400.0</text:p>
          </table:table-cell>
          <table:table-cell office:value-type="float" office:value="1.1" calcext:value-type="float">
            <text:p>1.10</text:p>
          </table:table-cell>
          <table:table-cell table:formula="of:=[.$C$1]*[.M11]" office:value-type="float" office:value="66" calcext:value-type="float">
            <text:p>66.0</text:p>
          </table:table-cell>
          <table:table-cell office:value-type="float" office:value="2" calcext:value-type="float">
            <text:p>2.00</text:p>
          </table:table-cell>
          <table:table-cell table:formula="of:=[.$C$1]*[.O11]" office:value-type="float" office:value="120" calcext:value-type="float">
            <text:p>120.0</text:p>
          </table:table-cell>
          <table:table-cell table:number-columns-repeated="7"/>
          <table:table-cell office:value-type="string" calcext:value-type="string">
            <text:p>Rth=reverse thrust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X4200 Ion Steering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/>
          <table:table-cell office:value-type="float" office:value="1132" calcext:value-type="float">
            <text:p>1132.00</text:p>
          </table:table-cell>
          <table:table-cell table:formula="of:=[.$C$1]*[.K12]" office:value-type="float" office:value="67920" calcext:value-type="float">
            <text:p>67,920.0</text:p>
          </table:table-cell>
          <table:table-cell office:value-type="float" office:value="1.9" calcext:value-type="float">
            <text:p>1.90</text:p>
          </table:table-cell>
          <table:table-cell table:formula="of:=[.$C$1]*[.M12]" office:value-type="float" office:value="114" calcext:value-type="float">
            <text:p>114.0</text:p>
          </table:table-cell>
          <table:table-cell office:value-type="float" office:value="3.9" calcext:value-type="float">
            <text:p>3.90</text:p>
          </table:table-cell>
          <table:table-cell table:formula="of:=[.$C$1]*[.O12]" office:value-type="float" office:value="234" calcext:value-type="float">
            <text:p>234.0</text:p>
          </table:table-cell>
          <table:table-cell table:number-columns-repeated="7"/>
          <table:table-cell office:value-type="string" calcext:value-type="string">
            <text:p>RthE=reverse energy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X5200 Ion Steering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/>
          <table:table-cell office:value-type="float" office:value="2174" calcext:value-type="float">
            <text:p>2174.00</text:p>
          </table:table-cell>
          <table:table-cell table:formula="of:=[.$C$1]*[.K13]" office:value-type="float" office:value="130440" calcext:value-type="float">
            <text:p>130,440.0</text:p>
          </table:table-cell>
          <table:table-cell office:value-type="float" office:value="3.5" calcext:value-type="float">
            <text:p>3.50</text:p>
          </table:table-cell>
          <table:table-cell table:formula="of:=[.$C$1]*[.M13]" office:value-type="float" office:value="210" calcext:value-type="float">
            <text:p>210.0</text:p>
          </table:table-cell>
          <table:table-cell office:value-type="float" office:value="7.3" calcext:value-type="float">
            <text:p>7.30</text:p>
          </table:table-cell>
          <table:table-cell table:formula="of:=[.$C$1]*[.O13]" office:value-type="float" office:value="438" calcext:value-type="float">
            <text:p>438.0</text:p>
          </table:table-cell>
          <table:table-cell table:number-columns-repeated="7"/>
          <table:table-cell office:value-type="string" calcext:value-type="string">
            <text:p>RthH=reverse heat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/>
          <table:table-cell office:value-type="string" calcext:value-type="string">
            <text:p>AfT=afterburn thrust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hipmunk Plasma Th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9.6" calcext:value-type="float">
            <text:p>9.60</text:p>
          </table:table-cell>
          <table:table-cell table:formula="of:=[.$C$1]*[.$C$1]*[.E15]" office:value-type="float" office:value="34560" calcext:value-type="float">
            <text:p>34,560.0</text:p>
          </table:table-cell>
          <table:table-cell office:value-type="float" office:value="1" calcext:value-type="float">
            <text:p>1.00</text:p>
          </table:table-cell>
          <table:table-cell table:formula="of:=[.$C$1]*[.G15]" office:value-type="float" office:value="60" calcext:value-type="float">
            <text:p>60.0</text:p>
          </table:table-cell>
          <table:table-cell office:value-type="float" office:value="1.8" calcext:value-type="float">
            <text:p>1.80</text:p>
          </table:table-cell>
          <table:table-cell table:formula="of:=[.$C$1]*[.I15]" office:value-type="float" office:value="108" calcext:value-type="float">
            <text:p>108.0</text:p>
          </table:table-cell>
          <table:table-cell table:number-columns-repeated="13"/>
          <table:table-cell office:value-type="string" calcext:value-type="string">
            <text:p>AfF=afterburn fuel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Greyhound Plasma Th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18.4" calcext:value-type="float">
            <text:p>18.40</text:p>
          </table:table-cell>
          <table:table-cell table:formula="of:=[.$C$1]*[.$C$1]*[.E16]" office:value-type="float" office:value="66240" calcext:value-type="float">
            <text:p>66,240.0</text:p>
          </table:table-cell>
          <table:table-cell office:value-type="float" office:value="1.8" calcext:value-type="float">
            <text:p>1.80</text:p>
          </table:table-cell>
          <table:table-cell table:formula="of:=[.$C$1]*[.G16]" office:value-type="float" office:value="108" calcext:value-type="float">
            <text:p>108.0</text:p>
          </table:table-cell>
          <table:table-cell office:value-type="float" office:value="3.4" calcext:value-type="float">
            <text:p>3.40</text:p>
          </table:table-cell>
          <table:table-cell table:formula="of:=[.$C$1]*[.I16]" office:value-type="float" office:value="204" calcext:value-type="float">
            <text:p>204.0</text:p>
          </table:table-cell>
          <table:table-cell table:number-columns-repeated="13"/>
          <table:table-cell office:value-type="string" calcext:value-type="string">
            <text:p>AfH=afterburn heat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mpala Plasma Th</text:p>
          </table:table-cell>
          <table:table-cell table:number-columns-repeated="3" office:value-type="float" office:value="58" calcext:value-type="float">
            <text:p>58</text:p>
          </table:table-cell>
          <table:table-cell office:value-type="float" office:value="35.4" calcext:value-type="float">
            <text:p>35.40</text:p>
          </table:table-cell>
          <table:table-cell table:formula="of:=[.$C$1]*[.$C$1]*[.E17]" office:value-type="float" office:value="127440" calcext:value-type="float">
            <text:p>127,440.0</text:p>
          </table:table-cell>
          <table:table-cell office:value-type="float" office:value="3.2" calcext:value-type="float">
            <text:p>3.20</text:p>
          </table:table-cell>
          <table:table-cell table:formula="of:=[.$C$1]*[.G17]" office:value-type="float" office:value="192" calcext:value-type="float">
            <text:p>192.0</text:p>
          </table:table-cell>
          <table:table-cell office:value-type="float" office:value="6.5" calcext:value-type="float">
            <text:p>6.50</text:p>
          </table:table-cell>
          <table:table-cell table:formula="of:=[.$C$1]*[.I17]" office:value-type="float" office:value="390" calcext:value-type="float">
            <text:p>390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rca Plasma Th</text:p>
          </table:table-cell>
          <table:table-cell table:number-columns-repeated="3" office:value-type="float" office:value="98" calcext:value-type="float">
            <text:p>98</text:p>
          </table:table-cell>
          <table:table-cell office:value-type="float" office:value="67.9" calcext:value-type="float">
            <text:p>67.90</text:p>
          </table:table-cell>
          <table:table-cell table:formula="of:=[.$C$1]*[.$C$1]*[.E18]" office:value-type="float" office:value="244440" calcext:value-type="float">
            <text:p>244,440.0</text:p>
          </table:table-cell>
          <table:table-cell office:value-type="float" office:value="5.8" calcext:value-type="float">
            <text:p>5.80</text:p>
          </table:table-cell>
          <table:table-cell table:formula="of:=[.$C$1]*[.G18]" office:value-type="float" office:value="348" calcext:value-type="float">
            <text:p>348.0</text:p>
          </table:table-cell>
          <table:table-cell office:value-type="float" office:value="12.3" calcext:value-type="float">
            <text:p>12.30</text:p>
          </table:table-cell>
          <table:table-cell table:formula="of:=[.$C$1]*[.I18]" office:value-type="float" office:value="738" calcext:value-type="float">
            <text:p>738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yrant Plasma Th</text:p>
          </table:table-cell>
          <table:table-cell table:number-columns-repeated="3" office:value-type="float" office:value="167" calcext:value-type="float">
            <text:p>167</text:p>
          </table:table-cell>
          <table:table-cell office:value-type="float" office:value="130.5" calcext:value-type="float">
            <text:p>130.50</text:p>
          </table:table-cell>
          <table:table-cell table:formula="of:=[.$C$1]*[.$C$1]*[.E19]" office:value-type="float" office:value="469800" calcext:value-type="float">
            <text:p>469,800.0</text:p>
          </table:table-cell>
          <table:table-cell office:value-type="float" office:value="10.5" calcext:value-type="float">
            <text:p>10.50</text:p>
          </table:table-cell>
          <table:table-cell table:formula="of:=[.$C$1]*[.G19]" office:value-type="float" office:value="630" calcext:value-type="float">
            <text:p>630.0</text:p>
          </table:table-cell>
          <table:table-cell office:value-type="float" office:value="23.5" calcext:value-type="float">
            <text:p>23.50</text:p>
          </table:table-cell>
          <table:table-cell table:formula="of:=[.$C$1]*[.I19]" office:value-type="float" office:value="1410" calcext:value-type="float">
            <text:p>1410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ipmunk Plasma St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6"/>
          <table:table-cell office:value-type="float" office:value="256" calcext:value-type="float">
            <text:p>256.00</text:p>
          </table:table-cell>
          <table:table-cell table:formula="of:=[.$C$1]*[.K20]" office:value-type="float" office:value="15360" calcext:value-type="float">
            <text:p>15,360.0</text:p>
          </table:table-cell>
          <table:table-cell office:value-type="float" office:value="0.5" calcext:value-type="float">
            <text:p>0.50</text:p>
          </table:table-cell>
          <table:table-cell table:formula="of:=[.$C$1]*[.M20]" office:value-type="float" office:value="30" calcext:value-type="float">
            <text:p>30.0</text:p>
          </table:table-cell>
          <table:table-cell office:value-type="float" office:value="1.1" calcext:value-type="float">
            <text:p>1.10</text:p>
          </table:table-cell>
          <table:table-cell table:formula="of:=[.$C$1]*[.O20]" office:value-type="float" office:value="66" calcext:value-type="float">
            <text:p>66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eyhound Plasma St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6"/>
          <table:table-cell office:value-type="float" office:value="492" calcext:value-type="float">
            <text:p>492.00</text:p>
          </table:table-cell>
          <table:table-cell table:formula="of:=[.$C$1]*[.K21]" office:value-type="float" office:value="29520" calcext:value-type="float">
            <text:p>29,520.0</text:p>
          </table:table-cell>
          <table:table-cell office:value-type="float" office:value="0.9" calcext:value-type="float">
            <text:p>0.90</text:p>
          </table:table-cell>
          <table:table-cell table:formula="of:=[.$C$1]*[.M21]" office:value-type="float" office:value="54" calcext:value-type="float">
            <text:p>54.0</text:p>
          </table:table-cell>
          <table:table-cell office:value-type="float" office:value="2.1" calcext:value-type="float">
            <text:p>2.10</text:p>
          </table:table-cell>
          <table:table-cell table:formula="of:=[.$C$1]*[.O21]" office:value-type="float" office:value="126" calcext:value-type="float">
            <text:p>126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ala Plasma St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6"/>
          <table:table-cell office:value-type="float" office:value="944" calcext:value-type="float">
            <text:p>944.00</text:p>
          </table:table-cell>
          <table:table-cell table:formula="of:=[.$C$1]*[.K22]" office:value-type="float" office:value="56640" calcext:value-type="float">
            <text:p>56,640.0</text:p>
          </table:table-cell>
          <table:table-cell office:value-type="float" office:value="1.6" calcext:value-type="float">
            <text:p>1.60</text:p>
          </table:table-cell>
          <table:table-cell table:formula="of:=[.$C$1]*[.M22]" office:value-type="float" office:value="96" calcext:value-type="float">
            <text:p>96.0</text:p>
          </table:table-cell>
          <table:table-cell office:value-type="float" office:value="4.1" calcext:value-type="float">
            <text:p>4.10</text:p>
          </table:table-cell>
          <table:table-cell table:formula="of:=[.$C$1]*[.O22]" office:value-type="float" office:value="246" calcext:value-type="float">
            <text:p>246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rca Plasma St</text:p>
          </table:table-cell>
          <table:table-cell table:number-columns-repeated="3" office:value-type="float" office:value="74" calcext:value-type="float">
            <text:p>74</text:p>
          </table:table-cell>
          <table:table-cell table:number-columns-repeated="6"/>
          <table:table-cell office:value-type="float" office:value="1812" calcext:value-type="float">
            <text:p>1812.00</text:p>
          </table:table-cell>
          <table:table-cell table:formula="of:=[.$C$1]*[.K23]" office:value-type="float" office:value="108720" calcext:value-type="float">
            <text:p>108,720.0</text:p>
          </table:table-cell>
          <table:table-cell office:value-type="float" office:value="2.9" calcext:value-type="float">
            <text:p>2.90</text:p>
          </table:table-cell>
          <table:table-cell table:formula="of:=[.$C$1]*[.M23]" office:value-type="float" office:value="174" calcext:value-type="float">
            <text:p>174.0</text:p>
          </table:table-cell>
          <table:table-cell office:value-type="float" office:value="7.7" calcext:value-type="float">
            <text:p>7.70</text:p>
          </table:table-cell>
          <table:table-cell table:formula="of:=[.$C$1]*[.O23]" office:value-type="float" office:value="462" calcext:value-type="float">
            <text:p>462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yrant Plasma St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6"/>
          <table:table-cell office:value-type="float" office:value="3479" calcext:value-type="float">
            <text:p>3479.00</text:p>
          </table:table-cell>
          <table:table-cell table:formula="of:=[.$C$1]*[.K24]" office:value-type="float" office:value="208740" calcext:value-type="float">
            <text:p>208,740.0</text:p>
          </table:table-cell>
          <table:table-cell office:value-type="float" office:value="5.2" calcext:value-type="float">
            <text:p>5.20</text:p>
          </table:table-cell>
          <table:table-cell table:formula="of:=[.$C$1]*[.M24]" office:value-type="float" office:value="312" calcext:value-type="float">
            <text:p>312.0</text:p>
          </table:table-cell>
          <table:table-cell office:value-type="float" office:value="14.7" calcext:value-type="float">
            <text:p>14.70</text:p>
          </table:table-cell>
          <table:table-cell table:formula="of:=[.$C$1]*[.O24]" office:value-type="float" office:value="882" calcext:value-type="float">
            <text:p>882.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120 Atomic Thruster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15.4" calcext:value-type="float">
            <text:p>15.40</text:p>
          </table:table-cell>
          <table:table-cell table:formula="of:=[.$C$1]*[.$C$1]*[.E26]" office:value-type="float" office:value="55440" calcext:value-type="float">
            <text:p>55,440.0</text:p>
          </table:table-cell>
          <table:table-cell office:value-type="float" office:value="1.8" calcext:value-type="float">
            <text:p>1.80</text:p>
          </table:table-cell>
          <table:table-cell table:formula="of:=[.$C$1]*[.G26]" office:value-type="float" office:value="108" calcext:value-type="float">
            <text:p>108.0</text:p>
          </table:table-cell>
          <table:table-cell office:value-type="float" office:value="3.5" calcext:value-type="float">
            <text:p>3.50</text:p>
          </table:table-cell>
          <table:table-cell table:formula="of:=[.$C$1]*[.I26]" office:value-type="float" office:value="210" calcext:value-type="float">
            <text:p>210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250 Atomic Thruster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27.3" calcext:value-type="float">
            <text:p>27.30</text:p>
          </table:table-cell>
          <table:table-cell table:formula="of:=[.$C$1]*[.$C$1]*[.E27]" office:value-type="float" office:value="98280" calcext:value-type="float">
            <text:p>98,280.0</text:p>
          </table:table-cell>
          <table:table-cell office:value-type="float" office:value="3.1" calcext:value-type="float">
            <text:p>3.10</text:p>
          </table:table-cell>
          <table:table-cell table:formula="of:=[.$C$1]*[.G27]" office:value-type="float" office:value="186" calcext:value-type="float">
            <text:p>186.0</text:p>
          </table:table-cell>
          <table:table-cell office:value-type="float" office:value="6.1" calcext:value-type="float">
            <text:p>6.10</text:p>
          </table:table-cell>
          <table:table-cell table:formula="of:=[.$C$1]*[.I27]" office:value-type="float" office:value="366" calcext:value-type="float">
            <text:p>366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370 Atomic Thruster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47.6" calcext:value-type="float">
            <text:p>47.60</text:p>
          </table:table-cell>
          <table:table-cell table:formula="of:=[.$C$1]*[.$C$1]*[.E28]" office:value-type="float" office:value="171360" calcext:value-type="float">
            <text:p>171,360.0</text:p>
          </table:table-cell>
          <table:table-cell office:value-type="float" office:value="5.1" calcext:value-type="float">
            <text:p>5.10</text:p>
          </table:table-cell>
          <table:table-cell table:formula="of:=[.$C$1]*[.G28]" office:value-type="float" office:value="306" calcext:value-type="float">
            <text:p>306.0</text:p>
          </table:table-cell>
          <table:table-cell office:value-type="float" office:value="10.3" calcext:value-type="float">
            <text:p>10.30</text:p>
          </table:table-cell>
          <table:table-cell table:formula="of:=[.$C$1]*[.I28]" office:value-type="float" office:value="618" calcext:value-type="float">
            <text:p>618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520 Atomic Thruster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81.9" calcext:value-type="float">
            <text:p>81.90</text:p>
          </table:table-cell>
          <table:table-cell table:formula="of:=[.$C$1]*[.$C$1]*[.E29]" office:value-type="float" office:value="294840" calcext:value-type="float">
            <text:p>294,840.0</text:p>
          </table:table-cell>
          <table:table-cell office:value-type="float" office:value="8.3" calcext:value-type="float">
            <text:p>8.30</text:p>
          </table:table-cell>
          <table:table-cell table:formula="of:=[.$C$1]*[.G29]" office:value-type="float" office:value="498" calcext:value-type="float">
            <text:p>498.0</text:p>
          </table:table-cell>
          <table:table-cell office:value-type="float" office:value="17.4" calcext:value-type="float">
            <text:p>17.40</text:p>
          </table:table-cell>
          <table:table-cell table:formula="of:=[.$C$1]*[.I29]" office:value-type="float" office:value="1044" calcext:value-type="float">
            <text:p>1044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860 Atomic Thruster</text:p>
          </table:table-cell>
          <table:table-cell table:number-columns-repeated="3" office:value-type="float" office:value="127" calcext:value-type="float">
            <text:p>127</text:p>
          </table:table-cell>
          <table:table-cell office:value-type="float" office:value="139.7" calcext:value-type="float">
            <text:p>139.70</text:p>
          </table:table-cell>
          <table:table-cell table:formula="of:=[.$C$1]*[.$C$1]*[.E30]" office:value-type="float" office:value="502920" calcext:value-type="float">
            <text:p>502,920.0</text:p>
          </table:table-cell>
          <table:table-cell office:value-type="float" office:value="13.3" calcext:value-type="float">
            <text:p>13.30</text:p>
          </table:table-cell>
          <table:table-cell table:formula="of:=[.$C$1]*[.G30]" office:value-type="float" office:value="798" calcext:value-type="float">
            <text:p>798.0</text:p>
          </table:table-cell>
          <table:table-cell office:value-type="float" office:value="29.1" calcext:value-type="float">
            <text:p>29.10</text:p>
          </table:table-cell>
          <table:table-cell table:formula="of:=[.$C$1]*[.I30]" office:value-type="float" office:value="1746" calcext:value-type="float">
            <text:p>1746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125 Atomic Steering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6"/>
          <table:table-cell office:value-type="float" office:value="392" calcext:value-type="float">
            <text:p>392.00</text:p>
          </table:table-cell>
          <table:table-cell table:formula="of:=[.$C$1]*[.K31]" office:value-type="float" office:value="23520" calcext:value-type="float">
            <text:p>23,520.0</text:p>
          </table:table-cell>
          <table:table-cell office:value-type="float" office:value="0.9" calcext:value-type="float">
            <text:p>0.90</text:p>
          </table:table-cell>
          <table:table-cell table:formula="of:=[.$C$1]*[.M31]" office:value-type="float" office:value="54" calcext:value-type="float">
            <text:p>54.0</text:p>
          </table:table-cell>
          <table:table-cell office:value-type="float" office:value="2.2" calcext:value-type="float">
            <text:p>2.20</text:p>
          </table:table-cell>
          <table:table-cell table:formula="of:=[.$C$1]*[.O31]" office:value-type="float" office:value="132" calcext:value-type="float">
            <text:p>132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255 Atomic Steering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6"/>
          <table:table-cell office:value-type="float" office:value="687" calcext:value-type="float">
            <text:p>687.00</text:p>
          </table:table-cell>
          <table:table-cell table:formula="of:=[.$C$1]*[.K32]" office:value-type="float" office:value="41220" calcext:value-type="float">
            <text:p>41,220.0</text:p>
          </table:table-cell>
          <table:table-cell office:value-type="float" office:value="1.5" calcext:value-type="float">
            <text:p>1.50</text:p>
          </table:table-cell>
          <table:table-cell table:formula="of:=[.$C$1]*[.M32]" office:value-type="float" office:value="90" calcext:value-type="float">
            <text:p>90.0</text:p>
          </table:table-cell>
          <table:table-cell office:value-type="float" office:value="3.7" calcext:value-type="float">
            <text:p>3.70</text:p>
          </table:table-cell>
          <table:table-cell table:formula="of:=[.$C$1]*[.O32]" office:value-type="float" office:value="222" calcext:value-type="float">
            <text:p>222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375 Atomic Steering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6"/>
          <table:table-cell office:value-type="float" office:value="1192" calcext:value-type="float">
            <text:p>1192.00</text:p>
          </table:table-cell>
          <table:table-cell table:formula="of:=[.$C$1]*[.K33]" office:value-type="float" office:value="71520" calcext:value-type="float">
            <text:p>71,520.0</text:p>
          </table:table-cell>
          <table:table-cell office:value-type="float" office:value="2.5" calcext:value-type="float">
            <text:p>2.50</text:p>
          </table:table-cell>
          <table:table-cell table:formula="of:=[.$C$1]*[.M33]" office:value-type="float" office:value="150" calcext:value-type="float">
            <text:p>150.0</text:p>
          </table:table-cell>
          <table:table-cell office:value-type="float" office:value="6.3" calcext:value-type="float">
            <text:p>6.30</text:p>
          </table:table-cell>
          <table:table-cell table:formula="of:=[.$C$1]*[.O33]" office:value-type="float" office:value="378" calcext:value-type="float">
            <text:p>378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525 Atomic Steering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6"/>
          <table:table-cell office:value-type="float" office:value="2050" calcext:value-type="float">
            <text:p>2050.00</text:p>
          </table:table-cell>
          <table:table-cell table:formula="of:=[.$C$1]*[.K34]" office:value-type="float" office:value="123000" calcext:value-type="float">
            <text:p>123,000.0</text:p>
          </table:table-cell>
          <table:table-cell office:value-type="float" office:value="4.1" calcext:value-type="float">
            <text:p>4.10</text:p>
          </table:table-cell>
          <table:table-cell table:formula="of:=[.$C$1]*[.M34]" office:value-type="float" office:value="246" calcext:value-type="float">
            <text:p>246.0</text:p>
          </table:table-cell>
          <table:table-cell office:value-type="float" office:value="10.5" calcext:value-type="float">
            <text:p>10.50</text:p>
          </table:table-cell>
          <table:table-cell table:formula="of:=[.$C$1]*[.O34]" office:value-type="float" office:value="630" calcext:value-type="float">
            <text:p>630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865 Atomic Steering</text:p>
          </table:table-cell>
          <table:table-cell table:number-columns-repeated="3" office:value-type="float" office:value="92" calcext:value-type="float">
            <text:p>92</text:p>
          </table:table-cell>
          <table:table-cell table:number-columns-repeated="6"/>
          <table:table-cell office:value-type="float" office:value="3509" calcext:value-type="float">
            <text:p>3509.00</text:p>
          </table:table-cell>
          <table:table-cell table:formula="of:=[.$C$1]*[.K35]" office:value-type="float" office:value="210540" calcext:value-type="float">
            <text:p>210,540.0</text:p>
          </table:table-cell>
          <table:table-cell office:value-type="float" office:value="6.6" calcext:value-type="float">
            <text:p>6.60</text:p>
          </table:table-cell>
          <table:table-cell table:formula="of:=[.$C$1]*[.M35]" office:value-type="float" office:value="396" calcext:value-type="float">
            <text:p>396.0</text:p>
          </table:table-cell>
          <table:table-cell office:value-type="float" office:value="17.5" calcext:value-type="float">
            <text:p>17.50</text:p>
          </table:table-cell>
          <table:table-cell table:formula="of:=[.$C$1]*[.O35]" office:value-type="float" office:value="1050" calcext:value-type="float">
            <text:p>1050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R120 Reverse Th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12"/>
          <table:table-cell office:value-type="float" office:value="15.4" calcext:value-type="float">
            <text:p>15.40</text:p>
          </table:table-cell>
          <table:table-cell table:formula="of:=[.$C$1]*[.$C$1]*[.Q36]" office:value-type="float" office:value="55440" calcext:value-type="float">
            <text:p>55,440.0</text:p>
          </table:table-cell>
          <table:table-cell office:value-type="float" office:value="1.8" calcext:value-type="float">
            <text:p>1.80</text:p>
          </table:table-cell>
          <table:table-cell table:formula="of:=[.$C$1]*[.S36]" office:value-type="float" office:value="108" calcext:value-type="float">
            <text:p>108.0</text:p>
          </table:table-cell>
          <table:table-cell office:value-type="float" office:value="3.5" calcext:value-type="float">
            <text:p>3.50</text:p>
          </table:table-cell>
          <table:table-cell table:formula="of:=[.$C$1]*[.U36]" office:value-type="float" office:value="210" calcext:value-type="float">
            <text:p>210.0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Sheragi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ission Drive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15.47" calcext:value-type="float">
            <text:p>15.47</text:p>
          </table:table-cell>
          <table:table-cell table:formula="of:=[.$C$1]*[.$C$1]*[.E38]" office:value-type="float" office:value="55692" calcext:value-type="float">
            <text:p>55,692.0</text:p>
          </table:table-cell>
          <table:table-cell office:value-type="float" office:value="1.508" calcext:value-type="float">
            <text:p>1.51</text:p>
          </table:table-cell>
          <table:table-cell table:formula="of:=[.$C$1]*[.G38]" office:value-type="float" office:value="90.48" calcext:value-type="float">
            <text:p>90.5</text:p>
          </table:table-cell>
          <table:table-cell office:value-type="float" office:value="2.86" calcext:value-type="float">
            <text:p>2.86</text:p>
          </table:table-cell>
          <table:table-cell table:formula="of:=[.$C$1]*[.I38]" office:value-type="float" office:value="171.6" calcext:value-type="float">
            <text:p>171.6</text:p>
          </table:table-cell>
          <table:table-cell office:value-type="float" office:value="319.8" calcext:value-type="float">
            <text:p>319.80</text:p>
          </table:table-cell>
          <table:table-cell table:formula="of:=[.$C$1]*[.K38]" office:value-type="float" office:value="19188" calcext:value-type="float">
            <text:p>19,188.0</text:p>
          </table:table-cell>
          <table:table-cell office:value-type="float" office:value="0.585" calcext:value-type="float">
            <text:p>0.59</text:p>
          </table:table-cell>
          <table:table-cell table:formula="of:=[.$C$1]*[.M38]" office:value-type="float" office:value="35.1" calcext:value-type="float">
            <text:p>35.1</text:p>
          </table:table-cell>
          <table:table-cell office:value-type="float" office:value="1.365" calcext:value-type="float">
            <text:p>1.37</text:p>
          </table:table-cell>
          <table:table-cell table:formula="of:=[.$C$1]*[.O38]" office:value-type="float" office:value="81.9" calcext:value-type="float">
            <text:p>81.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usion Drive</text:p>
          </table:table-cell>
          <table:table-cell table:number-columns-repeated="2" office:value-type="float" office:value="480" calcext:value-type="float">
            <text:p>480</text:p>
          </table:table-cell>
          <table:table-cell office:value-type="float" office:value="230" calcext:value-type="float">
            <text:p>230</text:p>
          </table:table-cell>
          <table:table-cell office:value-type="float" office:value="190" calcext:value-type="float">
            <text:p>190.00</text:p>
          </table:table-cell>
          <table:table-cell table:formula="of:=[.$C$1]*[.$C$1]*[.E39]" office:value-type="float" office:value="684000" calcext:value-type="float">
            <text:p>684,000.0</text:p>
          </table:table-cell>
          <table:table-cell office:value-type="float" office:value="11" calcext:value-type="float">
            <text:p>11.00</text:p>
          </table:table-cell>
          <table:table-cell table:formula="of:=[.$C$1]*[.G39]" office:value-type="float" office:value="660" calcext:value-type="float">
            <text:p>660.0</text:p>
          </table:table-cell>
          <table:table-cell office:value-type="float" office:value="33" calcext:value-type="float">
            <text:p>33.00</text:p>
          </table:table-cell>
          <table:table-cell table:formula="of:=[.$C$1]*[.I39]" office:value-type="float" office:value="1980" calcext:value-type="float">
            <text:p>1980.0</text:p>
          </table:table-cell>
          <table:table-cell office:value-type="float" office:value="2496" calcext:value-type="float">
            <text:p>2496.00</text:p>
          </table:table-cell>
          <table:table-cell table:formula="of:=[.$C$1]*[.K39]" office:value-type="float" office:value="149760" calcext:value-type="float">
            <text:p>149,760.0</text:p>
          </table:table-cell>
          <table:table-cell office:value-type="float" office:value="4.55" calcext:value-type="float">
            <text:p>4.55</text:p>
          </table:table-cell>
          <table:table-cell table:formula="of:=[.$C$1]*[.M39]" office:value-type="float" office:value="273" calcext:value-type="float">
            <text:p>273.0</text:p>
          </table:table-cell>
          <table:table-cell office:value-type="float" office:value="12.35" calcext:value-type="float">
            <text:p>12.35</text:p>
          </table:table-cell>
          <table:table-cell table:formula="of:=[.$C$1]*[.O39]" office:value-type="float" office:value="741" calcext:value-type="float">
            <text:p>741.0</text:p>
          </table:table-cell>
          <table:table-cell office:value-type="float" office:value="44.8" calcext:value-type="float">
            <text:p>44.80</text:p>
          </table:table-cell>
          <table:table-cell table:formula="of:=[.$C$1]*[.$C$1]*[.Q39]" office:value-type="float" office:value="161280" calcext:value-type="float">
            <text:p>161,280.0</text:p>
          </table:table-cell>
          <table:table-cell office:value-type="float" office:value="4.9" calcext:value-type="float">
            <text:p>4.90</text:p>
          </table:table-cell>
          <table:table-cell table:formula="of:=[.$C$1]*[.S39]" office:value-type="float" office:value="294" calcext:value-type="float">
            <text:p>294.0</text:p>
          </table:table-cell>
          <table:table-cell office:value-type="float" office:value="13.3" calcext:value-type="float">
            <text:p>13.30</text:p>
          </table:table-cell>
          <table:table-cell table:formula="of:=[.$C$1]*[.U39]" office:value-type="float" office:value="798" calcext:value-type="float">
            <text:p>798.0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Hai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"Baellie" Atomic Eng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7.7" calcext:value-type="float">
            <text:p>7.70</text:p>
          </table:table-cell>
          <table:table-cell table:formula="of:=[.$C$1]*[.$C$1]*[.E41]" office:value-type="float" office:value="27720" calcext:value-type="float">
            <text:p>27,720.0</text:p>
          </table:table-cell>
          <table:table-cell office:value-type="float" office:value="0.92" calcext:value-type="float">
            <text:p>0.92</text:p>
          </table:table-cell>
          <table:table-cell table:formula="of:=[.$C$1]*[.G41]" office:value-type="float" office:value="55.2" calcext:value-type="float">
            <text:p>55.2</text:p>
          </table:table-cell>
          <table:table-cell office:value-type="float" office:value="1.83" calcext:value-type="float">
            <text:p>1.83</text:p>
          </table:table-cell>
          <table:table-cell table:formula="of:=[.$C$1]*[.I41]" office:value-type="float" office:value="109.8" calcext:value-type="float">
            <text:p>109.8</text:p>
          </table:table-cell>
          <table:table-cell office:value-type="float" office:value="250" calcext:value-type="float">
            <text:p>250.00</text:p>
          </table:table-cell>
          <table:table-cell table:formula="of:=[.$C$1]*[.K41]" office:value-type="float" office:value="15000" calcext:value-type="float">
            <text:p>15,000.0</text:p>
          </table:table-cell>
          <table:table-cell office:value-type="float" office:value="0.64" calcext:value-type="float">
            <text:p>0.64</text:p>
          </table:table-cell>
          <table:table-cell table:formula="of:=[.$C$1]*[.M41]" office:value-type="float" office:value="38.4" calcext:value-type="float">
            <text:p>38.4</text:p>
          </table:table-cell>
          <table:table-cell office:value-type="float" office:value="1.28" calcext:value-type="float">
            <text:p>1.28</text:p>
          </table:table-cell>
          <table:table-cell table:formula="of:=[.$C$1]*[.O41]" office:value-type="float" office:value="76.8" calcext:value-type="float">
            <text:p>76.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"Basrem" Atomic Th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3.2" calcext:value-type="float">
            <text:p>13.20</text:p>
          </table:table-cell>
          <table:table-cell table:formula="of:=[.$C$1]*[.$C$1]*[.E42]" office:value-type="float" office:value="47520" calcext:value-type="float">
            <text:p>47,520.0</text:p>
          </table:table-cell>
          <table:table-cell office:value-type="float" office:value="1.5" calcext:value-type="float">
            <text:p>1.50</text:p>
          </table:table-cell>
          <table:table-cell table:formula="of:=[.$C$1]*[.G42]" office:value-type="float" office:value="90" calcext:value-type="float">
            <text:p>90.0</text:p>
          </table:table-cell>
          <table:table-cell office:value-type="float" office:value="2.9" calcext:value-type="float">
            <text:p>2.90</text:p>
          </table:table-cell>
          <table:table-cell table:formula="of:=[.$C$1]*[.I42]" office:value-type="float" office:value="174" calcext:value-type="float">
            <text:p>174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"Benga" Atomic Th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3.6" calcext:value-type="float">
            <text:p>23.60</text:p>
          </table:table-cell>
          <table:table-cell table:formula="of:=[.$C$1]*[.$C$1]*[.E43]" office:value-type="float" office:value="84960" calcext:value-type="float">
            <text:p>84,960.0</text:p>
          </table:table-cell>
          <table:table-cell office:value-type="float" office:value="2.6" calcext:value-type="float">
            <text:p>2.60</text:p>
          </table:table-cell>
          <table:table-cell table:formula="of:=[.$C$1]*[.G43]" office:value-type="float" office:value="156" calcext:value-type="float">
            <text:p>156.0</text:p>
          </table:table-cell>
          <table:table-cell office:value-type="float" office:value="5" calcext:value-type="float">
            <text:p>5.00</text:p>
          </table:table-cell>
          <table:table-cell table:formula="of:=[.$C$1]*[.I43]" office:value-type="float" office:value="300" calcext:value-type="float">
            <text:p>300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"Biroo" Atomic Th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41.5" calcext:value-type="float">
            <text:p>41.50</text:p>
          </table:table-cell>
          <table:table-cell table:formula="of:=[.$C$1]*[.$C$1]*[.E44]" office:value-type="float" office:value="149400" calcext:value-type="float">
            <text:p>149,400.0</text:p>
          </table:table-cell>
          <table:table-cell office:value-type="float" office:value="4.2" calcext:value-type="float">
            <text:p>4.20</text:p>
          </table:table-cell>
          <table:table-cell table:formula="of:=[.$C$1]*[.G44]" office:value-type="float" office:value="252" calcext:value-type="float">
            <text:p>252.0</text:p>
          </table:table-cell>
          <table:table-cell office:value-type="float" office:value="8.6" calcext:value-type="float">
            <text:p>8.60</text:p>
          </table:table-cell>
          <table:table-cell table:formula="of:=[.$C$1]*[.I44]" office:value-type="float" office:value="516" calcext:value-type="float">
            <text:p>516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"Bondir" Atomic Th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6.1" calcext:value-type="float">
            <text:p>66.10</text:p>
          </table:table-cell>
          <table:table-cell table:formula="of:=[.$C$1]*[.$C$1]*[.E45]" office:value-type="float" office:value="237960" calcext:value-type="float">
            <text:p>237,960.0</text:p>
          </table:table-cell>
          <table:table-cell office:value-type="float" office:value="6.4" calcext:value-type="float">
            <text:p>6.40</text:p>
          </table:table-cell>
          <table:table-cell table:formula="of:=[.$C$1]*[.G45]" office:value-type="float" office:value="384" calcext:value-type="float">
            <text:p>384.0</text:p>
          </table:table-cell>
          <table:table-cell office:value-type="float" office:value="13.4" calcext:value-type="float">
            <text:p>13.40</text:p>
          </table:table-cell>
          <table:table-cell table:formula="of:=[.$C$1]*[.I45]" office:value-type="float" office:value="804" calcext:value-type="float">
            <text:p>804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"Bufaer" Atomic Th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20.1" calcext:value-type="float">
            <text:p>120.10</text:p>
          </table:table-cell>
          <table:table-cell table:formula="of:=[.$C$1]*[.$C$1]*[.E46]" office:value-type="float" office:value="432360" calcext:value-type="float">
            <text:p>432,360.0</text:p>
          </table:table-cell>
          <table:table-cell office:value-type="float" office:value="10.9" calcext:value-type="float">
            <text:p>10.90</text:p>
          </table:table-cell>
          <table:table-cell table:formula="of:=[.$C$1]*[.G46]" office:value-type="float" office:value="654" calcext:value-type="float">
            <text:p>654.0</text:p>
          </table:table-cell>
          <table:table-cell office:value-type="float" office:value="23.8" calcext:value-type="float">
            <text:p>23.80</text:p>
          </table:table-cell>
          <table:table-cell table:formula="of:=[.$C$1]*[.I46]" office:value-type="float" office:value="1428" calcext:value-type="float">
            <text:p>1428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"Basrem" Atomic St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6"/>
          <table:table-cell office:value-type="float" office:value="309" calcext:value-type="float">
            <text:p>309.00</text:p>
          </table:table-cell>
          <table:table-cell table:formula="of:=[.$C$1]*[.K47]" office:value-type="float" office:value="18540" calcext:value-type="float">
            <text:p>18,540.0</text:p>
          </table:table-cell>
          <table:table-cell office:value-type="float" office:value="0.7" calcext:value-type="float">
            <text:p>0.70</text:p>
          </table:table-cell>
          <table:table-cell table:formula="of:=[.$C$1]*[.M47]" office:value-type="float" office:value="42" calcext:value-type="float">
            <text:p>42.0</text:p>
          </table:table-cell>
          <table:table-cell office:value-type="float" office:value="1.6" calcext:value-type="float">
            <text:p>1.60</text:p>
          </table:table-cell>
          <table:table-cell table:formula="of:=[.$C$1]*[.O47]" office:value-type="float" office:value="96" calcext:value-type="float">
            <text:p>96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"Benga" Atomic St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office:value-type="float" office:value="577" calcext:value-type="float">
            <text:p>577.00</text:p>
          </table:table-cell>
          <table:table-cell table:formula="of:=[.$C$1]*[.K48]" office:value-type="float" office:value="34620" calcext:value-type="float">
            <text:p>34,620.0</text:p>
          </table:table-cell>
          <table:table-cell office:value-type="float" office:value="1.1" calcext:value-type="float">
            <text:p>1.10</text:p>
          </table:table-cell>
          <table:table-cell table:formula="of:=[.$C$1]*[.M48]" office:value-type="float" office:value="66" calcext:value-type="float">
            <text:p>66.0</text:p>
          </table:table-cell>
          <table:table-cell office:value-type="float" office:value="2.8" calcext:value-type="float">
            <text:p>2.80</text:p>
          </table:table-cell>
          <table:table-cell table:formula="of:=[.$C$1]*[.O48]" office:value-type="float" office:value="168" calcext:value-type="float">
            <text:p>168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"Biroo" Atomic St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6"/>
          <table:table-cell office:value-type="float" office:value="1054" calcext:value-type="float">
            <text:p>1054.00</text:p>
          </table:table-cell>
          <table:table-cell table:formula="of:=[.$C$1]*[.K49]" office:value-type="float" office:value="63240" calcext:value-type="float">
            <text:p>63,240.0</text:p>
          </table:table-cell>
          <table:table-cell office:value-type="float" office:value="2" calcext:value-type="float">
            <text:p>2.00</text:p>
          </table:table-cell>
          <table:table-cell table:formula="of:=[.$C$1]*[.M49]" office:value-type="float" office:value="120" calcext:value-type="float">
            <text:p>120.0</text:p>
          </table:table-cell>
          <table:table-cell office:value-type="float" office:value="5.1" calcext:value-type="float">
            <text:p>5.10</text:p>
          </table:table-cell>
          <table:table-cell table:formula="of:=[.$C$1]*[.O49]" office:value-type="float" office:value="306" calcext:value-type="float">
            <text:p>306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"Bondir" Atomic St</text:p>
          </table:table-cell>
          <table:table-cell table:number-columns-repeated="3" office:value-type="float" office:value="49" calcext:value-type="float">
            <text:p>49</text:p>
          </table:table-cell>
          <table:table-cell table:number-columns-repeated="6"/>
          <table:table-cell office:value-type="float" office:value="1758" calcext:value-type="float">
            <text:p>1758.00</text:p>
          </table:table-cell>
          <table:table-cell table:formula="of:=[.$C$1]*[.K50]" office:value-type="float" office:value="105480" calcext:value-type="float">
            <text:p>105,480.0</text:p>
          </table:table-cell>
          <table:table-cell office:value-type="float" office:value="3.2" calcext:value-type="float">
            <text:p>3.20</text:p>
          </table:table-cell>
          <table:table-cell table:formula="of:=[.$C$1]*[.M50]" office:value-type="float" office:value="192" calcext:value-type="float">
            <text:p>192.0</text:p>
          </table:table-cell>
          <table:table-cell office:value-type="float" office:value="8.2" calcext:value-type="float">
            <text:p>8.20</text:p>
          </table:table-cell>
          <table:table-cell table:formula="of:=[.$C$1]*[.O50]" office:value-type="float" office:value="492" calcext:value-type="float">
            <text:p>492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"Bufaer" Atomic St</text:p>
          </table:table-cell>
          <table:table-cell table:number-columns-repeated="3" office:value-type="float" office:value="76" calcext:value-type="float">
            <text:p>76</text:p>
          </table:table-cell>
          <table:table-cell table:number-columns-repeated="6"/>
          <table:table-cell office:value-type="float" office:value="3043" calcext:value-type="float">
            <text:p>3043.00</text:p>
          </table:table-cell>
          <table:table-cell table:formula="of:=[.$C$1]*[.K51]" office:value-type="float" office:value="182580" calcext:value-type="float">
            <text:p>182,580.0</text:p>
          </table:table-cell>
          <table:table-cell office:value-type="float" office:value="5.2" calcext:value-type="float">
            <text:p>5.20</text:p>
          </table:table-cell>
          <table:table-cell table:formula="of:=[.$C$1]*[.M51]" office:value-type="float" office:value="312" calcext:value-type="float">
            <text:p>312.0</text:p>
          </table:table-cell>
          <table:table-cell office:value-type="float" office:value="13.8" calcext:value-type="float">
            <text:p>13.80</text:p>
          </table:table-cell>
          <table:table-cell table:formula="of:=[.$C$1]*[.O51]" office:value-type="float" office:value="828" calcext:value-type="float">
            <text:p>828.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alitio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mall Thrust Module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.6" calcext:value-type="float">
            <text:p>6.60</text:p>
          </table:table-cell>
          <table:table-cell table:formula="of:=[.$C$1]*[.$C$1]*[.E53]" office:value-type="float" office:value="23760" calcext:value-type="float">
            <text:p>23,760.0</text:p>
          </table:table-cell>
          <table:table-cell office:value-type="float" office:value="0.46" calcext:value-type="float">
            <text:p>0.46</text:p>
          </table:table-cell>
          <table:table-cell table:formula="of:=[.$C$1]*[.G53]" office:value-type="float" office:value="27.6" calcext:value-type="float">
            <text:p>27.6</text:p>
          </table:table-cell>
          <table:table-cell office:value-type="float" office:value="3" calcext:value-type="float">
            <text:p>3.00</text:p>
          </table:table-cell>
          <table:table-cell table:formula="of:=[.$C$1]*[.I53]" office:value-type="float" office:value="180" calcext:value-type="float">
            <text:p>180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arge Thrust Module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26.2" calcext:value-type="float">
            <text:p>26.20</text:p>
          </table:table-cell>
          <table:table-cell table:formula="of:=[.$C$1]*[.$C$1]*[.E54]" office:value-type="float" office:value="94320" calcext:value-type="float">
            <text:p>94,320.0</text:p>
          </table:table-cell>
          <table:table-cell office:value-type="float" office:value="1.7" calcext:value-type="float">
            <text:p>1.70</text:p>
          </table:table-cell>
          <table:table-cell table:formula="of:=[.$C$1]*[.G54]" office:value-type="float" office:value="102" calcext:value-type="float">
            <text:p>102.0</text:p>
          </table:table-cell>
          <table:table-cell office:value-type="float" office:value="11" calcext:value-type="float">
            <text:p>11.00</text:p>
          </table:table-cell>
          <table:table-cell table:formula="of:=[.$C$1]*[.I54]" office:value-type="float" office:value="660" calcext:value-type="float">
            <text:p>660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mall Steering Module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6"/>
          <table:table-cell office:value-type="float" office:value="178.8" calcext:value-type="float">
            <text:p>178.80</text:p>
          </table:table-cell>
          <table:table-cell table:formula="of:=[.$C$1]*[.K55]" office:value-type="float" office:value="10728" calcext:value-type="float">
            <text:p>10,728.0</text:p>
          </table:table-cell>
          <table:table-cell office:value-type="float" office:value="0.26" calcext:value-type="float">
            <text:p>0.26</text:p>
          </table:table-cell>
          <table:table-cell table:formula="of:=[.$C$1]*[.M55]" office:value-type="float" office:value="15.6" calcext:value-type="float">
            <text:p>15.6</text:p>
          </table:table-cell>
          <table:table-cell office:value-type="float" office:value="1.8" calcext:value-type="float">
            <text:p>1.80</text:p>
          </table:table-cell>
          <table:table-cell table:formula="of:=[.$C$1]*[.O55]" office:value-type="float" office:value="108" calcext:value-type="float">
            <text:p>108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arge Steering Module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6"/>
          <table:table-cell office:value-type="float" office:value="711.9" calcext:value-type="float">
            <text:p>711.90</text:p>
          </table:table-cell>
          <table:table-cell table:formula="of:=[.$C$1]*[.K56]" office:value-type="float" office:value="42714" calcext:value-type="float">
            <text:p>42,714.0</text:p>
          </table:table-cell>
          <table:table-cell office:value-type="float" office:value="1" calcext:value-type="float">
            <text:p>1.00</text:p>
          </table:table-cell>
          <table:table-cell table:formula="of:=[.$C$1]*[.M56]" office:value-type="float" office:value="60" calcext:value-type="float">
            <text:p>60.0</text:p>
          </table:table-cell>
          <table:table-cell office:value-type="float" office:value="6.5" calcext:value-type="float">
            <text:p>6.50</text:p>
          </table:table-cell>
          <table:table-cell table:formula="of:=[.$C$1]*[.O56]" office:value-type="float" office:value="390" calcext:value-type="float">
            <text:p>390.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Remnan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nvil-Class Engine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13.5" calcext:value-type="float">
            <text:p>13.50</text:p>
          </table:table-cell>
          <table:table-cell table:formula="of:=[.$C$1]*[.$C$1]*[.E58]" office:value-type="float" office:value="48600" calcext:value-type="float">
            <text:p>48,600.0</text:p>
          </table:table-cell>
          <table:table-cell office:value-type="float" office:value="2.05" calcext:value-type="float">
            <text:p>2.05</text:p>
          </table:table-cell>
          <table:table-cell table:style-name="ce15" table:formula="of:=[.$C$1]*[.G58]" office:value-type="float" office:value="123" calcext:value-type="float">
            <text:p>123.0</text:p>
          </table:table-cell>
          <table:table-cell office:value-type="float" office:value="1.95" calcext:value-type="float">
            <text:p>1.95</text:p>
          </table:table-cell>
          <table:table-cell table:style-name="ce15" table:formula="of:=[.$C$1]*[.I58]" office:value-type="float" office:value="117" calcext:value-type="float">
            <text:p>117.0</text:p>
          </table:table-cell>
          <table:table-cell office:value-type="float" office:value="369.6" calcext:value-type="float">
            <text:p>369.60</text:p>
          </table:table-cell>
          <table:table-cell table:formula="of:=[.$C$1]*[.K58]" office:value-type="float" office:value="22176" calcext:value-type="float">
            <text:p>22,176.0</text:p>
          </table:table-cell>
          <table:table-cell office:value-type="float" office:value="1.05" calcext:value-type="float">
            <text:p>1.05</text:p>
          </table:table-cell>
          <table:table-cell table:style-name="ce15" table:formula="of:=[.$C$1]*[.M58]" office:value-type="float" office:value="63" calcext:value-type="float">
            <text:p>63.0</text:p>
          </table:table-cell>
          <table:table-cell office:value-type="float" office:value="1.1" calcext:value-type="float">
            <text:p>1.10</text:p>
          </table:table-cell>
          <table:table-cell table:style-name="ce15" table:formula="of:=[.$C$1]*[.O58]" office:value-type="float" office:value="66" calcext:value-type="float">
            <text:p>66.0</text:p>
          </table:table-cell>
          <table:table-cell office:value-type="float" office:value="8.1" calcext:value-type="float">
            <text:p>8.10</text:p>
          </table:table-cell>
          <table:table-cell table:formula="of:=[.$C$1]*[.$C$1]*[.Q58]" office:value-type="float" office:value="29160" calcext:value-type="float">
            <text:p>29,160.0</text:p>
          </table:table-cell>
          <table:table-cell office:value-type="float" office:value="1.23" calcext:value-type="float">
            <text:p>1.23</text:p>
          </table:table-cell>
          <table:table-cell table:style-name="ce15" table:formula="of:=[.$C$1]*[.S58]" office:value-type="float" office:value="73.8" calcext:value-type="float">
            <text:p>73.8</text:p>
          </table:table-cell>
          <table:table-cell office:value-type="float" office:value="1.17" calcext:value-type="float">
            <text:p>1.17</text:p>
          </table:table-cell>
          <table:table-cell table:style-name="ce15" table:formula="of:=[.$C$1]*[.U58]" office:value-type="float" office:value="70.2" calcext:value-type="float">
            <text:p>70.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rucible-Class Thruster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8" calcext:value-type="float">
            <text:p>18.00</text:p>
          </table:table-cell>
          <table:table-cell table:formula="of:=[.$C$1]*[.$C$1]*[.E59]" office:value-type="float" office:value="64800" calcext:value-type="float">
            <text:p>64,800.0</text:p>
          </table:table-cell>
          <table:table-cell office:value-type="float" office:value="2.65" calcext:value-type="float">
            <text:p>2.65</text:p>
          </table:table-cell>
          <table:table-cell table:style-name="ce15" table:formula="of:=[.$C$1]*[.G59]" office:value-type="float" office:value="159" calcext:value-type="float">
            <text:p>159.0</text:p>
          </table:table-cell>
          <table:table-cell office:value-type="float" office:value="2.5" calcext:value-type="float">
            <text:p>2.50</text:p>
          </table:table-cell>
          <table:table-cell table:style-name="ce15" table:formula="of:=[.$C$1]*[.I59]" office:value-type="float" office:value="150" calcext:value-type="float">
            <text:p>150.0</text:p>
          </table:table-cell>
          <table:table-cell table:number-columns-repeated="3"/>
          <table:table-cell table:style-name="ce15"/>
          <table:table-cell/>
          <table:table-cell table:style-name="ce15"/>
          <table:table-cell office:value-type="float" office:value="10.8" calcext:value-type="float">
            <text:p>10.80</text:p>
          </table:table-cell>
          <table:table-cell table:formula="of:=[.$C$1]*[.$C$1]*[.Q59]" office:value-type="float" office:value="38880" calcext:value-type="float">
            <text:p>38,880.0</text:p>
          </table:table-cell>
          <table:table-cell office:value-type="float" office:value="1.59" calcext:value-type="float">
            <text:p>1.59</text:p>
          </table:table-cell>
          <table:table-cell table:style-name="ce15" table:formula="of:=[.$C$1]*[.S59]" office:value-type="float" office:value="95.4" calcext:value-type="float">
            <text:p>95.4</text:p>
          </table:table-cell>
          <table:table-cell office:value-type="float" office:value="1.5" calcext:value-type="float">
            <text:p>1.50</text:p>
          </table:table-cell>
          <table:table-cell table:style-name="ce15" table:formula="of:=[.$C$1]*[.U59]" office:value-type="float" office:value="90" calcext:value-type="float">
            <text:p>90.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orge-Class Thruster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37" calcext:value-type="float">
            <text:p>37.00</text:p>
          </table:table-cell>
          <table:table-cell table:formula="of:=[.$C$1]*[.$C$1]*[.E60]" office:value-type="float" office:value="133200" calcext:value-type="float">
            <text:p>133,200.0</text:p>
          </table:table-cell>
          <table:table-cell office:value-type="float" office:value="5.15" calcext:value-type="float">
            <text:p>5.15</text:p>
          </table:table-cell>
          <table:table-cell table:style-name="ce15" table:formula="of:=[.$C$1]*[.G60]" office:value-type="float" office:value="309" calcext:value-type="float">
            <text:p>309.0</text:p>
          </table:table-cell>
          <table:table-cell office:value-type="float" office:value="5" calcext:value-type="float">
            <text:p>5.00</text:p>
          </table:table-cell>
          <table:table-cell table:style-name="ce15" table:formula="of:=[.$C$1]*[.I60]" office:value-type="float" office:value="300" calcext:value-type="float">
            <text:p>300.0</text:p>
          </table:table-cell>
          <table:table-cell table:number-columns-repeated="3"/>
          <table:table-cell table:style-name="ce15"/>
          <table:table-cell/>
          <table:table-cell table:style-name="ce15"/>
          <table:table-cell office:value-type="float" office:value="27.62" calcext:value-type="float">
            <text:p>27.62</text:p>
          </table:table-cell>
          <table:table-cell table:formula="of:=[.$C$1]*[.$C$1]*[.Q60]" office:value-type="float" office:value="99432" calcext:value-type="float">
            <text:p>99,432.0</text:p>
          </table:table-cell>
          <table:table-cell office:value-type="float" office:value="3.09" calcext:value-type="float">
            <text:p>3.09</text:p>
          </table:table-cell>
          <table:table-cell table:style-name="ce15" table:formula="of:=[.$C$1]*[.S60]" office:value-type="float" office:value="185.4" calcext:value-type="float">
            <text:p>185.4</text:p>
          </table:table-cell>
          <table:table-cell office:value-type="float" office:value="3" calcext:value-type="float">
            <text:p>3.00</text:p>
          </table:table-cell>
          <table:table-cell table:style-name="ce15" table:formula="of:=[.$C$1]*[.U60]" office:value-type="float" office:value="180" calcext:value-type="float">
            <text:p>180.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melter-Class Thruster</text:p>
          </table:table-cell>
          <table:table-cell table:number-columns-repeated="3" office:value-type="float" office:value="76" calcext:value-type="float">
            <text:p>76</text:p>
          </table:table-cell>
          <table:table-cell office:value-type="float" office:value="76.8" calcext:value-type="float">
            <text:p>76.80</text:p>
          </table:table-cell>
          <table:table-cell table:formula="of:=[.$C$1]*[.$C$1]*[.E61]" office:value-type="float" office:value="276480" calcext:value-type="float">
            <text:p>276,480.0</text:p>
          </table:table-cell>
          <table:table-cell office:value-type="float" office:value="10.1" calcext:value-type="float">
            <text:p>10.10</text:p>
          </table:table-cell>
          <table:table-cell table:style-name="ce15" table:formula="of:=[.$C$1]*[.G61]" office:value-type="float" office:value="606" calcext:value-type="float">
            <text:p>606.0</text:p>
          </table:table-cell>
          <table:table-cell office:value-type="float" office:value="10.2" calcext:value-type="float">
            <text:p>10.20</text:p>
          </table:table-cell>
          <table:table-cell table:style-name="ce15" table:formula="of:=[.$C$1]*[.I61]" office:value-type="float" office:value="612" calcext:value-type="float">
            <text:p>612.0</text:p>
          </table:table-cell>
          <table:table-cell table:number-columns-repeated="3"/>
          <table:table-cell table:style-name="ce15"/>
          <table:table-cell/>
          <table:table-cell table:style-name="ce15"/>
          <table:table-cell office:value-type="float" office:value="46.08" calcext:value-type="float">
            <text:p>46.08</text:p>
          </table:table-cell>
          <table:table-cell table:formula="of:=[.$C$1]*[.$C$1]*[.Q61]" office:value-type="float" office:value="165888" calcext:value-type="float">
            <text:p>165,888.0</text:p>
          </table:table-cell>
          <table:table-cell office:value-type="float" office:value="6.06" calcext:value-type="float">
            <text:p>6.06</text:p>
          </table:table-cell>
          <table:table-cell table:style-name="ce15" table:formula="of:=[.$C$1]*[.S61]" office:value-type="float" office:value="363.6" calcext:value-type="float">
            <text:p>363.6</text:p>
          </table:table-cell>
          <table:table-cell office:value-type="float" office:value="6.12" calcext:value-type="float">
            <text:p>6.12</text:p>
          </table:table-cell>
          <table:table-cell table:style-name="ce15" table:formula="of:=[.$C$1]*[.U61]" office:value-type="float" office:value="367.2" calcext:value-type="float">
            <text:p>367.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rucible-Class Steering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5"/>
          <table:table-cell table:style-name="ce15"/>
          <table:table-cell office:value-type="float" office:value="492.8" calcext:value-type="float">
            <text:p>492.80</text:p>
          </table:table-cell>
          <table:table-cell table:formula="of:=[.$C$1]*[.K62]" office:value-type="float" office:value="29568" calcext:value-type="float">
            <text:p>29,568.0</text:p>
          </table:table-cell>
          <table:table-cell office:value-type="float" office:value="1.32" calcext:value-type="float">
            <text:p>1.32</text:p>
          </table:table-cell>
          <table:table-cell table:style-name="ce15" table:formula="of:=[.$C$1]*[.M62]" office:value-type="float" office:value="79.2" calcext:value-type="float">
            <text:p>79.2</text:p>
          </table:table-cell>
          <table:table-cell office:value-type="float" office:value="1.4" calcext:value-type="float">
            <text:p>1.40</text:p>
          </table:table-cell>
          <table:table-cell table:style-name="ce15" table:formula="of:=[.$C$1]*[.O62]" office:value-type="float" office:value="84" calcext:value-type="float">
            <text:p>84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orge-Class Steering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5"/>
          <table:table-cell table:style-name="ce15"/>
          <table:table-cell office:value-type="float" office:value="1047.2" calcext:value-type="float">
            <text:p>1047.20</text:p>
          </table:table-cell>
          <table:table-cell table:formula="of:=[.$C$1]*[.K63]" office:value-type="float" office:value="62832" calcext:value-type="float">
            <text:p>62,832.0</text:p>
          </table:table-cell>
          <table:table-cell office:value-type="float" office:value="2.64" calcext:value-type="float">
            <text:p>2.64</text:p>
          </table:table-cell>
          <table:table-cell table:style-name="ce15" table:formula="of:=[.$C$1]*[.M63]" office:value-type="float" office:value="158.4" calcext:value-type="float">
            <text:p>158.4</text:p>
          </table:table-cell>
          <table:table-cell office:value-type="float" office:value="3" calcext:value-type="float">
            <text:p>3.00</text:p>
          </table:table-cell>
          <table:table-cell table:style-name="ce15" table:formula="of:=[.$C$1]*[.O63]" office:value-type="float" office:value="180" calcext:value-type="float">
            <text:p>180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melter-Class Steering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5"/>
          <table:table-cell table:style-name="ce15"/>
          <table:table-cell office:value-type="float" office:value="2178" calcext:value-type="float">
            <text:p>2178.00</text:p>
          </table:table-cell>
          <table:table-cell table:formula="of:=[.$C$1]*[.K64]" office:value-type="float" office:value="130680" calcext:value-type="float">
            <text:p>130,680.0</text:p>
          </table:table-cell>
          <table:table-cell office:value-type="float" office:value="5.21" calcext:value-type="float">
            <text:p>5.21</text:p>
          </table:table-cell>
          <table:table-cell table:style-name="ce15" table:formula="of:=[.$C$1]*[.M64]" office:value-type="float" office:value="312.6" calcext:value-type="float">
            <text:p>312.6</text:p>
          </table:table-cell>
          <table:table-cell office:value-type="float" office:value="6.2" calcext:value-type="float">
            <text:p>6.20</text:p>
          </table:table-cell>
          <table:table-cell table:style-name="ce15" table:formula="of:=[.$C$1]*[.O64]" office:value-type="float" office:value="372" calcext:value-type="float">
            <text:p>372.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Korath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hruster (Asteroid)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1.2" calcext:value-type="float">
            <text:p>11.20</text:p>
          </table:table-cell>
          <table:table-cell table:formula="of:=[.$C$1]*[.$C$1]*[.E66]" office:value-type="float" office:value="40320" calcext:value-type="float">
            <text:p>40,320.0</text:p>
          </table:table-cell>
          <table:table-cell office:value-type="float" office:value="1.5" calcext:value-type="float">
            <text:p>1.50</text:p>
          </table:table-cell>
          <table:table-cell table:style-name="ce15" table:formula="of:=[.$C$1]*[.G66]" office:value-type="float" office:value="90" calcext:value-type="float">
            <text:p>90.0</text:p>
          </table:table-cell>
          <table:table-cell office:value-type="float" office:value="3.4" calcext:value-type="float">
            <text:p>3.40</text:p>
          </table:table-cell>
          <table:table-cell table:style-name="ce15" table:formula="of:=[.$C$1]*[.I66]" office:value-type="float" office:value="204" calcext:value-type="float">
            <text:p>204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ruster (Comet)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1.8" calcext:value-type="float">
            <text:p>21.80</text:p>
          </table:table-cell>
          <table:table-cell table:formula="of:=[.$C$1]*[.$C$1]*[.E67]" office:value-type="float" office:value="78480" calcext:value-type="float">
            <text:p>78,480.0</text:p>
          </table:table-cell>
          <table:table-cell office:value-type="float" office:value="2.8" calcext:value-type="float">
            <text:p>2.80</text:p>
          </table:table-cell>
          <table:table-cell table:style-name="ce15" table:formula="of:=[.$C$1]*[.G67]" office:value-type="float" office:value="168" calcext:value-type="float">
            <text:p>168.0</text:p>
          </table:table-cell>
          <table:table-cell office:value-type="float" office:value="6.5" calcext:value-type="float">
            <text:p>6.50</text:p>
          </table:table-cell>
          <table:table-cell table:style-name="ce15" table:formula="of:=[.$C$1]*[.I67]" office:value-type="float" office:value="390" calcext:value-type="float">
            <text:p>390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ruster (Lunar)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41.2" calcext:value-type="float">
            <text:p>41.20</text:p>
          </table:table-cell>
          <table:table-cell table:formula="of:=[.$C$1]*[.$C$1]*[.E68]" office:value-type="float" office:value="148320" calcext:value-type="float">
            <text:p>148,320.0</text:p>
          </table:table-cell>
          <table:table-cell office:value-type="float" office:value="4.9" calcext:value-type="float">
            <text:p>4.90</text:p>
          </table:table-cell>
          <table:table-cell table:style-name="ce15" table:formula="of:=[.$C$1]*[.G68]" office:value-type="float" office:value="294" calcext:value-type="float">
            <text:p>294.0</text:p>
          </table:table-cell>
          <table:table-cell office:value-type="float" office:value="11.9" calcext:value-type="float">
            <text:p>11.90</text:p>
          </table:table-cell>
          <table:table-cell table:style-name="ce15" table:formula="of:=[.$C$1]*[.I68]" office:value-type="float" office:value="714" calcext:value-type="float">
            <text:p>714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ruster (Planetary)</text:p>
          </table:table-cell>
          <table:table-cell table:number-columns-repeated="3" office:value-type="float" office:value="69" calcext:value-type="float">
            <text:p>69</text:p>
          </table:table-cell>
          <table:table-cell office:value-type="float" office:value="80" calcext:value-type="float">
            <text:p>80.00</text:p>
          </table:table-cell>
          <table:table-cell table:formula="of:=[.$C$1]*[.$C$1]*[.E69]" office:value-type="float" office:value="288000" calcext:value-type="float">
            <text:p>288,000.0</text:p>
          </table:table-cell>
          <table:table-cell office:value-type="float" office:value="8.9" calcext:value-type="float">
            <text:p>8.90</text:p>
          </table:table-cell>
          <table:table-cell table:style-name="ce15" table:formula="of:=[.$C$1]*[.G69]" office:value-type="float" office:value="534" calcext:value-type="float">
            <text:p>534.0</text:p>
          </table:table-cell>
          <table:table-cell office:value-type="float" office:value="22.7" calcext:value-type="float">
            <text:p>22.70</text:p>
          </table:table-cell>
          <table:table-cell table:style-name="ce15" table:formula="of:=[.$C$1]*[.I69]" office:value-type="float" office:value="1362" calcext:value-type="float">
            <text:p>1,362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ruster (Stellar)</text:p>
          </table:table-cell>
          <table:table-cell table:number-columns-repeated="3" office:value-type="float" office:value="118" calcext:value-type="float">
            <text:p>118</text:p>
          </table:table-cell>
          <table:table-cell office:value-type="float" office:value="153.4" calcext:value-type="float">
            <text:p>153.40</text:p>
          </table:table-cell>
          <table:table-cell table:formula="of:=[.$C$1]*[.$C$1]*[.E70]" office:value-type="float" office:value="552240" calcext:value-type="float">
            <text:p>552,240.0</text:p>
          </table:table-cell>
          <table:table-cell office:value-type="float" office:value="15.8" calcext:value-type="float">
            <text:p>15.80</text:p>
          </table:table-cell>
          <table:table-cell table:style-name="ce15" table:formula="of:=[.$C$1]*[.G70]" office:value-type="float" office:value="948" calcext:value-type="float">
            <text:p>948.0</text:p>
          </table:table-cell>
          <table:table-cell office:value-type="float" office:value="42.6" calcext:value-type="float">
            <text:p>42.60</text:p>
          </table:table-cell>
          <table:table-cell table:style-name="ce15" table:formula="of:=[.$C$1]*[.I70]" office:value-type="float" office:value="2556" calcext:value-type="float">
            <text:p>2,556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ering (Asteroid)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6"/>
          <table:table-cell office:value-type="float" office:value="280" calcext:value-type="float">
            <text:p>280.00</text:p>
          </table:table-cell>
          <table:table-cell table:formula="of:=[.$C$1]*[.K71]" office:value-type="float" office:value="16800" calcext:value-type="float">
            <text:p>16,800.0</text:p>
          </table:table-cell>
          <table:table-cell office:value-type="float" office:value="0.7" calcext:value-type="float">
            <text:p>0.70</text:p>
          </table:table-cell>
          <table:table-cell table:style-name="ce15" table:formula="of:=[.$C$1]*[.M71]" office:value-type="float" office:value="42" calcext:value-type="float">
            <text:p>42.0</text:p>
          </table:table-cell>
          <table:table-cell office:value-type="float" office:value="2.1" calcext:value-type="float">
            <text:p>2.10</text:p>
          </table:table-cell>
          <table:table-cell table:style-name="ce15" table:formula="of:=[.$C$1]*[.O71]" office:value-type="float" office:value="126" calcext:value-type="float">
            <text:p>126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teering (Comet)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6"/>
          <table:table-cell office:value-type="float" office:value="568.8" calcext:value-type="float">
            <text:p>568.80</text:p>
          </table:table-cell>
          <table:table-cell table:formula="of:=[.$C$1]*[.K72]" office:value-type="float" office:value="34128" calcext:value-type="float">
            <text:p>34,128.0</text:p>
          </table:table-cell>
          <table:table-cell office:value-type="float" office:value="1.4" calcext:value-type="float">
            <text:p>1.40</text:p>
          </table:table-cell>
          <table:table-cell table:style-name="ce15" table:formula="of:=[.$C$1]*[.M72]" office:value-type="float" office:value="84" calcext:value-type="float">
            <text:p>84.0</text:p>
          </table:table-cell>
          <table:table-cell office:value-type="float" office:value="4.1" calcext:value-type="float">
            <text:p>4.10</text:p>
          </table:table-cell>
          <table:table-cell table:style-name="ce15" table:formula="of:=[.$C$1]*[.O72]" office:value-type="float" office:value="246" calcext:value-type="float">
            <text:p>246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teering (Lunar)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6"/>
          <table:table-cell office:value-type="float" office:value="1056" calcext:value-type="float">
            <text:p>1056.00</text:p>
          </table:table-cell>
          <table:table-cell table:formula="of:=[.$C$1]*[.K73]" office:value-type="float" office:value="63360" calcext:value-type="float">
            <text:p>63,360.0</text:p>
          </table:table-cell>
          <table:table-cell office:value-type="float" office:value="2.5" calcext:value-type="float">
            <text:p>2.50</text:p>
          </table:table-cell>
          <table:table-cell table:style-name="ce15" table:formula="of:=[.$C$1]*[.M73]" office:value-type="float" office:value="150" calcext:value-type="float">
            <text:p>150.0</text:p>
          </table:table-cell>
          <table:table-cell office:value-type="float" office:value="7.4" calcext:value-type="float">
            <text:p>7.40</text:p>
          </table:table-cell>
          <table:table-cell table:style-name="ce15" table:formula="of:=[.$C$1]*[.O73]" office:value-type="float" office:value="444" calcext:value-type="float">
            <text:p>444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teering (Planetary)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6"/>
          <table:table-cell office:value-type="float" office:value="2069.6" calcext:value-type="float">
            <text:p>2069.60</text:p>
          </table:table-cell>
          <table:table-cell table:formula="of:=[.$C$1]*[.K74]" office:value-type="float" office:value="124176" calcext:value-type="float">
            <text:p>124,176.0</text:p>
          </table:table-cell>
          <table:table-cell office:value-type="float" office:value="4.6" calcext:value-type="float">
            <text:p>4.60</text:p>
          </table:table-cell>
          <table:table-cell table:style-name="ce15" table:formula="of:=[.$C$1]*[.M74]" office:value-type="float" office:value="276" calcext:value-type="float">
            <text:p>276.0</text:p>
          </table:table-cell>
          <table:table-cell office:value-type="float" office:value="14.2" calcext:value-type="float">
            <text:p>14.20</text:p>
          </table:table-cell>
          <table:table-cell table:style-name="ce15" table:formula="of:=[.$C$1]*[.O74]" office:value-type="float" office:value="852" calcext:value-type="float">
            <text:p>852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teering (Stellar)</text:p>
          </table:table-cell>
          <table:table-cell table:number-columns-repeated="3" office:value-type="float" office:value="89" calcext:value-type="float">
            <text:p>89</text:p>
          </table:table-cell>
          <table:table-cell table:number-columns-repeated="6"/>
          <table:table-cell office:value-type="float" office:value="4005" calcext:value-type="float">
            <text:p>4005.00</text:p>
          </table:table-cell>
          <table:table-cell table:formula="of:=[.$C$1]*[.K75]" office:value-type="float" office:value="240300" calcext:value-type="float">
            <text:p>240,300.0</text:p>
          </table:table-cell>
          <table:table-cell office:value-type="float" office:value="8.2" calcext:value-type="float">
            <text:p>8.20</text:p>
          </table:table-cell>
          <table:table-cell table:style-name="ce15" table:formula="of:=[.$C$1]*[.M75]" office:value-type="float" office:value="492" calcext:value-type="float">
            <text:p>492.0</text:p>
          </table:table-cell>
          <table:table-cell office:value-type="float" office:value="26.7" calcext:value-type="float">
            <text:p>26.70</text:p>
          </table:table-cell>
          <table:table-cell table:style-name="ce15" table:formula="of:=[.$C$1]*[.O75]" office:value-type="float" office:value="1602" calcext:value-type="float">
            <text:p>1,602.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Ka’He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a'het Compact Engine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1.2" calcext:value-type="float">
            <text:p>11.20</text:p>
          </table:table-cell>
          <table:table-cell table:formula="of:=[.$C$1]*[.$C$1]*[.E77]" office:value-type="float" office:value="40320" calcext:value-type="float">
            <text:p>40,320.0</text:p>
          </table:table-cell>
          <table:table-cell office:value-type="float" office:value="2.18" calcext:value-type="float">
            <text:p>2.18</text:p>
          </table:table-cell>
          <table:table-cell table:style-name="ce15" table:formula="of:=[.$C$1]*[.G77]" office:value-type="float" office:value="130.8" calcext:value-type="float">
            <text:p>130.8</text:p>
          </table:table-cell>
          <table:table-cell office:value-type="float" office:value="1.2" calcext:value-type="float">
            <text:p>1.20</text:p>
          </table:table-cell>
          <table:table-cell table:style-name="ce15" table:formula="of:=[.$C$1]*[.I77]" office:value-type="float" office:value="72" calcext:value-type="float">
            <text:p>72.0</text:p>
          </table:table-cell>
          <table:table-cell office:value-type="float" office:value="234.4" calcext:value-type="float">
            <text:p>234.40</text:p>
          </table:table-cell>
          <table:table-cell table:formula="of:=[.$C$1]*[.K77]" office:value-type="float" office:value="14064" calcext:value-type="float">
            <text:p>14,064.0</text:p>
          </table:table-cell>
          <table:table-cell office:value-type="float" office:value="0.9" calcext:value-type="float">
            <text:p>0.90</text:p>
          </table:table-cell>
          <table:table-cell table:style-name="ce15" table:formula="of:=[.$C$1]*[.M77]" office:value-type="float" office:value="54" calcext:value-type="float">
            <text:p>54.0</text:p>
          </table:table-cell>
          <table:table-cell office:value-type="float" office:value="0.3" calcext:value-type="float">
            <text:p>0.30</text:p>
          </table:table-cell>
          <table:table-cell table:style-name="ce15" table:formula="of:=[.$C$1]*[.O77]" office:value-type="float" office:value="18" calcext:value-type="float">
            <text:p>18.0</text:p>
          </table:table-cell>
          <table:table-cell table:style-name="ce12"/>
          <table:table-cell table:style-name="ce16"/>
          <table:table-cell table:style-name="ce12"/>
          <table:table-cell table:style-name="ce21"/>
          <table:table-cell table:style-name="ce12"/>
          <table:table-cell table:style-name="ce21"/>
          <table:table-cell table:number-columns-repeated="993"/>
        </table:table-row>
        <table:table-row table:style-name="ro1">
          <table:table-cell office:value-type="string" calcext:value-type="string">
            <text:p>Ka'het Sustainer N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5.1" calcext:value-type="float">
            <text:p>15.10</text:p>
          </table:table-cell>
          <table:table-cell table:formula="of:=[.$C$1]*[.$C$1]*[.E78]" office:value-type="float" office:value="54360" calcext:value-type="float">
            <text:p>54,360.0</text:p>
          </table:table-cell>
          <table:table-cell office:value-type="float" office:value="2.49" calcext:value-type="float">
            <text:p>2.49</text:p>
          </table:table-cell>
          <table:table-cell table:style-name="ce15" table:formula="of:=[.$C$1]*[.G78]" office:value-type="float" office:value="149.4" calcext:value-type="float">
            <text:p>149.4</text:p>
          </table:table-cell>
          <table:table-cell office:value-type="float" office:value="1" calcext:value-type="float">
            <text:p>1.00</text:p>
          </table:table-cell>
          <table:table-cell table:style-name="ce15" table:formula="of:=[.$C$1]*[.I78]" office:value-type="float" office:value="60" calcext:value-type="float">
            <text:p>60.0</text:p>
          </table:table-cell>
          <table:table-cell office:value-type="float" office:value="432.1" calcext:value-type="float">
            <text:p>432.10</text:p>
          </table:table-cell>
          <table:table-cell table:formula="of:=[.$C$1]*[.K78]" office:value-type="float" office:value="25926" calcext:value-type="float">
            <text:p>25,926.0</text:p>
          </table:table-cell>
          <table:table-cell office:value-type="float" office:value="2.49" calcext:value-type="float">
            <text:p>2.49</text:p>
          </table:table-cell>
          <table:table-cell table:style-name="ce15" table:formula="of:=[.$C$1]*[.M78]" office:value-type="float" office:value="149.4" calcext:value-type="float">
            <text:p>149.4</text:p>
          </table:table-cell>
          <table:table-cell office:value-type="float" office:value="0.5" calcext:value-type="float">
            <text:p>0.50</text:p>
          </table:table-cell>
          <table:table-cell table:style-name="ce15" table:formula="of:=[.$C$1]*[.O78]" office:value-type="float" office:value="30" calcext:value-type="float">
            <text:p>30.0</text:p>
          </table:table-cell>
          <table:table-cell table:style-name="ce12"/>
          <table:table-cell table:style-name="ce16"/>
          <table:table-cell table:style-name="ce12"/>
          <table:table-cell table:style-name="ce21"/>
          <table:table-cell table:style-name="ce12"/>
          <table:table-cell table:style-name="ce21"/>
          <table:table-cell table:number-columns-repeated="993"/>
        </table:table-row>
        <table:table-row table:style-name="ro1">
          <table:table-cell office:value-type="string" calcext:value-type="string">
            <text:p>Maeri Engine Nacelles</text:p>
          </table:table-cell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37.1" calcext:value-type="float">
            <text:p>37.10</text:p>
          </table:table-cell>
          <table:table-cell table:formula="of:=[.$C$1]*[.$C$1]*[.E79]" office:value-type="float" office:value="133560" calcext:value-type="float">
            <text:p>133,560.0</text:p>
          </table:table-cell>
          <table:table-cell office:value-type="float" office:value="5.01" calcext:value-type="float">
            <text:p>5.01</text:p>
          </table:table-cell>
          <table:table-cell table:style-name="ce15" table:formula="of:=[.$C$1]*[.G79]" office:value-type="float" office:value="300.6" calcext:value-type="float">
            <text:p>300.6</text:p>
          </table:table-cell>
          <table:table-cell office:value-type="float" office:value="2.8" calcext:value-type="float">
            <text:p>2.80</text:p>
          </table:table-cell>
          <table:table-cell table:style-name="ce15" table:formula="of:=[.$C$1]*[.I79]" office:value-type="float" office:value="168" calcext:value-type="float">
            <text:p>168.0</text:p>
          </table:table-cell>
          <table:table-cell office:value-type="float" office:value="931.4" calcext:value-type="float">
            <text:p>931.40</text:p>
          </table:table-cell>
          <table:table-cell table:formula="of:=[.$C$1]*[.K79]" office:value-type="float" office:value="55884" calcext:value-type="float">
            <text:p>55,884.0</text:p>
          </table:table-cell>
          <table:table-cell office:value-type="float" office:value="5.01" calcext:value-type="float">
            <text:p>5.01</text:p>
          </table:table-cell>
          <table:table-cell table:style-name="ce15" table:formula="of:=[.$C$1]*[.M79]" office:value-type="float" office:value="300.6" calcext:value-type="float">
            <text:p>300.6</text:p>
          </table:table-cell>
          <table:table-cell office:value-type="float" office:value="1.3" calcext:value-type="float">
            <text:p>1.30</text:p>
          </table:table-cell>
          <table:table-cell table:style-name="ce15" table:formula="of:=[.$C$1]*[.O79]" office:value-type="float" office:value="78" calcext:value-type="float">
            <text:p>78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lis Engine Nacelles</text:p>
          </table:table-cell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  <table:table-cell office:value-type="float" office:value="81" calcext:value-type="float">
            <text:p>81</text:p>
          </table:table-cell>
          <table:table-cell office:value-type="float" office:value="55.4" calcext:value-type="float">
            <text:p>55.40</text:p>
          </table:table-cell>
          <table:table-cell table:formula="of:=[.$C$1]*[.$C$1]*[.E80]" office:value-type="float" office:value="199440" calcext:value-type="float">
            <text:p>199,440.0</text:p>
          </table:table-cell>
          <table:table-cell office:value-type="float" office:value="6.81" calcext:value-type="float">
            <text:p>6.81</text:p>
          </table:table-cell>
          <table:table-cell table:style-name="ce15" table:formula="of:=[.$C$1]*[.G80]" office:value-type="float" office:value="408.6" calcext:value-type="float">
            <text:p>408.6</text:p>
          </table:table-cell>
          <table:table-cell office:value-type="float" office:value="3.5" calcext:value-type="float">
            <text:p>3.50</text:p>
          </table:table-cell>
          <table:table-cell table:style-name="ce15" table:formula="of:=[.$C$1]*[.I80]" office:value-type="float" office:value="210" calcext:value-type="float">
            <text:p>210.0</text:p>
          </table:table-cell>
          <table:table-cell office:value-type="float" office:value="1379.2" calcext:value-type="float">
            <text:p>1379.20</text:p>
          </table:table-cell>
          <table:table-cell table:formula="of:=[.$C$1]*[.K80]" office:value-type="float" office:value="82752" calcext:value-type="float">
            <text:p>82,752.0</text:p>
          </table:table-cell>
          <table:table-cell office:value-type="float" office:value="6.81" calcext:value-type="float">
            <text:p>6.81</text:p>
          </table:table-cell>
          <table:table-cell table:style-name="ce15" table:formula="of:=[.$C$1]*[.M80]" office:value-type="float" office:value="408.6" calcext:value-type="float">
            <text:p>408.6</text:p>
          </table:table-cell>
          <table:table-cell office:value-type="float" office:value="1.9" calcext:value-type="float">
            <text:p>1.90</text:p>
          </table:table-cell>
          <table:table-cell table:style-name="ce15" table:formula="of:=[.$C$1]*[.O80]" office:value-type="float" office:value="114" calcext:value-type="float">
            <text:p>114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areti Engine Block</text:p>
          </table:table-cell>
          <table:table-cell office:value-type="float" office:value="137" calcext:value-type="float">
            <text:p>137</text:p>
          </table:table-cell>
          <table:table-cell office:value-type="float" office:value="168" calcext:value-type="float">
            <text:p>168</text:p>
          </table:table-cell>
          <table:table-cell office:value-type="float" office:value="137" calcext:value-type="float">
            <text:p>137</text:p>
          </table:table-cell>
          <table:table-cell office:value-type="float" office:value="93.9" calcext:value-type="float">
            <text:p>93.90</text:p>
          </table:table-cell>
          <table:table-cell table:formula="of:=[.$C$1]*[.$C$1]*[.E81]" office:value-type="float" office:value="338040" calcext:value-type="float">
            <text:p>338,040.0</text:p>
          </table:table-cell>
          <table:table-cell office:value-type="float" office:value="10.9" calcext:value-type="float">
            <text:p>10.90</text:p>
          </table:table-cell>
          <table:table-cell table:style-name="ce15" table:formula="of:=[.$C$1]*[.G81]" office:value-type="float" office:value="654" calcext:value-type="float">
            <text:p>654.0</text:p>
          </table:table-cell>
          <table:table-cell office:value-type="float" office:value="6.7" calcext:value-type="float">
            <text:p>6.70</text:p>
          </table:table-cell>
          <table:table-cell table:style-name="ce15" table:formula="of:=[.$C$1]*[.I81]" office:value-type="float" office:value="402" calcext:value-type="float">
            <text:p>402.0</text:p>
          </table:table-cell>
          <table:table-cell office:value-type="float" office:value="2333.9" calcext:value-type="float">
            <text:p>2333.90</text:p>
          </table:table-cell>
          <table:table-cell table:formula="of:=[.$C$1]*[.K81]" office:value-type="float" office:value="140034" calcext:value-type="float">
            <text:p>140,034.0</text:p>
          </table:table-cell>
          <table:table-cell office:value-type="float" office:value="10.9" calcext:value-type="float">
            <text:p>10.90</text:p>
          </table:table-cell>
          <table:table-cell table:style-name="ce15" table:formula="of:=[.$C$1]*[.M81]" office:value-type="float" office:value="654" calcext:value-type="float">
            <text:p>654.0</text:p>
          </table:table-cell>
          <table:table-cell office:value-type="float" office:value="3.32" calcext:value-type="float">
            <text:p>3.32</text:p>
          </table:table-cell>
          <table:table-cell table:style-name="ce15" table:formula="of:=[.$C$1]*[.O81]" office:value-type="float" office:value="199.2" calcext:value-type="float">
            <text:p>199.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Wande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ype 1 Thruster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.6" calcext:value-type="float">
            <text:p>6.60</text:p>
          </table:table-cell>
          <table:table-cell table:formula="of:=[.$C$1]*[.$C$1]*[.E83]" office:value-type="float" office:value="23760" calcext:value-type="float">
            <text:p>23,760.0</text:p>
          </table:table-cell>
          <table:table-cell office:value-type="float" office:value="0.5" calcext:value-type="float">
            <text:p>0.50</text:p>
          </table:table-cell>
          <table:table-cell table:style-name="ce15" table:formula="of:=[.$C$1]*[.G83]" office:value-type="float" office:value="30" calcext:value-type="float">
            <text:p>30.0</text:p>
          </table:table-cell>
          <table:table-cell office:value-type="float" office:value="0.9" calcext:value-type="float">
            <text:p>0.90</text:p>
          </table:table-cell>
          <table:table-cell table:style-name="ce15" table:formula="of:=[.$C$1]*[.I83]" office:value-type="float" office:value="54" calcext:value-type="float">
            <text:p>54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ype 2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17.6" calcext:value-type="float">
            <text:p>17.60</text:p>
          </table:table-cell>
          <table:table-cell table:formula="of:=[.$C$1]*[.$C$1]*[.E84]" office:value-type="float" office:value="63360" calcext:value-type="float">
            <text:p>63,360.0</text:p>
          </table:table-cell>
          <table:table-cell office:value-type="float" office:value="1.4" calcext:value-type="float">
            <text:p>1.40</text:p>
          </table:table-cell>
          <table:table-cell table:style-name="ce15" table:formula="of:=[.$C$1]*[.G84]" office:value-type="float" office:value="84" calcext:value-type="float">
            <text:p>84.0</text:p>
          </table:table-cell>
          <table:table-cell office:value-type="float" office:value="2.5" calcext:value-type="float">
            <text:p>2.50</text:p>
          </table:table-cell>
          <table:table-cell table:style-name="ce15" table:formula="of:=[.$C$1]*[.I84]" office:value-type="float" office:value="150" calcext:value-type="float">
            <text:p>150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ype 3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31.5" calcext:value-type="float">
            <text:p>31.50</text:p>
          </table:table-cell>
          <table:table-cell table:formula="of:=[.$C$1]*[.$C$1]*[.E85]" office:value-type="float" office:value="113400" calcext:value-type="float">
            <text:p>113,400.0</text:p>
          </table:table-cell>
          <table:table-cell office:value-type="float" office:value="2.3" calcext:value-type="float">
            <text:p>2.30</text:p>
          </table:table-cell>
          <table:table-cell table:style-name="ce15" table:formula="of:=[.$C$1]*[.G85]" office:value-type="float" office:value="138" calcext:value-type="float">
            <text:p>138.0</text:p>
          </table:table-cell>
          <table:table-cell office:value-type="float" office:value="4.4" calcext:value-type="float">
            <text:p>4.40</text:p>
          </table:table-cell>
          <table:table-cell table:style-name="ce15" table:formula="of:=[.$C$1]*[.I85]" office:value-type="float" office:value="264" calcext:value-type="float">
            <text:p>264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ype 4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55.2" calcext:value-type="float">
            <text:p>55.20</text:p>
          </table:table-cell>
          <table:table-cell table:formula="of:=[.$C$1]*[.$C$1]*[.E86]" office:value-type="float" office:value="198720" calcext:value-type="float">
            <text:p>198,720.0</text:p>
          </table:table-cell>
          <table:table-cell office:value-type="float" office:value="3.7" calcext:value-type="float">
            <text:p>3.70</text:p>
          </table:table-cell>
          <table:table-cell table:style-name="ce15" table:formula="of:=[.$C$1]*[.G86]" office:value-type="float" office:value="222" calcext:value-type="float">
            <text:p>222.0</text:p>
          </table:table-cell>
          <table:table-cell office:value-type="float" office:value="7.6" calcext:value-type="float">
            <text:p>7.60</text:p>
          </table:table-cell>
          <table:table-cell table:style-name="ce15" table:formula="of:=[.$C$1]*[.I86]" office:value-type="float" office:value="456" calcext:value-type="float">
            <text:p>456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ype 1 Steering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"/>
          <table:table-cell office:value-type="float" office:value="172.8" calcext:value-type="float">
            <text:p>172.80</text:p>
          </table:table-cell>
          <table:table-cell table:formula="of:=[.$C$1]*[.K87]" office:value-type="float" office:value="10368" calcext:value-type="float">
            <text:p>10,368.0</text:p>
          </table:table-cell>
          <table:table-cell office:value-type="float" office:value="0.3" calcext:value-type="float">
            <text:p>0.30</text:p>
          </table:table-cell>
          <table:table-cell table:style-name="ce15" table:formula="of:=[.$C$1]*[.M87]" office:value-type="float" office:value="18" calcext:value-type="float">
            <text:p>18.0</text:p>
          </table:table-cell>
          <table:table-cell office:value-type="float" office:value="0.6" calcext:value-type="float">
            <text:p>0.60</text:p>
          </table:table-cell>
          <table:table-cell table:style-name="ce15" table:formula="of:=[.$C$1]*[.O87]" office:value-type="float" office:value="36" calcext:value-type="float">
            <text:p>36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ype 2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office:value-type="float" office:value="454" calcext:value-type="float">
            <text:p>454.00</text:p>
          </table:table-cell>
          <table:table-cell table:formula="of:=[.$C$1]*[.K88]" office:value-type="float" office:value="27240" calcext:value-type="float">
            <text:p>27,240.0</text:p>
          </table:table-cell>
          <table:table-cell office:value-type="float" office:value="0.7" calcext:value-type="float">
            <text:p>0.70</text:p>
          </table:table-cell>
          <table:table-cell table:style-name="ce15" table:formula="of:=[.$C$1]*[.M88]" office:value-type="float" office:value="42" calcext:value-type="float">
            <text:p>42.0</text:p>
          </table:table-cell>
          <table:table-cell office:value-type="float" office:value="1.5" calcext:value-type="float">
            <text:p>1.50</text:p>
          </table:table-cell>
          <table:table-cell table:style-name="ce15" table:formula="of:=[.$C$1]*[.O88]" office:value-type="float" office:value="90" calcext:value-type="float">
            <text:p>90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ype 3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6"/>
          <table:table-cell office:value-type="float" office:value="786" calcext:value-type="float">
            <text:p>786.00</text:p>
          </table:table-cell>
          <table:table-cell table:formula="of:=[.$C$1]*[.K89]" office:value-type="float" office:value="47160" calcext:value-type="float">
            <text:p>47,160.0</text:p>
          </table:table-cell>
          <table:table-cell office:value-type="float" office:value="1.2" calcext:value-type="float">
            <text:p>1.20</text:p>
          </table:table-cell>
          <table:table-cell table:style-name="ce15" table:formula="of:=[.$C$1]*[.M89]" office:value-type="float" office:value="72" calcext:value-type="float">
            <text:p>72.0</text:p>
          </table:table-cell>
          <table:table-cell office:value-type="float" office:value="2.6" calcext:value-type="float">
            <text:p>2.60</text:p>
          </table:table-cell>
          <table:table-cell table:style-name="ce15" table:formula="of:=[.$C$1]*[.O89]" office:value-type="float" office:value="156" calcext:value-type="float">
            <text:p>156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ype 4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6"/>
          <table:table-cell office:value-type="float" office:value="1395.9" calcext:value-type="float">
            <text:p>1395.90</text:p>
          </table:table-cell>
          <table:table-cell table:formula="of:=[.$C$1]*[.K90]" office:value-type="float" office:value="83754" calcext:value-type="float">
            <text:p>83,754.0</text:p>
          </table:table-cell>
          <table:table-cell office:value-type="float" office:value="2" calcext:value-type="float">
            <text:p>2.00</text:p>
          </table:table-cell>
          <table:table-cell table:style-name="ce15" table:formula="of:=[.$C$1]*[.M90]" office:value-type="float" office:value="120" calcext:value-type="float">
            <text:p>120.0</text:p>
          </table:table-cell>
          <table:table-cell office:value-type="float" office:value="4.5" calcext:value-type="float">
            <text:p>4.50</text:p>
          </table:table-cell>
          <table:table-cell table:style-name="ce15" table:formula="of:=[.$C$1]*[.O90]" office:value-type="float" office:value="270" calcext:value-type="float">
            <text:p>270.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Quarg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ed. Graviton Thruster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80" calcext:value-type="float">
            <text:p>80.00</text:p>
          </table:table-cell>
          <table:table-cell table:formula="of:=[.$C$1]*[.$C$1]*[.E92]" office:value-type="float" office:value="288000" calcext:value-type="float">
            <text:p>288,000.0</text:p>
          </table:table-cell>
          <table:table-cell office:value-type="float" office:value="20" calcext:value-type="float">
            <text:p>20.00</text:p>
          </table:table-cell>
          <table:table-cell table:style-name="ce15" table:formula="of:=[.$C$1]*[.G92]" office:value-type="float" office:value="1200" calcext:value-type="float">
            <text:p>1,200.0</text:p>
          </table:table-cell>
          <table:table-cell office:value-type="float" office:value="10" calcext:value-type="float">
            <text:p>10.00</text:p>
          </table:table-cell>
          <table:table-cell table:style-name="ce15" table:formula="of:=[.$C$1]*[.I92]" office:value-type="float" office:value="600" calcext:value-type="float">
            <text:p>600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d.Graviton Steering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6"/>
          <table:table-cell office:value-type="float" office:value="1600" calcext:value-type="float">
            <text:p>1600.00</text:p>
          </table:table-cell>
          <table:table-cell table:formula="of:=[.$C$1]*[.K93]" office:value-type="float" office:value="96000" calcext:value-type="float">
            <text:p>96,000.0</text:p>
          </table:table-cell>
          <table:table-cell office:value-type="float" office:value="10" calcext:value-type="float">
            <text:p>10.00</text:p>
          </table:table-cell>
          <table:table-cell table:style-name="ce15" table:formula="of:=[.$C$1]*[.M93]" office:value-type="float" office:value="600" calcext:value-type="float">
            <text:p>600.0</text:p>
          </table:table-cell>
          <table:table-cell office:value-type="float" office:value="5" calcext:value-type="float">
            <text:p>5.00</text:p>
          </table:table-cell>
          <table:table-cell table:style-name="ce15" table:formula="of:=[.$C$1]*[.O93]" office:value-type="float" office:value="300" calcext:value-type="float">
            <text:p>300.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Pug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ug Akfar Thruster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28" calcext:value-type="float">
            <text:p>28.00</text:p>
          </table:table-cell>
          <table:table-cell table:formula="of:=[.$C$1]*[.$C$1]*[.E95]" office:value-type="float" office:value="100800" calcext:value-type="float">
            <text:p>100,800.0</text:p>
          </table:table-cell>
          <table:table-cell office:value-type="float" office:value="2.2" calcext:value-type="float">
            <text:p>2.20</text:p>
          </table:table-cell>
          <table:table-cell table:style-name="ce15" table:formula="of:=[.$C$1]*[.G95]" office:value-type="float" office:value="132" calcext:value-type="float">
            <text:p>132.0</text:p>
          </table:table-cell>
          <table:table-cell office:value-type="float" office:value="3.1" calcext:value-type="float">
            <text:p>3.10</text:p>
          </table:table-cell>
          <table:table-cell table:style-name="ce15" table:formula="of:=[.$C$1]*[.I95]" office:value-type="float" office:value="186" calcext:value-type="float">
            <text:p>186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ug Cormet Thruster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44" calcext:value-type="float">
            <text:p>44.00</text:p>
          </table:table-cell>
          <table:table-cell table:formula="of:=[.$C$1]*[.$C$1]*[.E96]" office:value-type="float" office:value="158400" calcext:value-type="float">
            <text:p>158,400.0</text:p>
          </table:table-cell>
          <table:table-cell office:value-type="float" office:value="3.3" calcext:value-type="float">
            <text:p>3.30</text:p>
          </table:table-cell>
          <table:table-cell table:style-name="ce15" table:formula="of:=[.$C$1]*[.G96]" office:value-type="float" office:value="198" calcext:value-type="float">
            <text:p>198.0</text:p>
          </table:table-cell>
          <table:table-cell office:value-type="float" office:value="4.6" calcext:value-type="float">
            <text:p>4.60</text:p>
          </table:table-cell>
          <table:table-cell table:style-name="ce15" table:formula="of:=[.$C$1]*[.I96]" office:value-type="float" office:value="276" calcext:value-type="float">
            <text:p>276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ug Lohmar Thruster</text:p>
          </table:table-cell>
          <table:table-cell table:number-columns-repeated="3" office:value-type="float" office:value="84" calcext:value-type="float">
            <text:p>84</text:p>
          </table:table-cell>
          <table:table-cell office:value-type="float" office:value="66" calcext:value-type="float">
            <text:p>66.00</text:p>
          </table:table-cell>
          <table:table-cell table:formula="of:=[.$C$1]*[.$C$1]*[.E97]" office:value-type="float" office:value="237600" calcext:value-type="float">
            <text:p>237,600.0</text:p>
          </table:table-cell>
          <table:table-cell office:value-type="float" office:value="4.9" calcext:value-type="float">
            <text:p>4.90</text:p>
          </table:table-cell>
          <table:table-cell table:style-name="ce15" table:formula="of:=[.$C$1]*[.G97]" office:value-type="float" office:value="294" calcext:value-type="float">
            <text:p>294.0</text:p>
          </table:table-cell>
          <table:table-cell office:value-type="float" office:value="6.9" calcext:value-type="float">
            <text:p>6.90</text:p>
          </table:table-cell>
          <table:table-cell table:style-name="ce15" table:formula="of:=[.$C$1]*[.I97]" office:value-type="float" office:value="414" calcext:value-type="float">
            <text:p>414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ug Akfar Steering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6"/>
          <table:table-cell office:value-type="float" office:value="750" calcext:value-type="float">
            <text:p>750.00</text:p>
          </table:table-cell>
          <table:table-cell table:formula="of:=[.$C$1]*[.K98]" office:value-type="float" office:value="45000" calcext:value-type="float">
            <text:p>45,000.0</text:p>
          </table:table-cell>
          <table:table-cell office:value-type="float" office:value="1.3" calcext:value-type="float">
            <text:p>1.30</text:p>
          </table:table-cell>
          <table:table-cell table:style-name="ce15" table:formula="of:=[.$C$1]*[.M98]" office:value-type="float" office:value="78" calcext:value-type="float">
            <text:p>78.0</text:p>
          </table:table-cell>
          <table:table-cell office:value-type="float" office:value="2.1" calcext:value-type="float">
            <text:p>2.10</text:p>
          </table:table-cell>
          <table:table-cell table:style-name="ce15" table:formula="of:=[.$C$1]*[.O98]" office:value-type="float" office:value="126" calcext:value-type="float">
            <text:p>126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ug Cormet Steering</text:p>
          </table:table-cell>
          <table:table-cell table:number-columns-repeated="3" office:value-type="float" office:value="46" calcext:value-type="float">
            <text:p>46</text:p>
          </table:table-cell>
          <table:table-cell table:number-columns-repeated="6"/>
          <table:table-cell office:value-type="float" office:value="1130" calcext:value-type="float">
            <text:p>1130.00</text:p>
          </table:table-cell>
          <table:table-cell table:formula="of:=[.$C$1]*[.K99]" office:value-type="float" office:value="67800" calcext:value-type="float">
            <text:p>67,800.0</text:p>
          </table:table-cell>
          <table:table-cell office:value-type="float" office:value="1.9" calcext:value-type="float">
            <text:p>1.90</text:p>
          </table:table-cell>
          <table:table-cell table:style-name="ce15" table:formula="of:=[.$C$1]*[.M99]" office:value-type="float" office:value="114" calcext:value-type="float">
            <text:p>114.0</text:p>
          </table:table-cell>
          <table:table-cell office:value-type="float" office:value="3.1" calcext:value-type="float">
            <text:p>3.10</text:p>
          </table:table-cell>
          <table:table-cell table:style-name="ce15" table:formula="of:=[.$C$1]*[.O99]" office:value-type="float" office:value="186" calcext:value-type="float">
            <text:p>186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ug Lohmar Steering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6"/>
          <table:table-cell office:value-type="float" office:value="1700" calcext:value-type="float">
            <text:p>1700.00</text:p>
          </table:table-cell>
          <table:table-cell table:formula="of:=[.$C$1]*[.K100]" office:value-type="float" office:value="102000" calcext:value-type="float">
            <text:p>102,000.0</text:p>
          </table:table-cell>
          <table:table-cell office:value-type="float" office:value="2.8" calcext:value-type="float">
            <text:p>2.80</text:p>
          </table:table-cell>
          <table:table-cell table:style-name="ce15" table:formula="of:=[.$C$1]*[.M100]" office:value-type="float" office:value="168" calcext:value-type="float">
            <text:p>168.0</text:p>
          </table:table-cell>
          <table:table-cell office:value-type="float" office:value="4.7" calcext:value-type="float">
            <text:p>4.70</text:p>
          </table:table-cell>
          <table:table-cell table:style-name="ce15" table:formula="of:=[.$C$1]*[.O100]" office:value-type="float" office:value="282" calcext:value-type="float">
            <text:p>282.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fterburner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4" office:value-type="string" calcext:value-type="string">
            <text:p>AfT</text:p>
          </table:table-cell>
          <table:table-cell table:style-name="ce7" office:value-type="string" calcext:value-type="string">
            <text:p>AfT/s</text:p>
          </table:table-cell>
          <table:table-cell table:style-name="ce4" office:value-type="string" calcext:value-type="string">
            <text:p>AfE</text:p>
          </table:table-cell>
          <table:table-cell table:style-name="ce1" office:value-type="string" calcext:value-type="string">
            <text:p>AfE/s</text:p>
          </table:table-cell>
          <table:table-cell table:style-name="ce4" office:value-type="string" calcext:value-type="string">
            <text:p>AfH</text:p>
          </table:table-cell>
          <table:table-cell table:style-name="ce5" office:value-type="string" calcext:value-type="string">
            <text:p>AfH/s</text:p>
          </table:table-cell>
          <table:table-cell table:style-name="ce12" office:value-type="string" calcext:value-type="string">
            <text:p>AfF</text:p>
          </table:table-cell>
          <table:table-cell table:style-name="ce5" office:value-type="string" calcext:value-type="string">
            <text:p>AfF/s</text:p>
          </table:table-cell>
          <table:table-cell table:style-name="ce3"/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Afterburner</text:p>
          </table:table-cell>
          <table:table-cell table:number-columns-repeated="3" office:value-type="float" office:value="15" calcext:value-type="float">
            <text:p>15</text:p>
          </table:table-cell>
          <table:table-cell table:style-name="ce3" office:value-type="float" office:value="25" calcext:value-type="float">
            <text:p>25</text:p>
          </table:table-cell>
          <table:table-cell table:style-name="ce6" table:formula="of:=[.$C$1]*[.$C$1]*[.E102]" office:value-type="float" office:value="90000" calcext:value-type="float">
            <text:p>90,000</text:p>
          </table:table-cell>
          <table:table-cell table:style-name="ce3" office:value-type="float" office:value="0" calcext:value-type="float">
            <text:p>0</text:p>
          </table:table-cell>
          <table:table-cell table:style-name="Default" table:formula="of:=[.$C$1]*[.G102]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Default" table:formula="of:=[.$C$1]*[.I102]" office:value-type="float" office:value="600" calcext:value-type="float">
            <text:p>600</text:p>
          </table:table-cell>
          <table:table-cell office:value-type="float" office:value="0.5" calcext:value-type="float">
            <text:p>0.50</text:p>
          </table:table-cell>
          <table:table-cell table:style-name="Default" table:formula="of:=[.$C$1]*[.K102]" office:value-type="float" office:value="30" calcext:value-type="float">
            <text:p>30</text:p>
          </table:table-cell>
          <table:table-cell table:style-name="ce3"/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Ionic Afterburner</text:p>
          </table:table-cell>
          <table:table-cell table:number-columns-repeated="3" office:value-type="float" office:value="24" calcext:value-type="float">
            <text:p>24</text:p>
          </table:table-cell>
          <table:table-cell table:style-name="ce3" office:value-type="float" office:value="29" calcext:value-type="float">
            <text:p>29</text:p>
          </table:table-cell>
          <table:table-cell table:style-name="ce6" table:formula="of:=[.$C$1]*[.$C$1]*[.E103]" office:value-type="float" office:value="104400" calcext:value-type="float">
            <text:p>104,400</text:p>
          </table:table-cell>
          <table:table-cell table:style-name="ce3" office:value-type="float" office:value="5.1" calcext:value-type="float">
            <text:p>5.1</text:p>
          </table:table-cell>
          <table:table-cell table:style-name="Default" table:formula="of:=[.$C$1]*[.G103]" office:value-type="float" office:value="306" calcext:value-type="float">
            <text:p>306</text:p>
          </table:table-cell>
          <table:table-cell table:style-name="ce3" office:value-type="float" office:value="12" calcext:value-type="float">
            <text:p>12</text:p>
          </table:table-cell>
          <table:table-cell table:style-name="Default" table:formula="of:=[.$C$1]*[.I103]" office:value-type="float" office:value="720" calcext:value-type="float">
            <text:p>720</text:p>
          </table:table-cell>
          <table:table-cell office:value-type="float" office:value="0.1" calcext:value-type="float">
            <text:p>0.10</text:p>
          </table:table-cell>
          <table:table-cell table:style-name="Default" table:formula="of:=[.$C$1]*[.K103]" office:value-type="float" office:value="6" calcext:value-type="float">
            <text:p>6</text:p>
          </table:table-cell>
          <table:table-cell table:style-name="ce3"/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Bellows-Class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3" calcext:value-type="float">
            <text:p>153.00</text:p>
          </table:table-cell>
          <table:table-cell table:style-name="ce6" table:formula="of:=[.$C$1]*[.$C$1]*[.E104]" office:value-type="float" office:value="550800" calcext:value-type="float">
            <text:p>550,800</text:p>
          </table:table-cell>
          <table:table-cell table:style-name="ce19" office:value-type="float" office:value="6" calcext:value-type="float">
            <text:p>6.0</text:p>
          </table:table-cell>
          <table:table-cell table:style-name="Default" table:formula="of:=[.$C$1]*[.G104]" office:value-type="float" office:value="360" calcext:value-type="float">
            <text:p>360</text:p>
          </table:table-cell>
          <table:table-cell office:value-type="float" office:value="8" calcext:value-type="float">
            <text:p>8.00</text:p>
          </table:table-cell>
          <table:table-cell table:style-name="Default" table:formula="of:=[.$C$1]*[.I104]" office:value-type="float" office:value="480" calcext:value-type="float">
            <text:p>480</text:p>
          </table:table-cell>
          <table:table-cell office:value-type="float" office:value="2" calcext:value-type="float">
            <text:p>2.00</text:p>
          </table:table-cell>
          <table:table-cell table:style-name="Default" table:formula="of:=[.$C$1]*[.K104]" office:value-type="float" office:value="120" calcext:value-type="float">
            <text:p>120</text:p>
          </table:table-cell>
          <table:table-cell table:style-name="ce3"/>
          <table:table-cell table:style-name="Default"/>
          <table:table-cell table:number-columns-repeated="1001"/>
        </table:table-row>
        <table:table-row table:style-name="ro1" table:number-rows-repeated="1048471">
          <table:table-cell table:number-columns-repeated="1015"/>
        </table:table-row>
        <table:table-row table:style-name="ro1">
          <table:table-cell table:number-columns-repeated="1015"/>
        </table:table-row>
      </table:table>
      <table:table table:name="Van. Ratios" table:style-name="ta1">
        <table:table-column table:style-name="co11" table:default-cell-style-name="Default"/>
        <table:table-column table:style-name="co12" table:number-columns-repeated="2" table:default-cell-style-name="ce25"/>
        <table:table-column table:style-name="co13" table:default-cell-style-name="ce25"/>
        <table:table-column table:style-name="co14" table:default-cell-style-name="ce25"/>
        <table:table-column table:style-name="co12" table:default-cell-style-name="ce25"/>
        <table:table-column table:style-name="co15" table:default-cell-style-name="ce25"/>
        <table:table-column table:style-name="co12" table:number-columns-repeated="2" table:default-cell-style-name="ce25"/>
        <table:table-column table:style-name="co15" table:default-cell-style-name="ce25"/>
        <table:table-column table:style-name="co16" table:default-cell-style-name="ce25"/>
        <table:table-column table:style-name="co10" table:number-columns-repeated="2" table:default-cell-style-name="ce25"/>
        <table:table-column table:style-name="co17" table:default-cell-style-name="ce25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Name/Race</text:p>
          </table:table-cell>
          <table:table-cell table:number-columns-repeated="11"/>
          <table:table-cell office:value-type="string" calcext:value-type="string">
            <text:p>all nums / 6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1050 Ion Engines</text:p>
          </table:table-cell>
          <table:table-cell table:formula="of:=[$Vanilla.$E3]/[$Vanilla.$D3]" office:value-type="float" office:value="0.2" calcext:value-type="float">
            <text:p>0.2000</text:p>
          </table:table-cell>
          <table:table-cell table:formula="of:=[$Vanilla.$G3]/[$Vanilla.$D3]" office:value-type="float" office:value="0.02" calcext:value-type="float">
            <text:p>0.0200</text:p>
          </table:table-cell>
          <table:table-cell table:formula="of:=[$Vanilla.$I3]/[$Vanilla.$D3]" office:value-type="float" office:value="0.03" calcext:value-type="float">
            <text:p>0.0300</text:p>
          </table:table-cell>
          <table:table-cell table:formula="of:=[$Vanilla.$K3]/[$Vanilla.$D3]" office:value-type="float" office:value="5.5" calcext:value-type="float">
            <text:p>5.5000</text:p>
          </table:table-cell>
          <table:table-cell table:formula="of:=[$Vanilla.$M3]/[$Vanilla.$D3]" office:value-type="float" office:value="0.0125" calcext:value-type="float">
            <text:p>0.0125</text:p>
          </table:table-cell>
          <table:table-cell table:formula="of:=[$Vanilla.$O3]/[$Vanilla.$D3]" office:value-type="float" office:value="0.025" calcext:value-type="float">
            <text:p>0.0250</text:p>
          </table:table-cell>
          <table:table-cell table:number-columns-repeated="3"/>
          <table:table-cell table:formula="of:=[$Vanilla.E3]/[$Vanilla.G3]" office:value-type="float" office:value="10" calcext:value-type="float">
            <text:p>10.0000</text:p>
          </table:table-cell>
          <table:table-cell table:formula="of:=[$Vanilla.I3]/[$Vanilla.E3]" office:value-type="float" office:value="0.15" calcext:value-type="float">
            <text:p>0.1500</text:p>
          </table:table-cell>
          <table:table-cell table:formula="of:=[$Vanilla.K3]/[$Vanilla.M3]/60" office:value-type="float" office:value="7.33333333333333" calcext:value-type="float">
            <text:p>7.3333</text:p>
          </table:table-cell>
          <table:table-cell table:formula="of:=[$Vanilla.O3]/[$Vanilla.K3]*60" office:value-type="float" office:value="0.272727272727273" calcext:value-type="float">
            <text:p>0.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1700 Ion Thruster</text:p>
          </table:table-cell>
          <table:table-cell table:formula="of:=[$Vanilla.$E4]/[$Vanilla.$D4]" office:value-type="float" office:value="0.375" calcext:value-type="float">
            <text:p>0.3750</text:p>
          </table:table-cell>
          <table:table-cell table:formula="of:=[$Vanilla.$G4]/[$Vanilla.$D4]" office:value-type="float" office:value="0.0375" calcext:value-type="float">
            <text:p>0.0375</text:p>
          </table:table-cell>
          <table:table-cell table:formula="of:=[$Vanilla.$I4]/[$Vanilla.$D4]" office:value-type="float" office:value="0.05625" calcext:value-type="float">
            <text:p>0.0563</text:p>
          </table:table-cell>
          <table:table-cell table:number-columns-repeated="6"/>
          <table:table-cell table:formula="of:=[$Vanilla.E4]/[$Vanilla.G4]" office:value-type="float" office:value="10" calcext:value-type="float">
            <text:p>10.0000</text:p>
          </table:table-cell>
          <table:table-cell table:formula="of:=[$Vanilla.I4]/[$Vanilla.E4]" office:value-type="float" office:value="0.15" calcext:value-type="float">
            <text:p>0.1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2700 Ion Thruster</text:p>
          </table:table-cell>
          <table:table-cell table:formula="of:=[$Vanilla.$E5]/[$Vanilla.$D5]" office:value-type="float" office:value="0.425925925925926" calcext:value-type="float">
            <text:p>0.4259</text:p>
          </table:table-cell>
          <table:table-cell table:formula="of:=[$Vanilla.$G5]/[$Vanilla.$D5]" office:value-type="float" office:value="0.0407407407407407" calcext:value-type="float">
            <text:p>0.0407</text:p>
          </table:table-cell>
          <table:table-cell table:formula="of:=[$Vanilla.$I5]/[$Vanilla.$D5]" office:value-type="float" office:value="0.062962962962963" calcext:value-type="float">
            <text:p>0.0630</text:p>
          </table:table-cell>
          <table:table-cell table:number-columns-repeated="6"/>
          <table:table-cell table:formula="of:=[$Vanilla.E5]/[$Vanilla.G5]" office:value-type="float" office:value="10.4545454545455" calcext:value-type="float">
            <text:p>10.4545</text:p>
          </table:table-cell>
          <table:table-cell table:formula="of:=[$Vanilla.I5]/[$Vanilla.E5]" office:value-type="float" office:value="0.147826086956522" calcext:value-type="float">
            <text:p>0.14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3700 Ion Thruster</text:p>
          </table:table-cell>
          <table:table-cell table:formula="of:=[$Vanilla.$E6]/[$Vanilla.$D6]" office:value-type="float" office:value="0.480434782608696" calcext:value-type="float">
            <text:p>0.4804</text:p>
          </table:table-cell>
          <table:table-cell table:formula="of:=[$Vanilla.$G6]/[$Vanilla.$D6]" office:value-type="float" office:value="0.041304347826087" calcext:value-type="float">
            <text:p>0.0413</text:p>
          </table:table-cell>
          <table:table-cell table:formula="of:=[$Vanilla.$I6]/[$Vanilla.$D6]" office:value-type="float" office:value="0.0695652173913043" calcext:value-type="float">
            <text:p>0.0696</text:p>
          </table:table-cell>
          <table:table-cell table:number-columns-repeated="6"/>
          <table:table-cell table:formula="of:=[$Vanilla.E6]/[$Vanilla.G6]" office:value-type="float" office:value="11.6315789473684" calcext:value-type="float">
            <text:p>11.6316</text:p>
          </table:table-cell>
          <table:table-cell table:formula="of:=[$Vanilla.I6]/[$Vanilla.E6]" office:value-type="float" office:value="0.144796380090498" calcext:value-type="float">
            <text:p>0.14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4700 Ion Thruster</text:p>
          </table:table-cell>
          <table:table-cell table:formula="of:=[$Vanilla.$E7]/[$Vanilla.$D7]" office:value-type="float" office:value="0.537974683544304" calcext:value-type="float">
            <text:p>0.5380</text:p>
          </table:table-cell>
          <table:table-cell table:formula="of:=[$Vanilla.$G7]/[$Vanilla.$D7]" office:value-type="float" office:value="0.0443037974683544" calcext:value-type="float">
            <text:p>0.0443</text:p>
          </table:table-cell>
          <table:table-cell table:formula="of:=[$Vanilla.$I7]/[$Vanilla.$D7]" office:value-type="float" office:value="0.0784810126582279" calcext:value-type="float">
            <text:p>0.0785</text:p>
          </table:table-cell>
          <table:table-cell table:number-columns-repeated="6"/>
          <table:table-cell table:formula="of:=[$Vanilla.E7]/[$Vanilla.G7]" office:value-type="float" office:value="12.1428571428571" calcext:value-type="float">
            <text:p>12.1429</text:p>
          </table:table-cell>
          <table:table-cell table:formula="of:=[$Vanilla.I7]/[$Vanilla.E7]" office:value-type="float" office:value="0.145882352941176" calcext:value-type="float">
            <text:p>0.14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5700 Ion Thruster</text:p>
          </table:table-cell>
          <table:table-cell table:formula="of:=[$Vanilla.$E8]/[$Vanilla.$D8]" office:value-type="float" office:value="0.608208955223881" calcext:value-type="float">
            <text:p>0.6082</text:p>
          </table:table-cell>
          <table:table-cell table:formula="of:=[$Vanilla.$G8]/[$Vanilla.$D8]" office:value-type="float" office:value="0.0470149253731343" calcext:value-type="float">
            <text:p>0.0470</text:p>
          </table:table-cell>
          <table:table-cell table:formula="of:=[$Vanilla.$I8]/[$Vanilla.$D8]" office:value-type="float" office:value="0.0873134328358209" calcext:value-type="float">
            <text:p>0.0873</text:p>
          </table:table-cell>
          <table:table-cell table:number-columns-repeated="6"/>
          <table:table-cell table:formula="of:=[$Vanilla.E8]/[$Vanilla.G8]" office:value-type="float" office:value="12.9365079365079" calcext:value-type="float">
            <text:p>12.9365</text:p>
          </table:table-cell>
          <table:table-cell table:formula="of:=[$Vanilla.I8]/[$Vanilla.E8]" office:value-type="float" office:value="0.143558282208589" calcext:value-type="float">
            <text:p>0.14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1200 Ion Steering</text:p>
          </table:table-cell>
          <table:table-cell table:number-columns-repeated="3"/>
          <table:table-cell table:formula="of:=[$Vanilla.$K9]/[$Vanilla.$D9]" office:value-type="float" office:value="13.3333333333333" calcext:value-type="float">
            <text:p>13.3333</text:p>
          </table:table-cell>
          <table:table-cell table:formula="of:=[$Vanilla.$M9]/[$Vanilla.$D9]" office:value-type="float" office:value="0.025" calcext:value-type="float">
            <text:p>0.0250</text:p>
          </table:table-cell>
          <table:table-cell table:formula="of:=[$Vanilla.$O9]/[$Vanilla.$D9]" office:value-type="float" office:value="0.05" calcext:value-type="float">
            <text:p>0.0500</text:p>
          </table:table-cell>
          <table:table-cell table:number-columns-repeated="5"/>
          <table:table-cell table:formula="of:=[$Vanilla.K9]/[$Vanilla.M9]/60" office:value-type="float" office:value="8.88888888888889" calcext:value-type="float">
            <text:p>8.8889</text:p>
          </table:table-cell>
          <table:table-cell table:formula="of:=[$Vanilla.O9]/[$Vanilla.K9]*60" office:value-type="float" office:value="0.225" calcext:value-type="float">
            <text:p>0.2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2200 Ion Steering</text:p>
          </table:table-cell>
          <table:table-cell table:number-columns-repeated="3"/>
          <table:table-cell table:formula="of:=[$Vanilla.$K10]/[$Vanilla.$D10]" office:value-type="float" office:value="15.35" calcext:value-type="float">
            <text:p>15.3500</text:p>
          </table:table-cell>
          <table:table-cell table:formula="of:=[$Vanilla.$M10]/[$Vanilla.$D10]" office:value-type="float" office:value="0.03" calcext:value-type="float">
            <text:p>0.0300</text:p>
          </table:table-cell>
          <table:table-cell table:formula="of:=[$Vanilla.$O10]/[$Vanilla.$D10]" office:value-type="float" office:value="0.055" calcext:value-type="float">
            <text:p>0.0550</text:p>
          </table:table-cell>
          <table:table-cell table:number-columns-repeated="5"/>
          <table:table-cell table:formula="of:=[$Vanilla.K10]/[$Vanilla.M10]/60" office:value-type="float" office:value="8.52777777777778" calcext:value-type="float">
            <text:p>8.5278</text:p>
          </table:table-cell>
          <table:table-cell table:formula="of:=[$Vanilla.O10]/[$Vanilla.K10]*60" office:value-type="float" office:value="0.214983713355049" calcext:value-type="float">
            <text:p>0.2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3200 Ion Steering</text:p>
          </table:table-cell>
          <table:table-cell table:number-columns-repeated="3"/>
          <table:table-cell table:formula="of:=[$Vanilla.$K11]/[$Vanilla.$D11]" office:value-type="float" office:value="16.8571428571429" calcext:value-type="float">
            <text:p>16.8571</text:p>
          </table:table-cell>
          <table:table-cell table:formula="of:=[$Vanilla.$M11]/[$Vanilla.$D11]" office:value-type="float" office:value="0.0314285714285714" calcext:value-type="float">
            <text:p>0.0314</text:p>
          </table:table-cell>
          <table:table-cell table:formula="of:=[$Vanilla.$O11]/[$Vanilla.$D11]" office:value-type="float" office:value="0.0571428571428571" calcext:value-type="float">
            <text:p>0.0571</text:p>
          </table:table-cell>
          <table:table-cell table:number-columns-repeated="5"/>
          <table:table-cell table:formula="of:=[$Vanilla.K11]/[$Vanilla.M11]/60" office:value-type="float" office:value="8.93939393939394" calcext:value-type="float">
            <text:p>8.9394</text:p>
          </table:table-cell>
          <table:table-cell table:formula="of:=[$Vanilla.O11]/[$Vanilla.K11]*60" office:value-type="float" office:value="0.203389830508475" calcext:value-type="float">
            <text:p>0.2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4200 Ion Steering</text:p>
          </table:table-cell>
          <table:table-cell table:number-columns-repeated="3"/>
          <table:table-cell table:formula="of:=[$Vanilla.$K12]/[$Vanilla.$D12]" office:value-type="float" office:value="19.1864406779661" calcext:value-type="float">
            <text:p>19.1864</text:p>
          </table:table-cell>
          <table:table-cell table:formula="of:=[$Vanilla.$M12]/[$Vanilla.$D12]" office:value-type="float" office:value="0.0322033898305085" calcext:value-type="float">
            <text:p>0.0322</text:p>
          </table:table-cell>
          <table:table-cell table:formula="of:=[$Vanilla.$O12]/[$Vanilla.$D12]" office:value-type="float" office:value="0.0661016949152542" calcext:value-type="float">
            <text:p>0.0661</text:p>
          </table:table-cell>
          <table:table-cell table:number-columns-repeated="5"/>
          <table:table-cell table:formula="of:=[$Vanilla.K12]/[$Vanilla.M12]/60" office:value-type="float" office:value="9.92982456140351" calcext:value-type="float">
            <text:p>9.9298</text:p>
          </table:table-cell>
          <table:table-cell table:formula="of:=[$Vanilla.O12]/[$Vanilla.K12]*60" office:value-type="float" office:value="0.206713780918728" calcext:value-type="float">
            <text:p>0.2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5200 Ion Steering</text:p>
          </table:table-cell>
          <table:table-cell table:number-columns-repeated="3"/>
          <table:table-cell table:formula="of:=[$Vanilla.$K13]/[$Vanilla.$D13]" office:value-type="float" office:value="21.74" calcext:value-type="float">
            <text:p>21.7400</text:p>
          </table:table-cell>
          <table:table-cell table:formula="of:=[$Vanilla.$M13]/[$Vanilla.$D13]" office:value-type="float" office:value="0.035" calcext:value-type="float">
            <text:p>0.0350</text:p>
          </table:table-cell>
          <table:table-cell table:formula="of:=[$Vanilla.$O13]/[$Vanilla.$D13]" office:value-type="float" office:value="0.073" calcext:value-type="float">
            <text:p>0.0730</text:p>
          </table:table-cell>
          <table:table-cell table:number-columns-repeated="5"/>
          <table:table-cell table:formula="of:=[$Vanilla.K13]/[$Vanilla.M13]/60" office:value-type="float" office:value="10.352380952381" calcext:value-type="float">
            <text:p>10.3524</text:p>
          </table:table-cell>
          <table:table-cell table:formula="of:=[$Vanilla.O13]/[$Vanilla.K13]*60" office:value-type="float" office:value="0.201471941122355" calcext:value-type="float">
            <text:p>0.20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pmunk Plasma Th</text:p>
          </table:table-cell>
          <table:table-cell table:formula="of:=[$Vanilla.$E15]/[$Vanilla.$D15]" office:value-type="float" office:value="0.48" calcext:value-type="float">
            <text:p>0.4800</text:p>
          </table:table-cell>
          <table:table-cell table:formula="of:=[$Vanilla.$G15]/[$Vanilla.$D15]" office:value-type="float" office:value="0.05" calcext:value-type="float">
            <text:p>0.0500</text:p>
          </table:table-cell>
          <table:table-cell table:formula="of:=[$Vanilla.$I15]/[$Vanilla.$D15]" office:value-type="float" office:value="0.09" calcext:value-type="float">
            <text:p>0.0900</text:p>
          </table:table-cell>
          <table:table-cell table:number-columns-repeated="6"/>
          <table:table-cell table:formula="of:=[$Vanilla.E15]/[$Vanilla.G15]" office:value-type="float" office:value="9.6" calcext:value-type="float">
            <text:p>9.6000</text:p>
          </table:table-cell>
          <table:table-cell table:formula="of:=[$Vanilla.I15]/[$Vanilla.E15]" office:value-type="float" office:value="0.1875" calcext:value-type="float">
            <text:p>0.18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yhound Plasma Th</text:p>
          </table:table-cell>
          <table:table-cell table:formula="of:=[$Vanilla.$E16]/[$Vanilla.$D16]" office:value-type="float" office:value="0.541176470588235" calcext:value-type="float">
            <text:p>0.5412</text:p>
          </table:table-cell>
          <table:table-cell table:formula="of:=[$Vanilla.$G16]/[$Vanilla.$D16]" office:value-type="float" office:value="0.0529411764705882" calcext:value-type="float">
            <text:p>0.0529</text:p>
          </table:table-cell>
          <table:table-cell table:formula="of:=[$Vanilla.$I16]/[$Vanilla.$D16]" office:value-type="float" office:value="0.1" calcext:value-type="float">
            <text:p>0.1000</text:p>
          </table:table-cell>
          <table:table-cell table:number-columns-repeated="6"/>
          <table:table-cell table:formula="of:=[$Vanilla.E16]/[$Vanilla.G16]" office:value-type="float" office:value="10.2222222222222" calcext:value-type="float">
            <text:p>10.2222</text:p>
          </table:table-cell>
          <table:table-cell table:formula="of:=[$Vanilla.I16]/[$Vanilla.E16]" office:value-type="float" office:value="0.184782608695652" calcext:value-type="float">
            <text:p>0.18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ala Plasma Th</text:p>
          </table:table-cell>
          <table:table-cell table:formula="of:=[$Vanilla.$E17]/[$Vanilla.$D17]" office:value-type="float" office:value="0.610344827586207" calcext:value-type="float">
            <text:p>0.6103</text:p>
          </table:table-cell>
          <table:table-cell table:formula="of:=[$Vanilla.$G17]/[$Vanilla.$D17]" office:value-type="float" office:value="0.0551724137931035" calcext:value-type="float">
            <text:p>0.0552</text:p>
          </table:table-cell>
          <table:table-cell table:formula="of:=[$Vanilla.$I17]/[$Vanilla.$D17]" office:value-type="float" office:value="0.112068965517241" calcext:value-type="float">
            <text:p>0.1121</text:p>
          </table:table-cell>
          <table:table-cell table:number-columns-repeated="6"/>
          <table:table-cell table:formula="of:=[$Vanilla.E17]/[$Vanilla.G17]" office:value-type="float" office:value="11.0625" calcext:value-type="float">
            <text:p>11.0625</text:p>
          </table:table-cell>
          <table:table-cell table:formula="of:=[$Vanilla.I17]/[$Vanilla.E17]" office:value-type="float" office:value="0.18361581920904" calcext:value-type="float">
            <text:p>0.18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ca Plasma Th</text:p>
          </table:table-cell>
          <table:table-cell table:formula="of:=[$Vanilla.$E18]/[$Vanilla.$D18]" office:value-type="float" office:value="0.692857142857143" calcext:value-type="float">
            <text:p>0.6929</text:p>
          </table:table-cell>
          <table:table-cell table:formula="of:=[$Vanilla.$G18]/[$Vanilla.$D18]" office:value-type="float" office:value="0.0591836734693877" calcext:value-type="float">
            <text:p>0.0592</text:p>
          </table:table-cell>
          <table:table-cell table:formula="of:=[$Vanilla.$I18]/[$Vanilla.$D18]" office:value-type="float" office:value="0.125510204081633" calcext:value-type="float">
            <text:p>0.1255</text:p>
          </table:table-cell>
          <table:table-cell table:number-columns-repeated="6"/>
          <table:table-cell table:formula="of:=[$Vanilla.E18]/[$Vanilla.G18]" office:value-type="float" office:value="11.7068965517241" calcext:value-type="float">
            <text:p>11.7069</text:p>
          </table:table-cell>
          <table:table-cell table:formula="of:=[$Vanilla.I18]/[$Vanilla.E18]" office:value-type="float" office:value="0.181148748159057" calcext:value-type="float">
            <text:p>0.18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rant Plasma Th</text:p>
          </table:table-cell>
          <table:table-cell table:formula="of:=[$Vanilla.$E19]/[$Vanilla.$D19]" office:value-type="float" office:value="0.781437125748503" calcext:value-type="float">
            <text:p>0.7814</text:p>
          </table:table-cell>
          <table:table-cell table:formula="of:=[$Vanilla.$G19]/[$Vanilla.$D19]" office:value-type="float" office:value="0.062874251497006" calcext:value-type="float">
            <text:p>0.0629</text:p>
          </table:table-cell>
          <table:table-cell table:formula="of:=[$Vanilla.$I19]/[$Vanilla.$D19]" office:value-type="float" office:value="0.140718562874251" calcext:value-type="float">
            <text:p>0.1407</text:p>
          </table:table-cell>
          <table:table-cell table:number-columns-repeated="6"/>
          <table:table-cell table:formula="of:=[$Vanilla.E19]/[$Vanilla.G19]" office:value-type="float" office:value="12.4285714285714" calcext:value-type="float">
            <text:p>12.4286</text:p>
          </table:table-cell>
          <table:table-cell table:formula="of:=[$Vanilla.I19]/[$Vanilla.E19]" office:value-type="float" office:value="0.18007662835249" calcext:value-type="float">
            <text:p>0.18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ipmunk Plasma St</text:p>
          </table:table-cell>
          <table:table-cell table:number-columns-repeated="3"/>
          <table:table-cell table:formula="of:=[$Vanilla.$K20]/[$Vanilla.$D20]" office:value-type="float" office:value="17.0666666666667" calcext:value-type="float">
            <text:p>17.0667</text:p>
          </table:table-cell>
          <table:table-cell table:formula="of:=[$Vanilla.$M20]/[$Vanilla.$D20]" office:value-type="float" office:value="0.0333333333333333" calcext:value-type="float">
            <text:p>0.0333</text:p>
          </table:table-cell>
          <table:table-cell table:formula="of:=[$Vanilla.$O20]/[$Vanilla.$D20]" office:value-type="float" office:value="0.0733333333333333" calcext:value-type="float">
            <text:p>0.0733</text:p>
          </table:table-cell>
          <table:table-cell table:number-columns-repeated="5"/>
          <table:table-cell table:formula="of:=[$Vanilla.K20]/[$Vanilla.M20]/60" office:value-type="float" office:value="8.53333333333333" calcext:value-type="float">
            <text:p>8.5333</text:p>
          </table:table-cell>
          <table:table-cell table:formula="of:=[$Vanilla.O20]/[$Vanilla.K20]*60" office:value-type="float" office:value="0.2578125" calcext:value-type="float">
            <text:p>0.25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yhound Plasma St</text:p>
          </table:table-cell>
          <table:table-cell table:number-columns-repeated="3"/>
          <table:table-cell table:formula="of:=[$Vanilla.$K21]/[$Vanilla.$D21]" office:value-type="float" office:value="18.9230769230769" calcext:value-type="float">
            <text:p>18.9231</text:p>
          </table:table-cell>
          <table:table-cell table:formula="of:=[$Vanilla.$M21]/[$Vanilla.$D21]" office:value-type="float" office:value="0.0346153846153846" calcext:value-type="float">
            <text:p>0.0346</text:p>
          </table:table-cell>
          <table:table-cell table:formula="of:=[$Vanilla.$O21]/[$Vanilla.$D21]" office:value-type="float" office:value="0.0807692307692308" calcext:value-type="float">
            <text:p>0.0808</text:p>
          </table:table-cell>
          <table:table-cell table:number-columns-repeated="5"/>
          <table:table-cell table:formula="of:=[$Vanilla.K21]/[$Vanilla.M21]/60" office:value-type="float" office:value="9.11111111111111" calcext:value-type="float">
            <text:p>9.1111</text:p>
          </table:table-cell>
          <table:table-cell table:formula="of:=[$Vanilla.O21]/[$Vanilla.K21]*60" office:value-type="float" office:value="0.25609756097561" calcext:value-type="float">
            <text:p>0.2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ala Plasma St</text:p>
          </table:table-cell>
          <table:table-cell table:number-columns-repeated="3"/>
          <table:table-cell table:formula="of:=[$Vanilla.$K22]/[$Vanilla.$D22]" office:value-type="float" office:value="21.953488372093" calcext:value-type="float">
            <text:p>21.9535</text:p>
          </table:table-cell>
          <table:table-cell table:formula="of:=[$Vanilla.$M22]/[$Vanilla.$D22]" office:value-type="float" office:value="0.0372093023255814" calcext:value-type="float">
            <text:p>0.0372</text:p>
          </table:table-cell>
          <table:table-cell table:formula="of:=[$Vanilla.$O22]/[$Vanilla.$D22]" office:value-type="float" office:value="0.0953488372093023" calcext:value-type="float">
            <text:p>0.0953</text:p>
          </table:table-cell>
          <table:table-cell table:number-columns-repeated="5"/>
          <table:table-cell table:formula="of:=[$Vanilla.K22]/[$Vanilla.M22]/60" office:value-type="float" office:value="9.83333333333333" calcext:value-type="float">
            <text:p>9.8333</text:p>
          </table:table-cell>
          <table:table-cell table:formula="of:=[$Vanilla.O22]/[$Vanilla.K22]*60" office:value-type="float" office:value="0.260593220338983" calcext:value-type="float">
            <text:p>0.2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ca Plasma St</text:p>
          </table:table-cell>
          <table:table-cell table:number-columns-repeated="3"/>
          <table:table-cell table:formula="of:=[$Vanilla.$K23]/[$Vanilla.$D23]" office:value-type="float" office:value="24.4864864864865" calcext:value-type="float">
            <text:p>24.4865</text:p>
          </table:table-cell>
          <table:table-cell table:formula="of:=[$Vanilla.$M23]/[$Vanilla.$D23]" office:value-type="float" office:value="0.0391891891891892" calcext:value-type="float">
            <text:p>0.0392</text:p>
          </table:table-cell>
          <table:table-cell table:formula="of:=[$Vanilla.$O23]/[$Vanilla.$D23]" office:value-type="float" office:value="0.104054054054054" calcext:value-type="float">
            <text:p>0.1041</text:p>
          </table:table-cell>
          <table:table-cell table:number-columns-repeated="5"/>
          <table:table-cell table:formula="of:=[$Vanilla.K23]/[$Vanilla.M23]/60" office:value-type="float" office:value="10.4137931034483" calcext:value-type="float">
            <text:p>10.4138</text:p>
          </table:table-cell>
          <table:table-cell table:formula="of:=[$Vanilla.O23]/[$Vanilla.K23]*60" office:value-type="float" office:value="0.254966887417218" calcext:value-type="float">
            <text:p>0.25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rant Plasma St</text:p>
          </table:table-cell>
          <table:table-cell table:number-columns-repeated="3"/>
          <table:table-cell table:formula="of:=[$Vanilla.$K24]/[$Vanilla.$D24]" office:value-type="float" office:value="27.832" calcext:value-type="float">
            <text:p>27.8320</text:p>
          </table:table-cell>
          <table:table-cell table:formula="of:=[$Vanilla.$M24]/[$Vanilla.$D24]" office:value-type="float" office:value="0.0416" calcext:value-type="float">
            <text:p>0.0416</text:p>
          </table:table-cell>
          <table:table-cell table:formula="of:=[$Vanilla.$O24]/[$Vanilla.$D24]" office:value-type="float" office:value="0.1176" calcext:value-type="float">
            <text:p>0.1176</text:p>
          </table:table-cell>
          <table:table-cell table:number-columns-repeated="5"/>
          <table:table-cell table:formula="of:=[$Vanilla.K24]/[$Vanilla.M24]/60" office:value-type="float" office:value="11.150641025641" calcext:value-type="float">
            <text:p>11.1506</text:p>
          </table:table-cell>
          <table:table-cell table:formula="of:=[$Vanilla.O24]/[$Vanilla.K24]*60" office:value-type="float" office:value="0.253521126760563" calcext:value-type="float">
            <text:p>0.25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  <table:table-cell table:style-name="ce26" office:value-type="string" calcext:value-type="string">
            <text:p>RevTh/En</text:p>
          </table:table-cell>
          <table:table-cell table:style-name="ce26" office:value-type="string" calcext:value-type="string">
            <text:p>Heat/RevTh</text:p>
          </table:table-cell>
        </table:table-row>
        <table:table-row table:style-name="ro1">
          <table:table-cell office:value-type="string" calcext:value-type="string">
            <text:p>A120 Atomic Thruster</text:p>
          </table:table-cell>
          <table:table-cell table:formula="of:=[$Vanilla.$E26]/[$Vanilla.$D26]" office:value-type="float" office:value="0.7" calcext:value-type="float">
            <text:p>0.7000</text:p>
          </table:table-cell>
          <table:table-cell table:formula="of:=[$Vanilla.$G26]/[$Vanilla.$D26]" office:value-type="float" office:value="0.0818181818181818" calcext:value-type="float">
            <text:p>0.0818</text:p>
          </table:table-cell>
          <table:table-cell table:formula="of:=[$Vanilla.$I26]/[$Vanilla.$D26]" office:value-type="float" office:value="0.159090909090909" calcext:value-type="float">
            <text:p>0.1591</text:p>
          </table:table-cell>
          <table:table-cell table:number-columns-repeated="6"/>
          <table:table-cell table:formula="of:=[$Vanilla.E26]/[$Vanilla.G26]" office:value-type="float" office:value="8.55555555555556" calcext:value-type="float">
            <text:p>8.5556</text:p>
          </table:table-cell>
          <table:table-cell table:formula="of:=[$Vanilla.I26]/[$Vanilla.E26]" office:value-type="float" office:value="0.227272727272727" calcext:value-type="float">
            <text:p>0.22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50 Atomic Thruster</text:p>
          </table:table-cell>
          <table:table-cell table:formula="of:=[$Vanilla.$E27]/[$Vanilla.$D27]" office:value-type="float" office:value="0.802941176470588" calcext:value-type="float">
            <text:p>0.8029</text:p>
          </table:table-cell>
          <table:table-cell table:formula="of:=[$Vanilla.$G27]/[$Vanilla.$D27]" office:value-type="float" office:value="0.0911764705882353" calcext:value-type="float">
            <text:p>0.0912</text:p>
          </table:table-cell>
          <table:table-cell table:formula="of:=[$Vanilla.$I27]/[$Vanilla.$D27]" office:value-type="float" office:value="0.179411764705882" calcext:value-type="float">
            <text:p>0.1794</text:p>
          </table:table-cell>
          <table:table-cell table:number-columns-repeated="6"/>
          <table:table-cell table:formula="of:=[$Vanilla.E27]/[$Vanilla.G27]" office:value-type="float" office:value="8.80645161290323" calcext:value-type="float">
            <text:p>8.8065</text:p>
          </table:table-cell>
          <table:table-cell table:formula="of:=[$Vanilla.I27]/[$Vanilla.E27]" office:value-type="float" office:value="0.223443223443223" calcext:value-type="float">
            <text:p>0.22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370 Atomic Thruster</text:p>
          </table:table-cell>
          <table:table-cell table:formula="of:=[$Vanilla.$E28]/[$Vanilla.$D28]" office:value-type="float" office:value="0.89811320754717" calcext:value-type="float">
            <text:p>0.8981</text:p>
          </table:table-cell>
          <table:table-cell table:formula="of:=[$Vanilla.$G28]/[$Vanilla.$D28]" office:value-type="float" office:value="0.0962264150943396" calcext:value-type="float">
            <text:p>0.0962</text:p>
          </table:table-cell>
          <table:table-cell table:formula="of:=[$Vanilla.$I28]/[$Vanilla.$D28]" office:value-type="float" office:value="0.194339622641509" calcext:value-type="float">
            <text:p>0.1943</text:p>
          </table:table-cell>
          <table:table-cell table:number-columns-repeated="6"/>
          <table:table-cell table:formula="of:=[$Vanilla.E28]/[$Vanilla.G28]" office:value-type="float" office:value="9.33333333333333" calcext:value-type="float">
            <text:p>9.3333</text:p>
          </table:table-cell>
          <table:table-cell table:formula="of:=[$Vanilla.I28]/[$Vanilla.E28]" office:value-type="float" office:value="0.216386554621849" calcext:value-type="float">
            <text:p>0.21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20 Atomic Thruster</text:p>
          </table:table-cell>
          <table:table-cell table:formula="of:=[$Vanilla.$E29]/[$Vanilla.$D29]" office:value-type="float" office:value="0.998780487804878" calcext:value-type="float">
            <text:p>0.9988</text:p>
          </table:table-cell>
          <table:table-cell table:formula="of:=[$Vanilla.$G29]/[$Vanilla.$D29]" office:value-type="float" office:value="0.101219512195122" calcext:value-type="float">
            <text:p>0.1012</text:p>
          </table:table-cell>
          <table:table-cell table:formula="of:=[$Vanilla.$I29]/[$Vanilla.$D29]" office:value-type="float" office:value="0.212195121951219" calcext:value-type="float">
            <text:p>0.2122</text:p>
          </table:table-cell>
          <table:table-cell table:number-columns-repeated="6"/>
          <table:table-cell table:formula="of:=[$Vanilla.E29]/[$Vanilla.G29]" office:value-type="float" office:value="9.86746987951807" calcext:value-type="float">
            <text:p>9.8675</text:p>
          </table:table-cell>
          <table:table-cell table:formula="of:=[$Vanilla.I29]/[$Vanilla.E29]" office:value-type="float" office:value="0.212454212454212" calcext:value-type="float">
            <text:p>0.2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860 Atomic Thruster</text:p>
          </table:table-cell>
          <table:table-cell table:formula="of:=[$Vanilla.$E30]/[$Vanilla.$D30]" office:value-type="float" office:value="1.1" calcext:value-type="float">
            <text:p>1.1000</text:p>
          </table:table-cell>
          <table:table-cell table:formula="of:=[$Vanilla.$G30]/[$Vanilla.$D30]" office:value-type="float" office:value="0.104724409448819" calcext:value-type="float">
            <text:p>0.1047</text:p>
          </table:table-cell>
          <table:table-cell table:formula="of:=[$Vanilla.$I30]/[$Vanilla.$D30]" office:value-type="float" office:value="0.229133858267717" calcext:value-type="float">
            <text:p>0.2291</text:p>
          </table:table-cell>
          <table:table-cell table:number-columns-repeated="6"/>
          <table:table-cell table:formula="of:=[$Vanilla.E30]/[$Vanilla.G30]" office:value-type="float" office:value="10.5037593984962" calcext:value-type="float">
            <text:p>10.5038</text:p>
          </table:table-cell>
          <table:table-cell table:formula="of:=[$Vanilla.I30]/[$Vanilla.E30]" office:value-type="float" office:value="0.208303507516106" calcext:value-type="float">
            <text:p>0.20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25 Atomic Steering</text:p>
          </table:table-cell>
          <table:table-cell table:number-columns-repeated="3"/>
          <table:table-cell table:formula="of:=[$Vanilla.$K31]/[$Vanilla.$D31]" office:value-type="float" office:value="24.5" calcext:value-type="float">
            <text:p>24.5000</text:p>
          </table:table-cell>
          <table:table-cell table:formula="of:=[$Vanilla.$M31]/[$Vanilla.$D31]" office:value-type="float" office:value="0.05625" calcext:value-type="float">
            <text:p>0.0563</text:p>
          </table:table-cell>
          <table:table-cell table:formula="of:=[$Vanilla.$O31]/[$Vanilla.$D31]" office:value-type="float" office:value="0.1375" calcext:value-type="float">
            <text:p>0.1375</text:p>
          </table:table-cell>
          <table:table-cell table:number-columns-repeated="5"/>
          <table:table-cell table:formula="of:=[$Vanilla.K31]/[$Vanilla.M31]/60" office:value-type="float" office:value="7.25925925925926" calcext:value-type="float">
            <text:p>7.2593</text:p>
          </table:table-cell>
          <table:table-cell table:formula="of:=[$Vanilla.O31]/[$Vanilla.K31]*60" office:value-type="float" office:value="0.336734693877551" calcext:value-type="float">
            <text:p>0.3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55 Atomic Steering</text:p>
          </table:table-cell>
          <table:table-cell table:number-columns-repeated="3"/>
          <table:table-cell table:formula="of:=[$Vanilla.$K32]/[$Vanilla.$D32]" office:value-type="float" office:value="27.48" calcext:value-type="float">
            <text:p>27.4800</text:p>
          </table:table-cell>
          <table:table-cell table:formula="of:=[$Vanilla.$M32]/[$Vanilla.$D32]" office:value-type="float" office:value="0.06" calcext:value-type="float">
            <text:p>0.0600</text:p>
          </table:table-cell>
          <table:table-cell table:formula="of:=[$Vanilla.$O32]/[$Vanilla.$D32]" office:value-type="float" office:value="0.148" calcext:value-type="float">
            <text:p>0.1480</text:p>
          </table:table-cell>
          <table:table-cell table:number-columns-repeated="5"/>
          <table:table-cell table:formula="of:=[$Vanilla.K32]/[$Vanilla.M32]/60" office:value-type="float" office:value="7.63333333333333" calcext:value-type="float">
            <text:p>7.6333</text:p>
          </table:table-cell>
          <table:table-cell table:formula="of:=[$Vanilla.O32]/[$Vanilla.K32]*60" office:value-type="float" office:value="0.323144104803493" calcext:value-type="float">
            <text:p>0.3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75 Atomic Steering</text:p>
          </table:table-cell>
          <table:table-cell table:number-columns-repeated="3"/>
          <table:table-cell table:formula="of:=[$Vanilla.$K33]/[$Vanilla.$D33]" office:value-type="float" office:value="31.3684210526316" calcext:value-type="float">
            <text:p>31.3684</text:p>
          </table:table-cell>
          <table:table-cell table:formula="of:=[$Vanilla.$M33]/[$Vanilla.$D33]" office:value-type="float" office:value="0.0657894736842105" calcext:value-type="float">
            <text:p>0.0658</text:p>
          </table:table-cell>
          <table:table-cell table:formula="of:=[$Vanilla.$O33]/[$Vanilla.$D33]" office:value-type="float" office:value="0.165789473684211" calcext:value-type="float">
            <text:p>0.1658</text:p>
          </table:table-cell>
          <table:table-cell table:number-columns-repeated="5"/>
          <table:table-cell table:formula="of:=[$Vanilla.K33]/[$Vanilla.M33]/60" office:value-type="float" office:value="7.94666666666667" calcext:value-type="float">
            <text:p>7.9467</text:p>
          </table:table-cell>
          <table:table-cell table:formula="of:=[$Vanilla.O33]/[$Vanilla.K33]*60" office:value-type="float" office:value="0.317114093959731" calcext:value-type="float">
            <text:p>0.3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25 Atomic Steering</text:p>
          </table:table-cell>
          <table:table-cell table:number-columns-repeated="3"/>
          <table:table-cell table:formula="of:=[$Vanilla.$K34]/[$Vanilla.$D34]" office:value-type="float" office:value="34.1666666666667" calcext:value-type="float">
            <text:p>34.1667</text:p>
          </table:table-cell>
          <table:table-cell table:formula="of:=[$Vanilla.$M34]/[$Vanilla.$D34]" office:value-type="float" office:value="0.0683333333333333" calcext:value-type="float">
            <text:p>0.0683</text:p>
          </table:table-cell>
          <table:table-cell table:formula="of:=[$Vanilla.$O34]/[$Vanilla.$D34]" office:value-type="float" office:value="0.175" calcext:value-type="float">
            <text:p>0.1750</text:p>
          </table:table-cell>
          <table:table-cell table:number-columns-repeated="5"/>
          <table:table-cell table:formula="of:=[$Vanilla.K34]/[$Vanilla.M34]/60" office:value-type="float" office:value="8.33333333333333" calcext:value-type="float">
            <text:p>8.3333</text:p>
          </table:table-cell>
          <table:table-cell table:formula="of:=[$Vanilla.O34]/[$Vanilla.K34]*60" office:value-type="float" office:value="0.307317073170732" calcext:value-type="float">
            <text:p>0.30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865 Atomic Steering</text:p>
          </table:table-cell>
          <table:table-cell table:number-columns-repeated="3"/>
          <table:table-cell table:formula="of:=[$Vanilla.$K35]/[$Vanilla.$D35]" office:value-type="float" office:value="38.1413043478261" calcext:value-type="float">
            <text:p>38.1413</text:p>
          </table:table-cell>
          <table:table-cell table:formula="of:=[$Vanilla.$M35]/[$Vanilla.$D35]" office:value-type="float" office:value="0.0717391304347826" calcext:value-type="float">
            <text:p>0.0717</text:p>
          </table:table-cell>
          <table:table-cell table:formula="of:=[$Vanilla.$O35]/[$Vanilla.$D35]" office:value-type="float" office:value="0.190217391304348" calcext:value-type="float">
            <text:p>0.1902</text:p>
          </table:table-cell>
          <table:table-cell table:number-columns-repeated="5"/>
          <table:table-cell table:formula="of:=[$Vanilla.K35]/[$Vanilla.M35]/60" office:value-type="float" office:value="8.86111111111111" calcext:value-type="float">
            <text:p>8.8611</text:p>
          </table:table-cell>
          <table:table-cell table:formula="of:=[$Vanilla.O35]/[$Vanilla.K35]*60" office:value-type="float" office:value="0.299230550014249" calcext:value-type="float">
            <text:p>0.2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120 Reverse Th</text:p>
          </table:table-cell>
          <table:table-cell table:number-columns-repeated="6"/>
          <table:table-cell table:formula="of:=[$Vanilla.$Q36]/[$Vanilla.$D36]" office:value-type="float" office:value="0.7" calcext:value-type="float">
            <text:p>0.7000</text:p>
          </table:table-cell>
          <table:table-cell table:formula="of:=[$Vanilla.$S36]/[$Vanilla.$D36]" office:value-type="float" office:value="0.0818181818181818" calcext:value-type="float">
            <text:p>0.0818</text:p>
          </table:table-cell>
          <table:table-cell table:formula="of:=[$Vanilla.$U36]/[$Vanilla.$D36]" office:value-type="float" office:value="0.159090909090909" calcext:value-type="float">
            <text:p>0.1591</text:p>
          </table:table-cell>
          <table:table-cell table:formula="of:=[$Vanilla.Q36]/[$Vanilla.S36]" office:value-type="float" office:value="8.55555555555556" calcext:value-type="float">
            <text:p>8.5556</text:p>
          </table:table-cell>
          <table:table-cell table:formula="of:=[$Vanilla.U36]/[$Vanilla.Q36]" office:value-type="float" office:value="0.227272727272727" calcext:value-type="float">
            <text:p>0.2273</text:p>
          </table:table-cell>
          <table:table-cell table:number-columns-repeated="2"/>
          <table:table-cell table:style-name="ce25" table:formula="of:=[$Vanilla.Q36]/[$Vanilla.S36]" office:value-type="float" office:value="8.55555555555556" calcext:value-type="float">
            <text:p>8.5556</text:p>
          </table:table-cell>
          <table:table-cell table:style-name="ce25" table:formula="of:=[$Vanilla.U36]/[$Vanilla.Q36]" office:value-type="float" office:value="0.227272727272727" calcext:value-type="float">
            <text:p>0.2273</text:p>
          </table:table-cell>
        </table:table-row>
        <table:table-row table:style-name="ro1">
          <table:table-cell table:style-name="ce1" office:value-type="string" calcext:value-type="string">
            <text:p>Sheragi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  <table:table-cell table:style-name="ce26" office:value-type="string" calcext:value-type="string">
            <text:p>RevTh/En</text:p>
          </table:table-cell>
          <table:table-cell table:style-name="ce26" office:value-type="string" calcext:value-type="string">
            <text:p>Heat/RevTh</text:p>
          </table:table-cell>
        </table:table-row>
        <table:table-row table:style-name="ro1">
          <table:table-cell office:value-type="string" calcext:value-type="string">
            <text:p>Fission Drive</text:p>
          </table:table-cell>
          <table:table-cell table:formula="of:=[$Vanilla.$E38]/[$Vanilla.$D38]" office:value-type="float" office:value="0.407105263157895" calcext:value-type="float">
            <text:p>0.4071</text:p>
          </table:table-cell>
          <table:table-cell table:formula="of:=[$Vanilla.$G38]/[$Vanilla.$D38]" office:value-type="float" office:value="0.0396842105263158" calcext:value-type="float">
            <text:p>0.0397</text:p>
          </table:table-cell>
          <table:table-cell table:formula="of:=[$Vanilla.$I38]/[$Vanilla.$D38]" office:value-type="float" office:value="0.0752631578947368" calcext:value-type="float">
            <text:p>0.0753</text:p>
          </table:table-cell>
          <table:table-cell table:formula="of:=[$Vanilla.$K38]/[$Vanilla.$D38]" office:value-type="float" office:value="8.41578947368421" calcext:value-type="float">
            <text:p>8.4158</text:p>
          </table:table-cell>
          <table:table-cell table:formula="of:=[$Vanilla.$M38]/[$Vanilla.$D38]" office:value-type="float" office:value="0.0153947368421053" calcext:value-type="float">
            <text:p>0.0154</text:p>
          </table:table-cell>
          <table:table-cell table:formula="of:=[$Vanilla.$O38]/[$Vanilla.$D38]" office:value-type="float" office:value="0.0359210526315789" calcext:value-type="float">
            <text:p>0.0359</text:p>
          </table:table-cell>
          <table:table-cell table:number-columns-repeated="3"/>
          <table:table-cell table:formula="of:=[$Vanilla.E38]/[$Vanilla.G38]" office:value-type="float" office:value="10.2586206896552" calcext:value-type="float">
            <text:p>10.2586</text:p>
          </table:table-cell>
          <table:table-cell table:formula="of:=[$Vanilla.I38]/[$Vanilla.E38]" office:value-type="float" office:value="0.184873949579832" calcext:value-type="float">
            <text:p>0.18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sion Drive</text:p>
          </table:table-cell>
          <table:table-cell table:formula="of:=[$Vanilla.$E39]/[$Vanilla.$D39]" office:value-type="float" office:value="0.826086956521739" calcext:value-type="float">
            <text:p>0.8261</text:p>
          </table:table-cell>
          <table:table-cell table:formula="of:=[$Vanilla.$G39]/[$Vanilla.$D39]" office:value-type="float" office:value="0.0478260869565217" calcext:value-type="float">
            <text:p>0.0478</text:p>
          </table:table-cell>
          <table:table-cell table:formula="of:=[$Vanilla.$I39]/[$Vanilla.$D39]" office:value-type="float" office:value="0.143478260869565" calcext:value-type="float">
            <text:p>0.1435</text:p>
          </table:table-cell>
          <table:table-cell table:formula="of:=[$Vanilla.$K39]/[$Vanilla.$D39]" office:value-type="float" office:value="10.8521739130435" calcext:value-type="float">
            <text:p>10.8522</text:p>
          </table:table-cell>
          <table:table-cell table:formula="of:=[$Vanilla.$M39]/[$Vanilla.$D39]" office:value-type="float" office:value="0.0197826086956522" calcext:value-type="float">
            <text:p>0.0198</text:p>
          </table:table-cell>
          <table:table-cell table:formula="of:=[$Vanilla.$O39]/[$Vanilla.$D39]" office:value-type="float" office:value="0.053695652173913" calcext:value-type="float">
            <text:p>0.0537</text:p>
          </table:table-cell>
          <table:table-cell table:formula="of:=[$Vanilla.$Q39]/[$Vanilla.$D39]" office:value-type="float" office:value="0.194782608695652" calcext:value-type="float">
            <text:p>0.1948</text:p>
          </table:table-cell>
          <table:table-cell table:formula="of:=[$Vanilla.$S39]/[$Vanilla.$D39]" office:value-type="float" office:value="0.021304347826087" calcext:value-type="float">
            <text:p>0.0213</text:p>
          </table:table-cell>
          <table:table-cell table:formula="of:=[$Vanilla.$U39]/[$Vanilla.$D39]" office:value-type="float" office:value="0.0578260869565217" calcext:value-type="float">
            <text:p>0.0578</text:p>
          </table:table-cell>
          <table:table-cell table:formula="of:=[$Vanilla.E39]/[$Vanilla.G39]" office:value-type="float" office:value="17.2727272727273" calcext:value-type="float">
            <text:p>17.2727</text:p>
          </table:table-cell>
          <table:table-cell table:formula="of:=[$Vanilla.I39]/[$Vanilla.E39]" office:value-type="float" office:value="0.173684210526316" calcext:value-type="float">
            <text:p>0.1737</text:p>
          </table:table-cell>
          <table:table-cell table:formula="of:=[$Vanilla.K39]/[$Vanilla.M39]/60" office:value-type="float" office:value="9.14285714285714" calcext:value-type="float">
            <text:p>9.1429</text:p>
          </table:table-cell>
          <table:table-cell table:formula="of:=[$Vanilla.O39]/[$Vanilla.K39]*60" office:value-type="float" office:value="0.296875" calcext:value-type="float">
            <text:p>0.2969</text:p>
          </table:table-cell>
          <table:table-cell table:style-name="ce25" table:formula="of:=[$Vanilla.Q39]/[$Vanilla.S39]" office:value-type="float" office:value="9.14285714285714" calcext:value-type="float">
            <text:p>9.1429</text:p>
          </table:table-cell>
          <table:table-cell table:style-name="ce25" table:formula="of:=[$Vanilla.U39]/[$Vanilla.Q39]" office:value-type="float" office:value="0.296875" calcext:value-type="float">
            <text:p>0.2969</text:p>
          </table:table-cell>
        </table:table-row>
        <table:table-row table:style-name="ro1">
          <table:table-cell table:style-name="ce1" office:value-type="string" calcext:value-type="string">
            <text:p>Hai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  <table:table-cell table:style-name="ce26" table:number-columns-repeated="2"/>
        </table:table-row>
        <table:table-row table:style-name="ro1">
          <table:table-cell office:value-type="string" calcext:value-type="string">
            <text:p>"Baellie" Atomic Eng</text:p>
          </table:table-cell>
          <table:table-cell table:formula="of:=[$Vanilla.$E41]/[$Vanilla.$D41]" office:value-type="float" office:value="0.35" calcext:value-type="float">
            <text:p>0.3500</text:p>
          </table:table-cell>
          <table:table-cell table:formula="of:=[$Vanilla.$G41]/[$Vanilla.$D41]" office:value-type="float" office:value="0.0418181818181818" calcext:value-type="float">
            <text:p>0.0418</text:p>
          </table:table-cell>
          <table:table-cell table:formula="of:=[$Vanilla.$I41]/[$Vanilla.$D41]" office:value-type="float" office:value="0.0831818181818182" calcext:value-type="float">
            <text:p>0.0832</text:p>
          </table:table-cell>
          <table:table-cell table:formula="of:=[$Vanilla.$K41]/[$Vanilla.$D41]" office:value-type="float" office:value="11.3636363636364" calcext:value-type="float">
            <text:p>11.3636</text:p>
          </table:table-cell>
          <table:table-cell table:formula="of:=[$Vanilla.$M41]/[$Vanilla.$D41]" office:value-type="float" office:value="0.0290909090909091" calcext:value-type="float">
            <text:p>0.0291</text:p>
          </table:table-cell>
          <table:table-cell table:formula="of:=[$Vanilla.$O41]/[$Vanilla.$D41]" office:value-type="float" office:value="0.0581818181818182" calcext:value-type="float">
            <text:p>0.0582</text:p>
          </table:table-cell>
          <table:table-cell table:number-columns-repeated="3"/>
          <table:table-cell table:formula="of:=[$Vanilla.E41]/[$Vanilla.G41]" office:value-type="float" office:value="8.3695652173913" calcext:value-type="float">
            <text:p>8.3696</text:p>
          </table:table-cell>
          <table:table-cell table:formula="of:=[$Vanilla.I41]/[$Vanilla.E41]" office:value-type="float" office:value="0.237662337662338" calcext:value-type="float">
            <text:p>0.2377</text:p>
          </table:table-cell>
          <table:table-cell table:formula="of:=[$Vanilla.K41]/[$Vanilla.M41]/60" office:value-type="float" office:value="6.51041666666667" calcext:value-type="float">
            <text:p>6.5104</text:p>
          </table:table-cell>
          <table:table-cell table:formula="of:=[$Vanilla.O41]/[$Vanilla.K41]*60" office:value-type="float" office:value="0.3072" calcext:value-type="float">
            <text:p>0.3072</text:p>
          </table:table-cell>
          <table:table-cell table:style-name="ce25" table:number-columns-repeated="2"/>
        </table:table-row>
        <table:table-row table:style-name="ro1">
          <table:table-cell office:value-type="string" calcext:value-type="string">
            <text:p>"Basrem" Atomic Th</text:p>
          </table:table-cell>
          <table:table-cell table:formula="of:=[$Vanilla.$E42]/[$Vanilla.$D42]" office:value-type="float" office:value="0.733333333333333" calcext:value-type="float">
            <text:p>0.7333</text:p>
          </table:table-cell>
          <table:table-cell table:formula="of:=[$Vanilla.$G42]/[$Vanilla.$D42]" office:value-type="float" office:value="0.0833333333333333" calcext:value-type="float">
            <text:p>0.0833</text:p>
          </table:table-cell>
          <table:table-cell table:formula="of:=[$Vanilla.$I42]/[$Vanilla.$D42]" office:value-type="float" office:value="0.161111111111111" calcext:value-type="float">
            <text:p>0.1611</text:p>
          </table:table-cell>
          <table:table-cell table:number-columns-repeated="6"/>
          <table:table-cell table:formula="of:=[$Vanilla.E42]/[$Vanilla.G42]" office:value-type="float" office:value="8.8" calcext:value-type="float">
            <text:p>8.8000</text:p>
          </table:table-cell>
          <table:table-cell table:formula="of:=[$Vanilla.I42]/[$Vanilla.E42]" office:value-type="float" office:value="0.21969696969697" calcext:value-type="float">
            <text:p>0.21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"Benga" Atomic Th</text:p>
          </table:table-cell>
          <table:table-cell table:formula="of:=[$Vanilla.$E43]/[$Vanilla.$D43]" office:value-type="float" office:value="0.842857142857143" calcext:value-type="float">
            <text:p>0.8429</text:p>
          </table:table-cell>
          <table:table-cell table:formula="of:=[$Vanilla.$G43]/[$Vanilla.$D43]" office:value-type="float" office:value="0.0928571428571429" calcext:value-type="float">
            <text:p>0.0929</text:p>
          </table:table-cell>
          <table:table-cell table:formula="of:=[$Vanilla.$I43]/[$Vanilla.$D43]" office:value-type="float" office:value="0.178571428571429" calcext:value-type="float">
            <text:p>0.1786</text:p>
          </table:table-cell>
          <table:table-cell table:number-columns-repeated="6"/>
          <table:table-cell table:formula="of:=[$Vanilla.E43]/[$Vanilla.G43]" office:value-type="float" office:value="9.07692307692308" calcext:value-type="float">
            <text:p>9.0769</text:p>
          </table:table-cell>
          <table:table-cell table:formula="of:=[$Vanilla.I43]/[$Vanilla.E43]" office:value-type="float" office:value="0.211864406779661" calcext:value-type="float">
            <text:p>0.21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"Biroo" Atomic Th</text:p>
          </table:table-cell>
          <table:table-cell table:formula="of:=[$Vanilla.$E44]/[$Vanilla.$D44]" office:value-type="float" office:value="0.943181818181818" calcext:value-type="float">
            <text:p>0.9432</text:p>
          </table:table-cell>
          <table:table-cell table:formula="of:=[$Vanilla.$G44]/[$Vanilla.$D44]" office:value-type="float" office:value="0.0954545454545455" calcext:value-type="float">
            <text:p>0.0955</text:p>
          </table:table-cell>
          <table:table-cell table:formula="of:=[$Vanilla.$I44]/[$Vanilla.$D44]" office:value-type="float" office:value="0.195454545454545" calcext:value-type="float">
            <text:p>0.1955</text:p>
          </table:table-cell>
          <table:table-cell table:number-columns-repeated="6"/>
          <table:table-cell table:formula="of:=[$Vanilla.E44]/[$Vanilla.G44]" office:value-type="float" office:value="9.88095238095238" calcext:value-type="float">
            <text:p>9.8810</text:p>
          </table:table-cell>
          <table:table-cell table:formula="of:=[$Vanilla.I44]/[$Vanilla.E44]" office:value-type="float" office:value="0.207228915662651" calcext:value-type="float">
            <text:p>0.20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"Bondir" Atomic Th</text:p>
          </table:table-cell>
          <table:table-cell table:formula="of:=[$Vanilla.$E45]/[$Vanilla.$D45]" office:value-type="float" office:value="1.04920634920635" calcext:value-type="float">
            <text:p>1.0492</text:p>
          </table:table-cell>
          <table:table-cell table:formula="of:=[$Vanilla.$G45]/[$Vanilla.$D45]" office:value-type="float" office:value="0.101587301587302" calcext:value-type="float">
            <text:p>0.1016</text:p>
          </table:table-cell>
          <table:table-cell table:formula="of:=[$Vanilla.$I45]/[$Vanilla.$D45]" office:value-type="float" office:value="0.212698412698413" calcext:value-type="float">
            <text:p>0.2127</text:p>
          </table:table-cell>
          <table:table-cell table:number-columns-repeated="6"/>
          <table:table-cell table:formula="of:=[$Vanilla.E45]/[$Vanilla.G45]" office:value-type="float" office:value="10.328125" calcext:value-type="float">
            <text:p>10.3281</text:p>
          </table:table-cell>
          <table:table-cell table:formula="of:=[$Vanilla.I45]/[$Vanilla.E45]" office:value-type="float" office:value="0.202723146747352" calcext:value-type="float">
            <text:p>0.2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"Bufaer" Atomic Th</text:p>
          </table:table-cell>
          <table:table-cell table:formula="of:=[$Vanilla.$E46]/[$Vanilla.$D46]" office:value-type="float" office:value="1.15480769230769" calcext:value-type="float">
            <text:p>1.1548</text:p>
          </table:table-cell>
          <table:table-cell table:formula="of:=[$Vanilla.$G46]/[$Vanilla.$D46]" office:value-type="float" office:value="0.104807692307692" calcext:value-type="float">
            <text:p>0.1048</text:p>
          </table:table-cell>
          <table:table-cell table:formula="of:=[$Vanilla.$I46]/[$Vanilla.$D46]" office:value-type="float" office:value="0.228846153846154" calcext:value-type="float">
            <text:p>0.2288</text:p>
          </table:table-cell>
          <table:table-cell table:number-columns-repeated="6"/>
          <table:table-cell table:formula="of:=[$Vanilla.E46]/[$Vanilla.G46]" office:value-type="float" office:value="11.0183486238532" calcext:value-type="float">
            <text:p>11.0183</text:p>
          </table:table-cell>
          <table:table-cell table:formula="of:=[$Vanilla.I46]/[$Vanilla.E46]" office:value-type="float" office:value="0.198168193172356" calcext:value-type="float">
            <text:p>0.19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"Basrem" Atomic St</text:p>
          </table:table-cell>
          <table:table-cell table:number-columns-repeated="3"/>
          <table:table-cell table:formula="of:=[$Vanilla.$K47]/[$Vanilla.$D47]" office:value-type="float" office:value="25.75" calcext:value-type="float">
            <text:p>25.7500</text:p>
          </table:table-cell>
          <table:table-cell table:formula="of:=[$Vanilla.$M47]/[$Vanilla.$D47]" office:value-type="float" office:value="0.0583333333333333" calcext:value-type="float">
            <text:p>0.0583</text:p>
          </table:table-cell>
          <table:table-cell table:formula="of:=[$Vanilla.$O47]/[$Vanilla.$D47]" office:value-type="float" office:value="0.133333333333333" calcext:value-type="float">
            <text:p>0.1333</text:p>
          </table:table-cell>
          <table:table-cell table:number-columns-repeated="5"/>
          <table:table-cell table:formula="of:=[$Vanilla.K47]/[$Vanilla.M47]/60" office:value-type="float" office:value="7.35714285714286" calcext:value-type="float">
            <text:p>7.3571</text:p>
          </table:table-cell>
          <table:table-cell table:formula="of:=[$Vanilla.O47]/[$Vanilla.K47]*60" office:value-type="float" office:value="0.310679611650485" calcext:value-type="float">
            <text:p>0.3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Benga" Atomic St</text:p>
          </table:table-cell>
          <table:table-cell table:number-columns-repeated="3"/>
          <table:table-cell table:formula="of:=[$Vanilla.$K48]/[$Vanilla.$D48]" office:value-type="float" office:value="28.85" calcext:value-type="float">
            <text:p>28.8500</text:p>
          </table:table-cell>
          <table:table-cell table:formula="of:=[$Vanilla.$M48]/[$Vanilla.$D48]" office:value-type="float" office:value="0.055" calcext:value-type="float">
            <text:p>0.0550</text:p>
          </table:table-cell>
          <table:table-cell table:formula="of:=[$Vanilla.$O48]/[$Vanilla.$D48]" office:value-type="float" office:value="0.14" calcext:value-type="float">
            <text:p>0.1400</text:p>
          </table:table-cell>
          <table:table-cell table:number-columns-repeated="5"/>
          <table:table-cell table:formula="of:=[$Vanilla.K48]/[$Vanilla.M48]/60" office:value-type="float" office:value="8.74242424242424" calcext:value-type="float">
            <text:p>8.7424</text:p>
          </table:table-cell>
          <table:table-cell table:formula="of:=[$Vanilla.O48]/[$Vanilla.K48]*60" office:value-type="float" office:value="0.291161178509532" calcext:value-type="float">
            <text:p>0.2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Biroo" Atomic St</text:p>
          </table:table-cell>
          <table:table-cell table:number-columns-repeated="3"/>
          <table:table-cell table:formula="of:=[$Vanilla.$K49]/[$Vanilla.$D49]" office:value-type="float" office:value="32.9375" calcext:value-type="float">
            <text:p>32.9375</text:p>
          </table:table-cell>
          <table:table-cell table:formula="of:=[$Vanilla.$M49]/[$Vanilla.$D49]" office:value-type="float" office:value="0.0625" calcext:value-type="float">
            <text:p>0.0625</text:p>
          </table:table-cell>
          <table:table-cell table:formula="of:=[$Vanilla.$O49]/[$Vanilla.$D49]" office:value-type="float" office:value="0.159375" calcext:value-type="float">
            <text:p>0.1594</text:p>
          </table:table-cell>
          <table:table-cell table:number-columns-repeated="5"/>
          <table:table-cell table:formula="of:=[$Vanilla.K49]/[$Vanilla.M49]/60" office:value-type="float" office:value="8.78333333333333" calcext:value-type="float">
            <text:p>8.7833</text:p>
          </table:table-cell>
          <table:table-cell table:formula="of:=[$Vanilla.O49]/[$Vanilla.K49]*60" office:value-type="float" office:value="0.290322580645161" calcext:value-type="float">
            <text:p>0.2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Bondir" Atomic St</text:p>
          </table:table-cell>
          <table:table-cell table:number-columns-repeated="3"/>
          <table:table-cell table:formula="of:=[$Vanilla.$K50]/[$Vanilla.$D50]" office:value-type="float" office:value="35.8775510204082" calcext:value-type="float">
            <text:p>35.8776</text:p>
          </table:table-cell>
          <table:table-cell table:formula="of:=[$Vanilla.$M50]/[$Vanilla.$D50]" office:value-type="float" office:value="0.0653061224489796" calcext:value-type="float">
            <text:p>0.0653</text:p>
          </table:table-cell>
          <table:table-cell table:formula="of:=[$Vanilla.$O50]/[$Vanilla.$D50]" office:value-type="float" office:value="0.16734693877551" calcext:value-type="float">
            <text:p>0.1673</text:p>
          </table:table-cell>
          <table:table-cell table:number-columns-repeated="5"/>
          <table:table-cell table:formula="of:=[$Vanilla.K50]/[$Vanilla.M50]/60" office:value-type="float" office:value="9.15625" calcext:value-type="float">
            <text:p>9.1563</text:p>
          </table:table-cell>
          <table:table-cell table:formula="of:=[$Vanilla.O50]/[$Vanilla.K50]*60" office:value-type="float" office:value="0.279863481228669" calcext:value-type="float">
            <text:p>0.27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Bufaer" Atomic St</text:p>
          </table:table-cell>
          <table:table-cell table:number-columns-repeated="3"/>
          <table:table-cell table:formula="of:=[$Vanilla.$K51]/[$Vanilla.$D51]" office:value-type="float" office:value="40.0394736842105" calcext:value-type="float">
            <text:p>40.0395</text:p>
          </table:table-cell>
          <table:table-cell table:formula="of:=[$Vanilla.$M51]/[$Vanilla.$D51]" office:value-type="float" office:value="0.068421052631579" calcext:value-type="float">
            <text:p>0.0684</text:p>
          </table:table-cell>
          <table:table-cell table:formula="of:=[$Vanilla.$O51]/[$Vanilla.$D51]" office:value-type="float" office:value="0.181578947368421" calcext:value-type="float">
            <text:p>0.1816</text:p>
          </table:table-cell>
          <table:table-cell table:number-columns-repeated="5"/>
          <table:table-cell table:formula="of:=[$Vanilla.K51]/[$Vanilla.M51]/60" office:value-type="float" office:value="9.75320512820513" calcext:value-type="float">
            <text:p>9.7532</text:p>
          </table:table-cell>
          <table:table-cell table:formula="of:=[$Vanilla.O51]/[$Vanilla.K51]*60" office:value-type="float" office:value="0.272099901413079" calcext:value-type="float">
            <text:p>0.27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alition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Thrust Module</text:p>
          </table:table-cell>
          <table:table-cell table:formula="of:=[$Vanilla.$E53]/[$Vanilla.$D53]" office:value-type="float" office:value="0.733333333333333" calcext:value-type="float">
            <text:p>0.7333</text:p>
          </table:table-cell>
          <table:table-cell table:formula="of:=[$Vanilla.$G53]/[$Vanilla.$D53]" office:value-type="float" office:value="0.0511111111111111" calcext:value-type="float">
            <text:p>0.0511</text:p>
          </table:table-cell>
          <table:table-cell table:formula="of:=[$Vanilla.$I53]/[$Vanilla.$D53]" office:value-type="float" office:value="0.333333333333333" calcext:value-type="float">
            <text:p>0.3333</text:p>
          </table:table-cell>
          <table:table-cell table:number-columns-repeated="6"/>
          <table:table-cell table:formula="of:=[$Vanilla.E53]/[$Vanilla.G53]" office:value-type="float" office:value="14.3478260869565" calcext:value-type="float">
            <text:p>14.3478</text:p>
          </table:table-cell>
          <table:table-cell table:formula="of:=[$Vanilla.I53]/[$Vanilla.E53]" office:value-type="float" office:value="0.454545454545455" calcext:value-type="float">
            <text:p>0.45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ge Thrust Module</text:p>
          </table:table-cell>
          <table:table-cell table:formula="of:=[$Vanilla.$E54]/[$Vanilla.$D54]" office:value-type="float" office:value="0.81875" calcext:value-type="float">
            <text:p>0.8188</text:p>
          </table:table-cell>
          <table:table-cell table:formula="of:=[$Vanilla.$G54]/[$Vanilla.$D54]" office:value-type="float" office:value="0.053125" calcext:value-type="float">
            <text:p>0.0531</text:p>
          </table:table-cell>
          <table:table-cell table:formula="of:=[$Vanilla.$I54]/[$Vanilla.$D54]" office:value-type="float" office:value="0.34375" calcext:value-type="float">
            <text:p>0.3438</text:p>
          </table:table-cell>
          <table:table-cell table:number-columns-repeated="6"/>
          <table:table-cell table:formula="of:=[$Vanilla.E54]/[$Vanilla.G54]" office:value-type="float" office:value="15.4117647058824" calcext:value-type="float">
            <text:p>15.4118</text:p>
          </table:table-cell>
          <table:table-cell table:formula="of:=[$Vanilla.I54]/[$Vanilla.E54]" office:value-type="float" office:value="0.419847328244275" calcext:value-type="float">
            <text:p>0.41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all Steering Module</text:p>
          </table:table-cell>
          <table:table-cell table:number-columns-repeated="3"/>
          <table:table-cell table:formula="of:=[$Vanilla.$K55]/[$Vanilla.$D55]" office:value-type="float" office:value="25.5428571428571" calcext:value-type="float">
            <text:p>25.5429</text:p>
          </table:table-cell>
          <table:table-cell table:formula="of:=[$Vanilla.$M55]/[$Vanilla.$D55]" office:value-type="float" office:value="0.0371428571428571" calcext:value-type="float">
            <text:p>0.0371</text:p>
          </table:table-cell>
          <table:table-cell table:formula="of:=[$Vanilla.$O55]/[$Vanilla.$D55]" office:value-type="float" office:value="0.257142857142857" calcext:value-type="float">
            <text:p>0.2571</text:p>
          </table:table-cell>
          <table:table-cell table:number-columns-repeated="5"/>
          <table:table-cell table:formula="of:=[$Vanilla.K55]/[$Vanilla.M55]/60" office:value-type="float" office:value="11.4615384615385" calcext:value-type="float">
            <text:p>11.4615</text:p>
          </table:table-cell>
          <table:table-cell table:formula="of:=[$Vanilla.O55]/[$Vanilla.K55]*60" office:value-type="float" office:value="0.604026845637584" calcext:value-type="float">
            <text:p>0.60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ge Steering Module</text:p>
          </table:table-cell>
          <table:table-cell table:number-columns-repeated="3"/>
          <table:table-cell table:formula="of:=[$Vanilla.$K56]/[$Vanilla.$D56]" office:value-type="float" office:value="28.476" calcext:value-type="float">
            <text:p>28.4760</text:p>
          </table:table-cell>
          <table:table-cell table:formula="of:=[$Vanilla.$M56]/[$Vanilla.$D56]" office:value-type="float" office:value="0.04" calcext:value-type="float">
            <text:p>0.0400</text:p>
          </table:table-cell>
          <table:table-cell table:formula="of:=[$Vanilla.$O56]/[$Vanilla.$D56]" office:value-type="float" office:value="0.26" calcext:value-type="float">
            <text:p>0.2600</text:p>
          </table:table-cell>
          <table:table-cell table:number-columns-repeated="5"/>
          <table:table-cell table:formula="of:=[$Vanilla.K56]/[$Vanilla.M56]/60" office:value-type="float" office:value="11.865" calcext:value-type="float">
            <text:p>11.8650</text:p>
          </table:table-cell>
          <table:table-cell table:formula="of:=[$Vanilla.O56]/[$Vanilla.K56]*60" office:value-type="float" office:value="0.547829751369574" calcext:value-type="float">
            <text:p>0.54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emnant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  <table:table-cell table:style-name="ce26" office:value-type="string" calcext:value-type="string">
            <text:p>RevTh/En</text:p>
          </table:table-cell>
          <table:table-cell table:style-name="ce26" office:value-type="string" calcext:value-type="string">
            <text:p>Heat/RevTh</text:p>
          </table:table-cell>
        </table:table-row>
        <table:table-row table:style-name="ro1">
          <table:table-cell office:value-type="string" calcext:value-type="string">
            <text:p>Anvil-Class Engine</text:p>
          </table:table-cell>
          <table:table-cell table:formula="of:=[$Vanilla.$E58]/[$Vanilla.$D58]" office:value-type="float" office:value="0.519230769230769" calcext:value-type="float">
            <text:p>0.5192</text:p>
          </table:table-cell>
          <table:table-cell table:formula="of:=[$Vanilla.$G58]/[$Vanilla.$D58]" office:value-type="float" office:value="0.0788461538461538" calcext:value-type="float">
            <text:p>0.0788</text:p>
          </table:table-cell>
          <table:table-cell table:formula="of:=[$Vanilla.$I58]/[$Vanilla.$D58]" office:value-type="float" office:value="0.075" calcext:value-type="float">
            <text:p>0.0750</text:p>
          </table:table-cell>
          <table:table-cell table:formula="of:=[$Vanilla.$K58]/[$Vanilla.$D58]" office:value-type="float" office:value="14.2153846153846" calcext:value-type="float">
            <text:p>14.2154</text:p>
          </table:table-cell>
          <table:table-cell table:formula="of:=[$Vanilla.$M58]/[$Vanilla.$D58]" office:value-type="float" office:value="0.0403846153846154" calcext:value-type="float">
            <text:p>0.0404</text:p>
          </table:table-cell>
          <table:table-cell table:formula="of:=[$Vanilla.$O58]/[$Vanilla.$D58]" office:value-type="float" office:value="0.0423076923076923" calcext:value-type="float">
            <text:p>0.0423</text:p>
          </table:table-cell>
          <table:table-cell table:formula="of:=[$Vanilla.$Q58]/[$Vanilla.$D58]" office:value-type="float" office:value="0.311538461538462" calcext:value-type="float">
            <text:p>0.3115</text:p>
          </table:table-cell>
          <table:table-cell table:formula="of:=[$Vanilla.$S58]/[$Vanilla.$D58]" office:value-type="float" office:value="0.0473076923076923" calcext:value-type="float">
            <text:p>0.0473</text:p>
          </table:table-cell>
          <table:table-cell table:formula="of:=[$Vanilla.$U58]/[$Vanilla.$D58]" office:value-type="float" office:value="0.045" calcext:value-type="float">
            <text:p>0.0450</text:p>
          </table:table-cell>
          <table:table-cell table:formula="of:=[$Vanilla.E58]/[$Vanilla.G58]" office:value-type="float" office:value="6.58536585365854" calcext:value-type="float">
            <text:p>6.5854</text:p>
          </table:table-cell>
          <table:table-cell table:formula="of:=[$Vanilla.I58]/[$Vanilla.E58]" office:value-type="float" office:value="0.144444444444444" calcext:value-type="float">
            <text:p>0.1444</text:p>
          </table:table-cell>
          <table:table-cell table:formula="of:=[$Vanilla.K58]/[$Vanilla.M58]/60" office:value-type="float" office:value="5.86666666666667" calcext:value-type="float">
            <text:p>5.8667</text:p>
          </table:table-cell>
          <table:table-cell table:formula="of:=[$Vanilla.O58]/[$Vanilla.K58]*60" office:value-type="float" office:value="0.178571428571429" calcext:value-type="float">
            <text:p>0.1786</text:p>
          </table:table-cell>
          <table:table-cell table:style-name="ce25" table:formula="of:=[$Vanilla.Q58]/[$Vanilla.S58]" office:value-type="float" office:value="6.58536585365854" calcext:value-type="float">
            <text:p>6.5854</text:p>
          </table:table-cell>
          <table:table-cell table:style-name="ce25" table:formula="of:=[$Vanilla.U58]/[$Vanilla.Q58]" office:value-type="float" office:value="0.144444444444444" calcext:value-type="float">
            <text:p>0.1444</text:p>
          </table:table-cell>
        </table:table-row>
        <table:table-row table:style-name="ro1">
          <table:table-cell office:value-type="string" calcext:value-type="string">
            <text:p>Crucible-Class Thruster</text:p>
          </table:table-cell>
          <table:table-cell table:formula="of:=[$Vanilla.$E59]/[$Vanilla.$D59]" office:value-type="float" office:value="0.9" calcext:value-type="float">
            <text:p>0.9000</text:p>
          </table:table-cell>
          <table:table-cell table:formula="of:=[$Vanilla.$G59]/[$Vanilla.$D59]" office:value-type="float" office:value="0.1325" calcext:value-type="float">
            <text:p>0.1325</text:p>
          </table:table-cell>
          <table:table-cell table:formula="of:=[$Vanilla.$I59]/[$Vanilla.$D59]" office:value-type="float" office:value="0.125" calcext:value-type="float">
            <text:p>0.1250</text:p>
          </table:table-cell>
          <table:table-cell table:number-columns-repeated="3"/>
          <table:table-cell table:formula="of:=[$Vanilla.$Q59]/[$Vanilla.$D59]" office:value-type="float" office:value="0.54" calcext:value-type="float">
            <text:p>0.5400</text:p>
          </table:table-cell>
          <table:table-cell table:formula="of:=[$Vanilla.$S59]/[$Vanilla.$D59]" office:value-type="float" office:value="0.0795" calcext:value-type="float">
            <text:p>0.0795</text:p>
          </table:table-cell>
          <table:table-cell table:formula="of:=[$Vanilla.$U59]/[$Vanilla.$D59]" office:value-type="float" office:value="0.075" calcext:value-type="float">
            <text:p>0.0750</text:p>
          </table:table-cell>
          <table:table-cell table:formula="of:=[$Vanilla.E59]/[$Vanilla.G59]" office:value-type="float" office:value="6.79245283018868" calcext:value-type="float">
            <text:p>6.7925</text:p>
          </table:table-cell>
          <table:table-cell table:formula="of:=[$Vanilla.I59]/[$Vanilla.E59]" office:value-type="float" office:value="0.138888888888889" calcext:value-type="float">
            <text:p>0.1389</text:p>
          </table:table-cell>
          <table:table-cell table:number-columns-repeated="2"/>
          <table:table-cell table:style-name="ce25" table:formula="of:=[$Vanilla.Q59]/[$Vanilla.S59]" office:value-type="float" office:value="6.79245283018868" calcext:value-type="float">
            <text:p>6.7925</text:p>
          </table:table-cell>
          <table:table-cell table:style-name="ce25" table:formula="of:=[$Vanilla.U59]/[$Vanilla.Q59]" office:value-type="float" office:value="0.138888888888889" calcext:value-type="float">
            <text:p>0.1389</text:p>
          </table:table-cell>
        </table:table-row>
        <table:table-row table:style-name="ro1">
          <table:table-cell office:value-type="string" calcext:value-type="string">
            <text:p>Forge-Class Thruster</text:p>
          </table:table-cell>
          <table:table-cell table:formula="of:=[$Vanilla.$E60]/[$Vanilla.$D60]" office:value-type="float" office:value="0.948717948717949" calcext:value-type="float">
            <text:p>0.9487</text:p>
          </table:table-cell>
          <table:table-cell table:formula="of:=[$Vanilla.$G60]/[$Vanilla.$D60]" office:value-type="float" office:value="0.132051282051282" calcext:value-type="float">
            <text:p>0.1321</text:p>
          </table:table-cell>
          <table:table-cell table:formula="of:=[$Vanilla.$I60]/[$Vanilla.$D60]" office:value-type="float" office:value="0.128205128205128" calcext:value-type="float">
            <text:p>0.1282</text:p>
          </table:table-cell>
          <table:table-cell table:number-columns-repeated="3"/>
          <table:table-cell table:formula="of:=[$Vanilla.$Q60]/[$Vanilla.$D60]" office:value-type="float" office:value="0.708205128205128" calcext:value-type="float">
            <text:p>0.7082</text:p>
          </table:table-cell>
          <table:table-cell table:formula="of:=[$Vanilla.$S60]/[$Vanilla.$D60]" office:value-type="float" office:value="0.0792307692307692" calcext:value-type="float">
            <text:p>0.0792</text:p>
          </table:table-cell>
          <table:table-cell table:formula="of:=[$Vanilla.$U60]/[$Vanilla.$D60]" office:value-type="float" office:value="0.0769230769230769" calcext:value-type="float">
            <text:p>0.0769</text:p>
          </table:table-cell>
          <table:table-cell table:formula="of:=[$Vanilla.E60]/[$Vanilla.G60]" office:value-type="float" office:value="7.18446601941748" calcext:value-type="float">
            <text:p>7.1845</text:p>
          </table:table-cell>
          <table:table-cell table:formula="of:=[$Vanilla.I60]/[$Vanilla.E60]" office:value-type="float" office:value="0.135135135135135" calcext:value-type="float">
            <text:p>0.1351</text:p>
          </table:table-cell>
          <table:table-cell table:number-columns-repeated="2"/>
          <table:table-cell table:style-name="ce25" table:formula="of:=[$Vanilla.Q60]/[$Vanilla.S60]" office:value-type="float" office:value="8.93851132686084" calcext:value-type="float">
            <text:p>8.9385</text:p>
          </table:table-cell>
          <table:table-cell table:style-name="ce25" table:formula="of:=[$Vanilla.U60]/[$Vanilla.Q60]" office:value-type="float" office:value="0.108616944243302" calcext:value-type="float">
            <text:p>0.1086</text:p>
          </table:table-cell>
        </table:table-row>
        <table:table-row table:style-name="ro1">
          <table:table-cell office:value-type="string" calcext:value-type="string">
            <text:p>Smelter-Class Thruster</text:p>
          </table:table-cell>
          <table:table-cell table:formula="of:=[$Vanilla.$E61]/[$Vanilla.$D61]" office:value-type="float" office:value="1.01052631578947" calcext:value-type="float">
            <text:p>1.0105</text:p>
          </table:table-cell>
          <table:table-cell table:formula="of:=[$Vanilla.$G61]/[$Vanilla.$D61]" office:value-type="float" office:value="0.132894736842105" calcext:value-type="float">
            <text:p>0.1329</text:p>
          </table:table-cell>
          <table:table-cell table:formula="of:=[$Vanilla.$I61]/[$Vanilla.$D61]" office:value-type="float" office:value="0.134210526315789" calcext:value-type="float">
            <text:p>0.1342</text:p>
          </table:table-cell>
          <table:table-cell table:number-columns-repeated="3"/>
          <table:table-cell table:formula="of:=[$Vanilla.$Q61]/[$Vanilla.$D61]" office:value-type="float" office:value="0.606315789473684" calcext:value-type="float">
            <text:p>0.6063</text:p>
          </table:table-cell>
          <table:table-cell table:formula="of:=[$Vanilla.$S61]/[$Vanilla.$D61]" office:value-type="float" office:value="0.0797368421052632" calcext:value-type="float">
            <text:p>0.0797</text:p>
          </table:table-cell>
          <table:table-cell table:formula="of:=[$Vanilla.$U61]/[$Vanilla.$D61]" office:value-type="float" office:value="0.0805263157894737" calcext:value-type="float">
            <text:p>0.0805</text:p>
          </table:table-cell>
          <table:table-cell table:formula="of:=[$Vanilla.E61]/[$Vanilla.G61]" office:value-type="float" office:value="7.6039603960396" calcext:value-type="float">
            <text:p>7.6040</text:p>
          </table:table-cell>
          <table:table-cell table:formula="of:=[$Vanilla.I61]/[$Vanilla.E61]" office:value-type="float" office:value="0.1328125" calcext:value-type="float">
            <text:p>0.1328</text:p>
          </table:table-cell>
          <table:table-cell table:number-columns-repeated="2"/>
          <table:table-cell table:style-name="ce25" table:formula="of:=[$Vanilla.Q61]/[$Vanilla.S61]" office:value-type="float" office:value="7.6039603960396" calcext:value-type="float">
            <text:p>7.6040</text:p>
          </table:table-cell>
          <table:table-cell table:style-name="ce25" table:formula="of:=[$Vanilla.U61]/[$Vanilla.Q61]" office:value-type="float" office:value="0.1328125" calcext:value-type="float">
            <text:p>0.1328</text:p>
          </table:table-cell>
        </table:table-row>
        <table:table-row table:style-name="ro1">
          <table:table-cell office:value-type="string" calcext:value-type="string">
            <text:p>Crucible-Class Steering</text:p>
          </table:table-cell>
          <table:table-cell table:number-columns-repeated="3"/>
          <table:table-cell table:formula="of:=[$Vanilla.$K62]/[$Vanilla.$D62]" office:value-type="float" office:value="35.2" calcext:value-type="float">
            <text:p>35.2000</text:p>
          </table:table-cell>
          <table:table-cell table:formula="of:=[$Vanilla.$M62]/[$Vanilla.$D62]" office:value-type="float" office:value="0.0942857142857143" calcext:value-type="float">
            <text:p>0.0943</text:p>
          </table:table-cell>
          <table:table-cell table:formula="of:=[$Vanilla.$O62]/[$Vanilla.$D62]" office:value-type="float" office:value="0.1" calcext:value-type="float">
            <text:p>0.1000</text:p>
          </table:table-cell>
          <table:table-cell table:number-columns-repeated="5"/>
          <table:table-cell table:formula="of:=[$Vanilla.K62]/[$Vanilla.M62]/60" office:value-type="float" office:value="6.22222222222222" calcext:value-type="float">
            <text:p>6.2222</text:p>
          </table:table-cell>
          <table:table-cell table:formula="of:=[$Vanilla.O62]/[$Vanilla.K62]*60" office:value-type="float" office:value="0.170454545454545" calcext:value-type="float">
            <text:p>0.17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ge-Class Steering</text:p>
          </table:table-cell>
          <table:table-cell table:number-columns-repeated="3"/>
          <table:table-cell table:formula="of:=[$Vanilla.$K63]/[$Vanilla.$D63]" office:value-type="float" office:value="37.4" calcext:value-type="float">
            <text:p>37.4000</text:p>
          </table:table-cell>
          <table:table-cell table:formula="of:=[$Vanilla.$M63]/[$Vanilla.$D63]" office:value-type="float" office:value="0.0942857142857143" calcext:value-type="float">
            <text:p>0.0943</text:p>
          </table:table-cell>
          <table:table-cell table:formula="of:=[$Vanilla.$O63]/[$Vanilla.$D63]" office:value-type="float" office:value="0.107142857142857" calcext:value-type="float">
            <text:p>0.1071</text:p>
          </table:table-cell>
          <table:table-cell table:number-columns-repeated="5"/>
          <table:table-cell table:formula="of:=[$Vanilla.K63]/[$Vanilla.M63]/60" office:value-type="float" office:value="6.61111111111111" calcext:value-type="float">
            <text:p>6.6111</text:p>
          </table:table-cell>
          <table:table-cell table:formula="of:=[$Vanilla.O63]/[$Vanilla.K63]*60" office:value-type="float" office:value="0.171886936592819" calcext:value-type="float">
            <text:p>0.1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elter-Class Steering</text:p>
          </table:table-cell>
          <table:table-cell table:number-columns-repeated="3"/>
          <table:table-cell table:formula="of:=[$Vanilla.$K64]/[$Vanilla.$D64]" office:value-type="float" office:value="39.6" calcext:value-type="float">
            <text:p>39.6000</text:p>
          </table:table-cell>
          <table:table-cell table:formula="of:=[$Vanilla.$M64]/[$Vanilla.$D64]" office:value-type="float" office:value="0.0947272727272727" calcext:value-type="float">
            <text:p>0.0947</text:p>
          </table:table-cell>
          <table:table-cell table:formula="of:=[$Vanilla.$O64]/[$Vanilla.$D64]" office:value-type="float" office:value="0.112727272727273" calcext:value-type="float">
            <text:p>0.1127</text:p>
          </table:table-cell>
          <table:table-cell table:number-columns-repeated="5"/>
          <table:table-cell table:formula="of:=[$Vanilla.K64]/[$Vanilla.M64]/60" office:value-type="float" office:value="6.96737044145873" calcext:value-type="float">
            <text:p>6.9674</text:p>
          </table:table-cell>
          <table:table-cell table:formula="of:=[$Vanilla.O64]/[$Vanilla.K64]*60" office:value-type="float" office:value="0.170798898071625" calcext:value-type="float">
            <text:p>0.170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orath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uster (Asteroid)</text:p>
          </table:table-cell>
          <table:table-cell table:formula="of:=[$Vanilla.$E66]/[$Vanilla.$D66]" office:value-type="float" office:value="0.8" calcext:value-type="float">
            <text:p>0.8000</text:p>
          </table:table-cell>
          <table:table-cell table:formula="of:=[$Vanilla.$G66]/[$Vanilla.$D66]" office:value-type="float" office:value="0.107142857142857" calcext:value-type="float">
            <text:p>0.1071</text:p>
          </table:table-cell>
          <table:table-cell table:formula="of:=[$Vanilla.$I66]/[$Vanilla.$D66]" office:value-type="float" office:value="0.242857142857143" calcext:value-type="float">
            <text:p>0.2429</text:p>
          </table:table-cell>
          <table:table-cell table:number-columns-repeated="6"/>
          <table:table-cell table:formula="of:=[$Vanilla.E66]/[$Vanilla.G66]" office:value-type="float" office:value="7.46666666666667" calcext:value-type="float">
            <text:p>7.4667</text:p>
          </table:table-cell>
          <table:table-cell table:formula="of:=[$Vanilla.I66]/[$Vanilla.E66]" office:value-type="float" office:value="0.303571428571429" calcext:value-type="float">
            <text:p>0.30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uster (Comet)</text:p>
          </table:table-cell>
          <table:table-cell table:formula="of:=[$Vanilla.$E67]/[$Vanilla.$D67]" office:value-type="float" office:value="0.908333333333333" calcext:value-type="float">
            <text:p>0.9083</text:p>
          </table:table-cell>
          <table:table-cell table:formula="of:=[$Vanilla.$G67]/[$Vanilla.$D67]" office:value-type="float" office:value="0.116666666666667" calcext:value-type="float">
            <text:p>0.1167</text:p>
          </table:table-cell>
          <table:table-cell table:formula="of:=[$Vanilla.$I67]/[$Vanilla.$D67]" office:value-type="float" office:value="0.270833333333333" calcext:value-type="float">
            <text:p>0.2708</text:p>
          </table:table-cell>
          <table:table-cell table:number-columns-repeated="6"/>
          <table:table-cell table:formula="of:=[$Vanilla.E67]/[$Vanilla.G67]" office:value-type="float" office:value="7.78571428571429" calcext:value-type="float">
            <text:p>7.7857</text:p>
          </table:table-cell>
          <table:table-cell table:formula="of:=[$Vanilla.I67]/[$Vanilla.E67]" office:value-type="float" office:value="0.298165137614679" calcext:value-type="float">
            <text:p>0.29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uster (Lunar)</text:p>
          </table:table-cell>
          <table:table-cell table:formula="of:=[$Vanilla.$E68]/[$Vanilla.$D68]" office:value-type="float" office:value="1.03" calcext:value-type="float">
            <text:p>1.0300</text:p>
          </table:table-cell>
          <table:table-cell table:formula="of:=[$Vanilla.$G68]/[$Vanilla.$D68]" office:value-type="float" office:value="0.1225" calcext:value-type="float">
            <text:p>0.1225</text:p>
          </table:table-cell>
          <table:table-cell table:formula="of:=[$Vanilla.$I68]/[$Vanilla.$D68]" office:value-type="float" office:value="0.2975" calcext:value-type="float">
            <text:p>0.2975</text:p>
          </table:table-cell>
          <table:table-cell table:number-columns-repeated="6"/>
          <table:table-cell table:formula="of:=[$Vanilla.E68]/[$Vanilla.G68]" office:value-type="float" office:value="8.40816326530612" calcext:value-type="float">
            <text:p>8.4082</text:p>
          </table:table-cell>
          <table:table-cell table:formula="of:=[$Vanilla.I68]/[$Vanilla.E68]" office:value-type="float" office:value="0.288834951456311" calcext:value-type="float">
            <text:p>0.28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uster (Planetary)</text:p>
          </table:table-cell>
          <table:table-cell table:formula="of:=[$Vanilla.$E69]/[$Vanilla.$D69]" office:value-type="float" office:value="1.15942028985507" calcext:value-type="float">
            <text:p>1.1594</text:p>
          </table:table-cell>
          <table:table-cell table:formula="of:=[$Vanilla.$G69]/[$Vanilla.$D69]" office:value-type="float" office:value="0.128985507246377" calcext:value-type="float">
            <text:p>0.1290</text:p>
          </table:table-cell>
          <table:table-cell table:formula="of:=[$Vanilla.$I69]/[$Vanilla.$D69]" office:value-type="float" office:value="0.328985507246377" calcext:value-type="float">
            <text:p>0.3290</text:p>
          </table:table-cell>
          <table:table-cell table:number-columns-repeated="6"/>
          <table:table-cell table:formula="of:=[$Vanilla.E69]/[$Vanilla.G69]" office:value-type="float" office:value="8.98876404494382" calcext:value-type="float">
            <text:p>8.9888</text:p>
          </table:table-cell>
          <table:table-cell table:formula="of:=[$Vanilla.I69]/[$Vanilla.E69]" office:value-type="float" office:value="0.28375" calcext:value-type="float">
            <text:p>0.28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uster (Stellar)</text:p>
          </table:table-cell>
          <table:table-cell table:formula="of:=[$Vanilla.$E70]/[$Vanilla.$D70]" office:value-type="float" office:value="1.3" calcext:value-type="float">
            <text:p>1.3000</text:p>
          </table:table-cell>
          <table:table-cell table:formula="of:=[$Vanilla.$G70]/[$Vanilla.$D70]" office:value-type="float" office:value="0.133898305084746" calcext:value-type="float">
            <text:p>0.1339</text:p>
          </table:table-cell>
          <table:table-cell table:formula="of:=[$Vanilla.$I70]/[$Vanilla.$D70]" office:value-type="float" office:value="0.361016949152542" calcext:value-type="float">
            <text:p>0.3610</text:p>
          </table:table-cell>
          <table:table-cell table:number-columns-repeated="6"/>
          <table:table-cell table:formula="of:=[$Vanilla.E70]/[$Vanilla.G70]" office:value-type="float" office:value="9.70886075949367" calcext:value-type="float">
            <text:p>9.7089</text:p>
          </table:table-cell>
          <table:table-cell table:formula="of:=[$Vanilla.I70]/[$Vanilla.E70]" office:value-type="float" office:value="0.277705345501956" calcext:value-type="float">
            <text:p>0.27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ering (Asteroid)</text:p>
          </table:table-cell>
          <table:table-cell table:number-columns-repeated="3"/>
          <table:table-cell table:formula="of:=[$Vanilla.$K71]/[$Vanilla.$D71]" office:value-type="float" office:value="28" calcext:value-type="float">
            <text:p>28.0000</text:p>
          </table:table-cell>
          <table:table-cell table:formula="of:=[$Vanilla.$M71]/[$Vanilla.$D71]" office:value-type="float" office:value="0.07" calcext:value-type="float">
            <text:p>0.0700</text:p>
          </table:table-cell>
          <table:table-cell table:formula="of:=[$Vanilla.$O71]/[$Vanilla.$D71]" office:value-type="float" office:value="0.21" calcext:value-type="float">
            <text:p>0.2100</text:p>
          </table:table-cell>
          <table:table-cell table:number-columns-repeated="5"/>
          <table:table-cell table:formula="of:=[$Vanilla.K71]/[$Vanilla.M71]/60" office:value-type="float" office:value="6.66666666666667" calcext:value-type="float">
            <text:p>6.6667</text:p>
          </table:table-cell>
          <table:table-cell table:formula="of:=[$Vanilla.O71]/[$Vanilla.K71]*60" office:value-type="float" office:value="0.45" calcext:value-type="float">
            <text:p>0.4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ring (Comet)</text:p>
          </table:table-cell>
          <table:table-cell table:number-columns-repeated="3"/>
          <table:table-cell table:formula="of:=[$Vanilla.$K72]/[$Vanilla.$D72]" office:value-type="float" office:value="31.6" calcext:value-type="float">
            <text:p>31.6000</text:p>
          </table:table-cell>
          <table:table-cell table:formula="of:=[$Vanilla.$M72]/[$Vanilla.$D72]" office:value-type="float" office:value="0.0777777777777778" calcext:value-type="float">
            <text:p>0.0778</text:p>
          </table:table-cell>
          <table:table-cell table:formula="of:=[$Vanilla.$O72]/[$Vanilla.$D72]" office:value-type="float" office:value="0.227777777777778" calcext:value-type="float">
            <text:p>0.2278</text:p>
          </table:table-cell>
          <table:table-cell table:number-columns-repeated="5"/>
          <table:table-cell table:formula="of:=[$Vanilla.K72]/[$Vanilla.M72]/60" office:value-type="float" office:value="6.77142857142857" calcext:value-type="float">
            <text:p>6.7714</text:p>
          </table:table-cell>
          <table:table-cell table:formula="of:=[$Vanilla.O72]/[$Vanilla.K72]*60" office:value-type="float" office:value="0.432489451476793" calcext:value-type="float">
            <text:p>0.4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ring (Lunar)</text:p>
          </table:table-cell>
          <table:table-cell table:number-columns-repeated="3"/>
          <table:table-cell table:formula="of:=[$Vanilla.$K73]/[$Vanilla.$D73]" office:value-type="float" office:value="35.2" calcext:value-type="float">
            <text:p>35.2000</text:p>
          </table:table-cell>
          <table:table-cell table:formula="of:=[$Vanilla.$M73]/[$Vanilla.$D73]" office:value-type="float" office:value="0.0833333333333333" calcext:value-type="float">
            <text:p>0.0833</text:p>
          </table:table-cell>
          <table:table-cell table:formula="of:=[$Vanilla.$O73]/[$Vanilla.$D73]" office:value-type="float" office:value="0.246666666666667" calcext:value-type="float">
            <text:p>0.2467</text:p>
          </table:table-cell>
          <table:table-cell table:number-columns-repeated="5"/>
          <table:table-cell table:formula="of:=[$Vanilla.K73]/[$Vanilla.M73]/60" office:value-type="float" office:value="7.04" calcext:value-type="float">
            <text:p>7.0400</text:p>
          </table:table-cell>
          <table:table-cell table:formula="of:=[$Vanilla.O73]/[$Vanilla.K73]*60" office:value-type="float" office:value="0.420454545454545" calcext:value-type="float">
            <text:p>0.4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ring (Planetary)</text:p>
          </table:table-cell>
          <table:table-cell table:number-columns-repeated="3"/>
          <table:table-cell table:formula="of:=[$Vanilla.$K74]/[$Vanilla.$D74]" office:value-type="float" office:value="39.8" calcext:value-type="float">
            <text:p>39.8000</text:p>
          </table:table-cell>
          <table:table-cell table:formula="of:=[$Vanilla.$M74]/[$Vanilla.$D74]" office:value-type="float" office:value="0.0884615384615385" calcext:value-type="float">
            <text:p>0.0885</text:p>
          </table:table-cell>
          <table:table-cell table:formula="of:=[$Vanilla.$O74]/[$Vanilla.$D74]" office:value-type="float" office:value="0.273076923076923" calcext:value-type="float">
            <text:p>0.2731</text:p>
          </table:table-cell>
          <table:table-cell table:number-columns-repeated="5"/>
          <table:table-cell table:formula="of:=[$Vanilla.K74]/[$Vanilla.M74]/60" office:value-type="float" office:value="7.49855072463768" calcext:value-type="float">
            <text:p>7.4986</text:p>
          </table:table-cell>
          <table:table-cell table:formula="of:=[$Vanilla.O74]/[$Vanilla.K74]*60" office:value-type="float" office:value="0.411673753382296" calcext:value-type="float">
            <text:p>0.4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ring (Stellar)</text:p>
          </table:table-cell>
          <table:table-cell table:number-columns-repeated="3"/>
          <table:table-cell table:formula="of:=[$Vanilla.$K75]/[$Vanilla.$D75]" office:value-type="float" office:value="45" calcext:value-type="float">
            <text:p>45.0000</text:p>
          </table:table-cell>
          <table:table-cell table:formula="of:=[$Vanilla.$M75]/[$Vanilla.$D75]" office:value-type="float" office:value="0.0921348314606741" calcext:value-type="float">
            <text:p>0.0921</text:p>
          </table:table-cell>
          <table:table-cell table:formula="of:=[$Vanilla.$O75]/[$Vanilla.$D75]" office:value-type="float" office:value="0.3" calcext:value-type="float">
            <text:p>0.3000</text:p>
          </table:table-cell>
          <table:table-cell table:number-columns-repeated="5"/>
          <table:table-cell table:formula="of:=[$Vanilla.K75]/[$Vanilla.M75]/60" office:value-type="float" office:value="8.14024390243903" calcext:value-type="float">
            <text:p>8.1402</text:p>
          </table:table-cell>
          <table:table-cell table:formula="of:=[$Vanilla.O75]/[$Vanilla.K75]*60" office:value-type="float" office:value="0.4" calcext:value-type="float">
            <text:p>0.40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a’Het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'het Compact Engine</text:p>
          </table:table-cell>
          <table:table-cell table:formula="of:=[$Vanilla.$E77]/[$Vanilla.$D77]" office:value-type="float" office:value="0.533333333333333" calcext:value-type="float">
            <text:p>0.5333</text:p>
          </table:table-cell>
          <table:table-cell table:formula="of:=[$Vanilla.$G77]/[$Vanilla.$D77]" office:value-type="float" office:value="0.103809523809524" calcext:value-type="float">
            <text:p>0.1038</text:p>
          </table:table-cell>
          <table:table-cell table:formula="of:=[$Vanilla.$I77]/[$Vanilla.$D77]" office:value-type="float" office:value="0.0571428571428571" calcext:value-type="float">
            <text:p>0.0571</text:p>
          </table:table-cell>
          <table:table-cell table:formula="of:=[$Vanilla.$K77]/[$Vanilla.$D77]" office:value-type="float" office:value="11.1619047619048" calcext:value-type="float">
            <text:p>11.1619</text:p>
          </table:table-cell>
          <table:table-cell table:formula="of:=[$Vanilla.$M77]/[$Vanilla.$D77]" office:value-type="float" office:value="0.0428571428571429" calcext:value-type="float">
            <text:p>0.0429</text:p>
          </table:table-cell>
          <table:table-cell table:formula="of:=[$Vanilla.$O77]/[$Vanilla.$D77]" office:value-type="float" office:value="0.0142857142857143" calcext:value-type="float">
            <text:p>0.0143</text:p>
          </table:table-cell>
          <table:table-cell table:number-columns-repeated="3"/>
          <table:table-cell table:formula="of:=[$Vanilla.E77]/[$Vanilla.G77]" office:value-type="float" office:value="5.13761467889908" calcext:value-type="float">
            <text:p>5.1376</text:p>
          </table:table-cell>
          <table:table-cell table:formula="of:=[$Vanilla.I77]/[$Vanilla.E77]" office:value-type="float" office:value="0.107142857142857" calcext:value-type="float">
            <text:p>0.1071</text:p>
          </table:table-cell>
          <table:table-cell table:formula="of:=[$Vanilla.K77]/[$Vanilla.M77]/60" office:value-type="float" office:value="4.34074074074074" calcext:value-type="float">
            <text:p>4.3407</text:p>
          </table:table-cell>
          <table:table-cell table:formula="of:=[$Vanilla.O77]/[$Vanilla.K77]*60" office:value-type="float" office:value="0.0767918088737201" calcext:value-type="float">
            <text:p>0.0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'het Sustainer N</text:p>
          </table:table-cell>
          <table:table-cell table:formula="of:=[$Vanilla.$E78]/[$Vanilla.$D78]" office:value-type="float" office:value="0.559259259259259" calcext:value-type="float">
            <text:p>0.5593</text:p>
          </table:table-cell>
          <table:table-cell table:formula="of:=[$Vanilla.$G78]/[$Vanilla.$D78]" office:value-type="float" office:value="0.0922222222222222" calcext:value-type="float">
            <text:p>0.0922</text:p>
          </table:table-cell>
          <table:table-cell table:formula="of:=[$Vanilla.$I78]/[$Vanilla.$D78]" office:value-type="float" office:value="0.037037037037037" calcext:value-type="float">
            <text:p>0.0370</text:p>
          </table:table-cell>
          <table:table-cell table:formula="of:=[$Vanilla.$K78]/[$Vanilla.$D78]" office:value-type="float" office:value="16.0037037037037" calcext:value-type="float">
            <text:p>16.0037</text:p>
          </table:table-cell>
          <table:table-cell table:formula="of:=[$Vanilla.$M78]/[$Vanilla.$D78]" office:value-type="float" office:value="0.0922222222222222" calcext:value-type="float">
            <text:p>0.0922</text:p>
          </table:table-cell>
          <table:table-cell table:formula="of:=[$Vanilla.$O78]/[$Vanilla.$D78]" office:value-type="float" office:value="0.0185185185185185" calcext:value-type="float">
            <text:p>0.0185</text:p>
          </table:table-cell>
          <table:table-cell table:number-columns-repeated="3"/>
          <table:table-cell table:formula="of:=[$Vanilla.E78]/[$Vanilla.G78]" office:value-type="float" office:value="6.06425702811245" calcext:value-type="float">
            <text:p>6.0643</text:p>
          </table:table-cell>
          <table:table-cell table:formula="of:=[$Vanilla.I78]/[$Vanilla.E78]" office:value-type="float" office:value="0.0662251655629139" calcext:value-type="float">
            <text:p>0.0662</text:p>
          </table:table-cell>
          <table:table-cell table:formula="of:=[$Vanilla.K78]/[$Vanilla.M78]/60" office:value-type="float" office:value="2.89223560910308" calcext:value-type="float">
            <text:p>2.8922</text:p>
          </table:table-cell>
          <table:table-cell table:formula="of:=[$Vanilla.O78]/[$Vanilla.K78]*60" office:value-type="float" office:value="0.0694283730617912" calcext:value-type="float">
            <text:p>0.0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ri Engine Nacelles</text:p>
          </table:table-cell>
          <table:table-cell table:formula="of:=[$Vanilla.$E79]/[$Vanilla.$D79]" office:value-type="float" office:value="0.628813559322034" calcext:value-type="float">
            <text:p>0.6288</text:p>
          </table:table-cell>
          <table:table-cell table:formula="of:=[$Vanilla.$G79]/[$Vanilla.$D79]" office:value-type="float" office:value="0.0849152542372881" calcext:value-type="float">
            <text:p>0.0849</text:p>
          </table:table-cell>
          <table:table-cell table:formula="of:=[$Vanilla.$I79]/[$Vanilla.$D79]" office:value-type="float" office:value="0.0474576271186441" calcext:value-type="float">
            <text:p>0.0475</text:p>
          </table:table-cell>
          <table:table-cell table:formula="of:=[$Vanilla.$K79]/[$Vanilla.$D79]" office:value-type="float" office:value="15.7864406779661" calcext:value-type="float">
            <text:p>15.7864</text:p>
          </table:table-cell>
          <table:table-cell table:formula="of:=[$Vanilla.$M79]/[$Vanilla.$D79]" office:value-type="float" office:value="0.0849152542372881" calcext:value-type="float">
            <text:p>0.0849</text:p>
          </table:table-cell>
          <table:table-cell table:formula="of:=[$Vanilla.$O79]/[$Vanilla.$D79]" office:value-type="float" office:value="0.0220338983050847" calcext:value-type="float">
            <text:p>0.0220</text:p>
          </table:table-cell>
          <table:table-cell table:number-columns-repeated="3"/>
          <table:table-cell table:formula="of:=[$Vanilla.E79]/[$Vanilla.G79]" office:value-type="float" office:value="7.40518962075848" calcext:value-type="float">
            <text:p>7.4052</text:p>
          </table:table-cell>
          <table:table-cell table:formula="of:=[$Vanilla.I79]/[$Vanilla.E79]" office:value-type="float" office:value="0.0754716981132075" calcext:value-type="float">
            <text:p>0.0755</text:p>
          </table:table-cell>
          <table:table-cell table:formula="of:=[$Vanilla.K79]/[$Vanilla.M79]/60" office:value-type="float" office:value="3.09846972721224" calcext:value-type="float">
            <text:p>3.0985</text:p>
          </table:table-cell>
          <table:table-cell table:formula="of:=[$Vanilla.O79]/[$Vanilla.K79]*60" office:value-type="float" office:value="0.0837449001503114" calcext:value-type="float">
            <text:p>0.08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is Engine Nacelles</text:p>
          </table:table-cell>
          <table:table-cell table:formula="of:=[$Vanilla.$E80]/[$Vanilla.$D80]" office:value-type="float" office:value="0.683950617283951" calcext:value-type="float">
            <text:p>0.6840</text:p>
          </table:table-cell>
          <table:table-cell table:formula="of:=[$Vanilla.$G80]/[$Vanilla.$D80]" office:value-type="float" office:value="0.0840740740740741" calcext:value-type="float">
            <text:p>0.0841</text:p>
          </table:table-cell>
          <table:table-cell table:formula="of:=[$Vanilla.$I80]/[$Vanilla.$D80]" office:value-type="float" office:value="0.0432098765432099" calcext:value-type="float">
            <text:p>0.0432</text:p>
          </table:table-cell>
          <table:table-cell table:formula="of:=[$Vanilla.$K80]/[$Vanilla.$D80]" office:value-type="float" office:value="17.0271604938272" calcext:value-type="float">
            <text:p>17.0272</text:p>
          </table:table-cell>
          <table:table-cell table:formula="of:=[$Vanilla.$M80]/[$Vanilla.$D80]" office:value-type="float" office:value="0.0840740740740741" calcext:value-type="float">
            <text:p>0.0841</text:p>
          </table:table-cell>
          <table:table-cell table:formula="of:=[$Vanilla.$O80]/[$Vanilla.$D80]" office:value-type="float" office:value="0.0234567901234568" calcext:value-type="float">
            <text:p>0.0235</text:p>
          </table:table-cell>
          <table:table-cell table:number-columns-repeated="3"/>
          <table:table-cell table:formula="of:=[$Vanilla.E80]/[$Vanilla.G80]" office:value-type="float" office:value="8.13509544787078" calcext:value-type="float">
            <text:p>8.1351</text:p>
          </table:table-cell>
          <table:table-cell table:formula="of:=[$Vanilla.I80]/[$Vanilla.E80]" office:value-type="float" office:value="0.0631768953068592" calcext:value-type="float">
            <text:p>0.0632</text:p>
          </table:table-cell>
          <table:table-cell table:formula="of:=[$Vanilla.K80]/[$Vanilla.M80]/60" office:value-type="float" office:value="3.37542829172785" calcext:value-type="float">
            <text:p>3.3754</text:p>
          </table:table-cell>
          <table:table-cell table:formula="of:=[$Vanilla.O80]/[$Vanilla.K80]*60" office:value-type="float" office:value="0.0826566125290023" calcext:value-type="float">
            <text:p>0.08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eti Engine Block</text:p>
          </table:table-cell>
          <table:table-cell table:formula="of:=[$Vanilla.$E81]/[$Vanilla.$D81]" office:value-type="float" office:value="0.685401459854015" calcext:value-type="float">
            <text:p>0.6854</text:p>
          </table:table-cell>
          <table:table-cell table:formula="of:=[$Vanilla.$G81]/[$Vanilla.$D81]" office:value-type="float" office:value="0.0795620437956204" calcext:value-type="float">
            <text:p>0.0796</text:p>
          </table:table-cell>
          <table:table-cell table:formula="of:=[$Vanilla.$I81]/[$Vanilla.$D81]" office:value-type="float" office:value="0.0489051094890511" calcext:value-type="float">
            <text:p>0.0489</text:p>
          </table:table-cell>
          <table:table-cell table:formula="of:=[$Vanilla.$K81]/[$Vanilla.$D81]" office:value-type="float" office:value="17.0357664233577" calcext:value-type="float">
            <text:p>17.0358</text:p>
          </table:table-cell>
          <table:table-cell table:formula="of:=[$Vanilla.$M81]/[$Vanilla.$D81]" office:value-type="float" office:value="0.0795620437956204" calcext:value-type="float">
            <text:p>0.0796</text:p>
          </table:table-cell>
          <table:table-cell table:formula="of:=[$Vanilla.$O81]/[$Vanilla.$D81]" office:value-type="float" office:value="0.0242335766423358" calcext:value-type="float">
            <text:p>0.0242</text:p>
          </table:table-cell>
          <table:table-cell table:number-columns-repeated="3"/>
          <table:table-cell table:formula="of:=[$Vanilla.E81]/[$Vanilla.G81]" office:value-type="float" office:value="8.61467889908257" calcext:value-type="float">
            <text:p>8.6147</text:p>
          </table:table-cell>
          <table:table-cell table:formula="of:=[$Vanilla.I81]/[$Vanilla.E81]" office:value-type="float" office:value="0.0713525026624068" calcext:value-type="float">
            <text:p>0.0714</text:p>
          </table:table-cell>
          <table:table-cell table:formula="of:=[$Vanilla.K81]/[$Vanilla.M81]/60" office:value-type="float" office:value="3.56865443425076" calcext:value-type="float">
            <text:p>3.5687</text:p>
          </table:table-cell>
          <table:table-cell table:formula="of:=[$Vanilla.O81]/[$Vanilla.K81]*60" office:value-type="float" office:value="0.0853507005441536" calcext:value-type="float">
            <text:p>0.08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Wander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 1 Thruster</text:p>
          </table:table-cell>
          <table:table-cell table:formula="of:=[$Vanilla.$E83]/[$Vanilla.$D83]" office:value-type="float" office:value="0.55" calcext:value-type="float">
            <text:p>0.5500</text:p>
          </table:table-cell>
          <table:table-cell table:formula="of:=[$Vanilla.$G83]/[$Vanilla.$D83]" office:value-type="float" office:value="0.0416666666666667" calcext:value-type="float">
            <text:p>0.0417</text:p>
          </table:table-cell>
          <table:table-cell table:formula="of:=[$Vanilla.$I83]/[$Vanilla.$D83]" office:value-type="float" office:value="0.075" calcext:value-type="float">
            <text:p>0.0750</text:p>
          </table:table-cell>
          <table:table-cell table:number-columns-repeated="6"/>
          <table:table-cell table:formula="of:=[$Vanilla.E83]/[$Vanilla.G83]" office:value-type="float" office:value="13.2" calcext:value-type="float">
            <text:p>13.2000</text:p>
          </table:table-cell>
          <table:table-cell table:formula="of:=[$Vanilla.I83]/[$Vanilla.E83]" office:value-type="float" office:value="0.136363636363636" calcext:value-type="float">
            <text:p>0.13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 2</text:p>
          </table:table-cell>
          <table:table-cell table:formula="of:=[$Vanilla.$E84]/[$Vanilla.$D84]" office:value-type="float" office:value="0.651851851851852" calcext:value-type="float">
            <text:p>0.6519</text:p>
          </table:table-cell>
          <table:table-cell table:formula="of:=[$Vanilla.$G84]/[$Vanilla.$D84]" office:value-type="float" office:value="0.0518518518518519" calcext:value-type="float">
            <text:p>0.0519</text:p>
          </table:table-cell>
          <table:table-cell table:formula="of:=[$Vanilla.$I84]/[$Vanilla.$D84]" office:value-type="float" office:value="0.0925925925925926" calcext:value-type="float">
            <text:p>0.0926</text:p>
          </table:table-cell>
          <table:table-cell table:number-columns-repeated="6"/>
          <table:table-cell table:formula="of:=[$Vanilla.E84]/[$Vanilla.G84]" office:value-type="float" office:value="12.5714285714286" calcext:value-type="float">
            <text:p>12.5714</text:p>
          </table:table-cell>
          <table:table-cell table:formula="of:=[$Vanilla.I84]/[$Vanilla.E84]" office:value-type="float" office:value="0.142045454545455" calcext:value-type="float">
            <text:p>0.14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 3</text:p>
          </table:table-cell>
          <table:table-cell table:formula="of:=[$Vanilla.$E85]/[$Vanilla.$D85]" office:value-type="float" office:value="0.75" calcext:value-type="float">
            <text:p>0.7500</text:p>
          </table:table-cell>
          <table:table-cell table:formula="of:=[$Vanilla.$G85]/[$Vanilla.$D85]" office:value-type="float" office:value="0.0547619047619048" calcext:value-type="float">
            <text:p>0.0548</text:p>
          </table:table-cell>
          <table:table-cell table:formula="of:=[$Vanilla.$I85]/[$Vanilla.$D85]" office:value-type="float" office:value="0.104761904761905" calcext:value-type="float">
            <text:p>0.1048</text:p>
          </table:table-cell>
          <table:table-cell table:number-columns-repeated="6"/>
          <table:table-cell table:formula="of:=[$Vanilla.E85]/[$Vanilla.G85]" office:value-type="float" office:value="13.695652173913" calcext:value-type="float">
            <text:p>13.6957</text:p>
          </table:table-cell>
          <table:table-cell table:formula="of:=[$Vanilla.I85]/[$Vanilla.E85]" office:value-type="float" office:value="0.13968253968254" calcext:value-type="float">
            <text:p>0.13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 4</text:p>
          </table:table-cell>
          <table:table-cell table:formula="of:=[$Vanilla.$E86]/[$Vanilla.$D86]" office:value-type="float" office:value="0.849230769230769" calcext:value-type="float">
            <text:p>0.8492</text:p>
          </table:table-cell>
          <table:table-cell table:formula="of:=[$Vanilla.$G86]/[$Vanilla.$D86]" office:value-type="float" office:value="0.0569230769230769" calcext:value-type="float">
            <text:p>0.0569</text:p>
          </table:table-cell>
          <table:table-cell table:formula="of:=[$Vanilla.$I86]/[$Vanilla.$D86]" office:value-type="float" office:value="0.116923076923077" calcext:value-type="float">
            <text:p>0.1169</text:p>
          </table:table-cell>
          <table:table-cell table:number-columns-repeated="6"/>
          <table:table-cell table:formula="of:=[$Vanilla.E86]/[$Vanilla.G86]" office:value-type="float" office:value="14.9189189189189" calcext:value-type="float">
            <text:p>14.9189</text:p>
          </table:table-cell>
          <table:table-cell table:formula="of:=[$Vanilla.I86]/[$Vanilla.E86]" office:value-type="float" office:value="0.13768115942029" calcext:value-type="float">
            <text:p>0.13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 1 Steering</text:p>
          </table:table-cell>
          <table:table-cell table:number-columns-repeated="3"/>
          <table:table-cell table:formula="of:=[$Vanilla.$K87]/[$Vanilla.$D87]" office:value-type="float" office:value="19.2" calcext:value-type="float">
            <text:p>19.2000</text:p>
          </table:table-cell>
          <table:table-cell table:formula="of:=[$Vanilla.$M87]/[$Vanilla.$D87]" office:value-type="float" office:value="0.0333333333333333" calcext:value-type="float">
            <text:p>0.0333</text:p>
          </table:table-cell>
          <table:table-cell table:formula="of:=[$Vanilla.$O87]/[$Vanilla.$D87]" office:value-type="float" office:value="0.0666666666666667" calcext:value-type="float">
            <text:p>0.0667</text:p>
          </table:table-cell>
          <table:table-cell table:number-columns-repeated="5"/>
          <table:table-cell table:formula="of:=[$Vanilla.K87]/[$Vanilla.M87]/60" office:value-type="float" office:value="9.6" calcext:value-type="float">
            <text:p>9.6000</text:p>
          </table:table-cell>
          <table:table-cell table:formula="of:=[$Vanilla.O87]/[$Vanilla.K87]*60" office:value-type="float" office:value="0.208333333333333" calcext:value-type="float">
            <text:p>0.2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 2</text:p>
          </table:table-cell>
          <table:table-cell table:number-columns-repeated="3"/>
          <table:table-cell table:formula="of:=[$Vanilla.$K88]/[$Vanilla.$D88]" office:value-type="float" office:value="22.7" calcext:value-type="float">
            <text:p>22.7000</text:p>
          </table:table-cell>
          <table:table-cell table:formula="of:=[$Vanilla.$M88]/[$Vanilla.$D88]" office:value-type="float" office:value="0.035" calcext:value-type="float">
            <text:p>0.0350</text:p>
          </table:table-cell>
          <table:table-cell table:formula="of:=[$Vanilla.$O88]/[$Vanilla.$D88]" office:value-type="float" office:value="0.075" calcext:value-type="float">
            <text:p>0.0750</text:p>
          </table:table-cell>
          <table:table-cell table:number-columns-repeated="5"/>
          <table:table-cell table:formula="of:=[$Vanilla.K88]/[$Vanilla.M88]/60" office:value-type="float" office:value="10.8095238095238" calcext:value-type="float">
            <text:p>10.8095</text:p>
          </table:table-cell>
          <table:table-cell table:formula="of:=[$Vanilla.O88]/[$Vanilla.K88]*60" office:value-type="float" office:value="0.198237885462555" calcext:value-type="float">
            <text:p>0.19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 3</text:p>
          </table:table-cell>
          <table:table-cell table:number-columns-repeated="3"/>
          <table:table-cell table:formula="of:=[$Vanilla.$K89]/[$Vanilla.$D89]" office:value-type="float" office:value="26.2" calcext:value-type="float">
            <text:p>26.2000</text:p>
          </table:table-cell>
          <table:table-cell table:formula="of:=[$Vanilla.$M89]/[$Vanilla.$D89]" office:value-type="float" office:value="0.04" calcext:value-type="float">
            <text:p>0.0400</text:p>
          </table:table-cell>
          <table:table-cell table:formula="of:=[$Vanilla.$O89]/[$Vanilla.$D89]" office:value-type="float" office:value="0.0866666666666667" calcext:value-type="float">
            <text:p>0.0867</text:p>
          </table:table-cell>
          <table:table-cell table:number-columns-repeated="5"/>
          <table:table-cell table:formula="of:=[$Vanilla.K89]/[$Vanilla.M89]/60" office:value-type="float" office:value="10.9166666666667" calcext:value-type="float">
            <text:p>10.9167</text:p>
          </table:table-cell>
          <table:table-cell table:formula="of:=[$Vanilla.O89]/[$Vanilla.K89]*60" office:value-type="float" office:value="0.198473282442748" calcext:value-type="float">
            <text:p>0.1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 4</text:p>
          </table:table-cell>
          <table:table-cell table:number-columns-repeated="3"/>
          <table:table-cell table:formula="of:=[$Vanilla.$K90]/[$Vanilla.$D90]" office:value-type="float" office:value="29.7" calcext:value-type="float">
            <text:p>29.7000</text:p>
          </table:table-cell>
          <table:table-cell table:formula="of:=[$Vanilla.$M90]/[$Vanilla.$D90]" office:value-type="float" office:value="0.0425531914893617" calcext:value-type="float">
            <text:p>0.0426</text:p>
          </table:table-cell>
          <table:table-cell table:formula="of:=[$Vanilla.$O90]/[$Vanilla.$D90]" office:value-type="float" office:value="0.0957446808510638" calcext:value-type="float">
            <text:p>0.0957</text:p>
          </table:table-cell>
          <table:table-cell table:number-columns-repeated="5"/>
          <table:table-cell table:formula="of:=[$Vanilla.K90]/[$Vanilla.M90]/60" office:value-type="float" office:value="11.6325" calcext:value-type="float">
            <text:p>11.6325</text:p>
          </table:table-cell>
          <table:table-cell table:formula="of:=[$Vanilla.O90]/[$Vanilla.K90]*60" office:value-type="float" office:value="0.193423597678917" calcext:value-type="float">
            <text:p>0.19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uarg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. Graviton Thruster</text:p>
          </table:table-cell>
          <table:table-cell table:formula="of:=[$Vanilla.$E92]/[$Vanilla.$D92]" office:value-type="float" office:value="1.14285714285714" calcext:value-type="float">
            <text:p>1.1429</text:p>
          </table:table-cell>
          <table:table-cell table:formula="of:=[$Vanilla.$G92]/[$Vanilla.$D92]" office:value-type="float" office:value="0.285714285714286" calcext:value-type="float">
            <text:p>0.2857</text:p>
          </table:table-cell>
          <table:table-cell table:formula="of:=[$Vanilla.$I92]/[$Vanilla.$D92]" office:value-type="float" office:value="0.142857142857143" calcext:value-type="float">
            <text:p>0.1429</text:p>
          </table:table-cell>
          <table:table-cell table:number-columns-repeated="6"/>
          <table:table-cell table:formula="of:=[$Vanilla.E92]/[$Vanilla.G92]" office:value-type="float" office:value="4" calcext:value-type="float">
            <text:p>4.0000</text:p>
          </table:table-cell>
          <table:table-cell table:formula="of:=[$Vanilla.I92]/[$Vanilla.E92]" office:value-type="float" office:value="0.125" calcext:value-type="float">
            <text:p>0.1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.Graviton Steering</text:p>
          </table:table-cell>
          <table:table-cell table:number-columns-repeated="3"/>
          <table:table-cell table:formula="of:=[$Vanilla.$K93]/[$Vanilla.$D93]" office:value-type="float" office:value="32" calcext:value-type="float">
            <text:p>32.0000</text:p>
          </table:table-cell>
          <table:table-cell table:formula="of:=[$Vanilla.$M93]/[$Vanilla.$D93]" office:value-type="float" office:value="0.2" calcext:value-type="float">
            <text:p>0.2000</text:p>
          </table:table-cell>
          <table:table-cell table:formula="of:=[$Vanilla.$O93]/[$Vanilla.$D93]" office:value-type="float" office:value="0.1" calcext:value-type="float">
            <text:p>0.1000</text:p>
          </table:table-cell>
          <table:table-cell table:number-columns-repeated="5"/>
          <table:table-cell table:formula="of:=[$Vanilla.K93]/[$Vanilla.M93]/60" office:value-type="float" office:value="2.66666666666667" calcext:value-type="float">
            <text:p>2.6667</text:p>
          </table:table-cell>
          <table:table-cell table:formula="of:=[$Vanilla.O93]/[$Vanilla.K93]*60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ug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g Akfar Thruster</text:p>
          </table:table-cell>
          <table:table-cell table:formula="of:=[$Vanilla.$E95]/[$Vanilla.$D95]" office:value-type="float" office:value="0.651162790697674" calcext:value-type="float">
            <text:p>0.6512</text:p>
          </table:table-cell>
          <table:table-cell table:formula="of:=[$Vanilla.$G95]/[$Vanilla.$D95]" office:value-type="float" office:value="0.0511627906976744" calcext:value-type="float">
            <text:p>0.0512</text:p>
          </table:table-cell>
          <table:table-cell table:formula="of:=[$Vanilla.$I95]/[$Vanilla.$D95]" office:value-type="float" office:value="0.072093023255814" calcext:value-type="float">
            <text:p>0.0721</text:p>
          </table:table-cell>
          <table:table-cell table:number-columns-repeated="6"/>
          <table:table-cell table:formula="of:=[$Vanilla.E95]/[$Vanilla.G95]" office:value-type="float" office:value="12.7272727272727" calcext:value-type="float">
            <text:p>12.7273</text:p>
          </table:table-cell>
          <table:table-cell table:formula="of:=[$Vanilla.I95]/[$Vanilla.E95]" office:value-type="float" office:value="0.110714285714286" calcext:value-type="float">
            <text:p>0.1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g Cormet Thruster</text:p>
          </table:table-cell>
          <table:table-cell table:formula="of:=[$Vanilla.$E96]/[$Vanilla.$D96]" office:value-type="float" office:value="0.733333333333333" calcext:value-type="float">
            <text:p>0.7333</text:p>
          </table:table-cell>
          <table:table-cell table:formula="of:=[$Vanilla.$G96]/[$Vanilla.$D96]" office:value-type="float" office:value="0.055" calcext:value-type="float">
            <text:p>0.0550</text:p>
          </table:table-cell>
          <table:table-cell table:formula="of:=[$Vanilla.$I96]/[$Vanilla.$D96]" office:value-type="float" office:value="0.0766666666666667" calcext:value-type="float">
            <text:p>0.0767</text:p>
          </table:table-cell>
          <table:table-cell table:number-columns-repeated="6"/>
          <table:table-cell table:formula="of:=[$Vanilla.E96]/[$Vanilla.G96]" office:value-type="float" office:value="13.3333333333333" calcext:value-type="float">
            <text:p>13.3333</text:p>
          </table:table-cell>
          <table:table-cell table:formula="of:=[$Vanilla.I96]/[$Vanilla.E96]" office:value-type="float" office:value="0.104545454545455" calcext:value-type="float">
            <text:p>0.10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g Lohmar Thruster</text:p>
          </table:table-cell>
          <table:table-cell table:formula="of:=[$Vanilla.$E97]/[$Vanilla.$D97]" office:value-type="float" office:value="0.785714285714286" calcext:value-type="float">
            <text:p>0.7857</text:p>
          </table:table-cell>
          <table:table-cell table:formula="of:=[$Vanilla.$G97]/[$Vanilla.$D97]" office:value-type="float" office:value="0.0583333333333333" calcext:value-type="float">
            <text:p>0.0583</text:p>
          </table:table-cell>
          <table:table-cell table:formula="of:=[$Vanilla.$I97]/[$Vanilla.$D97]" office:value-type="float" office:value="0.0821428571428571" calcext:value-type="float">
            <text:p>0.0821</text:p>
          </table:table-cell>
          <table:table-cell table:number-columns-repeated="6"/>
          <table:table-cell table:formula="of:=[$Vanilla.E97]/[$Vanilla.G97]" office:value-type="float" office:value="13.469387755102" calcext:value-type="float">
            <text:p>13.4694</text:p>
          </table:table-cell>
          <table:table-cell table:formula="of:=[$Vanilla.I97]/[$Vanilla.E97]" office:value-type="float" office:value="0.104545454545455" calcext:value-type="float">
            <text:p>0.10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g Akfar Steering</text:p>
          </table:table-cell>
          <table:table-cell table:number-columns-repeated="3"/>
          <table:table-cell table:formula="of:=[$Vanilla.$K98]/[$Vanilla.$D98]" office:value-type="float" office:value="22.7272727272727" calcext:value-type="float">
            <text:p>22.7273</text:p>
          </table:table-cell>
          <table:table-cell table:formula="of:=[$Vanilla.$M98]/[$Vanilla.$D98]" office:value-type="float" office:value="0.0393939393939394" calcext:value-type="float">
            <text:p>0.0394</text:p>
          </table:table-cell>
          <table:table-cell table:formula="of:=[$Vanilla.$O98]/[$Vanilla.$D98]" office:value-type="float" office:value="0.0636363636363636" calcext:value-type="float">
            <text:p>0.0636</text:p>
          </table:table-cell>
          <table:table-cell table:number-columns-repeated="5"/>
          <table:table-cell table:formula="of:=[$Vanilla.K98]/[$Vanilla.M98]/60" office:value-type="float" office:value="9.61538461538462" calcext:value-type="float">
            <text:p>9.6154</text:p>
          </table:table-cell>
          <table:table-cell table:formula="of:=[$Vanilla.O98]/[$Vanilla.K98]*60" office:value-type="float" office:value="0.168" calcext:value-type="float">
            <text:p>0.1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g Cormet Steering</text:p>
          </table:table-cell>
          <table:table-cell table:number-columns-repeated="3"/>
          <table:table-cell table:formula="of:=[$Vanilla.$K99]/[$Vanilla.$D99]" office:value-type="float" office:value="24.5652173913043" calcext:value-type="float">
            <text:p>24.5652</text:p>
          </table:table-cell>
          <table:table-cell table:formula="of:=[$Vanilla.$M99]/[$Vanilla.$D99]" office:value-type="float" office:value="0.041304347826087" calcext:value-type="float">
            <text:p>0.0413</text:p>
          </table:table-cell>
          <table:table-cell table:formula="of:=[$Vanilla.$O99]/[$Vanilla.$D99]" office:value-type="float" office:value="0.0673913043478261" calcext:value-type="float">
            <text:p>0.0674</text:p>
          </table:table-cell>
          <table:table-cell table:number-columns-repeated="5"/>
          <table:table-cell table:formula="of:=[$Vanilla.K99]/[$Vanilla.M99]/60" office:value-type="float" office:value="9.91228070175439" calcext:value-type="float">
            <text:p>9.9123</text:p>
          </table:table-cell>
          <table:table-cell table:formula="of:=[$Vanilla.O99]/[$Vanilla.K99]*60" office:value-type="float" office:value="0.164601769911504" calcext:value-type="float">
            <text:p>0.1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g Lohmar Steering</text:p>
          </table:table-cell>
          <table:table-cell table:number-columns-repeated="3"/>
          <table:table-cell table:formula="of:=[$Vanilla.$K100]/[$Vanilla.$D100]" office:value-type="float" office:value="26.5625" calcext:value-type="float">
            <text:p>26.5625</text:p>
          </table:table-cell>
          <table:table-cell table:formula="of:=[$Vanilla.$M100]/[$Vanilla.$D100]" office:value-type="float" office:value="0.04375" calcext:value-type="float">
            <text:p>0.0438</text:p>
          </table:table-cell>
          <table:table-cell table:formula="of:=[$Vanilla.$O100]/[$Vanilla.$D100]" office:value-type="float" office:value="0.0734375" calcext:value-type="float">
            <text:p>0.0734</text:p>
          </table:table-cell>
          <table:table-cell table:number-columns-repeated="5"/>
          <table:table-cell table:formula="of:=[$Vanilla.K100]/[$Vanilla.M100]/60" office:value-type="float" office:value="10.1190476190476" calcext:value-type="float">
            <text:p>10.1190</text:p>
          </table:table-cell>
          <table:table-cell table:formula="of:=[$Vanilla.O100]/[$Vanilla.K100]*60" office:value-type="float" office:value="0.165882352941176" calcext:value-type="float">
            <text:p>0.16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fterburners</text:p>
          </table:table-cell>
          <table:table-cell table:style-name="ce5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7" office:value-type="string" calcext:value-type="string">
            <text:p>Fuel/EC</text:p>
          </table:table-cell>
          <table:table-cell table:style-name="Default"/>
          <table:table-cell table:style-name="ce5" table:number-columns-repeated="2"/>
          <table:table-cell table:style-name="ce1"/>
          <table:table-cell table:number-columns-repeated="3"/>
          <table:table-cell table:style-name="ce26" office:value-type="string" calcext:value-type="string">
            <text:p>Thrust/Fu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terburner</text:p>
          </table:table-cell>
          <table:table-cell table:formula="of:=[$Vanilla.$E102]/[$Vanilla.$D102]" office:value-type="float" office:value="1.66666666666667" calcext:value-type="float">
            <text:p>1.6667</text:p>
          </table:table-cell>
          <table:table-cell table:formula="of:=[$Vanilla.$G102]/[$Vanilla.$D102]" office:value-type="float" office:value="0" calcext:value-type="float">
            <text:p>0.0000</text:p>
          </table:table-cell>
          <table:table-cell table:formula="of:=[$Vanilla.$I102]/[$Vanilla.$D102]" office:value-type="float" office:value="0.666666666666667" calcext:value-type="float">
            <text:p>0.6667</text:p>
          </table:table-cell>
          <table:table-cell table:formula="of:=[$Vanilla.$K102]/[$Vanilla.$D102]" office:value-type="float" office:value="0.0333333333333333" calcext:value-type="float">
            <text:p>0.0333</text:p>
          </table:table-cell>
          <table:table-cell table:number-columns-repeated="6"/>
          <table:table-cell table:formula="of:=[$Vanilla.I102]/[$Vanilla.E102]" office:value-type="float" office:value="0.4" calcext:value-type="float">
            <text:p>0.4000</text:p>
          </table:table-cell>
          <table:table-cell table:formula="of:=[$Vanilla.E102]/[$Vanilla.K102]" office:value-type="float" office:value="50" calcext:value-type="float">
            <text:p>50.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nic Afterburner</text:p>
          </table:table-cell>
          <table:table-cell table:formula="of:=[$Vanilla.$E103]/[$Vanilla.$D103]" office:value-type="float" office:value="1.20833333333333" calcext:value-type="float">
            <text:p>1.2083</text:p>
          </table:table-cell>
          <table:table-cell table:formula="of:=[$Vanilla.$G103]/[$Vanilla.$D103]" office:value-type="float" office:value="0.2125" calcext:value-type="float">
            <text:p>0.2125</text:p>
          </table:table-cell>
          <table:table-cell table:formula="of:=[$Vanilla.$I103]/[$Vanilla.$D103]" office:value-type="float" office:value="0.5" calcext:value-type="float">
            <text:p>0.5000</text:p>
          </table:table-cell>
          <table:table-cell table:formula="of:=[$Vanilla.$K103]/[$Vanilla.$D103]" office:value-type="float" office:value="0.00416666666666667" calcext:value-type="float">
            <text:p>0.0042</text:p>
          </table:table-cell>
          <table:table-cell table:number-columns-repeated="5"/>
          <table:table-cell table:formula="of:=[$Vanilla.E103]/[$Vanilla.G103]" office:value-type="float" office:value="5.68627450980392" calcext:value-type="float">
            <text:p>5.6863</text:p>
          </table:table-cell>
          <table:table-cell table:formula="of:=[$Vanilla.I103]/[$Vanilla.E103]" office:value-type="float" office:value="0.413793103448276" calcext:value-type="float">
            <text:p>0.4138</text:p>
          </table:table-cell>
          <table:table-cell table:formula="of:=[$Vanilla.E103]/[$Vanilla.K103]" office:value-type="float" office:value="290" calcext:value-type="float">
            <text:p>290.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ows-Class</text:p>
          </table:table-cell>
          <table:table-cell table:formula="of:=[$Vanilla.$E104]/[$Vanilla.$D104]" office:value-type="float" office:value="13.9090909090909" calcext:value-type="float">
            <text:p>13.9091</text:p>
          </table:table-cell>
          <table:table-cell table:formula="of:=[$Vanilla.$G104]/[$Vanilla.$D104]" office:value-type="float" office:value="0.545454545454545" calcext:value-type="float">
            <text:p>0.5455</text:p>
          </table:table-cell>
          <table:table-cell table:formula="of:=[$Vanilla.$I104]/[$Vanilla.$D104]" office:value-type="float" office:value="0.727272727272727" calcext:value-type="float">
            <text:p>0.7273</text:p>
          </table:table-cell>
          <table:table-cell table:formula="of:=[$Vanilla.$K104]/[$Vanilla.$D104]" office:value-type="float" office:value="0.181818181818182" calcext:value-type="float">
            <text:p>0.1818</text:p>
          </table:table-cell>
          <table:table-cell table:number-columns-repeated="5"/>
          <table:table-cell table:formula="of:=[$Vanilla.E104]/[$Vanilla.G104]" office:value-type="float" office:value="25.5" calcext:value-type="float">
            <text:p>25.5000</text:p>
          </table:table-cell>
          <table:table-cell table:formula="of:=[$Vanilla.I104]/[$Vanilla.E104]" office:value-type="float" office:value="0.0522875816993464" calcext:value-type="float">
            <text:p>0.0523</text:p>
          </table:table-cell>
          <table:table-cell table:formula="of:=[$Vanilla.E104]/[$Vanilla.K104]" office:value-type="float" office:value="76.5" calcext:value-type="float">
            <text:p>76.5000</text:p>
          </table:table-cell>
          <table:table-cell table:number-columns-repeated="3"/>
        </table:table-row>
        <table:table-row table:style-name="ro1" table:number-rows-repeated="104847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Modded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11"/>
        <table:table-column table:style-name="co4" table:default-cell-style-name="ce15"/>
        <table:table-column table:style-name="co3" table:default-cell-style-name="ce11"/>
        <table:table-column table:style-name="co5" table:default-cell-style-name="ce20"/>
        <table:table-column table:style-name="co3" table:default-cell-style-name="ce11"/>
        <table:table-column table:style-name="co6" table:default-cell-style-name="ce20"/>
        <table:table-column table:style-name="co18" table:default-cell-style-name="ce11"/>
        <table:table-column table:style-name="co4" table:default-cell-style-name="ce15"/>
        <table:table-column table:style-name="co3" table:default-cell-style-name="ce11"/>
        <table:table-column table:style-name="co3" table:default-cell-style-name="ce20"/>
        <table:table-column table:style-name="co3" table:default-cell-style-name="ce11"/>
        <table:table-column table:style-name="co6" table:default-cell-style-name="ce20"/>
        <table:table-column table:style-name="co3" table:default-cell-style-name="ce11"/>
        <table:table-column table:style-name="co4" table:default-cell-style-name="ce15"/>
        <table:table-column table:style-name="co3" table:default-cell-style-name="ce11"/>
        <table:table-column table:style-name="co3" table:default-cell-style-name="ce20"/>
        <table:table-column table:style-name="co3" table:default-cell-style-name="ce11"/>
        <table:table-column table:style-name="co3" table:default-cell-style-name="ce20"/>
        <table:table-column table:style-name="co8" table:default-cell-style-name="Default"/>
        <table:table-column table:style-name="co9" table:default-cell-style-name="Default"/>
        <table:table-column table:style-name="co10" table:number-columns-repeated="1000" table:default-cell-style-name="Default"/>
        <table:table-row table:style-name="ro1">
          <table:table-cell office:value-type="string" calcext:value-type="string">
            <text:p>Name/Race</text:p>
          </table:table-cell>
          <table:table-cell table:style-name="ce2" office:value-type="string" calcext:value-type="string">
            <text:p>FPS</text:p>
          </table:table-cell>
          <table:table-cell office:value-type="float" office:value="60" calcext:value-type="float">
            <text:p>60</text:p>
          </table:table-cell>
          <table:table-cell table:number-columns-repeated="20"/>
          <table:table-cell table:style-name="ce1" office:value-type="string" calcext:value-type="string">
            <text:p>Legend: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style-name="ce1"/>
          <table:table-cell table:style-name="ce8" office:value-type="string" calcext:value-type="string">
            <text:p>M=mass</text:p>
          </table:table-cell>
          <table:table-cell table:style-name="ce1" table:number-columns-repeated="1000"/>
        </table:table-row>
        <table:table-row table:style-name="ro1">
          <table:table-cell office:value-type="string" calcext:value-type="string">
            <text:p>X1050 Ion Engines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5" calcext:value-type="float">
            <text:p>5.00</text:p>
          </table:table-cell>
          <table:table-cell table:formula="of:=[.$C$1]*[.$C$1]*[.E3]" office:value-type="float" office:value="18000" calcext:value-type="float">
            <text:p>18,000.0</text:p>
          </table:table-cell>
          <table:table-cell office:value-type="float" office:value="0.41" calcext:value-type="float">
            <text:p>0.41</text:p>
          </table:table-cell>
          <table:table-cell table:formula="of:=[.$C$1]*[.G3]" office:value-type="float" office:value="24.6" calcext:value-type="float">
            <text:p>24.6</text:p>
          </table:table-cell>
          <table:table-cell office:value-type="float" office:value="0.76" calcext:value-type="float">
            <text:p>0.76</text:p>
          </table:table-cell>
          <table:table-cell table:formula="of:=[.$C$1]*[.I3]" office:value-type="float" office:value="45.6" calcext:value-type="float">
            <text:p>45.6</text:p>
          </table:table-cell>
          <table:table-cell office:value-type="float" office:value="137.5" calcext:value-type="float">
            <text:p>137.50</text:p>
          </table:table-cell>
          <table:table-cell table:formula="of:=[.$C$1]*[.K3]" office:value-type="float" office:value="8250" calcext:value-type="float">
            <text:p>8,250.0</text:p>
          </table:table-cell>
          <table:table-cell office:value-type="float" office:value="0.187" calcext:value-type="float">
            <text:p>0.19</text:p>
          </table:table-cell>
          <table:table-cell table:formula="of:=[.$C$1]*[.M3]" office:value-type="float" office:value="11.22" calcext:value-type="float">
            <text:p>11.2</text:p>
          </table:table-cell>
          <table:table-cell office:value-type="float" office:value="0.346" calcext:value-type="float">
            <text:p>0.35</text:p>
          </table:table-cell>
          <table:table-cell table:formula="of:=[.$C$1]*[.O3]" office:value-type="float" office:value="20.76" calcext:value-type="float">
            <text:p>20.8</text:p>
          </table:table-cell>
          <table:table-cell table:number-columns-repeated="7"/>
          <table:table-cell office:value-type="string" calcext:value-type="string">
            <text:p>O=outfit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X1700 Ion Thruster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7.2" calcext:value-type="float">
            <text:p>7.20</text:p>
          </table:table-cell>
          <table:table-cell table:formula="of:=[.$C$1]*[.$C$1]*[.E4]" office:value-type="float" office:value="25920" calcext:value-type="float">
            <text:p>25,920.0</text:p>
          </table:table-cell>
          <table:table-cell office:value-type="float" office:value="0.58" calcext:value-type="float">
            <text:p>0.58</text:p>
          </table:table-cell>
          <table:table-cell table:formula="of:=[.$C$1]*[.G4]" office:value-type="float" office:value="34.8" calcext:value-type="float">
            <text:p>34.8</text:p>
          </table:table-cell>
          <table:table-cell office:value-type="float" office:value="1.08" calcext:value-type="float">
            <text:p>1.08</text:p>
          </table:table-cell>
          <table:table-cell table:formula="of:=[.$C$1]*[.I4]" office:value-type="float" office:value="64.8" calcext:value-type="float">
            <text:p>64.8</text:p>
          </table:table-cell>
          <table:table-cell table:number-columns-repeated="13"/>
          <table:table-cell office:value-type="string" calcext:value-type="string">
            <text:p>EC=engine capacity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X2700 Ion Thruster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13.37" calcext:value-type="float">
            <text:p>13.37</text:p>
          </table:table-cell>
          <table:table-cell table:formula="of:=[.$C$1]*[.$C$1]*[.E5]" office:value-type="float" office:value="48132" calcext:value-type="float">
            <text:p>48,132.0</text:p>
          </table:table-cell>
          <table:table-cell office:value-type="float" office:value="1.05" calcext:value-type="float">
            <text:p>1.05</text:p>
          </table:table-cell>
          <table:table-cell table:formula="of:=[.$C$1]*[.G5]" office:value-type="float" office:value="63" calcext:value-type="float">
            <text:p>63.0</text:p>
          </table:table-cell>
          <table:table-cell office:value-type="float" office:value="1.98" calcext:value-type="float">
            <text:p>1.98</text:p>
          </table:table-cell>
          <table:table-cell table:formula="of:=[.$C$1]*[.I5]" office:value-type="float" office:value="118.8" calcext:value-type="float">
            <text:p>118.8</text:p>
          </table:table-cell>
          <table:table-cell table:number-columns-repeated="13"/>
          <table:table-cell office:value-type="string" calcext:value-type="string">
            <text:p>Th=thrust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X3700 Ion Thruster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24.59" calcext:value-type="float">
            <text:p>24.59</text:p>
          </table:table-cell>
          <table:table-cell table:formula="of:=[.$C$1]*[.$C$1]*[.E6]" office:value-type="float" office:value="88524" calcext:value-type="float">
            <text:p>88,524.0</text:p>
          </table:table-cell>
          <table:table-cell office:value-type="float" office:value="1.92" calcext:value-type="float">
            <text:p>1.92</text:p>
          </table:table-cell>
          <table:table-cell table:formula="of:=[.$C$1]*[.G6]" office:value-type="float" office:value="115.2" calcext:value-type="float">
            <text:p>115.2</text:p>
          </table:table-cell>
          <table:table-cell office:value-type="float" office:value="3.6" calcext:value-type="float">
            <text:p>3.60</text:p>
          </table:table-cell>
          <table:table-cell table:formula="of:=[.$C$1]*[.I6]" office:value-type="float" office:value="216" calcext:value-type="float">
            <text:p>216.0</text:p>
          </table:table-cell>
          <table:table-cell table:number-columns-repeated="13"/>
          <table:table-cell office:value-type="string" calcext:value-type="string">
            <text:p>ThE=thrust energy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X4700 Ion Thruster</text:p>
          </table:table-cell>
          <table:table-cell table:number-columns-repeated="3" office:value-type="float" office:value="79" calcext:value-type="float">
            <text:p>79</text:p>
          </table:table-cell>
          <table:table-cell office:value-type="float" office:value="45.19" calcext:value-type="float">
            <text:p>45.19</text:p>
          </table:table-cell>
          <table:table-cell table:formula="of:=[.$C$1]*[.$C$1]*[.E7]" office:value-type="float" office:value="162684" calcext:value-type="float">
            <text:p>162,684.0</text:p>
          </table:table-cell>
          <table:table-cell office:value-type="float" office:value="3.49" calcext:value-type="float">
            <text:p>3.49</text:p>
          </table:table-cell>
          <table:table-cell table:formula="of:=[.$C$1]*[.G7]" office:value-type="float" office:value="209.4" calcext:value-type="float">
            <text:p>209.4</text:p>
          </table:table-cell>
          <table:table-cell office:value-type="float" office:value="6.58" calcext:value-type="float">
            <text:p>6.58</text:p>
          </table:table-cell>
          <table:table-cell table:formula="of:=[.$C$1]*[.I7]" office:value-type="float" office:value="394.8" calcext:value-type="float">
            <text:p>394.8</text:p>
          </table:table-cell>
          <table:table-cell table:number-columns-repeated="13"/>
          <table:table-cell office:value-type="string" calcext:value-type="string">
            <text:p>ThH=thrust heat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X5700 Ion Thruster</text:p>
          </table:table-cell>
          <table:table-cell table:number-columns-repeated="3" office:value-type="float" office:value="134" calcext:value-type="float">
            <text:p>134</text:p>
          </table:table-cell>
          <table:table-cell office:value-type="float" office:value="81.63" calcext:value-type="float">
            <text:p>81.63</text:p>
          </table:table-cell>
          <table:table-cell table:formula="of:=[.$C$1]*[.$C$1]*[.E8]" office:value-type="float" office:value="293868" calcext:value-type="float">
            <text:p>293,868.0</text:p>
          </table:table-cell>
          <table:table-cell office:value-type="float" office:value="6.26" calcext:value-type="float">
            <text:p>6.26</text:p>
          </table:table-cell>
          <table:table-cell table:formula="of:=[.$C$1]*[.G8]" office:value-type="float" office:value="375.6" calcext:value-type="float">
            <text:p>375.6</text:p>
          </table:table-cell>
          <table:table-cell office:value-type="float" office:value="11.84" calcext:value-type="float">
            <text:p>11.84</text:p>
          </table:table-cell>
          <table:table-cell table:formula="of:=[.$C$1]*[.I8]" office:value-type="float" office:value="710.4" calcext:value-type="float">
            <text:p>710.4</text:p>
          </table:table-cell>
          <table:table-cell table:number-columns-repeated="13"/>
          <table:table-cell office:value-type="string" calcext:value-type="string">
            <text:p>Tu=turn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X1200 Ion Steering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6"/>
          <table:table-cell office:value-type="float" office:value="192" calcext:value-type="float">
            <text:p>192.00</text:p>
          </table:table-cell>
          <table:table-cell table:formula="of:=[.$C$1]*[.K9]" office:value-type="float" office:value="11520" calcext:value-type="float">
            <text:p>11,520.0</text:p>
          </table:table-cell>
          <table:table-cell office:value-type="float" office:value="0.26" calcext:value-type="float">
            <text:p>0.26</text:p>
          </table:table-cell>
          <table:table-cell table:formula="of:=[.$C$1]*[.M9]" office:value-type="float" office:value="15.6" calcext:value-type="float">
            <text:p>15.6</text:p>
          </table:table-cell>
          <table:table-cell office:value-type="float" office:value="0.48" calcext:value-type="float">
            <text:p>0.48</text:p>
          </table:table-cell>
          <table:table-cell table:formula="of:=[.$C$1]*[.O9]" office:value-type="float" office:value="28.8" calcext:value-type="float">
            <text:p>28.8</text:p>
          </table:table-cell>
          <table:table-cell table:number-columns-repeated="7"/>
          <table:table-cell office:value-type="string" calcext:value-type="string">
            <text:p>TuE=turn energy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X2200 Ion Steering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office:value-type="float" office:value="368" calcext:value-type="float">
            <text:p>368.00</text:p>
          </table:table-cell>
          <table:table-cell table:formula="of:=[.$C$1]*[.K10]" office:value-type="float" office:value="22080" calcext:value-type="float">
            <text:p>22,080.0</text:p>
          </table:table-cell>
          <table:table-cell office:value-type="float" office:value="0.48" calcext:value-type="float">
            <text:p>0.48</text:p>
          </table:table-cell>
          <table:table-cell table:formula="of:=[.$C$1]*[.M10]" office:value-type="float" office:value="28.8" calcext:value-type="float">
            <text:p>28.8</text:p>
          </table:table-cell>
          <table:table-cell office:value-type="float" office:value="0.91" calcext:value-type="float">
            <text:p>0.91</text:p>
          </table:table-cell>
          <table:table-cell table:formula="of:=[.$C$1]*[.O10]" office:value-type="float" office:value="54.6" calcext:value-type="float">
            <text:p>54.6</text:p>
          </table:table-cell>
          <table:table-cell table:number-columns-repeated="7"/>
          <table:table-cell office:value-type="string" calcext:value-type="string">
            <text:p>TuH=turn heat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X3200 Ion Steering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6"/>
          <table:table-cell office:value-type="float" office:value="714.84" calcext:value-type="float">
            <text:p>714.84</text:p>
          </table:table-cell>
          <table:table-cell table:formula="of:=[.$C$1]*[.K11]" office:value-type="float" office:value="42890.4" calcext:value-type="float">
            <text:p>42,890.4</text:p>
          </table:table-cell>
          <table:table-cell office:value-type="float" office:value="0.93" calcext:value-type="float">
            <text:p>0.93</text:p>
          </table:table-cell>
          <table:table-cell table:formula="of:=[.$C$1]*[.M11]" office:value-type="float" office:value="55.8" calcext:value-type="float">
            <text:p>55.8</text:p>
          </table:table-cell>
          <table:table-cell office:value-type="float" office:value="1.75" calcext:value-type="float">
            <text:p>1.75</text:p>
          </table:table-cell>
          <table:table-cell table:formula="of:=[.$C$1]*[.O11]" office:value-type="float" office:value="105" calcext:value-type="float">
            <text:p>105.0</text:p>
          </table:table-cell>
          <table:table-cell table:number-columns-repeated="7"/>
          <table:table-cell office:value-type="string" calcext:value-type="string">
            <text:p>Rth=reverse thrust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X4200 Ion Steering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/>
          <table:table-cell office:value-type="float" office:value="1313.47" calcext:value-type="float">
            <text:p>1313.47</text:p>
          </table:table-cell>
          <table:table-cell table:formula="of:=[.$C$1]*[.K12]" office:value-type="float" office:value="78808.2" calcext:value-type="float">
            <text:p>78,808.2</text:p>
          </table:table-cell>
          <table:table-cell office:value-type="float" office:value="1.69" calcext:value-type="float">
            <text:p>1.69</text:p>
          </table:table-cell>
          <table:table-cell table:formula="of:=[.$C$1]*[.M12]" office:value-type="float" office:value="101.4" calcext:value-type="float">
            <text:p>101.4</text:p>
          </table:table-cell>
          <table:table-cell office:value-type="float" office:value="3.19" calcext:value-type="float">
            <text:p>3.19</text:p>
          </table:table-cell>
          <table:table-cell table:formula="of:=[.$C$1]*[.O12]" office:value-type="float" office:value="191.4" calcext:value-type="float">
            <text:p>191.4</text:p>
          </table:table-cell>
          <table:table-cell table:number-columns-repeated="7"/>
          <table:table-cell office:value-type="string" calcext:value-type="string">
            <text:p>RthE=reverse energy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X5200 Ion Steering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/>
          <table:table-cell office:value-type="float" office:value="2404.31" calcext:value-type="float">
            <text:p>2404.31</text:p>
          </table:table-cell>
          <table:table-cell table:formula="of:=[.$C$1]*[.K13]" office:value-type="float" office:value="144258.6" calcext:value-type="float">
            <text:p>144,258.6</text:p>
          </table:table-cell>
          <table:table-cell office:value-type="float" office:value="3.07" calcext:value-type="float">
            <text:p>3.07</text:p>
          </table:table-cell>
          <table:table-cell table:formula="of:=[.$C$1]*[.M13]" office:value-type="float" office:value="184.2" calcext:value-type="float">
            <text:p>184.2</text:p>
          </table:table-cell>
          <table:table-cell office:value-type="float" office:value="5.81" calcext:value-type="float">
            <text:p>5.81</text:p>
          </table:table-cell>
          <table:table-cell table:formula="of:=[.$C$1]*[.O13]" office:value-type="float" office:value="348.6" calcext:value-type="float">
            <text:p>348.6</text:p>
          </table:table-cell>
          <table:table-cell table:number-columns-repeated="7"/>
          <table:table-cell office:value-type="string" calcext:value-type="string">
            <text:p>RthH=reverse heat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style-name="ce1"/>
          <table:table-cell table:style-name="ce8" office:value-type="string" calcext:value-type="string">
            <text:p>AfT=afterburn thrust</text:p>
          </table:table-cell>
          <table:table-cell table:style-name="ce1" table:number-columns-repeated="1000"/>
        </table:table-row>
        <table:table-row table:style-name="ro1">
          <table:table-cell office:value-type="string" calcext:value-type="string">
            <text:p>Chipmunk Plasma Th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1.7" calcext:value-type="float">
            <text:p>11.70</text:p>
          </table:table-cell>
          <table:table-cell table:formula="of:=[.$C$1]*[.$C$1]*[.E15]" office:value-type="float" office:value="42120" calcext:value-type="float">
            <text:p>42,120.0</text:p>
          </table:table-cell>
          <table:table-cell office:value-type="float" office:value="1.22" calcext:value-type="float">
            <text:p>1.22</text:p>
          </table:table-cell>
          <table:table-cell table:formula="of:=[.$C$1]*[.G15]" office:value-type="float" office:value="73.2" calcext:value-type="float">
            <text:p>73.2</text:p>
          </table:table-cell>
          <table:table-cell office:value-type="float" office:value="2.38" calcext:value-type="float">
            <text:p>2.38</text:p>
          </table:table-cell>
          <table:table-cell table:formula="of:=[.$C$1]*[.I15]" office:value-type="float" office:value="142.8" calcext:value-type="float">
            <text:p>142.8</text:p>
          </table:table-cell>
          <table:table-cell table:number-columns-repeated="13"/>
          <table:table-cell office:value-type="string" calcext:value-type="string">
            <text:p>AfF=afterburn fuel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Greyhound Plasma Th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21.88" calcext:value-type="float">
            <text:p>21.88</text:p>
          </table:table-cell>
          <table:table-cell table:formula="of:=[.$C$1]*[.$C$1]*[.E16]" office:value-type="float" office:value="78768" calcext:value-type="float">
            <text:p>78,768.0</text:p>
          </table:table-cell>
          <table:table-cell office:value-type="float" office:value="2.24" calcext:value-type="float">
            <text:p>2.24</text:p>
          </table:table-cell>
          <table:table-cell table:formula="of:=[.$C$1]*[.G16]" office:value-type="float" office:value="134.4" calcext:value-type="float">
            <text:p>134.4</text:p>
          </table:table-cell>
          <table:table-cell office:value-type="float" office:value="4.4" calcext:value-type="float">
            <text:p>4.40</text:p>
          </table:table-cell>
          <table:table-cell table:formula="of:=[.$C$1]*[.I16]" office:value-type="float" office:value="264" calcext:value-type="float">
            <text:p>264.0</text:p>
          </table:table-cell>
          <table:table-cell table:number-columns-repeated="13"/>
          <table:table-cell office:value-type="string" calcext:value-type="string">
            <text:p>AfH=afterburn heat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pala Plasma Th</text:p>
          </table:table-cell>
          <table:table-cell table:number-columns-repeated="3" office:value-type="float" office:value="58" calcext:value-type="float">
            <text:p>58</text:p>
          </table:table-cell>
          <table:table-cell office:value-type="float" office:value="40.31" calcext:value-type="float">
            <text:p>40.31</text:p>
          </table:table-cell>
          <table:table-cell table:formula="of:=[.$C$1]*[.$C$1]*[.E17]" office:value-type="float" office:value="145116" calcext:value-type="float">
            <text:p>145,116.0</text:p>
          </table:table-cell>
          <table:table-cell office:value-type="float" office:value="4.08" calcext:value-type="float">
            <text:p>4.08</text:p>
          </table:table-cell>
          <table:table-cell table:formula="of:=[.$C$1]*[.G17]" office:value-type="float" office:value="244.8" calcext:value-type="float">
            <text:p>244.8</text:p>
          </table:table-cell>
          <table:table-cell office:value-type="float" office:value="8.04" calcext:value-type="float">
            <text:p>8.04</text:p>
          </table:table-cell>
          <table:table-cell table:formula="of:=[.$C$1]*[.I17]" office:value-type="float" office:value="482.4" calcext:value-type="float">
            <text:p>482.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rca Plasma Th</text:p>
          </table:table-cell>
          <table:table-cell table:number-columns-repeated="3" office:value-type="float" office:value="98" calcext:value-type="float">
            <text:p>98</text:p>
          </table:table-cell>
          <table:table-cell office:value-type="float" office:value="72.88" calcext:value-type="float">
            <text:p>72.88</text:p>
          </table:table-cell>
          <table:table-cell table:formula="of:=[.$C$1]*[.$C$1]*[.E18]" office:value-type="float" office:value="262368" calcext:value-type="float">
            <text:p>262,368.0</text:p>
          </table:table-cell>
          <table:table-cell office:value-type="float" office:value="7.32" calcext:value-type="float">
            <text:p>7.32</text:p>
          </table:table-cell>
          <table:table-cell table:formula="of:=[.$C$1]*[.G18]" office:value-type="float" office:value="439.2" calcext:value-type="float">
            <text:p>439.2</text:p>
          </table:table-cell>
          <table:table-cell office:value-type="float" office:value="14.47" calcext:value-type="float">
            <text:p>14.47</text:p>
          </table:table-cell>
          <table:table-cell table:formula="of:=[.$C$1]*[.I18]" office:value-type="float" office:value="868.2" calcext:value-type="float">
            <text:p>868.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yrant Plasma Th</text:p>
          </table:table-cell>
          <table:table-cell table:number-columns-repeated="3" office:value-type="float" office:value="167" calcext:value-type="float">
            <text:p>167</text:p>
          </table:table-cell>
          <table:table-cell office:value-type="float" office:value="132.26" calcext:value-type="float">
            <text:p>132.26</text:p>
          </table:table-cell>
          <table:table-cell table:formula="of:=[.$C$1]*[.$C$1]*[.E19]" office:value-type="float" office:value="476136" calcext:value-type="float">
            <text:p>476,136.0</text:p>
          </table:table-cell>
          <table:table-cell office:value-type="float" office:value="13.17" calcext:value-type="float">
            <text:p>13.17</text:p>
          </table:table-cell>
          <table:table-cell table:formula="of:=[.$C$1]*[.G19]" office:value-type="float" office:value="790.2" calcext:value-type="float">
            <text:p>790.2</text:p>
          </table:table-cell>
          <table:table-cell office:value-type="float" office:value="26.19" calcext:value-type="float">
            <text:p>26.19</text:p>
          </table:table-cell>
          <table:table-cell table:formula="of:=[.$C$1]*[.I19]" office:value-type="float" office:value="1571.4" calcext:value-type="float">
            <text:p>1571.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ipmunk Plasma St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6"/>
          <table:table-cell office:value-type="float" office:value="312" calcext:value-type="float">
            <text:p>312.00</text:p>
          </table:table-cell>
          <table:table-cell table:formula="of:=[.$C$1]*[.K20]" office:value-type="float" office:value="18720" calcext:value-type="float">
            <text:p>18,720.0</text:p>
          </table:table-cell>
          <table:table-cell office:value-type="float" office:value="0.54" calcext:value-type="float">
            <text:p>0.54</text:p>
          </table:table-cell>
          <table:table-cell table:formula="of:=[.$C$1]*[.M20]" office:value-type="float" office:value="32.4" calcext:value-type="float">
            <text:p>32.4</text:p>
          </table:table-cell>
          <table:table-cell office:value-type="float" office:value="1.06" calcext:value-type="float">
            <text:p>1.06</text:p>
          </table:table-cell>
          <table:table-cell table:formula="of:=[.$C$1]*[.O20]" office:value-type="float" office:value="63.6" calcext:value-type="float">
            <text:p>63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reyhound Plasma St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6"/>
          <table:table-cell office:value-type="float" office:value="621.92" calcext:value-type="float">
            <text:p>621.92</text:p>
          </table:table-cell>
          <table:table-cell table:formula="of:=[.$C$1]*[.K21]" office:value-type="float" office:value="37315.2" calcext:value-type="float">
            <text:p>37,315.2</text:p>
          </table:table-cell>
          <table:table-cell office:value-type="float" office:value="1.06" calcext:value-type="float">
            <text:p>1.06</text:p>
          </table:table-cell>
          <table:table-cell table:formula="of:=[.$C$1]*[.M21]" office:value-type="float" office:value="63.6" calcext:value-type="float">
            <text:p>63.6</text:p>
          </table:table-cell>
          <table:table-cell office:value-type="float" office:value="2.08" calcext:value-type="float">
            <text:p>2.08</text:p>
          </table:table-cell>
          <table:table-cell table:formula="of:=[.$C$1]*[.O21]" office:value-type="float" office:value="124.8" calcext:value-type="float">
            <text:p>124.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mpala Plasma St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6"/>
          <table:table-cell office:value-type="float" office:value="1141.7" calcext:value-type="float">
            <text:p>1141.70</text:p>
          </table:table-cell>
          <table:table-cell table:formula="of:=[.$C$1]*[.K22]" office:value-type="float" office:value="68502" calcext:value-type="float">
            <text:p>68,502.0</text:p>
          </table:table-cell>
          <table:table-cell office:value-type="float" office:value="1.93" calcext:value-type="float">
            <text:p>1.93</text:p>
          </table:table-cell>
          <table:table-cell table:formula="of:=[.$C$1]*[.M22]" office:value-type="float" office:value="115.8" calcext:value-type="float">
            <text:p>115.8</text:p>
          </table:table-cell>
          <table:table-cell office:value-type="float" office:value="3.8" calcext:value-type="float">
            <text:p>3.80</text:p>
          </table:table-cell>
          <table:table-cell table:formula="of:=[.$C$1]*[.O22]" office:value-type="float" office:value="228" calcext:value-type="float">
            <text:p>228.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a Plasma St</text:p>
          </table:table-cell>
          <table:table-cell table:number-columns-repeated="3" office:value-type="float" office:value="74" calcext:value-type="float">
            <text:p>74</text:p>
          </table:table-cell>
          <table:table-cell table:number-columns-repeated="6"/>
          <table:table-cell office:value-type="float" office:value="2141.62" calcext:value-type="float">
            <text:p>2141.62</text:p>
          </table:table-cell>
          <table:table-cell table:formula="of:=[.$C$1]*[.K23]" office:value-type="float" office:value="128497.2" calcext:value-type="float">
            <text:p>128,497.2</text:p>
          </table:table-cell>
          <table:table-cell office:value-type="float" office:value="3.58" calcext:value-type="float">
            <text:p>3.58</text:p>
          </table:table-cell>
          <table:table-cell table:formula="of:=[.$C$1]*[.M23]" office:value-type="float" office:value="214.8" calcext:value-type="float">
            <text:p>214.8</text:p>
          </table:table-cell>
          <table:table-cell office:value-type="float" office:value="7.09" calcext:value-type="float">
            <text:p>7.09</text:p>
          </table:table-cell>
          <table:table-cell table:formula="of:=[.$C$1]*[.O23]" office:value-type="float" office:value="425.4" calcext:value-type="float">
            <text:p>425.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yrant Plasma St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6"/>
          <table:table-cell office:value-type="float" office:value="3907.01" calcext:value-type="float">
            <text:p>3907.01</text:p>
          </table:table-cell>
          <table:table-cell table:formula="of:=[.$C$1]*[.K24]" office:value-type="float" office:value="234420.6" calcext:value-type="float">
            <text:p>234,420.6</text:p>
          </table:table-cell>
          <table:table-cell office:value-type="float" office:value="6.49" calcext:value-type="float">
            <text:p>6.49</text:p>
          </table:table-cell>
          <table:table-cell table:formula="of:=[.$C$1]*[.M24]" office:value-type="float" office:value="389.4" calcext:value-type="float">
            <text:p>389.4</text:p>
          </table:table-cell>
          <table:table-cell office:value-type="float" office:value="12.89" calcext:value-type="float">
            <text:p>12.89</text:p>
          </table:table-cell>
          <table:table-cell table:formula="of:=[.$C$1]*[.O24]" office:value-type="float" office:value="773.4" calcext:value-type="float">
            <text:p>773.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A120 Atomic Thruster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16.73" calcext:value-type="float">
            <text:p>16.73</text:p>
          </table:table-cell>
          <table:table-cell table:formula="of:=[.$C$1]*[.$C$1]*[.E26]" office:value-type="float" office:value="60228" calcext:value-type="float">
            <text:p>60,228.0</text:p>
          </table:table-cell>
          <table:table-cell office:value-type="float" office:value="2.26" calcext:value-type="float">
            <text:p>2.26</text:p>
          </table:table-cell>
          <table:table-cell table:formula="of:=[.$C$1]*[.G26]" office:value-type="float" office:value="135.6" calcext:value-type="float">
            <text:p>135.6</text:p>
          </table:table-cell>
          <table:table-cell office:value-type="float" office:value="4.57" calcext:value-type="float">
            <text:p>4.57</text:p>
          </table:table-cell>
          <table:table-cell table:formula="of:=[.$C$1]*[.I26]" office:value-type="float" office:value="274.2" calcext:value-type="float">
            <text:p>274.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250 Atomic Thruster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28.44" calcext:value-type="float">
            <text:p>28.44</text:p>
          </table:table-cell>
          <table:table-cell table:formula="of:=[.$C$1]*[.$C$1]*[.E27]" office:value-type="float" office:value="102384" calcext:value-type="float">
            <text:p>102,384.0</text:p>
          </table:table-cell>
          <table:table-cell office:value-type="float" office:value="3.79" calcext:value-type="float">
            <text:p>3.79</text:p>
          </table:table-cell>
          <table:table-cell table:formula="of:=[.$C$1]*[.G27]" office:value-type="float" office:value="227.4" calcext:value-type="float">
            <text:p>227.4</text:p>
          </table:table-cell>
          <table:table-cell office:value-type="float" office:value="7.71" calcext:value-type="float">
            <text:p>7.71</text:p>
          </table:table-cell>
          <table:table-cell table:formula="of:=[.$C$1]*[.I27]" office:value-type="float" office:value="462.6" calcext:value-type="float">
            <text:p>462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370 Atomic Thruster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47.88" calcext:value-type="float">
            <text:p>47.88</text:p>
          </table:table-cell>
          <table:table-cell table:formula="of:=[.$C$1]*[.$C$1]*[.E28]" office:value-type="float" office:value="172368" calcext:value-type="float">
            <text:p>172,368.0</text:p>
          </table:table-cell>
          <table:table-cell office:value-type="float" office:value="6.31" calcext:value-type="float">
            <text:p>6.31</text:p>
          </table:table-cell>
          <table:table-cell table:formula="of:=[.$C$1]*[.G28]" office:value-type="float" office:value="378.6" calcext:value-type="float">
            <text:p>378.6</text:p>
          </table:table-cell>
          <table:table-cell office:value-type="float" office:value="12.9" calcext:value-type="float">
            <text:p>12.90</text:p>
          </table:table-cell>
          <table:table-cell table:formula="of:=[.$C$1]*[.I28]" office:value-type="float" office:value="774" calcext:value-type="float">
            <text:p>774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520 Atomic Thruster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79.27" calcext:value-type="float">
            <text:p>79.27</text:p>
          </table:table-cell>
          <table:table-cell table:formula="of:=[.$C$1]*[.$C$1]*[.E29]" office:value-type="float" office:value="285372" calcext:value-type="float">
            <text:p>285,372.0</text:p>
          </table:table-cell>
          <table:table-cell office:value-type="float" office:value="10.35" calcext:value-type="float">
            <text:p>10.35</text:p>
          </table:table-cell>
          <table:table-cell table:formula="of:=[.$C$1]*[.G29]" office:value-type="float" office:value="621" calcext:value-type="float">
            <text:p>621.0</text:p>
          </table:table-cell>
          <table:table-cell office:value-type="float" office:value="21.28" calcext:value-type="float">
            <text:p>21.28</text:p>
          </table:table-cell>
          <table:table-cell table:formula="of:=[.$C$1]*[.I29]" office:value-type="float" office:value="1276.8" calcext:value-type="float">
            <text:p>1276.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860 Atomic Thruster</text:p>
          </table:table-cell>
          <table:table-cell table:number-columns-repeated="3" office:value-type="float" office:value="127" calcext:value-type="float">
            <text:p>127</text:p>
          </table:table-cell>
          <table:table-cell office:value-type="float" office:value="130.75" calcext:value-type="float">
            <text:p>130.75</text:p>
          </table:table-cell>
          <table:table-cell table:formula="of:=[.$C$1]*[.$C$1]*[.E30]" office:value-type="float" office:value="470700" calcext:value-type="float">
            <text:p>470,700.0</text:p>
          </table:table-cell>
          <table:table-cell office:value-type="float" office:value="16.93" calcext:value-type="float">
            <text:p>16.93</text:p>
          </table:table-cell>
          <table:table-cell table:formula="of:=[.$C$1]*[.G30]" office:value-type="float" office:value="1015.8" calcext:value-type="float">
            <text:p>1015.8</text:p>
          </table:table-cell>
          <table:table-cell office:value-type="float" office:value="35.04" calcext:value-type="float">
            <text:p>35.04</text:p>
          </table:table-cell>
          <table:table-cell table:formula="of:=[.$C$1]*[.I30]" office:value-type="float" office:value="2102.4" calcext:value-type="float">
            <text:p>2102.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125 Atomic Steering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6"/>
          <table:table-cell office:value-type="float" office:value="432.64" calcext:value-type="float">
            <text:p>432.64</text:p>
          </table:table-cell>
          <table:table-cell table:formula="of:=[.$C$1]*[.K31]" office:value-type="float" office:value="25958.4" calcext:value-type="float">
            <text:p>25,958.4</text:p>
          </table:table-cell>
          <table:table-cell office:value-type="float" office:value="0.97" calcext:value-type="float">
            <text:p>0.97</text:p>
          </table:table-cell>
          <table:table-cell table:formula="of:=[.$C$1]*[.M31]" office:value-type="float" office:value="58.2" calcext:value-type="float">
            <text:p>58.2</text:p>
          </table:table-cell>
          <table:table-cell office:value-type="float" office:value="1.97" calcext:value-type="float">
            <text:p>1.97</text:p>
          </table:table-cell>
          <table:table-cell table:formula="of:=[.$C$1]*[.O31]" office:value-type="float" office:value="118.2" calcext:value-type="float">
            <text:p>118.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255 Atomic Steering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6"/>
          <table:table-cell office:value-type="float" office:value="777.4" calcext:value-type="float">
            <text:p>777.40</text:p>
          </table:table-cell>
          <table:table-cell table:formula="of:=[.$C$1]*[.K32]" office:value-type="float" office:value="46644" calcext:value-type="float">
            <text:p>46,644.0</text:p>
          </table:table-cell>
          <table:table-cell office:value-type="float" office:value="1.73" calcext:value-type="float">
            <text:p>1.73</text:p>
          </table:table-cell>
          <table:table-cell table:formula="of:=[.$C$1]*[.M32]" office:value-type="float" office:value="103.8" calcext:value-type="float">
            <text:p>103.8</text:p>
          </table:table-cell>
          <table:table-cell office:value-type="float" office:value="3.51" calcext:value-type="float">
            <text:p>3.51</text:p>
          </table:table-cell>
          <table:table-cell table:formula="of:=[.$C$1]*[.O32]" office:value-type="float" office:value="210.6" calcext:value-type="float">
            <text:p>210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375 Atomic Steering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6"/>
          <table:table-cell office:value-type="float" office:value="1311.63" calcext:value-type="float">
            <text:p>1311.63</text:p>
          </table:table-cell>
          <table:table-cell table:formula="of:=[.$C$1]*[.K33]" office:value-type="float" office:value="78697.8" calcext:value-type="float">
            <text:p>78,697.8</text:p>
          </table:table-cell>
          <table:table-cell office:value-type="float" office:value="2.88" calcext:value-type="float">
            <text:p>2.88</text:p>
          </table:table-cell>
          <table:table-cell table:formula="of:=[.$C$1]*[.M33]" office:value-type="float" office:value="172.8" calcext:value-type="float">
            <text:p>172.8</text:p>
          </table:table-cell>
          <table:table-cell office:value-type="float" office:value="5.89" calcext:value-type="float">
            <text:p>5.89</text:p>
          </table:table-cell>
          <table:table-cell table:formula="of:=[.$C$1]*[.O33]" office:value-type="float" office:value="353.4" calcext:value-type="float">
            <text:p>353.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525 Atomic Steering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6"/>
          <table:table-cell office:value-type="float" office:value="2257.38" calcext:value-type="float">
            <text:p>2257.38</text:p>
          </table:table-cell>
          <table:table-cell table:formula="of:=[.$C$1]*[.K34]" office:value-type="float" office:value="135442.8" calcext:value-type="float">
            <text:p>135,442.8</text:p>
          </table:table-cell>
          <table:table-cell office:value-type="float" office:value="4.91" calcext:value-type="float">
            <text:p>4.91</text:p>
          </table:table-cell>
          <table:table-cell table:formula="of:=[.$C$1]*[.M34]" office:value-type="float" office:value="294.6" calcext:value-type="float">
            <text:p>294.6</text:p>
          </table:table-cell>
          <table:table-cell office:value-type="float" office:value="10.1" calcext:value-type="float">
            <text:p>10.10</text:p>
          </table:table-cell>
          <table:table-cell table:formula="of:=[.$C$1]*[.O34]" office:value-type="float" office:value="606" calcext:value-type="float">
            <text:p>606.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865 Atomic Steering</text:p>
          </table:table-cell>
          <table:table-cell table:number-columns-repeated="3" office:value-type="float" office:value="92" calcext:value-type="float">
            <text:p>92</text:p>
          </table:table-cell>
          <table:table-cell table:number-columns-repeated="6"/>
          <table:table-cell office:value-type="float" office:value="3738.23" calcext:value-type="float">
            <text:p>3738.23</text:p>
          </table:table-cell>
          <table:table-cell table:formula="of:=[.$C$1]*[.K35]" office:value-type="float" office:value="224293.8" calcext:value-type="float">
            <text:p>224,293.8</text:p>
          </table:table-cell>
          <table:table-cell office:value-type="float" office:value="8.07" calcext:value-type="float">
            <text:p>8.07</text:p>
          </table:table-cell>
          <table:table-cell table:formula="of:=[.$C$1]*[.M35]" office:value-type="float" office:value="484.2" calcext:value-type="float">
            <text:p>484.2</text:p>
          </table:table-cell>
          <table:table-cell office:value-type="float" office:value="16.7" calcext:value-type="float">
            <text:p>16.70</text:p>
          </table:table-cell>
          <table:table-cell table:formula="of:=[.$C$1]*[.O35]" office:value-type="float" office:value="1002" calcext:value-type="float">
            <text:p>1002.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120 Reverse Th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12"/>
          <table:table-cell office:value-type="float" office:value="16.73" calcext:value-type="float">
            <text:p>16.73</text:p>
          </table:table-cell>
          <table:table-cell table:formula="of:=[.$C$1]*[.$C$1]*[.Q36]" office:value-type="float" office:value="60228" calcext:value-type="float">
            <text:p>60,228.0</text:p>
          </table:table-cell>
          <table:table-cell office:value-type="float" office:value="2.26" calcext:value-type="float">
            <text:p>2.26</text:p>
          </table:table-cell>
          <table:table-cell table:formula="of:=[.$C$1]*[.S36]" office:value-type="float" office:value="135.6" calcext:value-type="float">
            <text:p>135.6</text:p>
          </table:table-cell>
          <table:table-cell office:value-type="float" office:value="4.57" calcext:value-type="float">
            <text:p>4.57</text:p>
          </table:table-cell>
          <table:table-cell table:formula="of:=[.$C$1]*[.U36]" office:value-type="float" office:value="274.2" calcext:value-type="float">
            <text:p>274.2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Sheragi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Fission Drive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15.47" calcext:value-type="float">
            <text:p>15.47</text:p>
          </table:table-cell>
          <table:table-cell table:formula="of:=[.$C$1]*[.$C$1]*[.E38]" office:value-type="float" office:value="55692" calcext:value-type="float">
            <text:p>55,692.0</text:p>
          </table:table-cell>
          <table:table-cell office:value-type="float" office:value="1.508" calcext:value-type="float">
            <text:p>1.51</text:p>
          </table:table-cell>
          <table:table-cell table:formula="of:=[.$C$1]*[.G38]" office:value-type="float" office:value="90.48" calcext:value-type="float">
            <text:p>90.5</text:p>
          </table:table-cell>
          <table:table-cell office:value-type="float" office:value="2.86" calcext:value-type="float">
            <text:p>2.86</text:p>
          </table:table-cell>
          <table:table-cell table:formula="of:=[.$C$1]*[.I38]" office:value-type="float" office:value="171.6" calcext:value-type="float">
            <text:p>171.6</text:p>
          </table:table-cell>
          <table:table-cell office:value-type="float" office:value="319.8" calcext:value-type="float">
            <text:p>319.80</text:p>
          </table:table-cell>
          <table:table-cell table:formula="of:=[.$C$1]*[.K38]" office:value-type="float" office:value="19188" calcext:value-type="float">
            <text:p>19,188.0</text:p>
          </table:table-cell>
          <table:table-cell office:value-type="float" office:value="0.585" calcext:value-type="float">
            <text:p>0.59</text:p>
          </table:table-cell>
          <table:table-cell table:formula="of:=[.$C$1]*[.M38]" office:value-type="float" office:value="35.1" calcext:value-type="float">
            <text:p>35.1</text:p>
          </table:table-cell>
          <table:table-cell office:value-type="float" office:value="1.365" calcext:value-type="float">
            <text:p>1.37</text:p>
          </table:table-cell>
          <table:table-cell table:formula="of:=[.$C$1]*[.O38]" office:value-type="float" office:value="81.9" calcext:value-type="float">
            <text:p>81.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usion Drive</text:p>
          </table:table-cell>
          <table:table-cell table:number-columns-repeated="2" office:value-type="float" office:value="480" calcext:value-type="float">
            <text:p>480</text:p>
          </table:table-cell>
          <table:table-cell office:value-type="float" office:value="230" calcext:value-type="float">
            <text:p>230</text:p>
          </table:table-cell>
          <table:table-cell office:value-type="float" office:value="190" calcext:value-type="float">
            <text:p>190.00</text:p>
          </table:table-cell>
          <table:table-cell table:formula="of:=[.$C$1]*[.$C$1]*[.E39]" office:value-type="float" office:value="684000" calcext:value-type="float">
            <text:p>684,000.0</text:p>
          </table:table-cell>
          <table:table-cell office:value-type="float" office:value="11" calcext:value-type="float">
            <text:p>11.00</text:p>
          </table:table-cell>
          <table:table-cell table:formula="of:=[.$C$1]*[.G39]" office:value-type="float" office:value="660" calcext:value-type="float">
            <text:p>660.0</text:p>
          </table:table-cell>
          <table:table-cell office:value-type="float" office:value="33" calcext:value-type="float">
            <text:p>33.00</text:p>
          </table:table-cell>
          <table:table-cell table:formula="of:=[.$C$1]*[.I39]" office:value-type="float" office:value="1980" calcext:value-type="float">
            <text:p>1980.0</text:p>
          </table:table-cell>
          <table:table-cell office:value-type="float" office:value="2870.4" calcext:value-type="float">
            <text:p>2870.40</text:p>
          </table:table-cell>
          <table:table-cell table:formula="of:=[.$C$1]*[.K39]" office:value-type="float" office:value="172224" calcext:value-type="float">
            <text:p>172,224.0</text:p>
          </table:table-cell>
          <table:table-cell office:value-type="float" office:value="4.55" calcext:value-type="float">
            <text:p>4.55</text:p>
          </table:table-cell>
          <table:table-cell table:formula="of:=[.$C$1]*[.M39]" office:value-type="float" office:value="273" calcext:value-type="float">
            <text:p>273.0</text:p>
          </table:table-cell>
          <table:table-cell office:value-type="float" office:value="12.35" calcext:value-type="float">
            <text:p>12.35</text:p>
          </table:table-cell>
          <table:table-cell table:formula="of:=[.$C$1]*[.O39]" office:value-type="float" office:value="741" calcext:value-type="float">
            <text:p>741.0</text:p>
          </table:table-cell>
          <table:table-cell office:value-type="float" office:value="44.8" calcext:value-type="float">
            <text:p>44.80</text:p>
          </table:table-cell>
          <table:table-cell table:formula="of:=[.$C$1]*[.$C$1]*[.Q39]" office:value-type="float" office:value="161280" calcext:value-type="float">
            <text:p>161,280.0</text:p>
          </table:table-cell>
          <table:table-cell office:value-type="float" office:value="4.9" calcext:value-type="float">
            <text:p>4.90</text:p>
          </table:table-cell>
          <table:table-cell table:formula="of:=[.$C$1]*[.S39]" office:value-type="float" office:value="294" calcext:value-type="float">
            <text:p>294.0</text:p>
          </table:table-cell>
          <table:table-cell office:value-type="float" office:value="13.3" calcext:value-type="float">
            <text:p>13.30</text:p>
          </table:table-cell>
          <table:table-cell table:formula="of:=[.$C$1]*[.U39]" office:value-type="float" office:value="798" calcext:value-type="float">
            <text:p>798.0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Hai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"Baellie" Atomic Eng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10.06" calcext:value-type="float">
            <text:p>10.06</text:p>
          </table:table-cell>
          <table:table-cell table:formula="of:=[.$C$1]*[.$C$1]*[.E41]" office:value-type="float" office:value="36216" calcext:value-type="float">
            <text:p>36,216.0</text:p>
          </table:table-cell>
          <table:table-cell office:value-type="float" office:value="1.18" calcext:value-type="float">
            <text:p>1.18</text:p>
          </table:table-cell>
          <table:table-cell table:formula="of:=[.$C$1]*[.G41]" office:value-type="float" office:value="70.8" calcext:value-type="float">
            <text:p>70.8</text:p>
          </table:table-cell>
          <table:table-cell office:value-type="float" office:value="2.37" calcext:value-type="float">
            <text:p>2.37</text:p>
          </table:table-cell>
          <table:table-cell table:formula="of:=[.$C$1]*[.I41]" office:value-type="float" office:value="142.2" calcext:value-type="float">
            <text:p>142.2</text:p>
          </table:table-cell>
          <table:table-cell office:value-type="float" office:value="325" calcext:value-type="float">
            <text:p>325.00</text:p>
          </table:table-cell>
          <table:table-cell table:formula="of:=[.$C$1]*[.K41]" office:value-type="float" office:value="19500" calcext:value-type="float">
            <text:p>19,500.0</text:p>
          </table:table-cell>
          <table:table-cell office:value-type="float" office:value="0.64" calcext:value-type="float">
            <text:p>0.64</text:p>
          </table:table-cell>
          <table:table-cell table:formula="of:=[.$C$1]*[.M41]" office:value-type="float" office:value="38.4" calcext:value-type="float">
            <text:p>38.4</text:p>
          </table:table-cell>
          <table:table-cell office:value-type="float" office:value="1.28" calcext:value-type="float">
            <text:p>1.28</text:p>
          </table:table-cell>
          <table:table-cell table:formula="of:=[.$C$1]*[.O41]" office:value-type="float" office:value="76.8" calcext:value-type="float">
            <text:p>76.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"Basrem" Atomic Th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4.83" calcext:value-type="float">
            <text:p>14.83</text:p>
          </table:table-cell>
          <table:table-cell table:formula="of:=[.$C$1]*[.$C$1]*[.E42]" office:value-type="float" office:value="53388" calcext:value-type="float">
            <text:p>53,388.0</text:p>
          </table:table-cell>
          <table:table-cell office:value-type="float" office:value="1.72" calcext:value-type="float">
            <text:p>1.72</text:p>
          </table:table-cell>
          <table:table-cell table:formula="of:=[.$C$1]*[.G42]" office:value-type="float" office:value="103.2" calcext:value-type="float">
            <text:p>103.2</text:p>
          </table:table-cell>
          <table:table-cell office:value-type="float" office:value="3.47" calcext:value-type="float">
            <text:p>3.47</text:p>
          </table:table-cell>
          <table:table-cell table:formula="of:=[.$C$1]*[.I42]" office:value-type="float" office:value="208.2" calcext:value-type="float">
            <text:p>208.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"Benga" Atomic Th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5.38" calcext:value-type="float">
            <text:p>25.38</text:p>
          </table:table-cell>
          <table:table-cell table:formula="of:=[.$C$1]*[.$C$1]*[.E43]" office:value-type="float" office:value="91368" calcext:value-type="float">
            <text:p>91,368.0</text:p>
          </table:table-cell>
          <table:table-cell office:value-type="float" office:value="2.9" calcext:value-type="float">
            <text:p>2.90</text:p>
          </table:table-cell>
          <table:table-cell table:formula="of:=[.$C$1]*[.G43]" office:value-type="float" office:value="174" calcext:value-type="float">
            <text:p>174.0</text:p>
          </table:table-cell>
          <table:table-cell office:value-type="float" office:value="5.89" calcext:value-type="float">
            <text:p>5.89</text:p>
          </table:table-cell>
          <table:table-cell table:formula="of:=[.$C$1]*[.I43]" office:value-type="float" office:value="353.4" calcext:value-type="float">
            <text:p>353.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"Biroo" Atomic Th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43.07" calcext:value-type="float">
            <text:p>43.07</text:p>
          </table:table-cell>
          <table:table-cell table:formula="of:=[.$C$1]*[.$C$1]*[.E44]" office:value-type="float" office:value="155052" calcext:value-type="float">
            <text:p>155,052.0</text:p>
          </table:table-cell>
          <table:table-cell office:value-type="float" office:value="4.86" calcext:value-type="float">
            <text:p>4.86</text:p>
          </table:table-cell>
          <table:table-cell table:formula="of:=[.$C$1]*[.G44]" office:value-type="float" office:value="291.6" calcext:value-type="float">
            <text:p>291.6</text:p>
          </table:table-cell>
          <table:table-cell office:value-type="float" office:value="9.93" calcext:value-type="float">
            <text:p>9.93</text:p>
          </table:table-cell>
          <table:table-cell table:formula="of:=[.$C$1]*[.I44]" office:value-type="float" office:value="595.8" calcext:value-type="float">
            <text:p>595.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"Bondir" Atomic Th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5.98" calcext:value-type="float">
            <text:p>65.98</text:p>
          </table:table-cell>
          <table:table-cell table:formula="of:=[.$C$1]*[.$C$1]*[.E45]" office:value-type="float" office:value="237528" calcext:value-type="float">
            <text:p>237,528.0</text:p>
          </table:table-cell>
          <table:table-cell office:value-type="float" office:value="7.38" calcext:value-type="float">
            <text:p>7.38</text:p>
          </table:table-cell>
          <table:table-cell table:formula="of:=[.$C$1]*[.G45]" office:value-type="float" office:value="442.8" calcext:value-type="float">
            <text:p>442.8</text:p>
          </table:table-cell>
          <table:table-cell office:value-type="float" office:value="15.14" calcext:value-type="float">
            <text:p>15.14</text:p>
          </table:table-cell>
          <table:table-cell table:formula="of:=[.$C$1]*[.I45]" office:value-type="float" office:value="908.4" calcext:value-type="float">
            <text:p>908.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"Bufaer" Atomic Th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16" calcext:value-type="float">
            <text:p>116.00</text:p>
          </table:table-cell>
          <table:table-cell table:formula="of:=[.$C$1]*[.$C$1]*[.E46]" office:value-type="float" office:value="417600" calcext:value-type="float">
            <text:p>417,600.0</text:p>
          </table:table-cell>
          <table:table-cell office:value-type="float" office:value="12.88" calcext:value-type="float">
            <text:p>12.88</text:p>
          </table:table-cell>
          <table:table-cell table:formula="of:=[.$C$1]*[.G46]" office:value-type="float" office:value="772.8" calcext:value-type="float">
            <text:p>772.8</text:p>
          </table:table-cell>
          <table:table-cell office:value-type="float" office:value="26.56" calcext:value-type="float">
            <text:p>26.56</text:p>
          </table:table-cell>
          <table:table-cell table:formula="of:=[.$C$1]*[.I46]" office:value-type="float" office:value="1593.6" calcext:value-type="float">
            <text:p>1593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"Basrem" Atomic St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6"/>
          <table:table-cell office:value-type="float" office:value="351.51" calcext:value-type="float">
            <text:p>351.51</text:p>
          </table:table-cell>
          <table:table-cell table:formula="of:=[.$C$1]*[.K47]" office:value-type="float" office:value="21090.6" calcext:value-type="float">
            <text:p>21,090.6</text:p>
          </table:table-cell>
          <table:table-cell office:value-type="float" office:value="0.68" calcext:value-type="float">
            <text:p>0.68</text:p>
          </table:table-cell>
          <table:table-cell table:formula="of:=[.$C$1]*[.M47]" office:value-type="float" office:value="40.8" calcext:value-type="float">
            <text:p>40.8</text:p>
          </table:table-cell>
          <table:table-cell office:value-type="float" office:value="1.37" calcext:value-type="float">
            <text:p>1.37</text:p>
          </table:table-cell>
          <table:table-cell table:formula="of:=[.$C$1]*[.O47]" office:value-type="float" office:value="82.2" calcext:value-type="float">
            <text:p>82.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"Benga" Atomic St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office:value-type="float" office:value="673.73" calcext:value-type="float">
            <text:p>673.73</text:p>
          </table:table-cell>
          <table:table-cell table:formula="of:=[.$C$1]*[.K48]" office:value-type="float" office:value="40423.8" calcext:value-type="float">
            <text:p>40,423.8</text:p>
          </table:table-cell>
          <table:table-cell office:value-type="float" office:value="1.28" calcext:value-type="float">
            <text:p>1.28</text:p>
          </table:table-cell>
          <table:table-cell table:formula="of:=[.$C$1]*[.M48]" office:value-type="float" office:value="76.8" calcext:value-type="float">
            <text:p>76.8</text:p>
          </table:table-cell>
          <table:table-cell office:value-type="float" office:value="2.61" calcext:value-type="float">
            <text:p>2.61</text:p>
          </table:table-cell>
          <table:table-cell table:formula="of:=[.$C$1]*[.O48]" office:value-type="float" office:value="156.6" calcext:value-type="float">
            <text:p>156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"Biroo" Atomic St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6"/>
          <table:table-cell office:value-type="float" office:value="1196.54" calcext:value-type="float">
            <text:p>1196.54</text:p>
          </table:table-cell>
          <table:table-cell table:formula="of:=[.$C$1]*[.K49]" office:value-type="float" office:value="71792.4" calcext:value-type="float">
            <text:p>71,792.4</text:p>
          </table:table-cell>
          <table:table-cell office:value-type="float" office:value="2.25" calcext:value-type="float">
            <text:p>2.25</text:p>
          </table:table-cell>
          <table:table-cell table:formula="of:=[.$C$1]*[.M49]" office:value-type="float" office:value="135" calcext:value-type="float">
            <text:p>135.0</text:p>
          </table:table-cell>
          <table:table-cell office:value-type="float" office:value="4.6" calcext:value-type="float">
            <text:p>4.60</text:p>
          </table:table-cell>
          <table:table-cell table:formula="of:=[.$C$1]*[.O49]" office:value-type="float" office:value="276" calcext:value-type="float">
            <text:p>276.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"Bondir" Atomic St</text:p>
          </table:table-cell>
          <table:table-cell table:number-columns-repeated="3" office:value-type="float" office:value="49" calcext:value-type="float">
            <text:p>49</text:p>
          </table:table-cell>
          <table:table-cell table:number-columns-repeated="6"/>
          <table:table-cell office:value-type="float" office:value="1997.1" calcext:value-type="float">
            <text:p>1997.10</text:p>
          </table:table-cell>
          <table:table-cell table:formula="of:=[.$C$1]*[.K50]" office:value-type="float" office:value="119826" calcext:value-type="float">
            <text:p>119,826.0</text:p>
          </table:table-cell>
          <table:table-cell office:value-type="float" office:value="3.73" calcext:value-type="float">
            <text:p>3.73</text:p>
          </table:table-cell>
          <table:table-cell table:formula="of:=[.$C$1]*[.M50]" office:value-type="float" office:value="223.8" calcext:value-type="float">
            <text:p>223.8</text:p>
          </table:table-cell>
          <table:table-cell office:value-type="float" office:value="7.64" calcext:value-type="float">
            <text:p>7.64</text:p>
          </table:table-cell>
          <table:table-cell table:formula="of:=[.$C$1]*[.O50]" office:value-type="float" office:value="458.4" calcext:value-type="float">
            <text:p>458.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"Bufaer" Atomic St</text:p>
          </table:table-cell>
          <table:table-cell table:number-columns-repeated="3" office:value-type="float" office:value="76" calcext:value-type="float">
            <text:p>76</text:p>
          </table:table-cell>
          <table:table-cell table:number-columns-repeated="6"/>
          <table:table-cell office:value-type="float" office:value="3345.35" calcext:value-type="float">
            <text:p>3345.35</text:p>
          </table:table-cell>
          <table:table-cell table:formula="of:=[.$C$1]*[.K51]" office:value-type="float" office:value="200721" calcext:value-type="float">
            <text:p>200,721.0</text:p>
          </table:table-cell>
          <table:table-cell office:value-type="float" office:value="6.19" calcext:value-type="float">
            <text:p>6.19</text:p>
          </table:table-cell>
          <table:table-cell table:formula="of:=[.$C$1]*[.M51]" office:value-type="float" office:value="371.4" calcext:value-type="float">
            <text:p>371.4</text:p>
          </table:table-cell>
          <table:table-cell office:value-type="float" office:value="12.77" calcext:value-type="float">
            <text:p>12.77</text:p>
          </table:table-cell>
          <table:table-cell table:formula="of:=[.$C$1]*[.O51]" office:value-type="float" office:value="766.2" calcext:value-type="float">
            <text:p>766.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Coalitio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Small Thrust Module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.41" calcext:value-type="float">
            <text:p>7.41</text:p>
          </table:table-cell>
          <table:table-cell table:formula="of:=[.$C$1]*[.$C$1]*[.E53]" office:value-type="float" office:value="26676" calcext:value-type="float">
            <text:p>26,676.0</text:p>
          </table:table-cell>
          <table:table-cell office:value-type="float" office:value="0.49" calcext:value-type="float">
            <text:p>0.49</text:p>
          </table:table-cell>
          <table:table-cell table:formula="of:=[.$C$1]*[.G53]" office:value-type="float" office:value="29.4" calcext:value-type="float">
            <text:p>29.4</text:p>
          </table:table-cell>
          <table:table-cell office:value-type="float" office:value="3.47" calcext:value-type="float">
            <text:p>3.47</text:p>
          </table:table-cell>
          <table:table-cell table:formula="of:=[.$C$1]*[.I53]" office:value-type="float" office:value="208.2" calcext:value-type="float">
            <text:p>208.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rge Thrust Module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29.51" calcext:value-type="float">
            <text:p>29.51</text:p>
          </table:table-cell>
          <table:table-cell table:formula="of:=[.$C$1]*[.$C$1]*[.E54]" office:value-type="float" office:value="106236" calcext:value-type="float">
            <text:p>106,236.0</text:p>
          </table:table-cell>
          <table:table-cell office:value-type="float" office:value="1.94" calcext:value-type="float">
            <text:p>1.94</text:p>
          </table:table-cell>
          <table:table-cell table:formula="of:=[.$C$1]*[.G54]" office:value-type="float" office:value="116.4" calcext:value-type="float">
            <text:p>116.4</text:p>
          </table:table-cell>
          <table:table-cell office:value-type="float" office:value="13.75" calcext:value-type="float">
            <text:p>13.75</text:p>
          </table:table-cell>
          <table:table-cell table:formula="of:=[.$C$1]*[.I54]" office:value-type="float" office:value="825" calcext:value-type="float">
            <text:p>825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all Steering Module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6"/>
          <table:table-cell office:value-type="float" office:value="205.05" calcext:value-type="float">
            <text:p>205.05</text:p>
          </table:table-cell>
          <table:table-cell table:formula="of:=[.$C$1]*[.K55]" office:value-type="float" office:value="12303" calcext:value-type="float">
            <text:p>12,303.0</text:p>
          </table:table-cell>
          <table:table-cell office:value-type="float" office:value="0.23" calcext:value-type="float">
            <text:p>0.23</text:p>
          </table:table-cell>
          <table:table-cell table:formula="of:=[.$C$1]*[.M55]" office:value-type="float" office:value="13.8" calcext:value-type="float">
            <text:p>13.8</text:p>
          </table:table-cell>
          <table:table-cell office:value-type="float" office:value="1.6" calcext:value-type="float">
            <text:p>1.60</text:p>
          </table:table-cell>
          <table:table-cell table:formula="of:=[.$C$1]*[.O55]" office:value-type="float" office:value="96" calcext:value-type="float">
            <text:p>96.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arge Steering Module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6"/>
          <table:table-cell office:value-type="float" office:value="820.2" calcext:value-type="float">
            <text:p>820.20</text:p>
          </table:table-cell>
          <table:table-cell table:formula="of:=[.$C$1]*[.K56]" office:value-type="float" office:value="49212" calcext:value-type="float">
            <text:p>49,212.0</text:p>
          </table:table-cell>
          <table:table-cell office:value-type="float" office:value="0.9" calcext:value-type="float">
            <text:p>0.90</text:p>
          </table:table-cell>
          <table:table-cell table:formula="of:=[.$C$1]*[.M56]" office:value-type="float" office:value="54" calcext:value-type="float">
            <text:p>54.0</text:p>
          </table:table-cell>
          <table:table-cell office:value-type="float" office:value="6.37" calcext:value-type="float">
            <text:p>6.37</text:p>
          </table:table-cell>
          <table:table-cell table:formula="of:=[.$C$1]*[.O56]" office:value-type="float" office:value="382.2" calcext:value-type="float">
            <text:p>382.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Remnan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Anvil-Class Engine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15.6" calcext:value-type="float">
            <text:p>15.60</text:p>
          </table:table-cell>
          <table:table-cell table:formula="of:=[.$C$1]*[.$C$1]*[.E58]" office:value-type="float" office:value="56160" calcext:value-type="float">
            <text:p>56,160.0</text:p>
          </table:table-cell>
          <table:table-cell office:value-type="float" office:value="2.14" calcext:value-type="float">
            <text:p>2.14</text:p>
          </table:table-cell>
          <table:table-cell table:style-name="ce15" table:formula="of:=[.$C$1]*[.G58]" office:value-type="float" office:value="128.4" calcext:value-type="float">
            <text:p>128.4</text:p>
          </table:table-cell>
          <table:table-cell office:value-type="float" office:value="2.51" calcext:value-type="float">
            <text:p>2.51</text:p>
          </table:table-cell>
          <table:table-cell table:style-name="ce15" table:formula="of:=[.$C$1]*[.I58]" office:value-type="float" office:value="150.6" calcext:value-type="float">
            <text:p>150.6</text:p>
          </table:table-cell>
          <table:table-cell office:value-type="float" office:value="427.26" calcext:value-type="float">
            <text:p>427.26</text:p>
          </table:table-cell>
          <table:table-cell table:formula="of:=[.$C$1]*[.K58]" office:value-type="float" office:value="25635.6" calcext:value-type="float">
            <text:p>25,635.6</text:p>
          </table:table-cell>
          <table:table-cell office:value-type="float" office:value="0.98" calcext:value-type="float">
            <text:p>0.98</text:p>
          </table:table-cell>
          <table:table-cell table:style-name="ce15" table:formula="of:=[.$C$1]*[.M58]" office:value-type="float" office:value="58.8" calcext:value-type="float">
            <text:p>58.8</text:p>
          </table:table-cell>
          <table:table-cell office:value-type="float" office:value="1.15" calcext:value-type="float">
            <text:p>1.15</text:p>
          </table:table-cell>
          <table:table-cell table:style-name="ce15" table:formula="of:=[.$C$1]*[.O58]" office:value-type="float" office:value="69" calcext:value-type="float">
            <text:p>69.0</text:p>
          </table:table-cell>
          <table:table-cell office:value-type="float" office:value="9.36" calcext:value-type="float">
            <text:p>9.36</text:p>
          </table:table-cell>
          <table:table-cell table:formula="of:=[.$C$1]*[.$C$1]*[.Q58]" office:value-type="float" office:value="33696" calcext:value-type="float">
            <text:p>33,696.0</text:p>
          </table:table-cell>
          <table:table-cell office:value-type="float" office:value="1.28" calcext:value-type="float">
            <text:p>1.28</text:p>
          </table:table-cell>
          <table:table-cell table:style-name="ce15" table:formula="of:=[.$C$1]*[.S58]" office:value-type="float" office:value="76.8" calcext:value-type="float">
            <text:p>76.8</text:p>
          </table:table-cell>
          <table:table-cell office:value-type="float" office:value="1.51" calcext:value-type="float">
            <text:p>1.51</text:p>
          </table:table-cell>
          <table:table-cell table:style-name="ce15" table:formula="of:=[.$C$1]*[.U58]" office:value-type="float" office:value="90.6" calcext:value-type="float">
            <text:p>90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rucible-Class Thruster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1.6" calcext:value-type="float">
            <text:p>21.60</text:p>
          </table:table-cell>
          <table:table-cell table:formula="of:=[.$C$1]*[.$C$1]*[.E59]" office:value-type="float" office:value="77760" calcext:value-type="float">
            <text:p>77,760.0</text:p>
          </table:table-cell>
          <table:table-cell office:value-type="float" office:value="2.92" calcext:value-type="float">
            <text:p>2.92</text:p>
          </table:table-cell>
          <table:table-cell table:style-name="ce15" table:formula="of:=[.$C$1]*[.G59]" office:value-type="float" office:value="175.2" calcext:value-type="float">
            <text:p>175.2</text:p>
          </table:table-cell>
          <table:table-cell office:value-type="float" office:value="3.46" calcext:value-type="float">
            <text:p>3.46</text:p>
          </table:table-cell>
          <table:table-cell table:style-name="ce15" table:formula="of:=[.$C$1]*[.I59]" office:value-type="float" office:value="207.6" calcext:value-type="float">
            <text:p>207.6</text:p>
          </table:table-cell>
          <table:table-cell table:number-columns-repeated="3"/>
          <table:table-cell table:style-name="ce15"/>
          <table:table-cell/>
          <table:table-cell table:style-name="ce15"/>
          <table:table-cell office:value-type="float" office:value="12.96" calcext:value-type="float">
            <text:p>12.96</text:p>
          </table:table-cell>
          <table:table-cell table:formula="of:=[.$C$1]*[.$C$1]*[.Q59]" office:value-type="float" office:value="46656" calcext:value-type="float">
            <text:p>46,656.0</text:p>
          </table:table-cell>
          <table:table-cell office:value-type="float" office:value="1.75" calcext:value-type="float">
            <text:p>1.75</text:p>
          </table:table-cell>
          <table:table-cell table:style-name="ce15" table:formula="of:=[.$C$1]*[.S59]" office:value-type="float" office:value="105" calcext:value-type="float">
            <text:p>105.0</text:p>
          </table:table-cell>
          <table:table-cell office:value-type="float" office:value="2.07" calcext:value-type="float">
            <text:p>2.07</text:p>
          </table:table-cell>
          <table:table-cell table:style-name="ce15" table:formula="of:=[.$C$1]*[.U59]" office:value-type="float" office:value="124.2" calcext:value-type="float">
            <text:p>124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orge-Class Thruster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43.38" calcext:value-type="float">
            <text:p>43.38</text:p>
          </table:table-cell>
          <table:table-cell table:formula="of:=[.$C$1]*[.$C$1]*[.E60]" office:value-type="float" office:value="156168" calcext:value-type="float">
            <text:p>156,168.0</text:p>
          </table:table-cell>
          <table:table-cell office:value-type="float" office:value="5.78" calcext:value-type="float">
            <text:p>5.78</text:p>
          </table:table-cell>
          <table:table-cell table:style-name="ce15" table:formula="of:=[.$C$1]*[.G60]" office:value-type="float" office:value="346.8" calcext:value-type="float">
            <text:p>346.8</text:p>
          </table:table-cell>
          <table:table-cell office:value-type="float" office:value="6.85" calcext:value-type="float">
            <text:p>6.85</text:p>
          </table:table-cell>
          <table:table-cell table:style-name="ce15" table:formula="of:=[.$C$1]*[.I60]" office:value-type="float" office:value="411" calcext:value-type="float">
            <text:p>411.0</text:p>
          </table:table-cell>
          <table:table-cell table:number-columns-repeated="3"/>
          <table:table-cell table:style-name="ce15"/>
          <table:table-cell/>
          <table:table-cell table:style-name="ce15"/>
          <table:table-cell office:value-type="float" office:value="26.03" calcext:value-type="float">
            <text:p>26.03</text:p>
          </table:table-cell>
          <table:table-cell table:formula="of:=[.$C$1]*[.$C$1]*[.Q60]" office:value-type="float" office:value="93708" calcext:value-type="float">
            <text:p>93,708.0</text:p>
          </table:table-cell>
          <table:table-cell office:value-type="float" office:value="3.47" calcext:value-type="float">
            <text:p>3.47</text:p>
          </table:table-cell>
          <table:table-cell table:style-name="ce15" table:formula="of:=[.$C$1]*[.S60]" office:value-type="float" office:value="208.2" calcext:value-type="float">
            <text:p>208.2</text:p>
          </table:table-cell>
          <table:table-cell office:value-type="float" office:value="4.11" calcext:value-type="float">
            <text:p>4.11</text:p>
          </table:table-cell>
          <table:table-cell table:style-name="ce15" table:formula="of:=[.$C$1]*[.U60]" office:value-type="float" office:value="246.6" calcext:value-type="float">
            <text:p>246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melter-Class Thruster</text:p>
          </table:table-cell>
          <table:table-cell table:number-columns-repeated="3" office:value-type="float" office:value="76" calcext:value-type="float">
            <text:p>76</text:p>
          </table:table-cell>
          <table:table-cell office:value-type="float" office:value="85.39" calcext:value-type="float">
            <text:p>85.39</text:p>
          </table:table-cell>
          <table:table-cell table:formula="of:=[.$C$1]*[.$C$1]*[.E61]" office:value-type="float" office:value="307404" calcext:value-type="float">
            <text:p>307,404.0</text:p>
          </table:table-cell>
          <table:table-cell office:value-type="float" office:value="11.24" calcext:value-type="float">
            <text:p>11.24</text:p>
          </table:table-cell>
          <table:table-cell table:style-name="ce15" table:formula="of:=[.$C$1]*[.G61]" office:value-type="float" office:value="674.4" calcext:value-type="float">
            <text:p>674.4</text:p>
          </table:table-cell>
          <table:table-cell office:value-type="float" office:value="13.36" calcext:value-type="float">
            <text:p>13.36</text:p>
          </table:table-cell>
          <table:table-cell table:style-name="ce15" table:formula="of:=[.$C$1]*[.I61]" office:value-type="float" office:value="801.6" calcext:value-type="float">
            <text:p>801.6</text:p>
          </table:table-cell>
          <table:table-cell table:number-columns-repeated="3"/>
          <table:table-cell table:style-name="ce15"/>
          <table:table-cell/>
          <table:table-cell table:style-name="ce15"/>
          <table:table-cell office:value-type="float" office:value="51.23" calcext:value-type="float">
            <text:p>51.23</text:p>
          </table:table-cell>
          <table:table-cell table:formula="of:=[.$C$1]*[.$C$1]*[.Q61]" office:value-type="float" office:value="184428" calcext:value-type="float">
            <text:p>184,428.0</text:p>
          </table:table-cell>
          <table:table-cell office:value-type="float" office:value="6.75" calcext:value-type="float">
            <text:p>6.75</text:p>
          </table:table-cell>
          <table:table-cell table:style-name="ce15" table:formula="of:=[.$C$1]*[.S61]" office:value-type="float" office:value="405" calcext:value-type="float">
            <text:p>405.0</text:p>
          </table:table-cell>
          <table:table-cell office:value-type="float" office:value="8.02" calcext:value-type="float">
            <text:p>8.02</text:p>
          </table:table-cell>
          <table:table-cell table:style-name="ce15" table:formula="of:=[.$C$1]*[.U61]" office:value-type="float" office:value="481.2" calcext:value-type="float">
            <text:p>481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rucible-Class Steering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5"/>
          <table:table-cell table:style-name="ce15"/>
          <table:table-cell office:value-type="float" office:value="537.6" calcext:value-type="float">
            <text:p>537.60</text:p>
          </table:table-cell>
          <table:table-cell table:formula="of:=[.$C$1]*[.K62]" office:value-type="float" office:value="32256" calcext:value-type="float">
            <text:p>32,256.0</text:p>
          </table:table-cell>
          <table:table-cell office:value-type="float" office:value="1.21" calcext:value-type="float">
            <text:p>1.21</text:p>
          </table:table-cell>
          <table:table-cell table:style-name="ce15" table:formula="of:=[.$C$1]*[.M62]" office:value-type="float" office:value="72.6" calcext:value-type="float">
            <text:p>72.6</text:p>
          </table:table-cell>
          <table:table-cell office:value-type="float" office:value="1.43" calcext:value-type="float">
            <text:p>1.43</text:p>
          </table:table-cell>
          <table:table-cell table:style-name="ce15" table:formula="of:=[.$C$1]*[.O62]" office:value-type="float" office:value="85.8" calcext:value-type="float">
            <text:p>85.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orge-Class Steering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5"/>
          <table:table-cell table:style-name="ce15"/>
          <table:table-cell office:value-type="float" office:value="1123.58" calcext:value-type="float">
            <text:p>1123.58</text:p>
          </table:table-cell>
          <table:table-cell table:formula="of:=[.$C$1]*[.K63]" office:value-type="float" office:value="67414.8" calcext:value-type="float">
            <text:p>67,414.8</text:p>
          </table:table-cell>
          <table:table-cell office:value-type="float" office:value="2.49" calcext:value-type="float">
            <text:p>2.49</text:p>
          </table:table-cell>
          <table:table-cell table:style-name="ce15" table:formula="of:=[.$C$1]*[.M63]" office:value-type="float" office:value="149.4" calcext:value-type="float">
            <text:p>149.4</text:p>
          </table:table-cell>
          <table:table-cell office:value-type="float" office:value="2.96" calcext:value-type="float">
            <text:p>2.96</text:p>
          </table:table-cell>
          <table:table-cell table:style-name="ce15" table:formula="of:=[.$C$1]*[.O63]" office:value-type="float" office:value="177.6" calcext:value-type="float">
            <text:p>177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melter-Class Steering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5"/>
          <table:table-cell table:style-name="ce15"/>
          <table:table-cell office:value-type="float" office:value="2262.22" calcext:value-type="float">
            <text:p>2262.22</text:p>
          </table:table-cell>
          <table:table-cell table:formula="of:=[.$C$1]*[.K64]" office:value-type="float" office:value="135733.2" calcext:value-type="float">
            <text:p>135,733.2</text:p>
          </table:table-cell>
          <table:table-cell office:value-type="float" office:value="4.97" calcext:value-type="float">
            <text:p>4.97</text:p>
          </table:table-cell>
          <table:table-cell table:style-name="ce15" table:formula="of:=[.$C$1]*[.M64]" office:value-type="float" office:value="298.2" calcext:value-type="float">
            <text:p>298.2</text:p>
          </table:table-cell>
          <table:table-cell office:value-type="float" office:value="5.9" calcext:value-type="float">
            <text:p>5.90</text:p>
          </table:table-cell>
          <table:table-cell table:style-name="ce15" table:formula="of:=[.$C$1]*[.O64]" office:value-type="float" office:value="354" calcext:value-type="float">
            <text:p>354.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Korath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Thruster (Asteroid)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3.65" calcext:value-type="float">
            <text:p>13.65</text:p>
          </table:table-cell>
          <table:table-cell table:formula="of:=[.$C$1]*[.$C$1]*[.E66]" office:value-type="float" office:value="49140" calcext:value-type="float">
            <text:p>49,140.0</text:p>
          </table:table-cell>
          <table:table-cell office:value-type="float" office:value="2.03" calcext:value-type="float">
            <text:p>2.03</text:p>
          </table:table-cell>
          <table:table-cell table:style-name="ce15" table:formula="of:=[.$C$1]*[.G66]" office:value-type="float" office:value="121.8" calcext:value-type="float">
            <text:p>121.8</text:p>
          </table:table-cell>
          <table:table-cell office:value-type="float" office:value="6.06" calcext:value-type="float">
            <text:p>6.06</text:p>
          </table:table-cell>
          <table:table-cell table:style-name="ce15" table:formula="of:=[.$C$1]*[.I66]" office:value-type="float" office:value="363.6" calcext:value-type="float">
            <text:p>363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uster (Comet)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5.74" calcext:value-type="float">
            <text:p>25.74</text:p>
          </table:table-cell>
          <table:table-cell table:formula="of:=[.$C$1]*[.$C$1]*[.E67]" office:value-type="float" office:value="92664" calcext:value-type="float">
            <text:p>92,664.0</text:p>
          </table:table-cell>
          <table:table-cell office:value-type="float" office:value="3.77" calcext:value-type="float">
            <text:p>3.77</text:p>
          </table:table-cell>
          <table:table-cell table:style-name="ce15" table:formula="of:=[.$C$1]*[.G67]" office:value-type="float" office:value="226.2" calcext:value-type="float">
            <text:p>226.2</text:p>
          </table:table-cell>
          <table:table-cell office:value-type="float" office:value="11.38" calcext:value-type="float">
            <text:p>11.38</text:p>
          </table:table-cell>
          <table:table-cell table:style-name="ce15" table:formula="of:=[.$C$1]*[.I67]" office:value-type="float" office:value="682.8" calcext:value-type="float">
            <text:p>682.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uster (Lunar)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46.33" calcext:value-type="float">
            <text:p>46.33</text:p>
          </table:table-cell>
          <table:table-cell table:formula="of:=[.$C$1]*[.$C$1]*[.E68]" office:value-type="float" office:value="166788" calcext:value-type="float">
            <text:p>166,788.0</text:p>
          </table:table-cell>
          <table:table-cell office:value-type="float" office:value="6.72" calcext:value-type="float">
            <text:p>6.72</text:p>
          </table:table-cell>
          <table:table-cell table:style-name="ce15" table:formula="of:=[.$C$1]*[.G68]" office:value-type="float" office:value="403.2" calcext:value-type="float">
            <text:p>403.2</text:p>
          </table:table-cell>
          <table:table-cell office:value-type="float" office:value="20.41" calcext:value-type="float">
            <text:p>20.41</text:p>
          </table:table-cell>
          <table:table-cell table:style-name="ce15" table:formula="of:=[.$C$1]*[.I68]" office:value-type="float" office:value="1224.6" calcext:value-type="float">
            <text:p>1,224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uster (Planetary)</text:p>
          </table:table-cell>
          <table:table-cell table:number-columns-repeated="3" office:value-type="float" office:value="69" calcext:value-type="float">
            <text:p>69</text:p>
          </table:table-cell>
          <table:table-cell office:value-type="float" office:value="85.52" calcext:value-type="float">
            <text:p>85.52</text:p>
          </table:table-cell>
          <table:table-cell table:formula="of:=[.$C$1]*[.$C$1]*[.E69]" office:value-type="float" office:value="307872" calcext:value-type="float">
            <text:p>307,872.0</text:p>
          </table:table-cell>
          <table:table-cell office:value-type="float" office:value="12.29" calcext:value-type="float">
            <text:p>12.29</text:p>
          </table:table-cell>
          <table:table-cell table:style-name="ce15" table:formula="of:=[.$C$1]*[.G69]" office:value-type="float" office:value="737.4" calcext:value-type="float">
            <text:p>737.4</text:p>
          </table:table-cell>
          <table:table-cell office:value-type="float" office:value="37.58" calcext:value-type="float">
            <text:p>37.58</text:p>
          </table:table-cell>
          <table:table-cell table:style-name="ce15" table:formula="of:=[.$C$1]*[.I69]" office:value-type="float" office:value="2254.8" calcext:value-type="float">
            <text:p>2,254.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uster (Stellar)</text:p>
          </table:table-cell>
          <table:table-cell table:number-columns-repeated="3" office:value-type="float" office:value="118" calcext:value-type="float">
            <text:p>118</text:p>
          </table:table-cell>
          <table:table-cell office:value-type="float" office:value="155.75" calcext:value-type="float">
            <text:p>155.75</text:p>
          </table:table-cell>
          <table:table-cell table:formula="of:=[.$C$1]*[.$C$1]*[.E70]" office:value-type="float" office:value="560700" calcext:value-type="float">
            <text:p>560,700.0</text:p>
          </table:table-cell>
          <table:table-cell office:value-type="float" office:value="22.21" calcext:value-type="float">
            <text:p>22.21</text:p>
          </table:table-cell>
          <table:table-cell table:style-name="ce15" table:formula="of:=[.$C$1]*[.G70]" office:value-type="float" office:value="1332.6" calcext:value-type="float">
            <text:p>1,332.6</text:p>
          </table:table-cell>
          <table:table-cell office:value-type="float" office:value="68.38" calcext:value-type="float">
            <text:p>68.38</text:p>
          </table:table-cell>
          <table:table-cell table:style-name="ce15" table:formula="of:=[.$C$1]*[.I70]" office:value-type="float" office:value="4102.8" calcext:value-type="float">
            <text:p>4,102.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ering (Asteroid)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6"/>
          <table:table-cell office:value-type="float" office:value="341.25" calcext:value-type="float">
            <text:p>341.25</text:p>
          </table:table-cell>
          <table:table-cell table:formula="of:=[.$C$1]*[.K71]" office:value-type="float" office:value="20475" calcext:value-type="float">
            <text:p>20,475.0</text:p>
          </table:table-cell>
          <table:table-cell office:value-type="float" office:value="0.85" calcext:value-type="float">
            <text:p>0.85</text:p>
          </table:table-cell>
          <table:table-cell table:style-name="ce15" table:formula="of:=[.$C$1]*[.M71]" office:value-type="float" office:value="51" calcext:value-type="float">
            <text:p>51.0</text:p>
          </table:table-cell>
          <table:table-cell office:value-type="float" office:value="2.53" calcext:value-type="float">
            <text:p>2.53</text:p>
          </table:table-cell>
          <table:table-cell table:style-name="ce15" table:formula="of:=[.$C$1]*[.O71]" office:value-type="float" office:value="151.8" calcext:value-type="float">
            <text:p>151.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eering (Comet)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6"/>
          <table:table-cell office:value-type="float" office:value="706.39" calcext:value-type="float">
            <text:p>706.39</text:p>
          </table:table-cell>
          <table:table-cell table:formula="of:=[.$C$1]*[.K72]" office:value-type="float" office:value="42383.4" calcext:value-type="float">
            <text:p>42,383.4</text:p>
          </table:table-cell>
          <table:table-cell office:value-type="float" office:value="1.73" calcext:value-type="float">
            <text:p>1.73</text:p>
          </table:table-cell>
          <table:table-cell table:style-name="ce15" table:formula="of:=[.$C$1]*[.M72]" office:value-type="float" office:value="103.8" calcext:value-type="float">
            <text:p>103.8</text:p>
          </table:table-cell>
          <table:table-cell office:value-type="float" office:value="5.2" calcext:value-type="float">
            <text:p>5.20</text:p>
          </table:table-cell>
          <table:table-cell table:style-name="ce15" table:formula="of:=[.$C$1]*[.O72]" office:value-type="float" office:value="312" calcext:value-type="float">
            <text:p>312.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eering (Lunar)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6"/>
          <table:table-cell office:value-type="float" office:value="1306.82" calcext:value-type="float">
            <text:p>1306.82</text:p>
          </table:table-cell>
          <table:table-cell table:formula="of:=[.$C$1]*[.K73]" office:value-type="float" office:value="78409.2" calcext:value-type="float">
            <text:p>78,409.2</text:p>
          </table:table-cell>
          <table:table-cell office:value-type="float" office:value="3.16" calcext:value-type="float">
            <text:p>3.16</text:p>
          </table:table-cell>
          <table:table-cell table:style-name="ce15" table:formula="of:=[.$C$1]*[.M73]" office:value-type="float" office:value="189.6" calcext:value-type="float">
            <text:p>189.6</text:p>
          </table:table-cell>
          <table:table-cell office:value-type="float" office:value="9.59" calcext:value-type="float">
            <text:p>9.59</text:p>
          </table:table-cell>
          <table:table-cell table:style-name="ce15" table:formula="of:=[.$C$1]*[.O73]" office:value-type="float" office:value="575.4" calcext:value-type="float">
            <text:p>575.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eering (Planetary)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6"/>
          <table:table-cell office:value-type="float" office:value="2469.01" calcext:value-type="float">
            <text:p>2469.01</text:p>
          </table:table-cell>
          <table:table-cell table:formula="of:=[.$C$1]*[.K74]" office:value-type="float" office:value="148140.6" calcext:value-type="float">
            <text:p>148,140.6</text:p>
          </table:table-cell>
          <table:table-cell office:value-type="float" office:value="5.91" calcext:value-type="float">
            <text:p>5.91</text:p>
          </table:table-cell>
          <table:table-cell table:style-name="ce15" table:formula="of:=[.$C$1]*[.M74]" office:value-type="float" office:value="354.6" calcext:value-type="float">
            <text:p>354.6</text:p>
          </table:table-cell>
          <table:table-cell office:value-type="float" office:value="18.09" calcext:value-type="float">
            <text:p>18.09</text:p>
          </table:table-cell>
          <table:table-cell table:style-name="ce15" table:formula="of:=[.$C$1]*[.O74]" office:value-type="float" office:value="1085.4" calcext:value-type="float">
            <text:p>1,085.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eering (Stellar)</text:p>
          </table:table-cell>
          <table:table-cell table:number-columns-repeated="3" office:value-type="float" office:value="89" calcext:value-type="float">
            <text:p>89</text:p>
          </table:table-cell>
          <table:table-cell table:number-columns-repeated="6"/>
          <table:table-cell office:value-type="float" office:value="4563.87" calcext:value-type="float">
            <text:p>4563.87</text:p>
          </table:table-cell>
          <table:table-cell table:formula="of:=[.$C$1]*[.K75]" office:value-type="float" office:value="273832.2" calcext:value-type="float">
            <text:p>273,832.2</text:p>
          </table:table-cell>
          <table:table-cell office:value-type="float" office:value="10.85" calcext:value-type="float">
            <text:p>10.85</text:p>
          </table:table-cell>
          <table:table-cell table:style-name="ce15" table:formula="of:=[.$C$1]*[.M75]" office:value-type="float" office:value="651" calcext:value-type="float">
            <text:p>651.0</text:p>
          </table:table-cell>
          <table:table-cell office:value-type="float" office:value="33.39" calcext:value-type="float">
            <text:p>33.39</text:p>
          </table:table-cell>
          <table:table-cell table:style-name="ce15" table:formula="of:=[.$C$1]*[.O75]" office:value-type="float" office:value="2003.4" calcext:value-type="float">
            <text:p>2,003.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Ka’He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Ka'het Compact Engine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1.2" calcext:value-type="float">
            <text:p>11.20</text:p>
          </table:table-cell>
          <table:table-cell table:formula="of:=[.$C$1]*[.$C$1]*[.E77]" office:value-type="float" office:value="40320" calcext:value-type="float">
            <text:p>40,320.0</text:p>
          </table:table-cell>
          <table:table-cell office:value-type="float" office:value="2.18" calcext:value-type="float">
            <text:p>2.18</text:p>
          </table:table-cell>
          <table:table-cell table:style-name="ce15" table:formula="of:=[.$C$1]*[.G77]" office:value-type="float" office:value="130.8" calcext:value-type="float">
            <text:p>130.8</text:p>
          </table:table-cell>
          <table:table-cell office:value-type="float" office:value="1.2" calcext:value-type="float">
            <text:p>1.20</text:p>
          </table:table-cell>
          <table:table-cell table:style-name="ce15" table:formula="of:=[.$C$1]*[.I77]" office:value-type="float" office:value="72" calcext:value-type="float">
            <text:p>72.0</text:p>
          </table:table-cell>
          <table:table-cell office:value-type="float" office:value="234.4" calcext:value-type="float">
            <text:p>234.40</text:p>
          </table:table-cell>
          <table:table-cell table:formula="of:=[.$C$1]*[.K77]" office:value-type="float" office:value="14064" calcext:value-type="float">
            <text:p>14,064.0</text:p>
          </table:table-cell>
          <table:table-cell office:value-type="float" office:value="0.9" calcext:value-type="float">
            <text:p>0.90</text:p>
          </table:table-cell>
          <table:table-cell table:style-name="ce15" table:formula="of:=[.$C$1]*[.M77]" office:value-type="float" office:value="54" calcext:value-type="float">
            <text:p>54.0</text:p>
          </table:table-cell>
          <table:table-cell office:value-type="float" office:value="0.3" calcext:value-type="float">
            <text:p>0.30</text:p>
          </table:table-cell>
          <table:table-cell table:style-name="ce15" table:formula="of:=[.$C$1]*[.O77]" office:value-type="float" office:value="18" calcext:value-type="float">
            <text:p>18.0</text:p>
          </table:table-cell>
          <table:table-cell table:style-name="ce12"/>
          <table:table-cell table:style-name="ce16"/>
          <table:table-cell table:style-name="ce12"/>
          <table:table-cell table:style-name="ce21"/>
          <table:table-cell table:style-name="ce12"/>
          <table:table-cell table:style-name="ce21"/>
          <table:table-cell table:number-columns-repeated="1002"/>
        </table:table-row>
        <table:table-row table:style-name="ro1">
          <table:table-cell office:value-type="string" calcext:value-type="string">
            <text:p>Ka'het Sustainer N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5.1" calcext:value-type="float">
            <text:p>15.10</text:p>
          </table:table-cell>
          <table:table-cell table:formula="of:=[.$C$1]*[.$C$1]*[.E78]" office:value-type="float" office:value="54360" calcext:value-type="float">
            <text:p>54,360.0</text:p>
          </table:table-cell>
          <table:table-cell office:value-type="float" office:value="2.49" calcext:value-type="float">
            <text:p>2.49</text:p>
          </table:table-cell>
          <table:table-cell table:style-name="ce15" table:formula="of:=[.$C$1]*[.G78]" office:value-type="float" office:value="149.4" calcext:value-type="float">
            <text:p>149.4</text:p>
          </table:table-cell>
          <table:table-cell office:value-type="float" office:value="1" calcext:value-type="float">
            <text:p>1.00</text:p>
          </table:table-cell>
          <table:table-cell table:style-name="ce15" table:formula="of:=[.$C$1]*[.I78]" office:value-type="float" office:value="60" calcext:value-type="float">
            <text:p>60.0</text:p>
          </table:table-cell>
          <table:table-cell office:value-type="float" office:value="432.1" calcext:value-type="float">
            <text:p>432.10</text:p>
          </table:table-cell>
          <table:table-cell table:formula="of:=[.$C$1]*[.K78]" office:value-type="float" office:value="25926" calcext:value-type="float">
            <text:p>25,926.0</text:p>
          </table:table-cell>
          <table:table-cell office:value-type="float" office:value="2.49" calcext:value-type="float">
            <text:p>2.49</text:p>
          </table:table-cell>
          <table:table-cell table:style-name="ce15" table:formula="of:=[.$C$1]*[.M78]" office:value-type="float" office:value="149.4" calcext:value-type="float">
            <text:p>149.4</text:p>
          </table:table-cell>
          <table:table-cell office:value-type="float" office:value="0.5" calcext:value-type="float">
            <text:p>0.50</text:p>
          </table:table-cell>
          <table:table-cell table:style-name="ce15" table:formula="of:=[.$C$1]*[.O78]" office:value-type="float" office:value="30" calcext:value-type="float">
            <text:p>30.0</text:p>
          </table:table-cell>
          <table:table-cell table:style-name="ce12"/>
          <table:table-cell table:style-name="ce16"/>
          <table:table-cell table:style-name="ce12"/>
          <table:table-cell table:style-name="ce21"/>
          <table:table-cell table:style-name="ce12"/>
          <table:table-cell table:style-name="ce21"/>
          <table:table-cell table:number-columns-repeated="1002"/>
        </table:table-row>
        <table:table-row table:style-name="ro1">
          <table:table-cell office:value-type="string" calcext:value-type="string">
            <text:p>Maeri Engine Nacelles</text:p>
          </table:table-cell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37.1" calcext:value-type="float">
            <text:p>37.10</text:p>
          </table:table-cell>
          <table:table-cell table:formula="of:=[.$C$1]*[.$C$1]*[.E79]" office:value-type="float" office:value="133560" calcext:value-type="float">
            <text:p>133,560.0</text:p>
          </table:table-cell>
          <table:table-cell office:value-type="float" office:value="5.01" calcext:value-type="float">
            <text:p>5.01</text:p>
          </table:table-cell>
          <table:table-cell table:style-name="ce15" table:formula="of:=[.$C$1]*[.G79]" office:value-type="float" office:value="300.6" calcext:value-type="float">
            <text:p>300.6</text:p>
          </table:table-cell>
          <table:table-cell office:value-type="float" office:value="2.8" calcext:value-type="float">
            <text:p>2.80</text:p>
          </table:table-cell>
          <table:table-cell table:style-name="ce15" table:formula="of:=[.$C$1]*[.I79]" office:value-type="float" office:value="168" calcext:value-type="float">
            <text:p>168.0</text:p>
          </table:table-cell>
          <table:table-cell office:value-type="float" office:value="931.4" calcext:value-type="float">
            <text:p>931.40</text:p>
          </table:table-cell>
          <table:table-cell table:formula="of:=[.$C$1]*[.K79]" office:value-type="float" office:value="55884" calcext:value-type="float">
            <text:p>55,884.0</text:p>
          </table:table-cell>
          <table:table-cell office:value-type="float" office:value="5.01" calcext:value-type="float">
            <text:p>5.01</text:p>
          </table:table-cell>
          <table:table-cell table:style-name="ce15" table:formula="of:=[.$C$1]*[.M79]" office:value-type="float" office:value="300.6" calcext:value-type="float">
            <text:p>300.6</text:p>
          </table:table-cell>
          <table:table-cell office:value-type="float" office:value="1.3" calcext:value-type="float">
            <text:p>1.30</text:p>
          </table:table-cell>
          <table:table-cell table:style-name="ce15" table:formula="of:=[.$C$1]*[.O79]" office:value-type="float" office:value="78" calcext:value-type="float">
            <text:p>78.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lis Engine Nacelles</text:p>
          </table:table-cell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  <table:table-cell office:value-type="float" office:value="81" calcext:value-type="float">
            <text:p>81</text:p>
          </table:table-cell>
          <table:table-cell office:value-type="float" office:value="55.4" calcext:value-type="float">
            <text:p>55.40</text:p>
          </table:table-cell>
          <table:table-cell table:formula="of:=[.$C$1]*[.$C$1]*[.E80]" office:value-type="float" office:value="199440" calcext:value-type="float">
            <text:p>199,440.0</text:p>
          </table:table-cell>
          <table:table-cell office:value-type="float" office:value="6.81" calcext:value-type="float">
            <text:p>6.81</text:p>
          </table:table-cell>
          <table:table-cell table:style-name="ce15" table:formula="of:=[.$C$1]*[.G80]" office:value-type="float" office:value="408.6" calcext:value-type="float">
            <text:p>408.6</text:p>
          </table:table-cell>
          <table:table-cell office:value-type="float" office:value="3.5" calcext:value-type="float">
            <text:p>3.50</text:p>
          </table:table-cell>
          <table:table-cell table:style-name="ce15" table:formula="of:=[.$C$1]*[.I80]" office:value-type="float" office:value="210" calcext:value-type="float">
            <text:p>210.0</text:p>
          </table:table-cell>
          <table:table-cell office:value-type="float" office:value="1379.2" calcext:value-type="float">
            <text:p>1379.20</text:p>
          </table:table-cell>
          <table:table-cell table:formula="of:=[.$C$1]*[.K80]" office:value-type="float" office:value="82752" calcext:value-type="float">
            <text:p>82,752.0</text:p>
          </table:table-cell>
          <table:table-cell office:value-type="float" office:value="6.81" calcext:value-type="float">
            <text:p>6.81</text:p>
          </table:table-cell>
          <table:table-cell table:style-name="ce15" table:formula="of:=[.$C$1]*[.M80]" office:value-type="float" office:value="408.6" calcext:value-type="float">
            <text:p>408.6</text:p>
          </table:table-cell>
          <table:table-cell office:value-type="float" office:value="1.9" calcext:value-type="float">
            <text:p>1.90</text:p>
          </table:table-cell>
          <table:table-cell table:style-name="ce15" table:formula="of:=[.$C$1]*[.O80]" office:value-type="float" office:value="114" calcext:value-type="float">
            <text:p>114.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areti Engine Block</text:p>
          </table:table-cell>
          <table:table-cell office:value-type="float" office:value="137" calcext:value-type="float">
            <text:p>137</text:p>
          </table:table-cell>
          <table:table-cell office:value-type="float" office:value="168" calcext:value-type="float">
            <text:p>168</text:p>
          </table:table-cell>
          <table:table-cell office:value-type="float" office:value="137" calcext:value-type="float">
            <text:p>137</text:p>
          </table:table-cell>
          <table:table-cell office:value-type="float" office:value="93.9" calcext:value-type="float">
            <text:p>93.90</text:p>
          </table:table-cell>
          <table:table-cell table:formula="of:=[.$C$1]*[.$C$1]*[.E81]" office:value-type="float" office:value="338040" calcext:value-type="float">
            <text:p>338,040.0</text:p>
          </table:table-cell>
          <table:table-cell office:value-type="float" office:value="10.9" calcext:value-type="float">
            <text:p>10.90</text:p>
          </table:table-cell>
          <table:table-cell table:style-name="ce15" table:formula="of:=[.$C$1]*[.G81]" office:value-type="float" office:value="654" calcext:value-type="float">
            <text:p>654.0</text:p>
          </table:table-cell>
          <table:table-cell office:value-type="float" office:value="6.7" calcext:value-type="float">
            <text:p>6.70</text:p>
          </table:table-cell>
          <table:table-cell table:style-name="ce15" table:formula="of:=[.$C$1]*[.I81]" office:value-type="float" office:value="402" calcext:value-type="float">
            <text:p>402.0</text:p>
          </table:table-cell>
          <table:table-cell office:value-type="float" office:value="2333.9" calcext:value-type="float">
            <text:p>2333.90</text:p>
          </table:table-cell>
          <table:table-cell table:formula="of:=[.$C$1]*[.K81]" office:value-type="float" office:value="140034" calcext:value-type="float">
            <text:p>140,034.0</text:p>
          </table:table-cell>
          <table:table-cell office:value-type="float" office:value="10.9" calcext:value-type="float">
            <text:p>10.90</text:p>
          </table:table-cell>
          <table:table-cell table:style-name="ce15" table:formula="of:=[.$C$1]*[.M81]" office:value-type="float" office:value="654" calcext:value-type="float">
            <text:p>654.0</text:p>
          </table:table-cell>
          <table:table-cell office:value-type="float" office:value="3.32" calcext:value-type="float">
            <text:p>3.32</text:p>
          </table:table-cell>
          <table:table-cell table:style-name="ce15" table:formula="of:=[.$C$1]*[.O81]" office:value-type="float" office:value="199.2" calcext:value-type="float">
            <text:p>199.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Wande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Type 1 Thruster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8.25" calcext:value-type="float">
            <text:p>8.25</text:p>
          </table:table-cell>
          <table:table-cell table:formula="of:=[.$C$1]*[.$C$1]*[.E83]" office:value-type="float" office:value="29700" calcext:value-type="float">
            <text:p>29,700.0</text:p>
          </table:table-cell>
          <table:table-cell office:value-type="float" office:value="0.6" calcext:value-type="float">
            <text:p>0.60</text:p>
          </table:table-cell>
          <table:table-cell table:style-name="ce15" table:formula="of:=[.$C$1]*[.G83]" office:value-type="float" office:value="36" calcext:value-type="float">
            <text:p>36.0</text:p>
          </table:table-cell>
          <table:table-cell office:value-type="float" office:value="1.16" calcext:value-type="float">
            <text:p>1.16</text:p>
          </table:table-cell>
          <table:table-cell table:style-name="ce15" table:formula="of:=[.$C$1]*[.I83]" office:value-type="float" office:value="69.6" calcext:value-type="float">
            <text:p>69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ype 2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0.42" calcext:value-type="float">
            <text:p>20.42</text:p>
          </table:table-cell>
          <table:table-cell table:formula="of:=[.$C$1]*[.$C$1]*[.E84]" office:value-type="float" office:value="73512" calcext:value-type="float">
            <text:p>73,512.0</text:p>
          </table:table-cell>
          <table:table-cell office:value-type="float" office:value="1.46" calcext:value-type="float">
            <text:p>1.46</text:p>
          </table:table-cell>
          <table:table-cell table:style-name="ce15" table:formula="of:=[.$C$1]*[.G84]" office:value-type="float" office:value="87.6" calcext:value-type="float">
            <text:p>87.6</text:p>
          </table:table-cell>
          <table:table-cell office:value-type="float" office:value="2.82" calcext:value-type="float">
            <text:p>2.82</text:p>
          </table:table-cell>
          <table:table-cell table:style-name="ce15" table:formula="of:=[.$C$1]*[.I84]" office:value-type="float" office:value="169.2" calcext:value-type="float">
            <text:p>169.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ype 3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34.3" calcext:value-type="float">
            <text:p>34.30</text:p>
          </table:table-cell>
          <table:table-cell table:formula="of:=[.$C$1]*[.$C$1]*[.E85]" office:value-type="float" office:value="123480" calcext:value-type="float">
            <text:p>123,480.0</text:p>
          </table:table-cell>
          <table:table-cell office:value-type="float" office:value="2.43" calcext:value-type="float">
            <text:p>2.43</text:p>
          </table:table-cell>
          <table:table-cell table:style-name="ce15" table:formula="of:=[.$C$1]*[.G85]" office:value-type="float" office:value="145.8" calcext:value-type="float">
            <text:p>145.8</text:p>
          </table:table-cell>
          <table:table-cell office:value-type="float" office:value="4.68" calcext:value-type="float">
            <text:p>4.68</text:p>
          </table:table-cell>
          <table:table-cell table:style-name="ce15" table:formula="of:=[.$C$1]*[.I85]" office:value-type="float" office:value="280.8" calcext:value-type="float">
            <text:p>280.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ype 4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56.8" calcext:value-type="float">
            <text:p>56.80</text:p>
          </table:table-cell>
          <table:table-cell table:formula="of:=[.$C$1]*[.$C$1]*[.E86]" office:value-type="float" office:value="204480" calcext:value-type="float">
            <text:p>204,480.0</text:p>
          </table:table-cell>
          <table:table-cell office:value-type="float" office:value="3.99" calcext:value-type="float">
            <text:p>3.99</text:p>
          </table:table-cell>
          <table:table-cell table:style-name="ce15" table:formula="of:=[.$C$1]*[.G86]" office:value-type="float" office:value="239.4" calcext:value-type="float">
            <text:p>239.4</text:p>
          </table:table-cell>
          <table:table-cell office:value-type="float" office:value="7.7" calcext:value-type="float">
            <text:p>7.70</text:p>
          </table:table-cell>
          <table:table-cell table:style-name="ce15" table:formula="of:=[.$C$1]*[.I86]" office:value-type="float" office:value="462" calcext:value-type="float">
            <text:p>462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ype 1 Steering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"/>
          <table:table-cell office:value-type="float" office:value="216" calcext:value-type="float">
            <text:p>216.00</text:p>
          </table:table-cell>
          <table:table-cell table:formula="of:=[.$C$1]*[.K87]" office:value-type="float" office:value="12960" calcext:value-type="float">
            <text:p>12,960.0</text:p>
          </table:table-cell>
          <table:table-cell office:value-type="float" office:value="0.26" calcext:value-type="float">
            <text:p>0.26</text:p>
          </table:table-cell>
          <table:table-cell table:style-name="ce15" table:formula="of:=[.$C$1]*[.M87]" office:value-type="float" office:value="15.6" calcext:value-type="float">
            <text:p>15.6</text:p>
          </table:table-cell>
          <table:table-cell office:value-type="float" office:value="0.5" calcext:value-type="float">
            <text:p>0.50</text:p>
          </table:table-cell>
          <table:table-cell table:style-name="ce15" table:formula="of:=[.$C$1]*[.O87]" office:value-type="float" office:value="30" calcext:value-type="float">
            <text:p>30.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ype 2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office:value-type="float" office:value="552" calcext:value-type="float">
            <text:p>552.00</text:p>
          </table:table-cell>
          <table:table-cell table:formula="of:=[.$C$1]*[.K88]" office:value-type="float" office:value="33120" calcext:value-type="float">
            <text:p>33,120.0</text:p>
          </table:table-cell>
          <table:table-cell office:value-type="float" office:value="0.66" calcext:value-type="float">
            <text:p>0.66</text:p>
          </table:table-cell>
          <table:table-cell table:style-name="ce15" table:formula="of:=[.$C$1]*[.M88]" office:value-type="float" office:value="39.6" calcext:value-type="float">
            <text:p>39.6</text:p>
          </table:table-cell>
          <table:table-cell office:value-type="float" office:value="1.27" calcext:value-type="float">
            <text:p>1.27</text:p>
          </table:table-cell>
          <table:table-cell table:style-name="ce15" table:formula="of:=[.$C$1]*[.O88]" office:value-type="float" office:value="76.2" calcext:value-type="float">
            <text:p>76.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ype 3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6"/>
          <table:table-cell office:value-type="float" office:value="919.08" calcext:value-type="float">
            <text:p>919.08</text:p>
          </table:table-cell>
          <table:table-cell table:formula="of:=[.$C$1]*[.K89]" office:value-type="float" office:value="55144.8" calcext:value-type="float">
            <text:p>55,144.8</text:p>
          </table:table-cell>
          <table:table-cell office:value-type="float" office:value="1.09" calcext:value-type="float">
            <text:p>1.09</text:p>
          </table:table-cell>
          <table:table-cell table:style-name="ce15" table:formula="of:=[.$C$1]*[.M89]" office:value-type="float" office:value="65.4" calcext:value-type="float">
            <text:p>65.4</text:p>
          </table:table-cell>
          <table:table-cell office:value-type="float" office:value="2.09" calcext:value-type="float">
            <text:p>2.09</text:p>
          </table:table-cell>
          <table:table-cell table:style-name="ce15" table:formula="of:=[.$C$1]*[.O89]" office:value-type="float" office:value="125.4" calcext:value-type="float">
            <text:p>125.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ype 4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6"/>
          <table:table-cell office:value-type="float" office:value="1569.48" calcext:value-type="float">
            <text:p>1569.48</text:p>
          </table:table-cell>
          <table:table-cell table:formula="of:=[.$C$1]*[.K90]" office:value-type="float" office:value="94168.8" calcext:value-type="float">
            <text:p>94,168.8</text:p>
          </table:table-cell>
          <table:table-cell office:value-type="float" office:value="1.84" calcext:value-type="float">
            <text:p>1.84</text:p>
          </table:table-cell>
          <table:table-cell table:style-name="ce15" table:formula="of:=[.$C$1]*[.M90]" office:value-type="float" office:value="110.4" calcext:value-type="float">
            <text:p>110.4</text:p>
          </table:table-cell>
          <table:table-cell office:value-type="float" office:value="3.54" calcext:value-type="float">
            <text:p>3.54</text:p>
          </table:table-cell>
          <table:table-cell table:style-name="ce15" table:formula="of:=[.$C$1]*[.O90]" office:value-type="float" office:value="212.4" calcext:value-type="float">
            <text:p>212.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Quarg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Med. Graviton Thruster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80" calcext:value-type="float">
            <text:p>80.00</text:p>
          </table:table-cell>
          <table:table-cell table:formula="of:=[.$C$1]*[.$C$1]*[.E92]" office:value-type="float" office:value="288000" calcext:value-type="float">
            <text:p>288,000.0</text:p>
          </table:table-cell>
          <table:table-cell office:value-type="float" office:value="20" calcext:value-type="float">
            <text:p>20.00</text:p>
          </table:table-cell>
          <table:table-cell table:style-name="ce15" table:formula="of:=[.$C$1]*[.G92]" office:value-type="float" office:value="1200" calcext:value-type="float">
            <text:p>1,200.0</text:p>
          </table:table-cell>
          <table:table-cell office:value-type="float" office:value="10" calcext:value-type="float">
            <text:p>10.00</text:p>
          </table:table-cell>
          <table:table-cell table:style-name="ce15" table:formula="of:=[.$C$1]*[.I92]" office:value-type="float" office:value="600" calcext:value-type="float">
            <text:p>600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d.Graviton Steering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6"/>
          <table:table-cell office:value-type="float" office:value="2000" calcext:value-type="float">
            <text:p>2000.00</text:p>
          </table:table-cell>
          <table:table-cell table:formula="of:=[.$C$1]*[.K93]" office:value-type="float" office:value="120000" calcext:value-type="float">
            <text:p>120,000.0</text:p>
          </table:table-cell>
          <table:table-cell office:value-type="float" office:value="8.33" calcext:value-type="float">
            <text:p>8.33</text:p>
          </table:table-cell>
          <table:table-cell table:style-name="ce15" table:formula="of:=[.$C$1]*[.M93]" office:value-type="float" office:value="499.8" calcext:value-type="float">
            <text:p>499.8</text:p>
          </table:table-cell>
          <table:table-cell office:value-type="float" office:value="4.16" calcext:value-type="float">
            <text:p>4.16</text:p>
          </table:table-cell>
          <table:table-cell table:style-name="ce15" table:formula="of:=[.$C$1]*[.O93]" office:value-type="float" office:value="249.6" calcext:value-type="float">
            <text:p>249.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Pug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Pug Akfar Thruster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34.57" calcext:value-type="float">
            <text:p>34.57</text:p>
          </table:table-cell>
          <table:table-cell table:formula="of:=[.$C$1]*[.$C$1]*[.E95]" office:value-type="float" office:value="124452" calcext:value-type="float">
            <text:p>124,452.0</text:p>
          </table:table-cell>
          <table:table-cell office:value-type="float" office:value="3.18" calcext:value-type="float">
            <text:p>3.18</text:p>
          </table:table-cell>
          <table:table-cell table:style-name="ce15" table:formula="of:=[.$C$1]*[.G95]" office:value-type="float" office:value="190.8" calcext:value-type="float">
            <text:p>190.8</text:p>
          </table:table-cell>
          <table:table-cell office:value-type="float" office:value="7.02" calcext:value-type="float">
            <text:p>7.02</text:p>
          </table:table-cell>
          <table:table-cell table:style-name="ce15" table:formula="of:=[.$C$1]*[.I95]" office:value-type="float" office:value="421.2" calcext:value-type="float">
            <text:p>421.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g Cormet Thruster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49.68" calcext:value-type="float">
            <text:p>49.68</text:p>
          </table:table-cell>
          <table:table-cell table:formula="of:=[.$C$1]*[.$C$1]*[.E96]" office:value-type="float" office:value="178848" calcext:value-type="float">
            <text:p>178,848.0</text:p>
          </table:table-cell>
          <table:table-cell office:value-type="float" office:value="4.5" calcext:value-type="float">
            <text:p>4.50</text:p>
          </table:table-cell>
          <table:table-cell table:style-name="ce15" table:formula="of:=[.$C$1]*[.G96]" office:value-type="float" office:value="270" calcext:value-type="float">
            <text:p>270.0</text:p>
          </table:table-cell>
          <table:table-cell office:value-type="float" office:value="9.99" calcext:value-type="float">
            <text:p>9.99</text:p>
          </table:table-cell>
          <table:table-cell table:style-name="ce15" table:formula="of:=[.$C$1]*[.I96]" office:value-type="float" office:value="599.4" calcext:value-type="float">
            <text:p>599.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g Lohmar Thruster</text:p>
          </table:table-cell>
          <table:table-cell table:number-columns-repeated="3" office:value-type="float" office:value="84" calcext:value-type="float">
            <text:p>84</text:p>
          </table:table-cell>
          <table:table-cell office:value-type="float" office:value="70.25" calcext:value-type="float">
            <text:p>70.25</text:p>
          </table:table-cell>
          <table:table-cell table:formula="of:=[.$C$1]*[.$C$1]*[.E97]" office:value-type="float" office:value="252900" calcext:value-type="float">
            <text:p>252,900.0</text:p>
          </table:table-cell>
          <table:table-cell office:value-type="float" office:value="6.3" calcext:value-type="float">
            <text:p>6.30</text:p>
          </table:table-cell>
          <table:table-cell table:style-name="ce15" table:formula="of:=[.$C$1]*[.G97]" office:value-type="float" office:value="378" calcext:value-type="float">
            <text:p>378.0</text:p>
          </table:table-cell>
          <table:table-cell office:value-type="float" office:value="14.02" calcext:value-type="float">
            <text:p>14.02</text:p>
          </table:table-cell>
          <table:table-cell table:style-name="ce15" table:formula="of:=[.$C$1]*[.I97]" office:value-type="float" office:value="841.2" calcext:value-type="float">
            <text:p>841.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g Akfar Steering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6"/>
          <table:table-cell office:value-type="float" office:value="925.95" calcext:value-type="float">
            <text:p>925.95</text:p>
          </table:table-cell>
          <table:table-cell table:formula="of:=[.$C$1]*[.K98]" office:value-type="float" office:value="55557" calcext:value-type="float">
            <text:p>55,557.0</text:p>
          </table:table-cell>
          <table:table-cell office:value-type="float" office:value="1.42" calcext:value-type="float">
            <text:p>1.42</text:p>
          </table:table-cell>
          <table:table-cell table:style-name="ce15" table:formula="of:=[.$C$1]*[.M98]" office:value-type="float" office:value="85.2" calcext:value-type="float">
            <text:p>85.2</text:p>
          </table:table-cell>
          <table:table-cell office:value-type="float" office:value="3.13" calcext:value-type="float">
            <text:p>3.13</text:p>
          </table:table-cell>
          <table:table-cell table:style-name="ce15" table:formula="of:=[.$C$1]*[.O98]" office:value-type="float" office:value="187.8" calcext:value-type="float">
            <text:p>187.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ug Cormet Steering</text:p>
          </table:table-cell>
          <table:table-cell table:number-columns-repeated="3" office:value-type="float" office:value="46" calcext:value-type="float">
            <text:p>46</text:p>
          </table:table-cell>
          <table:table-cell table:number-columns-repeated="6"/>
          <table:table-cell office:value-type="float" office:value="1348.8" calcext:value-type="float">
            <text:p>1348.80</text:p>
          </table:table-cell>
          <table:table-cell table:formula="of:=[.$C$1]*[.K99]" office:value-type="float" office:value="80928" calcext:value-type="float">
            <text:p>80,928.0</text:p>
          </table:table-cell>
          <table:table-cell office:value-type="float" office:value="2.04" calcext:value-type="float">
            <text:p>2.04</text:p>
          </table:table-cell>
          <table:table-cell table:style-name="ce15" table:formula="of:=[.$C$1]*[.M99]" office:value-type="float" office:value="122.4" calcext:value-type="float">
            <text:p>122.4</text:p>
          </table:table-cell>
          <table:table-cell office:value-type="float" office:value="4.52" calcext:value-type="float">
            <text:p>4.52</text:p>
          </table:table-cell>
          <table:table-cell table:style-name="ce15" table:formula="of:=[.$C$1]*[.O99]" office:value-type="float" office:value="271.2" calcext:value-type="float">
            <text:p>271.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ug Lohmar Steering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6"/>
          <table:table-cell office:value-type="float" office:value="1923.51" calcext:value-type="float">
            <text:p>1923.51</text:p>
          </table:table-cell>
          <table:table-cell table:formula="of:=[.$C$1]*[.K100]" office:value-type="float" office:value="115410.6" calcext:value-type="float">
            <text:p>115,410.6</text:p>
          </table:table-cell>
          <table:table-cell office:value-type="float" office:value="2.87" calcext:value-type="float">
            <text:p>2.87</text:p>
          </table:table-cell>
          <table:table-cell table:style-name="ce15" table:formula="of:=[.$C$1]*[.M100]" office:value-type="float" office:value="172.2" calcext:value-type="float">
            <text:p>172.2</text:p>
          </table:table-cell>
          <table:table-cell office:value-type="float" office:value="6.4" calcext:value-type="float">
            <text:p>6.40</text:p>
          </table:table-cell>
          <table:table-cell table:style-name="ce15" table:formula="of:=[.$C$1]*[.O100]" office:value-type="float" office:value="384" calcext:value-type="float">
            <text:p>384.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Afterburner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4" office:value-type="string" calcext:value-type="string">
            <text:p>AfT</text:p>
          </table:table-cell>
          <table:table-cell table:style-name="ce7" office:value-type="string" calcext:value-type="string">
            <text:p>AfT/s</text:p>
          </table:table-cell>
          <table:table-cell table:style-name="ce4" office:value-type="string" calcext:value-type="string">
            <text:p>AfE</text:p>
          </table:table-cell>
          <table:table-cell table:style-name="ce1" office:value-type="string" calcext:value-type="string">
            <text:p>AfE/s</text:p>
          </table:table-cell>
          <table:table-cell table:style-name="ce4" office:value-type="string" calcext:value-type="string">
            <text:p>AfH</text:p>
          </table:table-cell>
          <table:table-cell table:style-name="ce5" office:value-type="string" calcext:value-type="string">
            <text:p>AfH/s</text:p>
          </table:table-cell>
          <table:table-cell table:style-name="ce12" office:value-type="string" calcext:value-type="string">
            <text:p>AfF</text:p>
          </table:table-cell>
          <table:table-cell table:style-name="ce5" office:value-type="string" calcext:value-type="string">
            <text:p>AfF/s</text:p>
          </table:table-cell>
          <table:table-cell table:style-name="ce3"/>
          <table:table-cell table:style-name="Default"/>
          <table:table-cell table:number-columns-repeated="8"/>
          <table:table-cell table:style-name="ce1" table:number-columns-repeated="1002"/>
        </table:table-row>
        <table:table-row table:style-name="ro1">
          <table:table-cell office:value-type="string" calcext:value-type="string">
            <text:p>Afterburner</text:p>
          </table:table-cell>
          <table:table-cell table:number-columns-repeated="3" office:value-type="float" office:value="15" calcext:value-type="float">
            <text:p>15</text:p>
          </table:table-cell>
          <table:table-cell table:style-name="ce3" office:value-type="float" office:value="25" calcext:value-type="float">
            <text:p>25</text:p>
          </table:table-cell>
          <table:table-cell table:style-name="ce6" table:formula="of:=[.$C$1]*[.$C$1]*[.E102]" office:value-type="float" office:value="90000" calcext:value-type="float">
            <text:p>90,000</text:p>
          </table:table-cell>
          <table:table-cell table:style-name="ce3" office:value-type="float" office:value="0" calcext:value-type="float">
            <text:p>0</text:p>
          </table:table-cell>
          <table:table-cell table:style-name="Default" table:formula="of:=[.$C$1]*[.G102]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Default" table:formula="of:=[.$C$1]*[.I102]" office:value-type="float" office:value="600" calcext:value-type="float">
            <text:p>600</text:p>
          </table:table-cell>
          <table:table-cell office:value-type="float" office:value="0.5" calcext:value-type="float">
            <text:p>0.50</text:p>
          </table:table-cell>
          <table:table-cell table:style-name="Default" table:formula="of:=[.$C$1]*[.K102]" office:value-type="float" office:value="30" calcext:value-type="float">
            <text:p>30</text:p>
          </table:table-cell>
          <table:table-cell table:style-name="ce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Ionic Afterburner</text:p>
          </table:table-cell>
          <table:table-cell table:number-columns-repeated="3" office:value-type="float" office:value="24" calcext:value-type="float">
            <text:p>24</text:p>
          </table:table-cell>
          <table:table-cell table:style-name="ce3" office:value-type="float" office:value="29" calcext:value-type="float">
            <text:p>29</text:p>
          </table:table-cell>
          <table:table-cell table:style-name="ce6" table:formula="of:=[.$C$1]*[.$C$1]*[.E103]" office:value-type="float" office:value="104400" calcext:value-type="float">
            <text:p>104,400</text:p>
          </table:table-cell>
          <table:table-cell table:style-name="ce3" office:value-type="float" office:value="5.1" calcext:value-type="float">
            <text:p>5.1</text:p>
          </table:table-cell>
          <table:table-cell table:style-name="Default" table:formula="of:=[.$C$1]*[.G103]" office:value-type="float" office:value="306" calcext:value-type="float">
            <text:p>306</text:p>
          </table:table-cell>
          <table:table-cell table:style-name="ce3" office:value-type="float" office:value="12" calcext:value-type="float">
            <text:p>12</text:p>
          </table:table-cell>
          <table:table-cell table:style-name="Default" table:formula="of:=[.$C$1]*[.I103]" office:value-type="float" office:value="720" calcext:value-type="float">
            <text:p>720</text:p>
          </table:table-cell>
          <table:table-cell office:value-type="float" office:value="0.1" calcext:value-type="float">
            <text:p>0.10</text:p>
          </table:table-cell>
          <table:table-cell table:style-name="Default" table:formula="of:=[.$C$1]*[.K103]" office:value-type="float" office:value="6" calcext:value-type="float">
            <text:p>6</text:p>
          </table:table-cell>
          <table:table-cell table:style-name="ce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Bellows-Class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3" calcext:value-type="float">
            <text:p>153.00</text:p>
          </table:table-cell>
          <table:table-cell table:style-name="ce6" table:formula="of:=[.$C$1]*[.$C$1]*[.E104]" office:value-type="float" office:value="550800" calcext:value-type="float">
            <text:p>550,800</text:p>
          </table:table-cell>
          <table:table-cell table:style-name="ce19" office:value-type="float" office:value="6" calcext:value-type="float">
            <text:p>6.0</text:p>
          </table:table-cell>
          <table:table-cell table:style-name="Default" table:formula="of:=[.$C$1]*[.G104]" office:value-type="float" office:value="360" calcext:value-type="float">
            <text:p>360</text:p>
          </table:table-cell>
          <table:table-cell office:value-type="float" office:value="8" calcext:value-type="float">
            <text:p>8.00</text:p>
          </table:table-cell>
          <table:table-cell table:style-name="Default" table:formula="of:=[.$C$1]*[.I104]" office:value-type="float" office:value="480" calcext:value-type="float">
            <text:p>480</text:p>
          </table:table-cell>
          <table:table-cell office:value-type="float" office:value="2" calcext:value-type="float">
            <text:p>2.00</text:p>
          </table:table-cell>
          <table:table-cell table:style-name="Default" table:formula="of:=[.$C$1]*[.K104]" office:value-type="float" office:value="120" calcext:value-type="float">
            <text:p>120</text:p>
          </table:table-cell>
          <table:table-cell table:style-name="ce3"/>
          <table:table-cell table:style-name="Default"/>
          <table:table-cell table:number-columns-repeated="1010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. Ratios" table:style-name="ta1">
        <table:table-column table:style-name="co11" table:default-cell-style-name="Default"/>
        <table:table-column table:style-name="co12" table:number-columns-repeated="2" table:default-cell-style-name="ce25"/>
        <table:table-column table:style-name="co19" table:default-cell-style-name="ce25"/>
        <table:table-column table:style-name="co20" table:default-cell-style-name="ce25"/>
        <table:table-column table:style-name="co12" table:default-cell-style-name="ce25"/>
        <table:table-column table:style-name="co13" table:default-cell-style-name="ce25"/>
        <table:table-column table:style-name="co12" table:number-columns-repeated="2" table:default-cell-style-name="ce25"/>
        <table:table-column table:style-name="co13" table:default-cell-style-name="ce25"/>
        <table:table-column table:style-name="co16" table:default-cell-style-name="ce25"/>
        <table:table-column table:style-name="co10" table:number-columns-repeated="2" table:default-cell-style-name="ce25"/>
        <table:table-column table:style-name="co21" table:default-cell-style-name="ce25"/>
        <table:table-column table:style-name="co10" table:number-columns-repeated="2" table:default-cell-style-name="ce25"/>
        <table:table-row table:style-name="ro1">
          <table:table-cell office:value-type="string" calcext:value-type="string">
            <text:p>Name/Race</text:p>
          </table:table-cell>
          <table:table-cell table:number-columns-repeated="11"/>
          <table:table-cell office:value-type="string" calcext:value-type="string">
            <text:p>all nums / 6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1050 Ion Engines</text:p>
          </table:table-cell>
          <table:table-cell table:formula="of:=[$Modded.$E3]/[$Modded.$D3]" office:value-type="float" office:value="0.25" calcext:value-type="float">
            <text:p>0.2500</text:p>
          </table:table-cell>
          <table:table-cell table:formula="of:=[$Modded.$G3]/[$Modded.$D3]" office:value-type="float" office:value="0.0205" calcext:value-type="float">
            <text:p>0.0205</text:p>
          </table:table-cell>
          <table:table-cell table:formula="of:=[$Modded.$I3]/[$Modded.$D3]" office:value-type="float" office:value="0.038" calcext:value-type="float">
            <text:p>0.0380</text:p>
          </table:table-cell>
          <table:table-cell table:formula="of:=[$Modded.$K3]/[$Modded.$D3]" office:value-type="float" office:value="6.875" calcext:value-type="float">
            <text:p>6.8750</text:p>
          </table:table-cell>
          <table:table-cell table:formula="of:=[$Modded.$M3]/[$Modded.$D3]" office:value-type="float" office:value="0.00935" calcext:value-type="float">
            <text:p>0.0094</text:p>
          </table:table-cell>
          <table:table-cell table:formula="of:=[$Modded.$O3]/[$Modded.$D3]" office:value-type="float" office:value="0.0173" calcext:value-type="float">
            <text:p>0.0173</text:p>
          </table:table-cell>
          <table:table-cell table:number-columns-repeated="3"/>
          <table:table-cell table:formula="of:=[$Modded.E3]/[$Modded.G3]" office:value-type="float" office:value="12.1951219512195" calcext:value-type="float">
            <text:p>12.1951</text:p>
          </table:table-cell>
          <table:table-cell table:formula="of:=[$Modded.I3]/[$Modded.E3]" office:value-type="float" office:value="0.152" calcext:value-type="float">
            <text:p>0.1520</text:p>
          </table:table-cell>
          <table:table-cell table:formula="of:=[$Modded.K3]/[$Modded.M3]/60" office:value-type="float" office:value="12.2549019607843" calcext:value-type="float">
            <text:p>12.2549</text:p>
          </table:table-cell>
          <table:table-cell table:formula="of:=[$Modded.O3]/[$Modded.K3]*60" office:value-type="float" office:value="0.150981818181818" calcext:value-type="float">
            <text:p>0.15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1700 Ion Thruster</text:p>
          </table:table-cell>
          <table:table-cell table:formula="of:=[$Modded.$E4]/[$Modded.$D4]" office:value-type="float" office:value="0.45" calcext:value-type="float">
            <text:p>0.4500</text:p>
          </table:table-cell>
          <table:table-cell table:formula="of:=[$Modded.$G4]/[$Modded.$D4]" office:value-type="float" office:value="0.03625" calcext:value-type="float">
            <text:p>0.0363</text:p>
          </table:table-cell>
          <table:table-cell table:formula="of:=[$Modded.$I4]/[$Modded.$D4]" office:value-type="float" office:value="0.0675" calcext:value-type="float">
            <text:p>0.0675</text:p>
          </table:table-cell>
          <table:table-cell table:number-columns-repeated="6"/>
          <table:table-cell table:formula="of:=[$Modded.E4]/[$Modded.G4]" office:value-type="float" office:value="12.4137931034483" calcext:value-type="float">
            <text:p>12.4138</text:p>
          </table:table-cell>
          <table:table-cell table:formula="of:=[$Modded.I4]/[$Modded.E4]" office:value-type="float" office:value="0.15" calcext:value-type="float">
            <text:p>0.1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2700 Ion Thruster</text:p>
          </table:table-cell>
          <table:table-cell table:formula="of:=[$Modded.$E5]/[$Modded.$D5]" office:value-type="float" office:value="0.495185185185185" calcext:value-type="float">
            <text:p>0.4952</text:p>
          </table:table-cell>
          <table:table-cell table:formula="of:=[$Modded.$G5]/[$Modded.$D5]" office:value-type="float" office:value="0.0388888888888889" calcext:value-type="float">
            <text:p>0.0389</text:p>
          </table:table-cell>
          <table:table-cell table:formula="of:=[$Modded.$I5]/[$Modded.$D5]" office:value-type="float" office:value="0.0733333333333333" calcext:value-type="float">
            <text:p>0.0733</text:p>
          </table:table-cell>
          <table:table-cell table:number-columns-repeated="6"/>
          <table:table-cell table:formula="of:=[$Modded.E5]/[$Modded.G5]" office:value-type="float" office:value="12.7333333333333" calcext:value-type="float">
            <text:p>12.7333</text:p>
          </table:table-cell>
          <table:table-cell table:formula="of:=[$Modded.I5]/[$Modded.E5]" office:value-type="float" office:value="0.148092744951384" calcext:value-type="float">
            <text:p>0.14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3700 Ion Thruster</text:p>
          </table:table-cell>
          <table:table-cell table:formula="of:=[$Modded.$E6]/[$Modded.$D6]" office:value-type="float" office:value="0.534565217391304" calcext:value-type="float">
            <text:p>0.5346</text:p>
          </table:table-cell>
          <table:table-cell table:formula="of:=[$Modded.$G6]/[$Modded.$D6]" office:value-type="float" office:value="0.0417391304347826" calcext:value-type="float">
            <text:p>0.0417</text:p>
          </table:table-cell>
          <table:table-cell table:formula="of:=[$Modded.$I6]/[$Modded.$D6]" office:value-type="float" office:value="0.0782608695652174" calcext:value-type="float">
            <text:p>0.0783</text:p>
          </table:table-cell>
          <table:table-cell table:number-columns-repeated="6"/>
          <table:table-cell table:formula="of:=[$Modded.E6]/[$Modded.G6]" office:value-type="float" office:value="12.8072916666667" calcext:value-type="float">
            <text:p>12.8073</text:p>
          </table:table-cell>
          <table:table-cell table:formula="of:=[$Modded.I6]/[$Modded.E6]" office:value-type="float" office:value="0.146400976006507" calcext:value-type="float">
            <text:p>0.14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4700 Ion Thruster</text:p>
          </table:table-cell>
          <table:table-cell table:formula="of:=[$Modded.$E7]/[$Modded.$D7]" office:value-type="float" office:value="0.572025316455696" calcext:value-type="float">
            <text:p>0.5720</text:p>
          </table:table-cell>
          <table:table-cell table:formula="of:=[$Modded.$G7]/[$Modded.$D7]" office:value-type="float" office:value="0.0441772151898734" calcext:value-type="float">
            <text:p>0.0442</text:p>
          </table:table-cell>
          <table:table-cell table:formula="of:=[$Modded.$I7]/[$Modded.$D7]" office:value-type="float" office:value="0.0832911392405063" calcext:value-type="float">
            <text:p>0.0833</text:p>
          </table:table-cell>
          <table:table-cell table:number-columns-repeated="6"/>
          <table:table-cell table:formula="of:=[$Modded.E7]/[$Modded.G7]" office:value-type="float" office:value="12.9484240687679" calcext:value-type="float">
            <text:p>12.9484</text:p>
          </table:table-cell>
          <table:table-cell table:formula="of:=[$Modded.I7]/[$Modded.E7]" office:value-type="float" office:value="0.145607435273291" calcext:value-type="float">
            <text:p>0.1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5700 Ion Thruster</text:p>
          </table:table-cell>
          <table:table-cell table:formula="of:=[$Modded.$E8]/[$Modded.$D8]" office:value-type="float" office:value="0.609179104477612" calcext:value-type="float">
            <text:p>0.6092</text:p>
          </table:table-cell>
          <table:table-cell table:formula="of:=[$Modded.$G8]/[$Modded.$D8]" office:value-type="float" office:value="0.0467164179104478" calcext:value-type="float">
            <text:p>0.0467</text:p>
          </table:table-cell>
          <table:table-cell table:formula="of:=[$Modded.$I8]/[$Modded.$D8]" office:value-type="float" office:value="0.0883582089552239" calcext:value-type="float">
            <text:p>0.0884</text:p>
          </table:table-cell>
          <table:table-cell table:number-columns-repeated="6"/>
          <table:table-cell table:formula="of:=[$Modded.E8]/[$Modded.G8]" office:value-type="float" office:value="13.0399361022364" calcext:value-type="float">
            <text:p>13.0399</text:p>
          </table:table-cell>
          <table:table-cell table:formula="of:=[$Modded.I8]/[$Modded.E8]" office:value-type="float" office:value="0.145044713953203" calcext:value-type="float">
            <text:p>0.14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1200 Ion Steering</text:p>
          </table:table-cell>
          <table:table-cell table:number-columns-repeated="3"/>
          <table:table-cell table:formula="of:=[$Modded.$K9]/[$Modded.$D9]" office:value-type="float" office:value="16" calcext:value-type="float">
            <text:p>16.0000</text:p>
          </table:table-cell>
          <table:table-cell table:formula="of:=[$Modded.$M9]/[$Modded.$D9]" office:value-type="float" office:value="0.0216666666666667" calcext:value-type="float">
            <text:p>0.0217</text:p>
          </table:table-cell>
          <table:table-cell table:formula="of:=[$Modded.$O9]/[$Modded.$D9]" office:value-type="float" office:value="0.04" calcext:value-type="float">
            <text:p>0.0400</text:p>
          </table:table-cell>
          <table:table-cell table:number-columns-repeated="5"/>
          <table:table-cell table:formula="of:=[$Modded.K9]/[$Modded.M9]/60" office:value-type="float" office:value="12.3076923076923" calcext:value-type="float">
            <text:p>12.3077</text:p>
          </table:table-cell>
          <table:table-cell table:formula="of:=[$Modded.O9]/[$Modded.K9]*60" office:value-type="float" office:value="0.15" calcext:value-type="float">
            <text:p>0.1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2200 Ion Steering</text:p>
          </table:table-cell>
          <table:table-cell table:number-columns-repeated="3"/>
          <table:table-cell table:formula="of:=[$Modded.$K10]/[$Modded.$D10]" office:value-type="float" office:value="18.4" calcext:value-type="float">
            <text:p>18.4000</text:p>
          </table:table-cell>
          <table:table-cell table:formula="of:=[$Modded.$M10]/[$Modded.$D10]" office:value-type="float" office:value="0.024" calcext:value-type="float">
            <text:p>0.0240</text:p>
          </table:table-cell>
          <table:table-cell table:formula="of:=[$Modded.$O10]/[$Modded.$D10]" office:value-type="float" office:value="0.0455" calcext:value-type="float">
            <text:p>0.0455</text:p>
          </table:table-cell>
          <table:table-cell table:number-columns-repeated="5"/>
          <table:table-cell table:formula="of:=[$Modded.K10]/[$Modded.M10]/60" office:value-type="float" office:value="12.7777777777778" calcext:value-type="float">
            <text:p>12.7778</text:p>
          </table:table-cell>
          <table:table-cell table:formula="of:=[$Modded.O10]/[$Modded.K10]*60" office:value-type="float" office:value="0.148369565217391" calcext:value-type="float">
            <text:p>0.1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3200 Ion Steering</text:p>
          </table:table-cell>
          <table:table-cell table:number-columns-repeated="3"/>
          <table:table-cell table:formula="of:=[$Modded.$K11]/[$Modded.$D11]" office:value-type="float" office:value="20.424" calcext:value-type="float">
            <text:p>20.4240</text:p>
          </table:table-cell>
          <table:table-cell table:formula="of:=[$Modded.$M11]/[$Modded.$D11]" office:value-type="float" office:value="0.0265714285714286" calcext:value-type="float">
            <text:p>0.0266</text:p>
          </table:table-cell>
          <table:table-cell table:formula="of:=[$Modded.$O11]/[$Modded.$D11]" office:value-type="float" office:value="0.05" calcext:value-type="float">
            <text:p>0.0500</text:p>
          </table:table-cell>
          <table:table-cell table:number-columns-repeated="5"/>
          <table:table-cell table:formula="of:=[$Modded.K11]/[$Modded.M11]/60" office:value-type="float" office:value="12.810752688172" calcext:value-type="float">
            <text:p>12.8108</text:p>
          </table:table-cell>
          <table:table-cell table:formula="of:=[$Modded.O11]/[$Modded.K11]*60" office:value-type="float" office:value="0.146886016451234" calcext:value-type="float">
            <text:p>0.1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4200 Ion Steering</text:p>
          </table:table-cell>
          <table:table-cell table:number-columns-repeated="3"/>
          <table:table-cell table:formula="of:=[$Modded.$K12]/[$Modded.$D12]" office:value-type="float" office:value="22.2622033898305" calcext:value-type="float">
            <text:p>22.2622</text:p>
          </table:table-cell>
          <table:table-cell table:formula="of:=[$Modded.$M12]/[$Modded.$D12]" office:value-type="float" office:value="0.0286440677966102" calcext:value-type="float">
            <text:p>0.0286</text:p>
          </table:table-cell>
          <table:table-cell table:formula="of:=[$Modded.$O12]/[$Modded.$D12]" office:value-type="float" office:value="0.0540677966101695" calcext:value-type="float">
            <text:p>0.0541</text:p>
          </table:table-cell>
          <table:table-cell table:number-columns-repeated="5"/>
          <table:table-cell table:formula="of:=[$Modded.K12]/[$Modded.M12]/60" office:value-type="float" office:value="12.9533530571992" calcext:value-type="float">
            <text:p>12.9534</text:p>
          </table:table-cell>
          <table:table-cell table:formula="of:=[$Modded.O12]/[$Modded.K12]*60" office:value-type="float" office:value="0.145720876761555" calcext:value-type="float">
            <text:p>0.1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5200 Ion Steering</text:p>
          </table:table-cell>
          <table:table-cell table:number-columns-repeated="3"/>
          <table:table-cell table:formula="of:=[$Modded.$K13]/[$Modded.$D13]" office:value-type="float" office:value="24.0431" calcext:value-type="float">
            <text:p>24.0431</text:p>
          </table:table-cell>
          <table:table-cell table:formula="of:=[$Modded.$M13]/[$Modded.$D13]" office:value-type="float" office:value="0.0307" calcext:value-type="float">
            <text:p>0.0307</text:p>
          </table:table-cell>
          <table:table-cell table:formula="of:=[$Modded.$O13]/[$Modded.$D13]" office:value-type="float" office:value="0.0581" calcext:value-type="float">
            <text:p>0.0581</text:p>
          </table:table-cell>
          <table:table-cell table:number-columns-repeated="5"/>
          <table:table-cell table:formula="of:=[$Modded.K13]/[$Modded.M13]/60" office:value-type="float" office:value="13.0527144408252" calcext:value-type="float">
            <text:p>13.0527</text:p>
          </table:table-cell>
          <table:table-cell table:formula="of:=[$Modded.O13]/[$Modded.K13]*60" office:value-type="float" office:value="0.144989622802384" calcext:value-type="float">
            <text:p>0.145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pmunk Plasma Th</text:p>
          </table:table-cell>
          <table:table-cell table:formula="of:=[$Modded.$E15]/[$Modded.$D15]" office:value-type="float" office:value="0.585" calcext:value-type="float">
            <text:p>0.5850</text:p>
          </table:table-cell>
          <table:table-cell table:formula="of:=[$Modded.$G15]/[$Modded.$D15]" office:value-type="float" office:value="0.061" calcext:value-type="float">
            <text:p>0.0610</text:p>
          </table:table-cell>
          <table:table-cell table:formula="of:=[$Modded.$I15]/[$Modded.$D15]" office:value-type="float" office:value="0.119" calcext:value-type="float">
            <text:p>0.1190</text:p>
          </table:table-cell>
          <table:table-cell table:number-columns-repeated="6"/>
          <table:table-cell table:formula="of:=[$Modded.E15]/[$Modded.G15]" office:value-type="float" office:value="9.59016393442623" calcext:value-type="float">
            <text:p>9.5902</text:p>
          </table:table-cell>
          <table:table-cell table:formula="of:=[$Modded.I15]/[$Modded.E15]" office:value-type="float" office:value="0.203418803418803" calcext:value-type="float">
            <text:p>0.20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yhound Plasma Th</text:p>
          </table:table-cell>
          <table:table-cell table:formula="of:=[$Modded.$E16]/[$Modded.$D16]" office:value-type="float" office:value="0.643529411764706" calcext:value-type="float">
            <text:p>0.6435</text:p>
          </table:table-cell>
          <table:table-cell table:formula="of:=[$Modded.$G16]/[$Modded.$D16]" office:value-type="float" office:value="0.0658823529411765" calcext:value-type="float">
            <text:p>0.0659</text:p>
          </table:table-cell>
          <table:table-cell table:formula="of:=[$Modded.$I16]/[$Modded.$D16]" office:value-type="float" office:value="0.129411764705882" calcext:value-type="float">
            <text:p>0.1294</text:p>
          </table:table-cell>
          <table:table-cell table:number-columns-repeated="6"/>
          <table:table-cell table:formula="of:=[$Modded.E16]/[$Modded.G16]" office:value-type="float" office:value="9.76785714285714" calcext:value-type="float">
            <text:p>9.7679</text:p>
          </table:table-cell>
          <table:table-cell table:formula="of:=[$Modded.I16]/[$Modded.E16]" office:value-type="float" office:value="0.20109689213894" calcext:value-type="float">
            <text:p>0.20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ala Plasma Th</text:p>
          </table:table-cell>
          <table:table-cell table:formula="of:=[$Modded.$E17]/[$Modded.$D17]" office:value-type="float" office:value="0.695" calcext:value-type="float">
            <text:p>0.6950</text:p>
          </table:table-cell>
          <table:table-cell table:formula="of:=[$Modded.$G17]/[$Modded.$D17]" office:value-type="float" office:value="0.0703448275862069" calcext:value-type="float">
            <text:p>0.0703</text:p>
          </table:table-cell>
          <table:table-cell table:formula="of:=[$Modded.$I17]/[$Modded.$D17]" office:value-type="float" office:value="0.138620689655172" calcext:value-type="float">
            <text:p>0.1386</text:p>
          </table:table-cell>
          <table:table-cell table:number-columns-repeated="6"/>
          <table:table-cell table:formula="of:=[$Modded.E17]/[$Modded.G17]" office:value-type="float" office:value="9.87990196078431" calcext:value-type="float">
            <text:p>9.8799</text:p>
          </table:table-cell>
          <table:table-cell table:formula="of:=[$Modded.I17]/[$Modded.E17]" office:value-type="float" office:value="0.199454229719673" calcext:value-type="float">
            <text:p>0.1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ca Plasma Th</text:p>
          </table:table-cell>
          <table:table-cell table:formula="of:=[$Modded.$E18]/[$Modded.$D18]" office:value-type="float" office:value="0.743673469387755" calcext:value-type="float">
            <text:p>0.7437</text:p>
          </table:table-cell>
          <table:table-cell table:formula="of:=[$Modded.$G18]/[$Modded.$D18]" office:value-type="float" office:value="0.0746938775510204" calcext:value-type="float">
            <text:p>0.0747</text:p>
          </table:table-cell>
          <table:table-cell table:formula="of:=[$Modded.$I18]/[$Modded.$D18]" office:value-type="float" office:value="0.14765306122449" calcext:value-type="float">
            <text:p>0.1477</text:p>
          </table:table-cell>
          <table:table-cell table:number-columns-repeated="6"/>
          <table:table-cell table:formula="of:=[$Modded.E18]/[$Modded.G18]" office:value-type="float" office:value="9.95628415300546" calcext:value-type="float">
            <text:p>9.9563</text:p>
          </table:table-cell>
          <table:table-cell table:formula="of:=[$Modded.I18]/[$Modded.E18]" office:value-type="float" office:value="0.198545554335895" calcext:value-type="float">
            <text:p>0.1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rant Plasma Th</text:p>
          </table:table-cell>
          <table:table-cell table:formula="of:=[$Modded.$E19]/[$Modded.$D19]" office:value-type="float" office:value="0.791976047904192" calcext:value-type="float">
            <text:p>0.7920</text:p>
          </table:table-cell>
          <table:table-cell table:formula="of:=[$Modded.$G19]/[$Modded.$D19]" office:value-type="float" office:value="0.0788622754491018" calcext:value-type="float">
            <text:p>0.0789</text:p>
          </table:table-cell>
          <table:table-cell table:formula="of:=[$Modded.$I19]/[$Modded.$D19]" office:value-type="float" office:value="0.156826347305389" calcext:value-type="float">
            <text:p>0.1568</text:p>
          </table:table-cell>
          <table:table-cell table:number-columns-repeated="6"/>
          <table:table-cell table:formula="of:=[$Modded.E19]/[$Modded.G19]" office:value-type="float" office:value="10.0425208807897" calcext:value-type="float">
            <text:p>10.0425</text:p>
          </table:table-cell>
          <table:table-cell table:formula="of:=[$Modded.I19]/[$Modded.E19]" office:value-type="float" office:value="0.198019053379707" calcext:value-type="float">
            <text:p>0.19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ipmunk Plasma St</text:p>
          </table:table-cell>
          <table:table-cell table:number-columns-repeated="3"/>
          <table:table-cell table:formula="of:=[$Modded.$K20]/[$Modded.$D20]" office:value-type="float" office:value="20.8" calcext:value-type="float">
            <text:p>20.8000</text:p>
          </table:table-cell>
          <table:table-cell table:formula="of:=[$Modded.$M20]/[$Modded.$D20]" office:value-type="float" office:value="0.036" calcext:value-type="float">
            <text:p>0.0360</text:p>
          </table:table-cell>
          <table:table-cell table:formula="of:=[$Modded.$O20]/[$Modded.$D20]" office:value-type="float" office:value="0.0706666666666667" calcext:value-type="float">
            <text:p>0.0707</text:p>
          </table:table-cell>
          <table:table-cell table:number-columns-repeated="5"/>
          <table:table-cell table:formula="of:=[$Modded.K20]/[$Modded.M20]/60" office:value-type="float" office:value="9.62962962962963" calcext:value-type="float">
            <text:p>9.6296</text:p>
          </table:table-cell>
          <table:table-cell table:formula="of:=[$Modded.O20]/[$Modded.K20]*60" office:value-type="float" office:value="0.203846153846154" calcext:value-type="float">
            <text:p>0.2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yhound Plasma St</text:p>
          </table:table-cell>
          <table:table-cell table:number-columns-repeated="3"/>
          <table:table-cell table:formula="of:=[$Modded.$K21]/[$Modded.$D21]" office:value-type="float" office:value="23.92" calcext:value-type="float">
            <text:p>23.9200</text:p>
          </table:table-cell>
          <table:table-cell table:formula="of:=[$Modded.$M21]/[$Modded.$D21]" office:value-type="float" office:value="0.0407692307692308" calcext:value-type="float">
            <text:p>0.0408</text:p>
          </table:table-cell>
          <table:table-cell table:formula="of:=[$Modded.$O21]/[$Modded.$D21]" office:value-type="float" office:value="0.08" calcext:value-type="float">
            <text:p>0.0800</text:p>
          </table:table-cell>
          <table:table-cell table:number-columns-repeated="5"/>
          <table:table-cell table:formula="of:=[$Modded.K21]/[$Modded.M21]/60" office:value-type="float" office:value="9.77861635220126" calcext:value-type="float">
            <text:p>9.7786</text:p>
          </table:table-cell>
          <table:table-cell table:formula="of:=[$Modded.O21]/[$Modded.K21]*60" office:value-type="float" office:value="0.20066889632107" calcext:value-type="float">
            <text:p>0.2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ala Plasma St</text:p>
          </table:table-cell>
          <table:table-cell table:number-columns-repeated="3"/>
          <table:table-cell table:formula="of:=[$Modded.$K22]/[$Modded.$D22]" office:value-type="float" office:value="26.5511627906977" calcext:value-type="float">
            <text:p>26.5512</text:p>
          </table:table-cell>
          <table:table-cell table:formula="of:=[$Modded.$M22]/[$Modded.$D22]" office:value-type="float" office:value="0.0448837209302326" calcext:value-type="float">
            <text:p>0.0449</text:p>
          </table:table-cell>
          <table:table-cell table:formula="of:=[$Modded.$O22]/[$Modded.$D22]" office:value-type="float" office:value="0.0883720930232558" calcext:value-type="float">
            <text:p>0.0884</text:p>
          </table:table-cell>
          <table:table-cell table:number-columns-repeated="5"/>
          <table:table-cell table:formula="of:=[$Modded.K22]/[$Modded.M22]/60" office:value-type="float" office:value="9.85924006908463" calcext:value-type="float">
            <text:p>9.8592</text:p>
          </table:table-cell>
          <table:table-cell table:formula="of:=[$Modded.O22]/[$Modded.K22]*60" office:value-type="float" office:value="0.199702198475957" calcext:value-type="float">
            <text:p>0.1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ca Plasma St</text:p>
          </table:table-cell>
          <table:table-cell table:number-columns-repeated="3"/>
          <table:table-cell table:formula="of:=[$Modded.$K23]/[$Modded.$D23]" office:value-type="float" office:value="28.9408108108108" calcext:value-type="float">
            <text:p>28.9408</text:p>
          </table:table-cell>
          <table:table-cell table:formula="of:=[$Modded.$M23]/[$Modded.$D23]" office:value-type="float" office:value="0.0483783783783784" calcext:value-type="float">
            <text:p>0.0484</text:p>
          </table:table-cell>
          <table:table-cell table:formula="of:=[$Modded.$O23]/[$Modded.$D23]" office:value-type="float" office:value="0.0958108108108108" calcext:value-type="float">
            <text:p>0.0958</text:p>
          </table:table-cell>
          <table:table-cell table:number-columns-repeated="5"/>
          <table:table-cell table:formula="of:=[$Modded.K23]/[$Modded.M23]/60" office:value-type="float" office:value="9.97029795158287" calcext:value-type="float">
            <text:p>9.9703</text:p>
          </table:table-cell>
          <table:table-cell table:formula="of:=[$Modded.O23]/[$Modded.K23]*60" office:value-type="float" office:value="0.198634678421008" calcext:value-type="float">
            <text:p>0.19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rant Plasma St</text:p>
          </table:table-cell>
          <table:table-cell table:number-columns-repeated="3"/>
          <table:table-cell table:formula="of:=[$Modded.$K24]/[$Modded.$D24]" office:value-type="float" office:value="31.25608" calcext:value-type="float">
            <text:p>31.2561</text:p>
          </table:table-cell>
          <table:table-cell table:formula="of:=[$Modded.$M24]/[$Modded.$D24]" office:value-type="float" office:value="0.05192" calcext:value-type="float">
            <text:p>0.0519</text:p>
          </table:table-cell>
          <table:table-cell table:formula="of:=[$Modded.$O24]/[$Modded.$D24]" office:value-type="float" office:value="0.10312" calcext:value-type="float">
            <text:p>0.1031</text:p>
          </table:table-cell>
          <table:table-cell table:number-columns-repeated="5"/>
          <table:table-cell table:formula="of:=[$Modded.K24]/[$Modded.M24]/60" office:value-type="float" office:value="10.0334103749358" calcext:value-type="float">
            <text:p>10.0334</text:p>
          </table:table-cell>
          <table:table-cell table:formula="of:=[$Modded.O24]/[$Modded.K24]*60" office:value-type="float" office:value="0.197951886480966" calcext:value-type="float">
            <text:p>0.198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20 Atomic Thruster</text:p>
          </table:table-cell>
          <table:table-cell table:formula="of:=[$Modded.$E26]/[$Modded.$D26]" office:value-type="float" office:value="0.760454545454545" calcext:value-type="float">
            <text:p>0.7605</text:p>
          </table:table-cell>
          <table:table-cell table:formula="of:=[$Modded.$G26]/[$Modded.$D26]" office:value-type="float" office:value="0.102727272727273" calcext:value-type="float">
            <text:p>0.1027</text:p>
          </table:table-cell>
          <table:table-cell table:formula="of:=[$Modded.$I26]/[$Modded.$D26]" office:value-type="float" office:value="0.207727272727273" calcext:value-type="float">
            <text:p>0.2077</text:p>
          </table:table-cell>
          <table:table-cell table:number-columns-repeated="6"/>
          <table:table-cell table:formula="of:=[$Modded.E26]/[$Modded.G26]" office:value-type="float" office:value="7.40265486725664" calcext:value-type="float">
            <text:p>7.4027</text:p>
          </table:table-cell>
          <table:table-cell table:formula="of:=[$Modded.I26]/[$Modded.E26]" office:value-type="float" office:value="0.273161984459056" calcext:value-type="float">
            <text:p>0.2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50 Atomic Thruster</text:p>
          </table:table-cell>
          <table:table-cell table:formula="of:=[$Modded.$E27]/[$Modded.$D27]" office:value-type="float" office:value="0.836470588235294" calcext:value-type="float">
            <text:p>0.8365</text:p>
          </table:table-cell>
          <table:table-cell table:formula="of:=[$Modded.$G27]/[$Modded.$D27]" office:value-type="float" office:value="0.111470588235294" calcext:value-type="float">
            <text:p>0.1115</text:p>
          </table:table-cell>
          <table:table-cell table:formula="of:=[$Modded.$I27]/[$Modded.$D27]" office:value-type="float" office:value="0.226764705882353" calcext:value-type="float">
            <text:p>0.2268</text:p>
          </table:table-cell>
          <table:table-cell table:number-columns-repeated="6"/>
          <table:table-cell table:formula="of:=[$Modded.E27]/[$Modded.G27]" office:value-type="float" office:value="7.50395778364116" calcext:value-type="float">
            <text:p>7.5040</text:p>
          </table:table-cell>
          <table:table-cell table:formula="of:=[$Modded.I27]/[$Modded.E27]" office:value-type="float" office:value="0.271097046413502" calcext:value-type="float">
            <text:p>0.27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370 Atomic Thruster</text:p>
          </table:table-cell>
          <table:table-cell table:formula="of:=[$Modded.$E28]/[$Modded.$D28]" office:value-type="float" office:value="0.903396226415094" calcext:value-type="float">
            <text:p>0.9034</text:p>
          </table:table-cell>
          <table:table-cell table:formula="of:=[$Modded.$G28]/[$Modded.$D28]" office:value-type="float" office:value="0.119056603773585" calcext:value-type="float">
            <text:p>0.1191</text:p>
          </table:table-cell>
          <table:table-cell table:formula="of:=[$Modded.$I28]/[$Modded.$D28]" office:value-type="float" office:value="0.243396226415094" calcext:value-type="float">
            <text:p>0.2434</text:p>
          </table:table-cell>
          <table:table-cell table:number-columns-repeated="6"/>
          <table:table-cell table:formula="of:=[$Modded.E28]/[$Modded.G28]" office:value-type="float" office:value="7.58795562599049" calcext:value-type="float">
            <text:p>7.5880</text:p>
          </table:table-cell>
          <table:table-cell table:formula="of:=[$Modded.I28]/[$Modded.E28]" office:value-type="float" office:value="0.269423558897243" calcext:value-type="float">
            <text:p>0.26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20 Atomic Thruster</text:p>
          </table:table-cell>
          <table:table-cell table:formula="of:=[$Modded.$E29]/[$Modded.$D29]" office:value-type="float" office:value="0.966707317073171" calcext:value-type="float">
            <text:p>0.9667</text:p>
          </table:table-cell>
          <table:table-cell table:formula="of:=[$Modded.$G29]/[$Modded.$D29]" office:value-type="float" office:value="0.126219512195122" calcext:value-type="float">
            <text:p>0.1262</text:p>
          </table:table-cell>
          <table:table-cell table:formula="of:=[$Modded.$I29]/[$Modded.$D29]" office:value-type="float" office:value="0.259512195121951" calcext:value-type="float">
            <text:p>0.2595</text:p>
          </table:table-cell>
          <table:table-cell table:number-columns-repeated="6"/>
          <table:table-cell table:formula="of:=[$Modded.E29]/[$Modded.G29]" office:value-type="float" office:value="7.65893719806763" calcext:value-type="float">
            <text:p>7.6589</text:p>
          </table:table-cell>
          <table:table-cell table:formula="of:=[$Modded.I29]/[$Modded.E29]" office:value-type="float" office:value="0.268449602623943" calcext:value-type="float">
            <text:p>0.2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860 Atomic Thruster</text:p>
          </table:table-cell>
          <table:table-cell table:formula="of:=[$Modded.$E30]/[$Modded.$D30]" office:value-type="float" office:value="1.02952755905512" calcext:value-type="float">
            <text:p>1.0295</text:p>
          </table:table-cell>
          <table:table-cell table:formula="of:=[$Modded.$G30]/[$Modded.$D30]" office:value-type="float" office:value="0.133307086614173" calcext:value-type="float">
            <text:p>0.1333</text:p>
          </table:table-cell>
          <table:table-cell table:formula="of:=[$Modded.$I30]/[$Modded.$D30]" office:value-type="float" office:value="0.275905511811024" calcext:value-type="float">
            <text:p>0.2759</text:p>
          </table:table-cell>
          <table:table-cell table:number-columns-repeated="6"/>
          <table:table-cell table:formula="of:=[$Modded.E30]/[$Modded.G30]" office:value-type="float" office:value="7.72297696396929" calcext:value-type="float">
            <text:p>7.7230</text:p>
          </table:table-cell>
          <table:table-cell table:formula="of:=[$Modded.I30]/[$Modded.E30]" office:value-type="float" office:value="0.267992351816444" calcext:value-type="float">
            <text:p>0.26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25 Atomic Steering</text:p>
          </table:table-cell>
          <table:table-cell table:number-columns-repeated="3"/>
          <table:table-cell table:formula="of:=[$Modded.$K31]/[$Modded.$D31]" office:value-type="float" office:value="27.04" calcext:value-type="float">
            <text:p>27.0400</text:p>
          </table:table-cell>
          <table:table-cell table:formula="of:=[$Modded.$M31]/[$Modded.$D31]" office:value-type="float" office:value="0.060625" calcext:value-type="float">
            <text:p>0.0606</text:p>
          </table:table-cell>
          <table:table-cell table:formula="of:=[$Modded.$O31]/[$Modded.$D31]" office:value-type="float" office:value="0.123125" calcext:value-type="float">
            <text:p>0.1231</text:p>
          </table:table-cell>
          <table:table-cell table:number-columns-repeated="5"/>
          <table:table-cell table:formula="of:=[$Modded.K31]/[$Modded.M31]/60" office:value-type="float" office:value="7.43367697594502" calcext:value-type="float">
            <text:p>7.4337</text:p>
          </table:table-cell>
          <table:table-cell table:formula="of:=[$Modded.O31]/[$Modded.K31]*60" office:value-type="float" office:value="0.273206360946746" calcext:value-type="float">
            <text:p>0.27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55 Atomic Steering</text:p>
          </table:table-cell>
          <table:table-cell table:number-columns-repeated="3"/>
          <table:table-cell table:formula="of:=[$Modded.$K32]/[$Modded.$D32]" office:value-type="float" office:value="31.096" calcext:value-type="float">
            <text:p>31.0960</text:p>
          </table:table-cell>
          <table:table-cell table:formula="of:=[$Modded.$M32]/[$Modded.$D32]" office:value-type="float" office:value="0.0692" calcext:value-type="float">
            <text:p>0.0692</text:p>
          </table:table-cell>
          <table:table-cell table:formula="of:=[$Modded.$O32]/[$Modded.$D32]" office:value-type="float" office:value="0.1404" calcext:value-type="float">
            <text:p>0.1404</text:p>
          </table:table-cell>
          <table:table-cell table:number-columns-repeated="5"/>
          <table:table-cell table:formula="of:=[$Modded.K32]/[$Modded.M32]/60" office:value-type="float" office:value="7.48940269749518" calcext:value-type="float">
            <text:p>7.4894</text:p>
          </table:table-cell>
          <table:table-cell table:formula="of:=[$Modded.O32]/[$Modded.K32]*60" office:value-type="float" office:value="0.270903010033445" calcext:value-type="float">
            <text:p>0.27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75 Atomic Steering</text:p>
          </table:table-cell>
          <table:table-cell table:number-columns-repeated="3"/>
          <table:table-cell table:formula="of:=[$Modded.$K33]/[$Modded.$D33]" office:value-type="float" office:value="34.5165789473684" calcext:value-type="float">
            <text:p>34.5166</text:p>
          </table:table-cell>
          <table:table-cell table:formula="of:=[$Modded.$M33]/[$Modded.$D33]" office:value-type="float" office:value="0.0757894736842105" calcext:value-type="float">
            <text:p>0.0758</text:p>
          </table:table-cell>
          <table:table-cell table:formula="of:=[$Modded.$O33]/[$Modded.$D33]" office:value-type="float" office:value="0.155" calcext:value-type="float">
            <text:p>0.1550</text:p>
          </table:table-cell>
          <table:table-cell table:number-columns-repeated="5"/>
          <table:table-cell table:formula="of:=[$Modded.K33]/[$Modded.M33]/60" office:value-type="float" office:value="7.59045138888889" calcext:value-type="float">
            <text:p>7.5905</text:p>
          </table:table-cell>
          <table:table-cell table:formula="of:=[$Modded.O33]/[$Modded.K33]*60" office:value-type="float" office:value="0.269435740262117" calcext:value-type="float">
            <text:p>0.2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25 Atomic Steering</text:p>
          </table:table-cell>
          <table:table-cell table:number-columns-repeated="3"/>
          <table:table-cell table:formula="of:=[$Modded.$K34]/[$Modded.$D34]" office:value-type="float" office:value="37.623" calcext:value-type="float">
            <text:p>37.6230</text:p>
          </table:table-cell>
          <table:table-cell table:formula="of:=[$Modded.$M34]/[$Modded.$D34]" office:value-type="float" office:value="0.0818333333333333" calcext:value-type="float">
            <text:p>0.0818</text:p>
          </table:table-cell>
          <table:table-cell table:formula="of:=[$Modded.$O34]/[$Modded.$D34]" office:value-type="float" office:value="0.168333333333333" calcext:value-type="float">
            <text:p>0.1683</text:p>
          </table:table-cell>
          <table:table-cell table:number-columns-repeated="5"/>
          <table:table-cell table:formula="of:=[$Modded.K34]/[$Modded.M34]/60" office:value-type="float" office:value="7.66252545824847" calcext:value-type="float">
            <text:p>7.6625</text:p>
          </table:table-cell>
          <table:table-cell table:formula="of:=[$Modded.O34]/[$Modded.K34]*60" office:value-type="float" office:value="0.268452808122691" calcext:value-type="float">
            <text:p>0.26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865 Atomic Steering</text:p>
          </table:table-cell>
          <table:table-cell table:number-columns-repeated="3"/>
          <table:table-cell table:formula="of:=[$Modded.$K35]/[$Modded.$D35]" office:value-type="float" office:value="40.6329347826087" calcext:value-type="float">
            <text:p>40.6329</text:p>
          </table:table-cell>
          <table:table-cell table:formula="of:=[$Modded.$M35]/[$Modded.$D35]" office:value-type="float" office:value="0.0877173913043478" calcext:value-type="float">
            <text:p>0.0877</text:p>
          </table:table-cell>
          <table:table-cell table:formula="of:=[$Modded.$O35]/[$Modded.$D35]" office:value-type="float" office:value="0.181521739130435" calcext:value-type="float">
            <text:p>0.1815</text:p>
          </table:table-cell>
          <table:table-cell table:number-columns-repeated="5"/>
          <table:table-cell table:formula="of:=[$Modded.K35]/[$Modded.M35]/60" office:value-type="float" office:value="7.72042544403139" calcext:value-type="float">
            <text:p>7.7204</text:p>
          </table:table-cell>
          <table:table-cell table:formula="of:=[$Modded.O35]/[$Modded.K35]*60" office:value-type="float" office:value="0.268041292269336" calcext:value-type="float">
            <text:p>0.2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120 Reverse Th</text:p>
          </table:table-cell>
          <table:table-cell table:number-columns-repeated="6"/>
          <table:table-cell table:formula="of:=[$Modded.$Q36]/[$Modded.$D36]" office:value-type="float" office:value="0.760454545454545" calcext:value-type="float">
            <text:p>0.7605</text:p>
          </table:table-cell>
          <table:table-cell table:formula="of:=[$Modded.$S36]/[$Modded.$D36]" office:value-type="float" office:value="0.102727272727273" calcext:value-type="float">
            <text:p>0.1027</text:p>
          </table:table-cell>
          <table:table-cell table:formula="of:=[$Modded.$U36]/[$Modded.$D36]" office:value-type="float" office:value="0.207727272727273" calcext:value-type="float">
            <text:p>0.2077</text:p>
          </table:table-cell>
          <table:table-cell table:formula="of:=[$Modded.Q36]/[$Modded.S36]" office:value-type="float" office:value="7.40265486725664" calcext:value-type="float">
            <text:p>7.4027</text:p>
          </table:table-cell>
          <table:table-cell table:formula="of:=[$Modded.U36]/[$Modded.Q36]" office:value-type="float" office:value="0.273161984459056" calcext:value-type="float">
            <text:p>0.273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heragi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sion Drive</text:p>
          </table:table-cell>
          <table:table-cell table:formula="of:=[$Modded.$E38]/[$Modded.$D38]" office:value-type="float" office:value="0.407105263157895" calcext:value-type="float">
            <text:p>0.4071</text:p>
          </table:table-cell>
          <table:table-cell table:formula="of:=[$Modded.$G38]/[$Modded.$D38]" office:value-type="float" office:value="0.0396842105263158" calcext:value-type="float">
            <text:p>0.0397</text:p>
          </table:table-cell>
          <table:table-cell table:formula="of:=[$Modded.$I38]/[$Modded.$D38]" office:value-type="float" office:value="0.0752631578947368" calcext:value-type="float">
            <text:p>0.0753</text:p>
          </table:table-cell>
          <table:table-cell table:formula="of:=[$Modded.$K38]/[$Modded.$D38]" office:value-type="float" office:value="8.41578947368421" calcext:value-type="float">
            <text:p>8.4158</text:p>
          </table:table-cell>
          <table:table-cell table:formula="of:=[$Modded.$M38]/[$Modded.$D38]" office:value-type="float" office:value="0.0153947368421053" calcext:value-type="float">
            <text:p>0.0154</text:p>
          </table:table-cell>
          <table:table-cell table:formula="of:=[$Modded.$O38]/[$Modded.$D38]" office:value-type="float" office:value="0.0359210526315789" calcext:value-type="float">
            <text:p>0.0359</text:p>
          </table:table-cell>
          <table:table-cell table:number-columns-repeated="3"/>
          <table:table-cell table:formula="of:=[$Modded.E38]/[$Modded.G38]" office:value-type="float" office:value="10.2586206896552" calcext:value-type="float">
            <text:p>10.2586</text:p>
          </table:table-cell>
          <table:table-cell table:formula="of:=[$Modded.I38]/[$Modded.E38]" office:value-type="float" office:value="0.184873949579832" calcext:value-type="float">
            <text:p>0.18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sion Drive</text:p>
          </table:table-cell>
          <table:table-cell table:formula="of:=[$Modded.$E39]/[$Modded.$D39]" office:value-type="float" office:value="0.826086956521739" calcext:value-type="float">
            <text:p>0.8261</text:p>
          </table:table-cell>
          <table:table-cell table:formula="of:=[$Modded.$G39]/[$Modded.$D39]" office:value-type="float" office:value="0.0478260869565217" calcext:value-type="float">
            <text:p>0.0478</text:p>
          </table:table-cell>
          <table:table-cell table:formula="of:=[$Modded.$I39]/[$Modded.$D39]" office:value-type="float" office:value="0.143478260869565" calcext:value-type="float">
            <text:p>0.1435</text:p>
          </table:table-cell>
          <table:table-cell table:formula="of:=[$Modded.$K39]/[$Modded.$D39]" office:value-type="float" office:value="12.48" calcext:value-type="float">
            <text:p>12.4800</text:p>
          </table:table-cell>
          <table:table-cell table:formula="of:=[$Modded.$M39]/[$Modded.$D39]" office:value-type="float" office:value="0.0197826086956522" calcext:value-type="float">
            <text:p>0.0198</text:p>
          </table:table-cell>
          <table:table-cell table:formula="of:=[$Modded.$O39]/[$Modded.$D39]" office:value-type="float" office:value="0.053695652173913" calcext:value-type="float">
            <text:p>0.0537</text:p>
          </table:table-cell>
          <table:table-cell table:formula="of:=[$Modded.$Q39]/[$Modded.$D39]" office:value-type="float" office:value="0.194782608695652" calcext:value-type="float">
            <text:p>0.1948</text:p>
          </table:table-cell>
          <table:table-cell table:formula="of:=[$Modded.$S39]/[$Modded.$D39]" office:value-type="float" office:value="0.021304347826087" calcext:value-type="float">
            <text:p>0.0213</text:p>
          </table:table-cell>
          <table:table-cell table:formula="of:=[$Modded.$U39]/[$Modded.$D39]" office:value-type="float" office:value="0.0578260869565217" calcext:value-type="float">
            <text:p>0.0578</text:p>
          </table:table-cell>
          <table:table-cell table:formula="of:=[$Modded.E39]/[$Modded.G39]" office:value-type="float" office:value="17.2727272727273" calcext:value-type="float">
            <text:p>17.2727</text:p>
          </table:table-cell>
          <table:table-cell table:formula="of:=[$Modded.I39]/[$Modded.E39]" office:value-type="float" office:value="0.173684210526316" calcext:value-type="float">
            <text:p>0.1737</text:p>
          </table:table-cell>
          <table:table-cell table:formula="of:=[$Modded.K39]/[$Modded.M39]/60" office:value-type="float" office:value="10.5142857142857" calcext:value-type="float">
            <text:p>10.5143</text:p>
          </table:table-cell>
          <table:table-cell table:formula="of:=[$Modded.O39]/[$Modded.K39]*60" office:value-type="float" office:value="0.258152173913043" calcext:value-type="float">
            <text:p>0.25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i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Baellie" Atomic Eng</text:p>
          </table:table-cell>
          <table:table-cell table:formula="of:=[$Modded.$E41]/[$Modded.$D41]" office:value-type="float" office:value="0.457272727272727" calcext:value-type="float">
            <text:p>0.4573</text:p>
          </table:table-cell>
          <table:table-cell table:formula="of:=[$Modded.$G41]/[$Modded.$D41]" office:value-type="float" office:value="0.0536363636363636" calcext:value-type="float">
            <text:p>0.0536</text:p>
          </table:table-cell>
          <table:table-cell table:formula="of:=[$Modded.$I41]/[$Modded.$D41]" office:value-type="float" office:value="0.107727272727273" calcext:value-type="float">
            <text:p>0.1077</text:p>
          </table:table-cell>
          <table:table-cell table:formula="of:=[$Modded.$K41]/[$Modded.$D41]" office:value-type="float" office:value="14.7727272727273" calcext:value-type="float">
            <text:p>14.7727</text:p>
          </table:table-cell>
          <table:table-cell table:formula="of:=[$Modded.$M41]/[$Modded.$D41]" office:value-type="float" office:value="0.0290909090909091" calcext:value-type="float">
            <text:p>0.0291</text:p>
          </table:table-cell>
          <table:table-cell table:formula="of:=[$Modded.$O41]/[$Modded.$D41]" office:value-type="float" office:value="0.0581818181818182" calcext:value-type="float">
            <text:p>0.0582</text:p>
          </table:table-cell>
          <table:table-cell table:number-columns-repeated="3"/>
          <table:table-cell table:formula="of:=[$Modded.E41]/[$Modded.G41]" office:value-type="float" office:value="8.52542372881356" calcext:value-type="float">
            <text:p>8.5254</text:p>
          </table:table-cell>
          <table:table-cell table:formula="of:=[$Modded.I41]/[$Modded.E41]" office:value-type="float" office:value="0.23558648111332" calcext:value-type="float">
            <text:p>0.2356</text:p>
          </table:table-cell>
          <table:table-cell table:formula="of:=[$Modded.K41]/[$Modded.M41]/60" office:value-type="float" office:value="8.46354166666667" calcext:value-type="float">
            <text:p>8.4635</text:p>
          </table:table-cell>
          <table:table-cell table:formula="of:=[$Modded.O41]/[$Modded.K41]*60" office:value-type="float" office:value="0.236307692307692" calcext:value-type="float">
            <text:p>0.23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Basrem" Atomic Th</text:p>
          </table:table-cell>
          <table:table-cell table:formula="of:=[$Modded.$E42]/[$Modded.$D42]" office:value-type="float" office:value="0.823888888888889" calcext:value-type="float">
            <text:p>0.8239</text:p>
          </table:table-cell>
          <table:table-cell table:formula="of:=[$Modded.$G42]/[$Modded.$D42]" office:value-type="float" office:value="0.0955555555555556" calcext:value-type="float">
            <text:p>0.0956</text:p>
          </table:table-cell>
          <table:table-cell table:formula="of:=[$Modded.$I42]/[$Modded.$D42]" office:value-type="float" office:value="0.192777777777778" calcext:value-type="float">
            <text:p>0.1928</text:p>
          </table:table-cell>
          <table:table-cell table:number-columns-repeated="6"/>
          <table:table-cell table:formula="of:=[$Modded.E42]/[$Modded.G42]" office:value-type="float" office:value="8.62209302325581" calcext:value-type="float">
            <text:p>8.6221</text:p>
          </table:table-cell>
          <table:table-cell table:formula="of:=[$Modded.I42]/[$Modded.E42]" office:value-type="float" office:value="0.233985165205664" calcext:value-type="float">
            <text:p>0.23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"Benga" Atomic Th</text:p>
          </table:table-cell>
          <table:table-cell table:formula="of:=[$Modded.$E43]/[$Modded.$D43]" office:value-type="float" office:value="0.906428571428571" calcext:value-type="float">
            <text:p>0.9064</text:p>
          </table:table-cell>
          <table:table-cell table:formula="of:=[$Modded.$G43]/[$Modded.$D43]" office:value-type="float" office:value="0.103571428571429" calcext:value-type="float">
            <text:p>0.1036</text:p>
          </table:table-cell>
          <table:table-cell table:formula="of:=[$Modded.$I43]/[$Modded.$D43]" office:value-type="float" office:value="0.210357142857143" calcext:value-type="float">
            <text:p>0.2104</text:p>
          </table:table-cell>
          <table:table-cell table:number-columns-repeated="6"/>
          <table:table-cell table:formula="of:=[$Modded.E43]/[$Modded.G43]" office:value-type="float" office:value="8.75172413793104" calcext:value-type="float">
            <text:p>8.7517</text:p>
          </table:table-cell>
          <table:table-cell table:formula="of:=[$Modded.I43]/[$Modded.E43]" office:value-type="float" office:value="0.232072498029945" calcext:value-type="float">
            <text:p>0.23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"Biroo" Atomic Th</text:p>
          </table:table-cell>
          <table:table-cell table:formula="of:=[$Modded.$E44]/[$Modded.$D44]" office:value-type="float" office:value="0.978863636363636" calcext:value-type="float">
            <text:p>0.9789</text:p>
          </table:table-cell>
          <table:table-cell table:formula="of:=[$Modded.$G44]/[$Modded.$D44]" office:value-type="float" office:value="0.110454545454545" calcext:value-type="float">
            <text:p>0.1105</text:p>
          </table:table-cell>
          <table:table-cell table:formula="of:=[$Modded.$I44]/[$Modded.$D44]" office:value-type="float" office:value="0.225681818181818" calcext:value-type="float">
            <text:p>0.2257</text:p>
          </table:table-cell>
          <table:table-cell table:number-columns-repeated="6"/>
          <table:table-cell table:formula="of:=[$Modded.E44]/[$Modded.G44]" office:value-type="float" office:value="8.86213991769547" calcext:value-type="float">
            <text:p>8.8621</text:p>
          </table:table-cell>
          <table:table-cell table:formula="of:=[$Modded.I44]/[$Modded.E44]" office:value-type="float" office:value="0.230554910610634" calcext:value-type="float">
            <text:p>0.2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"Bondir" Atomic Th</text:p>
          </table:table-cell>
          <table:table-cell table:formula="of:=[$Modded.$E45]/[$Modded.$D45]" office:value-type="float" office:value="1.04730158730159" calcext:value-type="float">
            <text:p>1.0473</text:p>
          </table:table-cell>
          <table:table-cell table:formula="of:=[$Modded.$G45]/[$Modded.$D45]" office:value-type="float" office:value="0.117142857142857" calcext:value-type="float">
            <text:p>0.1171</text:p>
          </table:table-cell>
          <table:table-cell table:formula="of:=[$Modded.$I45]/[$Modded.$D45]" office:value-type="float" office:value="0.24031746031746" calcext:value-type="float">
            <text:p>0.2403</text:p>
          </table:table-cell>
          <table:table-cell table:number-columns-repeated="6"/>
          <table:table-cell table:formula="of:=[$Modded.E45]/[$Modded.G45]" office:value-type="float" office:value="8.94037940379404" calcext:value-type="float">
            <text:p>8.9404</text:p>
          </table:table-cell>
          <table:table-cell table:formula="of:=[$Modded.I45]/[$Modded.E45]" office:value-type="float" office:value="0.229463473779933" calcext:value-type="float">
            <text:p>0.22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"Bufaer" Atomic Th</text:p>
          </table:table-cell>
          <table:table-cell table:formula="of:=[$Modded.$E46]/[$Modded.$D46]" office:value-type="float" office:value="1.11538461538462" calcext:value-type="float">
            <text:p>1.1154</text:p>
          </table:table-cell>
          <table:table-cell table:formula="of:=[$Modded.$G46]/[$Modded.$D46]" office:value-type="float" office:value="0.123846153846154" calcext:value-type="float">
            <text:p>0.1238</text:p>
          </table:table-cell>
          <table:table-cell table:formula="of:=[$Modded.$I46]/[$Modded.$D46]" office:value-type="float" office:value="0.255384615384615" calcext:value-type="float">
            <text:p>0.2554</text:p>
          </table:table-cell>
          <table:table-cell table:number-columns-repeated="6"/>
          <table:table-cell table:formula="of:=[$Modded.E46]/[$Modded.G46]" office:value-type="float" office:value="9.00621118012422" calcext:value-type="float">
            <text:p>9.0062</text:p>
          </table:table-cell>
          <table:table-cell table:formula="of:=[$Modded.I46]/[$Modded.E46]" office:value-type="float" office:value="0.228965517241379" calcext:value-type="float">
            <text:p>0.22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"Basrem" Atomic St</text:p>
          </table:table-cell>
          <table:table-cell table:number-columns-repeated="3"/>
          <table:table-cell table:formula="of:=[$Modded.$K47]/[$Modded.$D47]" office:value-type="float" office:value="29.2925" calcext:value-type="float">
            <text:p>29.2925</text:p>
          </table:table-cell>
          <table:table-cell table:formula="of:=[$Modded.$M47]/[$Modded.$D47]" office:value-type="float" office:value="0.0566666666666667" calcext:value-type="float">
            <text:p>0.0567</text:p>
          </table:table-cell>
          <table:table-cell table:formula="of:=[$Modded.$O47]/[$Modded.$D47]" office:value-type="float" office:value="0.114166666666667" calcext:value-type="float">
            <text:p>0.1142</text:p>
          </table:table-cell>
          <table:table-cell table:number-columns-repeated="5"/>
          <table:table-cell table:formula="of:=[$Modded.K47]/[$Modded.M47]/60" office:value-type="float" office:value="8.61544117647059" calcext:value-type="float">
            <text:p>8.6154</text:p>
          </table:table-cell>
          <table:table-cell table:formula="of:=[$Modded.O47]/[$Modded.K47]*60" office:value-type="float" office:value="0.233848254672698" calcext:value-type="float">
            <text:p>0.23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Benga" Atomic St</text:p>
          </table:table-cell>
          <table:table-cell table:number-columns-repeated="3"/>
          <table:table-cell table:formula="of:=[$Modded.$K48]/[$Modded.$D48]" office:value-type="float" office:value="33.6865" calcext:value-type="float">
            <text:p>33.6865</text:p>
          </table:table-cell>
          <table:table-cell table:formula="of:=[$Modded.$M48]/[$Modded.$D48]" office:value-type="float" office:value="0.064" calcext:value-type="float">
            <text:p>0.0640</text:p>
          </table:table-cell>
          <table:table-cell table:formula="of:=[$Modded.$O48]/[$Modded.$D48]" office:value-type="float" office:value="0.1305" calcext:value-type="float">
            <text:p>0.1305</text:p>
          </table:table-cell>
          <table:table-cell table:number-columns-repeated="5"/>
          <table:table-cell table:formula="of:=[$Modded.K48]/[$Modded.M48]/60" office:value-type="float" office:value="8.77252604166667" calcext:value-type="float">
            <text:p>8.7725</text:p>
          </table:table-cell>
          <table:table-cell table:formula="of:=[$Modded.O48]/[$Modded.K48]*60" office:value-type="float" office:value="0.232437326525463" calcext:value-type="float">
            <text:p>0.2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Biroo" Atomic St</text:p>
          </table:table-cell>
          <table:table-cell table:number-columns-repeated="3"/>
          <table:table-cell table:formula="of:=[$Modded.$K49]/[$Modded.$D49]" office:value-type="float" office:value="37.391875" calcext:value-type="float">
            <text:p>37.3919</text:p>
          </table:table-cell>
          <table:table-cell table:formula="of:=[$Modded.$M49]/[$Modded.$D49]" office:value-type="float" office:value="0.0703125" calcext:value-type="float">
            <text:p>0.0703</text:p>
          </table:table-cell>
          <table:table-cell table:formula="of:=[$Modded.$O49]/[$Modded.$D49]" office:value-type="float" office:value="0.14375" calcext:value-type="float">
            <text:p>0.1438</text:p>
          </table:table-cell>
          <table:table-cell table:number-columns-repeated="5"/>
          <table:table-cell table:formula="of:=[$Modded.K49]/[$Modded.M49]/60" office:value-type="float" office:value="8.86325925925926" calcext:value-type="float">
            <text:p>8.8633</text:p>
          </table:table-cell>
          <table:table-cell table:formula="of:=[$Modded.O49]/[$Modded.K49]*60" office:value-type="float" office:value="0.230665084326475" calcext:value-type="float">
            <text:p>0.2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Bondir" Atomic St</text:p>
          </table:table-cell>
          <table:table-cell table:number-columns-repeated="3"/>
          <table:table-cell table:formula="of:=[$Modded.$K50]/[$Modded.$D50]" office:value-type="float" office:value="40.7571428571429" calcext:value-type="float">
            <text:p>40.7571</text:p>
          </table:table-cell>
          <table:table-cell table:formula="of:=[$Modded.$M50]/[$Modded.$D50]" office:value-type="float" office:value="0.0761224489795918" calcext:value-type="float">
            <text:p>0.0761</text:p>
          </table:table-cell>
          <table:table-cell table:formula="of:=[$Modded.$O50]/[$Modded.$D50]" office:value-type="float" office:value="0.155918367346939" calcext:value-type="float">
            <text:p>0.1559</text:p>
          </table:table-cell>
          <table:table-cell table:number-columns-repeated="5"/>
          <table:table-cell table:formula="of:=[$Modded.K50]/[$Modded.M50]/60" office:value-type="float" office:value="8.92359249329759" calcext:value-type="float">
            <text:p>8.9236</text:p>
          </table:table-cell>
          <table:table-cell table:formula="of:=[$Modded.O50]/[$Modded.K50]*60" office:value-type="float" office:value="0.229532822592759" calcext:value-type="float">
            <text:p>0.22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Bufaer" Atomic St</text:p>
          </table:table-cell>
          <table:table-cell table:number-columns-repeated="3"/>
          <table:table-cell table:formula="of:=[$Modded.$K51]/[$Modded.$D51]" office:value-type="float" office:value="44.0177631578947" calcext:value-type="float">
            <text:p>44.0178</text:p>
          </table:table-cell>
          <table:table-cell table:formula="of:=[$Modded.$M51]/[$Modded.$D51]" office:value-type="float" office:value="0.0814473684210526" calcext:value-type="float">
            <text:p>0.0814</text:p>
          </table:table-cell>
          <table:table-cell table:formula="of:=[$Modded.$O51]/[$Modded.$D51]" office:value-type="float" office:value="0.168026315789474" calcext:value-type="float">
            <text:p>0.1680</text:p>
          </table:table-cell>
          <table:table-cell table:number-columns-repeated="5"/>
          <table:table-cell table:formula="of:=[$Modded.K51]/[$Modded.M51]/60" office:value-type="float" office:value="9.00740441572429" calcext:value-type="float">
            <text:p>9.0074</text:p>
          </table:table-cell>
          <table:table-cell table:formula="of:=[$Modded.O51]/[$Modded.K51]*60" office:value-type="float" office:value="0.229034331235895" calcext:value-type="float">
            <text:p>0.229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alition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Thrust Module</text:p>
          </table:table-cell>
          <table:table-cell table:formula="of:=[$Modded.$E53]/[$Modded.$D53]" office:value-type="float" office:value="0.823333333333333" calcext:value-type="float">
            <text:p>0.8233</text:p>
          </table:table-cell>
          <table:table-cell table:formula="of:=[$Modded.$G53]/[$Modded.$D53]" office:value-type="float" office:value="0.0544444444444444" calcext:value-type="float">
            <text:p>0.0544</text:p>
          </table:table-cell>
          <table:table-cell table:formula="of:=[$Modded.$I53]/[$Modded.$D53]" office:value-type="float" office:value="0.385555555555556" calcext:value-type="float">
            <text:p>0.3856</text:p>
          </table:table-cell>
          <table:table-cell table:number-columns-repeated="6"/>
          <table:table-cell table:formula="of:=[$Modded.E53]/[$Modded.G53]" office:value-type="float" office:value="15.1224489795918" calcext:value-type="float">
            <text:p>15.1224</text:p>
          </table:table-cell>
          <table:table-cell table:formula="of:=[$Modded.I53]/[$Modded.E53]" office:value-type="float" office:value="0.468286099865047" calcext:value-type="float">
            <text:p>0.46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ge Thrust Module</text:p>
          </table:table-cell>
          <table:table-cell table:formula="of:=[$Modded.$E54]/[$Modded.$D54]" office:value-type="float" office:value="0.9221875" calcext:value-type="float">
            <text:p>0.9222</text:p>
          </table:table-cell>
          <table:table-cell table:formula="of:=[$Modded.$G54]/[$Modded.$D54]" office:value-type="float" office:value="0.060625" calcext:value-type="float">
            <text:p>0.0606</text:p>
          </table:table-cell>
          <table:table-cell table:formula="of:=[$Modded.$I54]/[$Modded.$D54]" office:value-type="float" office:value="0.4296875" calcext:value-type="float">
            <text:p>0.4297</text:p>
          </table:table-cell>
          <table:table-cell table:number-columns-repeated="6"/>
          <table:table-cell table:formula="of:=[$Modded.E54]/[$Modded.G54]" office:value-type="float" office:value="15.2113402061856" calcext:value-type="float">
            <text:p>15.2113</text:p>
          </table:table-cell>
          <table:table-cell table:formula="of:=[$Modded.I54]/[$Modded.E54]" office:value-type="float" office:value="0.465943747882074" calcext:value-type="float">
            <text:p>0.46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all Steering Module</text:p>
          </table:table-cell>
          <table:table-cell table:number-columns-repeated="3"/>
          <table:table-cell table:formula="of:=[$Modded.$K55]/[$Modded.$D55]" office:value-type="float" office:value="29.2928571428571" calcext:value-type="float">
            <text:p>29.2929</text:p>
          </table:table-cell>
          <table:table-cell table:formula="of:=[$Modded.$M55]/[$Modded.$D55]" office:value-type="float" office:value="0.0328571428571429" calcext:value-type="float">
            <text:p>0.0329</text:p>
          </table:table-cell>
          <table:table-cell table:formula="of:=[$Modded.$O55]/[$Modded.$D55]" office:value-type="float" office:value="0.228571428571429" calcext:value-type="float">
            <text:p>0.2286</text:p>
          </table:table-cell>
          <table:table-cell table:number-columns-repeated="5"/>
          <table:table-cell table:formula="of:=[$Modded.K55]/[$Modded.M55]/60" office:value-type="float" office:value="14.8586956521739" calcext:value-type="float">
            <text:p>14.8587</text:p>
          </table:table-cell>
          <table:table-cell table:formula="of:=[$Modded.O55]/[$Modded.K55]*60" office:value-type="float" office:value="0.468178493050476" calcext:value-type="float">
            <text:p>0.46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ge Steering Module</text:p>
          </table:table-cell>
          <table:table-cell table:number-columns-repeated="3"/>
          <table:table-cell table:formula="of:=[$Modded.$K56]/[$Modded.$D56]" office:value-type="float" office:value="32.808" calcext:value-type="float">
            <text:p>32.8080</text:p>
          </table:table-cell>
          <table:table-cell table:formula="of:=[$Modded.$M56]/[$Modded.$D56]" office:value-type="float" office:value="0.036" calcext:value-type="float">
            <text:p>0.0360</text:p>
          </table:table-cell>
          <table:table-cell table:formula="of:=[$Modded.$O56]/[$Modded.$D56]" office:value-type="float" office:value="0.2548" calcext:value-type="float">
            <text:p>0.2548</text:p>
          </table:table-cell>
          <table:table-cell table:number-columns-repeated="5"/>
          <table:table-cell table:formula="of:=[$Modded.K56]/[$Modded.M56]/60" office:value-type="float" office:value="15.1888888888889" calcext:value-type="float">
            <text:p>15.1889</text:p>
          </table:table-cell>
          <table:table-cell table:formula="of:=[$Modded.O56]/[$Modded.K56]*60" office:value-type="float" office:value="0.465983906364301" calcext:value-type="float">
            <text:p>0.466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emnant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  <table:table-cell table:style-name="ce26" office:value-type="string" calcext:value-type="string">
            <text:p>RevTh/En</text:p>
          </table:table-cell>
          <table:table-cell table:style-name="ce26" office:value-type="string" calcext:value-type="string">
            <text:p>Heat/RevTh</text:p>
          </table:table-cell>
        </table:table-row>
        <table:table-row table:style-name="ro1">
          <table:table-cell office:value-type="string" calcext:value-type="string">
            <text:p>Anvil-Class Engine</text:p>
          </table:table-cell>
          <table:table-cell table:formula="of:=[$Modded.$E58]/[$Modded.$D58]" office:value-type="float" office:value="0.6" calcext:value-type="float">
            <text:p>0.6000</text:p>
          </table:table-cell>
          <table:table-cell table:formula="of:=[$Modded.$G58]/[$Modded.$D58]" office:value-type="float" office:value="0.0823076923076923" calcext:value-type="float">
            <text:p>0.0823</text:p>
          </table:table-cell>
          <table:table-cell table:formula="of:=[$Modded.$I58]/[$Modded.$D58]" office:value-type="float" office:value="0.0965384615384615" calcext:value-type="float">
            <text:p>0.0965</text:p>
          </table:table-cell>
          <table:table-cell table:formula="of:=[$Modded.$K58]/[$Modded.$D58]" office:value-type="float" office:value="16.4330769230769" calcext:value-type="float">
            <text:p>16.4331</text:p>
          </table:table-cell>
          <table:table-cell table:formula="of:=[$Modded.$M58]/[$Modded.$D58]" office:value-type="float" office:value="0.0376923076923077" calcext:value-type="float">
            <text:p>0.0377</text:p>
          </table:table-cell>
          <table:table-cell table:formula="of:=[$Modded.$O58]/[$Modded.$D58]" office:value-type="float" office:value="0.0442307692307692" calcext:value-type="float">
            <text:p>0.0442</text:p>
          </table:table-cell>
          <table:table-cell table:formula="of:=[$Modded.$Q58]/[$Modded.$D58]" office:value-type="float" office:value="0.36" calcext:value-type="float">
            <text:p>0.3600</text:p>
          </table:table-cell>
          <table:table-cell table:formula="of:=[$Modded.$S58]/[$Modded.$D58]" office:value-type="float" office:value="0.0492307692307692" calcext:value-type="float">
            <text:p>0.0492</text:p>
          </table:table-cell>
          <table:table-cell table:formula="of:=[$Modded.$U58]/[$Modded.$D58]" office:value-type="float" office:value="0.0580769230769231" calcext:value-type="float">
            <text:p>0.0581</text:p>
          </table:table-cell>
          <table:table-cell table:formula="of:=[$Modded.E58]/[$Modded.G58]" office:value-type="float" office:value="7.28971962616822" calcext:value-type="float">
            <text:p>7.2897</text:p>
          </table:table-cell>
          <table:table-cell table:formula="of:=[$Modded.I58]/[$Modded.E58]" office:value-type="float" office:value="0.160897435897436" calcext:value-type="float">
            <text:p>0.1609</text:p>
          </table:table-cell>
          <table:table-cell table:formula="of:=[$Modded.K58]/[$Modded.M58]/60" office:value-type="float" office:value="7.26632653061225" calcext:value-type="float">
            <text:p>7.2663</text:p>
          </table:table-cell>
          <table:table-cell table:formula="of:=[$Modded.O58]/[$Modded.K58]*60" office:value-type="float" office:value="0.161494172166831" calcext:value-type="float">
            <text:p>0.1615</text:p>
          </table:table-cell>
          <table:table-cell table:formula="of:=[$Modded.Q58]/[$Modded.S58]" office:value-type="float" office:value="7.3125" calcext:value-type="float">
            <text:p>7.3125</text:p>
          </table:table-cell>
          <table:table-cell table:formula="of:=[$Modded.U58]/[$Modded.Q58]" office:value-type="float" office:value="0.161324786324786" calcext:value-type="float">
            <text:p>0.1613</text:p>
          </table:table-cell>
        </table:table-row>
        <table:table-row table:style-name="ro1">
          <table:table-cell office:value-type="string" calcext:value-type="string">
            <text:p>Crucible-Class Thruster</text:p>
          </table:table-cell>
          <table:table-cell table:formula="of:=[$Modded.$E59]/[$Modded.$D59]" office:value-type="float" office:value="1.08" calcext:value-type="float">
            <text:p>1.0800</text:p>
          </table:table-cell>
          <table:table-cell table:formula="of:=[$Modded.$G59]/[$Modded.$D59]" office:value-type="float" office:value="0.146" calcext:value-type="float">
            <text:p>0.1460</text:p>
          </table:table-cell>
          <table:table-cell table:formula="of:=[$Modded.$I59]/[$Modded.$D59]" office:value-type="float" office:value="0.173" calcext:value-type="float">
            <text:p>0.1730</text:p>
          </table:table-cell>
          <table:table-cell table:number-columns-repeated="3"/>
          <table:table-cell table:formula="of:=[$Modded.$Q59]/[$Modded.$D59]" office:value-type="float" office:value="0.648" calcext:value-type="float">
            <text:p>0.6480</text:p>
          </table:table-cell>
          <table:table-cell table:formula="of:=[$Modded.$S59]/[$Modded.$D59]" office:value-type="float" office:value="0.0875" calcext:value-type="float">
            <text:p>0.0875</text:p>
          </table:table-cell>
          <table:table-cell table:formula="of:=[$Modded.$U59]/[$Modded.$D59]" office:value-type="float" office:value="0.1035" calcext:value-type="float">
            <text:p>0.1035</text:p>
          </table:table-cell>
          <table:table-cell table:formula="of:=[$Modded.E59]/[$Modded.G59]" office:value-type="float" office:value="7.3972602739726" calcext:value-type="float">
            <text:p>7.3973</text:p>
          </table:table-cell>
          <table:table-cell table:formula="of:=[$Modded.I59]/[$Modded.E59]" office:value-type="float" office:value="0.160185185185185" calcext:value-type="float">
            <text:p>0.1602</text:p>
          </table:table-cell>
          <table:table-cell table:number-columns-repeated="2"/>
          <table:table-cell table:formula="of:=[$Modded.Q59]/[$Modded.S59]" office:value-type="float" office:value="7.40571428571429" calcext:value-type="float">
            <text:p>7.4057</text:p>
          </table:table-cell>
          <table:table-cell table:formula="of:=[$Modded.U59]/[$Modded.Q59]" office:value-type="float" office:value="0.159722222222222" calcext:value-type="float">
            <text:p>0.1597</text:p>
          </table:table-cell>
        </table:table-row>
        <table:table-row table:style-name="ro1">
          <table:table-cell office:value-type="string" calcext:value-type="string">
            <text:p>Forge-Class Thruster</text:p>
          </table:table-cell>
          <table:table-cell table:formula="of:=[$Modded.$E60]/[$Modded.$D60]" office:value-type="float" office:value="1.11230769230769" calcext:value-type="float">
            <text:p>1.1123</text:p>
          </table:table-cell>
          <table:table-cell table:formula="of:=[$Modded.$G60]/[$Modded.$D60]" office:value-type="float" office:value="0.148205128205128" calcext:value-type="float">
            <text:p>0.1482</text:p>
          </table:table-cell>
          <table:table-cell table:formula="of:=[$Modded.$I60]/[$Modded.$D60]" office:value-type="float" office:value="0.175641025641026" calcext:value-type="float">
            <text:p>0.1756</text:p>
          </table:table-cell>
          <table:table-cell table:number-columns-repeated="3"/>
          <table:table-cell table:formula="of:=[$Modded.$Q60]/[$Modded.$D60]" office:value-type="float" office:value="0.667435897435897" calcext:value-type="float">
            <text:p>0.6674</text:p>
          </table:table-cell>
          <table:table-cell table:formula="of:=[$Modded.$S60]/[$Modded.$D60]" office:value-type="float" office:value="0.088974358974359" calcext:value-type="float">
            <text:p>0.0890</text:p>
          </table:table-cell>
          <table:table-cell table:formula="of:=[$Modded.$U60]/[$Modded.$D60]" office:value-type="float" office:value="0.105384615384615" calcext:value-type="float">
            <text:p>0.1054</text:p>
          </table:table-cell>
          <table:table-cell table:formula="of:=[$Modded.E60]/[$Modded.G60]" office:value-type="float" office:value="7.50519031141869" calcext:value-type="float">
            <text:p>7.5052</text:p>
          </table:table-cell>
          <table:table-cell table:formula="of:=[$Modded.I60]/[$Modded.E60]" office:value-type="float" office:value="0.157906869525127" calcext:value-type="float">
            <text:p>0.1579</text:p>
          </table:table-cell>
          <table:table-cell table:number-columns-repeated="2"/>
          <table:table-cell table:formula="of:=[$Modded.Q60]/[$Modded.S60]" office:value-type="float" office:value="7.5014409221902" calcext:value-type="float">
            <text:p>7.5014</text:p>
          </table:table-cell>
          <table:table-cell table:formula="of:=[$Modded.U60]/[$Modded.Q60]" office:value-type="float" office:value="0.157894736842105" calcext:value-type="float">
            <text:p>0.1579</text:p>
          </table:table-cell>
        </table:table-row>
        <table:table-row table:style-name="ro1">
          <table:table-cell office:value-type="string" calcext:value-type="string">
            <text:p>Smelter-Class Thruster</text:p>
          </table:table-cell>
          <table:table-cell table:formula="of:=[$Modded.$E61]/[$Modded.$D61]" office:value-type="float" office:value="1.12355263157895" calcext:value-type="float">
            <text:p>1.1236</text:p>
          </table:table-cell>
          <table:table-cell table:formula="of:=[$Modded.$G61]/[$Modded.$D61]" office:value-type="float" office:value="0.147894736842105" calcext:value-type="float">
            <text:p>0.1479</text:p>
          </table:table-cell>
          <table:table-cell table:formula="of:=[$Modded.$I61]/[$Modded.$D61]" office:value-type="float" office:value="0.175789473684211" calcext:value-type="float">
            <text:p>0.1758</text:p>
          </table:table-cell>
          <table:table-cell table:number-columns-repeated="3"/>
          <table:table-cell table:formula="of:=[$Modded.$Q61]/[$Modded.$D61]" office:value-type="float" office:value="0.674078947368421" calcext:value-type="float">
            <text:p>0.6741</text:p>
          </table:table-cell>
          <table:table-cell table:formula="of:=[$Modded.$S61]/[$Modded.$D61]" office:value-type="float" office:value="0.0888157894736842" calcext:value-type="float">
            <text:p>0.0888</text:p>
          </table:table-cell>
          <table:table-cell table:formula="of:=[$Modded.$U61]/[$Modded.$D61]" office:value-type="float" office:value="0.105526315789474" calcext:value-type="float">
            <text:p>0.1055</text:p>
          </table:table-cell>
          <table:table-cell table:formula="of:=[$Modded.E61]/[$Modded.G61]" office:value-type="float" office:value="7.59697508896797" calcext:value-type="float">
            <text:p>7.5970</text:p>
          </table:table-cell>
          <table:table-cell table:formula="of:=[$Modded.I61]/[$Modded.E61]" office:value-type="float" office:value="0.156458601709802" calcext:value-type="float">
            <text:p>0.1565</text:p>
          </table:table-cell>
          <table:table-cell table:number-columns-repeated="2"/>
          <table:table-cell table:formula="of:=[$Modded.Q61]/[$Modded.S61]" office:value-type="float" office:value="7.58962962962963" calcext:value-type="float">
            <text:p>7.5896</text:p>
          </table:table-cell>
          <table:table-cell table:formula="of:=[$Modded.U61]/[$Modded.Q61]" office:value-type="float" office:value="0.156548897130588" calcext:value-type="float">
            <text:p>0.1565</text:p>
          </table:table-cell>
        </table:table-row>
        <table:table-row table:style-name="ro1">
          <table:table-cell office:value-type="string" calcext:value-type="string">
            <text:p>Crucible-Class Steering</text:p>
          </table:table-cell>
          <table:table-cell table:number-columns-repeated="3"/>
          <table:table-cell table:formula="of:=[$Modded.$K62]/[$Modded.$D62]" office:value-type="float" office:value="38.4" calcext:value-type="float">
            <text:p>38.4000</text:p>
          </table:table-cell>
          <table:table-cell table:formula="of:=[$Modded.$M62]/[$Modded.$D62]" office:value-type="float" office:value="0.0864285714285714" calcext:value-type="float">
            <text:p>0.0864</text:p>
          </table:table-cell>
          <table:table-cell table:formula="of:=[$Modded.$O62]/[$Modded.$D62]" office:value-type="float" office:value="0.102142857142857" calcext:value-type="float">
            <text:p>0.1021</text:p>
          </table:table-cell>
          <table:table-cell table:number-columns-repeated="5"/>
          <table:table-cell table:formula="of:=[$Modded.K62]/[$Modded.M62]/60" office:value-type="float" office:value="7.40495867768595" calcext:value-type="float">
            <text:p>7.4050</text:p>
          </table:table-cell>
          <table:table-cell table:formula="of:=[$Modded.O62]/[$Modded.K62]*60" office:value-type="float" office:value="0.159598214285714" calcext:value-type="float">
            <text:p>0.1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ge-Class Steering</text:p>
          </table:table-cell>
          <table:table-cell table:number-columns-repeated="3"/>
          <table:table-cell table:formula="of:=[$Modded.$K63]/[$Modded.$D63]" office:value-type="float" office:value="40.1278571428571" calcext:value-type="float">
            <text:p>40.1279</text:p>
          </table:table-cell>
          <table:table-cell table:formula="of:=[$Modded.$M63]/[$Modded.$D63]" office:value-type="float" office:value="0.0889285714285714" calcext:value-type="float">
            <text:p>0.0889</text:p>
          </table:table-cell>
          <table:table-cell table:formula="of:=[$Modded.$O63]/[$Modded.$D63]" office:value-type="float" office:value="0.105714285714286" calcext:value-type="float">
            <text:p>0.1057</text:p>
          </table:table-cell>
          <table:table-cell table:number-columns-repeated="5"/>
          <table:table-cell table:formula="of:=[$Modded.K63]/[$Modded.M63]/60" office:value-type="float" office:value="7.52061579651941" calcext:value-type="float">
            <text:p>7.5206</text:p>
          </table:table-cell>
          <table:table-cell table:formula="of:=[$Modded.O63]/[$Modded.K63]*60" office:value-type="float" office:value="0.158066181313302" calcext:value-type="float">
            <text:p>0.1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elter-Class Steering</text:p>
          </table:table-cell>
          <table:table-cell table:number-columns-repeated="3"/>
          <table:table-cell table:formula="of:=[$Modded.$K64]/[$Modded.$D64]" office:value-type="float" office:value="41.1312727272727" calcext:value-type="float">
            <text:p>41.1313</text:p>
          </table:table-cell>
          <table:table-cell table:formula="of:=[$Modded.$M64]/[$Modded.$D64]" office:value-type="float" office:value="0.0903636363636364" calcext:value-type="float">
            <text:p>0.0904</text:p>
          </table:table-cell>
          <table:table-cell table:formula="of:=[$Modded.$O64]/[$Modded.$D64]" office:value-type="float" office:value="0.107272727272727" calcext:value-type="float">
            <text:p>0.1073</text:p>
          </table:table-cell>
          <table:table-cell table:number-columns-repeated="5"/>
          <table:table-cell table:formula="of:=[$Modded.K64]/[$Modded.M64]/60" office:value-type="float" office:value="7.58625083836351" calcext:value-type="float">
            <text:p>7.5863</text:p>
          </table:table-cell>
          <table:table-cell table:formula="of:=[$Modded.O64]/[$Modded.K64]*60" office:value-type="float" office:value="0.156483454305947" calcext:value-type="float">
            <text:p>0.15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orath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uster (Asteroid)</text:p>
          </table:table-cell>
          <table:table-cell table:formula="of:=[$Modded.$E66]/[$Modded.$D66]" office:value-type="float" office:value="0.975" calcext:value-type="float">
            <text:p>0.9750</text:p>
          </table:table-cell>
          <table:table-cell table:formula="of:=[$Modded.$G66]/[$Modded.$D66]" office:value-type="float" office:value="0.145" calcext:value-type="float">
            <text:p>0.1450</text:p>
          </table:table-cell>
          <table:table-cell table:formula="of:=[$Modded.$I66]/[$Modded.$D66]" office:value-type="float" office:value="0.432857142857143" calcext:value-type="float">
            <text:p>0.4329</text:p>
          </table:table-cell>
          <table:table-cell table:number-columns-repeated="6"/>
          <table:table-cell table:formula="of:=[$Modded.E66]/[$Modded.G66]" office:value-type="float" office:value="6.72413793103448" calcext:value-type="float">
            <text:p>6.7241</text:p>
          </table:table-cell>
          <table:table-cell table:formula="of:=[$Modded.I66]/[$Modded.E66]" office:value-type="float" office:value="0.443956043956044" calcext:value-type="float">
            <text:p>0.44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uster (Comet)</text:p>
          </table:table-cell>
          <table:table-cell table:formula="of:=[$Modded.$E67]/[$Modded.$D67]" office:value-type="float" office:value="1.0725" calcext:value-type="float">
            <text:p>1.0725</text:p>
          </table:table-cell>
          <table:table-cell table:formula="of:=[$Modded.$G67]/[$Modded.$D67]" office:value-type="float" office:value="0.157083333333333" calcext:value-type="float">
            <text:p>0.1571</text:p>
          </table:table-cell>
          <table:table-cell table:formula="of:=[$Modded.$I67]/[$Modded.$D67]" office:value-type="float" office:value="0.474166666666667" calcext:value-type="float">
            <text:p>0.4742</text:p>
          </table:table-cell>
          <table:table-cell table:number-columns-repeated="6"/>
          <table:table-cell table:formula="of:=[$Modded.E67]/[$Modded.G67]" office:value-type="float" office:value="6.82758620689655" calcext:value-type="float">
            <text:p>6.8276</text:p>
          </table:table-cell>
          <table:table-cell table:formula="of:=[$Modded.I67]/[$Modded.E67]" office:value-type="float" office:value="0.442113442113442" calcext:value-type="float">
            <text:p>0.44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uster (Lunar)</text:p>
          </table:table-cell>
          <table:table-cell table:formula="of:=[$Modded.$E68]/[$Modded.$D68]" office:value-type="float" office:value="1.15825" calcext:value-type="float">
            <text:p>1.1583</text:p>
          </table:table-cell>
          <table:table-cell table:formula="of:=[$Modded.$G68]/[$Modded.$D68]" office:value-type="float" office:value="0.168" calcext:value-type="float">
            <text:p>0.1680</text:p>
          </table:table-cell>
          <table:table-cell table:formula="of:=[$Modded.$I68]/[$Modded.$D68]" office:value-type="float" office:value="0.51025" calcext:value-type="float">
            <text:p>0.5103</text:p>
          </table:table-cell>
          <table:table-cell table:number-columns-repeated="6"/>
          <table:table-cell table:formula="of:=[$Modded.E68]/[$Modded.G68]" office:value-type="float" office:value="6.89434523809524" calcext:value-type="float">
            <text:p>6.8943</text:p>
          </table:table-cell>
          <table:table-cell table:formula="of:=[$Modded.I68]/[$Modded.E68]" office:value-type="float" office:value="0.440535290308655" calcext:value-type="float">
            <text:p>0.44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uster (Planetary)</text:p>
          </table:table-cell>
          <table:table-cell table:formula="of:=[$Modded.$E69]/[$Modded.$D69]" office:value-type="float" office:value="1.23942028985507" calcext:value-type="float">
            <text:p>1.2394</text:p>
          </table:table-cell>
          <table:table-cell table:formula="of:=[$Modded.$G69]/[$Modded.$D69]" office:value-type="float" office:value="0.178115942028986" calcext:value-type="float">
            <text:p>0.1781</text:p>
          </table:table-cell>
          <table:table-cell table:formula="of:=[$Modded.$I69]/[$Modded.$D69]" office:value-type="float" office:value="0.54463768115942" calcext:value-type="float">
            <text:p>0.5446</text:p>
          </table:table-cell>
          <table:table-cell table:number-columns-repeated="6"/>
          <table:table-cell table:formula="of:=[$Modded.E69]/[$Modded.G69]" office:value-type="float" office:value="6.95850284784378" calcext:value-type="float">
            <text:p>6.9585</text:p>
          </table:table-cell>
          <table:table-cell table:formula="of:=[$Modded.I69]/[$Modded.E69]" office:value-type="float" office:value="0.439429373246024" calcext:value-type="float">
            <text:p>0.4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uster (Stellar)</text:p>
          </table:table-cell>
          <table:table-cell table:formula="of:=[$Modded.$E70]/[$Modded.$D70]" office:value-type="float" office:value="1.31991525423729" calcext:value-type="float">
            <text:p>1.3199</text:p>
          </table:table-cell>
          <table:table-cell table:formula="of:=[$Modded.$G70]/[$Modded.$D70]" office:value-type="float" office:value="0.188220338983051" calcext:value-type="float">
            <text:p>0.1882</text:p>
          </table:table-cell>
          <table:table-cell table:formula="of:=[$Modded.$I70]/[$Modded.$D70]" office:value-type="float" office:value="0.579491525423729" calcext:value-type="float">
            <text:p>0.5795</text:p>
          </table:table-cell>
          <table:table-cell table:number-columns-repeated="6"/>
          <table:table-cell table:formula="of:=[$Modded.E70]/[$Modded.G70]" office:value-type="float" office:value="7.0126069338136" calcext:value-type="float">
            <text:p>7.0126</text:p>
          </table:table-cell>
          <table:table-cell table:formula="of:=[$Modded.I70]/[$Modded.E70]" office:value-type="float" office:value="0.439036918138042" calcext:value-type="float">
            <text:p>0.43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ering (Asteroid)</text:p>
          </table:table-cell>
          <table:table-cell table:number-columns-repeated="3"/>
          <table:table-cell table:formula="of:=[$Modded.$K71]/[$Modded.$D71]" office:value-type="float" office:value="34.125" calcext:value-type="float">
            <text:p>34.1250</text:p>
          </table:table-cell>
          <table:table-cell table:formula="of:=[$Modded.$M71]/[$Modded.$D71]" office:value-type="float" office:value="0.085" calcext:value-type="float">
            <text:p>0.0850</text:p>
          </table:table-cell>
          <table:table-cell table:formula="of:=[$Modded.$O71]/[$Modded.$D71]" office:value-type="float" office:value="0.253" calcext:value-type="float">
            <text:p>0.2530</text:p>
          </table:table-cell>
          <table:table-cell table:number-columns-repeated="5"/>
          <table:table-cell table:formula="of:=[$Modded.K71]/[$Modded.M71]/60" office:value-type="float" office:value="6.69117647058824" calcext:value-type="float">
            <text:p>6.6912</text:p>
          </table:table-cell>
          <table:table-cell table:formula="of:=[$Modded.O71]/[$Modded.K71]*60" office:value-type="float" office:value="0.444835164835165" calcext:value-type="float">
            <text:p>0.4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ring (Comet)</text:p>
          </table:table-cell>
          <table:table-cell table:number-columns-repeated="3"/>
          <table:table-cell table:formula="of:=[$Modded.$K72]/[$Modded.$D72]" office:value-type="float" office:value="39.2438888888889" calcext:value-type="float">
            <text:p>39.2439</text:p>
          </table:table-cell>
          <table:table-cell table:formula="of:=[$Modded.$M72]/[$Modded.$D72]" office:value-type="float" office:value="0.0961111111111111" calcext:value-type="float">
            <text:p>0.0961</text:p>
          </table:table-cell>
          <table:table-cell table:formula="of:=[$Modded.$O72]/[$Modded.$D72]" office:value-type="float" office:value="0.288888888888889" calcext:value-type="float">
            <text:p>0.2889</text:p>
          </table:table-cell>
          <table:table-cell table:number-columns-repeated="5"/>
          <table:table-cell table:formula="of:=[$Modded.K72]/[$Modded.M72]/60" office:value-type="float" office:value="6.80529865125241" calcext:value-type="float">
            <text:p>6.8053</text:p>
          </table:table-cell>
          <table:table-cell table:formula="of:=[$Modded.O72]/[$Modded.K72]*60" office:value-type="float" office:value="0.441682356771755" calcext:value-type="float">
            <text:p>0.4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ring (Lunar)</text:p>
          </table:table-cell>
          <table:table-cell table:number-columns-repeated="3"/>
          <table:table-cell table:formula="of:=[$Modded.$K73]/[$Modded.$D73]" office:value-type="float" office:value="43.5606666666667" calcext:value-type="float">
            <text:p>43.5607</text:p>
          </table:table-cell>
          <table:table-cell table:formula="of:=[$Modded.$M73]/[$Modded.$D73]" office:value-type="float" office:value="0.105333333333333" calcext:value-type="float">
            <text:p>0.1053</text:p>
          </table:table-cell>
          <table:table-cell table:formula="of:=[$Modded.$O73]/[$Modded.$D73]" office:value-type="float" office:value="0.319666666666667" calcext:value-type="float">
            <text:p>0.3197</text:p>
          </table:table-cell>
          <table:table-cell table:number-columns-repeated="5"/>
          <table:table-cell table:formula="of:=[$Modded.K73]/[$Modded.M73]/60" office:value-type="float" office:value="6.89251054852321" calcext:value-type="float">
            <text:p>6.8925</text:p>
          </table:table-cell>
          <table:table-cell table:formula="of:=[$Modded.O73]/[$Modded.K73]*60" office:value-type="float" office:value="0.440305474357601" calcext:value-type="float">
            <text:p>0.44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ring (Planetary)</text:p>
          </table:table-cell>
          <table:table-cell table:number-columns-repeated="3"/>
          <table:table-cell table:formula="of:=[$Modded.$K74]/[$Modded.$D74]" office:value-type="float" office:value="47.4809615384615" calcext:value-type="float">
            <text:p>47.4810</text:p>
          </table:table-cell>
          <table:table-cell table:formula="of:=[$Modded.$M74]/[$Modded.$D74]" office:value-type="float" office:value="0.113653846153846" calcext:value-type="float">
            <text:p>0.1137</text:p>
          </table:table-cell>
          <table:table-cell table:formula="of:=[$Modded.$O74]/[$Modded.$D74]" office:value-type="float" office:value="0.347884615384615" calcext:value-type="float">
            <text:p>0.3479</text:p>
          </table:table-cell>
          <table:table-cell table:number-columns-repeated="5"/>
          <table:table-cell table:formula="of:=[$Modded.K74]/[$Modded.M74]/60" office:value-type="float" office:value="6.96280315848844" calcext:value-type="float">
            <text:p>6.9628</text:p>
          </table:table-cell>
          <table:table-cell table:formula="of:=[$Modded.O74]/[$Modded.K74]*60" office:value-type="float" office:value="0.439609398098833" calcext:value-type="float">
            <text:p>0.4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ring (Stellar)</text:p>
          </table:table-cell>
          <table:table-cell table:number-columns-repeated="3"/>
          <table:table-cell table:formula="of:=[$Modded.$K75]/[$Modded.$D75]" office:value-type="float" office:value="51.2794382022472" calcext:value-type="float">
            <text:p>51.2794</text:p>
          </table:table-cell>
          <table:table-cell table:formula="of:=[$Modded.$M75]/[$Modded.$D75]" office:value-type="float" office:value="0.121910112359551" calcext:value-type="float">
            <text:p>0.1219</text:p>
          </table:table-cell>
          <table:table-cell table:formula="of:=[$Modded.$O75]/[$Modded.$D75]" office:value-type="float" office:value="0.375168539325843" calcext:value-type="float">
            <text:p>0.3752</text:p>
          </table:table-cell>
          <table:table-cell table:number-columns-repeated="5"/>
          <table:table-cell table:formula="of:=[$Modded.K75]/[$Modded.M75]/60" office:value-type="float" office:value="7.01055299539171" calcext:value-type="float">
            <text:p>7.0106</text:p>
          </table:table-cell>
          <table:table-cell table:formula="of:=[$Modded.O75]/[$Modded.K75]*60" office:value-type="float" office:value="0.438969558729762" calcext:value-type="float">
            <text:p>0.439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a’Het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'het Compact Engine</text:p>
          </table:table-cell>
          <table:table-cell table:formula="of:=[$Modded.$E77]/[$Modded.$D77]" office:value-type="float" office:value="0.533333333333333" calcext:value-type="float">
            <text:p>0.5333</text:p>
          </table:table-cell>
          <table:table-cell table:formula="of:=[$Modded.$G77]/[$Modded.$D77]" office:value-type="float" office:value="0.103809523809524" calcext:value-type="float">
            <text:p>0.1038</text:p>
          </table:table-cell>
          <table:table-cell table:formula="of:=[$Modded.$I77]/[$Modded.$D77]" office:value-type="float" office:value="0.0571428571428571" calcext:value-type="float">
            <text:p>0.0571</text:p>
          </table:table-cell>
          <table:table-cell table:formula="of:=[$Modded.$K77]/[$Modded.$D77]" office:value-type="float" office:value="11.1619047619048" calcext:value-type="float">
            <text:p>11.1619</text:p>
          </table:table-cell>
          <table:table-cell table:formula="of:=[$Modded.$M77]/[$Modded.$D77]" office:value-type="float" office:value="0.0428571428571429" calcext:value-type="float">
            <text:p>0.0429</text:p>
          </table:table-cell>
          <table:table-cell table:formula="of:=[$Modded.$O77]/[$Modded.$D77]" office:value-type="float" office:value="0.0142857142857143" calcext:value-type="float">
            <text:p>0.0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'het Sustainer N</text:p>
          </table:table-cell>
          <table:table-cell table:formula="of:=[$Modded.$E78]/[$Modded.$D78]" office:value-type="float" office:value="0.559259259259259" calcext:value-type="float">
            <text:p>0.5593</text:p>
          </table:table-cell>
          <table:table-cell table:formula="of:=[$Modded.$G78]/[$Modded.$D78]" office:value-type="float" office:value="0.0922222222222222" calcext:value-type="float">
            <text:p>0.0922</text:p>
          </table:table-cell>
          <table:table-cell table:formula="of:=[$Modded.$I78]/[$Modded.$D78]" office:value-type="float" office:value="0.037037037037037" calcext:value-type="float">
            <text:p>0.0370</text:p>
          </table:table-cell>
          <table:table-cell table:formula="of:=[$Modded.$K78]/[$Modded.$D78]" office:value-type="float" office:value="16.0037037037037" calcext:value-type="float">
            <text:p>16.0037</text:p>
          </table:table-cell>
          <table:table-cell table:formula="of:=[$Modded.$M78]/[$Modded.$D78]" office:value-type="float" office:value="0.0922222222222222" calcext:value-type="float">
            <text:p>0.0922</text:p>
          </table:table-cell>
          <table:table-cell table:formula="of:=[$Modded.$O78]/[$Modded.$D78]" office:value-type="float" office:value="0.0185185185185185" calcext:value-type="float">
            <text:p>0.0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eri Engine Nacelles</text:p>
          </table:table-cell>
          <table:table-cell table:formula="of:=[$Modded.$E79]/[$Modded.$D79]" office:value-type="float" office:value="0.628813559322034" calcext:value-type="float">
            <text:p>0.6288</text:p>
          </table:table-cell>
          <table:table-cell table:formula="of:=[$Modded.$G79]/[$Modded.$D79]" office:value-type="float" office:value="0.0849152542372881" calcext:value-type="float">
            <text:p>0.0849</text:p>
          </table:table-cell>
          <table:table-cell table:formula="of:=[$Modded.$I79]/[$Modded.$D79]" office:value-type="float" office:value="0.0474576271186441" calcext:value-type="float">
            <text:p>0.0475</text:p>
          </table:table-cell>
          <table:table-cell table:formula="of:=[$Modded.$K79]/[$Modded.$D79]" office:value-type="float" office:value="15.7864406779661" calcext:value-type="float">
            <text:p>15.7864</text:p>
          </table:table-cell>
          <table:table-cell table:formula="of:=[$Modded.$M79]/[$Modded.$D79]" office:value-type="float" office:value="0.0849152542372881" calcext:value-type="float">
            <text:p>0.0849</text:p>
          </table:table-cell>
          <table:table-cell table:formula="of:=[$Modded.$O79]/[$Modded.$D79]" office:value-type="float" office:value="0.0220338983050847" calcext:value-type="float">
            <text:p>0.0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lis Engine Nacelles</text:p>
          </table:table-cell>
          <table:table-cell table:formula="of:=[$Modded.$E80]/[$Modded.$D80]" office:value-type="float" office:value="0.683950617283951" calcext:value-type="float">
            <text:p>0.6840</text:p>
          </table:table-cell>
          <table:table-cell table:formula="of:=[$Modded.$G80]/[$Modded.$D80]" office:value-type="float" office:value="0.0840740740740741" calcext:value-type="float">
            <text:p>0.0841</text:p>
          </table:table-cell>
          <table:table-cell table:formula="of:=[$Modded.$I80]/[$Modded.$D80]" office:value-type="float" office:value="0.0432098765432099" calcext:value-type="float">
            <text:p>0.0432</text:p>
          </table:table-cell>
          <table:table-cell table:formula="of:=[$Modded.$K80]/[$Modded.$D80]" office:value-type="float" office:value="17.0271604938272" calcext:value-type="float">
            <text:p>17.0272</text:p>
          </table:table-cell>
          <table:table-cell table:formula="of:=[$Modded.$M80]/[$Modded.$D80]" office:value-type="float" office:value="0.0840740740740741" calcext:value-type="float">
            <text:p>0.0841</text:p>
          </table:table-cell>
          <table:table-cell table:formula="of:=[$Modded.$O80]/[$Modded.$D80]" office:value-type="float" office:value="0.0234567901234568" calcext:value-type="float">
            <text:p>0.0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reti Engine Block</text:p>
          </table:table-cell>
          <table:table-cell table:formula="of:=[$Modded.$E81]/[$Modded.$D81]" office:value-type="float" office:value="0.685401459854015" calcext:value-type="float">
            <text:p>0.6854</text:p>
          </table:table-cell>
          <table:table-cell table:formula="of:=[$Modded.$G81]/[$Modded.$D81]" office:value-type="float" office:value="0.0795620437956204" calcext:value-type="float">
            <text:p>0.0796</text:p>
          </table:table-cell>
          <table:table-cell table:formula="of:=[$Modded.$I81]/[$Modded.$D81]" office:value-type="float" office:value="0.0489051094890511" calcext:value-type="float">
            <text:p>0.0489</text:p>
          </table:table-cell>
          <table:table-cell table:formula="of:=[$Modded.$K81]/[$Modded.$D81]" office:value-type="float" office:value="17.0357664233577" calcext:value-type="float">
            <text:p>17.0358</text:p>
          </table:table-cell>
          <table:table-cell table:formula="of:=[$Modded.$M81]/[$Modded.$D81]" office:value-type="float" office:value="0.0795620437956204" calcext:value-type="float">
            <text:p>0.0796</text:p>
          </table:table-cell>
          <table:table-cell table:formula="of:=[$Modded.$O81]/[$Modded.$D81]" office:value-type="float" office:value="0.0242335766423358" calcext:value-type="float">
            <text:p>0.0242</text:p>
          </table:table-cell>
          <table:table-cell table:number-columns-repeated="6"/>
          <table:table-cell table:style-name="ce26"/>
          <table:table-cell table:number-columns-repeated="2"/>
        </table:table-row>
        <table:table-row table:style-name="ro1">
          <table:table-cell table:style-name="ce1" office:value-type="string" calcext:value-type="string">
            <text:p>Wander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 1 Thruster</text:p>
          </table:table-cell>
          <table:table-cell table:formula="of:=[$Modded.$E83]/[$Modded.$D83]" office:value-type="float" office:value="0.6875" calcext:value-type="float">
            <text:p>0.6875</text:p>
          </table:table-cell>
          <table:table-cell table:formula="of:=[$Modded.$G83]/[$Modded.$D83]" office:value-type="float" office:value="0.05" calcext:value-type="float">
            <text:p>0.0500</text:p>
          </table:table-cell>
          <table:table-cell table:formula="of:=[$Modded.$I83]/[$Modded.$D83]" office:value-type="float" office:value="0.0966666666666667" calcext:value-type="float">
            <text:p>0.0967</text:p>
          </table:table-cell>
          <table:table-cell table:number-columns-repeated="6"/>
          <table:table-cell table:formula="of:=[$Modded.E83]/[$Modded.G83]" office:value-type="float" office:value="13.75" calcext:value-type="float">
            <text:p>13.7500</text:p>
          </table:table-cell>
          <table:table-cell table:formula="of:=[$Modded.I83]/[$Modded.E83]" office:value-type="float" office:value="0.140606060606061" calcext:value-type="float">
            <text:p>0.14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 2</text:p>
          </table:table-cell>
          <table:table-cell table:formula="of:=[$Modded.$E84]/[$Modded.$D84]" office:value-type="float" office:value="0.756296296296296" calcext:value-type="float">
            <text:p>0.7563</text:p>
          </table:table-cell>
          <table:table-cell table:formula="of:=[$Modded.$G84]/[$Modded.$D84]" office:value-type="float" office:value="0.0540740740740741" calcext:value-type="float">
            <text:p>0.0541</text:p>
          </table:table-cell>
          <table:table-cell table:formula="of:=[$Modded.$I84]/[$Modded.$D84]" office:value-type="float" office:value="0.104444444444444" calcext:value-type="float">
            <text:p>0.1044</text:p>
          </table:table-cell>
          <table:table-cell table:number-columns-repeated="6"/>
          <table:table-cell table:formula="of:=[$Modded.E84]/[$Modded.G84]" office:value-type="float" office:value="13.986301369863" calcext:value-type="float">
            <text:p>13.9863</text:p>
          </table:table-cell>
          <table:table-cell table:formula="of:=[$Modded.I84]/[$Modded.E84]" office:value-type="float" office:value="0.138099902056807" calcext:value-type="float">
            <text:p>0.13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 3</text:p>
          </table:table-cell>
          <table:table-cell table:formula="of:=[$Modded.$E85]/[$Modded.$D85]" office:value-type="float" office:value="0.816666666666667" calcext:value-type="float">
            <text:p>0.8167</text:p>
          </table:table-cell>
          <table:table-cell table:formula="of:=[$Modded.$G85]/[$Modded.$D85]" office:value-type="float" office:value="0.0578571428571429" calcext:value-type="float">
            <text:p>0.0579</text:p>
          </table:table-cell>
          <table:table-cell table:formula="of:=[$Modded.$I85]/[$Modded.$D85]" office:value-type="float" office:value="0.111428571428571" calcext:value-type="float">
            <text:p>0.1114</text:p>
          </table:table-cell>
          <table:table-cell table:number-columns-repeated="6"/>
          <table:table-cell table:formula="of:=[$Modded.E85]/[$Modded.G85]" office:value-type="float" office:value="14.1152263374486" calcext:value-type="float">
            <text:p>14.1152</text:p>
          </table:table-cell>
          <table:table-cell table:formula="of:=[$Modded.I85]/[$Modded.E85]" office:value-type="float" office:value="0.136443148688047" calcext:value-type="float">
            <text:p>0.13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 4</text:p>
          </table:table-cell>
          <table:table-cell table:formula="of:=[$Modded.$E86]/[$Modded.$D86]" office:value-type="float" office:value="0.873846153846154" calcext:value-type="float">
            <text:p>0.8738</text:p>
          </table:table-cell>
          <table:table-cell table:formula="of:=[$Modded.$G86]/[$Modded.$D86]" office:value-type="float" office:value="0.0613846153846154" calcext:value-type="float">
            <text:p>0.0614</text:p>
          </table:table-cell>
          <table:table-cell table:formula="of:=[$Modded.$I86]/[$Modded.$D86]" office:value-type="float" office:value="0.118461538461538" calcext:value-type="float">
            <text:p>0.1185</text:p>
          </table:table-cell>
          <table:table-cell table:number-columns-repeated="6"/>
          <table:table-cell table:formula="of:=[$Modded.E86]/[$Modded.G86]" office:value-type="float" office:value="14.2355889724311" calcext:value-type="float">
            <text:p>14.2356</text:p>
          </table:table-cell>
          <table:table-cell table:formula="of:=[$Modded.I86]/[$Modded.E86]" office:value-type="float" office:value="0.13556338028169" calcext:value-type="float">
            <text:p>0.13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 1 Steering</text:p>
          </table:table-cell>
          <table:table-cell table:number-columns-repeated="3"/>
          <table:table-cell table:formula="of:=[$Modded.$K87]/[$Modded.$D87]" office:value-type="float" office:value="24" calcext:value-type="float">
            <text:p>24.0000</text:p>
          </table:table-cell>
          <table:table-cell table:formula="of:=[$Modded.$M87]/[$Modded.$D87]" office:value-type="float" office:value="0.0288888888888889" calcext:value-type="float">
            <text:p>0.0289</text:p>
          </table:table-cell>
          <table:table-cell table:formula="of:=[$Modded.$O87]/[$Modded.$D87]" office:value-type="float" office:value="0.0555555555555556" calcext:value-type="float">
            <text:p>0.0556</text:p>
          </table:table-cell>
          <table:table-cell table:number-columns-repeated="5"/>
          <table:table-cell table:formula="of:=[$Modded.K87]/[$Modded.M87]/60" office:value-type="float" office:value="13.8461538461538" calcext:value-type="float">
            <text:p>13.8462</text:p>
          </table:table-cell>
          <table:table-cell table:formula="of:=[$Modded.O87]/[$Modded.K87]*60" office:value-type="float" office:value="0.138888888888889" calcext:value-type="float">
            <text:p>0.1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 2</text:p>
          </table:table-cell>
          <table:table-cell table:number-columns-repeated="3"/>
          <table:table-cell table:formula="of:=[$Modded.$K88]/[$Modded.$D88]" office:value-type="float" office:value="27.6" calcext:value-type="float">
            <text:p>27.6000</text:p>
          </table:table-cell>
          <table:table-cell table:formula="of:=[$Modded.$M88]/[$Modded.$D88]" office:value-type="float" office:value="0.033" calcext:value-type="float">
            <text:p>0.0330</text:p>
          </table:table-cell>
          <table:table-cell table:formula="of:=[$Modded.$O88]/[$Modded.$D88]" office:value-type="float" office:value="0.0635" calcext:value-type="float">
            <text:p>0.0635</text:p>
          </table:table-cell>
          <table:table-cell table:number-columns-repeated="5"/>
          <table:table-cell table:formula="of:=[$Modded.K88]/[$Modded.M88]/60" office:value-type="float" office:value="13.9393939393939" calcext:value-type="float">
            <text:p>13.9394</text:p>
          </table:table-cell>
          <table:table-cell table:formula="of:=[$Modded.O88]/[$Modded.K88]*60" office:value-type="float" office:value="0.13804347826087" calcext:value-type="float">
            <text:p>0.13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 3</text:p>
          </table:table-cell>
          <table:table-cell table:number-columns-repeated="3"/>
          <table:table-cell table:formula="of:=[$Modded.$K89]/[$Modded.$D89]" office:value-type="float" office:value="30.636" calcext:value-type="float">
            <text:p>30.6360</text:p>
          </table:table-cell>
          <table:table-cell table:formula="of:=[$Modded.$M89]/[$Modded.$D89]" office:value-type="float" office:value="0.0363333333333333" calcext:value-type="float">
            <text:p>0.0363</text:p>
          </table:table-cell>
          <table:table-cell table:formula="of:=[$Modded.$O89]/[$Modded.$D89]" office:value-type="float" office:value="0.0696666666666667" calcext:value-type="float">
            <text:p>0.0697</text:p>
          </table:table-cell>
          <table:table-cell table:number-columns-repeated="5"/>
          <table:table-cell table:formula="of:=[$Modded.K89]/[$Modded.M89]/60" office:value-type="float" office:value="14.0532110091743" calcext:value-type="float">
            <text:p>14.0532</text:p>
          </table:table-cell>
          <table:table-cell table:formula="of:=[$Modded.O89]/[$Modded.K89]*60" office:value-type="float" office:value="0.136440788614702" calcext:value-type="float">
            <text:p>0.1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 4</text:p>
          </table:table-cell>
          <table:table-cell table:number-columns-repeated="3"/>
          <table:table-cell table:formula="of:=[$Modded.$K90]/[$Modded.$D90]" office:value-type="float" office:value="33.3931914893617" calcext:value-type="float">
            <text:p>33.3932</text:p>
          </table:table-cell>
          <table:table-cell table:formula="of:=[$Modded.$M90]/[$Modded.$D90]" office:value-type="float" office:value="0.0391489361702128" calcext:value-type="float">
            <text:p>0.0391</text:p>
          </table:table-cell>
          <table:table-cell table:formula="of:=[$Modded.$O90]/[$Modded.$D90]" office:value-type="float" office:value="0.0753191489361702" calcext:value-type="float">
            <text:p>0.0753</text:p>
          </table:table-cell>
          <table:table-cell table:number-columns-repeated="5"/>
          <table:table-cell table:formula="of:=[$Modded.K90]/[$Modded.M90]/60" office:value-type="float" office:value="14.2163043478261" calcext:value-type="float">
            <text:p>14.2163</text:p>
          </table:table-cell>
          <table:table-cell table:formula="of:=[$Modded.O90]/[$Modded.K90]*60" office:value-type="float" office:value="0.135331447358361" calcext:value-type="float">
            <text:p>0.13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uarg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. Graviton Thruster</text:p>
          </table:table-cell>
          <table:table-cell table:formula="of:=[$Modded.$E92]/[$Modded.$D92]" office:value-type="float" office:value="1.14285714285714" calcext:value-type="float">
            <text:p>1.1429</text:p>
          </table:table-cell>
          <table:table-cell table:formula="of:=[$Modded.$G92]/[$Modded.$D92]" office:value-type="float" office:value="0.285714285714286" calcext:value-type="float">
            <text:p>0.2857</text:p>
          </table:table-cell>
          <table:table-cell table:formula="of:=[$Modded.$I92]/[$Modded.$D92]" office:value-type="float" office:value="0.142857142857143" calcext:value-type="float">
            <text:p>0.1429</text:p>
          </table:table-cell>
          <table:table-cell table:number-columns-repeated="6"/>
          <table:table-cell table:formula="of:=[$Modded.E92]/[$Modded.G92]" office:value-type="float" office:value="4" calcext:value-type="float">
            <text:p>4.0000</text:p>
          </table:table-cell>
          <table:table-cell table:formula="of:=[$Modded.I92]/[$Modded.E92]" office:value-type="float" office:value="0.125" calcext:value-type="float">
            <text:p>0.1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.Graviton Steering</text:p>
          </table:table-cell>
          <table:table-cell table:number-columns-repeated="3"/>
          <table:table-cell table:formula="of:=[$Modded.$K93]/[$Modded.$D93]" office:value-type="float" office:value="40" calcext:value-type="float">
            <text:p>40.0000</text:p>
          </table:table-cell>
          <table:table-cell table:formula="of:=[$Modded.$M93]/[$Modded.$D93]" office:value-type="float" office:value="0.1666" calcext:value-type="float">
            <text:p>0.1666</text:p>
          </table:table-cell>
          <table:table-cell table:formula="of:=[$Modded.$O93]/[$Modded.$D93]" office:value-type="float" office:value="0.0832" calcext:value-type="float">
            <text:p>0.0832</text:p>
          </table:table-cell>
          <table:table-cell table:number-columns-repeated="5"/>
          <table:table-cell table:formula="of:=[$Modded.K93]/[$Modded.M93]/60" office:value-type="float" office:value="4.0016006402561" calcext:value-type="float">
            <text:p>4.0016</text:p>
          </table:table-cell>
          <table:table-cell table:formula="of:=[$Modded.O93]/[$Modded.K93]*60" office:value-type="float" office:value="0.1248" calcext:value-type="float">
            <text:p>0.12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ug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g Akfar Thruster</text:p>
          </table:table-cell>
          <table:table-cell table:formula="of:=[$Modded.$E95]/[$Modded.$D95]" office:value-type="float" office:value="0.803953488372093" calcext:value-type="float">
            <text:p>0.8040</text:p>
          </table:table-cell>
          <table:table-cell table:formula="of:=[$Modded.$G95]/[$Modded.$D95]" office:value-type="float" office:value="0.073953488372093" calcext:value-type="float">
            <text:p>0.0740</text:p>
          </table:table-cell>
          <table:table-cell table:formula="of:=[$Modded.$I95]/[$Modded.$D95]" office:value-type="float" office:value="0.163255813953488" calcext:value-type="float">
            <text:p>0.1633</text:p>
          </table:table-cell>
          <table:table-cell table:number-columns-repeated="6"/>
          <table:table-cell table:formula="of:=[$Modded.E95]/[$Modded.G95]" office:value-type="float" office:value="10.8710691823899" calcext:value-type="float">
            <text:p>10.8711</text:p>
          </table:table-cell>
          <table:table-cell table:formula="of:=[$Modded.I95]/[$Modded.E95]" office:value-type="float" office:value="0.203066242406711" calcext:value-type="float">
            <text:p>0.20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g Cormet Thruster</text:p>
          </table:table-cell>
          <table:table-cell table:formula="of:=[$Modded.$E96]/[$Modded.$D96]" office:value-type="float" office:value="0.828" calcext:value-type="float">
            <text:p>0.8280</text:p>
          </table:table-cell>
          <table:table-cell table:formula="of:=[$Modded.$G96]/[$Modded.$D96]" office:value-type="float" office:value="0.075" calcext:value-type="float">
            <text:p>0.0750</text:p>
          </table:table-cell>
          <table:table-cell table:formula="of:=[$Modded.$I96]/[$Modded.$D96]" office:value-type="float" office:value="0.1665" calcext:value-type="float">
            <text:p>0.1665</text:p>
          </table:table-cell>
          <table:table-cell table:number-columns-repeated="6"/>
          <table:table-cell table:formula="of:=[$Modded.E96]/[$Modded.G96]" office:value-type="float" office:value="11.04" calcext:value-type="float">
            <text:p>11.0400</text:p>
          </table:table-cell>
          <table:table-cell table:formula="of:=[$Modded.I96]/[$Modded.E96]" office:value-type="float" office:value="0.201086956521739" calcext:value-type="float">
            <text:p>0.20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g Lohmar Thruster</text:p>
          </table:table-cell>
          <table:table-cell table:formula="of:=[$Modded.$E97]/[$Modded.$D97]" office:value-type="float" office:value="0.836309523809524" calcext:value-type="float">
            <text:p>0.8363</text:p>
          </table:table-cell>
          <table:table-cell table:formula="of:=[$Modded.$G97]/[$Modded.$D97]" office:value-type="float" office:value="0.075" calcext:value-type="float">
            <text:p>0.0750</text:p>
          </table:table-cell>
          <table:table-cell table:formula="of:=[$Modded.$I97]/[$Modded.$D97]" office:value-type="float" office:value="0.166904761904762" calcext:value-type="float">
            <text:p>0.1669</text:p>
          </table:table-cell>
          <table:table-cell table:number-columns-repeated="6"/>
          <table:table-cell table:formula="of:=[$Modded.E97]/[$Modded.G97]" office:value-type="float" office:value="11.1507936507937" calcext:value-type="float">
            <text:p>11.1508</text:p>
          </table:table-cell>
          <table:table-cell table:formula="of:=[$Modded.I97]/[$Modded.E97]" office:value-type="float" office:value="0.199572953736655" calcext:value-type="float">
            <text:p>0.19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g Akfar Steering</text:p>
          </table:table-cell>
          <table:table-cell table:number-columns-repeated="3"/>
          <table:table-cell table:formula="of:=[$Modded.$K98]/[$Modded.$D98]" office:value-type="float" office:value="28.0590909090909" calcext:value-type="float">
            <text:p>28.0591</text:p>
          </table:table-cell>
          <table:table-cell table:formula="of:=[$Modded.$M98]/[$Modded.$D98]" office:value-type="float" office:value="0.043030303030303" calcext:value-type="float">
            <text:p>0.0430</text:p>
          </table:table-cell>
          <table:table-cell table:formula="of:=[$Modded.$O98]/[$Modded.$D98]" office:value-type="float" office:value="0.0948484848484848" calcext:value-type="float">
            <text:p>0.0948</text:p>
          </table:table-cell>
          <table:table-cell table:number-columns-repeated="5"/>
          <table:table-cell table:formula="of:=[$Modded.K98]/[$Modded.M98]/60" office:value-type="float" office:value="10.8679577464789" calcext:value-type="float">
            <text:p>10.8680</text:p>
          </table:table-cell>
          <table:table-cell table:formula="of:=[$Modded.O98]/[$Modded.K98]*60" office:value-type="float" office:value="0.202818726713105" calcext:value-type="float">
            <text:p>0.2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g Cormet Steering</text:p>
          </table:table-cell>
          <table:table-cell table:number-columns-repeated="3"/>
          <table:table-cell table:formula="of:=[$Modded.$K99]/[$Modded.$D99]" office:value-type="float" office:value="29.3217391304348" calcext:value-type="float">
            <text:p>29.3217</text:p>
          </table:table-cell>
          <table:table-cell table:formula="of:=[$Modded.$M99]/[$Modded.$D99]" office:value-type="float" office:value="0.0443478260869565" calcext:value-type="float">
            <text:p>0.0443</text:p>
          </table:table-cell>
          <table:table-cell table:formula="of:=[$Modded.$O99]/[$Modded.$D99]" office:value-type="float" office:value="0.0982608695652174" calcext:value-type="float">
            <text:p>0.0983</text:p>
          </table:table-cell>
          <table:table-cell table:number-columns-repeated="5"/>
          <table:table-cell table:formula="of:=[$Modded.K99]/[$Modded.M99]/60" office:value-type="float" office:value="11.0196078431373" calcext:value-type="float">
            <text:p>11.0196</text:p>
          </table:table-cell>
          <table:table-cell table:formula="of:=[$Modded.O99]/[$Modded.K99]*60" office:value-type="float" office:value="0.201067615658363" calcext:value-type="float">
            <text:p>0.2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g Lohmar Steering</text:p>
          </table:table-cell>
          <table:table-cell table:number-columns-repeated="3"/>
          <table:table-cell table:formula="of:=[$Modded.$K100]/[$Modded.$D100]" office:value-type="float" office:value="30.05484375" calcext:value-type="float">
            <text:p>30.0548</text:p>
          </table:table-cell>
          <table:table-cell table:formula="of:=[$Modded.$M100]/[$Modded.$D100]" office:value-type="float" office:value="0.04484375" calcext:value-type="float">
            <text:p>0.0448</text:p>
          </table:table-cell>
          <table:table-cell table:formula="of:=[$Modded.$O100]/[$Modded.$D100]" office:value-type="float" office:value="0.1" calcext:value-type="float">
            <text:p>0.1000</text:p>
          </table:table-cell>
          <table:table-cell table:number-columns-repeated="5"/>
          <table:table-cell table:formula="of:=[$Modded.K100]/[$Modded.M100]/60" office:value-type="float" office:value="11.1702090592335" calcext:value-type="float">
            <text:p>11.1702</text:p>
          </table:table-cell>
          <table:table-cell table:formula="of:=[$Modded.O100]/[$Modded.K100]*60" office:value-type="float" office:value="0.199635042188499" calcext:value-type="float">
            <text:p>0.19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fterburners</text:p>
          </table:table-cell>
          <table:table-cell table:style-name="ce4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7" office:value-type="string" calcext:value-type="string">
            <text:p>Fuel/EC</text:p>
          </table:table-cell>
          <table:table-cell table:style-name="Default"/>
          <table:table-cell table:style-name="ce5" table:number-columns-repeated="2"/>
          <table:table-cell table:style-name="ce1"/>
          <table:table-cell table:number-columns-repeated="3"/>
          <table:table-cell table:style-name="ce26" office:value-type="string" calcext:value-type="string">
            <text:p>Thrust/Fu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terburner</text:p>
          </table:table-cell>
          <table:table-cell table:formula="of:=[$Modded.$E102]/[$Modded.$D102]" office:value-type="float" office:value="1.66666666666667" calcext:value-type="float">
            <text:p>1.6667</text:p>
          </table:table-cell>
          <table:table-cell table:formula="of:=[$Modded.$G102]/[$Modded.$D102]" office:value-type="float" office:value="0" calcext:value-type="float">
            <text:p>0.0000</text:p>
          </table:table-cell>
          <table:table-cell table:formula="of:=[$Modded.$I102]/[$Modded.$D102]" office:value-type="float" office:value="0.666666666666667" calcext:value-type="float">
            <text:p>0.6667</text:p>
          </table:table-cell>
          <table:table-cell table:formula="of:=[$Modded.$K102]/[$Modded.$D102]" office:value-type="float" office:value="0.0333333333333333" calcext:value-type="float">
            <text:p>0.0333</text:p>
          </table:table-cell>
          <table:table-cell table:number-columns-repeated="6"/>
          <table:table-cell table:formula="of:=[$Modded.I102]/[$Modded.E102]" office:value-type="float" office:value="0.4" calcext:value-type="float">
            <text:p>0.4000</text:p>
          </table:table-cell>
          <table:table-cell table:formula="of:=[$Modded.E102]/[$Modded.K102]" office:value-type="float" office:value="50" calcext:value-type="float">
            <text:p>50.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nic Afterburner</text:p>
          </table:table-cell>
          <table:table-cell table:formula="of:=[$Vanilla.$E103]/[$Vanilla.$D103]" office:value-type="float" office:value="1.20833333333333" calcext:value-type="float">
            <text:p>1.2083</text:p>
          </table:table-cell>
          <table:table-cell table:formula="of:=[$Vanilla.$G103]/[$Vanilla.$D103]" office:value-type="float" office:value="0.2125" calcext:value-type="float">
            <text:p>0.2125</text:p>
          </table:table-cell>
          <table:table-cell table:formula="of:=[$Vanilla.$I103]/[$Vanilla.$D103]" office:value-type="float" office:value="0.5" calcext:value-type="float">
            <text:p>0.5000</text:p>
          </table:table-cell>
          <table:table-cell table:formula="of:=[$Modded.$K103]/[$Modded.$D103]" office:value-type="float" office:value="0.00416666666666667" calcext:value-type="float">
            <text:p>0.0042</text:p>
          </table:table-cell>
          <table:table-cell table:number-columns-repeated="5"/>
          <table:table-cell table:formula="of:=[$Modded.E103]/[$Modded.G103]" office:value-type="float" office:value="5.68627450980392" calcext:value-type="float">
            <text:p>5.6863</text:p>
          </table:table-cell>
          <table:table-cell table:formula="of:=[$Modded.I103]/[$Modded.E103]" office:value-type="float" office:value="0.413793103448276" calcext:value-type="float">
            <text:p>0.4138</text:p>
          </table:table-cell>
          <table:table-cell table:formula="of:=[$Modded.E103]/[$Modded.K103]" office:value-type="float" office:value="290" calcext:value-type="float">
            <text:p>290.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ows-Class</text:p>
          </table:table-cell>
          <table:table-cell table:formula="of:=[$Vanilla.$E104]/[$Vanilla.$D104]" office:value-type="float" office:value="13.9090909090909" calcext:value-type="float">
            <text:p>13.9091</text:p>
          </table:table-cell>
          <table:table-cell table:formula="of:=[$Vanilla.$G104]/[$Vanilla.$D104]" office:value-type="float" office:value="0.545454545454545" calcext:value-type="float">
            <text:p>0.5455</text:p>
          </table:table-cell>
          <table:table-cell table:formula="of:=[$Vanilla.$I104]/[$Vanilla.$D104]" office:value-type="float" office:value="0.727272727272727" calcext:value-type="float">
            <text:p>0.7273</text:p>
          </table:table-cell>
          <table:table-cell table:formula="of:=[$Modded.$K104]/[$Modded.$D104]" office:value-type="float" office:value="0.181818181818182" calcext:value-type="float">
            <text:p>0.1818</text:p>
          </table:table-cell>
          <table:table-cell table:number-columns-repeated="5"/>
          <table:table-cell table:formula="of:=[$Modded.E104]/[$Modded.G104]" office:value-type="float" office:value="25.5" calcext:value-type="float">
            <text:p>25.5000</text:p>
          </table:table-cell>
          <table:table-cell table:formula="of:=[$Modded.I104]/[$Modded.E104]" office:value-type="float" office:value="0.0522875816993464" calcext:value-type="float">
            <text:p>0.0523</text:p>
          </table:table-cell>
          <table:table-cell table:formula="of:=[$Modded.E104]/[$Modded.K104]" office:value-type="float" office:value="76.5" calcext:value-type="float">
            <text:p>76.5000</text:p>
          </table:table-cell>
          <table:table-cell table:number-columns-repeated="3"/>
        </table:table-row>
        <table:table-row table:style-name="ro1" table:number-rows-repeated="104847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Mod Math" table:style-name="ta1">
        <table:table-column table:style-name="co22" table:default-cell-style-name="Default"/>
        <table:table-column table:style-name="co23" table:visibility="collapse" table:number-columns-repeated="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3" table:number-columns-repeated="4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10" table:number-columns-repeated="2" table:default-cell-style-name="Default"/>
        <table:table-column table:style-name="co10" table:default-cell-style-name="ce25"/>
        <table:table-column table:style-name="co10" table:default-cell-style-name="ce46"/>
        <table:table-column table:style-name="co10" table:number-columns-repeated="2" table:default-cell-style-name="Default"/>
        <table:table-column table:style-name="co10" table:default-cell-style-name="ce31"/>
        <table:table-column table:style-name="co10" table:default-cell-style-name="Default"/>
        <table:table-column table:style-name="co10" table:default-cell-style-name="ce25"/>
        <table:table-column table:style-name="co28" table:default-cell-style-name="ce46"/>
        <table:table-column table:style-name="co10" table:default-cell-style-name="Default"/>
        <table:table-column table:style-name="co10" table:default-cell-style-name="ce31"/>
        <table:table-row table:style-name="ro1">
          <table:table-cell/>
          <table:table-cell office:value-type="string" calcext:value-type="string">
            <text:p>fps</text:p>
          </table:table-cell>
          <table:table-cell office:value-type="float" office:value="60" calcext:value-type="float">
            <text:p>60</text:p>
          </table:table-cell>
          <table:table-cell table:number-columns-repeated="14"/>
          <table:table-cell office:value-type="string" calcext:value-type="string">
            <text:p>1 enerygy =</text:p>
          </table:table-cell>
          <table:table-cell table:number-columns-repeated="4"/>
          <table:table-cell table:style-name="ce1" office:value-type="string" calcext:value-type="string">
            <text:p>Hea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8" office:value-type="string" calcext:value-type="string">
            <text:p>thrust/EC</text:p>
          </table:table-cell>
          <table:table-cell table:style-name="ce8" office:value-type="string" calcext:value-type="string">
            <text:p>% diff</text:p>
          </table:table-cell>
          <table:table-cell table:style-name="ce8" office:value-type="string" calcext:value-type="string">
            <text:p>thrust/EC IF</text:p>
          </table:table-cell>
          <table:table-cell table:style-name="ce8" office:value-type="string" calcext:value-type="string">
            <text:p>This % diff</text:p>
          </table:table-cell>
          <table:table-cell table:style-name="ce8" office:value-type="string" calcext:value-type="string">
            <text:p>change in diff</text:p>
          </table:table-cell>
          <table:table-cell table:style-name="ce8" office:value-type="string" calcext:value-type="string">
            <text:p>New Thrust</text:p>
          </table:table-cell>
          <table:table-cell table:style-name="ce8" office:value-type="string" calcext:value-type="string">
            <text:p>% from base</text:p>
          </table:table-cell>
          <table:table-cell table:style-name="ce26" office:value-type="string" calcext:value-type="string">
            <text:p>x thrust</text:p>
          </table:table-cell>
          <table:table-cell table:style-name="ce47" office:value-type="string" calcext:value-type="string">
            <text:p>Ion eff = </text:p>
          </table:table-cell>
          <table:table-cell table:style-name="ce49" office:value-type="float" office:value="12.5" calcext:value-type="float">
            <text:p>12.5</text:p>
          </table:table-cell>
          <table:table-cell table:style-name="ce1"/>
          <table:table-cell table:style-name="ce50" office:value-type="string" calcext:value-type="string">
            <text:p>new energy</text:p>
          </table:table-cell>
          <table:table-cell table:style-name="ce1" office:value-type="string" calcext:value-type="string">
            <text:p>Heat</text:p>
          </table:table-cell>
          <table:table-cell table:style-name="ce26"/>
          <table:table-cell table:style-name="ce47" office:value-type="string" calcext:value-type="string">
            <text:p>Ion heat = </text:p>
          </table:table-cell>
          <table:table-cell table:style-name="ce49" office:value-type="float" office:value="0.15" calcext:value-type="float">
            <text:p>0.15</text:p>
          </table:table-cell>
          <table:table-cell table:style-name="ce50" office:value-type="string" calcext:value-type="string">
            <text:p>New Heat</text:p>
          </table:table-cell>
        </table:table-row>
        <table:table-row table:style-name="ro1">
          <table:table-cell office:value-type="string" calcext:value-type="string">
            <text:p>X1050 Ion Engines</text:p>
          </table:table-cell>
          <table:table-cell table:number-columns-repeated="3" office:value-type="float" office:value="20" calcext:value-type="float">
            <text:p>20</text:p>
          </table:table-cell>
          <table:table-cell table:style-name="ce11" office:value-type="float" office:value="5" calcext:value-type="float">
            <text:p>5.00</text:p>
          </table:table-cell>
          <table:table-cell table:style-name="ce15" table:formula="of:=[.$C$1]*[.$C$1]*[.E3]" office:value-type="float" office:value="18000" calcext:value-type="float">
            <text:p>18,000.0</text:p>
          </table:table-cell>
          <table:table-cell table:style-name="ce11" office:value-type="float" office:value="0.4" calcext:value-type="float">
            <text:p>0.40</text:p>
          </table:table-cell>
          <table:table-cell table:style-name="ce20" table:formula="of:=[.$C$1]*[.G3]" office:value-type="float" office:value="24" calcext:value-type="float">
            <text:p>24.0</text:p>
          </table:table-cell>
          <table:table-cell table:style-name="ce11" office:value-type="float" office:value="0.6" calcext:value-type="float">
            <text:p>0.60</text:p>
          </table:table-cell>
          <table:table-cell table:style-name="ce20" table:formula="of:=[.$C$1]*[.I3]" office:value-type="float" office:value="36" calcext:value-type="float">
            <text:p>36.0</text:p>
          </table:table-cell>
          <table:table-cell table:style-name="ce25" table:formula="of:=[.E3]/[.D3]" office:value-type="float" office:value="0.25" calcext:value-type="float">
            <text:p>0.2500</text:p>
          </table:table-cell>
          <table:table-cell/>
          <table:table-cell table:style-name="ce25" table:formula="of:=[.K3]" office:value-type="float" office:value="0.25" calcext:value-type="float">
            <text:p>0.2500</text:p>
          </table:table-cell>
          <table:table-cell table:number-columns-repeated="2"/>
          <table:table-cell table:style-name="ce31" table:formula="of:=[.M3]*[.D3]" office:value-type="float" office:value="5" calcext:value-type="float">
            <text:p>5.00</text:p>
          </table:table-cell>
          <table:table-cell table:style-name="ce25" table:formula="of:=[.P3]/4" office:value-type="float" office:value="1.25" calcext:value-type="float">
            <text:p>1.2500</text:p>
          </table:table-cell>
          <table:table-cell table:formula="of:=[.E3]/[.G3]" office:value-type="float" office:value="12.5" calcext:value-type="float">
            <text:p>12.5000</text:p>
          </table:table-cell>
          <table:table-cell office:value-type="float" office:value="12.2" calcext:value-type="float">
            <text:p>12.200</text:p>
          </table:table-cell>
          <table:table-cell table:number-columns-repeated="2"/>
          <table:table-cell table:formula="of:=[.P3]/[.S3]" office:value-type="float" office:value="0.40983606557377" calcext:value-type="float">
            <text:p>0.41</text:p>
          </table:table-cell>
          <table:table-cell table:style-name="ce31" table:formula="of:=[$Vanilla.I3]" office:value-type="float" office:value="0.6" calcext:value-type="float">
            <text:p>0.60</text:p>
          </table:table-cell>
          <table:table-cell table:formula="of:=[.W3]/[.P3]" office:value-type="float" office:value="0.12" calcext:value-type="float">
            <text:p>0.1200</text:p>
          </table:table-cell>
          <table:table-cell office:value-type="float" office:value="0.151" calcext:value-type="float">
            <text:p>0.151</text:p>
          </table:table-cell>
          <table:table-cell/>
          <table:table-cell table:formula="of:=[.P3]*[.Y3]" office:value-type="float" office:value="0.755" calcext:value-type="float">
            <text:p>0.76</text:p>
          </table:table-cell>
        </table:table-row>
        <table:table-row table:style-name="ro1">
          <table:table-cell office:value-type="string" calcext:value-type="string">
            <text:p>X1700 Ion Thruster</text:p>
          </table:table-cell>
          <table:table-cell table:number-columns-repeated="3" office:value-type="float" office:value="16" calcext:value-type="float">
            <text:p>16</text:p>
          </table:table-cell>
          <table:table-cell table:style-name="ce29" office:value-type="float" office:value="7.2" calcext:value-type="float">
            <text:p>7.20</text:p>
          </table:table-cell>
          <table:table-cell table:style-name="ce15" table:formula="of:=[.$C$1]*[.$C$1]*[.E4]" office:value-type="float" office:value="25920" calcext:value-type="float">
            <text:p>25,920.0</text:p>
          </table:table-cell>
          <table:table-cell table:style-name="ce11" office:value-type="float" office:value="0.6" calcext:value-type="float">
            <text:p>0.60</text:p>
          </table:table-cell>
          <table:table-cell table:style-name="ce20" table:formula="of:=[.$C$1]*[.G4]" office:value-type="float" office:value="36" calcext:value-type="float">
            <text:p>36.0</text:p>
          </table:table-cell>
          <table:table-cell table:style-name="ce11" office:value-type="float" office:value="0.9" calcext:value-type="float">
            <text:p>0.90</text:p>
          </table:table-cell>
          <table:table-cell table:style-name="ce20" table:formula="of:=[.$C$1]*[.I4]" office:value-type="float" office:value="54" calcext:value-type="float">
            <text:p>54.0</text:p>
          </table:table-cell>
          <table:table-cell table:style-name="ce25" table:formula="of:=[.E4]/[.D4]" office:value-type="float" office:value="0.45" calcext:value-type="float">
            <text:p>0.4500</text:p>
          </table:table-cell>
          <table:table-cell table:style-name="ce25" table:formula="of:=[.K4]/[.K3]" office:value-type="float" office:value="1.8" calcext:value-type="float">
            <text:p>1.8000</text:p>
          </table:table-cell>
          <table:table-cell table:style-name="ce25" table:formula="of:=[.K4]" office:value-type="float" office:value="0.45" calcext:value-type="float">
            <text:p>0.4500</text:p>
          </table:table-cell>
          <table:table-cell table:number-columns-repeated="2"/>
          <table:table-cell table:style-name="ce31" table:formula="of:=[.M4]*[.D4]" office:value-type="float" office:value="7.2" calcext:value-type="float">
            <text:p>7.20</text:p>
          </table:table-cell>
          <table:table-cell table:style-name="ce25" table:formula="of:=[.P4]/6" office:value-type="float" office:value="1.2" calcext:value-type="float">
            <text:p>1.2000</text:p>
          </table:table-cell>
          <table:table-cell table:formula="of:=[.E4]/[.G4]" office:value-type="float" office:value="12" calcext:value-type="float">
            <text:p>12.0000</text:p>
          </table:table-cell>
          <table:table-cell table:style-name="ce48" table:formula="of:=[.T2]" office:value-type="float" office:value="12.5" calcext:value-type="float">
            <text:p>12.500</text:p>
          </table:table-cell>
          <table:table-cell table:number-columns-repeated="2"/>
          <table:table-cell table:formula="of:=[.P4]/[.S4]" office:value-type="float" office:value="0.576" calcext:value-type="float">
            <text:p>0.58</text:p>
          </table:table-cell>
          <table:table-cell table:style-name="ce31" table:formula="of:=[$Vanilla.I4]" office:value-type="float" office:value="0.9" calcext:value-type="float">
            <text:p>0.90</text:p>
          </table:table-cell>
          <table:table-cell table:formula="of:=[.W4]/[.P4]" office:value-type="float" office:value="0.125" calcext:value-type="float">
            <text:p>0.1250</text:p>
          </table:table-cell>
          <table:table-cell table:formula="of:=[.Z2]" office:value-type="float" office:value="0.15" calcext:value-type="float">
            <text:p>0.150</text:p>
          </table:table-cell>
          <table:table-cell/>
          <table:table-cell table:formula="of:=[.P4]*[.Y4]"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X2700 Ion Thruster</text:p>
          </table:table-cell>
          <table:table-cell table:number-columns-repeated="3" office:value-type="float" office:value="27" calcext:value-type="float">
            <text:p>27</text:p>
          </table:table-cell>
          <table:table-cell table:style-name="ce11" office:value-type="float" office:value="11.5" calcext:value-type="float">
            <text:p>11.50</text:p>
          </table:table-cell>
          <table:table-cell table:style-name="ce15" table:formula="of:=[.$C$1]*[.$C$1]*[.E5]" office:value-type="float" office:value="41400" calcext:value-type="float">
            <text:p>41,400.0</text:p>
          </table:table-cell>
          <table:table-cell table:style-name="ce11" office:value-type="float" office:value="1.1" calcext:value-type="float">
            <text:p>1.10</text:p>
          </table:table-cell>
          <table:table-cell table:style-name="ce20" table:formula="of:=[.$C$1]*[.G5]" office:value-type="float" office:value="66" calcext:value-type="float">
            <text:p>66.0</text:p>
          </table:table-cell>
          <table:table-cell table:style-name="ce11" office:value-type="float" office:value="1.7" calcext:value-type="float">
            <text:p>1.70</text:p>
          </table:table-cell>
          <table:table-cell table:style-name="ce20" table:formula="of:=[.$C$1]*[.I5]" office:value-type="float" office:value="102" calcext:value-type="float">
            <text:p>102.0</text:p>
          </table:table-cell>
          <table:table-cell table:style-name="ce25" table:formula="of:=[.E5]/[.D5]" office:value-type="float" office:value="0.425925925925926" calcext:value-type="float">
            <text:p>0.4259</text:p>
          </table:table-cell>
          <table:table-cell table:style-name="ce25" table:formula="of:=[.K5]/[.K4]" office:value-type="float" office:value="0.946502057613169" calcext:value-type="float">
            <text:p>0.9465</text:p>
          </table:table-cell>
          <table:table-cell table:style-name="ce25" table:formula="of:=[.M4]*[.N5]" office:value-type="float" office:value="0.495" calcext:value-type="float">
            <text:p>0.4950</text:p>
          </table:table-cell>
          <table:table-cell table:style-name="ce30" office:value-type="float" office:value="1.1" calcext:value-type="float">
            <text:p>1.1</text:p>
          </table:table-cell>
          <table:table-cell/>
          <table:table-cell table:style-name="ce31" table:formula="of:=[.M5]*[.D5]" office:value-type="float" office:value="13.365" calcext:value-type="float">
            <text:p>13.37</text:p>
          </table:table-cell>
          <table:table-cell table:style-name="ce25" table:formula="of:=[.P5]/[.E5]" office:value-type="float" office:value="1.16217391304348" calcext:value-type="float">
            <text:p>1.1622</text:p>
          </table:table-cell>
          <table:table-cell table:formula="of:=[.E5]/[.G5]" office:value-type="float" office:value="10.4545454545455" calcext:value-type="float">
            <text:p>10.4545</text:p>
          </table:table-cell>
          <table:table-cell table:formula="of:=[.S4]*[.T5]" office:value-type="float" office:value="12.6875" calcext:value-type="float">
            <text:p>12.688</text:p>
          </table:table-cell>
          <table:table-cell table:style-name="ce30" office:value-type="float" office:value="1.015" calcext:value-type="float">
            <text:p>1.015</text:p>
          </table:table-cell>
          <table:table-cell/>
          <table:table-cell table:formula="of:=[.P5]/[.S5]" office:value-type="float" office:value="1.05339901477833" calcext:value-type="float">
            <text:p>1.05</text:p>
          </table:table-cell>
          <table:table-cell table:style-name="ce31" table:formula="of:=[$Vanilla.I5]" office:value-type="float" office:value="1.7" calcext:value-type="float">
            <text:p>1.70</text:p>
          </table:table-cell>
          <table:table-cell table:formula="of:=[.W5]/[.P5]" office:value-type="float" office:value="0.127197904975683" calcext:value-type="float">
            <text:p>0.1272</text:p>
          </table:table-cell>
          <table:table-cell table:formula="of:=[.Y4]-[.Z5]" office:value-type="float" office:value="0.148" calcext:value-type="float">
            <text:p>0.148</text:p>
          </table:table-cell>
          <table:table-cell office:value-type="float" office:value="0.002" calcext:value-type="float">
            <text:p>0.002</text:p>
          </table:table-cell>
          <table:table-cell table:formula="of:=[.P5]*[.Y5]" office:value-type="float" office:value="1.97802" calcext:value-type="float">
            <text:p>1.98</text:p>
          </table:table-cell>
        </table:table-row>
        <table:table-row table:style-name="ro1">
          <table:table-cell office:value-type="string" calcext:value-type="string">
            <text:p>X3700 Ion Thruster</text:p>
          </table:table-cell>
          <table:table-cell table:number-columns-repeated="3" office:value-type="float" office:value="46" calcext:value-type="float">
            <text:p>46</text:p>
          </table:table-cell>
          <table:table-cell table:style-name="ce11" office:value-type="float" office:value="22.1" calcext:value-type="float">
            <text:p>22.10</text:p>
          </table:table-cell>
          <table:table-cell table:style-name="ce15" table:formula="of:=[.$C$1]*[.$C$1]*[.E6]" office:value-type="float" office:value="79560" calcext:value-type="float">
            <text:p>79,560.0</text:p>
          </table:table-cell>
          <table:table-cell table:style-name="ce11" office:value-type="float" office:value="1.9" calcext:value-type="float">
            <text:p>1.90</text:p>
          </table:table-cell>
          <table:table-cell table:style-name="ce20" table:formula="of:=[.$C$1]*[.G6]" office:value-type="float" office:value="114" calcext:value-type="float">
            <text:p>114.0</text:p>
          </table:table-cell>
          <table:table-cell table:style-name="ce11" office:value-type="float" office:value="3.2" calcext:value-type="float">
            <text:p>3.20</text:p>
          </table:table-cell>
          <table:table-cell table:style-name="ce20" table:formula="of:=[.$C$1]*[.I6]" office:value-type="float" office:value="192" calcext:value-type="float">
            <text:p>192.0</text:p>
          </table:table-cell>
          <table:table-cell table:style-name="ce25" table:formula="of:=[.E6]/[.D6]" office:value-type="float" office:value="0.480434782608696" calcext:value-type="float">
            <text:p>0.4804</text:p>
          </table:table-cell>
          <table:table-cell table:style-name="ce25" table:formula="of:=[.K6]/[.K5]" office:value-type="float" office:value="1.12797731568998" calcext:value-type="float">
            <text:p>1.1280</text:p>
          </table:table-cell>
          <table:table-cell table:style-name="ce25" table:formula="of:=[.M5]*[.N6]" office:value-type="float" office:value="0.5346" calcext:value-type="float">
            <text:p>0.5346</text:p>
          </table:table-cell>
          <table:table-cell table:formula="of:=[.N5]-[.O6]" office:value-type="float" office:value="1.08" calcext:value-type="float">
            <text:p>1.08</text:p>
          </table:table-cell>
          <table:table-cell office:value-type="float" office:value="0.02" calcext:value-type="float">
            <text:p>0.02</text:p>
          </table:table-cell>
          <table:table-cell table:style-name="ce31" table:formula="of:=[.M6]*[.D6]" office:value-type="float" office:value="24.5916" calcext:value-type="float">
            <text:p>24.59</text:p>
          </table:table-cell>
          <table:table-cell table:style-name="ce25" table:formula="of:=[.P6]/[.E6]" office:value-type="float" office:value="1.11274208144796" calcext:value-type="float">
            <text:p>1.1127</text:p>
          </table:table-cell>
          <table:table-cell table:formula="of:=[.E6]/[.G6]" office:value-type="float" office:value="11.6315789473684" calcext:value-type="float">
            <text:p>11.6316</text:p>
          </table:table-cell>
          <table:table-cell table:formula="of:=[.S5]*[.T6]" office:value-type="float" office:value="12.8270625" calcext:value-type="float">
            <text:p>12.827</text:p>
          </table:table-cell>
          <table:table-cell table:formula="of:=[.T5]-[.U6]" office:value-type="float" office:value="1.011" calcext:value-type="float">
            <text:p>1.011</text:p>
          </table:table-cell>
          <table:table-cell office:value-type="float" office:value="0.004" calcext:value-type="float">
            <text:p>0.004</text:p>
          </table:table-cell>
          <table:table-cell table:formula="of:=[.P6]/[.S6]" office:value-type="float" office:value="1.91716536814255" calcext:value-type="float">
            <text:p>1.92</text:p>
          </table:table-cell>
          <table:table-cell table:style-name="ce31" table:formula="of:=[$Vanilla.I6]" office:value-type="float" office:value="3.2" calcext:value-type="float">
            <text:p>3.20</text:p>
          </table:table-cell>
          <table:table-cell table:formula="of:=[.W6]/[.P6]" office:value-type="float" office:value="0.130125733990468" calcext:value-type="float">
            <text:p>0.1301</text:p>
          </table:table-cell>
          <table:table-cell table:formula="of:=[.Y5]-[.Z6]" office:value-type="float" office:value="0.1465" calcext:value-type="float">
            <text:p>0.147</text:p>
          </table:table-cell>
          <table:table-cell office:value-type="float" office:value="0.0015" calcext:value-type="float">
            <text:p>0.0015</text:p>
          </table:table-cell>
          <table:table-cell table:formula="of:=[.P6]*[.Y6]" office:value-type="float" office:value="3.6026694" calcext:value-type="float">
            <text:p>3.60</text:p>
          </table:table-cell>
        </table:table-row>
        <table:table-row table:style-name="ro1">
          <table:table-cell office:value-type="string" calcext:value-type="string">
            <text:p>X4700 Ion Thruster</text:p>
          </table:table-cell>
          <table:table-cell table:number-columns-repeated="3" office:value-type="float" office:value="79" calcext:value-type="float">
            <text:p>79</text:p>
          </table:table-cell>
          <table:table-cell table:style-name="ce11" office:value-type="float" office:value="42.5" calcext:value-type="float">
            <text:p>42.50</text:p>
          </table:table-cell>
          <table:table-cell table:style-name="ce15" table:formula="of:=[.$C$1]*[.$C$1]*[.E7]" office:value-type="float" office:value="153000" calcext:value-type="float">
            <text:p>153,000.0</text:p>
          </table:table-cell>
          <table:table-cell table:style-name="ce11" office:value-type="float" office:value="3.5" calcext:value-type="float">
            <text:p>3.50</text:p>
          </table:table-cell>
          <table:table-cell table:style-name="ce20" table:formula="of:=[.$C$1]*[.G7]" office:value-type="float" office:value="210" calcext:value-type="float">
            <text:p>210.0</text:p>
          </table:table-cell>
          <table:table-cell table:style-name="ce11" office:value-type="float" office:value="6.2" calcext:value-type="float">
            <text:p>6.20</text:p>
          </table:table-cell>
          <table:table-cell table:style-name="ce20" table:formula="of:=[.$C$1]*[.I7]" office:value-type="float" office:value="372" calcext:value-type="float">
            <text:p>372.0</text:p>
          </table:table-cell>
          <table:table-cell table:style-name="ce25" table:formula="of:=[.E7]/[.D7]" office:value-type="float" office:value="0.537974683544304" calcext:value-type="float">
            <text:p>0.5380</text:p>
          </table:table-cell>
          <table:table-cell table:style-name="ce25" table:formula="of:=[.K7]/[.K6]" office:value-type="float" office:value="1.11976630963973" calcext:value-type="float">
            <text:p>1.1198</text:p>
          </table:table-cell>
          <table:table-cell table:style-name="ce25" table:formula="of:=[.M6]*[.N7]" office:value-type="float" office:value="0.572022" calcext:value-type="float">
            <text:p>0.5720</text:p>
          </table:table-cell>
          <table:table-cell table:formula="of:=[.N6]-[.O7]" office:value-type="float" office:value="1.07" calcext:value-type="float">
            <text:p>1.07</text:p>
          </table:table-cell>
          <table:table-cell office:value-type="float" office:value="0.01" calcext:value-type="float">
            <text:p>0.01</text:p>
          </table:table-cell>
          <table:table-cell table:style-name="ce31" table:formula="of:=[.M7]*[.D7]" office:value-type="float" office:value="45.189738" calcext:value-type="float">
            <text:p>45.19</text:p>
          </table:table-cell>
          <table:table-cell table:style-name="ce25" table:formula="of:=[.P7]/[.E7]" office:value-type="float" office:value="1.06328795294118" calcext:value-type="float">
            <text:p>1.0633</text:p>
          </table:table-cell>
          <table:table-cell table:formula="of:=[.E7]/[.G7]" office:value-type="float" office:value="12.1428571428571" calcext:value-type="float">
            <text:p>12.1429</text:p>
          </table:table-cell>
          <table:table-cell table:formula="of:=[.S6]*[.T7]" office:value-type="float" office:value="12.9425060625" calcext:value-type="float">
            <text:p>12.943</text:p>
          </table:table-cell>
          <table:table-cell table:formula="of:=[.T6]-[.U7]" office:value-type="float" office:value="1.009" calcext:value-type="float">
            <text:p>1.009</text:p>
          </table:table-cell>
          <table:table-cell office:value-type="float" office:value="0.002" calcext:value-type="float">
            <text:p>0.002</text:p>
          </table:table-cell>
          <table:table-cell table:formula="of:=[.P7]/[.S7]" office:value-type="float" office:value="3.49157557135972" calcext:value-type="float">
            <text:p>3.49</text:p>
          </table:table-cell>
          <table:table-cell table:style-name="ce31" table:formula="of:=[$Vanilla.I7]" office:value-type="float" office:value="6.2" calcext:value-type="float">
            <text:p>6.20</text:p>
          </table:table-cell>
          <table:table-cell table:formula="of:=[.W7]/[.P7]" office:value-type="float" office:value="0.137199290688519" calcext:value-type="float">
            <text:p>0.1372</text:p>
          </table:table-cell>
          <table:table-cell table:formula="of:=[.Y6]-[.Z7]" office:value-type="float" office:value="0.1455" calcext:value-type="float">
            <text:p>0.146</text:p>
          </table:table-cell>
          <table:table-cell office:value-type="float" office:value="0.001" calcext:value-type="float">
            <text:p>0.001</text:p>
          </table:table-cell>
          <table:table-cell table:formula="of:=[.P7]*[.Y7]" office:value-type="float" office:value="6.575106879" calcext:value-type="float">
            <text:p>6.58</text:p>
          </table:table-cell>
        </table:table-row>
        <table:table-row table:style-name="ro1">
          <table:table-cell office:value-type="string" calcext:value-type="string">
            <text:p>X5700 Ion Thruster</text:p>
          </table:table-cell>
          <table:table-cell table:number-columns-repeated="3" office:value-type="float" office:value="134" calcext:value-type="float">
            <text:p>134</text:p>
          </table:table-cell>
          <table:table-cell table:style-name="ce11" office:value-type="float" office:value="81.5" calcext:value-type="float">
            <text:p>81.50</text:p>
          </table:table-cell>
          <table:table-cell table:style-name="ce15" table:formula="of:=[.$C$1]*[.$C$1]*[.E8]" office:value-type="float" office:value="293400" calcext:value-type="float">
            <text:p>293,400.0</text:p>
          </table:table-cell>
          <table:table-cell table:style-name="ce11" office:value-type="float" office:value="6.3" calcext:value-type="float">
            <text:p>6.30</text:p>
          </table:table-cell>
          <table:table-cell table:style-name="ce20" table:formula="of:=[.$C$1]*[.G8]" office:value-type="float" office:value="378" calcext:value-type="float">
            <text:p>378.0</text:p>
          </table:table-cell>
          <table:table-cell table:style-name="ce11" office:value-type="float" office:value="11.7" calcext:value-type="float">
            <text:p>11.70</text:p>
          </table:table-cell>
          <table:table-cell table:style-name="ce20" table:formula="of:=[.$C$1]*[.I8]" office:value-type="float" office:value="702" calcext:value-type="float">
            <text:p>702.0</text:p>
          </table:table-cell>
          <table:table-cell table:style-name="ce25" table:formula="of:=[.E8]/[.D8]" office:value-type="float" office:value="0.608208955223881" calcext:value-type="float">
            <text:p>0.6082</text:p>
          </table:table-cell>
          <table:table-cell table:style-name="ce25" table:formula="of:=[.K8]/[.K7]" office:value-type="float" office:value="1.1305531167691" calcext:value-type="float">
            <text:p>1.1306</text:p>
          </table:table-cell>
          <table:table-cell table:style-name="ce25" table:formula="of:=[.M7]*[.N8]" office:value-type="float" office:value="0.60920343" calcext:value-type="float">
            <text:p>0.6092</text:p>
          </table:table-cell>
          <table:table-cell table:formula="of:=[.N7]-[.O8]" office:value-type="float" office:value="1.065" calcext:value-type="float">
            <text:p>1.065</text:p>
          </table:table-cell>
          <table:table-cell office:value-type="float" office:value="0.005" calcext:value-type="float">
            <text:p>0.005</text:p>
          </table:table-cell>
          <table:table-cell table:style-name="ce31" table:formula="of:=[.M8]*[.D8]" office:value-type="float" office:value="81.63325962" calcext:value-type="float">
            <text:p>81.63</text:p>
          </table:table-cell>
          <table:table-cell table:style-name="ce25" table:formula="of:=[.P8]/[.E8]" office:value-type="float" office:value="1.00163508736196" calcext:value-type="float">
            <text:p>1.0016</text:p>
          </table:table-cell>
          <table:table-cell table:formula="of:=[.E8]/[.G8]" office:value-type="float" office:value="12.9365079365079" calcext:value-type="float">
            <text:p>12.9365</text:p>
          </table:table-cell>
          <table:table-cell table:formula="of:=[.S7]*[.T8]" office:value-type="float" office:value="13.046046111" calcext:value-type="float">
            <text:p>13.046</text:p>
          </table:table-cell>
          <table:table-cell table:formula="of:=[.T7]-[.U8]" office:value-type="float" office:value="1.008" calcext:value-type="float">
            <text:p>1.008</text:p>
          </table:table-cell>
          <table:table-cell office:value-type="float" office:value="0.001" calcext:value-type="float">
            <text:p>0.001</text:p>
          </table:table-cell>
          <table:table-cell table:formula="of:=[.P8]/[.S8]" office:value-type="float" office:value="6.2573180353218" calcext:value-type="float">
            <text:p>6.26</text:p>
          </table:table-cell>
          <table:table-cell table:style-name="ce31" table:formula="of:=[$Vanilla.I8]" office:value-type="float" office:value="11.7" calcext:value-type="float">
            <text:p>11.70</text:p>
          </table:table-cell>
          <table:table-cell table:formula="of:=[.W8]/[.P8]" office:value-type="float" office:value="0.143323935053716" calcext:value-type="float">
            <text:p>0.1433</text:p>
          </table:table-cell>
          <table:table-cell table:formula="of:=[.Y7]-[.Z8]" office:value-type="float" office:value="0.145" calcext:value-type="float">
            <text:p>0.145</text:p>
          </table:table-cell>
          <table:table-cell office:value-type="float" office:value="0.0005" calcext:value-type="float">
            <text:p>0.0005</text:p>
          </table:table-cell>
          <table:table-cell table:formula="of:=[.P8]*[.Y8]" office:value-type="float" office:value="11.8368226449" calcext:value-type="float">
            <text:p>11.84</text:p>
          </table:table-cell>
        </table:table-row>
        <table:table-row table:style-name="ro1">
          <table:table-cell table:style-name="ce1" office:value-type="string" calcext:value-type="string">
            <text:p>Diff Ion to Plasma</text:p>
          </table:table-cell>
          <table:table-cell table:number-columns-repeated="2"/>
          <table:table-cell table:style-name="ce1" table:formula="of:=[.M11]/[.M4]" office:value-type="float" office:value="1.3" calcext:value-type="float">
            <text:p>1.3</text:p>
          </table:table-cell>
          <table:table-cell table:number-columns-repeated="6"/>
          <table:table-cell table:style-name="ce25"/>
          <table:table-cell table:number-columns-repeated="16"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8" office:value-type="string" calcext:value-type="string">
            <text:p>thrust/EC</text:p>
          </table:table-cell>
          <table:table-cell table:style-name="ce8" office:value-type="string" calcext:value-type="string">
            <text:p>% diff</text:p>
          </table:table-cell>
          <table:table-cell table:style-name="ce8" office:value-type="string" calcext:value-type="string">
            <text:p>thrust/EC IF</text:p>
          </table:table-cell>
          <table:table-cell table:style-name="ce8" office:value-type="string" calcext:value-type="string">
            <text:p>This % diff</text:p>
          </table:table-cell>
          <table:table-cell table:style-name="ce8" office:value-type="string" calcext:value-type="string">
            <text:p>change in diff</text:p>
          </table:table-cell>
          <table:table-cell table:style-name="ce8" office:value-type="string" calcext:value-type="string">
            <text:p>New Thrust</text:p>
          </table:table-cell>
          <table:table-cell table:style-name="ce8" office:value-type="string" calcext:value-type="string">
            <text:p>% from base</text:p>
          </table:table-cell>
          <table:table-cell table:style-name="ce26" office:value-type="string" calcext:value-type="string">
            <text:p>x thrust</text:p>
          </table:table-cell>
          <table:table-cell table:style-name="ce47" office:value-type="string" calcext:value-type="string">
            <text:p>Plasma eff </text:p>
          </table:table-cell>
          <table:table-cell table:style-name="ce1" office:value-type="float" office:value="9.62" calcext:value-type="float">
            <text:p>9.62</text:p>
          </table:table-cell>
          <table:table-cell table:style-name="ce1"/>
          <table:table-cell table:style-name="ce50" office:value-type="string" calcext:value-type="string">
            <text:p>new energy</text:p>
          </table:table-cell>
          <table:table-cell table:style-name="ce1" office:value-type="string" calcext:value-type="string">
            <text:p>Heat</text:p>
          </table:table-cell>
          <table:table-cell table:style-name="ce26"/>
          <table:table-cell table:style-name="ce47" office:value-type="string" calcext:value-type="string">
            <text:p>Plasma heat </text:p>
          </table:table-cell>
          <table:table-cell table:style-name="ce49" office:value-type="float" office:value="0.203" calcext:value-type="float">
            <text:p>0.203</text:p>
          </table:table-cell>
          <table:table-cell table:style-name="ce50" office:value-type="string" calcext:value-type="string">
            <text:p>New Heat</text:p>
          </table:table-cell>
        </table:table-row>
        <table:table-row table:style-name="ro1">
          <table:table-cell office:value-type="string" calcext:value-type="string">
            <text:p>Chipmunk Plasma Th</text:p>
          </table:table-cell>
          <table:table-cell table:number-columns-repeated="3" office:value-type="float" office:value="20" calcext:value-type="float">
            <text:p>20</text:p>
          </table:table-cell>
          <table:table-cell table:style-name="ce29" office:value-type="float" office:value="11.7" calcext:value-type="float">
            <text:p>11.70</text:p>
          </table:table-cell>
          <table:table-cell table:style-name="ce15" table:formula="of:=[.$C$1]*[.$C$1]*[.E11]" office:value-type="float" office:value="42120" calcext:value-type="float">
            <text:p>42,120.0</text:p>
          </table:table-cell>
          <table:table-cell table:style-name="ce11" office:value-type="float" office:value="1" calcext:value-type="float">
            <text:p>1.00</text:p>
          </table:table-cell>
          <table:table-cell table:style-name="ce20" table:formula="of:=[.$C$1]*[.G11]" office:value-type="float" office:value="60" calcext:value-type="float">
            <text:p>60.0</text:p>
          </table:table-cell>
          <table:table-cell table:style-name="ce11" office:value-type="float" office:value="1.8" calcext:value-type="float">
            <text:p>1.80</text:p>
          </table:table-cell>
          <table:table-cell table:style-name="ce20" table:formula="of:=[.$C$1]*[.I11]" office:value-type="float" office:value="108" calcext:value-type="float">
            <text:p>108.0</text:p>
          </table:table-cell>
          <table:table-cell table:style-name="ce25" table:formula="of:=[.E11]/[.D11]" office:value-type="float" office:value="0.585" calcext:value-type="float">
            <text:p>0.5850</text:p>
          </table:table-cell>
          <table:table-cell/>
          <table:table-cell table:style-name="ce25" table:formula="of:=[.K11]" office:value-type="float" office:value="0.585" calcext:value-type="float">
            <text:p>0.5850</text:p>
          </table:table-cell>
          <table:table-cell table:number-columns-repeated="2"/>
          <table:table-cell table:style-name="ce31" table:formula="of:=[.M11]*[.D11]" office:value-type="float" office:value="11.7" calcext:value-type="float">
            <text:p>11.70</text:p>
          </table:table-cell>
          <table:table-cell table:style-name="ce25" table:formula="of:=[.P11]/9.6" office:value-type="float" office:value="1.21875" calcext:value-type="float">
            <text:p>1.2188</text:p>
          </table:table-cell>
          <table:table-cell table:formula="of:=[.E11]/[.G11]" office:value-type="float" office:value="11.7" calcext:value-type="float">
            <text:p>11.7000</text:p>
          </table:table-cell>
          <table:table-cell table:style-name="ce48" table:formula="of:=[.T10]" office:value-type="float" office:value="9.62" calcext:value-type="float">
            <text:p>9.620</text:p>
          </table:table-cell>
          <table:table-cell table:number-columns-repeated="2"/>
          <table:table-cell table:formula="of:=[.P11]/[.S11]" office:value-type="float" office:value="1.21621621621622" calcext:value-type="float">
            <text:p>1.22</text:p>
          </table:table-cell>
          <table:table-cell table:style-name="ce31" table:formula="of:=[$Vanilla.I15]" office:value-type="float" office:value="1.8" calcext:value-type="float">
            <text:p>1.80</text:p>
          </table:table-cell>
          <table:table-cell table:formula="of:=[.W11]/[.P11]" office:value-type="float" office:value="0.153846153846154" calcext:value-type="float">
            <text:p>0.1538</text:p>
          </table:table-cell>
          <table:table-cell table:formula="of:=[.Z10]" office:value-type="float" office:value="0.203" calcext:value-type="float">
            <text:p>0.203</text:p>
          </table:table-cell>
          <table:table-cell/>
          <table:table-cell table:formula="of:=[.P11]*[.Y11]" office:value-type="float" office:value="2.3751" calcext:value-type="float">
            <text:p>2.38</text:p>
          </table:table-cell>
        </table:table-row>
        <table:table-row table:style-name="ro1">
          <table:table-cell office:value-type="string" calcext:value-type="string">
            <text:p>Greyhound Plasma Th</text:p>
          </table:table-cell>
          <table:table-cell table:number-columns-repeated="3" office:value-type="float" office:value="34" calcext:value-type="float">
            <text:p>34</text:p>
          </table:table-cell>
          <table:table-cell table:style-name="ce11" office:value-type="float" office:value="18.4" calcext:value-type="float">
            <text:p>18.40</text:p>
          </table:table-cell>
          <table:table-cell table:style-name="ce15" table:formula="of:=[.$C$1]*[.$C$1]*[.E12]" office:value-type="float" office:value="66240" calcext:value-type="float">
            <text:p>66,240.0</text:p>
          </table:table-cell>
          <table:table-cell table:style-name="ce11" office:value-type="float" office:value="1.8" calcext:value-type="float">
            <text:p>1.80</text:p>
          </table:table-cell>
          <table:table-cell table:style-name="ce20" table:formula="of:=[.$C$1]*[.G12]" office:value-type="float" office:value="108" calcext:value-type="float">
            <text:p>108.0</text:p>
          </table:table-cell>
          <table:table-cell table:style-name="ce11" office:value-type="float" office:value="3.4" calcext:value-type="float">
            <text:p>3.40</text:p>
          </table:table-cell>
          <table:table-cell table:style-name="ce20" table:formula="of:=[.$C$1]*[.I12]" office:value-type="float" office:value="204" calcext:value-type="float">
            <text:p>204.0</text:p>
          </table:table-cell>
          <table:table-cell table:style-name="ce25" table:formula="of:=[.E12]/[.D12]" office:value-type="float" office:value="0.541176470588235" calcext:value-type="float">
            <text:p>0.5412</text:p>
          </table:table-cell>
          <table:table-cell table:style-name="ce25" table:formula="of:=[.K12]/[.K11]" office:value-type="float" office:value="0.925087983911513" calcext:value-type="float">
            <text:p>0.9251</text:p>
          </table:table-cell>
          <table:table-cell table:style-name="ce25" table:formula="of:=[.M11]*[.N12]" office:value-type="float" office:value="0.6435" calcext:value-type="float">
            <text:p>0.6435</text:p>
          </table:table-cell>
          <table:table-cell table:style-name="ce30" office:value-type="float" office:value="1.1" calcext:value-type="float">
            <text:p>1.1</text:p>
          </table:table-cell>
          <table:table-cell/>
          <table:table-cell table:style-name="ce31" table:formula="of:=[.M12]*[.D12]" office:value-type="float" office:value="21.879" calcext:value-type="float">
            <text:p>21.88</text:p>
          </table:table-cell>
          <table:table-cell table:style-name="ce25" table:formula="of:=[.P12]/[.E12]" office:value-type="float" office:value="1.18907608695652" calcext:value-type="float">
            <text:p>1.1891</text:p>
          </table:table-cell>
          <table:table-cell table:formula="of:=[.E12]/[.G12]" office:value-type="float" office:value="10.2222222222222" calcext:value-type="float">
            <text:p>10.2222</text:p>
          </table:table-cell>
          <table:table-cell table:formula="of:=[.S11]*[.T12]" office:value-type="float" office:value="9.7643" calcext:value-type="float">
            <text:p>9.764</text:p>
          </table:table-cell>
          <table:table-cell table:style-name="ce30" office:value-type="float" office:value="1.015" calcext:value-type="float">
            <text:p>1.015</text:p>
          </table:table-cell>
          <table:table-cell/>
          <table:table-cell table:formula="of:=[.P12]/[.S12]" office:value-type="float" office:value="2.24071362002396" calcext:value-type="float">
            <text:p>2.24</text:p>
          </table:table-cell>
          <table:table-cell table:style-name="ce31" table:formula="of:=[$Vanilla.I16]" office:value-type="float" office:value="3.4" calcext:value-type="float">
            <text:p>3.40</text:p>
          </table:table-cell>
          <table:table-cell table:formula="of:=[.W12]/[.P12]" office:value-type="float" office:value="0.155400155400155" calcext:value-type="float">
            <text:p>0.1554</text:p>
          </table:table-cell>
          <table:table-cell table:formula="of:=[.Y11]-[.Z12]" office:value-type="float" office:value="0.201" calcext:value-type="float">
            <text:p>0.201</text:p>
          </table:table-cell>
          <table:table-cell office:value-type="float" office:value="0.002" calcext:value-type="float">
            <text:p>0.002</text:p>
          </table:table-cell>
          <table:table-cell table:formula="of:=[.P12]*[.Y12]" office:value-type="float" office:value="4.397679" calcext:value-type="float">
            <text:p>4.40</text:p>
          </table:table-cell>
        </table:table-row>
        <table:table-row table:style-name="ro1">
          <table:table-cell office:value-type="string" calcext:value-type="string">
            <text:p>Impala Plasma Th</text:p>
          </table:table-cell>
          <table:table-cell table:number-columns-repeated="3" office:value-type="float" office:value="58" calcext:value-type="float">
            <text:p>58</text:p>
          </table:table-cell>
          <table:table-cell table:style-name="ce11" office:value-type="float" office:value="35.4" calcext:value-type="float">
            <text:p>35.40</text:p>
          </table:table-cell>
          <table:table-cell table:style-name="ce15" table:formula="of:=[.$C$1]*[.$C$1]*[.E13]" office:value-type="float" office:value="127440" calcext:value-type="float">
            <text:p>127,440.0</text:p>
          </table:table-cell>
          <table:table-cell table:style-name="ce11" office:value-type="float" office:value="3.2" calcext:value-type="float">
            <text:p>3.20</text:p>
          </table:table-cell>
          <table:table-cell table:style-name="ce20" table:formula="of:=[.$C$1]*[.G13]" office:value-type="float" office:value="192" calcext:value-type="float">
            <text:p>192.0</text:p>
          </table:table-cell>
          <table:table-cell table:style-name="ce11" office:value-type="float" office:value="6.5" calcext:value-type="float">
            <text:p>6.50</text:p>
          </table:table-cell>
          <table:table-cell table:style-name="ce20" table:formula="of:=[.$C$1]*[.I13]" office:value-type="float" office:value="390" calcext:value-type="float">
            <text:p>390.0</text:p>
          </table:table-cell>
          <table:table-cell table:style-name="ce25" table:formula="of:=[.E13]/[.D13]" office:value-type="float" office:value="0.610344827586207" calcext:value-type="float">
            <text:p>0.6103</text:p>
          </table:table-cell>
          <table:table-cell table:style-name="ce25" table:formula="of:=[.K13]/[.K12]" office:value-type="float" office:value="1.12781109445277" calcext:value-type="float">
            <text:p>1.1278</text:p>
          </table:table-cell>
          <table:table-cell table:style-name="ce25" table:formula="of:=[.M12]*[.N13]" office:value-type="float" office:value="0.69498" calcext:value-type="float">
            <text:p>0.6950</text:p>
          </table:table-cell>
          <table:table-cell table:formula="of:=[.N12]-[.O13]" office:value-type="float" office:value="1.08" calcext:value-type="float">
            <text:p>1.08</text:p>
          </table:table-cell>
          <table:table-cell office:value-type="float" office:value="0.02" calcext:value-type="float">
            <text:p>0.02</text:p>
          </table:table-cell>
          <table:table-cell table:style-name="ce31" table:formula="of:=[.M13]*[.D13]" office:value-type="float" office:value="40.30884" calcext:value-type="float">
            <text:p>40.31</text:p>
          </table:table-cell>
          <table:table-cell table:style-name="ce25" table:formula="of:=[.P13]/[.E13]" office:value-type="float" office:value="1.13866779661017" calcext:value-type="float">
            <text:p>1.1387</text:p>
          </table:table-cell>
          <table:table-cell table:formula="of:=[.E13]/[.G13]" office:value-type="float" office:value="11.0625" calcext:value-type="float">
            <text:p>11.0625</text:p>
          </table:table-cell>
          <table:table-cell table:formula="of:=[.S12]*[.T13]" office:value-type="float" office:value="9.8717073" calcext:value-type="float">
            <text:p>9.872</text:p>
          </table:table-cell>
          <table:table-cell table:formula="of:=[.T12]-[.U13]" office:value-type="float" office:value="1.011" calcext:value-type="float">
            <text:p>1.011</text:p>
          </table:table-cell>
          <table:table-cell office:value-type="float" office:value="0.004" calcext:value-type="float">
            <text:p>0.004</text:p>
          </table:table-cell>
          <table:table-cell table:formula="of:=[.P13]/[.S13]" office:value-type="float" office:value="4.08326936516848" calcext:value-type="float">
            <text:p>4.08</text:p>
          </table:table-cell>
          <table:table-cell table:style-name="ce31" table:formula="of:=[$Vanilla.I17]" office:value-type="float" office:value="6.5" calcext:value-type="float">
            <text:p>6.50</text:p>
          </table:table-cell>
          <table:table-cell table:formula="of:=[.W13]/[.P13]" office:value-type="float" office:value="0.161254950526981" calcext:value-type="float">
            <text:p>0.1613</text:p>
          </table:table-cell>
          <table:table-cell table:formula="of:=[.Y12]-[.Z13]" office:value-type="float" office:value="0.1995" calcext:value-type="float">
            <text:p>0.200</text:p>
          </table:table-cell>
          <table:table-cell office:value-type="float" office:value="0.0015" calcext:value-type="float">
            <text:p>0.0015</text:p>
          </table:table-cell>
          <table:table-cell table:formula="of:=[.P13]*[.Y13]" office:value-type="float" office:value="8.04161358" calcext:value-type="float">
            <text:p>8.04</text:p>
          </table:table-cell>
        </table:table-row>
        <table:table-row table:style-name="ro1">
          <table:table-cell office:value-type="string" calcext:value-type="string">
            <text:p>Orca Plasma Th</text:p>
          </table:table-cell>
          <table:table-cell table:number-columns-repeated="3" office:value-type="float" office:value="98" calcext:value-type="float">
            <text:p>98</text:p>
          </table:table-cell>
          <table:table-cell table:style-name="ce11" office:value-type="float" office:value="67.9" calcext:value-type="float">
            <text:p>67.90</text:p>
          </table:table-cell>
          <table:table-cell table:style-name="ce15" table:formula="of:=[.$C$1]*[.$C$1]*[.E14]" office:value-type="float" office:value="244440" calcext:value-type="float">
            <text:p>244,440.0</text:p>
          </table:table-cell>
          <table:table-cell table:style-name="ce11" office:value-type="float" office:value="5.8" calcext:value-type="float">
            <text:p>5.80</text:p>
          </table:table-cell>
          <table:table-cell table:style-name="ce20" table:formula="of:=[.$C$1]*[.G14]" office:value-type="float" office:value="348" calcext:value-type="float">
            <text:p>348.0</text:p>
          </table:table-cell>
          <table:table-cell table:style-name="ce11" office:value-type="float" office:value="12.3" calcext:value-type="float">
            <text:p>12.30</text:p>
          </table:table-cell>
          <table:table-cell table:style-name="ce20" table:formula="of:=[.$C$1]*[.I14]" office:value-type="float" office:value="738" calcext:value-type="float">
            <text:p>738.0</text:p>
          </table:table-cell>
          <table:table-cell table:style-name="ce25" table:formula="of:=[.E14]/[.D14]" office:value-type="float" office:value="0.692857142857143" calcext:value-type="float">
            <text:p>0.6929</text:p>
          </table:table-cell>
          <table:table-cell table:style-name="ce25" table:formula="of:=[.K14]/[.K13]" office:value-type="float" office:value="1.13518966908797" calcext:value-type="float">
            <text:p>1.1352</text:p>
          </table:table-cell>
          <table:table-cell table:style-name="ce25" table:formula="of:=[.M13]*[.N14]" office:value-type="float" office:value="0.7436286" calcext:value-type="float">
            <text:p>0.7436</text:p>
          </table:table-cell>
          <table:table-cell table:formula="of:=[.N13]-[.O14]" office:value-type="float" office:value="1.07" calcext:value-type="float">
            <text:p>1.07</text:p>
          </table:table-cell>
          <table:table-cell office:value-type="float" office:value="0.01" calcext:value-type="float">
            <text:p>0.01</text:p>
          </table:table-cell>
          <table:table-cell table:style-name="ce31" table:formula="of:=[.M14]*[.D14]" office:value-type="float" office:value="72.8756028" calcext:value-type="float">
            <text:p>72.88</text:p>
          </table:table-cell>
          <table:table-cell table:style-name="ce25" table:formula="of:=[.P14]/[.E14]" office:value-type="float" office:value="1.07327839175258" calcext:value-type="float">
            <text:p>1.0733</text:p>
          </table:table-cell>
          <table:table-cell table:formula="of:=[.E14]/[.G14]" office:value-type="float" office:value="11.7068965517241" calcext:value-type="float">
            <text:p>11.7069</text:p>
          </table:table-cell>
          <table:table-cell table:formula="of:=[.S13]*[.T14]" office:value-type="float" office:value="9.9605526657" calcext:value-type="float">
            <text:p>9.961</text:p>
          </table:table-cell>
          <table:table-cell table:formula="of:=[.T13]-[.U14]" office:value-type="float" office:value="1.009" calcext:value-type="float">
            <text:p>1.009</text:p>
          </table:table-cell>
          <table:table-cell office:value-type="float" office:value="0.002" calcext:value-type="float">
            <text:p>0.002</text:p>
          </table:table-cell>
          <table:table-cell table:formula="of:=[.P14]/[.S14]" office:value-type="float" office:value="7.31642161292448" calcext:value-type="float">
            <text:p>7.32</text:p>
          </table:table-cell>
          <table:table-cell table:style-name="ce31" table:formula="of:=[$Vanilla.I18]" office:value-type="float" office:value="12.3" calcext:value-type="float">
            <text:p>12.30</text:p>
          </table:table-cell>
          <table:table-cell table:formula="of:=[.W14]/[.P14]" office:value-type="float" office:value="0.168780765131455" calcext:value-type="float">
            <text:p>0.1688</text:p>
          </table:table-cell>
          <table:table-cell table:formula="of:=[.Y13]-[.Z14]" office:value-type="float" office:value="0.1985" calcext:value-type="float">
            <text:p>0.199</text:p>
          </table:table-cell>
          <table:table-cell office:value-type="float" office:value="0.001" calcext:value-type="float">
            <text:p>0.001</text:p>
          </table:table-cell>
          <table:table-cell table:formula="of:=[.P14]*[.Y14]" office:value-type="float" office:value="14.4658071558" calcext:value-type="float">
            <text:p>14.47</text:p>
          </table:table-cell>
        </table:table-row>
        <table:table-row table:style-name="ro1">
          <table:table-cell office:value-type="string" calcext:value-type="string">
            <text:p>Tyrant Plasma Th</text:p>
          </table:table-cell>
          <table:table-cell table:number-columns-repeated="3" office:value-type="float" office:value="167" calcext:value-type="float">
            <text:p>167</text:p>
          </table:table-cell>
          <table:table-cell table:style-name="ce11" office:value-type="float" office:value="130.5" calcext:value-type="float">
            <text:p>130.50</text:p>
          </table:table-cell>
          <table:table-cell table:style-name="ce15" table:formula="of:=[.$C$1]*[.$C$1]*[.E15]" office:value-type="float" office:value="469800" calcext:value-type="float">
            <text:p>469,800.0</text:p>
          </table:table-cell>
          <table:table-cell table:style-name="ce11" office:value-type="float" office:value="10.5" calcext:value-type="float">
            <text:p>10.50</text:p>
          </table:table-cell>
          <table:table-cell table:style-name="ce20" table:formula="of:=[.$C$1]*[.G15]" office:value-type="float" office:value="630" calcext:value-type="float">
            <text:p>630.0</text:p>
          </table:table-cell>
          <table:table-cell table:style-name="ce11" office:value-type="float" office:value="23.5" calcext:value-type="float">
            <text:p>23.50</text:p>
          </table:table-cell>
          <table:table-cell table:style-name="ce20" table:formula="of:=[.$C$1]*[.I15]" office:value-type="float" office:value="1410" calcext:value-type="float">
            <text:p>1410.0</text:p>
          </table:table-cell>
          <table:table-cell table:style-name="ce25" table:formula="of:=[.E15]/[.D15]" office:value-type="float" office:value="0.781437125748503" calcext:value-type="float">
            <text:p>0.7814</text:p>
          </table:table-cell>
          <table:table-cell table:style-name="ce25" table:formula="of:=[.K15]/[.K14]" office:value-type="float" office:value="1.12784739798753" calcext:value-type="float">
            <text:p>1.1278</text:p>
          </table:table-cell>
          <table:table-cell table:style-name="ce25" table:formula="of:=[.M14]*[.N15]" office:value-type="float" office:value="0.791964459" calcext:value-type="float">
            <text:p>0.7920</text:p>
          </table:table-cell>
          <table:table-cell table:formula="of:=[.N14]-[.O15]" office:value-type="float" office:value="1.065" calcext:value-type="float">
            <text:p>1.065</text:p>
          </table:table-cell>
          <table:table-cell office:value-type="float" office:value="0.005" calcext:value-type="float">
            <text:p>0.005</text:p>
          </table:table-cell>
          <table:table-cell table:style-name="ce31" table:formula="of:=[.M15]*[.D15]" office:value-type="float" office:value="132.258064653" calcext:value-type="float">
            <text:p>132.26</text:p>
          </table:table-cell>
          <table:table-cell table:style-name="ce25" table:formula="of:=[.P15]/[.E15]" office:value-type="float" office:value="1.0134717597931" calcext:value-type="float">
            <text:p>1.0135</text:p>
          </table:table-cell>
          <table:table-cell table:formula="of:=[.E15]/[.G15]" office:value-type="float" office:value="12.4285714285714" calcext:value-type="float">
            <text:p>12.4286</text:p>
          </table:table-cell>
          <table:table-cell table:formula="of:=[.S14]*[.T15]" office:value-type="float" office:value="10.0402370870256" calcext:value-type="float">
            <text:p>10.040</text:p>
          </table:table-cell>
          <table:table-cell table:formula="of:=[.T14]-[.U15]" office:value-type="float" office:value="1.008" calcext:value-type="float">
            <text:p>1.008</text:p>
          </table:table-cell>
          <table:table-cell office:value-type="float" office:value="0.001" calcext:value-type="float">
            <text:p>0.001</text:p>
          </table:table-cell>
          <table:table-cell table:formula="of:=[.P15]/[.S15]" office:value-type="float" office:value="13.1728029434593" calcext:value-type="float">
            <text:p>13.17</text:p>
          </table:table-cell>
          <table:table-cell table:style-name="ce31" table:formula="of:=[$Vanilla.I19]" office:value-type="float" office:value="23.5" calcext:value-type="float">
            <text:p>23.50</text:p>
          </table:table-cell>
          <table:table-cell table:formula="of:=[.W15]/[.P15]" office:value-type="float" office:value="0.177682926645388" calcext:value-type="float">
            <text:p>0.1777</text:p>
          </table:table-cell>
          <table:table-cell table:formula="of:=[.Y14]-[.Z15]" office:value-type="float" office:value="0.198" calcext:value-type="float">
            <text:p>0.198</text:p>
          </table:table-cell>
          <table:table-cell office:value-type="float" office:value="0.0005" calcext:value-type="float">
            <text:p>0.0005</text:p>
          </table:table-cell>
          <table:table-cell table:formula="of:=[.P15]*[.Y15]" office:value-type="float" office:value="26.187096801294" calcext:value-type="float">
            <text:p>26.19</text:p>
          </table:table-cell>
        </table:table-row>
        <table:table-row table:style-name="ro1">
          <table:table-cell table:style-name="ce1" office:value-type="string" calcext:value-type="string">
            <text:p>Plasma to Atomic</text:p>
          </table:table-cell>
          <table:table-cell table:number-columns-repeated="2"/>
          <table:table-cell table:style-name="ce1" table:formula="of:=[.M18]/[.M11]" office:value-type="float" office:value="1.2999222999223" calcext:value-type="float">
            <text:p>1.2999222999223</text:p>
          </table:table-cell>
          <table:table-cell table:number-columns-repeated="18"/>
          <table:table-cell table:style-name="ce31"/>
          <table:table-cell table:number-columns-repeated="4"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8" office:value-type="string" calcext:value-type="string">
            <text:p>thrust/EC</text:p>
          </table:table-cell>
          <table:table-cell table:style-name="ce8" office:value-type="string" calcext:value-type="string">
            <text:p>% diff</text:p>
          </table:table-cell>
          <table:table-cell table:style-name="ce8" office:value-type="string" calcext:value-type="string">
            <text:p>thrust/EC IF</text:p>
          </table:table-cell>
          <table:table-cell table:style-name="ce8" office:value-type="string" calcext:value-type="string">
            <text:p>This % diff</text:p>
          </table:table-cell>
          <table:table-cell table:style-name="ce8" office:value-type="string" calcext:value-type="string">
            <text:p>change in diff</text:p>
          </table:table-cell>
          <table:table-cell table:style-name="ce8" office:value-type="string" calcext:value-type="string">
            <text:p>New Thrust</text:p>
          </table:table-cell>
          <table:table-cell table:style-name="ce8" office:value-type="string" calcext:value-type="string">
            <text:p>% from base</text:p>
          </table:table-cell>
          <table:table-cell table:style-name="ce26" office:value-type="string" calcext:value-type="string">
            <text:p>x thrust</text:p>
          </table:table-cell>
          <table:table-cell table:style-name="ce47" office:value-type="string" calcext:value-type="string">
            <text:p>Atomic eff </text:p>
          </table:table-cell>
          <table:table-cell table:style-name="ce1" office:value-type="float" office:value="7.4" calcext:value-type="float">
            <text:p>7.4</text:p>
          </table:table-cell>
          <table:table-cell table:style-name="ce1"/>
          <table:table-cell table:style-name="ce50" office:value-type="string" calcext:value-type="string">
            <text:p>new energy</text:p>
          </table:table-cell>
          <table:table-cell table:style-name="ce1" office:value-type="string" calcext:value-type="string">
            <text:p>Heat</text:p>
          </table:table-cell>
          <table:table-cell table:style-name="ce26"/>
          <table:table-cell table:style-name="ce47" office:value-type="string" calcext:value-type="string">
            <text:p>Atomic heat </text:p>
          </table:table-cell>
          <table:table-cell table:style-name="ce49" office:value-type="float" office:value="0.273" calcext:value-type="float">
            <text:p>0.273</text:p>
          </table:table-cell>
          <table:table-cell table:style-name="ce50" office:value-type="string" calcext:value-type="string">
            <text:p>New Heat</text:p>
          </table:table-cell>
        </table:table-row>
        <table:table-row table:style-name="ro1">
          <table:table-cell office:value-type="string" calcext:value-type="string">
            <text:p>A120 Atomic Thruster</text:p>
          </table:table-cell>
          <table:table-cell table:number-columns-repeated="3" office:value-type="float" office:value="22" calcext:value-type="float">
            <text:p>22</text:p>
          </table:table-cell>
          <table:table-cell table:style-name="ce29" office:value-type="float" office:value="16.73" calcext:value-type="float">
            <text:p>16.73</text:p>
          </table:table-cell>
          <table:table-cell table:style-name="ce15" table:formula="of:=[.$C$1]*[.$C$1]*[.E18]" office:value-type="float" office:value="60228" calcext:value-type="float">
            <text:p>60,228.0</text:p>
          </table:table-cell>
          <table:table-cell table:style-name="ce11" office:value-type="float" office:value="1.8" calcext:value-type="float">
            <text:p>1.80</text:p>
          </table:table-cell>
          <table:table-cell table:style-name="ce20" table:formula="of:=[.$C$1]*[.G18]" office:value-type="float" office:value="108" calcext:value-type="float">
            <text:p>108.0</text:p>
          </table:table-cell>
          <table:table-cell table:style-name="ce11" office:value-type="float" office:value="3.5" calcext:value-type="float">
            <text:p>3.50</text:p>
          </table:table-cell>
          <table:table-cell table:style-name="ce20" table:formula="of:=[.$C$1]*[.I18]" office:value-type="float" office:value="210" calcext:value-type="float">
            <text:p>210.0</text:p>
          </table:table-cell>
          <table:table-cell table:style-name="ce25" table:formula="of:=[.E18]/[.D18]" office:value-type="float" office:value="0.760454545454545" calcext:value-type="float">
            <text:p>0.7605</text:p>
          </table:table-cell>
          <table:table-cell/>
          <table:table-cell table:style-name="ce25" table:formula="of:=[.K18]" office:value-type="float" office:value="0.760454545454545" calcext:value-type="float">
            <text:p>0.7605</text:p>
          </table:table-cell>
          <table:table-cell table:number-columns-repeated="2"/>
          <table:table-cell table:style-name="ce31" table:formula="of:=[.M18]*[.D18]" office:value-type="float" office:value="16.73" calcext:value-type="float">
            <text:p>16.73</text:p>
          </table:table-cell>
          <table:table-cell table:style-name="ce25" table:formula="of:=[.P18]/15.4" office:value-type="float" office:value="1.08636363636364" calcext:value-type="float">
            <text:p>1.0864</text:p>
          </table:table-cell>
          <table:table-cell table:formula="of:=[.E18]/[.G18]" office:value-type="float" office:value="9.29444444444444" calcext:value-type="float">
            <text:p>9.2944</text:p>
          </table:table-cell>
          <table:table-cell table:style-name="ce48" table:formula="of:=[.T17]" office:value-type="float" office:value="7.4" calcext:value-type="float">
            <text:p>7.400</text:p>
          </table:table-cell>
          <table:table-cell table:number-columns-repeated="2"/>
          <table:table-cell table:formula="of:=[.P18]/[.S18]" office:value-type="float" office:value="2.26081081081081" calcext:value-type="float">
            <text:p>2.26</text:p>
          </table:table-cell>
          <table:table-cell table:style-name="ce31" table:formula="of:=[$Vanilla.I26]" office:value-type="float" office:value="3.5" calcext:value-type="float">
            <text:p>3.50</text:p>
          </table:table-cell>
          <table:table-cell table:formula="of:=[.W18]/[.P18]" office:value-type="float" office:value="0.209205020920502" calcext:value-type="float">
            <text:p>0.2092</text:p>
          </table:table-cell>
          <table:table-cell table:formula="of:=[.Z17]" office:value-type="float" office:value="0.273" calcext:value-type="float">
            <text:p>0.273</text:p>
          </table:table-cell>
          <table:table-cell/>
          <table:table-cell table:formula="of:=[.P18]*[.Y18]" office:value-type="float" office:value="4.56729" calcext:value-type="float">
            <text:p>4.57</text:p>
          </table:table-cell>
        </table:table-row>
        <table:table-row table:style-name="ro1">
          <table:table-cell office:value-type="string" calcext:value-type="string">
            <text:p>A250 Atomic Thruster</text:p>
          </table:table-cell>
          <table:table-cell table:number-columns-repeated="3" office:value-type="float" office:value="34" calcext:value-type="float">
            <text:p>34</text:p>
          </table:table-cell>
          <table:table-cell table:style-name="ce11" office:value-type="float" office:value="27.3" calcext:value-type="float">
            <text:p>27.30</text:p>
          </table:table-cell>
          <table:table-cell table:style-name="ce15" table:formula="of:=[.$C$1]*[.$C$1]*[.E19]" office:value-type="float" office:value="98280" calcext:value-type="float">
            <text:p>98,280.0</text:p>
          </table:table-cell>
          <table:table-cell table:style-name="ce11" office:value-type="float" office:value="3.1" calcext:value-type="float">
            <text:p>3.10</text:p>
          </table:table-cell>
          <table:table-cell table:style-name="ce20" table:formula="of:=[.$C$1]*[.G19]" office:value-type="float" office:value="186" calcext:value-type="float">
            <text:p>186.0</text:p>
          </table:table-cell>
          <table:table-cell table:style-name="ce11" office:value-type="float" office:value="6.1" calcext:value-type="float">
            <text:p>6.10</text:p>
          </table:table-cell>
          <table:table-cell table:style-name="ce20" table:formula="of:=[.$C$1]*[.I19]" office:value-type="float" office:value="366" calcext:value-type="float">
            <text:p>366.0</text:p>
          </table:table-cell>
          <table:table-cell table:style-name="ce25" table:formula="of:=[.E19]/[.D19]" office:value-type="float" office:value="0.802941176470588" calcext:value-type="float">
            <text:p>0.8029</text:p>
          </table:table-cell>
          <table:table-cell table:style-name="ce25" table:formula="of:=[.K19]/[.K18]" office:value-type="float" office:value="1.05587004676348" calcext:value-type="float">
            <text:p>1.0559</text:p>
          </table:table-cell>
          <table:table-cell table:style-name="ce25" table:formula="of:=[.M18]*[.N19]" office:value-type="float" office:value="0.8365" calcext:value-type="float">
            <text:p>0.8365</text:p>
          </table:table-cell>
          <table:table-cell table:style-name="ce30" office:value-type="float" office:value="1.1" calcext:value-type="float">
            <text:p>1.1</text:p>
          </table:table-cell>
          <table:table-cell/>
          <table:table-cell table:style-name="ce31" table:formula="of:=[.M19]*[.D19]" office:value-type="float" office:value="28.441" calcext:value-type="float">
            <text:p>28.44</text:p>
          </table:table-cell>
          <table:table-cell table:style-name="ce25" table:formula="of:=[.P19]/[.E19]" office:value-type="float" office:value="1.04179487179487" calcext:value-type="float">
            <text:p>1.0418</text:p>
          </table:table-cell>
          <table:table-cell table:formula="of:=[.E19]/[.G19]" office:value-type="float" office:value="8.80645161290323" calcext:value-type="float">
            <text:p>8.8065</text:p>
          </table:table-cell>
          <table:table-cell table:formula="of:=[.S18]*[.T19]" office:value-type="float" office:value="7.511" calcext:value-type="float">
            <text:p>7.511</text:p>
          </table:table-cell>
          <table:table-cell table:style-name="ce30" office:value-type="float" office:value="1.015" calcext:value-type="float">
            <text:p>1.015</text:p>
          </table:table-cell>
          <table:table-cell/>
          <table:table-cell table:formula="of:=[.P19]/[.S19]" office:value-type="float" office:value="3.78657968313141" calcext:value-type="float">
            <text:p>3.79</text:p>
          </table:table-cell>
          <table:table-cell table:style-name="ce31" table:formula="of:=[$Vanilla.I27]" office:value-type="float" office:value="6.1" calcext:value-type="float">
            <text:p>6.10</text:p>
          </table:table-cell>
          <table:table-cell table:formula="of:=[.W19]/[.P19]" office:value-type="float" office:value="0.214479097078162" calcext:value-type="float">
            <text:p>0.2145</text:p>
          </table:table-cell>
          <table:table-cell table:formula="of:=[.Y18]-[.Z19]" office:value-type="float" office:value="0.271" calcext:value-type="float">
            <text:p>0.271</text:p>
          </table:table-cell>
          <table:table-cell office:value-type="float" office:value="0.002" calcext:value-type="float">
            <text:p>0.002</text:p>
          </table:table-cell>
          <table:table-cell table:formula="of:=[.P19]*[.Y19]" office:value-type="float" office:value="7.707511" calcext:value-type="float">
            <text:p>7.71</text:p>
          </table:table-cell>
        </table:table-row>
        <table:table-row table:style-name="ro1">
          <table:table-cell office:value-type="string" calcext:value-type="string">
            <text:p>A370 Atomic Thruster</text:p>
          </table:table-cell>
          <table:table-cell table:number-columns-repeated="3" office:value-type="float" office:value="53" calcext:value-type="float">
            <text:p>53</text:p>
          </table:table-cell>
          <table:table-cell table:style-name="ce11" office:value-type="float" office:value="47.6" calcext:value-type="float">
            <text:p>47.60</text:p>
          </table:table-cell>
          <table:table-cell table:style-name="ce15" table:formula="of:=[.$C$1]*[.$C$1]*[.E20]" office:value-type="float" office:value="171360" calcext:value-type="float">
            <text:p>171,360.0</text:p>
          </table:table-cell>
          <table:table-cell table:style-name="ce11" office:value-type="float" office:value="5.1" calcext:value-type="float">
            <text:p>5.10</text:p>
          </table:table-cell>
          <table:table-cell table:style-name="ce20" table:formula="of:=[.$C$1]*[.G20]" office:value-type="float" office:value="306" calcext:value-type="float">
            <text:p>306.0</text:p>
          </table:table-cell>
          <table:table-cell table:style-name="ce11" office:value-type="float" office:value="10.3" calcext:value-type="float">
            <text:p>10.30</text:p>
          </table:table-cell>
          <table:table-cell table:style-name="ce20" table:formula="of:=[.$C$1]*[.I20]" office:value-type="float" office:value="618" calcext:value-type="float">
            <text:p>618.0</text:p>
          </table:table-cell>
          <table:table-cell table:style-name="ce25" table:formula="of:=[.E20]/[.D20]" office:value-type="float" office:value="0.89811320754717" calcext:value-type="float">
            <text:p>0.8981</text:p>
          </table:table-cell>
          <table:table-cell table:style-name="ce25" table:formula="of:=[.K20]/[.K19]" office:value-type="float" office:value="1.11852926947267" calcext:value-type="float">
            <text:p>1.1185</text:p>
          </table:table-cell>
          <table:table-cell table:style-name="ce25" table:formula="of:=[.M19]*[.N20]" office:value-type="float" office:value="0.90342" calcext:value-type="float">
            <text:p>0.9034</text:p>
          </table:table-cell>
          <table:table-cell table:formula="of:=[.N19]-[.O20]" office:value-type="float" office:value="1.08" calcext:value-type="float">
            <text:p>1.08</text:p>
          </table:table-cell>
          <table:table-cell office:value-type="float" office:value="0.02" calcext:value-type="float">
            <text:p>0.02</text:p>
          </table:table-cell>
          <table:table-cell table:style-name="ce31" table:formula="of:=[.M20]*[.D20]" office:value-type="float" office:value="47.88126" calcext:value-type="float">
            <text:p>47.88</text:p>
          </table:table-cell>
          <table:table-cell table:style-name="ce25" table:formula="of:=[.P20]/[.E20]" office:value-type="float" office:value="1.00590882352941" calcext:value-type="float">
            <text:p>1.0059</text:p>
          </table:table-cell>
          <table:table-cell table:formula="of:=[.E20]/[.G20]" office:value-type="float" office:value="9.33333333333333" calcext:value-type="float">
            <text:p>9.3333</text:p>
          </table:table-cell>
          <table:table-cell table:formula="of:=[.S19]*[.T20]" office:value-type="float" office:value="7.593621" calcext:value-type="float">
            <text:p>7.594</text:p>
          </table:table-cell>
          <table:table-cell table:formula="of:=[.T19]-[.U20]" office:value-type="float" office:value="1.011" calcext:value-type="float">
            <text:p>1.011</text:p>
          </table:table-cell>
          <table:table-cell office:value-type="float" office:value="0.004" calcext:value-type="float">
            <text:p>0.004</text:p>
          </table:table-cell>
          <table:table-cell table:formula="of:=[.P20]/[.S20]" office:value-type="float" office:value="6.30545822605579" calcext:value-type="float">
            <text:p>6.31</text:p>
          </table:table-cell>
          <table:table-cell table:style-name="ce31" table:formula="of:=[$Vanilla.I28]" office:value-type="float" office:value="10.3" calcext:value-type="float">
            <text:p>10.30</text:p>
          </table:table-cell>
          <table:table-cell table:formula="of:=[.W20]/[.P20]" office:value-type="float" office:value="0.215115475240209" calcext:value-type="float">
            <text:p>0.2151</text:p>
          </table:table-cell>
          <table:table-cell table:formula="of:=[.Y19]-[.Z20]" office:value-type="float" office:value="0.2695" calcext:value-type="float">
            <text:p>0.270</text:p>
          </table:table-cell>
          <table:table-cell office:value-type="float" office:value="0.0015" calcext:value-type="float">
            <text:p>0.0015</text:p>
          </table:table-cell>
          <table:table-cell table:formula="of:=[.P20]*[.Y20]" office:value-type="float" office:value="12.90399957" calcext:value-type="float">
            <text:p>12.90</text:p>
          </table:table-cell>
        </table:table-row>
        <table:table-row table:style-name="ro1">
          <table:table-cell office:value-type="string" calcext:value-type="string">
            <text:p>A520 Atomic Thruster</text:p>
          </table:table-cell>
          <table:table-cell table:number-columns-repeated="3" office:value-type="float" office:value="82" calcext:value-type="float">
            <text:p>82</text:p>
          </table:table-cell>
          <table:table-cell table:style-name="ce11" office:value-type="float" office:value="81.9" calcext:value-type="float">
            <text:p>81.90</text:p>
          </table:table-cell>
          <table:table-cell table:style-name="ce15" table:formula="of:=[.$C$1]*[.$C$1]*[.E21]" office:value-type="float" office:value="294840" calcext:value-type="float">
            <text:p>294,840.0</text:p>
          </table:table-cell>
          <table:table-cell table:style-name="ce11" office:value-type="float" office:value="8.3" calcext:value-type="float">
            <text:p>8.30</text:p>
          </table:table-cell>
          <table:table-cell table:style-name="ce20" table:formula="of:=[.$C$1]*[.G21]" office:value-type="float" office:value="498" calcext:value-type="float">
            <text:p>498.0</text:p>
          </table:table-cell>
          <table:table-cell table:style-name="ce11" office:value-type="float" office:value="17.4" calcext:value-type="float">
            <text:p>17.40</text:p>
          </table:table-cell>
          <table:table-cell table:style-name="ce20" table:formula="of:=[.$C$1]*[.I21]" office:value-type="float" office:value="1044" calcext:value-type="float">
            <text:p>1044.0</text:p>
          </table:table-cell>
          <table:table-cell table:style-name="ce25" table:formula="of:=[.E21]/[.D21]" office:value-type="float" office:value="0.998780487804878" calcext:value-type="float">
            <text:p>0.9988</text:p>
          </table:table-cell>
          <table:table-cell table:style-name="ce25" table:formula="of:=[.K21]/[.K20]" office:value-type="float" office:value="1.112087517934" calcext:value-type="float">
            <text:p>1.1121</text:p>
          </table:table-cell>
          <table:table-cell table:style-name="ce25" table:formula="of:=[.M20]*[.N21]" office:value-type="float" office:value="0.9666594" calcext:value-type="float">
            <text:p>0.9667</text:p>
          </table:table-cell>
          <table:table-cell table:formula="of:=[.N20]-[.O21]" office:value-type="float" office:value="1.07" calcext:value-type="float">
            <text:p>1.07</text:p>
          </table:table-cell>
          <table:table-cell office:value-type="float" office:value="0.01" calcext:value-type="float">
            <text:p>0.01</text:p>
          </table:table-cell>
          <table:table-cell table:style-name="ce31" table:formula="of:=[.M21]*[.D21]" office:value-type="float" office:value="79.2660708" calcext:value-type="float">
            <text:p>79.27</text:p>
          </table:table-cell>
          <table:table-cell table:style-name="ce25" table:formula="of:=[.P21]/[.E21]" office:value-type="float" office:value="0.967839692307692" calcext:value-type="float">
            <text:p>0.9678</text:p>
          </table:table-cell>
          <table:table-cell table:formula="of:=[.E21]/[.G21]" office:value-type="float" office:value="9.86746987951807" calcext:value-type="float">
            <text:p>9.8675</text:p>
          </table:table-cell>
          <table:table-cell table:formula="of:=[.S20]*[.T21]" office:value-type="float" office:value="7.661963589" calcext:value-type="float">
            <text:p>7.662</text:p>
          </table:table-cell>
          <table:table-cell table:formula="of:=[.T20]-[.U21]" office:value-type="float" office:value="1.009" calcext:value-type="float">
            <text:p>1.009</text:p>
          </table:table-cell>
          <table:table-cell office:value-type="float" office:value="0.002" calcext:value-type="float">
            <text:p>0.002</text:p>
          </table:table-cell>
          <table:table-cell table:formula="of:=[.P21]/[.S21]" office:value-type="float" office:value="10.3453990454613" calcext:value-type="float">
            <text:p>10.35</text:p>
          </table:table-cell>
          <table:table-cell table:style-name="ce31" table:formula="of:=[$Vanilla.I29]" office:value-type="float" office:value="17.4" calcext:value-type="float">
            <text:p>17.40</text:p>
          </table:table-cell>
          <table:table-cell table:formula="of:=[.W21]/[.P21]" office:value-type="float" office:value="0.219513845260512" calcext:value-type="float">
            <text:p>0.2195</text:p>
          </table:table-cell>
          <table:table-cell table:formula="of:=[.Y20]-[.Z21]" office:value-type="float" office:value="0.2685" calcext:value-type="float">
            <text:p>0.269</text:p>
          </table:table-cell>
          <table:table-cell office:value-type="float" office:value="0.001" calcext:value-type="float">
            <text:p>0.001</text:p>
          </table:table-cell>
          <table:table-cell table:formula="of:=[.P21]*[.Y21]" office:value-type="float" office:value="21.2829400098" calcext:value-type="float">
            <text:p>21.28</text:p>
          </table:table-cell>
        </table:table-row>
        <table:table-row table:style-name="ro1">
          <table:table-cell office:value-type="string" calcext:value-type="string">
            <text:p>A860 Atomic Thruster</text:p>
          </table:table-cell>
          <table:table-cell table:number-columns-repeated="3" office:value-type="float" office:value="127" calcext:value-type="float">
            <text:p>127</text:p>
          </table:table-cell>
          <table:table-cell table:style-name="ce11" office:value-type="float" office:value="139.7" calcext:value-type="float">
            <text:p>139.70</text:p>
          </table:table-cell>
          <table:table-cell table:style-name="ce15" table:formula="of:=[.$C$1]*[.$C$1]*[.E22]" office:value-type="float" office:value="502920" calcext:value-type="float">
            <text:p>502,920.0</text:p>
          </table:table-cell>
          <table:table-cell table:style-name="ce11" office:value-type="float" office:value="13.3" calcext:value-type="float">
            <text:p>13.30</text:p>
          </table:table-cell>
          <table:table-cell table:style-name="ce20" table:formula="of:=[.$C$1]*[.G22]" office:value-type="float" office:value="798" calcext:value-type="float">
            <text:p>798.0</text:p>
          </table:table-cell>
          <table:table-cell table:style-name="ce11" office:value-type="float" office:value="29.1" calcext:value-type="float">
            <text:p>29.10</text:p>
          </table:table-cell>
          <table:table-cell table:style-name="ce20" table:formula="of:=[.$C$1]*[.I22]" office:value-type="float" office:value="1746" calcext:value-type="float">
            <text:p>1746.0</text:p>
          </table:table-cell>
          <table:table-cell table:style-name="ce25" table:formula="of:=[.E22]/[.D22]" office:value-type="float" office:value="1.1" calcext:value-type="float">
            <text:p>1.1000</text:p>
          </table:table-cell>
          <table:table-cell table:style-name="ce25" table:formula="of:=[.K22]/[.K21]" office:value-type="float" office:value="1.1013431013431" calcext:value-type="float">
            <text:p>1.1013</text:p>
          </table:table-cell>
          <table:table-cell table:style-name="ce25" table:formula="of:=[.M21]*[.N22]" office:value-type="float" office:value="1.029492261" calcext:value-type="float">
            <text:p>1.0295</text:p>
          </table:table-cell>
          <table:table-cell table:formula="of:=[.N21]-[.O22]" office:value-type="float" office:value="1.065" calcext:value-type="float">
            <text:p>1.065</text:p>
          </table:table-cell>
          <table:table-cell office:value-type="float" office:value="0.005" calcext:value-type="float">
            <text:p>0.005</text:p>
          </table:table-cell>
          <table:table-cell table:style-name="ce31" table:formula="of:=[.M22]*[.D22]" office:value-type="float" office:value="130.745517147" calcext:value-type="float">
            <text:p>130.75</text:p>
          </table:table-cell>
          <table:table-cell table:style-name="ce25" table:formula="of:=[.P22]/[.E22]" office:value-type="float" office:value="0.935902055454545" calcext:value-type="float">
            <text:p>0.9359</text:p>
          </table:table-cell>
          <table:table-cell table:formula="of:=[.E22]/[.G22]" office:value-type="float" office:value="10.5037593984962" calcext:value-type="float">
            <text:p>10.5038</text:p>
          </table:table-cell>
          <table:table-cell table:formula="of:=[.S21]*[.T22]" office:value-type="float" office:value="7.723259297712" calcext:value-type="float">
            <text:p>7.723</text:p>
          </table:table-cell>
          <table:table-cell table:formula="of:=[.T21]-[.U22]" office:value-type="float" office:value="1.008" calcext:value-type="float">
            <text:p>1.008</text:p>
          </table:table-cell>
          <table:table-cell office:value-type="float" office:value="0.001" calcext:value-type="float">
            <text:p>0.001</text:p>
          </table:table-cell>
          <table:table-cell table:formula="of:=[.P22]/[.S22]" office:value-type="float" office:value="16.9288006665441" calcext:value-type="float">
            <text:p>16.93</text:p>
          </table:table-cell>
          <table:table-cell table:style-name="ce31" table:formula="of:=[$Vanilla.I30]" office:value-type="float" office:value="29.1" calcext:value-type="float">
            <text:p>29.10</text:p>
          </table:table-cell>
          <table:table-cell table:formula="of:=[.W22]/[.P22]" office:value-type="float" office:value="0.22256977244797" calcext:value-type="float">
            <text:p>0.2226</text:p>
          </table:table-cell>
          <table:table-cell table:formula="of:=[.Y21]-[.Z22]" office:value-type="float" office:value="0.268" calcext:value-type="float">
            <text:p>0.268</text:p>
          </table:table-cell>
          <table:table-cell office:value-type="float" office:value="0.0005" calcext:value-type="float">
            <text:p>0.0005</text:p>
          </table:table-cell>
          <table:table-cell table:formula="of:=[.P22]*[.Y22]" office:value-type="float" office:value="35.039798595396" calcext:value-type="float">
            <text:p>35.04</text:p>
          </table:table-cell>
        </table:table-row>
        <table:table-row table:style-name="ro1">
          <table:table-cell table:number-columns-repeated="22"/>
          <table:table-cell table:style-name="ce31"/>
          <table:table-cell table:number-columns-repeated="4"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23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8" office:value-type="string" calcext:value-type="string">
            <text:p>thrust/EC</text:p>
          </table:table-cell>
          <table:table-cell table:style-name="ce8" office:value-type="string" calcext:value-type="string">
            <text:p>% diff</text:p>
          </table:table-cell>
          <table:table-cell table:style-name="ce8" office:value-type="string" calcext:value-type="string">
            <text:p>thrust/EC IF</text:p>
          </table:table-cell>
          <table:table-cell table:style-name="ce8" office:value-type="string" calcext:value-type="string">
            <text:p>This % diff</text:p>
          </table:table-cell>
          <table:table-cell table:style-name="ce8" office:value-type="string" calcext:value-type="string">
            <text:p>change in diff</text:p>
          </table:table-cell>
          <table:table-cell table:style-name="ce8" office:value-type="string" calcext:value-type="string">
            <text:p>New Thrust</text:p>
          </table:table-cell>
          <table:table-cell table:style-name="ce8" office:value-type="string" calcext:value-type="string">
            <text:p>% from base</text:p>
          </table:table-cell>
          <table:table-cell table:style-name="ce26" office:value-type="string" calcext:value-type="string">
            <text:p>x turn</text:p>
          </table:table-cell>
          <table:table-cell table:style-name="ce47" office:value-type="string" calcext:value-type="string">
            <text:p>Ion eff = </text:p>
          </table:table-cell>
          <table:table-cell table:style-name="ce49" office:value-type="float" office:value="12.5" calcext:value-type="float">
            <text:p>12.5</text:p>
          </table:table-cell>
          <table:table-cell table:style-name="ce1"/>
          <table:table-cell table:style-name="ce50" office:value-type="string" calcext:value-type="string">
            <text:p>new energy</text:p>
          </table:table-cell>
          <table:table-cell table:style-name="ce1" office:value-type="string" calcext:value-type="string">
            <text:p>Heat</text:p>
          </table:table-cell>
          <table:table-cell table:style-name="ce26"/>
          <table:table-cell table:style-name="ce47" office:value-type="string" calcext:value-type="string">
            <text:p>Ion heat = </text:p>
          </table:table-cell>
          <table:table-cell table:style-name="ce49" office:value-type="float" office:value="0.15" calcext:value-type="float">
            <text:p>0.15</text:p>
          </table:table-cell>
          <table:table-cell table:style-name="ce50" office:value-type="string" calcext:value-type="string">
            <text:p>New Heat</text:p>
          </table:table-cell>
        </table:table-row>
        <table:table-row table:style-name="ro1">
          <table:table-cell office:value-type="string" calcext:value-type="string">
            <text:p>X1200 Ion Steering</text:p>
          </table:table-cell>
          <table:table-cell table:number-columns-repeated="3" office:value-type="float" office:value="12" calcext:value-type="float">
            <text:p>12</text:p>
          </table:table-cell>
          <table:table-cell table:style-name="ce43" office:value-type="float" office:value="192" calcext:value-type="float">
            <text:p>192.0</text:p>
          </table:table-cell>
          <table:table-cell table:style-name="ce15" table:formula="of:=[.$C$1]*[.E25]" office:value-type="float" office:value="11520" calcext:value-type="float">
            <text:p>11,520.0</text:p>
          </table:table-cell>
          <table:table-cell table:style-name="ce11" office:value-type="float" office:value="0.3" calcext:value-type="float">
            <text:p>0.30</text:p>
          </table:table-cell>
          <table:table-cell table:style-name="ce20" table:formula="of:=[.$C$1]*[.G25]" office:value-type="float" office:value="18" calcext:value-type="float">
            <text:p>18.0</text:p>
          </table:table-cell>
          <table:table-cell table:style-name="ce11" office:value-type="float" office:value="0.6" calcext:value-type="float">
            <text:p>0.60</text:p>
          </table:table-cell>
          <table:table-cell table:style-name="ce20" table:formula="of:=[.$C$1]*[.I25]" office:value-type="float" office:value="36" calcext:value-type="float">
            <text:p>36.0</text:p>
          </table:table-cell>
          <table:table-cell table:style-name="ce25" table:formula="of:=[.E25]/[.D25]" office:value-type="float" office:value="16" calcext:value-type="float">
            <text:p>16.0000</text:p>
          </table:table-cell>
          <table:table-cell/>
          <table:table-cell table:style-name="ce25" table:formula="of:=[.K25]" office:value-type="float" office:value="16" calcext:value-type="float">
            <text:p>16.0000</text:p>
          </table:table-cell>
          <table:table-cell table:number-columns-repeated="2"/>
          <table:table-cell table:style-name="ce31" table:formula="of:=[.M25]*[.D25]" office:value-type="float" office:value="192" calcext:value-type="float">
            <text:p>192.00</text:p>
          </table:table-cell>
          <table:table-cell table:style-name="ce25" table:formula="of:=[.P25]/160" office:value-type="float" office:value="1.2" calcext:value-type="float">
            <text:p>1.2000</text:p>
          </table:table-cell>
          <table:table-cell table:formula="of:=[.E25]/[.G25]" office:value-type="float" office:value="640" calcext:value-type="float">
            <text:p>640.0000</text:p>
          </table:table-cell>
          <table:table-cell table:style-name="ce48" table:formula="of:=[.T24]" office:value-type="float" office:value="12.5" calcext:value-type="float">
            <text:p>12.500</text:p>
          </table:table-cell>
          <table:table-cell table:number-columns-repeated="2"/>
          <table:table-cell table:formula="of:=[.P25]/[.S25]/60" office:value-type="float" office:value="0.256" calcext:value-type="float">
            <text:p>0.26</text:p>
          </table:table-cell>
          <table:table-cell table:style-name="ce31" table:formula="of:=[$Vanilla.O9]" office:value-type="float" office:value="0.6" calcext:value-type="float">
            <text:p>0.60</text:p>
          </table:table-cell>
          <table:table-cell table:formula="of:=[.W25]/[.P25]" office:value-type="float" office:value="0.003125" calcext:value-type="float">
            <text:p>0.0031</text:p>
          </table:table-cell>
          <table:table-cell table:formula="of:=[.Z24]" office:value-type="float" office:value="0.15" calcext:value-type="float">
            <text:p>0.150</text:p>
          </table:table-cell>
          <table:table-cell/>
          <table:table-cell table:formula="of:=[.P25]*[.Y25]/60"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X2200 Ion Steering</text:p>
          </table:table-cell>
          <table:table-cell table:number-columns-repeated="3" office:value-type="float" office:value="20" calcext:value-type="float">
            <text:p>20</text:p>
          </table:table-cell>
          <table:table-cell table:style-name="ce19" office:value-type="float" office:value="307" calcext:value-type="float">
            <text:p>307.0</text:p>
          </table:table-cell>
          <table:table-cell table:style-name="ce15" table:formula="of:=[.$C$1]*[.E26]" office:value-type="float" office:value="18420" calcext:value-type="float">
            <text:p>18,420.0</text:p>
          </table:table-cell>
          <table:table-cell table:style-name="ce11" office:value-type="float" office:value="0.6" calcext:value-type="float">
            <text:p>0.60</text:p>
          </table:table-cell>
          <table:table-cell table:style-name="ce20" table:formula="of:=[.$C$1]*[.G26]" office:value-type="float" office:value="36" calcext:value-type="float">
            <text:p>36.0</text:p>
          </table:table-cell>
          <table:table-cell table:style-name="ce11" office:value-type="float" office:value="1.1" calcext:value-type="float">
            <text:p>1.10</text:p>
          </table:table-cell>
          <table:table-cell table:style-name="ce20" table:formula="of:=[.$C$1]*[.I26]" office:value-type="float" office:value="66" calcext:value-type="float">
            <text:p>66.0</text:p>
          </table:table-cell>
          <table:table-cell table:style-name="ce25" table:formula="of:=[.E26]/[.D26]" office:value-type="float" office:value="15.35" calcext:value-type="float">
            <text:p>15.3500</text:p>
          </table:table-cell>
          <table:table-cell table:style-name="ce25" table:formula="of:=[.K26]/[.K25]" office:value-type="float" office:value="0.959375" calcext:value-type="float">
            <text:p>0.9594</text:p>
          </table:table-cell>
          <table:table-cell table:style-name="ce25" table:formula="of:=[.M25]*[.N26]" office:value-type="float" office:value="18.4" calcext:value-type="float">
            <text:p>18.4000</text:p>
          </table:table-cell>
          <table:table-cell table:style-name="ce30" office:value-type="float" office:value="1.15" calcext:value-type="float">
            <text:p>1.15</text:p>
          </table:table-cell>
          <table:table-cell/>
          <table:table-cell table:style-name="ce31" table:formula="of:=[.M26]*[.D26]" office:value-type="float" office:value="368" calcext:value-type="float">
            <text:p>368.00</text:p>
          </table:table-cell>
          <table:table-cell table:style-name="ce25" table:formula="of:=[.P26]/[.E26]" office:value-type="float" office:value="1.19869706840391" calcext:value-type="float">
            <text:p>1.1987</text:p>
          </table:table-cell>
          <table:table-cell table:formula="of:=[.E26]/[.G26]" office:value-type="float" office:value="511.666666666667" calcext:value-type="float">
            <text:p>511.6667</text:p>
          </table:table-cell>
          <table:table-cell table:formula="of:=[.S25]*[.T26]" office:value-type="float" office:value="12.6875" calcext:value-type="float">
            <text:p>12.688</text:p>
          </table:table-cell>
          <table:table-cell table:style-name="ce30" office:value-type="float" office:value="1.015" calcext:value-type="float">
            <text:p>1.015</text:p>
          </table:table-cell>
          <table:table-cell/>
          <table:table-cell table:formula="of:=[.P26]/[.S26]/60" office:value-type="float" office:value="0.483415435139573" calcext:value-type="float">
            <text:p>0.48</text:p>
          </table:table-cell>
          <table:table-cell table:style-name="ce31" table:formula="of:=[$Vanilla.O10]" office:value-type="float" office:value="1.1" calcext:value-type="float">
            <text:p>1.10</text:p>
          </table:table-cell>
          <table:table-cell table:formula="of:=[.W26]/[.P26]" office:value-type="float" office:value="0.00298913043478261" calcext:value-type="float">
            <text:p>0.0030</text:p>
          </table:table-cell>
          <table:table-cell table:formula="of:=[.Y25]-[.Z26]" office:value-type="float" office:value="0.148" calcext:value-type="float">
            <text:p>0.148</text:p>
          </table:table-cell>
          <table:table-cell office:value-type="float" office:value="0.002" calcext:value-type="float">
            <text:p>0.002</text:p>
          </table:table-cell>
          <table:table-cell table:formula="of:=[.P26]*[.Y26]/60" office:value-type="float" office:value="0.907733333333333" calcext:value-type="float">
            <text:p>0.91</text:p>
          </table:table-cell>
        </table:table-row>
        <table:table-row table:style-name="ro1">
          <table:table-cell office:value-type="string" calcext:value-type="string">
            <text:p>X3200 Ion Steering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9" office:value-type="float" office:value="590" calcext:value-type="float">
            <text:p>590.0</text:p>
          </table:table-cell>
          <table:table-cell table:style-name="ce15" table:formula="of:=[.$C$1]*[.E27]" office:value-type="float" office:value="35400" calcext:value-type="float">
            <text:p>35,400.0</text:p>
          </table:table-cell>
          <table:table-cell table:style-name="ce11" office:value-type="float" office:value="1.1" calcext:value-type="float">
            <text:p>1.10</text:p>
          </table:table-cell>
          <table:table-cell table:style-name="ce20" table:formula="of:=[.$C$1]*[.G27]" office:value-type="float" office:value="66" calcext:value-type="float">
            <text:p>66.0</text:p>
          </table:table-cell>
          <table:table-cell table:style-name="ce11" office:value-type="float" office:value="2" calcext:value-type="float">
            <text:p>2.00</text:p>
          </table:table-cell>
          <table:table-cell table:style-name="ce20" table:formula="of:=[.$C$1]*[.I27]" office:value-type="float" office:value="120" calcext:value-type="float">
            <text:p>120.0</text:p>
          </table:table-cell>
          <table:table-cell table:style-name="ce25" table:formula="of:=[.E27]/[.D27]" office:value-type="float" office:value="16.8571428571429" calcext:value-type="float">
            <text:p>16.8571</text:p>
          </table:table-cell>
          <table:table-cell table:style-name="ce25" table:formula="of:=[.K27]/[.K26]" office:value-type="float" office:value="1.09818520241973" calcext:value-type="float">
            <text:p>1.0982</text:p>
          </table:table-cell>
          <table:table-cell table:style-name="ce25" table:formula="of:=[.M26]*[.N27]" office:value-type="float" office:value="20.424" calcext:value-type="float">
            <text:p>20.4240</text:p>
          </table:table-cell>
          <table:table-cell table:formula="of:=[.N26]-[.O27]" office:value-type="float" office:value="1.11" calcext:value-type="float">
            <text:p>1.11</text:p>
          </table:table-cell>
          <table:table-cell office:value-type="float" office:value="0.04" calcext:value-type="float">
            <text:p>0.04</text:p>
          </table:table-cell>
          <table:table-cell table:style-name="ce31" table:formula="of:=[.M27]*[.D27]" office:value-type="float" office:value="714.84" calcext:value-type="float">
            <text:p>714.84</text:p>
          </table:table-cell>
          <table:table-cell table:style-name="ce25" table:formula="of:=[.P27]/[.E27]" office:value-type="float" office:value="1.21159322033898" calcext:value-type="float">
            <text:p>1.2116</text:p>
          </table:table-cell>
          <table:table-cell table:formula="of:=[.E27]/[.G27]" office:value-type="float" office:value="536.363636363636" calcext:value-type="float">
            <text:p>536.3636</text:p>
          </table:table-cell>
          <table:table-cell table:formula="of:=[.S26]*[.T27]" office:value-type="float" office:value="12.8270625" calcext:value-type="float">
            <text:p>12.827</text:p>
          </table:table-cell>
          <table:table-cell table:formula="of:=[.T26]-[.U27]" office:value-type="float" office:value="1.011" calcext:value-type="float">
            <text:p>1.011</text:p>
          </table:table-cell>
          <table:table-cell office:value-type="float" office:value="0.004" calcext:value-type="float">
            <text:p>0.004</text:p>
          </table:table-cell>
          <table:table-cell table:formula="of:=[.P27]/[.S27]/60" office:value-type="float" office:value="0.92881749036461" calcext:value-type="float">
            <text:p>0.93</text:p>
          </table:table-cell>
          <table:table-cell table:style-name="ce31" table:formula="of:=[$Vanilla.O11]" office:value-type="float" office:value="2" calcext:value-type="float">
            <text:p>2.00</text:p>
          </table:table-cell>
          <table:table-cell table:formula="of:=[.W27]/[.P27]" office:value-type="float" office:value="0.00279782888478541" calcext:value-type="float">
            <text:p>0.0028</text:p>
          </table:table-cell>
          <table:table-cell table:formula="of:=[.Y26]-[.Z27]" office:value-type="float" office:value="0.1465" calcext:value-type="float">
            <text:p>0.147</text:p>
          </table:table-cell>
          <table:table-cell office:value-type="float" office:value="0.0015" calcext:value-type="float">
            <text:p>0.0015</text:p>
          </table:table-cell>
          <table:table-cell table:formula="of:=[.P27]*[.Y27]/60" office:value-type="float" office:value="1.745401" calcext:value-type="float">
            <text:p>1.75</text:p>
          </table:table-cell>
        </table:table-row>
        <table:table-row table:style-name="ro1">
          <table:table-cell office:value-type="string" calcext:value-type="string">
            <text:p>X4200 Ion Steering</text:p>
          </table:table-cell>
          <table:table-cell table:number-columns-repeated="3" office:value-type="float" office:value="59" calcext:value-type="float">
            <text:p>59</text:p>
          </table:table-cell>
          <table:table-cell table:style-name="ce19" office:value-type="float" office:value="1132" calcext:value-type="float">
            <text:p>1132.0</text:p>
          </table:table-cell>
          <table:table-cell table:style-name="ce15" table:formula="of:=[.$C$1]*[.E28]" office:value-type="float" office:value="67920" calcext:value-type="float">
            <text:p>67,920.0</text:p>
          </table:table-cell>
          <table:table-cell table:style-name="ce11" office:value-type="float" office:value="1.9" calcext:value-type="float">
            <text:p>1.90</text:p>
          </table:table-cell>
          <table:table-cell table:style-name="ce20" table:formula="of:=[.$C$1]*[.G28]" office:value-type="float" office:value="114" calcext:value-type="float">
            <text:p>114.0</text:p>
          </table:table-cell>
          <table:table-cell table:style-name="ce11" office:value-type="float" office:value="3.9" calcext:value-type="float">
            <text:p>3.90</text:p>
          </table:table-cell>
          <table:table-cell table:style-name="ce20" table:formula="of:=[.$C$1]*[.I28]" office:value-type="float" office:value="234" calcext:value-type="float">
            <text:p>234.0</text:p>
          </table:table-cell>
          <table:table-cell table:style-name="ce25" table:formula="of:=[.E28]/[.D28]" office:value-type="float" office:value="19.1864406779661" calcext:value-type="float">
            <text:p>19.1864</text:p>
          </table:table-cell>
          <table:table-cell table:style-name="ce25" table:formula="of:=[.K28]/[.K27]" office:value-type="float" office:value="1.13817868428612" calcext:value-type="float">
            <text:p>1.1382</text:p>
          </table:table-cell>
          <table:table-cell table:style-name="ce25" table:formula="of:=[.M27]*[.N28]" office:value-type="float" office:value="22.26216" calcext:value-type="float">
            <text:p>22.2622</text:p>
          </table:table-cell>
          <table:table-cell table:formula="of:=[.N27]-[.O28]" office:value-type="float" office:value="1.09" calcext:value-type="float">
            <text:p>1.09</text:p>
          </table:table-cell>
          <table:table-cell office:value-type="float" office:value="0.02" calcext:value-type="float">
            <text:p>0.02</text:p>
          </table:table-cell>
          <table:table-cell table:style-name="ce31" table:formula="of:=[.M28]*[.D28]" office:value-type="float" office:value="1313.46744" calcext:value-type="float">
            <text:p>1313.47</text:p>
          </table:table-cell>
          <table:table-cell table:style-name="ce25" table:formula="of:=[.P28]/[.E28]" office:value-type="float" office:value="1.16030692579505" calcext:value-type="float">
            <text:p>1.1603</text:p>
          </table:table-cell>
          <table:table-cell table:formula="of:=[.E28]/[.G28]" office:value-type="float" office:value="595.789473684211" calcext:value-type="float">
            <text:p>595.7895</text:p>
          </table:table-cell>
          <table:table-cell table:formula="of:=[.S27]*[.T28]" office:value-type="float" office:value="12.9425060625" calcext:value-type="float">
            <text:p>12.943</text:p>
          </table:table-cell>
          <table:table-cell table:formula="of:=[.T27]-[.U28]" office:value-type="float" office:value="1.009" calcext:value-type="float">
            <text:p>1.009</text:p>
          </table:table-cell>
          <table:table-cell office:value-type="float" office:value="0.002" calcext:value-type="float">
            <text:p>0.002</text:p>
          </table:table-cell>
          <table:table-cell table:formula="of:=[.P28]/[.S28]/60" office:value-type="float" office:value="1.69141307674779" calcext:value-type="float">
            <text:p>1.69</text:p>
          </table:table-cell>
          <table:table-cell table:style-name="ce31" table:formula="of:=[$Vanilla.O12]" office:value-type="float" office:value="3.9" calcext:value-type="float">
            <text:p>3.90</text:p>
          </table:table-cell>
          <table:table-cell table:formula="of:=[.W28]/[.P28]" office:value-type="float" office:value="0.00296923995314265" calcext:value-type="float">
            <text:p>0.0030</text:p>
          </table:table-cell>
          <table:table-cell table:formula="of:=[.Y27]-[.Z28]" office:value-type="float" office:value="0.1455" calcext:value-type="float">
            <text:p>0.146</text:p>
          </table:table-cell>
          <table:table-cell office:value-type="float" office:value="0.001" calcext:value-type="float">
            <text:p>0.001</text:p>
          </table:table-cell>
          <table:table-cell table:formula="of:=[.P28]*[.Y28]/60" office:value-type="float" office:value="3.185158542" calcext:value-type="float">
            <text:p>3.19</text:p>
          </table:table-cell>
        </table:table-row>
        <table:table-row table:style-name="ro1">
          <table:table-cell office:value-type="string" calcext:value-type="string">
            <text:p>X5200 Ion Steering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19" office:value-type="float" office:value="2174" calcext:value-type="float">
            <text:p>2174.0</text:p>
          </table:table-cell>
          <table:table-cell table:style-name="ce15" table:formula="of:=[.$C$1]*[.E29]" office:value-type="float" office:value="130440" calcext:value-type="float">
            <text:p>130,440.0</text:p>
          </table:table-cell>
          <table:table-cell table:style-name="ce11" office:value-type="float" office:value="3.5" calcext:value-type="float">
            <text:p>3.50</text:p>
          </table:table-cell>
          <table:table-cell table:style-name="ce20" table:formula="of:=[.$C$1]*[.G29]" office:value-type="float" office:value="210" calcext:value-type="float">
            <text:p>210.0</text:p>
          </table:table-cell>
          <table:table-cell table:style-name="ce11" office:value-type="float" office:value="7.3" calcext:value-type="float">
            <text:p>7.30</text:p>
          </table:table-cell>
          <table:table-cell table:style-name="ce20" table:formula="of:=[.$C$1]*[.I29]" office:value-type="float" office:value="438" calcext:value-type="float">
            <text:p>438.0</text:p>
          </table:table-cell>
          <table:table-cell table:style-name="ce25" table:formula="of:=[.E29]/[.D29]" office:value-type="float" office:value="21.74" calcext:value-type="float">
            <text:p>21.7400</text:p>
          </table:table-cell>
          <table:table-cell table:style-name="ce25" table:formula="of:=[.K29]/[.K28]" office:value-type="float" office:value="1.13309187279152" calcext:value-type="float">
            <text:p>1.1331</text:p>
          </table:table-cell>
          <table:table-cell table:style-name="ce25" table:formula="of:=[.M28]*[.N29]" office:value-type="float" office:value="24.0431328" calcext:value-type="float">
            <text:p>24.0431</text:p>
          </table:table-cell>
          <table:table-cell table:formula="of:=[.N28]-[.O29]" office:value-type="float" office:value="1.08" calcext:value-type="float">
            <text:p>1.08</text:p>
          </table:table-cell>
          <table:table-cell office:value-type="float" office:value="0.01" calcext:value-type="float">
            <text:p>0.01</text:p>
          </table:table-cell>
          <table:table-cell table:style-name="ce31" table:formula="of:=[.M29]*[.D29]" office:value-type="float" office:value="2404.31328" calcext:value-type="float">
            <text:p>2404.31</text:p>
          </table:table-cell>
          <table:table-cell table:style-name="ce25" table:formula="of:=[.P29]/[.E29]" office:value-type="float" office:value="1.10593987120515" calcext:value-type="float">
            <text:p>1.1059</text:p>
          </table:table-cell>
          <table:table-cell table:formula="of:=[.E29]/[.G29]" office:value-type="float" office:value="621.142857142857" calcext:value-type="float">
            <text:p>621.1429</text:p>
          </table:table-cell>
          <table:table-cell table:formula="of:=[.S28]*[.T29]" office:value-type="float" office:value="13.046046111" calcext:value-type="float">
            <text:p>13.046</text:p>
          </table:table-cell>
          <table:table-cell table:formula="of:=[.T28]-[.U29]" office:value-type="float" office:value="1.008" calcext:value-type="float">
            <text:p>1.008</text:p>
          </table:table-cell>
          <table:table-cell office:value-type="float" office:value="0.001" calcext:value-type="float">
            <text:p>0.001</text:p>
          </table:table-cell>
          <table:table-cell table:formula="of:=[.P29]/[.S29]/60" office:value-type="float" office:value="3.07157338392455" calcext:value-type="float">
            <text:p>3.07</text:p>
          </table:table-cell>
          <table:table-cell table:style-name="ce31" table:formula="of:=[$Vanilla.O13]" office:value-type="float" office:value="7.3" calcext:value-type="float">
            <text:p>7.30</text:p>
          </table:table-cell>
          <table:table-cell table:formula="of:=[.W29]/[.P29]" office:value-type="float" office:value="0.00303620999007251" calcext:value-type="float">
            <text:p>0.0030</text:p>
          </table:table-cell>
          <table:table-cell table:formula="of:=[.Y28]-[.Z29]" office:value-type="float" office:value="0.145" calcext:value-type="float">
            <text:p>0.145</text:p>
          </table:table-cell>
          <table:table-cell office:value-type="float" office:value="0.0005" calcext:value-type="float">
            <text:p>0.0005</text:p>
          </table:table-cell>
          <table:table-cell table:formula="of:=[.P29]*[.Y29]/60" office:value-type="float" office:value="5.81042376" calcext:value-type="float">
            <text:p>5.81</text:p>
          </table:table-cell>
        </table:table-row>
        <table:table-row table:style-name="ro1">
          <table:table-cell table:style-name="ce1" office:value-type="string" calcext:value-type="string">
            <text:p>Diff Ion to Plasma</text:p>
          </table:table-cell>
          <table:table-cell table:number-columns-repeated="2"/>
          <table:table-cell table:formula="of:=[.M32]/[.M25]" office:value-type="float" office:value="1.3" calcext:value-type="float">
            <text:p>1.3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23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8" office:value-type="string" calcext:value-type="string">
            <text:p>thrust/EC</text:p>
          </table:table-cell>
          <table:table-cell table:style-name="ce8" office:value-type="string" calcext:value-type="string">
            <text:p>% diff</text:p>
          </table:table-cell>
          <table:table-cell table:style-name="ce8" office:value-type="string" calcext:value-type="string">
            <text:p>thrust/EC IF</text:p>
          </table:table-cell>
          <table:table-cell table:style-name="ce8" office:value-type="string" calcext:value-type="string">
            <text:p>This % diff</text:p>
          </table:table-cell>
          <table:table-cell table:style-name="ce8" office:value-type="string" calcext:value-type="string">
            <text:p>change in diff</text:p>
          </table:table-cell>
          <table:table-cell table:style-name="ce8" office:value-type="string" calcext:value-type="string">
            <text:p>New Thrust</text:p>
          </table:table-cell>
          <table:table-cell table:style-name="ce8" office:value-type="string" calcext:value-type="string">
            <text:p>% from base</text:p>
          </table:table-cell>
          <table:table-cell table:style-name="ce26" office:value-type="string" calcext:value-type="string">
            <text:p>x turn</text:p>
          </table:table-cell>
          <table:table-cell table:style-name="ce47" office:value-type="string" calcext:value-type="string">
            <text:p>Plasma eff </text:p>
          </table:table-cell>
          <table:table-cell table:style-name="ce1" office:value-type="float" office:value="9.62" calcext:value-type="float">
            <text:p>9.62</text:p>
          </table:table-cell>
          <table:table-cell table:style-name="ce1"/>
          <table:table-cell table:style-name="ce50" office:value-type="string" calcext:value-type="string">
            <text:p>new energy</text:p>
          </table:table-cell>
          <table:table-cell table:style-name="ce1" office:value-type="string" calcext:value-type="string">
            <text:p>Heat</text:p>
          </table:table-cell>
          <table:table-cell table:style-name="ce26"/>
          <table:table-cell table:style-name="ce47" office:value-type="string" calcext:value-type="string">
            <text:p>Plasma heat </text:p>
          </table:table-cell>
          <table:table-cell table:style-name="ce49" office:value-type="float" office:value="0.203" calcext:value-type="float">
            <text:p>0.203</text:p>
          </table:table-cell>
          <table:table-cell table:style-name="ce50" office:value-type="string" calcext:value-type="string">
            <text:p>New Heat</text:p>
          </table:table-cell>
        </table:table-row>
        <table:table-row table:style-name="ro1">
          <table:table-cell office:value-type="string" calcext:value-type="string">
            <text:p>Chipmunk Plasma St</text:p>
          </table:table-cell>
          <table:table-cell table:number-columns-repeated="3" office:value-type="float" office:value="15" calcext:value-type="float">
            <text:p>15</text:p>
          </table:table-cell>
          <table:table-cell table:style-name="ce43" office:value-type="float" office:value="312" calcext:value-type="float">
            <text:p>312.0</text:p>
          </table:table-cell>
          <table:table-cell table:style-name="ce15" table:formula="of:=[.$C$1]*[.E32]" office:value-type="float" office:value="18720" calcext:value-type="float">
            <text:p>18,720.0</text:p>
          </table:table-cell>
          <table:table-cell table:style-name="ce11" office:value-type="float" office:value="0.5" calcext:value-type="float">
            <text:p>0.50</text:p>
          </table:table-cell>
          <table:table-cell table:style-name="ce20" table:formula="of:=[.$C$1]*[.G32]" office:value-type="float" office:value="30" calcext:value-type="float">
            <text:p>30.0</text:p>
          </table:table-cell>
          <table:table-cell table:style-name="ce11" office:value-type="float" office:value="1.1" calcext:value-type="float">
            <text:p>1.10</text:p>
          </table:table-cell>
          <table:table-cell table:style-name="ce20" table:formula="of:=[.$C$1]*[.I32]" office:value-type="float" office:value="66" calcext:value-type="float">
            <text:p>66.0</text:p>
          </table:table-cell>
          <table:table-cell table:style-name="ce25" table:formula="of:=[.E32]/[.D32]" office:value-type="float" office:value="20.8" calcext:value-type="float">
            <text:p>20.8000</text:p>
          </table:table-cell>
          <table:table-cell/>
          <table:table-cell table:style-name="ce25" table:formula="of:=[.K32]" office:value-type="float" office:value="20.8" calcext:value-type="float">
            <text:p>20.8000</text:p>
          </table:table-cell>
          <table:table-cell table:number-columns-repeated="2"/>
          <table:table-cell table:style-name="ce31" table:formula="of:=[.M32]*[.D32]" office:value-type="float" office:value="312" calcext:value-type="float">
            <text:p>312.00</text:p>
          </table:table-cell>
          <table:table-cell table:style-name="ce25" table:formula="of:=[.P32]/256" office:value-type="float" office:value="1.21875" calcext:value-type="float">
            <text:p>1.2188</text:p>
          </table:table-cell>
          <table:table-cell table:formula="of:=[.E32]/[.G32]" office:value-type="float" office:value="624" calcext:value-type="float">
            <text:p>624.0000</text:p>
          </table:table-cell>
          <table:table-cell table:style-name="ce48" table:formula="of:=[.T31]" office:value-type="float" office:value="9.62" calcext:value-type="float">
            <text:p>9.620</text:p>
          </table:table-cell>
          <table:table-cell table:number-columns-repeated="2"/>
          <table:table-cell table:formula="of:=[.P32]/[.S32]/60" office:value-type="float" office:value="0.540540540540541" calcext:value-type="float">
            <text:p>0.54</text:p>
          </table:table-cell>
          <table:table-cell table:style-name="ce31" table:formula="of:=[$Vanilla.O20]" office:value-type="float" office:value="1.1" calcext:value-type="float">
            <text:p>1.10</text:p>
          </table:table-cell>
          <table:table-cell table:formula="of:=[.W32]/[.P32]*60" office:value-type="float" office:value="0.211538461538462" calcext:value-type="float">
            <text:p>0.2115</text:p>
          </table:table-cell>
          <table:table-cell table:formula="of:=[.Z31]" office:value-type="float" office:value="0.203" calcext:value-type="float">
            <text:p>0.203</text:p>
          </table:table-cell>
          <table:table-cell/>
          <table:table-cell table:formula="of:=[.P32]*[.Y32]/60" office:value-type="float" office:value="1.0556" calcext:value-type="float">
            <text:p>1.06</text:p>
          </table:table-cell>
        </table:table-row>
        <table:table-row table:style-name="ro1">
          <table:table-cell office:value-type="string" calcext:value-type="string">
            <text:p>Greyhound Plasma St</text:p>
          </table:table-cell>
          <table:table-cell table:number-columns-repeated="3" office:value-type="float" office:value="26" calcext:value-type="float">
            <text:p>26</text:p>
          </table:table-cell>
          <table:table-cell table:style-name="ce19" office:value-type="float" office:value="492" calcext:value-type="float">
            <text:p>492.0</text:p>
          </table:table-cell>
          <table:table-cell table:style-name="ce15" table:formula="of:=[.$C$1]*[.E33]" office:value-type="float" office:value="29520" calcext:value-type="float">
            <text:p>29,520.0</text:p>
          </table:table-cell>
          <table:table-cell table:style-name="ce11" office:value-type="float" office:value="0.9" calcext:value-type="float">
            <text:p>0.90</text:p>
          </table:table-cell>
          <table:table-cell table:style-name="ce20" table:formula="of:=[.$C$1]*[.G33]" office:value-type="float" office:value="54" calcext:value-type="float">
            <text:p>54.0</text:p>
          </table:table-cell>
          <table:table-cell table:style-name="ce11" office:value-type="float" office:value="2.1" calcext:value-type="float">
            <text:p>2.10</text:p>
          </table:table-cell>
          <table:table-cell table:style-name="ce20" table:formula="of:=[.$C$1]*[.I33]" office:value-type="float" office:value="126" calcext:value-type="float">
            <text:p>126.0</text:p>
          </table:table-cell>
          <table:table-cell table:style-name="ce25" table:formula="of:=[.E33]/[.D33]" office:value-type="float" office:value="18.9230769230769" calcext:value-type="float">
            <text:p>18.9231</text:p>
          </table:table-cell>
          <table:table-cell table:style-name="ce25" table:formula="of:=[.K33]/[.K32]" office:value-type="float" office:value="0.909763313609467" calcext:value-type="float">
            <text:p>0.9098</text:p>
          </table:table-cell>
          <table:table-cell table:style-name="ce25" table:formula="of:=[.M32]*[.N33]" office:value-type="float" office:value="23.92" calcext:value-type="float">
            <text:p>23.9200</text:p>
          </table:table-cell>
          <table:table-cell table:style-name="ce30" office:value-type="float" office:value="1.15" calcext:value-type="float">
            <text:p>1.15</text:p>
          </table:table-cell>
          <table:table-cell/>
          <table:table-cell table:style-name="ce31" table:formula="of:=[.M33]*[.D33]" office:value-type="float" office:value="621.92" calcext:value-type="float">
            <text:p>621.92</text:p>
          </table:table-cell>
          <table:table-cell table:style-name="ce25" table:formula="of:=[.P33]/[.E33]" office:value-type="float" office:value="1.26406504065041" calcext:value-type="float">
            <text:p>1.2641</text:p>
          </table:table-cell>
          <table:table-cell table:formula="of:=[.E33]/[.G33]" office:value-type="float" office:value="546.666666666667" calcext:value-type="float">
            <text:p>546.6667</text:p>
          </table:table-cell>
          <table:table-cell table:formula="of:=[.S32]*[.T33]" office:value-type="float" office:value="9.7643" calcext:value-type="float">
            <text:p>9.764</text:p>
          </table:table-cell>
          <table:table-cell table:style-name="ce30" office:value-type="float" office:value="1.015" calcext:value-type="float">
            <text:p>1.015</text:p>
          </table:table-cell>
          <table:table-cell/>
          <table:table-cell table:formula="of:=[.P33]/[.S33]/60" office:value-type="float" office:value="1.06155416500244" calcext:value-type="float">
            <text:p>1.06</text:p>
          </table:table-cell>
          <table:table-cell table:style-name="ce31" table:formula="of:=[$Vanilla.O21]" office:value-type="float" office:value="2.1" calcext:value-type="float">
            <text:p>2.10</text:p>
          </table:table-cell>
          <table:table-cell table:formula="of:=[.W33]/[.P33]*60" office:value-type="float" office:value="0.202598404939542" calcext:value-type="float">
            <text:p>0.2026</text:p>
          </table:table-cell>
          <table:table-cell table:formula="of:=[.Y32]-[.Z33]" office:value-type="float" office:value="0.201" calcext:value-type="float">
            <text:p>0.201</text:p>
          </table:table-cell>
          <table:table-cell office:value-type="float" office:value="0.002" calcext:value-type="float">
            <text:p>0.002</text:p>
          </table:table-cell>
          <table:table-cell table:formula="of:=[.P33]*[.Y33]/60" office:value-type="float" office:value="2.083432" calcext:value-type="float">
            <text:p>2.08</text:p>
          </table:table-cell>
        </table:table-row>
        <table:table-row table:style-name="ro1">
          <table:table-cell office:value-type="string" calcext:value-type="string">
            <text:p>Impala Plasma St</text:p>
          </table:table-cell>
          <table:table-cell table:number-columns-repeated="3" office:value-type="float" office:value="43" calcext:value-type="float">
            <text:p>43</text:p>
          </table:table-cell>
          <table:table-cell table:style-name="ce19" office:value-type="float" office:value="944" calcext:value-type="float">
            <text:p>944.0</text:p>
          </table:table-cell>
          <table:table-cell table:style-name="ce15" table:formula="of:=[.$C$1]*[.E34]" office:value-type="float" office:value="56640" calcext:value-type="float">
            <text:p>56,640.0</text:p>
          </table:table-cell>
          <table:table-cell table:style-name="ce11" office:value-type="float" office:value="1.6" calcext:value-type="float">
            <text:p>1.60</text:p>
          </table:table-cell>
          <table:table-cell table:style-name="ce20" table:formula="of:=[.$C$1]*[.G34]" office:value-type="float" office:value="96" calcext:value-type="float">
            <text:p>96.0</text:p>
          </table:table-cell>
          <table:table-cell table:style-name="ce11" office:value-type="float" office:value="4.1" calcext:value-type="float">
            <text:p>4.10</text:p>
          </table:table-cell>
          <table:table-cell table:style-name="ce20" table:formula="of:=[.$C$1]*[.I34]" office:value-type="float" office:value="246" calcext:value-type="float">
            <text:p>246.0</text:p>
          </table:table-cell>
          <table:table-cell table:style-name="ce25" table:formula="of:=[.E34]/[.D34]" office:value-type="float" office:value="21.953488372093" calcext:value-type="float">
            <text:p>21.9535</text:p>
          </table:table-cell>
          <table:table-cell table:style-name="ce25" table:formula="of:=[.K34]/[.K33]" office:value-type="float" office:value="1.1601436944602" calcext:value-type="float">
            <text:p>1.1601</text:p>
          </table:table-cell>
          <table:table-cell table:style-name="ce25" table:formula="of:=[.M33]*[.N34]" office:value-type="float" office:value="26.5512" calcext:value-type="float">
            <text:p>26.5512</text:p>
          </table:table-cell>
          <table:table-cell table:formula="of:=[.N33]-[.O34]" office:value-type="float" office:value="1.11" calcext:value-type="float">
            <text:p>1.11</text:p>
          </table:table-cell>
          <table:table-cell office:value-type="float" office:value="0.04" calcext:value-type="float">
            <text:p>0.04</text:p>
          </table:table-cell>
          <table:table-cell table:style-name="ce31" table:formula="of:=[.M34]*[.D34]" office:value-type="float" office:value="1141.7016" calcext:value-type="float">
            <text:p>1141.70</text:p>
          </table:table-cell>
          <table:table-cell table:style-name="ce25" table:formula="of:=[.P34]/[.E34]" office:value-type="float" office:value="1.20942966101695" calcext:value-type="float">
            <text:p>1.2094</text:p>
          </table:table-cell>
          <table:table-cell table:formula="of:=[.E34]/[.G34]" office:value-type="float" office:value="590" calcext:value-type="float">
            <text:p>590.0000</text:p>
          </table:table-cell>
          <table:table-cell table:formula="of:=[.S33]*[.T34]" office:value-type="float" office:value="9.8717073" calcext:value-type="float">
            <text:p>9.872</text:p>
          </table:table-cell>
          <table:table-cell table:formula="of:=[.T33]-[.U34]" office:value-type="float" office:value="1.011" calcext:value-type="float">
            <text:p>1.011</text:p>
          </table:table-cell>
          <table:table-cell office:value-type="float" office:value="0.004" calcext:value-type="float">
            <text:p>0.004</text:p>
          </table:table-cell>
          <table:table-cell table:formula="of:=[.P34]/[.S34]/60" office:value-type="float" office:value="1.9275652551003" calcext:value-type="float">
            <text:p>1.93</text:p>
          </table:table-cell>
          <table:table-cell table:style-name="ce31" table:formula="of:=[$Vanilla.O22]" office:value-type="float" office:value="4.1" calcext:value-type="float">
            <text:p>4.10</text:p>
          </table:table-cell>
          <table:table-cell table:formula="of:=[.W34]/[.P34]*60" office:value-type="float" office:value="0.215467859552794" calcext:value-type="float">
            <text:p>0.2155</text:p>
          </table:table-cell>
          <table:table-cell table:formula="of:=[.Y33]-[.Z34]" office:value-type="float" office:value="0.1995" calcext:value-type="float">
            <text:p>0.200</text:p>
          </table:table-cell>
          <table:table-cell office:value-type="float" office:value="0.0015" calcext:value-type="float">
            <text:p>0.0015</text:p>
          </table:table-cell>
          <table:table-cell table:formula="of:=[.P34]*[.Y34]/60" office:value-type="float" office:value="3.79615782" calcext:value-type="float">
            <text:p>3.80</text:p>
          </table:table-cell>
        </table:table-row>
        <table:table-row table:style-name="ro1">
          <table:table-cell office:value-type="string" calcext:value-type="string">
            <text:p>Orca Plasma St</text:p>
          </table:table-cell>
          <table:table-cell table:number-columns-repeated="3" office:value-type="float" office:value="74" calcext:value-type="float">
            <text:p>74</text:p>
          </table:table-cell>
          <table:table-cell table:style-name="ce19" office:value-type="float" office:value="1812" calcext:value-type="float">
            <text:p>1812.0</text:p>
          </table:table-cell>
          <table:table-cell table:style-name="ce15" table:formula="of:=[.$C$1]*[.E35]" office:value-type="float" office:value="108720" calcext:value-type="float">
            <text:p>108,720.0</text:p>
          </table:table-cell>
          <table:table-cell table:style-name="ce11" office:value-type="float" office:value="2.9" calcext:value-type="float">
            <text:p>2.90</text:p>
          </table:table-cell>
          <table:table-cell table:style-name="ce20" table:formula="of:=[.$C$1]*[.G35]" office:value-type="float" office:value="174" calcext:value-type="float">
            <text:p>174.0</text:p>
          </table:table-cell>
          <table:table-cell table:style-name="ce11" office:value-type="float" office:value="7.7" calcext:value-type="float">
            <text:p>7.70</text:p>
          </table:table-cell>
          <table:table-cell table:style-name="ce20" table:formula="of:=[.$C$1]*[.I35]" office:value-type="float" office:value="462" calcext:value-type="float">
            <text:p>462.0</text:p>
          </table:table-cell>
          <table:table-cell table:style-name="ce25" table:formula="of:=[.E35]/[.D35]" office:value-type="float" office:value="24.4864864864865" calcext:value-type="float">
            <text:p>24.4865</text:p>
          </table:table-cell>
          <table:table-cell table:style-name="ce25" table:formula="of:=[.K35]/[.K34]" office:value-type="float" office:value="1.11538021071919" calcext:value-type="float">
            <text:p>1.1154</text:p>
          </table:table-cell>
          <table:table-cell table:style-name="ce25" table:formula="of:=[.M34]*[.N35]" office:value-type="float" office:value="28.940808" calcext:value-type="float">
            <text:p>28.9408</text:p>
          </table:table-cell>
          <table:table-cell table:formula="of:=[.N34]-[.O35]" office:value-type="float" office:value="1.09" calcext:value-type="float">
            <text:p>1.09</text:p>
          </table:table-cell>
          <table:table-cell office:value-type="float" office:value="0.02" calcext:value-type="float">
            <text:p>0.02</text:p>
          </table:table-cell>
          <table:table-cell table:style-name="ce31" table:formula="of:=[.M35]*[.D35]" office:value-type="float" office:value="2141.619792" calcext:value-type="float">
            <text:p>2141.62</text:p>
          </table:table-cell>
          <table:table-cell table:style-name="ce25" table:formula="of:=[.P35]/[.E35]" office:value-type="float" office:value="1.18190937748344" calcext:value-type="float">
            <text:p>1.1819</text:p>
          </table:table-cell>
          <table:table-cell table:formula="of:=[.E35]/[.G35]" office:value-type="float" office:value="624.827586206897" calcext:value-type="float">
            <text:p>624.8276</text:p>
          </table:table-cell>
          <table:table-cell table:formula="of:=[.S34]*[.T35]" office:value-type="float" office:value="9.9605526657" calcext:value-type="float">
            <text:p>9.961</text:p>
          </table:table-cell>
          <table:table-cell table:formula="of:=[.T34]-[.U35]" office:value-type="float" office:value="1.009" calcext:value-type="float">
            <text:p>1.009</text:p>
          </table:table-cell>
          <table:table-cell office:value-type="float" office:value="0.002" calcext:value-type="float">
            <text:p>0.002</text:p>
          </table:table-cell>
          <table:table-cell table:formula="of:=[.P35]/[.S35]/60" office:value-type="float" office:value="3.58350228124531" calcext:value-type="float">
            <text:p>3.58</text:p>
          </table:table-cell>
          <table:table-cell table:style-name="ce31" table:formula="of:=[$Vanilla.O23]" office:value-type="float" office:value="7.7" calcext:value-type="float">
            <text:p>7.70</text:p>
          </table:table-cell>
          <table:table-cell table:formula="of:=[.W35]/[.P35]*60" office:value-type="float" office:value="0.21572456592239" calcext:value-type="float">
            <text:p>0.2157</text:p>
          </table:table-cell>
          <table:table-cell table:formula="of:=[.Y34]-[.Z35]" office:value-type="float" office:value="0.1985" calcext:value-type="float">
            <text:p>0.199</text:p>
          </table:table-cell>
          <table:table-cell office:value-type="float" office:value="0.001" calcext:value-type="float">
            <text:p>0.001</text:p>
          </table:table-cell>
          <table:table-cell table:formula="of:=[.P35]*[.Y35]/60" office:value-type="float" office:value="7.0851921452" calcext:value-type="float">
            <text:p>7.09</text:p>
          </table:table-cell>
        </table:table-row>
        <table:table-row table:style-name="ro1">
          <table:table-cell office:value-type="string" calcext:value-type="string">
            <text:p>Tyrant Plasma St</text:p>
          </table:table-cell>
          <table:table-cell table:number-columns-repeated="3" office:value-type="float" office:value="125" calcext:value-type="float">
            <text:p>125</text:p>
          </table:table-cell>
          <table:table-cell table:style-name="ce19" office:value-type="float" office:value="3479" calcext:value-type="float">
            <text:p>3479.0</text:p>
          </table:table-cell>
          <table:table-cell table:style-name="ce15" table:formula="of:=[.$C$1]*[.E36]" office:value-type="float" office:value="208740" calcext:value-type="float">
            <text:p>208,740.0</text:p>
          </table:table-cell>
          <table:table-cell table:style-name="ce11" office:value-type="float" office:value="5.2" calcext:value-type="float">
            <text:p>5.20</text:p>
          </table:table-cell>
          <table:table-cell table:style-name="ce20" table:formula="of:=[.$C$1]*[.G36]" office:value-type="float" office:value="312" calcext:value-type="float">
            <text:p>312.0</text:p>
          </table:table-cell>
          <table:table-cell table:style-name="ce11" office:value-type="float" office:value="14.7" calcext:value-type="float">
            <text:p>14.70</text:p>
          </table:table-cell>
          <table:table-cell table:style-name="ce20" table:formula="of:=[.$C$1]*[.I36]" office:value-type="float" office:value="882" calcext:value-type="float">
            <text:p>882.0</text:p>
          </table:table-cell>
          <table:table-cell table:style-name="ce25" table:formula="of:=[.E36]/[.D36]" office:value-type="float" office:value="27.832" calcext:value-type="float">
            <text:p>27.8320</text:p>
          </table:table-cell>
          <table:table-cell table:style-name="ce25" table:formula="of:=[.K36]/[.K35]" office:value-type="float" office:value="1.13662693156733" calcext:value-type="float">
            <text:p>1.1366</text:p>
          </table:table-cell>
          <table:table-cell table:style-name="ce25" table:formula="of:=[.M35]*[.N36]" office:value-type="float" office:value="31.25607264" calcext:value-type="float">
            <text:p>31.2561</text:p>
          </table:table-cell>
          <table:table-cell table:formula="of:=[.N35]-[.O36]" office:value-type="float" office:value="1.08" calcext:value-type="float">
            <text:p>1.08</text:p>
          </table:table-cell>
          <table:table-cell office:value-type="float" office:value="0.01" calcext:value-type="float">
            <text:p>0.01</text:p>
          </table:table-cell>
          <table:table-cell table:style-name="ce31" table:formula="of:=[.M36]*[.D36]" office:value-type="float" office:value="3907.00908" calcext:value-type="float">
            <text:p>3907.01</text:p>
          </table:table-cell>
          <table:table-cell table:style-name="ce25" table:formula="of:=[.P36]/[.E36]" office:value-type="float" office:value="1.12302646737568" calcext:value-type="float">
            <text:p>1.1230</text:p>
          </table:table-cell>
          <table:table-cell table:formula="of:=[.E36]/[.G36]" office:value-type="float" office:value="669.038461538462" calcext:value-type="float">
            <text:p>669.0385</text:p>
          </table:table-cell>
          <table:table-cell table:formula="of:=[.S35]*[.T36]" office:value-type="float" office:value="10.0402370870256" calcext:value-type="float">
            <text:p>10.040</text:p>
          </table:table-cell>
          <table:table-cell table:formula="of:=[.T35]-[.U36]" office:value-type="float" office:value="1.008" calcext:value-type="float">
            <text:p>1.008</text:p>
          </table:table-cell>
          <table:table-cell office:value-type="float" office:value="0.001" calcext:value-type="float">
            <text:p>0.001</text:p>
          </table:table-cell>
          <table:table-cell table:formula="of:=[.P36]/[.S36]/60" office:value-type="float" office:value="6.48558569240826" calcext:value-type="float">
            <text:p>6.49</text:p>
          </table:table-cell>
          <table:table-cell table:style-name="ce31" table:formula="of:=[$Vanilla.O24]" office:value-type="float" office:value="14.7" calcext:value-type="float">
            <text:p>14.70</text:p>
          </table:table-cell>
          <table:table-cell table:formula="of:=[.W36]/[.P36]*60" office:value-type="float" office:value="0.225748131611714" calcext:value-type="float">
            <text:p>0.2257</text:p>
          </table:table-cell>
          <table:table-cell table:formula="of:=[.Y35]-[.Z36]" office:value-type="float" office:value="0.198" calcext:value-type="float">
            <text:p>0.198</text:p>
          </table:table-cell>
          <table:table-cell office:value-type="float" office:value="0.0005" calcext:value-type="float">
            <text:p>0.0005</text:p>
          </table:table-cell>
          <table:table-cell table:formula="of:=[.P36]*[.Y36]/60" office:value-type="float" office:value="12.893129964" calcext:value-type="float">
            <text:p>12.89</text:p>
          </table:table-cell>
        </table:table-row>
        <table:table-row table:style-name="ro1">
          <table:table-cell table:style-name="ce1" office:value-type="string" calcext:value-type="string">
            <text:p>Plasma to Atomic</text:p>
          </table:table-cell>
          <table:table-cell table:number-columns-repeated="2"/>
          <table:table-cell table:formula="of:=[.M39]/[.M32]" office:value-type="float" office:value="1.3" calcext:value-type="float">
            <text:p>1.3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23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8" office:value-type="string" calcext:value-type="string">
            <text:p>thrust/EC</text:p>
          </table:table-cell>
          <table:table-cell table:style-name="ce8" office:value-type="string" calcext:value-type="string">
            <text:p>% diff</text:p>
          </table:table-cell>
          <table:table-cell table:style-name="ce8" office:value-type="string" calcext:value-type="string">
            <text:p>thrust/EC IF</text:p>
          </table:table-cell>
          <table:table-cell table:style-name="ce8" office:value-type="string" calcext:value-type="string">
            <text:p>This % diff</text:p>
          </table:table-cell>
          <table:table-cell table:style-name="ce8" office:value-type="string" calcext:value-type="string">
            <text:p>change in diff</text:p>
          </table:table-cell>
          <table:table-cell table:style-name="ce8" office:value-type="string" calcext:value-type="string">
            <text:p>New Thrust</text:p>
          </table:table-cell>
          <table:table-cell table:style-name="ce8" office:value-type="string" calcext:value-type="string">
            <text:p>% from base</text:p>
          </table:table-cell>
          <table:table-cell table:style-name="ce26" office:value-type="string" calcext:value-type="string">
            <text:p>x turn</text:p>
          </table:table-cell>
          <table:table-cell table:style-name="ce47" office:value-type="string" calcext:value-type="string">
            <text:p>Atomic eff </text:p>
          </table:table-cell>
          <table:table-cell table:style-name="ce1" office:value-type="float" office:value="7.4" calcext:value-type="float">
            <text:p>7.4</text:p>
          </table:table-cell>
          <table:table-cell table:style-name="ce1"/>
          <table:table-cell table:style-name="ce50" office:value-type="string" calcext:value-type="string">
            <text:p>new energy</text:p>
          </table:table-cell>
          <table:table-cell table:style-name="ce1" office:value-type="string" calcext:value-type="string">
            <text:p>Heat</text:p>
          </table:table-cell>
          <table:table-cell table:style-name="ce26"/>
          <table:table-cell table:style-name="ce47" office:value-type="string" calcext:value-type="string">
            <text:p>Atomic heat </text:p>
          </table:table-cell>
          <table:table-cell table:style-name="ce49" office:value-type="float" office:value="0.273" calcext:value-type="float">
            <text:p>0.273</text:p>
          </table:table-cell>
          <table:table-cell table:style-name="ce50" office:value-type="string" calcext:value-type="string">
            <text:p>New Heat</text:p>
          </table:table-cell>
        </table:table-row>
        <table:table-row table:style-name="ro1">
          <table:table-cell office:value-type="string" calcext:value-type="string">
            <text:p>A125 Atomic Steering</text:p>
          </table:table-cell>
          <table:table-cell table:number-columns-repeated="3" office:value-type="float" office:value="16" calcext:value-type="float">
            <text:p>16</text:p>
          </table:table-cell>
          <table:table-cell table:style-name="ce43" office:value-type="float" office:value="432.64" calcext:value-type="float">
            <text:p>432.6</text:p>
          </table:table-cell>
          <table:table-cell table:style-name="ce15" table:formula="of:=[.$C$1]*[.E39]" office:value-type="float" office:value="25958.4" calcext:value-type="float">
            <text:p>25,958.4</text:p>
          </table:table-cell>
          <table:table-cell table:style-name="ce11" office:value-type="float" office:value="0.9" calcext:value-type="float">
            <text:p>0.90</text:p>
          </table:table-cell>
          <table:table-cell table:style-name="ce20" table:formula="of:=[.$C$1]*[.G39]" office:value-type="float" office:value="54" calcext:value-type="float">
            <text:p>54.0</text:p>
          </table:table-cell>
          <table:table-cell table:style-name="ce11" office:value-type="float" office:value="2.2" calcext:value-type="float">
            <text:p>2.20</text:p>
          </table:table-cell>
          <table:table-cell table:style-name="ce20" table:formula="of:=[.$C$1]*[.I39]" office:value-type="float" office:value="132" calcext:value-type="float">
            <text:p>132.0</text:p>
          </table:table-cell>
          <table:table-cell table:style-name="ce25" table:formula="of:=[.E39]/[.D39]" office:value-type="float" office:value="27.04" calcext:value-type="float">
            <text:p>27.0400</text:p>
          </table:table-cell>
          <table:table-cell/>
          <table:table-cell table:style-name="ce25" table:formula="of:=[.K39]" office:value-type="float" office:value="27.04" calcext:value-type="float">
            <text:p>27.0400</text:p>
          </table:table-cell>
          <table:table-cell table:number-columns-repeated="2"/>
          <table:table-cell table:style-name="ce31" table:formula="of:=[.M39]*[.D39]" office:value-type="float" office:value="432.64" calcext:value-type="float">
            <text:p>432.64</text:p>
          </table:table-cell>
          <table:table-cell table:style-name="ce25" table:formula="of:=[.P39]/392" office:value-type="float" office:value="1.10367346938776" calcext:value-type="float">
            <text:p>1.1037</text:p>
          </table:table-cell>
          <table:table-cell table:formula="of:=[.E39]/[.G39]" office:value-type="float" office:value="480.711111111111" calcext:value-type="float">
            <text:p>480.7111</text:p>
          </table:table-cell>
          <table:table-cell table:style-name="ce48" table:formula="of:=[.T38]" office:value-type="float" office:value="7.4" calcext:value-type="float">
            <text:p>7.400</text:p>
          </table:table-cell>
          <table:table-cell table:number-columns-repeated="2"/>
          <table:table-cell table:formula="of:=[.P39]/[.S39]/60" office:value-type="float" office:value="0.974414414414414" calcext:value-type="float">
            <text:p>0.97</text:p>
          </table:table-cell>
          <table:table-cell table:style-name="ce31" table:formula="of:=[$Vanilla.O31]" office:value-type="float" office:value="2.2" calcext:value-type="float">
            <text:p>2.20</text:p>
          </table:table-cell>
          <table:table-cell table:formula="of:=[.W39]/[.P39]*60" office:value-type="float" office:value="0.305103550295858" calcext:value-type="float">
            <text:p>0.3051</text:p>
          </table:table-cell>
          <table:table-cell table:formula="of:=[.Z38]" office:value-type="float" office:value="0.273" calcext:value-type="float">
            <text:p>0.273</text:p>
          </table:table-cell>
          <table:table-cell/>
          <table:table-cell table:formula="of:=[.P39]*[.Y39]/60" office:value-type="float" office:value="1.968512" calcext:value-type="float">
            <text:p>1.97</text:p>
          </table:table-cell>
        </table:table-row>
        <table:table-row table:style-name="ro1">
          <table:table-cell office:value-type="string" calcext:value-type="string">
            <text:p>A255 Atomic Steering</text:p>
          </table:table-cell>
          <table:table-cell table:number-columns-repeated="3" office:value-type="float" office:value="25" calcext:value-type="float">
            <text:p>25</text:p>
          </table:table-cell>
          <table:table-cell table:style-name="ce19" office:value-type="float" office:value="687" calcext:value-type="float">
            <text:p>687.0</text:p>
          </table:table-cell>
          <table:table-cell table:style-name="ce15" table:formula="of:=[.$C$1]*[.E40]" office:value-type="float" office:value="41220" calcext:value-type="float">
            <text:p>41,220.0</text:p>
          </table:table-cell>
          <table:table-cell table:style-name="ce11" office:value-type="float" office:value="1.5" calcext:value-type="float">
            <text:p>1.50</text:p>
          </table:table-cell>
          <table:table-cell table:style-name="ce20" table:formula="of:=[.$C$1]*[.G40]" office:value-type="float" office:value="90" calcext:value-type="float">
            <text:p>90.0</text:p>
          </table:table-cell>
          <table:table-cell table:style-name="ce11" office:value-type="float" office:value="3.7" calcext:value-type="float">
            <text:p>3.70</text:p>
          </table:table-cell>
          <table:table-cell table:style-name="ce20" table:formula="of:=[.$C$1]*[.I40]" office:value-type="float" office:value="222" calcext:value-type="float">
            <text:p>222.0</text:p>
          </table:table-cell>
          <table:table-cell table:style-name="ce25" table:formula="of:=[.E40]/[.D40]" office:value-type="float" office:value="27.48" calcext:value-type="float">
            <text:p>27.4800</text:p>
          </table:table-cell>
          <table:table-cell table:style-name="ce25" table:formula="of:=[.K40]/[.K39]" office:value-type="float" office:value="1.01627218934911" calcext:value-type="float">
            <text:p>1.0163</text:p>
          </table:table-cell>
          <table:table-cell table:style-name="ce25" table:formula="of:=[.M39]*[.N40]" office:value-type="float" office:value="31.096" calcext:value-type="float">
            <text:p>31.0960</text:p>
          </table:table-cell>
          <table:table-cell table:style-name="ce30" office:value-type="float" office:value="1.15" calcext:value-type="float">
            <text:p>1.15</text:p>
          </table:table-cell>
          <table:table-cell/>
          <table:table-cell table:style-name="ce31" table:formula="of:=[.M40]*[.D40]" office:value-type="float" office:value="777.4" calcext:value-type="float">
            <text:p>777.40</text:p>
          </table:table-cell>
          <table:table-cell table:style-name="ce25" table:formula="of:=[.P40]/[.E40]" office:value-type="float" office:value="1.1315866084425" calcext:value-type="float">
            <text:p>1.1316</text:p>
          </table:table-cell>
          <table:table-cell table:formula="of:=[.E40]/[.G40]" office:value-type="float" office:value="458" calcext:value-type="float">
            <text:p>458.0000</text:p>
          </table:table-cell>
          <table:table-cell table:formula="of:=[.S39]*[.T40]" office:value-type="float" office:value="7.511" calcext:value-type="float">
            <text:p>7.511</text:p>
          </table:table-cell>
          <table:table-cell table:style-name="ce30" office:value-type="float" office:value="1.015" calcext:value-type="float">
            <text:p>1.015</text:p>
          </table:table-cell>
          <table:table-cell/>
          <table:table-cell table:formula="of:=[.P40]/[.S40]/60" office:value-type="float" office:value="1.72502551812897" calcext:value-type="float">
            <text:p>1.73</text:p>
          </table:table-cell>
          <table:table-cell table:style-name="ce31" table:formula="of:=[$Vanilla.O32]" office:value-type="float" office:value="3.7" calcext:value-type="float">
            <text:p>3.70</text:p>
          </table:table-cell>
          <table:table-cell table:formula="of:=[.W40]/[.P40]*60" office:value-type="float" office:value="0.285567275533831" calcext:value-type="float">
            <text:p>0.2856</text:p>
          </table:table-cell>
          <table:table-cell table:formula="of:=[.Y39]-[.Z40]" office:value-type="float" office:value="0.271" calcext:value-type="float">
            <text:p>0.271</text:p>
          </table:table-cell>
          <table:table-cell office:value-type="float" office:value="0.002" calcext:value-type="float">
            <text:p>0.002</text:p>
          </table:table-cell>
          <table:table-cell table:formula="of:=[.P40]*[.Y40]/60" office:value-type="float" office:value="3.51125666666667" calcext:value-type="float">
            <text:p>3.51</text:p>
          </table:table-cell>
        </table:table-row>
        <table:table-row table:style-name="ro1">
          <table:table-cell office:value-type="string" calcext:value-type="string">
            <text:p>A375 Atomic Steering</text:p>
          </table:table-cell>
          <table:table-cell table:number-columns-repeated="3" office:value-type="float" office:value="38" calcext:value-type="float">
            <text:p>38</text:p>
          </table:table-cell>
          <table:table-cell table:style-name="ce19" office:value-type="float" office:value="1192" calcext:value-type="float">
            <text:p>1192.0</text:p>
          </table:table-cell>
          <table:table-cell table:style-name="ce15" table:formula="of:=[.$C$1]*[.E41]" office:value-type="float" office:value="71520" calcext:value-type="float">
            <text:p>71,520.0</text:p>
          </table:table-cell>
          <table:table-cell table:style-name="ce11" office:value-type="float" office:value="2.5" calcext:value-type="float">
            <text:p>2.50</text:p>
          </table:table-cell>
          <table:table-cell table:style-name="ce20" table:formula="of:=[.$C$1]*[.G41]" office:value-type="float" office:value="150" calcext:value-type="float">
            <text:p>150.0</text:p>
          </table:table-cell>
          <table:table-cell table:style-name="ce11" office:value-type="float" office:value="6.3" calcext:value-type="float">
            <text:p>6.30</text:p>
          </table:table-cell>
          <table:table-cell table:style-name="ce20" table:formula="of:=[.$C$1]*[.I41]" office:value-type="float" office:value="378" calcext:value-type="float">
            <text:p>378.0</text:p>
          </table:table-cell>
          <table:table-cell table:style-name="ce25" table:formula="of:=[.E41]/[.D41]" office:value-type="float" office:value="31.3684210526316" calcext:value-type="float">
            <text:p>31.3684</text:p>
          </table:table-cell>
          <table:table-cell table:style-name="ce25" table:formula="of:=[.K41]/[.K40]" office:value-type="float" office:value="1.14150003830537" calcext:value-type="float">
            <text:p>1.1415</text:p>
          </table:table-cell>
          <table:table-cell table:style-name="ce25" table:formula="of:=[.M40]*[.N41]" office:value-type="float" office:value="34.51656" calcext:value-type="float">
            <text:p>34.5166</text:p>
          </table:table-cell>
          <table:table-cell table:formula="of:=[.N40]-[.O41]" office:value-type="float" office:value="1.11" calcext:value-type="float">
            <text:p>1.11</text:p>
          </table:table-cell>
          <table:table-cell office:value-type="float" office:value="0.04" calcext:value-type="float">
            <text:p>0.04</text:p>
          </table:table-cell>
          <table:table-cell table:style-name="ce31" table:formula="of:=[.M41]*[.D41]" office:value-type="float" office:value="1311.62928" calcext:value-type="float">
            <text:p>1311.63</text:p>
          </table:table-cell>
          <table:table-cell table:style-name="ce25" table:formula="of:=[.P41]/[.E41]" office:value-type="float" office:value="1.10036013422819" calcext:value-type="float">
            <text:p>1.1004</text:p>
          </table:table-cell>
          <table:table-cell table:formula="of:=[.E41]/[.G41]" office:value-type="float" office:value="476.8" calcext:value-type="float">
            <text:p>476.8000</text:p>
          </table:table-cell>
          <table:table-cell table:formula="of:=[.S40]*[.T41]" office:value-type="float" office:value="7.593621" calcext:value-type="float">
            <text:p>7.594</text:p>
          </table:table-cell>
          <table:table-cell table:formula="of:=[.T40]-[.U41]" office:value-type="float" office:value="1.011" calcext:value-type="float">
            <text:p>1.011</text:p>
          </table:table-cell>
          <table:table-cell office:value-type="float" office:value="0.004" calcext:value-type="float">
            <text:p>0.004</text:p>
          </table:table-cell>
          <table:table-cell table:formula="of:=[.P41]/[.S41]/60" office:value-type="float" office:value="2.87879629494282" calcext:value-type="float">
            <text:p>2.88</text:p>
          </table:table-cell>
          <table:table-cell table:style-name="ce31" table:formula="of:=[$Vanilla.O33]" office:value-type="float" office:value="6.3" calcext:value-type="float">
            <text:p>6.30</text:p>
          </table:table-cell>
          <table:table-cell table:formula="of:=[.W41]/[.P41]*60" office:value-type="float" office:value="0.288191187680714" calcext:value-type="float">
            <text:p>0.2882</text:p>
          </table:table-cell>
          <table:table-cell table:formula="of:=[.Y40]-[.Z41]" office:value-type="float" office:value="0.2695" calcext:value-type="float">
            <text:p>0.270</text:p>
          </table:table-cell>
          <table:table-cell office:value-type="float" office:value="0.0015" calcext:value-type="float">
            <text:p>0.0015</text:p>
          </table:table-cell>
          <table:table-cell table:formula="of:=[.P41]*[.Y41]/60" office:value-type="float" office:value="5.891401516" calcext:value-type="float">
            <text:p>5.89</text:p>
          </table:table-cell>
        </table:table-row>
        <table:table-row table:style-name="ro1">
          <table:table-cell office:value-type="string" calcext:value-type="string">
            <text:p>A525 Atomic Steering</text:p>
          </table:table-cell>
          <table:table-cell table:number-columns-repeated="3" office:value-type="float" office:value="60" calcext:value-type="float">
            <text:p>60</text:p>
          </table:table-cell>
          <table:table-cell table:style-name="ce19" office:value-type="float" office:value="2050" calcext:value-type="float">
            <text:p>2050.0</text:p>
          </table:table-cell>
          <table:table-cell table:style-name="ce15" table:formula="of:=[.$C$1]*[.E42]" office:value-type="float" office:value="123000" calcext:value-type="float">
            <text:p>123,000.0</text:p>
          </table:table-cell>
          <table:table-cell table:style-name="ce11" office:value-type="float" office:value="4.1" calcext:value-type="float">
            <text:p>4.10</text:p>
          </table:table-cell>
          <table:table-cell table:style-name="ce20" table:formula="of:=[.$C$1]*[.G42]" office:value-type="float" office:value="246" calcext:value-type="float">
            <text:p>246.0</text:p>
          </table:table-cell>
          <table:table-cell table:style-name="ce11" office:value-type="float" office:value="10.5" calcext:value-type="float">
            <text:p>10.50</text:p>
          </table:table-cell>
          <table:table-cell table:style-name="ce20" table:formula="of:=[.$C$1]*[.I42]" office:value-type="float" office:value="630" calcext:value-type="float">
            <text:p>630.0</text:p>
          </table:table-cell>
          <table:table-cell table:style-name="ce25" table:formula="of:=[.E42]/[.D42]" office:value-type="float" office:value="34.1666666666667" calcext:value-type="float">
            <text:p>34.1667</text:p>
          </table:table-cell>
          <table:table-cell table:style-name="ce25" table:formula="of:=[.K42]/[.K41]" office:value-type="float" office:value="1.08920581655481" calcext:value-type="float">
            <text:p>1.0892</text:p>
          </table:table-cell>
          <table:table-cell table:style-name="ce25" table:formula="of:=[.M41]*[.N42]" office:value-type="float" office:value="37.6230504" calcext:value-type="float">
            <text:p>37.6231</text:p>
          </table:table-cell>
          <table:table-cell table:formula="of:=[.N41]-[.O42]" office:value-type="float" office:value="1.09" calcext:value-type="float">
            <text:p>1.09</text:p>
          </table:table-cell>
          <table:table-cell office:value-type="float" office:value="0.02" calcext:value-type="float">
            <text:p>0.02</text:p>
          </table:table-cell>
          <table:table-cell table:style-name="ce31" table:formula="of:=[.M42]*[.D42]" office:value-type="float" office:value="2257.383024" calcext:value-type="float">
            <text:p>2257.38</text:p>
          </table:table-cell>
          <table:table-cell table:style-name="ce25" table:formula="of:=[.P42]/[.E42]" office:value-type="float" office:value="1.10116245073171" calcext:value-type="float">
            <text:p>1.1012</text:p>
          </table:table-cell>
          <table:table-cell table:formula="of:=[.E42]/[.G42]" office:value-type="float" office:value="500" calcext:value-type="float">
            <text:p>500.0000</text:p>
          </table:table-cell>
          <table:table-cell table:formula="of:=[.S41]*[.T42]" office:value-type="float" office:value="7.661963589" calcext:value-type="float">
            <text:p>7.662</text:p>
          </table:table-cell>
          <table:table-cell table:formula="of:=[.T41]-[.U42]" office:value-type="float" office:value="1.009" calcext:value-type="float">
            <text:p>1.009</text:p>
          </table:table-cell>
          <table:table-cell office:value-type="float" office:value="0.002" calcext:value-type="float">
            <text:p>0.002</text:p>
          </table:table-cell>
          <table:table-cell table:formula="of:=[.P42]/[.S42]/60" office:value-type="float" office:value="4.91036663943614" calcext:value-type="float">
            <text:p>4.91</text:p>
          </table:table-cell>
          <table:table-cell table:style-name="ce31" table:formula="of:=[$Vanilla.O34]" office:value-type="float" office:value="10.5" calcext:value-type="float">
            <text:p>10.50</text:p>
          </table:table-cell>
          <table:table-cell table:formula="of:=[.W42]/[.P42]*60" office:value-type="float" office:value="0.279084228640855" calcext:value-type="float">
            <text:p>0.2791</text:p>
          </table:table-cell>
          <table:table-cell table:formula="of:=[.Y41]-[.Z42]" office:value-type="float" office:value="0.2685" calcext:value-type="float">
            <text:p>0.269</text:p>
          </table:table-cell>
          <table:table-cell office:value-type="float" office:value="0.001" calcext:value-type="float">
            <text:p>0.001</text:p>
          </table:table-cell>
          <table:table-cell table:formula="of:=[.P42]*[.Y42]/60" office:value-type="float" office:value="10.1017890324" calcext:value-type="float">
            <text:p>10.10</text:p>
          </table:table-cell>
        </table:table-row>
        <table:table-row table:style-name="ro1">
          <table:table-cell office:value-type="string" calcext:value-type="string">
            <text:p>A865 Atomic Steering</text:p>
          </table:table-cell>
          <table:table-cell table:number-columns-repeated="3" office:value-type="float" office:value="92" calcext:value-type="float">
            <text:p>92</text:p>
          </table:table-cell>
          <table:table-cell table:style-name="ce19" office:value-type="float" office:value="3509" calcext:value-type="float">
            <text:p>3509.0</text:p>
          </table:table-cell>
          <table:table-cell table:style-name="ce15" table:formula="of:=[.$C$1]*[.E43]" office:value-type="float" office:value="210540" calcext:value-type="float">
            <text:p>210,540.0</text:p>
          </table:table-cell>
          <table:table-cell table:style-name="ce11" office:value-type="float" office:value="6.6" calcext:value-type="float">
            <text:p>6.60</text:p>
          </table:table-cell>
          <table:table-cell table:style-name="ce20" table:formula="of:=[.$C$1]*[.G43]" office:value-type="float" office:value="396" calcext:value-type="float">
            <text:p>396.0</text:p>
          </table:table-cell>
          <table:table-cell table:style-name="ce11" office:value-type="float" office:value="17.5" calcext:value-type="float">
            <text:p>17.50</text:p>
          </table:table-cell>
          <table:table-cell table:style-name="ce20" table:formula="of:=[.$C$1]*[.I43]" office:value-type="float" office:value="1050" calcext:value-type="float">
            <text:p>1050.0</text:p>
          </table:table-cell>
          <table:table-cell table:style-name="ce25" table:formula="of:=[.E43]/[.D43]" office:value-type="float" office:value="38.1413043478261" calcext:value-type="float">
            <text:p>38.1413</text:p>
          </table:table-cell>
          <table:table-cell table:style-name="ce25" table:formula="of:=[.K43]/[.K42]" office:value-type="float" office:value="1.11633085896076" calcext:value-type="float">
            <text:p>1.1163</text:p>
          </table:table-cell>
          <table:table-cell table:style-name="ce25" table:formula="of:=[.M42]*[.N43]" office:value-type="float" office:value="40.632894432" calcext:value-type="float">
            <text:p>40.6329</text:p>
          </table:table-cell>
          <table:table-cell table:formula="of:=[.N42]-[.O43]" office:value-type="float" office:value="1.08" calcext:value-type="float">
            <text:p>1.08</text:p>
          </table:table-cell>
          <table:table-cell office:value-type="float" office:value="0.01" calcext:value-type="float">
            <text:p>0.01</text:p>
          </table:table-cell>
          <table:table-cell table:style-name="ce31" table:formula="of:=[.M43]*[.D43]" office:value-type="float" office:value="3738.226287744" calcext:value-type="float">
            <text:p>3738.23</text:p>
          </table:table-cell>
          <table:table-cell table:style-name="ce25" table:formula="of:=[.P43]/[.E43]" office:value-type="float" office:value="1.06532524586606" calcext:value-type="float">
            <text:p>1.0653</text:p>
          </table:table-cell>
          <table:table-cell table:formula="of:=[.E43]/[.G43]" office:value-type="float" office:value="531.666666666667" calcext:value-type="float">
            <text:p>531.6667</text:p>
          </table:table-cell>
          <table:table-cell table:formula="of:=[.S42]*[.T43]" office:value-type="float" office:value="7.723259297712" calcext:value-type="float">
            <text:p>7.723</text:p>
          </table:table-cell>
          <table:table-cell table:formula="of:=[.T42]-[.U43]" office:value-type="float" office:value="1.008" calcext:value-type="float">
            <text:p>1.008</text:p>
          </table:table-cell>
          <table:table-cell office:value-type="float" office:value="0.001" calcext:value-type="float">
            <text:p>0.001</text:p>
          </table:table-cell>
          <table:table-cell table:formula="of:=[.P43]/[.S43]/60" office:value-type="float" office:value="8.06703090764509" calcext:value-type="float">
            <text:p>8.07</text:p>
          </table:table-cell>
          <table:table-cell table:style-name="ce31" table:formula="of:=[$Vanilla.O35]" office:value-type="float" office:value="17.5" calcext:value-type="float">
            <text:p>17.50</text:p>
          </table:table-cell>
          <table:table-cell table:formula="of:=[.W43]/[.P43]*60" office:value-type="float" office:value="0.280881872625659" calcext:value-type="float">
            <text:p>0.2809</text:p>
          </table:table-cell>
          <table:table-cell table:formula="of:=[.Y42]-[.Z43]" office:value-type="float" office:value="0.268" calcext:value-type="float">
            <text:p>0.268</text:p>
          </table:table-cell>
          <table:table-cell office:value-type="float" office:value="0.0005" calcext:value-type="float">
            <text:p>0.0005</text:p>
          </table:table-cell>
          <table:table-cell table:formula="of:=[.P43]*[.Y43]/60" office:value-type="float" office:value="16.6974107519232" calcext:value-type="float">
            <text:p>16.70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Human to Hai</text:p>
          </table:table-cell>
          <table:table-cell table:number-columns-repeated="2"/>
          <table:table-cell table:formula="of:=[.M48]/[.M18]" office:value-type="float" office:value="1.08341635119878" calcext:value-type="float">
            <text:p>1.08341635119878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Hai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8" office:value-type="string" calcext:value-type="string">
            <text:p>thrust/EC</text:p>
          </table:table-cell>
          <table:table-cell table:style-name="ce8" office:value-type="string" calcext:value-type="string">
            <text:p>% diff</text:p>
          </table:table-cell>
          <table:table-cell table:style-name="ce8" office:value-type="string" calcext:value-type="string">
            <text:p>thrust/EC IF</text:p>
          </table:table-cell>
          <table:table-cell table:style-name="ce8" office:value-type="string" calcext:value-type="string">
            <text:p>This % diff</text:p>
          </table:table-cell>
          <table:table-cell table:style-name="ce8" office:value-type="string" calcext:value-type="string">
            <text:p>change in diff</text:p>
          </table:table-cell>
          <table:table-cell table:style-name="ce8" office:value-type="string" calcext:value-type="string">
            <text:p>New Thrust</text:p>
          </table:table-cell>
          <table:table-cell table:style-name="ce8" office:value-type="string" calcext:value-type="string">
            <text:p>% from base</text:p>
          </table:table-cell>
          <table:table-cell table:style-name="ce26" office:value-type="string" calcext:value-type="string">
            <text:p>x thrust</text:p>
          </table:table-cell>
          <table:table-cell table:style-name="ce47" office:value-type="string" calcext:value-type="string">
            <text:p>Hai eff = </text:p>
          </table:table-cell>
          <table:table-cell table:style-name="ce49" office:value-type="float" office:value="8.63" calcext:value-type="float">
            <text:p>8.63</text:p>
          </table:table-cell>
          <table:table-cell table:style-name="ce1"/>
          <table:table-cell table:style-name="ce50" office:value-type="string" calcext:value-type="string">
            <text:p>new energy</text:p>
          </table:table-cell>
          <table:table-cell table:style-name="ce1" office:value-type="string" calcext:value-type="string">
            <text:p>Heat</text:p>
          </table:table-cell>
          <table:table-cell table:style-name="ce26"/>
          <table:table-cell table:style-name="ce47" office:value-type="string" calcext:value-type="string">
            <text:p>Hai heat <text:s/></text:p>
          </table:table-cell>
          <table:table-cell table:style-name="ce49" office:value-type="float" office:value="0.234" calcext:value-type="float">
            <text:p>0.234</text:p>
          </table:table-cell>
          <table:table-cell table:style-name="ce50" office:value-type="string" calcext:value-type="string">
            <text:p>New Heat</text:p>
          </table:table-cell>
        </table:table-row>
        <table:table-row table:style-name="ro1">
          <table:table-cell office:value-type="string" calcext:value-type="string">
            <text:p>"Baellie" Atomic Eng</text:p>
          </table:table-cell>
          <table:table-cell table:number-columns-repeated="3" office:value-type="float" office:value="22" calcext:value-type="float">
            <text:p>22</text:p>
          </table:table-cell>
          <table:table-cell table:style-name="ce11" office:value-type="float" office:value="10.06" calcext:value-type="float">
            <text:p>10.06</text:p>
          </table:table-cell>
          <table:table-cell table:style-name="ce15" table:formula="of:=[.$C$1]*[.$C$1]*[.E47]" office:value-type="float" office:value="36216" calcext:value-type="float">
            <text:p>36,216.0</text:p>
          </table:table-cell>
          <table:table-cell table:style-name="ce11" office:value-type="float" office:value="0.92" calcext:value-type="float">
            <text:p>0.92</text:p>
          </table:table-cell>
          <table:table-cell table:style-name="ce20" table:formula="of:=[.$C$1]*[.G47]" office:value-type="float" office:value="55.2" calcext:value-type="float">
            <text:p>55.2</text:p>
          </table:table-cell>
          <table:table-cell table:style-name="ce11" office:value-type="float" office:value="1.83" calcext:value-type="float">
            <text:p>1.83</text:p>
          </table:table-cell>
          <table:table-cell table:style-name="ce20" table:formula="of:=[.$C$1]*[.I47]" office:value-type="float" office:value="109.8" calcext:value-type="float">
            <text:p>109.8</text:p>
          </table:table-cell>
          <table:table-cell table:style-name="ce25" table:formula="of:=[.E47]/[.D47]" office:value-type="float" office:value="0.457272727272727" calcext:value-type="float">
            <text:p>0.4573</text:p>
          </table:table-cell>
          <table:table-cell/>
          <table:table-cell table:style-name="ce25" table:formula="of:=[.K47]" office:value-type="float" office:value="0.457272727272727" calcext:value-type="float">
            <text:p>0.4573</text:p>
          </table:table-cell>
          <table:table-cell table:number-columns-repeated="2"/>
          <table:table-cell table:style-name="ce31" table:formula="of:=[.M47]*[.D47]" office:value-type="float" office:value="10.06" calcext:value-type="float">
            <text:p>10.06</text:p>
          </table:table-cell>
          <table:table-cell table:style-name="ce25" table:formula="of:=[.P47]/7.7" office:value-type="float" office:value="1.30649350649351" calcext:value-type="float">
            <text:p>1.3065</text:p>
          </table:table-cell>
          <table:table-cell table:formula="of:=[.E47]/[.G47]" office:value-type="float" office:value="10.9347826086957" calcext:value-type="float">
            <text:p>10.9348</text:p>
          </table:table-cell>
          <table:table-cell office:value-type="float" office:value="8.52" calcext:value-type="float">
            <text:p>8.520</text:p>
          </table:table-cell>
          <table:table-cell table:number-columns-repeated="2"/>
          <table:table-cell table:formula="of:=[.P47]/[.S47]" office:value-type="float" office:value="1.18075117370892" calcext:value-type="float">
            <text:p>1.18</text:p>
          </table:table-cell>
          <table:table-cell table:style-name="ce31" table:formula="of:=[$Vanilla.I41]" office:value-type="float" office:value="1.83" calcext:value-type="float">
            <text:p>1.83</text:p>
          </table:table-cell>
          <table:table-cell table:formula="of:=[.W47]/[.P47]" office:value-type="float" office:value="0.181908548707753" calcext:value-type="float">
            <text:p>0.1819</text:p>
          </table:table-cell>
          <table:table-cell office:value-type="float" office:value="0.236" calcext:value-type="float">
            <text:p>0.236</text:p>
          </table:table-cell>
          <table:table-cell/>
          <table:table-cell table:formula="of:=[.P47]*[.Y47]" office:value-type="float" office:value="2.37416" calcext:value-type="float">
            <text:p>2.37</text:p>
          </table:table-cell>
        </table:table-row>
        <table:table-row table:style-name="ro1">
          <table:table-cell office:value-type="string" calcext:value-type="string">
            <text:p>"Basrem" Atomic Th</text:p>
          </table:table-cell>
          <table:table-cell table:number-columns-repeated="3" office:value-type="float" office:value="18" calcext:value-type="float">
            <text:p>18</text:p>
          </table:table-cell>
          <table:table-cell table:style-name="ce29" office:value-type="float" office:value="14.83" calcext:value-type="float">
            <text:p>14.83</text:p>
          </table:table-cell>
          <table:table-cell table:style-name="ce15" table:formula="of:=[.$C$1]*[.$C$1]*[.E48]" office:value-type="float" office:value="53388" calcext:value-type="float">
            <text:p>53,388.0</text:p>
          </table:table-cell>
          <table:table-cell table:style-name="ce11" office:value-type="float" office:value="1.5" calcext:value-type="float">
            <text:p>1.50</text:p>
          </table:table-cell>
          <table:table-cell table:style-name="ce20" table:formula="of:=[.$C$1]*[.G48]" office:value-type="float" office:value="90" calcext:value-type="float">
            <text:p>90.0</text:p>
          </table:table-cell>
          <table:table-cell table:style-name="ce11" office:value-type="float" office:value="2.9" calcext:value-type="float">
            <text:p>2.90</text:p>
          </table:table-cell>
          <table:table-cell table:style-name="ce20" table:formula="of:=[.$C$1]*[.I48]" office:value-type="float" office:value="174" calcext:value-type="float">
            <text:p>174.0</text:p>
          </table:table-cell>
          <table:table-cell table:style-name="ce25" table:formula="of:=[.E48]/[.D48]" office:value-type="float" office:value="0.823888888888889" calcext:value-type="float">
            <text:p>0.8239</text:p>
          </table:table-cell>
          <table:table-cell table:style-name="ce25" table:formula="of:=[.K48]/[.K47]" office:value-type="float" office:value="1.80174508504528" calcext:value-type="float">
            <text:p>1.8017</text:p>
          </table:table-cell>
          <table:table-cell table:style-name="ce25" table:formula="of:=[.K48]" office:value-type="float" office:value="0.823888888888889" calcext:value-type="float">
            <text:p>0.8239</text:p>
          </table:table-cell>
          <table:table-cell table:number-columns-repeated="2"/>
          <table:table-cell table:style-name="ce31" table:formula="of:=[.M48]*[.D48]" office:value-type="float" office:value="14.83" calcext:value-type="float">
            <text:p>14.83</text:p>
          </table:table-cell>
          <table:table-cell table:style-name="ce25" table:formula="of:=[.P48]/13.2" office:value-type="float" office:value="1.12348484848485" calcext:value-type="float">
            <text:p>1.1235</text:p>
          </table:table-cell>
          <table:table-cell table:formula="of:=[.E48]/[.G48]" office:value-type="float" office:value="9.88666666666667" calcext:value-type="float">
            <text:p>9.8867</text:p>
          </table:table-cell>
          <table:table-cell table:style-name="ce48" table:formula="of:=[.T46]" office:value-type="float" office:value="8.63" calcext:value-type="float">
            <text:p>8.630</text:p>
          </table:table-cell>
          <table:table-cell table:number-columns-repeated="2"/>
          <table:table-cell table:formula="of:=[.P48]/[.S48]" office:value-type="float" office:value="1.71842410196987" calcext:value-type="float">
            <text:p>1.72</text:p>
          </table:table-cell>
          <table:table-cell table:style-name="ce31" table:formula="of:=[$Vanilla.I42]" office:value-type="float" office:value="2.9" calcext:value-type="float">
            <text:p>2.90</text:p>
          </table:table-cell>
          <table:table-cell table:formula="of:=[.W48]/[.P48]" office:value-type="float" office:value="0.195549561699258" calcext:value-type="float">
            <text:p>0.1955</text:p>
          </table:table-cell>
          <table:table-cell table:formula="of:=[.Z46]" office:value-type="float" office:value="0.234" calcext:value-type="float">
            <text:p>0.234</text:p>
          </table:table-cell>
          <table:table-cell/>
          <table:table-cell table:formula="of:=[.P48]*[.Y48]" office:value-type="float" office:value="3.47022" calcext:value-type="float">
            <text:p>3.47</text:p>
          </table:table-cell>
        </table:table-row>
        <table:table-row table:style-name="ro1">
          <table:table-cell office:value-type="string" calcext:value-type="string">
            <text:p>"Benga" Atomic Th</text:p>
          </table:table-cell>
          <table:table-cell table:number-columns-repeated="3" office:value-type="float" office:value="28" calcext:value-type="float">
            <text:p>28</text:p>
          </table:table-cell>
          <table:table-cell table:style-name="ce11" office:value-type="float" office:value="23.6" calcext:value-type="float">
            <text:p>23.60</text:p>
          </table:table-cell>
          <table:table-cell table:style-name="ce15" table:formula="of:=[.$C$1]*[.$C$1]*[.E49]" office:value-type="float" office:value="84960" calcext:value-type="float">
            <text:p>84,960.0</text:p>
          </table:table-cell>
          <table:table-cell table:style-name="ce11" office:value-type="float" office:value="2.6" calcext:value-type="float">
            <text:p>2.60</text:p>
          </table:table-cell>
          <table:table-cell table:style-name="ce20" table:formula="of:=[.$C$1]*[.G49]" office:value-type="float" office:value="156" calcext:value-type="float">
            <text:p>156.0</text:p>
          </table:table-cell>
          <table:table-cell table:style-name="ce11" office:value-type="float" office:value="5" calcext:value-type="float">
            <text:p>5.00</text:p>
          </table:table-cell>
          <table:table-cell table:style-name="ce20" table:formula="of:=[.$C$1]*[.I49]" office:value-type="float" office:value="300" calcext:value-type="float">
            <text:p>300.0</text:p>
          </table:table-cell>
          <table:table-cell table:style-name="ce25" table:formula="of:=[.E49]/[.D49]" office:value-type="float" office:value="0.842857142857143" calcext:value-type="float">
            <text:p>0.8429</text:p>
          </table:table-cell>
          <table:table-cell table:style-name="ce25" table:formula="of:=[.K49]/[.K48]" office:value-type="float" office:value="1.0230228301705" calcext:value-type="float">
            <text:p>1.0230</text:p>
          </table:table-cell>
          <table:table-cell table:style-name="ce25" table:formula="of:=[.M48]*[.N49]" office:value-type="float" office:value="0.906277777777778" calcext:value-type="float">
            <text:p>0.9063</text:p>
          </table:table-cell>
          <table:table-cell table:style-name="ce30" office:value-type="float" office:value="1.1" calcext:value-type="float">
            <text:p>1.1</text:p>
          </table:table-cell>
          <table:table-cell/>
          <table:table-cell table:style-name="ce31" table:formula="of:=[.M49]*[.D49]" office:value-type="float" office:value="25.3757777777778" calcext:value-type="float">
            <text:p>25.38</text:p>
          </table:table-cell>
          <table:table-cell table:style-name="ce25" table:formula="of:=[.P49]/[.E49]" office:value-type="float" office:value="1.07524482109228" calcext:value-type="float">
            <text:p>1.0752</text:p>
          </table:table-cell>
          <table:table-cell table:formula="of:=[.E49]/[.G49]" office:value-type="float" office:value="9.07692307692308" calcext:value-type="float">
            <text:p>9.0769</text:p>
          </table:table-cell>
          <table:table-cell table:formula="of:=[.S48]*[.T49]" office:value-type="float" office:value="8.75945" calcext:value-type="float">
            <text:p>8.759</text:p>
          </table:table-cell>
          <table:table-cell table:style-name="ce30" office:value-type="float" office:value="1.015" calcext:value-type="float">
            <text:p>1.015</text:p>
          </table:table-cell>
          <table:table-cell/>
          <table:table-cell table:formula="of:=[.P49]/[.S49]" office:value-type="float" office:value="2.89696017190323" calcext:value-type="float">
            <text:p>2.90</text:p>
          </table:table-cell>
          <table:table-cell table:style-name="ce31" table:formula="of:=[$Vanilla.I43]" office:value-type="float" office:value="5" calcext:value-type="float">
            <text:p>5.00</text:p>
          </table:table-cell>
          <table:table-cell table:formula="of:=[.W49]/[.P49]" office:value-type="float" office:value="0.197038295487385" calcext:value-type="float">
            <text:p>0.1970</text:p>
          </table:table-cell>
          <table:table-cell table:formula="of:=[.Y48]-[.Z49]" office:value-type="float" office:value="0.232" calcext:value-type="float">
            <text:p>0.232</text:p>
          </table:table-cell>
          <table:table-cell office:value-type="float" office:value="0.002" calcext:value-type="float">
            <text:p>0.002</text:p>
          </table:table-cell>
          <table:table-cell table:formula="of:=[.P49]*[.Y49]" office:value-type="float" office:value="5.88718044444445" calcext:value-type="float">
            <text:p>5.89</text:p>
          </table:table-cell>
        </table:table-row>
        <table:table-row table:style-name="ro1">
          <table:table-cell office:value-type="string" calcext:value-type="string">
            <text:p>"Biroo" Atomic Th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11" office:value-type="float" office:value="41.5" calcext:value-type="float">
            <text:p>41.50</text:p>
          </table:table-cell>
          <table:table-cell table:style-name="ce15" table:formula="of:=[.$C$1]*[.$C$1]*[.E50]" office:value-type="float" office:value="149400" calcext:value-type="float">
            <text:p>149,400.0</text:p>
          </table:table-cell>
          <table:table-cell table:style-name="ce11" office:value-type="float" office:value="4.2" calcext:value-type="float">
            <text:p>4.20</text:p>
          </table:table-cell>
          <table:table-cell table:style-name="ce20" table:formula="of:=[.$C$1]*[.G50]" office:value-type="float" office:value="252" calcext:value-type="float">
            <text:p>252.0</text:p>
          </table:table-cell>
          <table:table-cell table:style-name="ce11" office:value-type="float" office:value="8.6" calcext:value-type="float">
            <text:p>8.60</text:p>
          </table:table-cell>
          <table:table-cell table:style-name="ce20" table:formula="of:=[.$C$1]*[.I50]" office:value-type="float" office:value="516" calcext:value-type="float">
            <text:p>516.0</text:p>
          </table:table-cell>
          <table:table-cell table:style-name="ce25" table:formula="of:=[.E50]/[.D50]" office:value-type="float" office:value="0.943181818181818" calcext:value-type="float">
            <text:p>0.9432</text:p>
          </table:table-cell>
          <table:table-cell table:style-name="ce25" table:formula="of:=[.K50]/[.K49]" office:value-type="float" office:value="1.11902927580894" calcext:value-type="float">
            <text:p>1.1190</text:p>
          </table:table-cell>
          <table:table-cell table:style-name="ce25" table:formula="of:=[.M49]*[.N50]" office:value-type="float" office:value="0.97878" calcext:value-type="float">
            <text:p>0.9788</text:p>
          </table:table-cell>
          <table:table-cell table:formula="of:=[.N49]-[.O50]" office:value-type="float" office:value="1.08" calcext:value-type="float">
            <text:p>1.08</text:p>
          </table:table-cell>
          <table:table-cell office:value-type="float" office:value="0.02" calcext:value-type="float">
            <text:p>0.02</text:p>
          </table:table-cell>
          <table:table-cell table:style-name="ce31" table:formula="of:=[.M50]*[.D50]" office:value-type="float" office:value="43.06632" calcext:value-type="float">
            <text:p>43.07</text:p>
          </table:table-cell>
          <table:table-cell table:style-name="ce25" table:formula="of:=[.P50]/[.E50]" office:value-type="float" office:value="1.03774265060241" calcext:value-type="float">
            <text:p>1.0377</text:p>
          </table:table-cell>
          <table:table-cell table:formula="of:=[.E50]/[.G50]" office:value-type="float" office:value="9.88095238095238" calcext:value-type="float">
            <text:p>9.8810</text:p>
          </table:table-cell>
          <table:table-cell table:formula="of:=[.S49]*[.T50]" office:value-type="float" office:value="8.85580395" calcext:value-type="float">
            <text:p>8.856</text:p>
          </table:table-cell>
          <table:table-cell table:formula="of:=[.T49]-[.U50]" office:value-type="float" office:value="1.011" calcext:value-type="float">
            <text:p>1.011</text:p>
          </table:table-cell>
          <table:table-cell office:value-type="float" office:value="0.004" calcext:value-type="float">
            <text:p>0.004</text:p>
          </table:table-cell>
          <table:table-cell table:formula="of:=[.P50]/[.S50]" office:value-type="float" office:value="4.86306158572989" calcext:value-type="float">
            <text:p>4.86</text:p>
          </table:table-cell>
          <table:table-cell table:style-name="ce31" table:formula="of:=[$Vanilla.I44]" office:value-type="float" office:value="8.6" calcext:value-type="float">
            <text:p>8.60</text:p>
          </table:table-cell>
          <table:table-cell table:formula="of:=[.W50]/[.P50]" office:value-type="float" office:value="0.199692009904724" calcext:value-type="float">
            <text:p>0.1997</text:p>
          </table:table-cell>
          <table:table-cell table:formula="of:=[.Y49]-[.Z50]" office:value-type="float" office:value="0.2305" calcext:value-type="float">
            <text:p>0.231</text:p>
          </table:table-cell>
          <table:table-cell office:value-type="float" office:value="0.0015" calcext:value-type="float">
            <text:p>0.0015</text:p>
          </table:table-cell>
          <table:table-cell table:formula="of:=[.P50]*[.Y50]" office:value-type="float" office:value="9.92678676" calcext:value-type="float">
            <text:p>9.93</text:p>
          </table:table-cell>
        </table:table-row>
        <table:table-row table:style-name="ro1">
          <table:table-cell office:value-type="string" calcext:value-type="string">
            <text:p>"Bondir" Atomic Th</text:p>
          </table:table-cell>
          <table:table-cell table:number-columns-repeated="3" office:value-type="float" office:value="63" calcext:value-type="float">
            <text:p>63</text:p>
          </table:table-cell>
          <table:table-cell table:style-name="ce11" office:value-type="float" office:value="66.1" calcext:value-type="float">
            <text:p>66.10</text:p>
          </table:table-cell>
          <table:table-cell table:style-name="ce15" table:formula="of:=[.$C$1]*[.$C$1]*[.E51]" office:value-type="float" office:value="237960" calcext:value-type="float">
            <text:p>237,960.0</text:p>
          </table:table-cell>
          <table:table-cell table:style-name="ce11" office:value-type="float" office:value="6.4" calcext:value-type="float">
            <text:p>6.40</text:p>
          </table:table-cell>
          <table:table-cell table:style-name="ce20" table:formula="of:=[.$C$1]*[.G51]" office:value-type="float" office:value="384" calcext:value-type="float">
            <text:p>384.0</text:p>
          </table:table-cell>
          <table:table-cell table:style-name="ce11" office:value-type="float" office:value="13.4" calcext:value-type="float">
            <text:p>13.40</text:p>
          </table:table-cell>
          <table:table-cell table:style-name="ce20" table:formula="of:=[.$C$1]*[.I51]" office:value-type="float" office:value="804" calcext:value-type="float">
            <text:p>804.0</text:p>
          </table:table-cell>
          <table:table-cell table:style-name="ce25" table:formula="of:=[.E51]/[.D51]" office:value-type="float" office:value="1.04920634920635" calcext:value-type="float">
            <text:p>1.0492</text:p>
          </table:table-cell>
          <table:table-cell table:style-name="ce25" table:formula="of:=[.K51]/[.K50]" office:value-type="float" office:value="1.11241155096577" calcext:value-type="float">
            <text:p>1.1124</text:p>
          </table:table-cell>
          <table:table-cell table:style-name="ce25" table:formula="of:=[.M50]*[.N51]" office:value-type="float" office:value="1.0472946" calcext:value-type="float">
            <text:p>1.0473</text:p>
          </table:table-cell>
          <table:table-cell table:formula="of:=[.N50]-[.O51]" office:value-type="float" office:value="1.07" calcext:value-type="float">
            <text:p>1.07</text:p>
          </table:table-cell>
          <table:table-cell office:value-type="float" office:value="0.01" calcext:value-type="float">
            <text:p>0.01</text:p>
          </table:table-cell>
          <table:table-cell table:style-name="ce31" table:formula="of:=[.M51]*[.D51]" office:value-type="float" office:value="65.9795598" calcext:value-type="float">
            <text:p>65.98</text:p>
          </table:table-cell>
          <table:table-cell table:style-name="ce25" table:formula="of:=[.P51]/[.E51]" office:value-type="float" office:value="0.998177909228442" calcext:value-type="float">
            <text:p>0.9982</text:p>
          </table:table-cell>
          <table:table-cell table:formula="of:=[.E51]/[.G51]" office:value-type="float" office:value="10.328125" calcext:value-type="float">
            <text:p>10.3281</text:p>
          </table:table-cell>
          <table:table-cell table:formula="of:=[.S50]*[.T51]" office:value-type="float" office:value="8.93550618555" calcext:value-type="float">
            <text:p>8.936</text:p>
          </table:table-cell>
          <table:table-cell table:formula="of:=[.T50]-[.U51]" office:value-type="float" office:value="1.009" calcext:value-type="float">
            <text:p>1.009</text:p>
          </table:table-cell>
          <table:table-cell office:value-type="float" office:value="0.002" calcext:value-type="float">
            <text:p>0.002</text:p>
          </table:table-cell>
          <table:table-cell table:formula="of:=[.P51]/[.S51]" office:value-type="float" office:value="7.38397561703874" calcext:value-type="float">
            <text:p>7.38</text:p>
          </table:table-cell>
          <table:table-cell table:style-name="ce31" table:formula="of:=[$Vanilla.I45]" office:value-type="float" office:value="13.4" calcext:value-type="float">
            <text:p>13.40</text:p>
          </table:table-cell>
          <table:table-cell table:formula="of:=[.W51]/[.P51]" office:value-type="float" office:value="0.203093200994651" calcext:value-type="float">
            <text:p>0.2031</text:p>
          </table:table-cell>
          <table:table-cell table:formula="of:=[.Y50]-[.Z51]" office:value-type="float" office:value="0.2295" calcext:value-type="float">
            <text:p>0.230</text:p>
          </table:table-cell>
          <table:table-cell office:value-type="float" office:value="0.001" calcext:value-type="float">
            <text:p>0.001</text:p>
          </table:table-cell>
          <table:table-cell table:formula="of:=[.P51]*[.Y51]" office:value-type="float" office:value="15.1423089741" calcext:value-type="float">
            <text:p>15.14</text:p>
          </table:table-cell>
        </table:table-row>
        <table:table-row table:style-name="ro1">
          <table:table-cell office:value-type="string" calcext:value-type="string">
            <text:p>"Bufaer" Atomic Th</text:p>
          </table:table-cell>
          <table:table-cell table:number-columns-repeated="3" office:value-type="float" office:value="104" calcext:value-type="float">
            <text:p>104</text:p>
          </table:table-cell>
          <table:table-cell table:style-name="ce11" office:value-type="float" office:value="120.1" calcext:value-type="float">
            <text:p>120.10</text:p>
          </table:table-cell>
          <table:table-cell table:style-name="ce15" table:formula="of:=[.$C$1]*[.$C$1]*[.E52]" office:value-type="float" office:value="432360" calcext:value-type="float">
            <text:p>432,360.0</text:p>
          </table:table-cell>
          <table:table-cell table:style-name="ce11" office:value-type="float" office:value="10.9" calcext:value-type="float">
            <text:p>10.90</text:p>
          </table:table-cell>
          <table:table-cell table:style-name="ce20" table:formula="of:=[.$C$1]*[.G52]" office:value-type="float" office:value="654" calcext:value-type="float">
            <text:p>654.0</text:p>
          </table:table-cell>
          <table:table-cell table:style-name="ce11" office:value-type="float" office:value="23.8" calcext:value-type="float">
            <text:p>23.80</text:p>
          </table:table-cell>
          <table:table-cell table:style-name="ce20" table:formula="of:=[.$C$1]*[.I52]" office:value-type="float" office:value="1428" calcext:value-type="float">
            <text:p>1428.0</text:p>
          </table:table-cell>
          <table:table-cell table:style-name="ce25" table:formula="of:=[.E52]/[.D52]" office:value-type="float" office:value="1.15480769230769" calcext:value-type="float">
            <text:p>1.1548</text:p>
          </table:table-cell>
          <table:table-cell table:style-name="ce25" table:formula="of:=[.K52]/[.K51]" office:value-type="float" office:value="1.10064878389387" calcext:value-type="float">
            <text:p>1.1006</text:p>
          </table:table-cell>
          <table:table-cell table:style-name="ce25" table:formula="of:=[.M51]*[.N52]" office:value-type="float" office:value="1.115368749" calcext:value-type="float">
            <text:p>1.1154</text:p>
          </table:table-cell>
          <table:table-cell table:formula="of:=[.N51]-[.O52]" office:value-type="float" office:value="1.065" calcext:value-type="float">
            <text:p>1.065</text:p>
          </table:table-cell>
          <table:table-cell office:value-type="float" office:value="0.005" calcext:value-type="float">
            <text:p>0.005</text:p>
          </table:table-cell>
          <table:table-cell table:style-name="ce31" table:formula="of:=[.M52]*[.D52]" office:value-type="float" office:value="115.998349896" calcext:value-type="float">
            <text:p>116.00</text:p>
          </table:table-cell>
          <table:table-cell table:style-name="ce25" table:formula="of:=[.P52]/[.E52]" office:value-type="float" office:value="0.965848042431307" calcext:value-type="float">
            <text:p>0.9658</text:p>
          </table:table-cell>
          <table:table-cell table:formula="of:=[.E52]/[.G52]" office:value-type="float" office:value="11.0183486238532" calcext:value-type="float">
            <text:p>11.0183</text:p>
          </table:table-cell>
          <table:table-cell table:formula="of:=[.S51]*[.T52]" office:value-type="float" office:value="9.0069902350344" calcext:value-type="float">
            <text:p>9.007</text:p>
          </table:table-cell>
          <table:table-cell table:formula="of:=[.T51]-[.U52]" office:value-type="float" office:value="1.008" calcext:value-type="float">
            <text:p>1.008</text:p>
          </table:table-cell>
          <table:table-cell office:value-type="float" office:value="0.001" calcext:value-type="float">
            <text:p>0.001</text:p>
          </table:table-cell>
          <table:table-cell table:formula="of:=[.P52]/[.S52]" office:value-type="float" office:value="12.8787027485388" calcext:value-type="float">
            <text:p>12.88</text:p>
          </table:table-cell>
          <table:table-cell table:style-name="ce31" table:formula="of:=[$Vanilla.I46]" office:value-type="float" office:value="23.8" calcext:value-type="float">
            <text:p>23.80</text:p>
          </table:table-cell>
          <table:table-cell table:formula="of:=[.W52]/[.P52]" office:value-type="float" office:value="0.205175332419282" calcext:value-type="float">
            <text:p>0.2052</text:p>
          </table:table-cell>
          <table:table-cell table:formula="of:=[.Y51]-[.Z52]" office:value-type="float" office:value="0.229" calcext:value-type="float">
            <text:p>0.229</text:p>
          </table:table-cell>
          <table:table-cell office:value-type="float" office:value="0.0005" calcext:value-type="float">
            <text:p>0.0005</text:p>
          </table:table-cell>
          <table:table-cell table:formula="of:=[.P52]*[.Y52]" office:value-type="float" office:value="26.563622126184" calcext:value-type="float">
            <text:p>26.56</text:p>
          </table:table-cell>
        </table:table-row>
        <table:table-row table:style-name="ro1">
          <table:table-cell table:number-columns-repeated="10"/>
          <table:table-cell table:style-name="ce25" table:number-columns-repeated="3"/>
          <table:table-cell table:number-columns-repeated="2"/>
          <table:table-cell table:style-name="ce31"/>
          <table:table-cell table:style-name="ce25"/>
          <table:table-cell table:number-columns-repeated="10"/>
        </table:table-row>
        <table:table-row table:style-name="ro1">
          <table:table-cell office:value-type="string" calcext:value-type="string">
            <text:p>Human to Hai</text:p>
          </table:table-cell>
          <table:table-cell table:number-columns-repeated="2"/>
          <table:table-cell table:formula="of:=[.M56]/[.M39]" office:value-type="float" office:value="1.0833025147929" calcext:value-type="float">
            <text:p>1.0833025147929</text:p>
          </table:table-cell>
          <table:table-cell table:number-columns-repeated="6"/>
          <table:table-cell table:style-name="ce25" table:number-columns-repeated="3"/>
          <table:table-cell table:number-columns-repeated="2"/>
          <table:table-cell table:style-name="ce31"/>
          <table:table-cell table:style-name="ce25"/>
          <table:table-cell table:number-columns-repeated="10"/>
        </table:table-row>
        <table:table-row table:style-name="ro1">
          <table:table-cell table:style-name="ce1" office:value-type="string" calcext:value-type="string">
            <text:p>Hai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23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8" office:value-type="string" calcext:value-type="string">
            <text:p>thrust/EC</text:p>
          </table:table-cell>
          <table:table-cell table:style-name="ce8" office:value-type="string" calcext:value-type="string">
            <text:p>% diff</text:p>
          </table:table-cell>
          <table:table-cell table:style-name="ce8" office:value-type="string" calcext:value-type="string">
            <text:p>thrust/EC IF</text:p>
          </table:table-cell>
          <table:table-cell table:style-name="ce8" office:value-type="string" calcext:value-type="string">
            <text:p>This % diff</text:p>
          </table:table-cell>
          <table:table-cell table:style-name="ce8" office:value-type="string" calcext:value-type="string">
            <text:p>change in diff</text:p>
          </table:table-cell>
          <table:table-cell table:style-name="ce8" office:value-type="string" calcext:value-type="string">
            <text:p>New Thrust</text:p>
          </table:table-cell>
          <table:table-cell table:style-name="ce8" office:value-type="string" calcext:value-type="string">
            <text:p>% from base</text:p>
          </table:table-cell>
          <table:table-cell table:style-name="ce26" office:value-type="string" calcext:value-type="string">
            <text:p>x turn</text:p>
          </table:table-cell>
          <table:table-cell table:style-name="ce47" office:value-type="string" calcext:value-type="string">
            <text:p>Atomic eff </text:p>
          </table:table-cell>
          <table:table-cell table:style-name="ce1" office:value-type="float" office:value="8.63" calcext:value-type="float">
            <text:p>8.63</text:p>
          </table:table-cell>
          <table:table-cell table:style-name="ce1"/>
          <table:table-cell table:style-name="ce50" office:value-type="string" calcext:value-type="string">
            <text:p>new energy</text:p>
          </table:table-cell>
          <table:table-cell table:style-name="ce1" office:value-type="string" calcext:value-type="string">
            <text:p>Heat</text:p>
          </table:table-cell>
          <table:table-cell table:style-name="ce26"/>
          <table:table-cell table:style-name="ce47" office:value-type="string" calcext:value-type="string">
            <text:p>Atomic heat </text:p>
          </table:table-cell>
          <table:table-cell table:style-name="ce49" office:value-type="float" office:value="0.234" calcext:value-type="float">
            <text:p>0.234</text:p>
          </table:table-cell>
          <table:table-cell table:style-name="ce50" office:value-type="string" calcext:value-type="string">
            <text:p>New Heat</text:p>
          </table:table-cell>
        </table:table-row>
        <table:table-row table:style-name="ro1">
          <table:table-cell office:value-type="string" calcext:value-type="string">
            <text:p>"Basrem" Atomic St</text:p>
          </table:table-cell>
          <table:table-cell table:number-columns-repeated="3" office:value-type="float" office:value="12" calcext:value-type="float">
            <text:p>12</text:p>
          </table:table-cell>
          <table:table-cell table:style-name="ce29" office:value-type="float" office:value="351.51" calcext:value-type="float">
            <text:p>351.51</text:p>
          </table:table-cell>
          <table:table-cell table:style-name="ce15" table:formula="of:=[.$C$1]*[.E56]" office:value-type="float" office:value="21090.6" calcext:value-type="float">
            <text:p>21,090.6</text:p>
          </table:table-cell>
          <table:table-cell table:style-name="ce11" office:value-type="float" office:value="0.7" calcext:value-type="float">
            <text:p>0.70</text:p>
          </table:table-cell>
          <table:table-cell table:style-name="ce20" table:formula="of:=[.$C$1]*[.G56]" office:value-type="float" office:value="42" calcext:value-type="float">
            <text:p>42.0</text:p>
          </table:table-cell>
          <table:table-cell table:style-name="ce11" office:value-type="float" office:value="1.6" calcext:value-type="float">
            <text:p>1.60</text:p>
          </table:table-cell>
          <table:table-cell table:style-name="ce20" table:formula="of:=[.$C$1]*[.I56]" office:value-type="float" office:value="96" calcext:value-type="float">
            <text:p>96.0</text:p>
          </table:table-cell>
          <table:table-cell table:style-name="ce25" table:formula="of:=[.E56]/[.D56]" office:value-type="float" office:value="29.2925" calcext:value-type="float">
            <text:p>29.2925</text:p>
          </table:table-cell>
          <table:table-cell/>
          <table:table-cell table:style-name="ce25" table:formula="of:=[.K56]" office:value-type="float" office:value="29.2925" calcext:value-type="float">
            <text:p>29.2925</text:p>
          </table:table-cell>
          <table:table-cell table:number-columns-repeated="2"/>
          <table:table-cell table:style-name="ce31" table:formula="of:=[.M56]*[.D56]" office:value-type="float" office:value="351.51" calcext:value-type="float">
            <text:p>351.51</text:p>
          </table:table-cell>
          <table:table-cell table:style-name="ce25" table:formula="of:=[.P56]/309" office:value-type="float" office:value="1.13757281553398" calcext:value-type="float">
            <text:p>1.1376</text:p>
          </table:table-cell>
          <table:table-cell table:formula="of:=[.E56]/[.G56]" office:value-type="float" office:value="502.157142857143" calcext:value-type="float">
            <text:p>502.1571</text:p>
          </table:table-cell>
          <table:table-cell table:style-name="ce48" table:formula="of:=[.T55]" office:value-type="float" office:value="8.63" calcext:value-type="float">
            <text:p>8.630</text:p>
          </table:table-cell>
          <table:table-cell table:number-columns-repeated="2"/>
          <table:table-cell table:formula="of:=[.P56]/[.S56]/60" office:value-type="float" office:value="0.678852838933951" calcext:value-type="float">
            <text:p>0.68</text:p>
          </table:table-cell>
          <table:table-cell table:style-name="ce31" table:formula="of:=[$Vanilla.O47]" office:value-type="float" office:value="1.6" calcext:value-type="float">
            <text:p>1.60</text:p>
          </table:table-cell>
          <table:table-cell table:formula="of:=[.W56]/[.P56]*60" office:value-type="float" office:value="0.27310745071264" calcext:value-type="float">
            <text:p>0.2731</text:p>
          </table:table-cell>
          <table:table-cell table:formula="of:=[.Z55]" office:value-type="float" office:value="0.234" calcext:value-type="float">
            <text:p>0.234</text:p>
          </table:table-cell>
          <table:table-cell/>
          <table:table-cell table:formula="of:=[.P56]*[.Y56]/60" office:value-type="float" office:value="1.370889" calcext:value-type="float">
            <text:p>1.37</text:p>
          </table:table-cell>
        </table:table-row>
        <table:table-row table:style-name="ro1">
          <table:table-cell office:value-type="string" calcext:value-type="string">
            <text:p>"Benga" Atomic St</text:p>
          </table:table-cell>
          <table:table-cell table:number-columns-repeated="3" office:value-type="float" office:value="20" calcext:value-type="float">
            <text:p>20</text:p>
          </table:table-cell>
          <table:table-cell table:style-name="ce11" office:value-type="float" office:value="577" calcext:value-type="float">
            <text:p>577.00</text:p>
          </table:table-cell>
          <table:table-cell table:style-name="ce15" table:formula="of:=[.$C$1]*[.E57]" office:value-type="float" office:value="34620" calcext:value-type="float">
            <text:p>34,620.0</text:p>
          </table:table-cell>
          <table:table-cell table:style-name="ce11" office:value-type="float" office:value="1.1" calcext:value-type="float">
            <text:p>1.10</text:p>
          </table:table-cell>
          <table:table-cell table:style-name="ce20" table:formula="of:=[.$C$1]*[.G57]" office:value-type="float" office:value="66" calcext:value-type="float">
            <text:p>66.0</text:p>
          </table:table-cell>
          <table:table-cell table:style-name="ce11" office:value-type="float" office:value="2.8" calcext:value-type="float">
            <text:p>2.80</text:p>
          </table:table-cell>
          <table:table-cell table:style-name="ce20" table:formula="of:=[.$C$1]*[.I57]" office:value-type="float" office:value="168" calcext:value-type="float">
            <text:p>168.0</text:p>
          </table:table-cell>
          <table:table-cell table:style-name="ce25" table:formula="of:=[.E57]/[.D57]" office:value-type="float" office:value="28.85" calcext:value-type="float">
            <text:p>28.8500</text:p>
          </table:table-cell>
          <table:table-cell table:style-name="ce25" table:formula="of:=[.K57]/[.K56]" office:value-type="float" office:value="0.984893744132457" calcext:value-type="float">
            <text:p>0.9849</text:p>
          </table:table-cell>
          <table:table-cell table:style-name="ce25" table:formula="of:=[.M56]*[.N57]" office:value-type="float" office:value="33.686375" calcext:value-type="float">
            <text:p>33.6864</text:p>
          </table:table-cell>
          <table:table-cell table:style-name="ce30" office:value-type="float" office:value="1.15" calcext:value-type="float">
            <text:p>1.15</text:p>
          </table:table-cell>
          <table:table-cell/>
          <table:table-cell table:style-name="ce31" table:formula="of:=[.M57]*[.D57]" office:value-type="float" office:value="673.7275" calcext:value-type="float">
            <text:p>673.73</text:p>
          </table:table-cell>
          <table:table-cell table:style-name="ce25" table:formula="of:=[.P57]/[.E57]" office:value-type="float" office:value="1.16763864818024" calcext:value-type="float">
            <text:p>1.1676</text:p>
          </table:table-cell>
          <table:table-cell table:formula="of:=[.E57]/[.G57]" office:value-type="float" office:value="524.545454545455" calcext:value-type="float">
            <text:p>524.5455</text:p>
          </table:table-cell>
          <table:table-cell table:formula="of:=[.S56]*[.T57]" office:value-type="float" office:value="8.75945" calcext:value-type="float">
            <text:p>8.759</text:p>
          </table:table-cell>
          <table:table-cell table:style-name="ce30" office:value-type="float" office:value="1.015" calcext:value-type="float">
            <text:p>1.015</text:p>
          </table:table-cell>
          <table:table-cell/>
          <table:table-cell table:formula="of:=[.P57]/[.S57]/60" office:value-type="float" office:value="1.28190601769137" calcext:value-type="float">
            <text:p>1.28</text:p>
          </table:table-cell>
          <table:table-cell table:style-name="ce31" table:formula="of:=[$Vanilla.O48]" office:value-type="float" office:value="2.8" calcext:value-type="float">
            <text:p>2.80</text:p>
          </table:table-cell>
          <table:table-cell table:formula="of:=[.W57]/[.P57]*60" office:value-type="float" office:value="0.249358976737628" calcext:value-type="float">
            <text:p>0.2494</text:p>
          </table:table-cell>
          <table:table-cell table:formula="of:=[.Y56]-[.Z57]" office:value-type="float" office:value="0.232" calcext:value-type="float">
            <text:p>0.232</text:p>
          </table:table-cell>
          <table:table-cell office:value-type="float" office:value="0.002" calcext:value-type="float">
            <text:p>0.002</text:p>
          </table:table-cell>
          <table:table-cell table:formula="of:=[.P57]*[.Y57]/60" office:value-type="float" office:value="2.60507966666667" calcext:value-type="float">
            <text:p>2.61</text:p>
          </table:table-cell>
        </table:table-row>
        <table:table-row table:style-name="ro1">
          <table:table-cell office:value-type="string" calcext:value-type="string">
            <text:p>"Biroo" Atomic St</text:p>
          </table:table-cell>
          <table:table-cell table:number-columns-repeated="3" office:value-type="float" office:value="32" calcext:value-type="float">
            <text:p>32</text:p>
          </table:table-cell>
          <table:table-cell table:style-name="ce11" office:value-type="float" office:value="1054" calcext:value-type="float">
            <text:p>1054.00</text:p>
          </table:table-cell>
          <table:table-cell table:style-name="ce15" table:formula="of:=[.$C$1]*[.E58]" office:value-type="float" office:value="63240" calcext:value-type="float">
            <text:p>63,240.0</text:p>
          </table:table-cell>
          <table:table-cell table:style-name="ce11" office:value-type="float" office:value="2" calcext:value-type="float">
            <text:p>2.00</text:p>
          </table:table-cell>
          <table:table-cell table:style-name="ce20" table:formula="of:=[.$C$1]*[.G58]" office:value-type="float" office:value="120" calcext:value-type="float">
            <text:p>120.0</text:p>
          </table:table-cell>
          <table:table-cell table:style-name="ce11" office:value-type="float" office:value="5.1" calcext:value-type="float">
            <text:p>5.10</text:p>
          </table:table-cell>
          <table:table-cell table:style-name="ce20" table:formula="of:=[.$C$1]*[.I58]" office:value-type="float" office:value="306" calcext:value-type="float">
            <text:p>306.0</text:p>
          </table:table-cell>
          <table:table-cell table:style-name="ce25" table:formula="of:=[.E58]/[.D58]" office:value-type="float" office:value="32.9375" calcext:value-type="float">
            <text:p>32.9375</text:p>
          </table:table-cell>
          <table:table-cell table:style-name="ce25" table:formula="of:=[.K58]/[.K57]" office:value-type="float" office:value="1.14168110918544" calcext:value-type="float">
            <text:p>1.1417</text:p>
          </table:table-cell>
          <table:table-cell table:style-name="ce25" table:formula="of:=[.M57]*[.N58]" office:value-type="float" office:value="37.39187625" calcext:value-type="float">
            <text:p>37.3919</text:p>
          </table:table-cell>
          <table:table-cell table:formula="of:=[.N57]-[.O58]" office:value-type="float" office:value="1.11" calcext:value-type="float">
            <text:p>1.11</text:p>
          </table:table-cell>
          <table:table-cell office:value-type="float" office:value="0.04" calcext:value-type="float">
            <text:p>0.04</text:p>
          </table:table-cell>
          <table:table-cell table:style-name="ce31" table:formula="of:=[.M58]*[.D58]" office:value-type="float" office:value="1196.54004" calcext:value-type="float">
            <text:p>1196.54</text:p>
          </table:table-cell>
          <table:table-cell table:style-name="ce25" table:formula="of:=[.P58]/[.E58]" office:value-type="float" office:value="1.13523722960152" calcext:value-type="float">
            <text:p>1.1352</text:p>
          </table:table-cell>
          <table:table-cell table:formula="of:=[.E58]/[.G58]" office:value-type="float" office:value="527" calcext:value-type="float">
            <text:p>527.0000</text:p>
          </table:table-cell>
          <table:table-cell table:formula="of:=[.S57]*[.T58]" office:value-type="float" office:value="8.85580395" calcext:value-type="float">
            <text:p>8.856</text:p>
          </table:table-cell>
          <table:table-cell table:formula="of:=[.T57]-[.U58]" office:value-type="float" office:value="1.011" calcext:value-type="float">
            <text:p>1.011</text:p>
          </table:table-cell>
          <table:table-cell office:value-type="float" office:value="0.004" calcext:value-type="float">
            <text:p>0.004</text:p>
          </table:table-cell>
          <table:table-cell table:formula="of:=[.P58]/[.S58]/60" office:value-type="float" office:value="2.25189425066258" calcext:value-type="float">
            <text:p>2.25</text:p>
          </table:table-cell>
          <table:table-cell table:style-name="ce31" table:formula="of:=[$Vanilla.O49]" office:value-type="float" office:value="5.1" calcext:value-type="float">
            <text:p>5.10</text:p>
          </table:table-cell>
          <table:table-cell table:formula="of:=[.W58]/[.P58]*60" office:value-type="float" office:value="0.255737367551862" calcext:value-type="float">
            <text:p>0.2557</text:p>
          </table:table-cell>
          <table:table-cell table:formula="of:=[.Y57]-[.Z58]" office:value-type="float" office:value="0.2305" calcext:value-type="float">
            <text:p>0.231</text:p>
          </table:table-cell>
          <table:table-cell office:value-type="float" office:value="0.0015" calcext:value-type="float">
            <text:p>0.0015</text:p>
          </table:table-cell>
          <table:table-cell table:formula="of:=[.P58]*[.Y58]/60" office:value-type="float" office:value="4.596707987" calcext:value-type="float">
            <text:p>4.60</text:p>
          </table:table-cell>
        </table:table-row>
        <table:table-row table:style-name="ro1">
          <table:table-cell office:value-type="string" calcext:value-type="string">
            <text:p>"Bondir" Atomic St</text:p>
          </table:table-cell>
          <table:table-cell table:number-columns-repeated="3" office:value-type="float" office:value="49" calcext:value-type="float">
            <text:p>49</text:p>
          </table:table-cell>
          <table:table-cell table:style-name="ce11" office:value-type="float" office:value="1758" calcext:value-type="float">
            <text:p>1758.00</text:p>
          </table:table-cell>
          <table:table-cell table:style-name="ce15" table:formula="of:=[.$C$1]*[.E59]" office:value-type="float" office:value="105480" calcext:value-type="float">
            <text:p>105,480.0</text:p>
          </table:table-cell>
          <table:table-cell table:style-name="ce11" office:value-type="float" office:value="3.2" calcext:value-type="float">
            <text:p>3.20</text:p>
          </table:table-cell>
          <table:table-cell table:style-name="ce20" table:formula="of:=[.$C$1]*[.G59]" office:value-type="float" office:value="192" calcext:value-type="float">
            <text:p>192.0</text:p>
          </table:table-cell>
          <table:table-cell table:style-name="ce11" office:value-type="float" office:value="8.2" calcext:value-type="float">
            <text:p>8.20</text:p>
          </table:table-cell>
          <table:table-cell table:style-name="ce20" table:formula="of:=[.$C$1]*[.I59]" office:value-type="float" office:value="492" calcext:value-type="float">
            <text:p>492.0</text:p>
          </table:table-cell>
          <table:table-cell table:style-name="ce25" table:formula="of:=[.E59]/[.D59]" office:value-type="float" office:value="35.8775510204082" calcext:value-type="float">
            <text:p>35.8776</text:p>
          </table:table-cell>
          <table:table-cell table:style-name="ce25" table:formula="of:=[.K59]/[.K58]" office:value-type="float" office:value="1.08926151105604" calcext:value-type="float">
            <text:p>1.0893</text:p>
          </table:table-cell>
          <table:table-cell table:style-name="ce25" table:formula="of:=[.M58]*[.N59]" office:value-type="float" office:value="40.7571451125" calcext:value-type="float">
            <text:p>40.7571</text:p>
          </table:table-cell>
          <table:table-cell table:formula="of:=[.N58]-[.O59]" office:value-type="float" office:value="1.09" calcext:value-type="float">
            <text:p>1.09</text:p>
          </table:table-cell>
          <table:table-cell office:value-type="float" office:value="0.02" calcext:value-type="float">
            <text:p>0.02</text:p>
          </table:table-cell>
          <table:table-cell table:style-name="ce31" table:formula="of:=[.M59]*[.D59]" office:value-type="float" office:value="1997.1001105125" calcext:value-type="float">
            <text:p>1997.10</text:p>
          </table:table-cell>
          <table:table-cell table:style-name="ce25" table:formula="of:=[.P59]/[.E59]" office:value-type="float" office:value="1.13600688880119" calcext:value-type="float">
            <text:p>1.1360</text:p>
          </table:table-cell>
          <table:table-cell table:formula="of:=[.E59]/[.G59]" office:value-type="float" office:value="549.375" calcext:value-type="float">
            <text:p>549.3750</text:p>
          </table:table-cell>
          <table:table-cell table:formula="of:=[.S58]*[.T59]" office:value-type="float" office:value="8.93550618555" calcext:value-type="float">
            <text:p>8.936</text:p>
          </table:table-cell>
          <table:table-cell table:formula="of:=[.T58]-[.U59]" office:value-type="float" office:value="1.009" calcext:value-type="float">
            <text:p>1.009</text:p>
          </table:table-cell>
          <table:table-cell office:value-type="float" office:value="0.002" calcext:value-type="float">
            <text:p>0.002</text:p>
          </table:table-cell>
          <table:table-cell table:formula="of:=[.P59]/[.S59]/60" office:value-type="float" office:value="3.72502700470418" calcext:value-type="float">
            <text:p>3.73</text:p>
          </table:table-cell>
          <table:table-cell table:style-name="ce31" table:formula="of:=[$Vanilla.O50]" office:value-type="float" office:value="8.2" calcext:value-type="float">
            <text:p>8.20</text:p>
          </table:table-cell>
          <table:table-cell table:formula="of:=[.W59]/[.P59]*60" office:value-type="float" office:value="0.246357204333508" calcext:value-type="float">
            <text:p>0.2464</text:p>
          </table:table-cell>
          <table:table-cell table:formula="of:=[.Y58]-[.Z59]" office:value-type="float" office:value="0.2295" calcext:value-type="float">
            <text:p>0.230</text:p>
          </table:table-cell>
          <table:table-cell office:value-type="float" office:value="0.001" calcext:value-type="float">
            <text:p>0.001</text:p>
          </table:table-cell>
          <table:table-cell table:formula="of:=[.P59]*[.Y59]/60" office:value-type="float" office:value="7.63890792271031" calcext:value-type="float">
            <text:p>7.64</text:p>
          </table:table-cell>
        </table:table-row>
        <table:table-row table:style-name="ro1">
          <table:table-cell office:value-type="string" calcext:value-type="string">
            <text:p>"Bufaer" Atomic St</text:p>
          </table:table-cell>
          <table:table-cell table:number-columns-repeated="3" office:value-type="float" office:value="76" calcext:value-type="float">
            <text:p>76</text:p>
          </table:table-cell>
          <table:table-cell table:style-name="ce11" office:value-type="float" office:value="3043" calcext:value-type="float">
            <text:p>3043.00</text:p>
          </table:table-cell>
          <table:table-cell table:style-name="ce15" table:formula="of:=[.$C$1]*[.E60]" office:value-type="float" office:value="182580" calcext:value-type="float">
            <text:p>182,580.0</text:p>
          </table:table-cell>
          <table:table-cell table:style-name="ce11" office:value-type="float" office:value="5.2" calcext:value-type="float">
            <text:p>5.20</text:p>
          </table:table-cell>
          <table:table-cell table:style-name="ce20" table:formula="of:=[.$C$1]*[.G60]" office:value-type="float" office:value="312" calcext:value-type="float">
            <text:p>312.0</text:p>
          </table:table-cell>
          <table:table-cell table:style-name="ce11" office:value-type="float" office:value="13.8" calcext:value-type="float">
            <text:p>13.80</text:p>
          </table:table-cell>
          <table:table-cell table:style-name="ce20" table:formula="of:=[.$C$1]*[.I60]" office:value-type="float" office:value="828" calcext:value-type="float">
            <text:p>828.0</text:p>
          </table:table-cell>
          <table:table-cell table:style-name="ce25" table:formula="of:=[.E60]/[.D60]" office:value-type="float" office:value="40.0394736842105" calcext:value-type="float">
            <text:p>40.0395</text:p>
          </table:table-cell>
          <table:table-cell table:style-name="ce25" table:formula="of:=[.K60]/[.K59]" office:value-type="float" office:value="1.11600353272259" calcext:value-type="float">
            <text:p>1.1160</text:p>
          </table:table-cell>
          <table:table-cell table:style-name="ce25" table:formula="of:=[.M59]*[.N60]" office:value-type="float" office:value="44.0177167215" calcext:value-type="float">
            <text:p>44.0177</text:p>
          </table:table-cell>
          <table:table-cell table:formula="of:=[.N59]-[.O60]" office:value-type="float" office:value="1.08" calcext:value-type="float">
            <text:p>1.08</text:p>
          </table:table-cell>
          <table:table-cell office:value-type="float" office:value="0.01" calcext:value-type="float">
            <text:p>0.01</text:p>
          </table:table-cell>
          <table:table-cell table:style-name="ce31" table:formula="of:=[.M60]*[.D60]" office:value-type="float" office:value="3345.346470834" calcext:value-type="float">
            <text:p>3345.35</text:p>
          </table:table-cell>
          <table:table-cell table:style-name="ce25" table:formula="of:=[.P60]/[.E60]" office:value-type="float" office:value="1.09935802524942" calcext:value-type="float">
            <text:p>1.0994</text:p>
          </table:table-cell>
          <table:table-cell table:formula="of:=[.E60]/[.G60]" office:value-type="float" office:value="585.192307692308" calcext:value-type="float">
            <text:p>585.1923</text:p>
          </table:table-cell>
          <table:table-cell table:formula="of:=[.S59]*[.T60]" office:value-type="float" office:value="9.0069902350344" calcext:value-type="float">
            <text:p>9.007</text:p>
          </table:table-cell>
          <table:table-cell table:formula="of:=[.T59]-[.U60]" office:value-type="float" office:value="1.008" calcext:value-type="float">
            <text:p>1.008</text:p>
          </table:table-cell>
          <table:table-cell office:value-type="float" office:value="0.001" calcext:value-type="float">
            <text:p>0.001</text:p>
          </table:table-cell>
          <table:table-cell table:formula="of:=[.P60]/[.S60]/60" office:value-type="float" office:value="6.19027811277371" calcext:value-type="float">
            <text:p>6.19</text:p>
          </table:table-cell>
          <table:table-cell table:style-name="ce31" table:formula="of:=[$Vanilla.O51]" office:value-type="float" office:value="13.8" calcext:value-type="float">
            <text:p>13.80</text:p>
          </table:table-cell>
          <table:table-cell table:formula="of:=[.W60]/[.P60]*60" office:value-type="float" office:value="0.247507995724454" calcext:value-type="float">
            <text:p>0.2475</text:p>
          </table:table-cell>
          <table:table-cell table:formula="of:=[.Y59]-[.Z60]" office:value-type="float" office:value="0.229" calcext:value-type="float">
            <text:p>0.229</text:p>
          </table:table-cell>
          <table:table-cell office:value-type="float" office:value="0.0005" calcext:value-type="float">
            <text:p>0.0005</text:p>
          </table:table-cell>
          <table:table-cell table:formula="of:=[.P60]*[.Y60]/60" office:value-type="float" office:value="12.7680723636831" calcext:value-type="float">
            <text:p>12.77</text:p>
          </table:table-cell>
        </table:table-row>
        <table:table-row table:style-name="ro1">
          <table:table-cell table:number-columns-repeated="4"/>
          <table:table-cell table:style-name="ce11"/>
          <table:table-cell table:style-name="ce15"/>
          <table:table-cell table:style-name="ce11"/>
          <table:table-cell table:style-name="ce20"/>
          <table:table-cell table:style-name="ce11"/>
          <table:table-cell table:style-name="ce20"/>
          <table:table-cell table:style-name="ce25" table:number-columns-repeated="3"/>
          <table:table-cell table:number-columns-repeated="2"/>
          <table:table-cell table:style-name="ce31"/>
          <table:table-cell table:style-name="ce25"/>
          <table:table-cell table:number-columns-repeated="5"/>
          <table:table-cell table:style-name="ce31"/>
          <table:table-cell table:number-columns-repeated="4"/>
        </table:table-row>
        <table:table-row table:style-name="ro1">
          <table:table-cell office:value-type="string" calcext:value-type="string">
            <text:p>hai to coalition</text:p>
          </table:table-cell>
          <table:table-cell table:number-columns-repeated="2"/>
          <table:table-cell table:formula="of:=[.K64]/[.K48]" office:value-type="float" office:value="0.999325691166554" calcext:value-type="float">
            <text:p>0.999325691166554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Coalitio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8" office:value-type="string" calcext:value-type="string">
            <text:p>thrust/EC</text:p>
          </table:table-cell>
          <table:table-cell table:style-name="ce8" office:value-type="string" calcext:value-type="string">
            <text:p>% diff</text:p>
          </table:table-cell>
          <table:table-cell table:style-name="ce8" office:value-type="string" calcext:value-type="string">
            <text:p>thrust/EC IF</text:p>
          </table:table-cell>
          <table:table-cell table:style-name="ce8" office:value-type="string" calcext:value-type="string">
            <text:p>This % diff</text:p>
          </table:table-cell>
          <table:table-cell table:style-name="ce8" office:value-type="string" calcext:value-type="string">
            <text:p>change in diff</text:p>
          </table:table-cell>
          <table:table-cell table:style-name="ce8" office:value-type="string" calcext:value-type="string">
            <text:p>New Thrust</text:p>
          </table:table-cell>
          <table:table-cell table:style-name="ce8" office:value-type="string" calcext:value-type="string">
            <text:p>% from base</text:p>
          </table:table-cell>
          <table:table-cell table:style-name="ce26" office:value-type="string" calcext:value-type="string">
            <text:p>x thrust</text:p>
          </table:table-cell>
          <table:table-cell table:style-name="ce47" office:value-type="string" calcext:value-type="string">
            <text:p>Coalition eff 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50" office:value-type="string" calcext:value-type="string">
            <text:p>new energy</text:p>
          </table:table-cell>
          <table:table-cell table:style-name="ce1" office:value-type="string" calcext:value-type="string">
            <text:p>Heat</text:p>
          </table:table-cell>
          <table:table-cell table:style-name="ce26"/>
          <table:table-cell table:style-name="ce47" office:value-type="string" calcext:value-type="string">
            <text:p>Coalition heat </text:p>
          </table:table-cell>
          <table:table-cell table:style-name="ce49" office:value-type="float" office:value="0.468" calcext:value-type="float">
            <text:p>0.468</text:p>
          </table:table-cell>
          <table:table-cell table:style-name="ce50" office:value-type="string" calcext:value-type="string">
            <text:p>New Heat</text:p>
          </table:table-cell>
        </table:table-row>
        <table:table-row table:style-name="ro1">
          <table:table-cell office:value-type="string" calcext:value-type="string">
            <text:p>Small Thrust Module</text:p>
          </table:table-cell>
          <table:table-cell table:number-columns-repeated="3" office:value-type="float" office:value="9" calcext:value-type="float">
            <text:p>9</text:p>
          </table:table-cell>
          <table:table-cell table:style-name="ce29" office:value-type="float" office:value="7.41" calcext:value-type="float">
            <text:p>7.41</text:p>
          </table:table-cell>
          <table:table-cell table:style-name="ce15" table:formula="of:=[.$C$1]*[.$C$1]*[.E64]" office:value-type="float" office:value="26676" calcext:value-type="float">
            <text:p>26,676.0</text:p>
          </table:table-cell>
          <table:table-cell table:style-name="ce11" office:value-type="float" office:value="0.46" calcext:value-type="float">
            <text:p>0.46</text:p>
          </table:table-cell>
          <table:table-cell table:style-name="ce20" table:formula="of:=[.$C$1]*[.G64]" office:value-type="float" office:value="27.6" calcext:value-type="float">
            <text:p>27.6</text:p>
          </table:table-cell>
          <table:table-cell table:style-name="ce11" office:value-type="float" office:value="3" calcext:value-type="float">
            <text:p>3.00</text:p>
          </table:table-cell>
          <table:table-cell table:style-name="ce20" table:formula="of:=[.$C$1]*[.I64]" office:value-type="float" office:value="180" calcext:value-type="float">
            <text:p>180.0</text:p>
          </table:table-cell>
          <table:table-cell table:style-name="ce25" table:formula="of:=[.E64]/[.D64]" office:value-type="float" office:value="0.823333333333333" calcext:value-type="float">
            <text:p>0.8233</text:p>
          </table:table-cell>
          <table:table-cell/>
          <table:table-cell table:style-name="ce25" table:formula="of:=[.K64]" office:value-type="float" office:value="0.823333333333333" calcext:value-type="float">
            <text:p>0.8233</text:p>
          </table:table-cell>
          <table:table-cell table:number-columns-repeated="2"/>
          <table:table-cell table:style-name="ce31" table:formula="of:=[.M64]*[.D64]" office:value-type="float" office:value="7.41" calcext:value-type="float">
            <text:p>7.41</text:p>
          </table:table-cell>
          <table:table-cell table:style-name="ce25" table:formula="of:=[.P64]/6.6" office:value-type="float" office:value="1.12272727272727" calcext:value-type="float">
            <text:p>1.1227</text:p>
          </table:table-cell>
          <table:table-cell table:formula="of:=[.E64]/[.G64]" office:value-type="float" office:value="16.1086956521739" calcext:value-type="float">
            <text:p>16.1087</text:p>
          </table:table-cell>
          <table:table-cell table:style-name="ce48" table:formula="of:=[.T63]" office:value-type="float" office:value="15" calcext:value-type="float">
            <text:p>15.000</text:p>
          </table:table-cell>
          <table:table-cell table:number-columns-repeated="2"/>
          <table:table-cell table:formula="of:=[.P64]/[.S64]" office:value-type="float" office:value="0.494" calcext:value-type="float">
            <text:p>0.49</text:p>
          </table:table-cell>
          <table:table-cell table:style-name="ce31" table:formula="of:=[$Vanilla.I53]" office:value-type="float" office:value="3" calcext:value-type="float">
            <text:p>3.00</text:p>
          </table:table-cell>
          <table:table-cell table:formula="of:=[.W64]/[.P64]" office:value-type="float" office:value="0.404858299595142" calcext:value-type="float">
            <text:p>0.4049</text:p>
          </table:table-cell>
          <table:table-cell table:formula="of:=[.Z63]" office:value-type="float" office:value="0.468" calcext:value-type="float">
            <text:p>0.468</text:p>
          </table:table-cell>
          <table:table-cell/>
          <table:table-cell table:formula="of:=[.P64]*[.Y64]" office:value-type="float" office:value="3.46788" calcext:value-type="float">
            <text:p>3.47</text:p>
          </table:table-cell>
        </table:table-row>
        <table:table-row table:style-name="ro1">
          <table:table-cell office:value-type="string" calcext:value-type="string">
            <text:p>Large Thrust Module</text:p>
          </table:table-cell>
          <table:table-cell table:number-columns-repeated="3" office:value-type="float" office:value="32" calcext:value-type="float">
            <text:p>32</text:p>
          </table:table-cell>
          <table:table-cell table:style-name="ce11" office:value-type="float" office:value="26.2" calcext:value-type="float">
            <text:p>26.20</text:p>
          </table:table-cell>
          <table:table-cell table:style-name="ce15" table:formula="of:=[.$C$1]*[.$C$1]*[.E65]" office:value-type="float" office:value="94320" calcext:value-type="float">
            <text:p>94,320.0</text:p>
          </table:table-cell>
          <table:table-cell table:style-name="ce11" office:value-type="float" office:value="1.7" calcext:value-type="float">
            <text:p>1.70</text:p>
          </table:table-cell>
          <table:table-cell table:style-name="ce20" table:formula="of:=[.$C$1]*[.G65]" office:value-type="float" office:value="102" calcext:value-type="float">
            <text:p>102.0</text:p>
          </table:table-cell>
          <table:table-cell table:style-name="ce11" office:value-type="float" office:value="11" calcext:value-type="float">
            <text:p>11.00</text:p>
          </table:table-cell>
          <table:table-cell table:style-name="ce20" table:formula="of:=[.$C$1]*[.I65]" office:value-type="float" office:value="660" calcext:value-type="float">
            <text:p>660.0</text:p>
          </table:table-cell>
          <table:table-cell table:style-name="ce25" table:formula="of:=[.E65]/[.D65]" office:value-type="float" office:value="0.81875" calcext:value-type="float">
            <text:p>0.8188</text:p>
          </table:table-cell>
          <table:table-cell table:style-name="ce25" table:formula="of:=[.K65]/[.K64]" office:value-type="float" office:value="0.994433198380567" calcext:value-type="float">
            <text:p>0.9944</text:p>
          </table:table-cell>
          <table:table-cell table:style-name="ce25" table:formula="of:=[.M64]*[.N65]" office:value-type="float" office:value="0.922133333333333" calcext:value-type="float">
            <text:p>0.9221</text:p>
          </table:table-cell>
          <table:table-cell table:style-name="ce30" office:value-type="float" office:value="1.12" calcext:value-type="float">
            <text:p>1.12</text:p>
          </table:table-cell>
          <table:table-cell/>
          <table:table-cell table:style-name="ce31" table:formula="of:=[.M65]*[.D65]" office:value-type="float" office:value="29.5082666666667" calcext:value-type="float">
            <text:p>29.51</text:p>
          </table:table-cell>
          <table:table-cell table:style-name="ce25" table:formula="of:=[.P65]/[.E65]" office:value-type="float" office:value="1.12626972010178" calcext:value-type="float">
            <text:p>1.1263</text:p>
          </table:table-cell>
          <table:table-cell table:formula="of:=[.E65]/[.G65]" office:value-type="float" office:value="15.4117647058824" calcext:value-type="float">
            <text:p>15.4118</text:p>
          </table:table-cell>
          <table:table-cell table:formula="of:=[.S64]*[.T65]" office:value-type="float" office:value="15.225" calcext:value-type="float">
            <text:p>15.225</text:p>
          </table:table-cell>
          <table:table-cell table:style-name="ce30" office:value-type="float" office:value="1.015" calcext:value-type="float">
            <text:p>1.015</text:p>
          </table:table-cell>
          <table:table-cell/>
          <table:table-cell table:formula="of:=[.P65]/[.S65]" office:value-type="float" office:value="1.93814559386973" calcext:value-type="float">
            <text:p>1.94</text:p>
          </table:table-cell>
          <table:table-cell table:style-name="ce31" table:formula="of:=[$Vanilla.I54]" office:value-type="float" office:value="11" calcext:value-type="float">
            <text:p>11.00</text:p>
          </table:table-cell>
          <table:table-cell table:formula="of:=[.W65]/[.P65]" office:value-type="float" office:value="0.372776894158473" calcext:value-type="float">
            <text:p>0.3728</text:p>
          </table:table-cell>
          <table:table-cell table:formula="of:=[.Y64]-[.Z65]" office:value-type="float" office:value="0.466" calcext:value-type="float">
            <text:p>0.466</text:p>
          </table:table-cell>
          <table:table-cell office:value-type="float" office:value="0.002" calcext:value-type="float">
            <text:p>0.002</text:p>
          </table:table-cell>
          <table:table-cell table:formula="of:=[.P65]*[.Y65]" office:value-type="float" office:value="13.7508522666667" calcext:value-type="float">
            <text:p>13.75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hai to coalition</text:p>
          </table:table-cell>
          <table:table-cell table:number-columns-repeated="2"/>
          <table:table-cell table:formula="of:=[.K69]/[.K56]" office:value-type="float" office:value="1.00001219229691" calcext:value-type="float">
            <text:p>1.00001219229691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Coalitio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23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8" office:value-type="string" calcext:value-type="string">
            <text:p>thrust/EC</text:p>
          </table:table-cell>
          <table:table-cell table:style-name="ce8" office:value-type="string" calcext:value-type="string">
            <text:p>% diff</text:p>
          </table:table-cell>
          <table:table-cell table:style-name="ce8" office:value-type="string" calcext:value-type="string">
            <text:p>thrust/EC IF</text:p>
          </table:table-cell>
          <table:table-cell table:style-name="ce8" office:value-type="string" calcext:value-type="string">
            <text:p>This % diff</text:p>
          </table:table-cell>
          <table:table-cell table:style-name="ce8" office:value-type="string" calcext:value-type="string">
            <text:p>change in diff</text:p>
          </table:table-cell>
          <table:table-cell table:style-name="ce8" office:value-type="string" calcext:value-type="string">
            <text:p>New Thrust</text:p>
          </table:table-cell>
          <table:table-cell table:style-name="ce8" office:value-type="string" calcext:value-type="string">
            <text:p>% from base</text:p>
          </table:table-cell>
          <table:table-cell table:style-name="ce26" office:value-type="string" calcext:value-type="string">
            <text:p>x turn</text:p>
          </table:table-cell>
          <table:table-cell table:style-name="ce47" office:value-type="string" calcext:value-type="string">
            <text:p>Coalition eff 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50" office:value-type="string" calcext:value-type="string">
            <text:p>new energy</text:p>
          </table:table-cell>
          <table:table-cell table:style-name="ce1" office:value-type="string" calcext:value-type="string">
            <text:p>Heat</text:p>
          </table:table-cell>
          <table:table-cell table:style-name="ce26"/>
          <table:table-cell table:style-name="ce47" office:value-type="string" calcext:value-type="string">
            <text:p>Coalition heat </text:p>
          </table:table-cell>
          <table:table-cell table:style-name="ce49" office:value-type="float" office:value="0.468" calcext:value-type="float">
            <text:p>0.468</text:p>
          </table:table-cell>
          <table:table-cell table:style-name="ce50" office:value-type="string" calcext:value-type="string">
            <text:p>New Heat</text:p>
          </table:table-cell>
        </table:table-row>
        <table:table-row table:style-name="ro1">
          <table:table-cell office:value-type="string" calcext:value-type="string">
            <text:p>Small Steering Module</text:p>
          </table:table-cell>
          <table:table-cell table:number-columns-repeated="3" office:value-type="float" office:value="7" calcext:value-type="float">
            <text:p>7</text:p>
          </table:table-cell>
          <table:table-cell table:style-name="ce29" office:value-type="float" office:value="205.05" calcext:value-type="float">
            <text:p>205.05</text:p>
          </table:table-cell>
          <table:table-cell table:style-name="ce15" table:formula="of:=[.$C$1]*[.E69]" office:value-type="float" office:value="12303" calcext:value-type="float">
            <text:p>12,303.0</text:p>
          </table:table-cell>
          <table:table-cell table:style-name="ce11" office:value-type="float" office:value="0.26" calcext:value-type="float">
            <text:p>0.26</text:p>
          </table:table-cell>
          <table:table-cell table:style-name="ce20" table:formula="of:=[.$C$1]*[.G69]" office:value-type="float" office:value="15.6" calcext:value-type="float">
            <text:p>15.6</text:p>
          </table:table-cell>
          <table:table-cell table:style-name="ce11" office:value-type="float" office:value="1.8" calcext:value-type="float">
            <text:p>1.80</text:p>
          </table:table-cell>
          <table:table-cell table:style-name="ce20" table:formula="of:=[.$C$1]*[.I69]" office:value-type="float" office:value="108" calcext:value-type="float">
            <text:p>108.0</text:p>
          </table:table-cell>
          <table:table-cell table:style-name="ce25" table:formula="of:=[.E69]/[.D69]" office:value-type="float" office:value="29.2928571428571" calcext:value-type="float">
            <text:p>29.2929</text:p>
          </table:table-cell>
          <table:table-cell/>
          <table:table-cell table:style-name="ce25" table:formula="of:=[.K69]" office:value-type="float" office:value="29.2928571428571" calcext:value-type="float">
            <text:p>29.2929</text:p>
          </table:table-cell>
          <table:table-cell table:number-columns-repeated="2"/>
          <table:table-cell table:style-name="ce31" table:formula="of:=[.M69]*[.D69]" office:value-type="float" office:value="205.05" calcext:value-type="float">
            <text:p>205.05</text:p>
          </table:table-cell>
          <table:table-cell table:style-name="ce25" table:formula="of:=[.P69]/178.8" office:value-type="float" office:value="1.14681208053691" calcext:value-type="float">
            <text:p>1.1468</text:p>
          </table:table-cell>
          <table:table-cell table:formula="of:=[.E69]/[.G69]" office:value-type="float" office:value="788.653846153846" calcext:value-type="float">
            <text:p>788.6538</text:p>
          </table:table-cell>
          <table:table-cell table:style-name="ce48" table:formula="of:=[.T68]" office:value-type="float" office:value="15" calcext:value-type="float">
            <text:p>15.000</text:p>
          </table:table-cell>
          <table:table-cell table:number-columns-repeated="2"/>
          <table:table-cell table:formula="of:=[.P69]/[.S69]/60" office:value-type="float" office:value="0.227833333333333" calcext:value-type="float">
            <text:p>0.23</text:p>
          </table:table-cell>
          <table:table-cell table:style-name="ce31" table:formula="of:=[$Vanilla.O55]" office:value-type="float" office:value="1.8" calcext:value-type="float">
            <text:p>1.80</text:p>
          </table:table-cell>
          <table:table-cell table:formula="of:=[.W69]/[.P69]*60" office:value-type="float" office:value="0.526700804681785" calcext:value-type="float">
            <text:p>0.5267</text:p>
          </table:table-cell>
          <table:table-cell table:formula="of:=[.Z68]" office:value-type="float" office:value="0.468" calcext:value-type="float">
            <text:p>0.468</text:p>
          </table:table-cell>
          <table:table-cell/>
          <table:table-cell table:formula="of:=[.P69]*[.Y69]/60" office:value-type="float" office:value="1.59939" calcext:value-type="float">
            <text:p>1.60</text:p>
          </table:table-cell>
        </table:table-row>
        <table:table-row table:style-name="ro1">
          <table:table-cell office:value-type="string" calcext:value-type="string">
            <text:p>Large Steering Module</text:p>
          </table:table-cell>
          <table:table-cell table:number-columns-repeated="3" office:value-type="float" office:value="25" calcext:value-type="float">
            <text:p>25</text:p>
          </table:table-cell>
          <table:table-cell table:style-name="ce11" office:value-type="float" office:value="711.9" calcext:value-type="float">
            <text:p>711.90</text:p>
          </table:table-cell>
          <table:table-cell table:style-name="ce15" table:formula="of:=[.$C$1]*[.E70]" office:value-type="float" office:value="42714" calcext:value-type="float">
            <text:p>42,714.0</text:p>
          </table:table-cell>
          <table:table-cell table:style-name="ce11" office:value-type="float" office:value="1" calcext:value-type="float">
            <text:p>1.00</text:p>
          </table:table-cell>
          <table:table-cell table:style-name="ce20" table:formula="of:=[.$C$1]*[.G70]" office:value-type="float" office:value="60" calcext:value-type="float">
            <text:p>60.0</text:p>
          </table:table-cell>
          <table:table-cell table:style-name="ce11" office:value-type="float" office:value="6.5" calcext:value-type="float">
            <text:p>6.50</text:p>
          </table:table-cell>
          <table:table-cell table:style-name="ce20" table:formula="of:=[.$C$1]*[.I70]" office:value-type="float" office:value="390" calcext:value-type="float">
            <text:p>390.0</text:p>
          </table:table-cell>
          <table:table-cell table:style-name="ce25" table:formula="of:=[.E70]/[.D70]" office:value-type="float" office:value="28.476" calcext:value-type="float">
            <text:p>28.4760</text:p>
          </table:table-cell>
          <table:table-cell table:style-name="ce25" table:formula="of:=[.K70]/[.K69]" office:value-type="float" office:value="0.972114118507681" calcext:value-type="float">
            <text:p>0.9721</text:p>
          </table:table-cell>
          <table:table-cell table:style-name="ce25" table:formula="of:=[.M69]*[.N70]" office:value-type="float" office:value="32.808" calcext:value-type="float">
            <text:p>32.8080</text:p>
          </table:table-cell>
          <table:table-cell table:style-name="ce30" office:value-type="float" office:value="1.12" calcext:value-type="float">
            <text:p>1.12</text:p>
          </table:table-cell>
          <table:table-cell/>
          <table:table-cell table:style-name="ce31" table:formula="of:=[.M70]*[.D70]" office:value-type="float" office:value="820.2" calcext:value-type="float">
            <text:p>820.20</text:p>
          </table:table-cell>
          <table:table-cell table:style-name="ce25" table:formula="of:=[.P70]/[.E70]" office:value-type="float" office:value="1.15212810788032" calcext:value-type="float">
            <text:p>1.1521</text:p>
          </table:table-cell>
          <table:table-cell table:formula="of:=[.E70]/[.G70]" office:value-type="float" office:value="711.9" calcext:value-type="float">
            <text:p>711.9000</text:p>
          </table:table-cell>
          <table:table-cell table:formula="of:=[.S69]*[.T70]" office:value-type="float" office:value="15.225" calcext:value-type="float">
            <text:p>15.225</text:p>
          </table:table-cell>
          <table:table-cell table:style-name="ce30" office:value-type="float" office:value="1.015" calcext:value-type="float">
            <text:p>1.015</text:p>
          </table:table-cell>
          <table:table-cell/>
          <table:table-cell table:formula="of:=[.P70]/[.S70]/60" office:value-type="float" office:value="0.897865353037767" calcext:value-type="float">
            <text:p>0.90</text:p>
          </table:table-cell>
          <table:table-cell table:style-name="ce31" table:formula="of:=[$Vanilla.O56]" office:value-type="float" office:value="6.5" calcext:value-type="float">
            <text:p>6.50</text:p>
          </table:table-cell>
          <table:table-cell table:formula="of:=[.W70]/[.P70]*60" office:value-type="float" office:value="0.475493782004389" calcext:value-type="float">
            <text:p>0.4755</text:p>
          </table:table-cell>
          <table:table-cell table:formula="of:=[.Y69]-[.Z70]" office:value-type="float" office:value="0.466" calcext:value-type="float">
            <text:p>0.466</text:p>
          </table:table-cell>
          <table:table-cell office:value-type="float" office:value="0.002" calcext:value-type="float">
            <text:p>0.002</text:p>
          </table:table-cell>
          <table:table-cell table:formula="of:=[.P70]*[.Y70]/60" office:value-type="float" office:value="6.37022" calcext:value-type="float">
            <text:p>6.37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Ion to Remnant</text:p>
          </table:table-cell>
          <table:table-cell table:number-columns-repeated="2"/>
          <table:table-cell table:formula="of:=[.K75]/[.K4]" office:value-type="float" office:value="2.4" calcext:value-type="float">
            <text:p>2.4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Remnan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8" office:value-type="string" calcext:value-type="string">
            <text:p>thrust/EC</text:p>
          </table:table-cell>
          <table:table-cell table:style-name="ce8" office:value-type="string" calcext:value-type="string">
            <text:p>% diff</text:p>
          </table:table-cell>
          <table:table-cell table:style-name="ce8" office:value-type="string" calcext:value-type="string">
            <text:p>thrust/EC IF</text:p>
          </table:table-cell>
          <table:table-cell table:style-name="ce8" office:value-type="string" calcext:value-type="string">
            <text:p>This % diff</text:p>
          </table:table-cell>
          <table:table-cell table:style-name="ce8" office:value-type="string" calcext:value-type="string">
            <text:p>change in diff</text:p>
          </table:table-cell>
          <table:table-cell table:style-name="ce8" office:value-type="string" calcext:value-type="string">
            <text:p>New Thrust</text:p>
          </table:table-cell>
          <table:table-cell table:style-name="ce8" office:value-type="string" calcext:value-type="string">
            <text:p>% from base</text:p>
          </table:table-cell>
          <table:table-cell table:style-name="ce26" office:value-type="string" calcext:value-type="string">
            <text:p>x thrust</text:p>
          </table:table-cell>
          <table:table-cell table:style-name="ce47" office:value-type="string" calcext:value-type="string">
            <text:p>Rem eff = </text:p>
          </table:table-cell>
          <table:table-cell table:style-name="ce49" office:value-type="float" office:value="7.4" calcext:value-type="float">
            <text:p>7.4</text:p>
          </table:table-cell>
          <table:table-cell table:style-name="ce1"/>
          <table:table-cell table:style-name="ce50" office:value-type="string" calcext:value-type="string">
            <text:p>new energy</text:p>
          </table:table-cell>
          <table:table-cell table:style-name="ce1" office:value-type="string" calcext:value-type="string">
            <text:p>Heat</text:p>
          </table:table-cell>
          <table:table-cell table:style-name="ce26"/>
          <table:table-cell table:style-name="ce47" office:value-type="string" calcext:value-type="string">
            <text:p>Rem heat <text:s/></text:p>
          </table:table-cell>
          <table:table-cell table:style-name="ce49" office:value-type="float" office:value="0.16" calcext:value-type="float">
            <text:p>0.16</text:p>
          </table:table-cell>
          <table:table-cell table:style-name="ce50" office:value-type="string" calcext:value-type="string">
            <text:p>New Heat</text:p>
          </table:table-cell>
        </table:table-row>
        <table:table-row table:style-name="ro1">
          <table:table-cell office:value-type="string" calcext:value-type="string">
            <text:p>Anvil-Class Engine</text:p>
          </table:table-cell>
          <table:table-cell table:number-columns-repeated="3" office:value-type="float" office:value="26" calcext:value-type="float">
            <text:p>26</text:p>
          </table:table-cell>
          <table:table-cell table:style-name="ce11" office:value-type="float" office:value="15.6" calcext:value-type="float">
            <text:p>15.60</text:p>
          </table:table-cell>
          <table:table-cell table:style-name="ce15" table:formula="of:=[.$C$1]*[.$C$1]*[.E74]" office:value-type="float" office:value="56160" calcext:value-type="float">
            <text:p>56,160.0</text:p>
          </table:table-cell>
          <table:table-cell table:style-name="ce11" office:value-type="float" office:value="2.05" calcext:value-type="float">
            <text:p>2.05</text:p>
          </table:table-cell>
          <table:table-cell table:style-name="ce15" table:formula="of:=[.$C$1]*[.G74]" office:value-type="float" office:value="123" calcext:value-type="float">
            <text:p>123.0</text:p>
          </table:table-cell>
          <table:table-cell table:style-name="ce11" office:value-type="float" office:value="1.95" calcext:value-type="float">
            <text:p>1.95</text:p>
          </table:table-cell>
          <table:table-cell table:style-name="ce15" table:formula="of:=[.$C$1]*[.I74]" office:value-type="float" office:value="117" calcext:value-type="float">
            <text:p>117.0</text:p>
          </table:table-cell>
          <table:table-cell table:style-name="ce25" table:formula="of:=[.E74]/[.D74]" office:value-type="float" office:value="0.6" calcext:value-type="float">
            <text:p>0.6000</text:p>
          </table:table-cell>
          <table:table-cell/>
          <table:table-cell table:style-name="ce25" table:formula="of:=[.K74]" office:value-type="float" office:value="0.6" calcext:value-type="float">
            <text:p>0.6000</text:p>
          </table:table-cell>
          <table:table-cell table:number-columns-repeated="2"/>
          <table:table-cell table:style-name="ce31" table:formula="of:=[.M74]*[.D74]" office:value-type="float" office:value="15.6" calcext:value-type="float">
            <text:p>15.60</text:p>
          </table:table-cell>
          <table:table-cell table:style-name="ce25" table:formula="of:=[.P74]/13.5" office:value-type="float" office:value="1.15555555555556" calcext:value-type="float">
            <text:p>1.1556</text:p>
          </table:table-cell>
          <table:table-cell table:formula="of:=[.E74]/[.G74]" office:value-type="float" office:value="7.60975609756098" calcext:value-type="float">
            <text:p>7.6098</text:p>
          </table:table-cell>
          <table:table-cell office:value-type="float" office:value="7.3" calcext:value-type="float">
            <text:p>7.300</text:p>
          </table:table-cell>
          <table:table-cell table:number-columns-repeated="2"/>
          <table:table-cell table:formula="of:=[.P74]/[.S74]" office:value-type="float" office:value="2.13698630136986" calcext:value-type="float">
            <text:p>2.14</text:p>
          </table:table-cell>
          <table:table-cell table:style-name="ce31" table:formula="of:=[$Vanilla.I58]" office:value-type="float" office:value="1.95" calcext:value-type="float">
            <text:p>1.95</text:p>
          </table:table-cell>
          <table:table-cell table:formula="of:=[.W74]/[.P74]" office:value-type="float" office:value="0.125" calcext:value-type="float">
            <text:p>0.1250</text:p>
          </table:table-cell>
          <table:table-cell office:value-type="float" office:value="0.161" calcext:value-type="float">
            <text:p>0.161</text:p>
          </table:table-cell>
          <table:table-cell/>
          <table:table-cell table:formula="of:=[.P74]*[.Y74]" office:value-type="float" office:value="2.5116" calcext:value-type="float">
            <text:p>2.51</text:p>
          </table:table-cell>
        </table:table-row>
        <table:table-row table:style-name="ro1">
          <table:table-cell office:value-type="string" calcext:value-type="string">
            <text:p>Crucible-Class Thruster</text:p>
          </table:table-cell>
          <table:table-cell table:number-columns-repeated="3" office:value-type="float" office:value="20" calcext:value-type="float">
            <text:p>20</text:p>
          </table:table-cell>
          <table:table-cell table:style-name="ce29" office:value-type="float" office:value="21.6" calcext:value-type="float">
            <text:p>21.60</text:p>
          </table:table-cell>
          <table:table-cell table:style-name="ce15" table:formula="of:=[.$C$1]*[.$C$1]*[.E75]" office:value-type="float" office:value="77760" calcext:value-type="float">
            <text:p>77,760.0</text:p>
          </table:table-cell>
          <table:table-cell table:style-name="ce11" office:value-type="float" office:value="2.65" calcext:value-type="float">
            <text:p>2.65</text:p>
          </table:table-cell>
          <table:table-cell table:style-name="ce15" table:formula="of:=[.$C$1]*[.G75]" office:value-type="float" office:value="159" calcext:value-type="float">
            <text:p>159.0</text:p>
          </table:table-cell>
          <table:table-cell table:style-name="ce11" office:value-type="float" office:value="2.5" calcext:value-type="float">
            <text:p>2.50</text:p>
          </table:table-cell>
          <table:table-cell table:style-name="ce15" table:formula="of:=[.$C$1]*[.I75]" office:value-type="float" office:value="150" calcext:value-type="float">
            <text:p>150.0</text:p>
          </table:table-cell>
          <table:table-cell table:style-name="ce25" table:formula="of:=[.E75]/[.D75]" office:value-type="float" office:value="1.08" calcext:value-type="float">
            <text:p>1.0800</text:p>
          </table:table-cell>
          <table:table-cell table:style-name="ce25" table:formula="of:=[.K75]/[.K74]" office:value-type="float" office:value="1.8" calcext:value-type="float">
            <text:p>1.8000</text:p>
          </table:table-cell>
          <table:table-cell table:style-name="ce25" table:formula="of:=[.K75]" office:value-type="float" office:value="1.08" calcext:value-type="float">
            <text:p>1.0800</text:p>
          </table:table-cell>
          <table:table-cell table:number-columns-repeated="2"/>
          <table:table-cell table:style-name="ce31" table:formula="of:=[.M75]*[.D75]" office:value-type="float" office:value="21.6" calcext:value-type="float">
            <text:p>21.60</text:p>
          </table:table-cell>
          <table:table-cell table:style-name="ce25" table:formula="of:=[.P75]/18" office:value-type="float" office:value="1.2" calcext:value-type="float">
            <text:p>1.2000</text:p>
          </table:table-cell>
          <table:table-cell table:formula="of:=[.E75]/[.G75]" office:value-type="float" office:value="8.15094339622642" calcext:value-type="float">
            <text:p>8.1509</text:p>
          </table:table-cell>
          <table:table-cell table:style-name="ce48" table:formula="of:=[.T73]" office:value-type="float" office:value="7.4" calcext:value-type="float">
            <text:p>7.400</text:p>
          </table:table-cell>
          <table:table-cell table:number-columns-repeated="2"/>
          <table:table-cell table:formula="of:=[.P75]/[.S75]" office:value-type="float" office:value="2.91891891891892" calcext:value-type="float">
            <text:p>2.92</text:p>
          </table:table-cell>
          <table:table-cell table:style-name="ce31" table:formula="of:=[$Vanilla.I59]" office:value-type="float" office:value="2.5" calcext:value-type="float">
            <text:p>2.50</text:p>
          </table:table-cell>
          <table:table-cell table:formula="of:=[.W75]/[.P75]" office:value-type="float" office:value="0.115740740740741" calcext:value-type="float">
            <text:p>0.1157</text:p>
          </table:table-cell>
          <table:table-cell table:formula="of:=[.Z73]" office:value-type="float" office:value="0.16" calcext:value-type="float">
            <text:p>0.160</text:p>
          </table:table-cell>
          <table:table-cell/>
          <table:table-cell table:formula="of:=[.P75]*[.Y75]" office:value-type="float" office:value="3.456" calcext:value-type="float">
            <text:p>3.46</text:p>
          </table:table-cell>
        </table:table-row>
        <table:table-row table:style-name="ro1">
          <table:table-cell office:value-type="string" calcext:value-type="string">
            <text:p>Forge-Class Thruster</text:p>
          </table:table-cell>
          <table:table-cell table:number-columns-repeated="3" office:value-type="float" office:value="39" calcext:value-type="float">
            <text:p>39</text:p>
          </table:table-cell>
          <table:table-cell table:style-name="ce11" office:value-type="float" office:value="37" calcext:value-type="float">
            <text:p>37.00</text:p>
          </table:table-cell>
          <table:table-cell table:style-name="ce15" table:formula="of:=[.$C$1]*[.$C$1]*[.E76]" office:value-type="float" office:value="133200" calcext:value-type="float">
            <text:p>133,200.0</text:p>
          </table:table-cell>
          <table:table-cell table:style-name="ce11" office:value-type="float" office:value="5.15" calcext:value-type="float">
            <text:p>5.15</text:p>
          </table:table-cell>
          <table:table-cell table:style-name="ce15" table:formula="of:=[.$C$1]*[.G76]" office:value-type="float" office:value="309" calcext:value-type="float">
            <text:p>309.0</text:p>
          </table:table-cell>
          <table:table-cell table:style-name="ce11" office:value-type="float" office:value="5" calcext:value-type="float">
            <text:p>5.00</text:p>
          </table:table-cell>
          <table:table-cell table:style-name="ce15" table:formula="of:=[.$C$1]*[.I76]" office:value-type="float" office:value="300" calcext:value-type="float">
            <text:p>300.0</text:p>
          </table:table-cell>
          <table:table-cell table:style-name="ce25" table:formula="of:=[.E76]/[.D76]" office:value-type="float" office:value="0.948717948717949" calcext:value-type="float">
            <text:p>0.9487</text:p>
          </table:table-cell>
          <table:table-cell table:style-name="ce25" table:formula="of:=[.K76]/[.K75]" office:value-type="float" office:value="0.878442545109212" calcext:value-type="float">
            <text:p>0.8784</text:p>
          </table:table-cell>
          <table:table-cell table:style-name="ce25" table:formula="of:=[.M75]*[.N76]" office:value-type="float" office:value="1.1124" calcext:value-type="float">
            <text:p>1.1124</text:p>
          </table:table-cell>
          <table:table-cell table:style-name="ce30" office:value-type="float" office:value="1.03" calcext:value-type="float">
            <text:p>1.03</text:p>
          </table:table-cell>
          <table:table-cell/>
          <table:table-cell table:style-name="ce31" table:formula="of:=[.M76]*[.D76]" office:value-type="float" office:value="43.3836" calcext:value-type="float">
            <text:p>43.38</text:p>
          </table:table-cell>
          <table:table-cell table:style-name="ce25" table:formula="of:=[.P76]/[.E76]" office:value-type="float" office:value="1.17252972972973" calcext:value-type="float">
            <text:p>1.1725</text:p>
          </table:table-cell>
          <table:table-cell table:formula="of:=[.E76]/[.G76]" office:value-type="float" office:value="7.18446601941748" calcext:value-type="float">
            <text:p>7.1845</text:p>
          </table:table-cell>
          <table:table-cell table:formula="of:=[.S75]*[.T76]" office:value-type="float" office:value="7.511" calcext:value-type="float">
            <text:p>7.511</text:p>
          </table:table-cell>
          <table:table-cell table:style-name="ce30" office:value-type="float" office:value="1.015" calcext:value-type="float">
            <text:p>1.015</text:p>
          </table:table-cell>
          <table:table-cell/>
          <table:table-cell table:formula="of:=[.P76]/[.S76]" office:value-type="float" office:value="5.77600852083611" calcext:value-type="float">
            <text:p>5.78</text:p>
          </table:table-cell>
          <table:table-cell table:style-name="ce31" table:formula="of:=[$Vanilla.I60]" office:value-type="float" office:value="5" calcext:value-type="float">
            <text:p>5.00</text:p>
          </table:table-cell>
          <table:table-cell table:formula="of:=[.W76]/[.P76]" office:value-type="float" office:value="0.115250924312413" calcext:value-type="float">
            <text:p>0.1153</text:p>
          </table:table-cell>
          <table:table-cell table:formula="of:=[.Y75]-[.Z76]" office:value-type="float" office:value="0.158" calcext:value-type="float">
            <text:p>0.158</text:p>
          </table:table-cell>
          <table:table-cell office:value-type="float" office:value="0.002" calcext:value-type="float">
            <text:p>0.002</text:p>
          </table:table-cell>
          <table:table-cell table:formula="of:=[.P76]*[.Y76]" office:value-type="float" office:value="6.8546088" calcext:value-type="float">
            <text:p>6.85</text:p>
          </table:table-cell>
        </table:table-row>
        <table:table-row table:style-name="ro1">
          <table:table-cell office:value-type="string" calcext:value-type="string">
            <text:p>Smelter-Class Thruster</text:p>
          </table:table-cell>
          <table:table-cell table:number-columns-repeated="3" office:value-type="float" office:value="76" calcext:value-type="float">
            <text:p>76</text:p>
          </table:table-cell>
          <table:table-cell table:style-name="ce11" office:value-type="float" office:value="76.8" calcext:value-type="float">
            <text:p>76.80</text:p>
          </table:table-cell>
          <table:table-cell table:style-name="ce15" table:formula="of:=[.$C$1]*[.$C$1]*[.E77]" office:value-type="float" office:value="276480" calcext:value-type="float">
            <text:p>276,480.0</text:p>
          </table:table-cell>
          <table:table-cell table:style-name="ce11" office:value-type="float" office:value="10.1" calcext:value-type="float">
            <text:p>10.10</text:p>
          </table:table-cell>
          <table:table-cell table:style-name="ce15" table:formula="of:=[.$C$1]*[.G77]" office:value-type="float" office:value="606" calcext:value-type="float">
            <text:p>606.0</text:p>
          </table:table-cell>
          <table:table-cell table:style-name="ce11" office:value-type="float" office:value="10.2" calcext:value-type="float">
            <text:p>10.20</text:p>
          </table:table-cell>
          <table:table-cell table:style-name="ce15" table:formula="of:=[.$C$1]*[.I77]" office:value-type="float" office:value="612" calcext:value-type="float">
            <text:p>612.0</text:p>
          </table:table-cell>
          <table:table-cell table:style-name="ce25" table:formula="of:=[.E77]/[.D77]" office:value-type="float" office:value="1.01052631578947" calcext:value-type="float">
            <text:p>1.0105</text:p>
          </table:table-cell>
          <table:table-cell table:style-name="ce25" table:formula="of:=[.K77]/[.K76]" office:value-type="float" office:value="1.0651493598862" calcext:value-type="float">
            <text:p>1.0651</text:p>
          </table:table-cell>
          <table:table-cell table:style-name="ce25" table:formula="of:=[.M76]*[.N77]" office:value-type="float" office:value="1.123524" calcext:value-type="float">
            <text:p>1.1235</text:p>
          </table:table-cell>
          <table:table-cell table:formula="of:=[.N76]-[.O77]" office:value-type="float" office:value="1.01" calcext:value-type="float">
            <text:p>1.01</text:p>
          </table:table-cell>
          <table:table-cell office:value-type="float" office:value="0.02" calcext:value-type="float">
            <text:p>0.02</text:p>
          </table:table-cell>
          <table:table-cell table:style-name="ce31" table:formula="of:=[.M77]*[.D77]" office:value-type="float" office:value="85.387824" calcext:value-type="float">
            <text:p>85.39</text:p>
          </table:table-cell>
          <table:table-cell table:style-name="ce25" table:formula="of:=[.P77]/[.E77]" office:value-type="float" office:value="1.111820625" calcext:value-type="float">
            <text:p>1.1118</text:p>
          </table:table-cell>
          <table:table-cell table:formula="of:=[.E77]/[.G77]" office:value-type="float" office:value="7.6039603960396" calcext:value-type="float">
            <text:p>7.6040</text:p>
          </table:table-cell>
          <table:table-cell table:formula="of:=[.S76]*[.T77]" office:value-type="float" office:value="7.593621" calcext:value-type="float">
            <text:p>7.594</text:p>
          </table:table-cell>
          <table:table-cell table:formula="of:=[.T76]-[.U77]" office:value-type="float" office:value="1.011" calcext:value-type="float">
            <text:p>1.011</text:p>
          </table:table-cell>
          <table:table-cell office:value-type="float" office:value="0.004" calcext:value-type="float">
            <text:p>0.004</text:p>
          </table:table-cell>
          <table:table-cell table:formula="of:=[.P77]/[.S77]" office:value-type="float" office:value="11.2446781318162" calcext:value-type="float">
            <text:p>11.24</text:p>
          </table:table-cell>
          <table:table-cell table:style-name="ce31" table:formula="of:=[$Vanilla.I61]" office:value-type="float" office:value="10.2" calcext:value-type="float">
            <text:p>10.20</text:p>
          </table:table-cell>
          <table:table-cell table:formula="of:=[.W77]/[.P77]" office:value-type="float" office:value="0.119454970535378" calcext:value-type="float">
            <text:p>0.1195</text:p>
          </table:table-cell>
          <table:table-cell table:formula="of:=[.Y76]-[.Z77]" office:value-type="float" office:value="0.1565" calcext:value-type="float">
            <text:p>0.157</text:p>
          </table:table-cell>
          <table:table-cell office:value-type="float" office:value="0.0015" calcext:value-type="float">
            <text:p>0.0015</text:p>
          </table:table-cell>
          <table:table-cell table:formula="of:=[.P77]*[.Y77]" office:value-type="float" office:value="13.363194456" calcext:value-type="float">
            <text:p>13.36</text:p>
          </table:table-cell>
        </table:table-row>
        <table:table-row table:style-name="ro1">
          <table:table-cell office:value-type="string" calcext:value-type="string">
            <text:p>forward to reverse</text:p>
          </table:table-cell>
          <table:table-cell table:number-columns-repeated="2"/>
          <table:table-cell table:formula="of:=[.K81]/[.K75]" office:value-type="float" office:value="0.6" calcext:value-type="float">
            <text:p>0.6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Remnan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style-name="ce8" office:value-type="string" calcext:value-type="string">
            <text:p>thrust/EC</text:p>
          </table:table-cell>
          <table:table-cell table:style-name="ce8" office:value-type="string" calcext:value-type="string">
            <text:p>% diff</text:p>
          </table:table-cell>
          <table:table-cell table:style-name="ce8" office:value-type="string" calcext:value-type="string">
            <text:p>thrust/EC IF</text:p>
          </table:table-cell>
          <table:table-cell table:style-name="ce8" office:value-type="string" calcext:value-type="string">
            <text:p>This % diff</text:p>
          </table:table-cell>
          <table:table-cell table:style-name="ce8" office:value-type="string" calcext:value-type="string">
            <text:p>change in diff</text:p>
          </table:table-cell>
          <table:table-cell table:style-name="ce8" office:value-type="string" calcext:value-type="string">
            <text:p>New Thrust</text:p>
          </table:table-cell>
          <table:table-cell table:style-name="ce8" office:value-type="string" calcext:value-type="string">
            <text:p>% from base</text:p>
          </table:table-cell>
          <table:table-cell table:style-name="ce26" office:value-type="string" calcext:value-type="string">
            <text:p>x thrust</text:p>
          </table:table-cell>
          <table:table-cell table:style-name="ce47" office:value-type="string" calcext:value-type="string">
            <text:p>Rem eff = </text:p>
          </table:table-cell>
          <table:table-cell table:style-name="ce49" office:value-type="float" office:value="7.4" calcext:value-type="float">
            <text:p>7.4</text:p>
          </table:table-cell>
          <table:table-cell table:style-name="ce1"/>
          <table:table-cell table:style-name="ce50" office:value-type="string" calcext:value-type="string">
            <text:p>new energy</text:p>
          </table:table-cell>
          <table:table-cell table:style-name="ce1" office:value-type="string" calcext:value-type="string">
            <text:p>Heat</text:p>
          </table:table-cell>
          <table:table-cell table:style-name="ce26"/>
          <table:table-cell table:style-name="ce47" office:value-type="string" calcext:value-type="string">
            <text:p>Rem heat <text:s/></text:p>
          </table:table-cell>
          <table:table-cell table:style-name="ce49" office:value-type="float" office:value="0.16" calcext:value-type="float">
            <text:p>0.16</text:p>
          </table:table-cell>
          <table:table-cell table:style-name="ce50" office:value-type="string" calcext:value-type="string">
            <text:p>New Heat</text:p>
          </table:table-cell>
        </table:table-row>
        <table:table-row table:style-name="ro1">
          <table:table-cell office:value-type="string" calcext:value-type="string">
            <text:p>Anvil-Class Engine</text:p>
          </table:table-cell>
          <table:table-cell table:number-columns-repeated="3" office:value-type="float" office:value="26" calcext:value-type="float">
            <text:p>26</text:p>
          </table:table-cell>
          <table:table-cell table:style-name="ce11" office:value-type="float" office:value="9.36" calcext:value-type="float">
            <text:p>9.36</text:p>
          </table:table-cell>
          <table:table-cell table:style-name="ce15" table:formula="of:=[.$C$1]*[.$C$1]*[.E80]" office:value-type="float" office:value="33696" calcext:value-type="float">
            <text:p>33,696.0</text:p>
          </table:table-cell>
          <table:table-cell table:style-name="ce11" office:value-type="float" office:value="1.23" calcext:value-type="float">
            <text:p>1.23</text:p>
          </table:table-cell>
          <table:table-cell table:style-name="ce15" table:formula="of:=[.$C$1]*[.G80]" office:value-type="float" office:value="73.8" calcext:value-type="float">
            <text:p>73.8</text:p>
          </table:table-cell>
          <table:table-cell table:style-name="ce11" office:value-type="float" office:value="1.17" calcext:value-type="float">
            <text:p>1.17</text:p>
          </table:table-cell>
          <table:table-cell table:style-name="ce15" table:formula="of:=[.$C$1]*[.I80]" office:value-type="float" office:value="70.2" calcext:value-type="float">
            <text:p>70.2</text:p>
          </table:table-cell>
          <table:table-cell table:style-name="ce25" table:formula="of:=[.E80]/[.D80]" office:value-type="float" office:value="0.36" calcext:value-type="float">
            <text:p>0.3600</text:p>
          </table:table-cell>
          <table:table-cell/>
          <table:table-cell table:style-name="ce25" table:formula="of:=[.K80]" office:value-type="float" office:value="0.36" calcext:value-type="float">
            <text:p>0.3600</text:p>
          </table:table-cell>
          <table:table-cell table:number-columns-repeated="2"/>
          <table:table-cell table:style-name="ce31" table:formula="of:=[.M80]*[.D80]" office:value-type="float" office:value="9.36" calcext:value-type="float">
            <text:p>9.36</text:p>
          </table:table-cell>
          <table:table-cell table:style-name="ce25" table:formula="of:=[.P80]/8.1" office:value-type="float" office:value="1.15555555555556" calcext:value-type="float">
            <text:p>1.1556</text:p>
          </table:table-cell>
          <table:table-cell table:formula="of:=[.E80]/[.G80]" office:value-type="float" office:value="7.60975609756098" calcext:value-type="float">
            <text:p>7.6098</text:p>
          </table:table-cell>
          <table:table-cell office:value-type="float" office:value="7.3" calcext:value-type="float">
            <text:p>7.300</text:p>
          </table:table-cell>
          <table:table-cell table:number-columns-repeated="2"/>
          <table:table-cell table:formula="of:=[.P80]/[.S80]" office:value-type="float" office:value="1.28219178082192" calcext:value-type="float">
            <text:p>1.28</text:p>
          </table:table-cell>
          <table:table-cell table:style-name="ce31" table:formula="of:=[$Vanilla.U58]" office:value-type="float" office:value="1.17" calcext:value-type="float">
            <text:p>1.17</text:p>
          </table:table-cell>
          <table:table-cell table:formula="of:=[.W80]/[.P80]" office:value-type="float" office:value="0.125" calcext:value-type="float">
            <text:p>0.1250</text:p>
          </table:table-cell>
          <table:table-cell office:value-type="float" office:value="0.161" calcext:value-type="float">
            <text:p>0.161</text:p>
          </table:table-cell>
          <table:table-cell/>
          <table:table-cell table:formula="of:=[.P80]*[.Y80]" office:value-type="float" office:value="1.50696" calcext:value-type="float">
            <text:p>1.51</text:p>
          </table:table-cell>
        </table:table-row>
        <table:table-row table:style-name="ro1">
          <table:table-cell office:value-type="string" calcext:value-type="string">
            <text:p>Crucible-Class Thruster</text:p>
          </table:table-cell>
          <table:table-cell table:number-columns-repeated="3" office:value-type="float" office:value="20" calcext:value-type="float">
            <text:p>20</text:p>
          </table:table-cell>
          <table:table-cell table:style-name="ce29" office:value-type="float" office:value="12.96" calcext:value-type="float">
            <text:p>12.96</text:p>
          </table:table-cell>
          <table:table-cell table:style-name="ce15" table:formula="of:=[.$C$1]*[.$C$1]*[.E81]" office:value-type="float" office:value="46656" calcext:value-type="float">
            <text:p>46,656.0</text:p>
          </table:table-cell>
          <table:table-cell table:style-name="ce11" office:value-type="float" office:value="1.59" calcext:value-type="float">
            <text:p>1.59</text:p>
          </table:table-cell>
          <table:table-cell table:style-name="ce15" table:formula="of:=[.$C$1]*[.G81]" office:value-type="float" office:value="95.4" calcext:value-type="float">
            <text:p>95.4</text:p>
          </table:table-cell>
          <table:table-cell table:style-name="ce11" office:value-type="float" office:value="1.5" calcext:value-type="float">
            <text:p>1.50</text:p>
          </table:table-cell>
          <table:table-cell table:style-name="ce15" table:formula="of:=[.$C$1]*[.I81]" office:value-type="float" office:value="90" calcext:value-type="float">
            <text:p>90.0</text:p>
          </table:table-cell>
          <table:table-cell table:style-name="ce25" table:formula="of:=[.E81]/[.D81]" office:value-type="float" office:value="0.648" calcext:value-type="float">
            <text:p>0.6480</text:p>
          </table:table-cell>
          <table:table-cell table:style-name="ce25" table:formula="of:=[.K81]/[.K80]" office:value-type="float" office:value="1.8" calcext:value-type="float">
            <text:p>1.8000</text:p>
          </table:table-cell>
          <table:table-cell table:style-name="ce25" table:formula="of:=[.K81]" office:value-type="float" office:value="0.648" calcext:value-type="float">
            <text:p>0.6480</text:p>
          </table:table-cell>
          <table:table-cell table:number-columns-repeated="2"/>
          <table:table-cell table:style-name="ce31" table:formula="of:=[.M81]*[.D81]" office:value-type="float" office:value="12.96" calcext:value-type="float">
            <text:p>12.96</text:p>
          </table:table-cell>
          <table:table-cell table:style-name="ce25" table:formula="of:=[.P81]/10.8" office:value-type="float" office:value="1.2" calcext:value-type="float">
            <text:p>1.2000</text:p>
          </table:table-cell>
          <table:table-cell table:formula="of:=[.E81]/[.G81]" office:value-type="float" office:value="8.15094339622642" calcext:value-type="float">
            <text:p>8.1509</text:p>
          </table:table-cell>
          <table:table-cell table:style-name="ce48" table:formula="of:=[.T79]" office:value-type="float" office:value="7.4" calcext:value-type="float">
            <text:p>7.400</text:p>
          </table:table-cell>
          <table:table-cell table:number-columns-repeated="2"/>
          <table:table-cell table:formula="of:=[.P81]/[.S81]" office:value-type="float" office:value="1.75135135135135" calcext:value-type="float">
            <text:p>1.75</text:p>
          </table:table-cell>
          <table:table-cell table:style-name="ce31" table:formula="of:=[$Vanilla.U59]" office:value-type="float" office:value="1.5" calcext:value-type="float">
            <text:p>1.50</text:p>
          </table:table-cell>
          <table:table-cell table:formula="of:=[.W81]/[.P81]" office:value-type="float" office:value="0.115740740740741" calcext:value-type="float">
            <text:p>0.1157</text:p>
          </table:table-cell>
          <table:table-cell table:formula="of:=[.Z79]" office:value-type="float" office:value="0.16" calcext:value-type="float">
            <text:p>0.160</text:p>
          </table:table-cell>
          <table:table-cell/>
          <table:table-cell table:formula="of:=[.P81]*[.Y81]" office:value-type="float" office:value="2.0736" calcext:value-type="float">
            <text:p>2.07</text:p>
          </table:table-cell>
        </table:table-row>
        <table:table-row table:style-name="ro1">
          <table:table-cell office:value-type="string" calcext:value-type="string">
            <text:p>Forge-Class Thruster</text:p>
          </table:table-cell>
          <table:table-cell table:number-columns-repeated="3" office:value-type="float" office:value="39" calcext:value-type="float">
            <text:p>39</text:p>
          </table:table-cell>
          <table:table-cell table:style-name="ce11" office:value-type="float" office:value="27.62" calcext:value-type="float">
            <text:p>27.62</text:p>
          </table:table-cell>
          <table:table-cell table:style-name="ce15" table:formula="of:=[.$C$1]*[.$C$1]*[.E82]" office:value-type="float" office:value="99432" calcext:value-type="float">
            <text:p>99,432.0</text:p>
          </table:table-cell>
          <table:table-cell table:style-name="ce11" office:value-type="float" office:value="3.09" calcext:value-type="float">
            <text:p>3.09</text:p>
          </table:table-cell>
          <table:table-cell table:style-name="ce15" table:formula="of:=[.$C$1]*[.G82]" office:value-type="float" office:value="185.4" calcext:value-type="float">
            <text:p>185.4</text:p>
          </table:table-cell>
          <table:table-cell table:style-name="ce11" office:value-type="float" office:value="3" calcext:value-type="float">
            <text:p>3.00</text:p>
          </table:table-cell>
          <table:table-cell table:style-name="ce15" table:formula="of:=[.$C$1]*[.I82]" office:value-type="float" office:value="180" calcext:value-type="float">
            <text:p>180.0</text:p>
          </table:table-cell>
          <table:table-cell table:style-name="ce25" table:formula="of:=[.E82]/[.D82]" office:value-type="float" office:value="0.708205128205128" calcext:value-type="float">
            <text:p>0.7082</text:p>
          </table:table-cell>
          <table:table-cell table:style-name="ce25" table:formula="of:=[.K82]/[.K81]" office:value-type="float" office:value="1.0929091484647" calcext:value-type="float">
            <text:p>1.0929</text:p>
          </table:table-cell>
          <table:table-cell table:style-name="ce25" table:formula="of:=[.M81]*[.N82]" office:value-type="float" office:value="0.66744" calcext:value-type="float">
            <text:p>0.6674</text:p>
          </table:table-cell>
          <table:table-cell table:style-name="ce30" office:value-type="float" office:value="1.03" calcext:value-type="float">
            <text:p>1.03</text:p>
          </table:table-cell>
          <table:table-cell/>
          <table:table-cell table:style-name="ce31" table:formula="of:=[.M82]*[.D82]" office:value-type="float" office:value="26.03016" calcext:value-type="float">
            <text:p>26.03</text:p>
          </table:table-cell>
          <table:table-cell table:style-name="ce25" table:formula="of:=[.P82]/[.E82]" office:value-type="float" office:value="0.942438812454743" calcext:value-type="float">
            <text:p>0.9424</text:p>
          </table:table-cell>
          <table:table-cell table:formula="of:=[.E82]/[.G82]" office:value-type="float" office:value="8.93851132686084" calcext:value-type="float">
            <text:p>8.9385</text:p>
          </table:table-cell>
          <table:table-cell table:formula="of:=[.S81]*[.T82]" office:value-type="float" office:value="7.511" calcext:value-type="float">
            <text:p>7.511</text:p>
          </table:table-cell>
          <table:table-cell table:style-name="ce30" office:value-type="float" office:value="1.015" calcext:value-type="float">
            <text:p>1.015</text:p>
          </table:table-cell>
          <table:table-cell/>
          <table:table-cell table:formula="of:=[.P82]/[.S82]" office:value-type="float" office:value="3.46560511250166" calcext:value-type="float">
            <text:p>3.47</text:p>
          </table:table-cell>
          <table:table-cell table:style-name="ce31" table:formula="of:=[$Vanilla.U60]" office:value-type="float" office:value="3" calcext:value-type="float">
            <text:p>3.00</text:p>
          </table:table-cell>
          <table:table-cell table:formula="of:=[.W82]/[.P82]" office:value-type="float" office:value="0.115250924312413" calcext:value-type="float">
            <text:p>0.1153</text:p>
          </table:table-cell>
          <table:table-cell table:formula="of:=[.Y81]-[.Z82]" office:value-type="float" office:value="0.158" calcext:value-type="float">
            <text:p>0.158</text:p>
          </table:table-cell>
          <table:table-cell office:value-type="float" office:value="0.002" calcext:value-type="float">
            <text:p>0.002</text:p>
          </table:table-cell>
          <table:table-cell table:formula="of:=[.P82]*[.Y82]" office:value-type="float" office:value="4.11276528" calcext:value-type="float">
            <text:p>4.11</text:p>
          </table:table-cell>
        </table:table-row>
        <table:table-row table:style-name="ro1">
          <table:table-cell office:value-type="string" calcext:value-type="string">
            <text:p>Smelter-Class Thruster</text:p>
          </table:table-cell>
          <table:table-cell table:number-columns-repeated="3" office:value-type="float" office:value="76" calcext:value-type="float">
            <text:p>76</text:p>
          </table:table-cell>
          <table:table-cell table:style-name="ce11" office:value-type="float" office:value="46.08" calcext:value-type="float">
            <text:p>46.08</text:p>
          </table:table-cell>
          <table:table-cell table:style-name="ce15" table:formula="of:=[.$C$1]*[.$C$1]*[.E83]" office:value-type="float" office:value="165888" calcext:value-type="float">
            <text:p>165,888.0</text:p>
          </table:table-cell>
          <table:table-cell table:style-name="ce11" office:value-type="float" office:value="6.06" calcext:value-type="float">
            <text:p>6.06</text:p>
          </table:table-cell>
          <table:table-cell table:style-name="ce15" table:formula="of:=[.$C$1]*[.G83]" office:value-type="float" office:value="363.6" calcext:value-type="float">
            <text:p>363.6</text:p>
          </table:table-cell>
          <table:table-cell table:style-name="ce11" office:value-type="float" office:value="6.12" calcext:value-type="float">
            <text:p>6.12</text:p>
          </table:table-cell>
          <table:table-cell table:style-name="ce15" table:formula="of:=[.$C$1]*[.I83]" office:value-type="float" office:value="367.2" calcext:value-type="float">
            <text:p>367.2</text:p>
          </table:table-cell>
          <table:table-cell table:style-name="ce25" table:formula="of:=[.E83]/[.D83]" office:value-type="float" office:value="0.606315789473684" calcext:value-type="float">
            <text:p>0.6063</text:p>
          </table:table-cell>
          <table:table-cell table:style-name="ce25" table:formula="of:=[.K83]/[.K82]" office:value-type="float" office:value="0.856130187888258" calcext:value-type="float">
            <text:p>0.8561</text:p>
          </table:table-cell>
          <table:table-cell table:style-name="ce25" table:formula="of:=[.M82]*[.N83]" office:value-type="float" office:value="0.6741144" calcext:value-type="float">
            <text:p>0.6741</text:p>
          </table:table-cell>
          <table:table-cell table:formula="of:=[.N82]-[.O83]" office:value-type="float" office:value="1.01" calcext:value-type="float">
            <text:p>1.01</text:p>
          </table:table-cell>
          <table:table-cell office:value-type="float" office:value="0.02" calcext:value-type="float">
            <text:p>0.02</text:p>
          </table:table-cell>
          <table:table-cell table:style-name="ce31" table:formula="of:=[.M83]*[.D83]" office:value-type="float" office:value="51.2326944" calcext:value-type="float">
            <text:p>51.23</text:p>
          </table:table-cell>
          <table:table-cell table:style-name="ce25" table:formula="of:=[.P83]/[.E83]" office:value-type="float" office:value="1.111820625" calcext:value-type="float">
            <text:p>1.1118</text:p>
          </table:table-cell>
          <table:table-cell table:formula="of:=[.E83]/[.G83]" office:value-type="float" office:value="7.6039603960396" calcext:value-type="float">
            <text:p>7.6040</text:p>
          </table:table-cell>
          <table:table-cell table:formula="of:=[.S82]*[.T83]" office:value-type="float" office:value="7.593621" calcext:value-type="float">
            <text:p>7.594</text:p>
          </table:table-cell>
          <table:table-cell table:formula="of:=[.T82]-[.U83]" office:value-type="float" office:value="1.011" calcext:value-type="float">
            <text:p>1.011</text:p>
          </table:table-cell>
          <table:table-cell office:value-type="float" office:value="0.004" calcext:value-type="float">
            <text:p>0.004</text:p>
          </table:table-cell>
          <table:table-cell table:formula="of:=[.P83]/[.S83]" office:value-type="float" office:value="6.7468068790897" calcext:value-type="float">
            <text:p>6.75</text:p>
          </table:table-cell>
          <table:table-cell table:style-name="ce31" table:formula="of:=[$Vanilla.U61]" office:value-type="float" office:value="6.12" calcext:value-type="float">
            <text:p>6.12</text:p>
          </table:table-cell>
          <table:table-cell table:formula="of:=[.W83]/[.P83]" office:value-type="float" office:value="0.119454970535378" calcext:value-type="float">
            <text:p>0.1195</text:p>
          </table:table-cell>
          <table:table-cell table:formula="of:=[.Y82]-[.Z83]" office:value-type="float" office:value="0.1565" calcext:value-type="float">
            <text:p>0.157</text:p>
          </table:table-cell>
          <table:table-cell office:value-type="float" office:value="0.0015" calcext:value-type="float">
            <text:p>0.0015</text:p>
          </table:table-cell>
          <table:table-cell table:formula="of:=[.P83]*[.Y83]" office:value-type="float" office:value="8.0179166736" calcext:value-type="float">
            <text:p>8.02</text:p>
          </table:table-cell>
        </table:table-row>
        <table:table-row table:style-name="ro1">
          <table:table-cell office:value-type="string" calcext:value-type="string">
            <text:p>Ion to Remnant</text:p>
          </table:table-cell>
          <table:table-cell table:number-columns-repeated="2"/>
          <table:table-cell table:formula="of:=[.K87]/[.K25]" office:value-type="float" office:value="2.4" calcext:value-type="float">
            <text:p>2.4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Remnan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23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8" office:value-type="string" calcext:value-type="string">
            <text:p>thrust/EC</text:p>
          </table:table-cell>
          <table:table-cell table:style-name="ce8" office:value-type="string" calcext:value-type="string">
            <text:p>% diff</text:p>
          </table:table-cell>
          <table:table-cell table:style-name="ce8" office:value-type="string" calcext:value-type="string">
            <text:p>thrust/EC IF</text:p>
          </table:table-cell>
          <table:table-cell table:style-name="ce8" office:value-type="string" calcext:value-type="string">
            <text:p>This % diff</text:p>
          </table:table-cell>
          <table:table-cell table:style-name="ce8" office:value-type="string" calcext:value-type="string">
            <text:p>change in diff</text:p>
          </table:table-cell>
          <table:table-cell table:style-name="ce8" office:value-type="string" calcext:value-type="string">
            <text:p>New Thrust</text:p>
          </table:table-cell>
          <table:table-cell table:style-name="ce8" office:value-type="string" calcext:value-type="string">
            <text:p>% from base</text:p>
          </table:table-cell>
          <table:table-cell table:style-name="ce26" office:value-type="string" calcext:value-type="string">
            <text:p>x turn</text:p>
          </table:table-cell>
          <table:table-cell table:style-name="ce47" office:value-type="string" calcext:value-type="string">
            <text:p>Rem eff = </text:p>
          </table:table-cell>
          <table:table-cell table:style-name="ce1" office:value-type="float" office:value="7.4" calcext:value-type="float">
            <text:p>7.4</text:p>
          </table:table-cell>
          <table:table-cell table:style-name="ce1"/>
          <table:table-cell table:style-name="ce50" office:value-type="string" calcext:value-type="string">
            <text:p>new energy</text:p>
          </table:table-cell>
          <table:table-cell table:style-name="ce1" office:value-type="string" calcext:value-type="string">
            <text:p>Heat</text:p>
          </table:table-cell>
          <table:table-cell table:style-name="ce26"/>
          <table:table-cell table:style-name="ce47" office:value-type="string" calcext:value-type="string">
            <text:p>Rem heat <text:s/></text:p>
          </table:table-cell>
          <table:table-cell table:style-name="ce49" office:value-type="float" office:value="0.16" calcext:value-type="float">
            <text:p>0.16</text:p>
          </table:table-cell>
          <table:table-cell table:style-name="ce50" office:value-type="string" calcext:value-type="string">
            <text:p>New Heat</text:p>
          </table:table-cell>
        </table:table-row>
        <table:table-row table:style-name="ro1">
          <table:table-cell office:value-type="string" calcext:value-type="string">
            <text:p>Anvil-Class Engine</text:p>
          </table:table-cell>
          <table:table-cell table:number-columns-repeated="3" office:value-type="float" office:value="26" calcext:value-type="float">
            <text:p>26</text:p>
          </table:table-cell>
          <table:table-cell table:style-name="ce11" office:value-type="float" office:value="427.26" calcext:value-type="float">
            <text:p>427.26</text:p>
          </table:table-cell>
          <table:table-cell table:style-name="ce15" table:formula="of:=[.$C$1]*[.E86]" office:value-type="float" office:value="25635.6" calcext:value-type="float">
            <text:p>25,635.6</text:p>
          </table:table-cell>
          <table:table-cell table:style-name="ce11" office:value-type="float" office:value="1.05" calcext:value-type="float">
            <text:p>1.05</text:p>
          </table:table-cell>
          <table:table-cell table:style-name="ce15" table:formula="of:=[.$C$1]*[.G86]" office:value-type="float" office:value="63" calcext:value-type="float">
            <text:p>63.0</text:p>
          </table:table-cell>
          <table:table-cell table:style-name="ce11" office:value-type="float" office:value="1.1" calcext:value-type="float">
            <text:p>1.10</text:p>
          </table:table-cell>
          <table:table-cell table:style-name="ce15" table:formula="of:=[.$C$1]*[.I86]" office:value-type="float" office:value="66" calcext:value-type="float">
            <text:p>66.0</text:p>
          </table:table-cell>
          <table:table-cell table:style-name="ce25" table:formula="of:=[.E86]/[.D86]" office:value-type="float" office:value="16.4330769230769" calcext:value-type="float">
            <text:p>16.4331</text:p>
          </table:table-cell>
          <table:table-cell/>
          <table:table-cell table:style-name="ce25" table:formula="of:=[.K86]" office:value-type="float" office:value="16.4330769230769" calcext:value-type="float">
            <text:p>16.4331</text:p>
          </table:table-cell>
          <table:table-cell table:number-columns-repeated="2"/>
          <table:table-cell table:style-name="ce31" table:formula="of:=[.M86]*[.D86]" office:value-type="float" office:value="427.26" calcext:value-type="float">
            <text:p>427.26</text:p>
          </table:table-cell>
          <table:table-cell table:style-name="ce25" table:formula="of:=[.P86]/369.6" office:value-type="float" office:value="1.15600649350649" calcext:value-type="float">
            <text:p>1.1560</text:p>
          </table:table-cell>
          <table:table-cell table:formula="of:=[.E86]/[.G86]" office:value-type="float" office:value="406.914285714286" calcext:value-type="float">
            <text:p>406.9143</text:p>
          </table:table-cell>
          <table:table-cell table:style-name="ce48" office:value-type="float" office:value="7.3" calcext:value-type="float">
            <text:p>7.300</text:p>
          </table:table-cell>
          <table:table-cell table:number-columns-repeated="2"/>
          <table:table-cell table:formula="of:=[.P86]/[.S86]/60" office:value-type="float" office:value="0.975479452054794" calcext:value-type="float">
            <text:p>0.98</text:p>
          </table:table-cell>
          <table:table-cell table:style-name="ce31" table:formula="of:=[$Vanilla.O58]" office:value-type="float" office:value="1.1" calcext:value-type="float">
            <text:p>1.10</text:p>
          </table:table-cell>
          <table:table-cell table:formula="of:=[.W86]/[.P86]*60" office:value-type="float" office:value="0.154472686420447" calcext:value-type="float">
            <text:p>0.1545</text:p>
          </table:table-cell>
          <table:table-cell office:value-type="float" office:value="0.161" calcext:value-type="float">
            <text:p>0.161</text:p>
          </table:table-cell>
          <table:table-cell/>
          <table:table-cell table:formula="of:=[.P86]*[.Y86]/60" office:value-type="float" office:value="1.146481" calcext:value-type="float">
            <text:p>1.15</text:p>
          </table:table-cell>
        </table:table-row>
        <table:table-row table:style-name="ro1">
          <table:table-cell office:value-type="string" calcext:value-type="string">
            <text:p>Crucible-Class Steering</text:p>
          </table:table-cell>
          <table:table-cell table:number-columns-repeated="3" office:value-type="float" office:value="14" calcext:value-type="float">
            <text:p>14</text:p>
          </table:table-cell>
          <table:table-cell table:style-name="ce29" office:value-type="float" office:value="537.6" calcext:value-type="float">
            <text:p>537.60</text:p>
          </table:table-cell>
          <table:table-cell table:style-name="ce15" table:formula="of:=[.$C$1]*[.E87]" office:value-type="float" office:value="32256" calcext:value-type="float">
            <text:p>32,256.0</text:p>
          </table:table-cell>
          <table:table-cell table:style-name="ce11" office:value-type="float" office:value="1.32" calcext:value-type="float">
            <text:p>1.32</text:p>
          </table:table-cell>
          <table:table-cell table:style-name="ce15" table:formula="of:=[.$C$1]*[.G87]" office:value-type="float" office:value="79.2" calcext:value-type="float">
            <text:p>79.2</text:p>
          </table:table-cell>
          <table:table-cell table:style-name="ce11" office:value-type="float" office:value="1.4" calcext:value-type="float">
            <text:p>1.40</text:p>
          </table:table-cell>
          <table:table-cell table:style-name="ce15" table:formula="of:=[.$C$1]*[.I87]" office:value-type="float" office:value="84" calcext:value-type="float">
            <text:p>84.0</text:p>
          </table:table-cell>
          <table:table-cell table:style-name="ce25" table:formula="of:=[.E87]/[.D87]" office:value-type="float" office:value="38.4" calcext:value-type="float">
            <text:p>38.4000</text:p>
          </table:table-cell>
          <table:table-cell table:style-name="ce25" table:formula="of:=[.K87]/[.K86]" office:value-type="float" office:value="2.33675045639657" calcext:value-type="float">
            <text:p>2.3368</text:p>
          </table:table-cell>
          <table:table-cell table:style-name="ce25" table:formula="of:=[.K87]" office:value-type="float" office:value="38.4" calcext:value-type="float">
            <text:p>38.4000</text:p>
          </table:table-cell>
          <table:table-cell table:number-columns-repeated="2"/>
          <table:table-cell table:style-name="ce31" table:formula="of:=[.M87]*[.D87]" office:value-type="float" office:value="537.6" calcext:value-type="float">
            <text:p>537.60</text:p>
          </table:table-cell>
          <table:table-cell table:style-name="ce25" table:formula="of:=[.P87]/492.8" office:value-type="float" office:value="1.09090909090909" calcext:value-type="float">
            <text:p>1.0909</text:p>
          </table:table-cell>
          <table:table-cell table:formula="of:=[.E87]/[.G87]" office:value-type="float" office:value="407.272727272727" calcext:value-type="float">
            <text:p>407.2727</text:p>
          </table:table-cell>
          <table:table-cell table:formula="of:=[.T85]" office:value-type="float" office:value="7.4" calcext:value-type="float">
            <text:p>7.400</text:p>
          </table:table-cell>
          <table:table-cell table:style-name="ce55"/>
          <table:table-cell/>
          <table:table-cell table:formula="of:=[.P87]/[.S87]/60" office:value-type="float" office:value="1.21081081081081" calcext:value-type="float">
            <text:p>1.21</text:p>
          </table:table-cell>
          <table:table-cell table:style-name="ce31" table:formula="of:=[$Vanilla.O62]" office:value-type="float" office:value="1.4" calcext:value-type="float">
            <text:p>1.40</text:p>
          </table:table-cell>
          <table:table-cell table:formula="of:=[.W87]/[.P87]*60" office:value-type="float" office:value="0.15625" calcext:value-type="float">
            <text:p>0.1563</text:p>
          </table:table-cell>
          <table:table-cell table:formula="of:=[.Z85]" office:value-type="float" office:value="0.16" calcext:value-type="float">
            <text:p>0.160</text:p>
          </table:table-cell>
          <table:table-cell/>
          <table:table-cell table:formula="of:=[.P87]*[.Y87]/60" office:value-type="float" office:value="1.4336" calcext:value-type="float">
            <text:p>1.43</text:p>
          </table:table-cell>
        </table:table-row>
        <table:table-row table:style-name="ro1">
          <table:table-cell office:value-type="string" calcext:value-type="string">
            <text:p>Forge-Class Steering</text:p>
          </table:table-cell>
          <table:table-cell table:number-columns-repeated="3" office:value-type="float" office:value="28" calcext:value-type="float">
            <text:p>28</text:p>
          </table:table-cell>
          <table:table-cell table:style-name="ce11" office:value-type="float" office:value="1047.2" calcext:value-type="float">
            <text:p>1047.20</text:p>
          </table:table-cell>
          <table:table-cell table:style-name="ce15" table:formula="of:=[.$C$1]*[.E88]" office:value-type="float" office:value="62832" calcext:value-type="float">
            <text:p>62,832.0</text:p>
          </table:table-cell>
          <table:table-cell table:style-name="ce11" office:value-type="float" office:value="2.64" calcext:value-type="float">
            <text:p>2.64</text:p>
          </table:table-cell>
          <table:table-cell table:style-name="ce15" table:formula="of:=[.$C$1]*[.G88]" office:value-type="float" office:value="158.4" calcext:value-type="float">
            <text:p>158.4</text:p>
          </table:table-cell>
          <table:table-cell table:style-name="ce11" office:value-type="float" office:value="3" calcext:value-type="float">
            <text:p>3.00</text:p>
          </table:table-cell>
          <table:table-cell table:style-name="ce15" table:formula="of:=[.$C$1]*[.I88]" office:value-type="float" office:value="180" calcext:value-type="float">
            <text:p>180.0</text:p>
          </table:table-cell>
          <table:table-cell table:style-name="ce25" table:formula="of:=[.E88]/[.D88]" office:value-type="float" office:value="37.4" calcext:value-type="float">
            <text:p>37.4000</text:p>
          </table:table-cell>
          <table:table-cell table:style-name="ce25" table:formula="of:=[.K88]/[.K87]" office:value-type="float" office:value="0.973958333333333" calcext:value-type="float">
            <text:p>0.9740</text:p>
          </table:table-cell>
          <table:table-cell table:style-name="ce25" table:formula="of:=[.M87]*[.N88]" office:value-type="float" office:value="40.128" calcext:value-type="float">
            <text:p>40.1280</text:p>
          </table:table-cell>
          <table:table-cell table:style-name="ce30" office:value-type="float" office:value="1.045" calcext:value-type="float">
            <text:p>1.045</text:p>
          </table:table-cell>
          <table:table-cell/>
          <table:table-cell table:style-name="ce31" table:formula="of:=[.M88]*[.D88]" office:value-type="float" office:value="1123.584" calcext:value-type="float">
            <text:p>1123.58</text:p>
          </table:table-cell>
          <table:table-cell table:style-name="ce25" table:formula="of:=[.P88]/[.E88]" office:value-type="float" office:value="1.07294117647059" calcext:value-type="float">
            <text:p>1.0729</text:p>
          </table:table-cell>
          <table:table-cell table:formula="of:=[.E88]/[.G88]" office:value-type="float" office:value="396.666666666667" calcext:value-type="float">
            <text:p>396.6667</text:p>
          </table:table-cell>
          <table:table-cell table:formula="of:=[.S87]*[.T88]" office:value-type="float" office:value="7.511" calcext:value-type="float">
            <text:p>7.511</text:p>
          </table:table-cell>
          <table:table-cell table:style-name="ce30" office:value-type="float" office:value="1.015" calcext:value-type="float">
            <text:p>1.015</text:p>
          </table:table-cell>
          <table:table-cell/>
          <table:table-cell table:formula="of:=[.P88]/[.S88]/60" office:value-type="float" office:value="2.49319664492078" calcext:value-type="float">
            <text:p>2.49</text:p>
          </table:table-cell>
          <table:table-cell table:style-name="ce31" table:formula="of:=[$Vanilla.O63]" office:value-type="float" office:value="3" calcext:value-type="float">
            <text:p>3.00</text:p>
          </table:table-cell>
          <table:table-cell table:formula="of:=[.W88]/[.P88]*60" office:value-type="float" office:value="0.160201640464798" calcext:value-type="float">
            <text:p>0.1602</text:p>
          </table:table-cell>
          <table:table-cell table:formula="of:=[.Y87]-[.Z88]" office:value-type="float" office:value="0.158" calcext:value-type="float">
            <text:p>0.158</text:p>
          </table:table-cell>
          <table:table-cell office:value-type="float" office:value="0.002" calcext:value-type="float">
            <text:p>0.002</text:p>
          </table:table-cell>
          <table:table-cell table:formula="of:=[.P88]*[.Y88]/60" office:value-type="float" office:value="2.9587712" calcext:value-type="float">
            <text:p>2.96</text:p>
          </table:table-cell>
        </table:table-row>
        <table:table-row table:style-name="ro1">
          <table:table-cell office:value-type="string" calcext:value-type="string">
            <text:p>Smelter-Class Steering</text:p>
          </table:table-cell>
          <table:table-cell table:number-columns-repeated="3" office:value-type="float" office:value="55" calcext:value-type="float">
            <text:p>55</text:p>
          </table:table-cell>
          <table:table-cell table:style-name="ce11" office:value-type="float" office:value="2178" calcext:value-type="float">
            <text:p>2178.00</text:p>
          </table:table-cell>
          <table:table-cell table:style-name="ce15" table:formula="of:=[.$C$1]*[.E89]" office:value-type="float" office:value="130680" calcext:value-type="float">
            <text:p>130,680.0</text:p>
          </table:table-cell>
          <table:table-cell table:style-name="ce11" office:value-type="float" office:value="5.21" calcext:value-type="float">
            <text:p>5.21</text:p>
          </table:table-cell>
          <table:table-cell table:style-name="ce15" table:formula="of:=[.$C$1]*[.G89]" office:value-type="float" office:value="312.6" calcext:value-type="float">
            <text:p>312.6</text:p>
          </table:table-cell>
          <table:table-cell table:style-name="ce11" office:value-type="float" office:value="6.2" calcext:value-type="float">
            <text:p>6.20</text:p>
          </table:table-cell>
          <table:table-cell table:style-name="ce15" table:formula="of:=[.$C$1]*[.I89]" office:value-type="float" office:value="372" calcext:value-type="float">
            <text:p>372.0</text:p>
          </table:table-cell>
          <table:table-cell table:style-name="ce25" table:formula="of:=[.E89]/[.D89]" office:value-type="float" office:value="39.6" calcext:value-type="float">
            <text:p>39.6000</text:p>
          </table:table-cell>
          <table:table-cell table:style-name="ce25" table:formula="of:=[.K89]/[.K88]" office:value-type="float" office:value="1.05882352941176" calcext:value-type="float">
            <text:p>1.0588</text:p>
          </table:table-cell>
          <table:table-cell table:style-name="ce25" table:formula="of:=[.M88]*[.N89]" office:value-type="float" office:value="41.1312" calcext:value-type="float">
            <text:p>41.1312</text:p>
          </table:table-cell>
          <table:table-cell table:formula="of:=[.N88]-[.O89]" office:value-type="float" office:value="1.025" calcext:value-type="float">
            <text:p>1.025</text:p>
          </table:table-cell>
          <table:table-cell office:value-type="float" office:value="0.02" calcext:value-type="float">
            <text:p>0.02</text:p>
          </table:table-cell>
          <table:table-cell table:style-name="ce31" table:formula="of:=[.M89]*[.D89]" office:value-type="float" office:value="2262.216" calcext:value-type="float">
            <text:p>2262.22</text:p>
          </table:table-cell>
          <table:table-cell table:style-name="ce25" table:formula="of:=[.P89]/[.E89]" office:value-type="float" office:value="1.03866666666667" calcext:value-type="float">
            <text:p>1.0387</text:p>
          </table:table-cell>
          <table:table-cell table:formula="of:=[.E89]/[.G89]" office:value-type="float" office:value="418.042226487524" calcext:value-type="float">
            <text:p>418.0422</text:p>
          </table:table-cell>
          <table:table-cell table:formula="of:=[.S88]*[.T89]" office:value-type="float" office:value="7.593621" calcext:value-type="float">
            <text:p>7.594</text:p>
          </table:table-cell>
          <table:table-cell table:formula="of:=[.T88]-[.U89]" office:value-type="float" office:value="1.011" calcext:value-type="float">
            <text:p>1.011</text:p>
          </table:table-cell>
          <table:table-cell office:value-type="float" office:value="0.004" calcext:value-type="float">
            <text:p>0.004</text:p>
          </table:table-cell>
          <table:table-cell table:formula="of:=[.P89]/[.S89]/60" office:value-type="float" office:value="4.96516747412071" calcext:value-type="float">
            <text:p>4.97</text:p>
          </table:table-cell>
          <table:table-cell table:style-name="ce31" table:formula="of:=[$Vanilla.O64]" office:value-type="float" office:value="6.2" calcext:value-type="float">
            <text:p>6.20</text:p>
          </table:table-cell>
          <table:table-cell table:formula="of:=[.W89]/[.P89]*60" office:value-type="float" office:value="0.164440530877688" calcext:value-type="float">
            <text:p>0.1644</text:p>
          </table:table-cell>
          <table:table-cell table:formula="of:=[.Y88]-[.Z89]" office:value-type="float" office:value="0.1565" calcext:value-type="float">
            <text:p>0.157</text:p>
          </table:table-cell>
          <table:table-cell office:value-type="float" office:value="0.0015" calcext:value-type="float">
            <text:p>0.0015</text:p>
          </table:table-cell>
          <table:table-cell table:formula="of:=[.P89]*[.Y89]/60" office:value-type="float" office:value="5.9006134" calcext:value-type="float">
            <text:p>5.90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style-name="ce1" office:value-type="string" calcext:value-type="string">
            <text:p>Korath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8" office:value-type="string" calcext:value-type="string">
            <text:p>thrust/EC</text:p>
          </table:table-cell>
          <table:table-cell table:style-name="ce8" office:value-type="string" calcext:value-type="string">
            <text:p>% diff</text:p>
          </table:table-cell>
          <table:table-cell table:style-name="ce8" office:value-type="string" calcext:value-type="string">
            <text:p>thrust/EC IF</text:p>
          </table:table-cell>
          <table:table-cell table:style-name="ce8" office:value-type="string" calcext:value-type="string">
            <text:p>This % diff</text:p>
          </table:table-cell>
          <table:table-cell table:style-name="ce8" office:value-type="string" calcext:value-type="string">
            <text:p>change in diff</text:p>
          </table:table-cell>
          <table:table-cell table:style-name="ce8" office:value-type="string" calcext:value-type="string">
            <text:p>New Thrust</text:p>
          </table:table-cell>
          <table:table-cell table:style-name="ce8" office:value-type="string" calcext:value-type="string">
            <text:p>% from base</text:p>
          </table:table-cell>
          <table:table-cell table:style-name="ce26" office:value-type="string" calcext:value-type="string">
            <text:p>x thrust</text:p>
          </table:table-cell>
          <table:table-cell table:style-name="ce47" office:value-type="string" calcext:value-type="string">
            <text:p>Korath eff </text:p>
          </table:table-cell>
          <table:table-cell table:style-name="ce1" office:value-type="float" office:value="6.72" calcext:value-type="float">
            <text:p>6.72</text:p>
          </table:table-cell>
          <table:table-cell table:style-name="ce1"/>
          <table:table-cell table:style-name="ce50" office:value-type="string" calcext:value-type="string">
            <text:p>new energy</text:p>
          </table:table-cell>
          <table:table-cell table:style-name="ce1" office:value-type="string" calcext:value-type="string">
            <text:p>Heat</text:p>
          </table:table-cell>
          <table:table-cell table:style-name="ce26"/>
          <table:table-cell table:style-name="ce47" office:value-type="string" calcext:value-type="string">
            <text:p>Korath heat </text:p>
          </table:table-cell>
          <table:table-cell table:style-name="ce49" office:value-type="float" office:value="0.444" calcext:value-type="float">
            <text:p>0.444</text:p>
          </table:table-cell>
          <table:table-cell table:style-name="ce50" office:value-type="string" calcext:value-type="string">
            <text:p>New Heat</text:p>
          </table:table-cell>
        </table:table-row>
        <table:table-row table:style-name="ro1">
          <table:table-cell office:value-type="string" calcext:value-type="string">
            <text:p>Thruster (Asteroid)</text:p>
          </table:table-cell>
          <table:table-cell table:number-columns-repeated="3" office:value-type="float" office:value="14" calcext:value-type="float">
            <text:p>14</text:p>
          </table:table-cell>
          <table:table-cell table:style-name="ce29" office:value-type="float" office:value="13.65" calcext:value-type="float">
            <text:p>13.65</text:p>
          </table:table-cell>
          <table:table-cell table:style-name="ce15" table:formula="of:=[.$C$1]*[.$C$1]*[.E93]" office:value-type="float" office:value="49140" calcext:value-type="float">
            <text:p>49,140.0</text:p>
          </table:table-cell>
          <table:table-cell table:style-name="ce11" office:value-type="float" office:value="1.5" calcext:value-type="float">
            <text:p>1.50</text:p>
          </table:table-cell>
          <table:table-cell table:style-name="ce15" table:formula="of:=[.$C$1]*[.G93]" office:value-type="float" office:value="90" calcext:value-type="float">
            <text:p>90.0</text:p>
          </table:table-cell>
          <table:table-cell table:style-name="ce11" office:value-type="float" office:value="3.4" calcext:value-type="float">
            <text:p>3.40</text:p>
          </table:table-cell>
          <table:table-cell table:style-name="ce15" table:formula="of:=[.$C$1]*[.I93]" office:value-type="float" office:value="204" calcext:value-type="float">
            <text:p>204.0</text:p>
          </table:table-cell>
          <table:table-cell table:style-name="ce25" table:formula="of:=[.E93]/[.D93]" office:value-type="float" office:value="0.975" calcext:value-type="float">
            <text:p>0.9750</text:p>
          </table:table-cell>
          <table:table-cell/>
          <table:table-cell table:style-name="ce25" table:formula="of:=[.K93]" office:value-type="float" office:value="0.975" calcext:value-type="float">
            <text:p>0.9750</text:p>
          </table:table-cell>
          <table:table-cell table:number-columns-repeated="2"/>
          <table:table-cell table:style-name="ce31" table:formula="of:=[.M93]*[.D93]" office:value-type="float" office:value="13.65" calcext:value-type="float">
            <text:p>13.65</text:p>
          </table:table-cell>
          <table:table-cell table:style-name="ce25" table:formula="of:=[.P93]/11.2" office:value-type="float" office:value="1.21875" calcext:value-type="float">
            <text:p>1.2188</text:p>
          </table:table-cell>
          <table:table-cell table:formula="of:=[.E93]/[.G93]" office:value-type="float" office:value="9.1" calcext:value-type="float">
            <text:p>9.1000</text:p>
          </table:table-cell>
          <table:table-cell table:style-name="ce48" table:formula="of:=[.T92]" office:value-type="float" office:value="6.72" calcext:value-type="float">
            <text:p>6.720</text:p>
          </table:table-cell>
          <table:table-cell table:number-columns-repeated="2"/>
          <table:table-cell table:formula="of:=[.P93]/[.S93]" office:value-type="float" office:value="2.03125" calcext:value-type="float">
            <text:p>2.03</text:p>
          </table:table-cell>
          <table:table-cell table:style-name="ce31" table:formula="of:=[$Vanilla.I66]" office:value-type="float" office:value="3.4" calcext:value-type="float">
            <text:p>3.40</text:p>
          </table:table-cell>
          <table:table-cell table:formula="of:=[.W93]/[.P93]" office:value-type="float" office:value="0.249084249084249" calcext:value-type="float">
            <text:p>0.2491</text:p>
          </table:table-cell>
          <table:table-cell table:formula="of:=[.Z92]" office:value-type="float" office:value="0.444" calcext:value-type="float">
            <text:p>0.444</text:p>
          </table:table-cell>
          <table:table-cell/>
          <table:table-cell table:formula="of:=[.P93]*[.Y93]" office:value-type="float" office:value="6.0606" calcext:value-type="float">
            <text:p>6.06</text:p>
          </table:table-cell>
        </table:table-row>
        <table:table-row table:style-name="ro1">
          <table:table-cell office:value-type="string" calcext:value-type="string">
            <text:p>Thruster (Comet)</text:p>
          </table:table-cell>
          <table:table-cell table:number-columns-repeated="3" office:value-type="float" office:value="24" calcext:value-type="float">
            <text:p>24</text:p>
          </table:table-cell>
          <table:table-cell table:style-name="ce11" office:value-type="float" office:value="21.8" calcext:value-type="float">
            <text:p>21.80</text:p>
          </table:table-cell>
          <table:table-cell table:style-name="ce15" table:formula="of:=[.$C$1]*[.$C$1]*[.E94]" office:value-type="float" office:value="78480" calcext:value-type="float">
            <text:p>78,480.0</text:p>
          </table:table-cell>
          <table:table-cell table:style-name="ce11" office:value-type="float" office:value="2.8" calcext:value-type="float">
            <text:p>2.80</text:p>
          </table:table-cell>
          <table:table-cell table:style-name="ce15" table:formula="of:=[.$C$1]*[.G94]" office:value-type="float" office:value="168" calcext:value-type="float">
            <text:p>168.0</text:p>
          </table:table-cell>
          <table:table-cell table:style-name="ce11" office:value-type="float" office:value="6.5" calcext:value-type="float">
            <text:p>6.50</text:p>
          </table:table-cell>
          <table:table-cell table:style-name="ce15" table:formula="of:=[.$C$1]*[.I94]" office:value-type="float" office:value="390" calcext:value-type="float">
            <text:p>390.0</text:p>
          </table:table-cell>
          <table:table-cell table:style-name="ce25" table:formula="of:=[.E94]/[.D94]" office:value-type="float" office:value="0.908333333333333" calcext:value-type="float">
            <text:p>0.9083</text:p>
          </table:table-cell>
          <table:table-cell table:style-name="ce25" table:formula="of:=[.K94]/[.K93]" office:value-type="float" office:value="0.931623931623932" calcext:value-type="float">
            <text:p>0.9316</text:p>
          </table:table-cell>
          <table:table-cell table:style-name="ce25" table:formula="of:=[.M93]*[.N94]" office:value-type="float" office:value="1.0725" calcext:value-type="float">
            <text:p>1.0725</text:p>
          </table:table-cell>
          <table:table-cell table:style-name="ce30" office:value-type="float" office:value="1.1" calcext:value-type="float">
            <text:p>1.1</text:p>
          </table:table-cell>
          <table:table-cell/>
          <table:table-cell table:style-name="ce31" table:formula="of:=[.M94]*[.D94]" office:value-type="float" office:value="25.74" calcext:value-type="float">
            <text:p>25.74</text:p>
          </table:table-cell>
          <table:table-cell table:style-name="ce25" table:formula="of:=[.P94]/[.E94]" office:value-type="float" office:value="1.18073394495413" calcext:value-type="float">
            <text:p>1.1807</text:p>
          </table:table-cell>
          <table:table-cell table:formula="of:=[.E94]/[.G94]" office:value-type="float" office:value="7.78571428571429" calcext:value-type="float">
            <text:p>7.7857</text:p>
          </table:table-cell>
          <table:table-cell table:formula="of:=[.S93]*[.T94]" office:value-type="float" office:value="6.8208" calcext:value-type="float">
            <text:p>6.821</text:p>
          </table:table-cell>
          <table:table-cell table:style-name="ce30" office:value-type="float" office:value="1.015" calcext:value-type="float">
            <text:p>1.015</text:p>
          </table:table-cell>
          <table:table-cell/>
          <table:table-cell table:formula="of:=[.P94]/[.S94]" office:value-type="float" office:value="3.77375087966221" calcext:value-type="float">
            <text:p>3.77</text:p>
          </table:table-cell>
          <table:table-cell table:style-name="ce31" table:formula="of:=[$Vanilla.I67]" office:value-type="float" office:value="6.5" calcext:value-type="float">
            <text:p>6.50</text:p>
          </table:table-cell>
          <table:table-cell table:formula="of:=[.W94]/[.P94]" office:value-type="float" office:value="0.252525252525252" calcext:value-type="float">
            <text:p>0.2525</text:p>
          </table:table-cell>
          <table:table-cell table:formula="of:=[.Y93]-[.Z94]" office:value-type="float" office:value="0.442" calcext:value-type="float">
            <text:p>0.442</text:p>
          </table:table-cell>
          <table:table-cell office:value-type="float" office:value="0.002" calcext:value-type="float">
            <text:p>0.002</text:p>
          </table:table-cell>
          <table:table-cell table:formula="of:=[.P94]*[.Y94]" office:value-type="float" office:value="11.37708" calcext:value-type="float">
            <text:p>11.38</text:p>
          </table:table-cell>
        </table:table-row>
        <table:table-row table:style-name="ro1">
          <table:table-cell office:value-type="string" calcext:value-type="string">
            <text:p>Thruster (Lunar)</text:p>
          </table:table-cell>
          <table:table-cell table:number-columns-repeated="3" office:value-type="float" office:value="40" calcext:value-type="float">
            <text:p>40</text:p>
          </table:table-cell>
          <table:table-cell table:style-name="ce11" office:value-type="float" office:value="41.2" calcext:value-type="float">
            <text:p>41.20</text:p>
          </table:table-cell>
          <table:table-cell table:style-name="ce15" table:formula="of:=[.$C$1]*[.$C$1]*[.E95]" office:value-type="float" office:value="148320" calcext:value-type="float">
            <text:p>148,320.0</text:p>
          </table:table-cell>
          <table:table-cell table:style-name="ce11" office:value-type="float" office:value="4.9" calcext:value-type="float">
            <text:p>4.90</text:p>
          </table:table-cell>
          <table:table-cell table:style-name="ce15" table:formula="of:=[.$C$1]*[.G95]" office:value-type="float" office:value="294" calcext:value-type="float">
            <text:p>294.0</text:p>
          </table:table-cell>
          <table:table-cell table:style-name="ce11" office:value-type="float" office:value="11.9" calcext:value-type="float">
            <text:p>11.90</text:p>
          </table:table-cell>
          <table:table-cell table:style-name="ce15" table:formula="of:=[.$C$1]*[.I95]" office:value-type="float" office:value="714" calcext:value-type="float">
            <text:p>714.0</text:p>
          </table:table-cell>
          <table:table-cell table:style-name="ce25" table:formula="of:=[.E95]/[.D95]" office:value-type="float" office:value="1.03" calcext:value-type="float">
            <text:p>1.0300</text:p>
          </table:table-cell>
          <table:table-cell table:style-name="ce25" table:formula="of:=[.K95]/[.K94]" office:value-type="float" office:value="1.13394495412844" calcext:value-type="float">
            <text:p>1.1339</text:p>
          </table:table-cell>
          <table:table-cell table:style-name="ce25" table:formula="of:=[.M94]*[.N95]" office:value-type="float" office:value="1.1583" calcext:value-type="float">
            <text:p>1.1583</text:p>
          </table:table-cell>
          <table:table-cell table:formula="of:=[.N94]-[.O95]" office:value-type="float" office:value="1.08" calcext:value-type="float">
            <text:p>1.08</text:p>
          </table:table-cell>
          <table:table-cell office:value-type="float" office:value="0.02" calcext:value-type="float">
            <text:p>0.02</text:p>
          </table:table-cell>
          <table:table-cell table:style-name="ce31" table:formula="of:=[.M95]*[.D95]" office:value-type="float" office:value="46.332" calcext:value-type="float">
            <text:p>46.33</text:p>
          </table:table-cell>
          <table:table-cell table:style-name="ce25" table:formula="of:=[.P95]/[.E95]" office:value-type="float" office:value="1.12456310679612" calcext:value-type="float">
            <text:p>1.1246</text:p>
          </table:table-cell>
          <table:table-cell table:formula="of:=[.E95]/[.G95]" office:value-type="float" office:value="8.40816326530612" calcext:value-type="float">
            <text:p>8.4082</text:p>
          </table:table-cell>
          <table:table-cell table:formula="of:=[.S94]*[.T95]" office:value-type="float" office:value="6.8958288" calcext:value-type="float">
            <text:p>6.896</text:p>
          </table:table-cell>
          <table:table-cell table:formula="of:=[.T94]-[.U95]" office:value-type="float" office:value="1.011" calcext:value-type="float">
            <text:p>1.011</text:p>
          </table:table-cell>
          <table:table-cell office:value-type="float" office:value="0.004" calcext:value-type="float">
            <text:p>0.004</text:p>
          </table:table-cell>
          <table:table-cell table:formula="of:=[.P95]/[.S95]" office:value-type="float" office:value="6.7188442961345" calcext:value-type="float">
            <text:p>6.72</text:p>
          </table:table-cell>
          <table:table-cell table:style-name="ce31" table:formula="of:=[$Vanilla.I68]" office:value-type="float" office:value="11.9" calcext:value-type="float">
            <text:p>11.90</text:p>
          </table:table-cell>
          <table:table-cell table:formula="of:=[.W95]/[.P95]" office:value-type="float" office:value="0.25684192350859" calcext:value-type="float">
            <text:p>0.2568</text:p>
          </table:table-cell>
          <table:table-cell table:formula="of:=[.Y94]-[.Z95]" office:value-type="float" office:value="0.4405" calcext:value-type="float">
            <text:p>0.441</text:p>
          </table:table-cell>
          <table:table-cell office:value-type="float" office:value="0.0015" calcext:value-type="float">
            <text:p>0.0015</text:p>
          </table:table-cell>
          <table:table-cell table:formula="of:=[.P95]*[.Y95]" office:value-type="float" office:value="20.409246" calcext:value-type="float">
            <text:p>20.41</text:p>
          </table:table-cell>
        </table:table-row>
        <table:table-row table:style-name="ro1">
          <table:table-cell office:value-type="string" calcext:value-type="string">
            <text:p>Thruster (Planetary)</text:p>
          </table:table-cell>
          <table:table-cell table:number-columns-repeated="3" office:value-type="float" office:value="69" calcext:value-type="float">
            <text:p>69</text:p>
          </table:table-cell>
          <table:table-cell table:style-name="ce11" office:value-type="float" office:value="80" calcext:value-type="float">
            <text:p>80.00</text:p>
          </table:table-cell>
          <table:table-cell table:style-name="ce15" table:formula="of:=[.$C$1]*[.$C$1]*[.E96]" office:value-type="float" office:value="288000" calcext:value-type="float">
            <text:p>288,000.0</text:p>
          </table:table-cell>
          <table:table-cell table:style-name="ce11" office:value-type="float" office:value="8.9" calcext:value-type="float">
            <text:p>8.90</text:p>
          </table:table-cell>
          <table:table-cell table:style-name="ce15" table:formula="of:=[.$C$1]*[.G96]" office:value-type="float" office:value="534" calcext:value-type="float">
            <text:p>534.0</text:p>
          </table:table-cell>
          <table:table-cell table:style-name="ce11" office:value-type="float" office:value="22.7" calcext:value-type="float">
            <text:p>22.70</text:p>
          </table:table-cell>
          <table:table-cell table:style-name="ce15" table:formula="of:=[.$C$1]*[.I96]" office:value-type="float" office:value="1362" calcext:value-type="float">
            <text:p>1,362.0</text:p>
          </table:table-cell>
          <table:table-cell table:style-name="ce25" table:formula="of:=[.E96]/[.D96]" office:value-type="float" office:value="1.15942028985507" calcext:value-type="float">
            <text:p>1.1594</text:p>
          </table:table-cell>
          <table:table-cell table:style-name="ce25" table:formula="of:=[.K96]/[.K95]" office:value-type="float" office:value="1.12565076684959" calcext:value-type="float">
            <text:p>1.1257</text:p>
          </table:table-cell>
          <table:table-cell table:style-name="ce25" table:formula="of:=[.M95]*[.N96]" office:value-type="float" office:value="1.239381" calcext:value-type="float">
            <text:p>1.2394</text:p>
          </table:table-cell>
          <table:table-cell table:formula="of:=[.N95]-[.O96]" office:value-type="float" office:value="1.07" calcext:value-type="float">
            <text:p>1.07</text:p>
          </table:table-cell>
          <table:table-cell office:value-type="float" office:value="0.01" calcext:value-type="float">
            <text:p>0.01</text:p>
          </table:table-cell>
          <table:table-cell table:style-name="ce31" table:formula="of:=[.M96]*[.D96]" office:value-type="float" office:value="85.517289" calcext:value-type="float">
            <text:p>85.52</text:p>
          </table:table-cell>
          <table:table-cell table:style-name="ce25" table:formula="of:=[.P96]/[.E96]" office:value-type="float" office:value="1.0689661125" calcext:value-type="float">
            <text:p>1.0690</text:p>
          </table:table-cell>
          <table:table-cell table:formula="of:=[.E96]/[.G96]" office:value-type="float" office:value="8.98876404494382" calcext:value-type="float">
            <text:p>8.9888</text:p>
          </table:table-cell>
          <table:table-cell table:formula="of:=[.S95]*[.T96]" office:value-type="float" office:value="6.9578912592" calcext:value-type="float">
            <text:p>6.958</text:p>
          </table:table-cell>
          <table:table-cell table:formula="of:=[.T95]-[.U96]" office:value-type="float" office:value="1.009" calcext:value-type="float">
            <text:p>1.009</text:p>
          </table:table-cell>
          <table:table-cell office:value-type="float" office:value="0.002" calcext:value-type="float">
            <text:p>0.002</text:p>
          </table:table-cell>
          <table:table-cell table:formula="of:=[.P96]/[.S96]" office:value-type="float" office:value="12.2906906437961" calcext:value-type="float">
            <text:p>12.29</text:p>
          </table:table-cell>
          <table:table-cell table:style-name="ce31" table:formula="of:=[$Vanilla.I69]" office:value-type="float" office:value="22.7" calcext:value-type="float">
            <text:p>22.70</text:p>
          </table:table-cell>
          <table:table-cell table:formula="of:=[.W96]/[.P96]" office:value-type="float" office:value="0.265443400573655" calcext:value-type="float">
            <text:p>0.2654</text:p>
          </table:table-cell>
          <table:table-cell table:formula="of:=[.Y95]-[.Z96]" office:value-type="float" office:value="0.4395" calcext:value-type="float">
            <text:p>0.440</text:p>
          </table:table-cell>
          <table:table-cell office:value-type="float" office:value="0.001" calcext:value-type="float">
            <text:p>0.001</text:p>
          </table:table-cell>
          <table:table-cell table:formula="of:=[.P96]*[.Y96]" office:value-type="float" office:value="37.5848485155" calcext:value-type="float">
            <text:p>37.58</text:p>
          </table:table-cell>
        </table:table-row>
        <table:table-row table:style-name="ro1">
          <table:table-cell office:value-type="string" calcext:value-type="string">
            <text:p>Thruster (Stellar)</text:p>
          </table:table-cell>
          <table:table-cell table:number-columns-repeated="3" office:value-type="float" office:value="118" calcext:value-type="float">
            <text:p>118</text:p>
          </table:table-cell>
          <table:table-cell table:style-name="ce11" office:value-type="float" office:value="153.4" calcext:value-type="float">
            <text:p>153.40</text:p>
          </table:table-cell>
          <table:table-cell table:style-name="ce15" table:formula="of:=[.$C$1]*[.$C$1]*[.E97]" office:value-type="float" office:value="552240" calcext:value-type="float">
            <text:p>552,240.0</text:p>
          </table:table-cell>
          <table:table-cell table:style-name="ce11" office:value-type="float" office:value="15.8" calcext:value-type="float">
            <text:p>15.80</text:p>
          </table:table-cell>
          <table:table-cell table:style-name="ce15" table:formula="of:=[.$C$1]*[.G97]" office:value-type="float" office:value="948" calcext:value-type="float">
            <text:p>948.0</text:p>
          </table:table-cell>
          <table:table-cell table:style-name="ce11" office:value-type="float" office:value="42.6" calcext:value-type="float">
            <text:p>42.60</text:p>
          </table:table-cell>
          <table:table-cell table:style-name="ce15" table:formula="of:=[.$C$1]*[.I97]" office:value-type="float" office:value="2556" calcext:value-type="float">
            <text:p>2,556.0</text:p>
          </table:table-cell>
          <table:table-cell table:style-name="ce25" table:formula="of:=[.E97]/[.D97]" office:value-type="float" office:value="1.3" calcext:value-type="float">
            <text:p>1.3000</text:p>
          </table:table-cell>
          <table:table-cell table:style-name="ce25" table:formula="of:=[.K97]/[.K96]" office:value-type="float" office:value="1.12125" calcext:value-type="float">
            <text:p>1.1213</text:p>
          </table:table-cell>
          <table:table-cell table:style-name="ce25" table:formula="of:=[.M96]*[.N97]" office:value-type="float" office:value="1.319940765" calcext:value-type="float">
            <text:p>1.3199</text:p>
          </table:table-cell>
          <table:table-cell table:formula="of:=[.N96]-[.O97]" office:value-type="float" office:value="1.065" calcext:value-type="float">
            <text:p>1.065</text:p>
          </table:table-cell>
          <table:table-cell office:value-type="float" office:value="0.005" calcext:value-type="float">
            <text:p>0.005</text:p>
          </table:table-cell>
          <table:table-cell table:style-name="ce31" table:formula="of:=[.M97]*[.D97]" office:value-type="float" office:value="155.75301027" calcext:value-type="float">
            <text:p>155.75</text:p>
          </table:table-cell>
          <table:table-cell table:style-name="ce25" table:formula="of:=[.P97]/[.E97]" office:value-type="float" office:value="1.01533905" calcext:value-type="float">
            <text:p>1.0153</text:p>
          </table:table-cell>
          <table:table-cell table:formula="of:=[.E97]/[.G97]" office:value-type="float" office:value="9.70886075949367" calcext:value-type="float">
            <text:p>9.7089</text:p>
          </table:table-cell>
          <table:table-cell table:formula="of:=[.S96]*[.T97]" office:value-type="float" office:value="7.0135543892736" calcext:value-type="float">
            <text:p>7.014</text:p>
          </table:table-cell>
          <table:table-cell table:formula="of:=[.T96]-[.U97]" office:value-type="float" office:value="1.008" calcext:value-type="float">
            <text:p>1.008</text:p>
          </table:table-cell>
          <table:table-cell office:value-type="float" office:value="0.001" calcext:value-type="float">
            <text:p>0.001</text:p>
          </table:table-cell>
          <table:table-cell table:formula="of:=[.P97]/[.S97]" office:value-type="float" office:value="22.2074288763207" calcext:value-type="float">
            <text:p>22.21</text:p>
          </table:table-cell>
          <table:table-cell table:style-name="ce31" table:formula="of:=[$Vanilla.I70]" office:value-type="float" office:value="42.6" calcext:value-type="float">
            <text:p>42.60</text:p>
          </table:table-cell>
          <table:table-cell table:formula="of:=[.W97]/[.P97]" office:value-type="float" office:value="0.273509962511494" calcext:value-type="float">
            <text:p>0.2735</text:p>
          </table:table-cell>
          <table:table-cell table:formula="of:=[.Y96]-[.Z97]" office:value-type="float" office:value="0.439" calcext:value-type="float">
            <text:p>0.439</text:p>
          </table:table-cell>
          <table:table-cell office:value-type="float" office:value="0.0005" calcext:value-type="float">
            <text:p>0.0005</text:p>
          </table:table-cell>
          <table:table-cell table:formula="of:=[.P97]*[.Y97]" office:value-type="float" office:value="68.37557150853" calcext:value-type="float">
            <text:p>68.38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table:style-name="ce1" office:value-type="string" calcext:value-type="string">
            <text:p>Korath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23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8" office:value-type="string" calcext:value-type="string">
            <text:p>thrust/EC</text:p>
          </table:table-cell>
          <table:table-cell table:style-name="ce8" office:value-type="string" calcext:value-type="string">
            <text:p>% diff</text:p>
          </table:table-cell>
          <table:table-cell table:style-name="ce8" office:value-type="string" calcext:value-type="string">
            <text:p>thrust/EC IF</text:p>
          </table:table-cell>
          <table:table-cell table:style-name="ce8" office:value-type="string" calcext:value-type="string">
            <text:p>This % diff</text:p>
          </table:table-cell>
          <table:table-cell table:style-name="ce8" office:value-type="string" calcext:value-type="string">
            <text:p>change in diff</text:p>
          </table:table-cell>
          <table:table-cell table:style-name="ce8" office:value-type="string" calcext:value-type="string">
            <text:p>New Thrust</text:p>
          </table:table-cell>
          <table:table-cell table:style-name="ce8" office:value-type="string" calcext:value-type="string">
            <text:p>% from base</text:p>
          </table:table-cell>
          <table:table-cell table:style-name="ce26" office:value-type="string" calcext:value-type="string">
            <text:p>x turn</text:p>
          </table:table-cell>
          <table:table-cell table:style-name="ce47" office:value-type="string" calcext:value-type="string">
            <text:p>Korath eff </text:p>
          </table:table-cell>
          <table:table-cell table:style-name="ce1" office:value-type="float" office:value="6.72" calcext:value-type="float">
            <text:p>6.72</text:p>
          </table:table-cell>
          <table:table-cell table:style-name="ce1"/>
          <table:table-cell table:style-name="ce50" office:value-type="string" calcext:value-type="string">
            <text:p>new energy</text:p>
          </table:table-cell>
          <table:table-cell table:style-name="ce1" office:value-type="string" calcext:value-type="string">
            <text:p>Heat</text:p>
          </table:table-cell>
          <table:table-cell table:style-name="ce26"/>
          <table:table-cell table:style-name="ce47" office:value-type="string" calcext:value-type="string">
            <text:p>Korath heat </text:p>
          </table:table-cell>
          <table:table-cell table:style-name="ce49" office:value-type="float" office:value="0.444" calcext:value-type="float">
            <text:p>0.444</text:p>
          </table:table-cell>
          <table:table-cell table:style-name="ce50" office:value-type="string" calcext:value-type="string">
            <text:p>New Heat</text:p>
          </table:table-cell>
        </table:table-row>
        <table:table-row table:style-name="ro1">
          <table:table-cell office:value-type="string" calcext:value-type="string">
            <text:p>Steering (Asteroid)</text:p>
          </table:table-cell>
          <table:table-cell table:number-columns-repeated="3" office:value-type="float" office:value="10" calcext:value-type="float">
            <text:p>10</text:p>
          </table:table-cell>
          <table:table-cell table:style-name="ce29" office:value-type="float" office:value="341.25" calcext:value-type="float">
            <text:p>341.25</text:p>
          </table:table-cell>
          <table:table-cell table:style-name="ce15" table:formula="of:=[.$C$1]*[.E100]" office:value-type="float" office:value="20475" calcext:value-type="float">
            <text:p>20,475.0</text:p>
          </table:table-cell>
          <table:table-cell table:style-name="ce11" office:value-type="float" office:value="0.7" calcext:value-type="float">
            <text:p>0.70</text:p>
          </table:table-cell>
          <table:table-cell table:style-name="ce15" table:formula="of:=[.$C$1]*[.G100]" office:value-type="float" office:value="42" calcext:value-type="float">
            <text:p>42.0</text:p>
          </table:table-cell>
          <table:table-cell table:style-name="ce11" office:value-type="float" office:value="2.1" calcext:value-type="float">
            <text:p>2.10</text:p>
          </table:table-cell>
          <table:table-cell table:style-name="ce15" table:formula="of:=[.$C$1]*[.I100]" office:value-type="float" office:value="126" calcext:value-type="float">
            <text:p>126.0</text:p>
          </table:table-cell>
          <table:table-cell table:style-name="ce25" table:formula="of:=[.E100]/[.D100]" office:value-type="float" office:value="34.125" calcext:value-type="float">
            <text:p>34.1250</text:p>
          </table:table-cell>
          <table:table-cell/>
          <table:table-cell table:style-name="ce25" table:formula="of:=[.K100]" office:value-type="float" office:value="34.125" calcext:value-type="float">
            <text:p>34.1250</text:p>
          </table:table-cell>
          <table:table-cell table:number-columns-repeated="2"/>
          <table:table-cell table:style-name="ce31" table:formula="of:=[.M100]*[.D100]" office:value-type="float" office:value="341.25" calcext:value-type="float">
            <text:p>341.25</text:p>
          </table:table-cell>
          <table:table-cell table:style-name="ce25" table:formula="of:=[.P100]/280" office:value-type="float" office:value="1.21875" calcext:value-type="float">
            <text:p>1.2188</text:p>
          </table:table-cell>
          <table:table-cell table:formula="of:=[.E100]/[.G100]" office:value-type="float" office:value="487.5" calcext:value-type="float">
            <text:p>487.5000</text:p>
          </table:table-cell>
          <table:table-cell table:style-name="ce48" table:formula="of:=[.T99]" office:value-type="float" office:value="6.72" calcext:value-type="float">
            <text:p>6.720</text:p>
          </table:table-cell>
          <table:table-cell table:number-columns-repeated="2"/>
          <table:table-cell table:formula="of:=[.P100]/[.S100]/60" office:value-type="float" office:value="0.846354166666667" calcext:value-type="float">
            <text:p>0.85</text:p>
          </table:table-cell>
          <table:table-cell table:style-name="ce31" table:formula="of:=[$Vanilla.O71]" office:value-type="float" office:value="2.1" calcext:value-type="float">
            <text:p>2.10</text:p>
          </table:table-cell>
          <table:table-cell table:formula="of:=[.W100]/[.P100]*60" office:value-type="float" office:value="0.369230769230769" calcext:value-type="float">
            <text:p>0.3692</text:p>
          </table:table-cell>
          <table:table-cell table:formula="of:=[.Z99]" office:value-type="float" office:value="0.444" calcext:value-type="float">
            <text:p>0.444</text:p>
          </table:table-cell>
          <table:table-cell/>
          <table:table-cell table:formula="of:=[.P100]*[.Y100]/60" office:value-type="float" office:value="2.52525" calcext:value-type="float">
            <text:p>2.53</text:p>
          </table:table-cell>
        </table:table-row>
        <table:table-row table:style-name="ro1">
          <table:table-cell office:value-type="string" calcext:value-type="string">
            <text:p>Steering (Comet)</text:p>
          </table:table-cell>
          <table:table-cell table:number-columns-repeated="3" office:value-type="float" office:value="18" calcext:value-type="float">
            <text:p>18</text:p>
          </table:table-cell>
          <table:table-cell table:style-name="ce11" office:value-type="float" office:value="568.8" calcext:value-type="float">
            <text:p>568.80</text:p>
          </table:table-cell>
          <table:table-cell table:style-name="ce15" table:formula="of:=[.$C$1]*[.E101]" office:value-type="float" office:value="34128" calcext:value-type="float">
            <text:p>34,128.0</text:p>
          </table:table-cell>
          <table:table-cell table:style-name="ce11" office:value-type="float" office:value="1.4" calcext:value-type="float">
            <text:p>1.40</text:p>
          </table:table-cell>
          <table:table-cell table:style-name="ce15" table:formula="of:=[.$C$1]*[.G101]" office:value-type="float" office:value="84" calcext:value-type="float">
            <text:p>84.0</text:p>
          </table:table-cell>
          <table:table-cell table:style-name="ce11" office:value-type="float" office:value="4.1" calcext:value-type="float">
            <text:p>4.10</text:p>
          </table:table-cell>
          <table:table-cell table:style-name="ce15" table:formula="of:=[.$C$1]*[.I101]" office:value-type="float" office:value="246" calcext:value-type="float">
            <text:p>246.0</text:p>
          </table:table-cell>
          <table:table-cell table:style-name="ce25" table:formula="of:=[.E101]/[.D101]" office:value-type="float" office:value="31.6" calcext:value-type="float">
            <text:p>31.6000</text:p>
          </table:table-cell>
          <table:table-cell table:style-name="ce25" table:formula="of:=[.K101]/[.K100]" office:value-type="float" office:value="0.926007326007326" calcext:value-type="float">
            <text:p>0.9260</text:p>
          </table:table-cell>
          <table:table-cell table:style-name="ce25" table:formula="of:=[.M100]*[.N101]" office:value-type="float" office:value="39.24375" calcext:value-type="float">
            <text:p>39.2438</text:p>
          </table:table-cell>
          <table:table-cell table:style-name="ce30" office:value-type="float" office:value="1.15" calcext:value-type="float">
            <text:p>1.15</text:p>
          </table:table-cell>
          <table:table-cell/>
          <table:table-cell table:style-name="ce31" table:formula="of:=[.M101]*[.D101]" office:value-type="float" office:value="706.3875" calcext:value-type="float">
            <text:p>706.39</text:p>
          </table:table-cell>
          <table:table-cell table:style-name="ce25" table:formula="of:=[.P101]/[.E101]" office:value-type="float" office:value="1.24189082278481" calcext:value-type="float">
            <text:p>1.2419</text:p>
          </table:table-cell>
          <table:table-cell table:formula="of:=[.E101]/[.G101]" office:value-type="float" office:value="406.285714285714" calcext:value-type="float">
            <text:p>406.2857</text:p>
          </table:table-cell>
          <table:table-cell table:formula="of:=[.S100]*[.T101]" office:value-type="float" office:value="6.8208" calcext:value-type="float">
            <text:p>6.821</text:p>
          </table:table-cell>
          <table:table-cell table:style-name="ce30" office:value-type="float" office:value="1.015" calcext:value-type="float">
            <text:p>1.015</text:p>
          </table:table-cell>
          <table:table-cell/>
          <table:table-cell table:formula="of:=[.P101]/[.S101]/60" office:value-type="float" office:value="1.72606219211823" calcext:value-type="float">
            <text:p>1.73</text:p>
          </table:table-cell>
          <table:table-cell table:style-name="ce31" table:formula="of:=[$Vanilla.O72]" office:value-type="float" office:value="4.1" calcext:value-type="float">
            <text:p>4.10</text:p>
          </table:table-cell>
          <table:table-cell table:formula="of:=[.W101]/[.P101]*60" office:value-type="float" office:value="0.348250783033392" calcext:value-type="float">
            <text:p>0.3483</text:p>
          </table:table-cell>
          <table:table-cell table:formula="of:=[.Y100]-[.Z101]" office:value-type="float" office:value="0.442" calcext:value-type="float">
            <text:p>0.442</text:p>
          </table:table-cell>
          <table:table-cell office:value-type="float" office:value="0.002" calcext:value-type="float">
            <text:p>0.002</text:p>
          </table:table-cell>
          <table:table-cell table:formula="of:=[.P101]*[.Y101]/60" office:value-type="float" office:value="5.20372125" calcext:value-type="float">
            <text:p>5.20</text:p>
          </table:table-cell>
        </table:table-row>
        <table:table-row table:style-name="ro1">
          <table:table-cell office:value-type="string" calcext:value-type="string">
            <text:p>Steering (Lunar)</text:p>
          </table:table-cell>
          <table:table-cell table:number-columns-repeated="3" office:value-type="float" office:value="30" calcext:value-type="float">
            <text:p>30</text:p>
          </table:table-cell>
          <table:table-cell table:style-name="ce11" office:value-type="float" office:value="1056" calcext:value-type="float">
            <text:p>1056.00</text:p>
          </table:table-cell>
          <table:table-cell table:style-name="ce15" table:formula="of:=[.$C$1]*[.E102]" office:value-type="float" office:value="63360" calcext:value-type="float">
            <text:p>63,360.0</text:p>
          </table:table-cell>
          <table:table-cell table:style-name="ce11" office:value-type="float" office:value="2.5" calcext:value-type="float">
            <text:p>2.50</text:p>
          </table:table-cell>
          <table:table-cell table:style-name="ce15" table:formula="of:=[.$C$1]*[.G102]" office:value-type="float" office:value="150" calcext:value-type="float">
            <text:p>150.0</text:p>
          </table:table-cell>
          <table:table-cell table:style-name="ce11" office:value-type="float" office:value="7.4" calcext:value-type="float">
            <text:p>7.40</text:p>
          </table:table-cell>
          <table:table-cell table:style-name="ce15" table:formula="of:=[.$C$1]*[.I102]" office:value-type="float" office:value="444" calcext:value-type="float">
            <text:p>444.0</text:p>
          </table:table-cell>
          <table:table-cell table:style-name="ce25" table:formula="of:=[.E102]/[.D102]" office:value-type="float" office:value="35.2" calcext:value-type="float">
            <text:p>35.2000</text:p>
          </table:table-cell>
          <table:table-cell table:style-name="ce25" table:formula="of:=[.K102]/[.K101]" office:value-type="float" office:value="1.11392405063291" calcext:value-type="float">
            <text:p>1.1139</text:p>
          </table:table-cell>
          <table:table-cell table:style-name="ce25" table:formula="of:=[.M101]*[.N102]" office:value-type="float" office:value="43.5605625" calcext:value-type="float">
            <text:p>43.5606</text:p>
          </table:table-cell>
          <table:table-cell table:formula="of:=[.N101]-[.O102]" office:value-type="float" office:value="1.11" calcext:value-type="float">
            <text:p>1.11</text:p>
          </table:table-cell>
          <table:table-cell office:value-type="float" office:value="0.04" calcext:value-type="float">
            <text:p>0.04</text:p>
          </table:table-cell>
          <table:table-cell table:style-name="ce31" table:formula="of:=[.M102]*[.D102]" office:value-type="float" office:value="1306.816875" calcext:value-type="float">
            <text:p>1306.82</text:p>
          </table:table-cell>
          <table:table-cell table:style-name="ce25" table:formula="of:=[.P102]/[.E102]" office:value-type="float" office:value="1.23751598011364" calcext:value-type="float">
            <text:p>1.2375</text:p>
          </table:table-cell>
          <table:table-cell table:formula="of:=[.E102]/[.G102]" office:value-type="float" office:value="422.4" calcext:value-type="float">
            <text:p>422.4000</text:p>
          </table:table-cell>
          <table:table-cell table:formula="of:=[.S101]*[.T102]" office:value-type="float" office:value="6.8958288" calcext:value-type="float">
            <text:p>6.896</text:p>
          </table:table-cell>
          <table:table-cell table:formula="of:=[.T101]-[.U102]" office:value-type="float" office:value="1.011" calcext:value-type="float">
            <text:p>1.011</text:p>
          </table:table-cell>
          <table:table-cell office:value-type="float" office:value="0.004" calcext:value-type="float">
            <text:p>0.004</text:p>
          </table:table-cell>
          <table:table-cell table:formula="of:=[.P102]/[.S102]/60" office:value-type="float" office:value="3.15847186490477" calcext:value-type="float">
            <text:p>3.16</text:p>
          </table:table-cell>
          <table:table-cell table:style-name="ce31" table:formula="of:=[$Vanilla.O73]" office:value-type="float" office:value="7.4" calcext:value-type="float">
            <text:p>7.40</text:p>
          </table:table-cell>
          <table:table-cell table:formula="of:=[.W102]/[.P102]*60" office:value-type="float" office:value="0.339756861495992" calcext:value-type="float">
            <text:p>0.3398</text:p>
          </table:table-cell>
          <table:table-cell table:formula="of:=[.Y101]-[.Z102]" office:value-type="float" office:value="0.4405" calcext:value-type="float">
            <text:p>0.441</text:p>
          </table:table-cell>
          <table:table-cell office:value-type="float" office:value="0.0015" calcext:value-type="float">
            <text:p>0.0015</text:p>
          </table:table-cell>
          <table:table-cell table:formula="of:=[.P102]*[.Y102]/60" office:value-type="float" office:value="9.594213890625" calcext:value-type="float">
            <text:p>9.59</text:p>
          </table:table-cell>
        </table:table-row>
        <table:table-row table:style-name="ro1">
          <table:table-cell office:value-type="string" calcext:value-type="string">
            <text:p>Steering (Planetary)</text:p>
          </table:table-cell>
          <table:table-cell table:number-columns-repeated="3" office:value-type="float" office:value="52" calcext:value-type="float">
            <text:p>52</text:p>
          </table:table-cell>
          <table:table-cell table:style-name="ce11" office:value-type="float" office:value="2069.6" calcext:value-type="float">
            <text:p>2069.60</text:p>
          </table:table-cell>
          <table:table-cell table:style-name="ce15" table:formula="of:=[.$C$1]*[.E103]" office:value-type="float" office:value="124176" calcext:value-type="float">
            <text:p>124,176.0</text:p>
          </table:table-cell>
          <table:table-cell table:style-name="ce11" office:value-type="float" office:value="4.6" calcext:value-type="float">
            <text:p>4.60</text:p>
          </table:table-cell>
          <table:table-cell table:style-name="ce15" table:formula="of:=[.$C$1]*[.G103]" office:value-type="float" office:value="276" calcext:value-type="float">
            <text:p>276.0</text:p>
          </table:table-cell>
          <table:table-cell table:style-name="ce11" office:value-type="float" office:value="14.2" calcext:value-type="float">
            <text:p>14.20</text:p>
          </table:table-cell>
          <table:table-cell table:style-name="ce15" table:formula="of:=[.$C$1]*[.I103]" office:value-type="float" office:value="852" calcext:value-type="float">
            <text:p>852.0</text:p>
          </table:table-cell>
          <table:table-cell table:style-name="ce25" table:formula="of:=[.E103]/[.D103]" office:value-type="float" office:value="39.8" calcext:value-type="float">
            <text:p>39.8000</text:p>
          </table:table-cell>
          <table:table-cell table:style-name="ce25" table:formula="of:=[.K103]/[.K102]" office:value-type="float" office:value="1.13068181818182" calcext:value-type="float">
            <text:p>1.1307</text:p>
          </table:table-cell>
          <table:table-cell table:style-name="ce25" table:formula="of:=[.M102]*[.N103]" office:value-type="float" office:value="47.481013125" calcext:value-type="float">
            <text:p>47.4810</text:p>
          </table:table-cell>
          <table:table-cell table:formula="of:=[.N102]-[.O103]" office:value-type="float" office:value="1.09" calcext:value-type="float">
            <text:p>1.09</text:p>
          </table:table-cell>
          <table:table-cell office:value-type="float" office:value="0.02" calcext:value-type="float">
            <text:p>0.02</text:p>
          </table:table-cell>
          <table:table-cell table:style-name="ce31" table:formula="of:=[.M103]*[.D103]" office:value-type="float" office:value="2469.0126825" calcext:value-type="float">
            <text:p>2469.01</text:p>
          </table:table-cell>
          <table:table-cell table:style-name="ce25" table:formula="of:=[.P103]/[.E103]" office:value-type="float" office:value="1.19299027952261" calcext:value-type="float">
            <text:p>1.1930</text:p>
          </table:table-cell>
          <table:table-cell table:formula="of:=[.E103]/[.G103]" office:value-type="float" office:value="449.913043478261" calcext:value-type="float">
            <text:p>449.9130</text:p>
          </table:table-cell>
          <table:table-cell table:formula="of:=[.S102]*[.T103]" office:value-type="float" office:value="6.9578912592" calcext:value-type="float">
            <text:p>6.958</text:p>
          </table:table-cell>
          <table:table-cell table:formula="of:=[.T102]-[.U103]" office:value-type="float" office:value="1.009" calcext:value-type="float">
            <text:p>1.009</text:p>
          </table:table-cell>
          <table:table-cell office:value-type="float" office:value="0.002" calcext:value-type="float">
            <text:p>0.002</text:p>
          </table:table-cell>
          <table:table-cell table:formula="of:=[.P103]/[.S103]/60" office:value-type="float" office:value="5.91417856963337" calcext:value-type="float">
            <text:p>5.91</text:p>
          </table:table-cell>
          <table:table-cell table:style-name="ce31" table:formula="of:=[$Vanilla.O74]" office:value-type="float" office:value="14.2" calcext:value-type="float">
            <text:p>14.20</text:p>
          </table:table-cell>
          <table:table-cell table:formula="of:=[.W103]/[.P103]*60" office:value-type="float" office:value="0.345077206787495" calcext:value-type="float">
            <text:p>0.3451</text:p>
          </table:table-cell>
          <table:table-cell table:formula="of:=[.Y102]-[.Z103]" office:value-type="float" office:value="0.4395" calcext:value-type="float">
            <text:p>0.440</text:p>
          </table:table-cell>
          <table:table-cell office:value-type="float" office:value="0.001" calcext:value-type="float">
            <text:p>0.001</text:p>
          </table:table-cell>
          <table:table-cell table:formula="of:=[.P103]*[.Y103]/60" office:value-type="float" office:value="18.0855178993125" calcext:value-type="float">
            <text:p>18.09</text:p>
          </table:table-cell>
        </table:table-row>
        <table:table-row table:style-name="ro1">
          <table:table-cell office:value-type="string" calcext:value-type="string">
            <text:p>Steering (Stellar)</text:p>
          </table:table-cell>
          <table:table-cell table:number-columns-repeated="3" office:value-type="float" office:value="89" calcext:value-type="float">
            <text:p>89</text:p>
          </table:table-cell>
          <table:table-cell table:style-name="ce11" office:value-type="float" office:value="4005" calcext:value-type="float">
            <text:p>4005.00</text:p>
          </table:table-cell>
          <table:table-cell table:style-name="ce15" table:formula="of:=[.$C$1]*[.E104]" office:value-type="float" office:value="240300" calcext:value-type="float">
            <text:p>240,300.0</text:p>
          </table:table-cell>
          <table:table-cell table:style-name="ce11" office:value-type="float" office:value="8.2" calcext:value-type="float">
            <text:p>8.20</text:p>
          </table:table-cell>
          <table:table-cell table:style-name="ce15" table:formula="of:=[.$C$1]*[.G104]" office:value-type="float" office:value="492" calcext:value-type="float">
            <text:p>492.0</text:p>
          </table:table-cell>
          <table:table-cell table:style-name="ce11" office:value-type="float" office:value="26.7" calcext:value-type="float">
            <text:p>26.70</text:p>
          </table:table-cell>
          <table:table-cell table:style-name="ce15" table:formula="of:=[.$C$1]*[.I104]" office:value-type="float" office:value="1602" calcext:value-type="float">
            <text:p>1,602.0</text:p>
          </table:table-cell>
          <table:table-cell table:style-name="ce25" table:formula="of:=[.E104]/[.D104]" office:value-type="float" office:value="45" calcext:value-type="float">
            <text:p>45.0000</text:p>
          </table:table-cell>
          <table:table-cell table:style-name="ce25" table:formula="of:=[.K104]/[.K103]" office:value-type="float" office:value="1.13065326633166" calcext:value-type="float">
            <text:p>1.1307</text:p>
          </table:table-cell>
          <table:table-cell table:style-name="ce25" table:formula="of:=[.M103]*[.N104]" office:value-type="float" office:value="51.279494175" calcext:value-type="float">
            <text:p>51.2795</text:p>
          </table:table-cell>
          <table:table-cell table:formula="of:=[.N103]-[.O104]" office:value-type="float" office:value="1.08" calcext:value-type="float">
            <text:p>1.08</text:p>
          </table:table-cell>
          <table:table-cell office:value-type="float" office:value="0.01" calcext:value-type="float">
            <text:p>0.01</text:p>
          </table:table-cell>
          <table:table-cell table:style-name="ce31" table:formula="of:=[.M104]*[.D104]" office:value-type="float" office:value="4563.874981575" calcext:value-type="float">
            <text:p>4563.87</text:p>
          </table:table-cell>
          <table:table-cell table:style-name="ce25" table:formula="of:=[.P104]/[.E104]" office:value-type="float" office:value="1.139544315" calcext:value-type="float">
            <text:p>1.1395</text:p>
          </table:table-cell>
          <table:table-cell table:formula="of:=[.E104]/[.G104]" office:value-type="float" office:value="488.414634146342" calcext:value-type="float">
            <text:p>488.4146</text:p>
          </table:table-cell>
          <table:table-cell table:formula="of:=[.S103]*[.T104]" office:value-type="float" office:value="7.0135543892736" calcext:value-type="float">
            <text:p>7.014</text:p>
          </table:table-cell>
          <table:table-cell table:formula="of:=[.T103]-[.U104]" office:value-type="float" office:value="1.008" calcext:value-type="float">
            <text:p>1.008</text:p>
          </table:table-cell>
          <table:table-cell office:value-type="float" office:value="0.001" calcext:value-type="float">
            <text:p>0.001</text:p>
          </table:table-cell>
          <table:table-cell table:formula="of:=[.P104]/[.S104]/60" office:value-type="float" office:value="10.845368668215" calcext:value-type="float">
            <text:p>10.85</text:p>
          </table:table-cell>
          <table:table-cell table:style-name="ce31" table:formula="of:=[$Vanilla.O75]" office:value-type="float" office:value="26.7" calcext:value-type="float">
            <text:p>26.70</text:p>
          </table:table-cell>
          <table:table-cell table:formula="of:=[.W104]/[.P104]*60" office:value-type="float" office:value="0.351017502991975" calcext:value-type="float">
            <text:p>0.3510</text:p>
          </table:table-cell>
          <table:table-cell table:formula="of:=[.Y103]-[.Z104]" office:value-type="float" office:value="0.439" calcext:value-type="float">
            <text:p>0.439</text:p>
          </table:table-cell>
          <table:table-cell office:value-type="float" office:value="0.0005" calcext:value-type="float">
            <text:p>0.0005</text:p>
          </table:table-cell>
          <table:table-cell table:formula="of:=[.P104]*[.Y104]/60" office:value-type="float" office:value="33.3923519485237" calcext:value-type="float">
            <text:p>33.39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style-name="ce1" office:value-type="string" calcext:value-type="string">
            <text:p>Wande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8" office:value-type="string" calcext:value-type="string">
            <text:p>thrust/EC</text:p>
          </table:table-cell>
          <table:table-cell table:style-name="ce8" office:value-type="string" calcext:value-type="string">
            <text:p>% diff</text:p>
          </table:table-cell>
          <table:table-cell table:style-name="ce8" office:value-type="string" calcext:value-type="string">
            <text:p>thrust/EC IF</text:p>
          </table:table-cell>
          <table:table-cell table:style-name="ce8" office:value-type="string" calcext:value-type="string">
            <text:p>This % diff</text:p>
          </table:table-cell>
          <table:table-cell table:style-name="ce8" office:value-type="string" calcext:value-type="string">
            <text:p>change in diff</text:p>
          </table:table-cell>
          <table:table-cell table:style-name="ce8" office:value-type="string" calcext:value-type="string">
            <text:p>New Thrust</text:p>
          </table:table-cell>
          <table:table-cell table:style-name="ce8" office:value-type="string" calcext:value-type="string">
            <text:p>% from base</text:p>
          </table:table-cell>
          <table:table-cell table:style-name="ce26" office:value-type="string" calcext:value-type="string">
            <text:p>x thrust</text:p>
          </table:table-cell>
          <table:table-cell table:style-name="ce47" office:value-type="string" calcext:value-type="string">
            <text:p>Wander eff </text:p>
          </table:table-cell>
          <table:table-cell table:style-name="ce1" office:value-type="float" office:value="13.75" calcext:value-type="float">
            <text:p>13.75</text:p>
          </table:table-cell>
          <table:table-cell table:style-name="ce1"/>
          <table:table-cell table:style-name="ce50" office:value-type="string" calcext:value-type="string">
            <text:p>new energy</text:p>
          </table:table-cell>
          <table:table-cell table:style-name="ce1" office:value-type="string" calcext:value-type="string">
            <text:p>Heat</text:p>
          </table:table-cell>
          <table:table-cell table:style-name="ce26"/>
          <table:table-cell table:style-name="ce47" office:value-type="string" calcext:value-type="string">
            <text:p>Wander heat </text:p>
          </table:table-cell>
          <table:table-cell table:style-name="ce49" office:value-type="float" office:value="0.14" calcext:value-type="float">
            <text:p>0.14</text:p>
          </table:table-cell>
          <table:table-cell table:style-name="ce50" office:value-type="string" calcext:value-type="string">
            <text:p>New Heat</text:p>
          </table:table-cell>
        </table:table-row>
        <table:table-row table:style-name="ro1">
          <table:table-cell office:value-type="string" calcext:value-type="string">
            <text:p>Type 1 Thruster</text:p>
          </table:table-cell>
          <table:table-cell table:number-columns-repeated="3" office:value-type="float" office:value="12" calcext:value-type="float">
            <text:p>12</text:p>
          </table:table-cell>
          <table:table-cell table:style-name="ce29" office:value-type="float" office:value="8.25" calcext:value-type="float">
            <text:p>8.25</text:p>
          </table:table-cell>
          <table:table-cell table:style-name="ce15" table:formula="of:=[.$C$1]*[.$C$1]*[.E108]" office:value-type="float" office:value="29700" calcext:value-type="float">
            <text:p>29,700.0</text:p>
          </table:table-cell>
          <table:table-cell table:style-name="ce11" office:value-type="float" office:value="0.5" calcext:value-type="float">
            <text:p>0.50</text:p>
          </table:table-cell>
          <table:table-cell table:style-name="ce15" table:formula="of:=[.$C$1]*[.G108]" office:value-type="float" office:value="30" calcext:value-type="float">
            <text:p>30.0</text:p>
          </table:table-cell>
          <table:table-cell table:style-name="ce11" office:value-type="float" office:value="0.9" calcext:value-type="float">
            <text:p>0.90</text:p>
          </table:table-cell>
          <table:table-cell table:style-name="ce15" table:formula="of:=[.$C$1]*[.I108]" office:value-type="float" office:value="54" calcext:value-type="float">
            <text:p>54.0</text:p>
          </table:table-cell>
          <table:table-cell table:style-name="ce25" table:formula="of:=[.E108]/[.D108]" office:value-type="float" office:value="0.6875" calcext:value-type="float">
            <text:p>0.6875</text:p>
          </table:table-cell>
          <table:table-cell/>
          <table:table-cell table:style-name="ce25" table:formula="of:=[.K108]" office:value-type="float" office:value="0.6875" calcext:value-type="float">
            <text:p>0.6875</text:p>
          </table:table-cell>
          <table:table-cell table:number-columns-repeated="2"/>
          <table:table-cell table:style-name="ce31" table:formula="of:=[.M108]*[.D108]" office:value-type="float" office:value="8.25" calcext:value-type="float">
            <text:p>8.25</text:p>
          </table:table-cell>
          <table:table-cell table:style-name="ce25" table:formula="of:=[.P108]/6.6" office:value-type="float" office:value="1.25" calcext:value-type="float">
            <text:p>1.2500</text:p>
          </table:table-cell>
          <table:table-cell table:formula="of:=[.E108]/[.G108]" office:value-type="float" office:value="16.5" calcext:value-type="float">
            <text:p>16.5000</text:p>
          </table:table-cell>
          <table:table-cell table:style-name="ce48" table:formula="of:=[.T107]" office:value-type="float" office:value="13.75" calcext:value-type="float">
            <text:p>13.750</text:p>
          </table:table-cell>
          <table:table-cell table:number-columns-repeated="2"/>
          <table:table-cell table:formula="of:=[.P108]/[.S108]" office:value-type="float" office:value="0.6" calcext:value-type="float">
            <text:p>0.60</text:p>
          </table:table-cell>
          <table:table-cell table:style-name="ce31" table:formula="of:=[$Vanilla.I83]" office:value-type="float" office:value="0.9" calcext:value-type="float">
            <text:p>0.90</text:p>
          </table:table-cell>
          <table:table-cell table:formula="of:=[.W108]/[.P108]" office:value-type="float" office:value="0.109090909090909" calcext:value-type="float">
            <text:p>0.1091</text:p>
          </table:table-cell>
          <table:table-cell table:formula="of:=[.Z107]" office:value-type="float" office:value="0.14" calcext:value-type="float">
            <text:p>0.140</text:p>
          </table:table-cell>
          <table:table-cell/>
          <table:table-cell table:formula="of:=[.P108]*[.Y108]" office:value-type="float" office:value="1.155" calcext:value-type="float">
            <text:p>1.16</text:p>
          </table:table-cell>
        </table:table-row>
        <table:table-row table:style-name="ro1">
          <table:table-cell office:value-type="string" calcext:value-type="string">
            <text:p>Type 2</text:p>
          </table:table-cell>
          <table:table-cell table:number-columns-repeated="3" office:value-type="float" office:value="27" calcext:value-type="float">
            <text:p>27</text:p>
          </table:table-cell>
          <table:table-cell table:style-name="ce11" office:value-type="float" office:value="17.6" calcext:value-type="float">
            <text:p>17.60</text:p>
          </table:table-cell>
          <table:table-cell table:style-name="ce15" table:formula="of:=[.$C$1]*[.$C$1]*[.E109]" office:value-type="float" office:value="63360" calcext:value-type="float">
            <text:p>63,360.0</text:p>
          </table:table-cell>
          <table:table-cell table:style-name="ce11" office:value-type="float" office:value="1.4" calcext:value-type="float">
            <text:p>1.40</text:p>
          </table:table-cell>
          <table:table-cell table:style-name="ce15" table:formula="of:=[.$C$1]*[.G109]" office:value-type="float" office:value="84" calcext:value-type="float">
            <text:p>84.0</text:p>
          </table:table-cell>
          <table:table-cell table:style-name="ce11" office:value-type="float" office:value="2.5" calcext:value-type="float">
            <text:p>2.50</text:p>
          </table:table-cell>
          <table:table-cell table:style-name="ce15" table:formula="of:=[.$C$1]*[.I109]" office:value-type="float" office:value="150" calcext:value-type="float">
            <text:p>150.0</text:p>
          </table:table-cell>
          <table:table-cell table:style-name="ce25" table:formula="of:=[.E109]/[.D109]" office:value-type="float" office:value="0.651851851851852" calcext:value-type="float">
            <text:p>0.6519</text:p>
          </table:table-cell>
          <table:table-cell table:style-name="ce25" table:formula="of:=[.K109]/[.K108]" office:value-type="float" office:value="0.948148148148148" calcext:value-type="float">
            <text:p>0.9481</text:p>
          </table:table-cell>
          <table:table-cell table:style-name="ce25" table:formula="of:=[.M108]*[.N109]" office:value-type="float" office:value="0.75625" calcext:value-type="float">
            <text:p>0.7563</text:p>
          </table:table-cell>
          <table:table-cell table:style-name="ce30" office:value-type="float" office:value="1.1" calcext:value-type="float">
            <text:p>1.1</text:p>
          </table:table-cell>
          <table:table-cell/>
          <table:table-cell table:style-name="ce31" table:formula="of:=[.M109]*[.D109]" office:value-type="float" office:value="20.41875" calcext:value-type="float">
            <text:p>20.42</text:p>
          </table:table-cell>
          <table:table-cell table:style-name="ce25" table:formula="of:=[.P109]/[.E109]" office:value-type="float" office:value="1.16015625" calcext:value-type="float">
            <text:p>1.1602</text:p>
          </table:table-cell>
          <table:table-cell table:formula="of:=[.E109]/[.G109]" office:value-type="float" office:value="12.5714285714286" calcext:value-type="float">
            <text:p>12.5714</text:p>
          </table:table-cell>
          <table:table-cell table:formula="of:=[.S108]*[.T109]" office:value-type="float" office:value="13.95625" calcext:value-type="float">
            <text:p>13.956</text:p>
          </table:table-cell>
          <table:table-cell table:style-name="ce30" office:value-type="float" office:value="1.015" calcext:value-type="float">
            <text:p>1.015</text:p>
          </table:table-cell>
          <table:table-cell/>
          <table:table-cell table:formula="of:=[.P109]/[.S109]" office:value-type="float" office:value="1.46305418719212" calcext:value-type="float">
            <text:p>1.46</text:p>
          </table:table-cell>
          <table:table-cell table:style-name="ce31" table:formula="of:=[$Vanilla.I84]" office:value-type="float" office:value="2.5" calcext:value-type="float">
            <text:p>2.50</text:p>
          </table:table-cell>
          <table:table-cell table:formula="of:=[.W109]/[.P109]" office:value-type="float" office:value="0.12243648607285" calcext:value-type="float">
            <text:p>0.1224</text:p>
          </table:table-cell>
          <table:table-cell table:formula="of:=[.Y108]-[.Z109]" office:value-type="float" office:value="0.138" calcext:value-type="float">
            <text:p>0.138</text:p>
          </table:table-cell>
          <table:table-cell office:value-type="float" office:value="0.002" calcext:value-type="float">
            <text:p>0.002</text:p>
          </table:table-cell>
          <table:table-cell table:formula="of:=[.P109]*[.Y109]" office:value-type="float" office:value="2.8177875" calcext:value-type="float">
            <text:p>2.82</text:p>
          </table:table-cell>
        </table:table-row>
        <table:table-row table:style-name="ro1">
          <table:table-cell office:value-type="string" calcext:value-type="string">
            <text:p>Type 3</text:p>
          </table:table-cell>
          <table:table-cell table:number-columns-repeated="3" office:value-type="float" office:value="42" calcext:value-type="float">
            <text:p>42</text:p>
          </table:table-cell>
          <table:table-cell table:style-name="ce11" office:value-type="float" office:value="31.5" calcext:value-type="float">
            <text:p>31.50</text:p>
          </table:table-cell>
          <table:table-cell table:style-name="ce15" table:formula="of:=[.$C$1]*[.$C$1]*[.E110]" office:value-type="float" office:value="113400" calcext:value-type="float">
            <text:p>113,400.0</text:p>
          </table:table-cell>
          <table:table-cell table:style-name="ce11" office:value-type="float" office:value="2.3" calcext:value-type="float">
            <text:p>2.30</text:p>
          </table:table-cell>
          <table:table-cell table:style-name="ce15" table:formula="of:=[.$C$1]*[.G110]" office:value-type="float" office:value="138" calcext:value-type="float">
            <text:p>138.0</text:p>
          </table:table-cell>
          <table:table-cell table:style-name="ce11" office:value-type="float" office:value="4.4" calcext:value-type="float">
            <text:p>4.40</text:p>
          </table:table-cell>
          <table:table-cell table:style-name="ce15" table:formula="of:=[.$C$1]*[.I110]" office:value-type="float" office:value="264" calcext:value-type="float">
            <text:p>264.0</text:p>
          </table:table-cell>
          <table:table-cell table:style-name="ce25" table:formula="of:=[.E110]/[.D110]" office:value-type="float" office:value="0.75" calcext:value-type="float">
            <text:p>0.7500</text:p>
          </table:table-cell>
          <table:table-cell table:style-name="ce25" table:formula="of:=[.K110]/[.K109]" office:value-type="float" office:value="1.15056818181818" calcext:value-type="float">
            <text:p>1.1506</text:p>
          </table:table-cell>
          <table:table-cell table:style-name="ce25" table:formula="of:=[.M109]*[.N110]" office:value-type="float" office:value="0.81675" calcext:value-type="float">
            <text:p>0.8168</text:p>
          </table:table-cell>
          <table:table-cell table:formula="of:=[.N109]-[.O110]" office:value-type="float" office:value="1.08" calcext:value-type="float">
            <text:p>1.08</text:p>
          </table:table-cell>
          <table:table-cell office:value-type="float" office:value="0.02" calcext:value-type="float">
            <text:p>0.02</text:p>
          </table:table-cell>
          <table:table-cell table:style-name="ce31" table:formula="of:=[.M110]*[.D110]" office:value-type="float" office:value="34.3035" calcext:value-type="float">
            <text:p>34.30</text:p>
          </table:table-cell>
          <table:table-cell table:style-name="ce25" table:formula="of:=[.P110]/[.E110]" office:value-type="float" office:value="1.089" calcext:value-type="float">
            <text:p>1.0890</text:p>
          </table:table-cell>
          <table:table-cell table:formula="of:=[.E110]/[.G110]" office:value-type="float" office:value="13.695652173913" calcext:value-type="float">
            <text:p>13.6957</text:p>
          </table:table-cell>
          <table:table-cell table:formula="of:=[.S109]*[.T110]" office:value-type="float" office:value="14.10976875" calcext:value-type="float">
            <text:p>14.110</text:p>
          </table:table-cell>
          <table:table-cell table:formula="of:=[.T109]-[.U110]" office:value-type="float" office:value="1.011" calcext:value-type="float">
            <text:p>1.011</text:p>
          </table:table-cell>
          <table:table-cell office:value-type="float" office:value="0.004" calcext:value-type="float">
            <text:p>0.004</text:p>
          </table:table-cell>
          <table:table-cell table:formula="of:=[.P110]/[.S110]" office:value-type="float" office:value="2.43118796684744" calcext:value-type="float">
            <text:p>2.43</text:p>
          </table:table-cell>
          <table:table-cell table:style-name="ce31" table:formula="of:=[$Vanilla.I85]" office:value-type="float" office:value="4.4" calcext:value-type="float">
            <text:p>4.40</text:p>
          </table:table-cell>
          <table:table-cell table:formula="of:=[.W110]/[.P110]" office:value-type="float" office:value="0.128266794933462" calcext:value-type="float">
            <text:p>0.1283</text:p>
          </table:table-cell>
          <table:table-cell table:formula="of:=[.Y109]-[.Z110]" office:value-type="float" office:value="0.1365" calcext:value-type="float">
            <text:p>0.137</text:p>
          </table:table-cell>
          <table:table-cell office:value-type="float" office:value="0.0015" calcext:value-type="float">
            <text:p>0.0015</text:p>
          </table:table-cell>
          <table:table-cell table:formula="of:=[.P110]*[.Y110]" office:value-type="float" office:value="4.68242775" calcext:value-type="float">
            <text:p>4.68</text:p>
          </table:table-cell>
        </table:table-row>
        <table:table-row table:style-name="ro1">
          <table:table-cell office:value-type="string" calcext:value-type="string">
            <text:p>Type 4</text:p>
          </table:table-cell>
          <table:table-cell table:number-columns-repeated="3" office:value-type="float" office:value="65" calcext:value-type="float">
            <text:p>65</text:p>
          </table:table-cell>
          <table:table-cell table:style-name="ce11" office:value-type="float" office:value="55.2" calcext:value-type="float">
            <text:p>55.20</text:p>
          </table:table-cell>
          <table:table-cell table:style-name="ce15" table:formula="of:=[.$C$1]*[.$C$1]*[.E111]" office:value-type="float" office:value="198720" calcext:value-type="float">
            <text:p>198,720.0</text:p>
          </table:table-cell>
          <table:table-cell table:style-name="ce11" office:value-type="float" office:value="3.7" calcext:value-type="float">
            <text:p>3.70</text:p>
          </table:table-cell>
          <table:table-cell table:style-name="ce15" table:formula="of:=[.$C$1]*[.G111]" office:value-type="float" office:value="222" calcext:value-type="float">
            <text:p>222.0</text:p>
          </table:table-cell>
          <table:table-cell table:style-name="ce11" office:value-type="float" office:value="7.6" calcext:value-type="float">
            <text:p>7.60</text:p>
          </table:table-cell>
          <table:table-cell table:style-name="ce15" table:formula="of:=[.$C$1]*[.I111]" office:value-type="float" office:value="456" calcext:value-type="float">
            <text:p>456.0</text:p>
          </table:table-cell>
          <table:table-cell table:style-name="ce25" table:formula="of:=[.E111]/[.D111]" office:value-type="float" office:value="0.849230769230769" calcext:value-type="float">
            <text:p>0.8492</text:p>
          </table:table-cell>
          <table:table-cell table:style-name="ce25" table:formula="of:=[.K111]/[.K110]" office:value-type="float" office:value="1.13230769230769" calcext:value-type="float">
            <text:p>1.1323</text:p>
          </table:table-cell>
          <table:table-cell table:style-name="ce25" table:formula="of:=[.M110]*[.N111]" office:value-type="float" office:value="0.8739225" calcext:value-type="float">
            <text:p>0.8739</text:p>
          </table:table-cell>
          <table:table-cell table:formula="of:=[.N110]-[.O111]" office:value-type="float" office:value="1.07" calcext:value-type="float">
            <text:p>1.07</text:p>
          </table:table-cell>
          <table:table-cell office:value-type="float" office:value="0.01" calcext:value-type="float">
            <text:p>0.01</text:p>
          </table:table-cell>
          <table:table-cell table:style-name="ce31" table:formula="of:=[.M111]*[.D111]" office:value-type="float" office:value="56.8049625" calcext:value-type="float">
            <text:p>56.80</text:p>
          </table:table-cell>
          <table:table-cell table:style-name="ce25" table:formula="of:=[.P111]/[.E111]" office:value-type="float" office:value="1.0290754076087" calcext:value-type="float">
            <text:p>1.0291</text:p>
          </table:table-cell>
          <table:table-cell table:formula="of:=[.E111]/[.G111]" office:value-type="float" office:value="14.9189189189189" calcext:value-type="float">
            <text:p>14.9189</text:p>
          </table:table-cell>
          <table:table-cell table:formula="of:=[.S110]*[.T111]" office:value-type="float" office:value="14.23675666875" calcext:value-type="float">
            <text:p>14.237</text:p>
          </table:table-cell>
          <table:table-cell table:formula="of:=[.T110]-[.U111]" office:value-type="float" office:value="1.009" calcext:value-type="float">
            <text:p>1.009</text:p>
          </table:table-cell>
          <table:table-cell office:value-type="float" office:value="0.002" calcext:value-type="float">
            <text:p>0.002</text:p>
          </table:table-cell>
          <table:table-cell table:formula="of:=[.P111]/[.S111]" office:value-type="float" office:value="3.99002131044975" calcext:value-type="float">
            <text:p>3.99</text:p>
          </table:table-cell>
          <table:table-cell table:style-name="ce31" table:formula="of:=[$Vanilla.I86]" office:value-type="float" office:value="7.6" calcext:value-type="float">
            <text:p>7.60</text:p>
          </table:table-cell>
          <table:table-cell table:formula="of:=[.W111]/[.P111]" office:value-type="float" office:value="0.133791127843804" calcext:value-type="float">
            <text:p>0.1338</text:p>
          </table:table-cell>
          <table:table-cell table:formula="of:=[.Y110]-[.Z111]" office:value-type="float" office:value="0.1355" calcext:value-type="float">
            <text:p>0.136</text:p>
          </table:table-cell>
          <table:table-cell office:value-type="float" office:value="0.001" calcext:value-type="float">
            <text:p>0.001</text:p>
          </table:table-cell>
          <table:table-cell table:formula="of:=[.P111]*[.Y111]" office:value-type="float" office:value="7.69707241875" calcext:value-type="float">
            <text:p>7.70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table:style-name="ce1" office:value-type="string" calcext:value-type="string">
            <text:p>Wande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23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8" office:value-type="string" calcext:value-type="string">
            <text:p>thrust/EC</text:p>
          </table:table-cell>
          <table:table-cell table:style-name="ce8" office:value-type="string" calcext:value-type="string">
            <text:p>% diff</text:p>
          </table:table-cell>
          <table:table-cell table:style-name="ce8" office:value-type="string" calcext:value-type="string">
            <text:p>thrust/EC IF</text:p>
          </table:table-cell>
          <table:table-cell table:style-name="ce8" office:value-type="string" calcext:value-type="string">
            <text:p>This % diff</text:p>
          </table:table-cell>
          <table:table-cell table:style-name="ce8" office:value-type="string" calcext:value-type="string">
            <text:p>change in diff</text:p>
          </table:table-cell>
          <table:table-cell table:style-name="ce8" office:value-type="string" calcext:value-type="string">
            <text:p>New Thrust</text:p>
          </table:table-cell>
          <table:table-cell table:style-name="ce8" office:value-type="string" calcext:value-type="string">
            <text:p>% from base</text:p>
          </table:table-cell>
          <table:table-cell table:style-name="ce26" office:value-type="string" calcext:value-type="string">
            <text:p>x turn</text:p>
          </table:table-cell>
          <table:table-cell table:style-name="ce47" office:value-type="string" calcext:value-type="string">
            <text:p>Wander eff </text:p>
          </table:table-cell>
          <table:table-cell table:style-name="ce1" office:value-type="float" office:value="13.75" calcext:value-type="float">
            <text:p>13.75</text:p>
          </table:table-cell>
          <table:table-cell table:style-name="ce1"/>
          <table:table-cell table:style-name="ce50" office:value-type="string" calcext:value-type="string">
            <text:p>new energy</text:p>
          </table:table-cell>
          <table:table-cell table:style-name="ce1" office:value-type="string" calcext:value-type="string">
            <text:p>Heat</text:p>
          </table:table-cell>
          <table:table-cell table:style-name="ce26"/>
          <table:table-cell table:style-name="ce47" office:value-type="string" calcext:value-type="string">
            <text:p>Wander heat </text:p>
          </table:table-cell>
          <table:table-cell table:style-name="ce49" office:value-type="float" office:value="0.14" calcext:value-type="float">
            <text:p>0.14</text:p>
          </table:table-cell>
          <table:table-cell table:style-name="ce50" office:value-type="string" calcext:value-type="string">
            <text:p>New Heat</text:p>
          </table:table-cell>
        </table:table-row>
        <table:table-row table:style-name="ro1">
          <table:table-cell office:value-type="string" calcext:value-type="string">
            <text:p>Type 1 Steering</text:p>
          </table:table-cell>
          <table:table-cell table:number-columns-repeated="3" office:value-type="float" office:value="9" calcext:value-type="float">
            <text:p>9</text:p>
          </table:table-cell>
          <table:table-cell table:style-name="ce29" office:value-type="float" office:value="216" calcext:value-type="float">
            <text:p>216.00</text:p>
          </table:table-cell>
          <table:table-cell table:style-name="ce15" table:formula="of:=[.$C$1]*[.E114]" office:value-type="float" office:value="12960" calcext:value-type="float">
            <text:p>12,960.0</text:p>
          </table:table-cell>
          <table:table-cell table:style-name="ce11" office:value-type="float" office:value="0.3" calcext:value-type="float">
            <text:p>0.30</text:p>
          </table:table-cell>
          <table:table-cell table:style-name="ce15" table:formula="of:=[.$C$1]*[.G114]" office:value-type="float" office:value="18" calcext:value-type="float">
            <text:p>18.0</text:p>
          </table:table-cell>
          <table:table-cell table:style-name="ce11" office:value-type="float" office:value="0.6" calcext:value-type="float">
            <text:p>0.60</text:p>
          </table:table-cell>
          <table:table-cell table:style-name="ce15" table:formula="of:=[.$C$1]*[.I114]" office:value-type="float" office:value="36" calcext:value-type="float">
            <text:p>36.0</text:p>
          </table:table-cell>
          <table:table-cell table:style-name="ce25" table:formula="of:=[.E114]/[.D114]" office:value-type="float" office:value="24" calcext:value-type="float">
            <text:p>24.0000</text:p>
          </table:table-cell>
          <table:table-cell/>
          <table:table-cell table:style-name="ce25" table:formula="of:=[.K114]" office:value-type="float" office:value="24" calcext:value-type="float">
            <text:p>24.0000</text:p>
          </table:table-cell>
          <table:table-cell table:number-columns-repeated="2"/>
          <table:table-cell table:style-name="ce31" table:formula="of:=[.M114]*[.D114]" office:value-type="float" office:value="216" calcext:value-type="float">
            <text:p>216.00</text:p>
          </table:table-cell>
          <table:table-cell table:style-name="ce25" table:formula="of:=[.P114]/172.8" office:value-type="float" office:value="1.25" calcext:value-type="float">
            <text:p>1.2500</text:p>
          </table:table-cell>
          <table:table-cell table:formula="of:=[.E114]/[.G114]" office:value-type="float" office:value="720" calcext:value-type="float">
            <text:p>720.0000</text:p>
          </table:table-cell>
          <table:table-cell table:style-name="ce48" table:formula="of:=[.T113]" office:value-type="float" office:value="13.75" calcext:value-type="float">
            <text:p>13.750</text:p>
          </table:table-cell>
          <table:table-cell table:number-columns-repeated="2"/>
          <table:table-cell table:formula="of:=[.P114]/[.S114]/60" office:value-type="float" office:value="0.261818181818182" calcext:value-type="float">
            <text:p>0.26</text:p>
          </table:table-cell>
          <table:table-cell table:style-name="ce31" table:formula="of:=[$Vanilla.O87]" office:value-type="float" office:value="0.6" calcext:value-type="float">
            <text:p>0.60</text:p>
          </table:table-cell>
          <table:table-cell table:formula="of:=[.W114]/[.P114]*60" office:value-type="float" office:value="0.166666666666667" calcext:value-type="float">
            <text:p>0.1667</text:p>
          </table:table-cell>
          <table:table-cell table:formula="of:=[.Z113]" office:value-type="float" office:value="0.14" calcext:value-type="float">
            <text:p>0.140</text:p>
          </table:table-cell>
          <table:table-cell/>
          <table:table-cell table:formula="of:=[.P114]*[.Y114]/60" office:value-type="float" office:value="0.504" calcext:value-type="float">
            <text:p>0.50</text:p>
          </table:table-cell>
        </table:table-row>
        <table:table-row table:style-name="ro1">
          <table:table-cell office:value-type="string" calcext:value-type="string">
            <text:p>Type 2</text:p>
          </table:table-cell>
          <table:table-cell table:number-columns-repeated="3" office:value-type="float" office:value="20" calcext:value-type="float">
            <text:p>20</text:p>
          </table:table-cell>
          <table:table-cell table:style-name="ce11" office:value-type="float" office:value="454" calcext:value-type="float">
            <text:p>454.00</text:p>
          </table:table-cell>
          <table:table-cell table:style-name="ce15" table:formula="of:=[.$C$1]*[.E115]" office:value-type="float" office:value="27240" calcext:value-type="float">
            <text:p>27,240.0</text:p>
          </table:table-cell>
          <table:table-cell table:style-name="ce11" office:value-type="float" office:value="0.7" calcext:value-type="float">
            <text:p>0.70</text:p>
          </table:table-cell>
          <table:table-cell table:style-name="ce15" table:formula="of:=[.$C$1]*[.G115]" office:value-type="float" office:value="42" calcext:value-type="float">
            <text:p>42.0</text:p>
          </table:table-cell>
          <table:table-cell table:style-name="ce11" office:value-type="float" office:value="1.5" calcext:value-type="float">
            <text:p>1.50</text:p>
          </table:table-cell>
          <table:table-cell table:style-name="ce15" table:formula="of:=[.$C$1]*[.I115]" office:value-type="float" office:value="90" calcext:value-type="float">
            <text:p>90.0</text:p>
          </table:table-cell>
          <table:table-cell table:style-name="ce25" table:formula="of:=[.E115]/[.D115]" office:value-type="float" office:value="22.7" calcext:value-type="float">
            <text:p>22.7000</text:p>
          </table:table-cell>
          <table:table-cell table:style-name="ce25" table:formula="of:=[.K115]/[.K114]" office:value-type="float" office:value="0.945833333333333" calcext:value-type="float">
            <text:p>0.9458</text:p>
          </table:table-cell>
          <table:table-cell table:style-name="ce25" table:formula="of:=[.M114]*[.N115]" office:value-type="float" office:value="27.6" calcext:value-type="float">
            <text:p>27.6000</text:p>
          </table:table-cell>
          <table:table-cell table:style-name="ce30" office:value-type="float" office:value="1.15" calcext:value-type="float">
            <text:p>1.15</text:p>
          </table:table-cell>
          <table:table-cell/>
          <table:table-cell table:style-name="ce31" table:formula="of:=[.M115]*[.D115]" office:value-type="float" office:value="552" calcext:value-type="float">
            <text:p>552.00</text:p>
          </table:table-cell>
          <table:table-cell table:style-name="ce25" table:formula="of:=[.P115]/[.E115]" office:value-type="float" office:value="1.215859030837" calcext:value-type="float">
            <text:p>1.2159</text:p>
          </table:table-cell>
          <table:table-cell table:formula="of:=[.E115]/[.G115]" office:value-type="float" office:value="648.571428571429" calcext:value-type="float">
            <text:p>648.5714</text:p>
          </table:table-cell>
          <table:table-cell table:formula="of:=[.S114]*[.T115]" office:value-type="float" office:value="13.95625" calcext:value-type="float">
            <text:p>13.956</text:p>
          </table:table-cell>
          <table:table-cell table:style-name="ce30" office:value-type="float" office:value="1.015" calcext:value-type="float">
            <text:p>1.015</text:p>
          </table:table-cell>
          <table:table-cell/>
          <table:table-cell table:formula="of:=[.P115]/[.S115]/60" office:value-type="float" office:value="0.659202866099418" calcext:value-type="float">
            <text:p>0.66</text:p>
          </table:table-cell>
          <table:table-cell table:style-name="ce31" table:formula="of:=[$Vanilla.O88]" office:value-type="float" office:value="1.5" calcext:value-type="float">
            <text:p>1.50</text:p>
          </table:table-cell>
          <table:table-cell table:formula="of:=[.W115]/[.P115]*60" office:value-type="float" office:value="0.16304347826087" calcext:value-type="float">
            <text:p>0.1630</text:p>
          </table:table-cell>
          <table:table-cell table:formula="of:=[.Y114]-[.Z115]" office:value-type="float" office:value="0.138" calcext:value-type="float">
            <text:p>0.138</text:p>
          </table:table-cell>
          <table:table-cell office:value-type="float" office:value="0.002" calcext:value-type="float">
            <text:p>0.002</text:p>
          </table:table-cell>
          <table:table-cell table:formula="of:=[.P115]*[.Y115]/60" office:value-type="float" office:value="1.2696" calcext:value-type="float">
            <text:p>1.27</text:p>
          </table:table-cell>
        </table:table-row>
        <table:table-row table:style-name="ro1">
          <table:table-cell office:value-type="string" calcext:value-type="string">
            <text:p>Type 3</text:p>
          </table:table-cell>
          <table:table-cell table:number-columns-repeated="3" office:value-type="float" office:value="30" calcext:value-type="float">
            <text:p>30</text:p>
          </table:table-cell>
          <table:table-cell table:style-name="ce11" office:value-type="float" office:value="786" calcext:value-type="float">
            <text:p>786.00</text:p>
          </table:table-cell>
          <table:table-cell table:style-name="ce15" table:formula="of:=[.$C$1]*[.E116]" office:value-type="float" office:value="47160" calcext:value-type="float">
            <text:p>47,160.0</text:p>
          </table:table-cell>
          <table:table-cell table:style-name="ce11" office:value-type="float" office:value="1.2" calcext:value-type="float">
            <text:p>1.20</text:p>
          </table:table-cell>
          <table:table-cell table:style-name="ce15" table:formula="of:=[.$C$1]*[.G116]" office:value-type="float" office:value="72" calcext:value-type="float">
            <text:p>72.0</text:p>
          </table:table-cell>
          <table:table-cell table:style-name="ce11" office:value-type="float" office:value="2.6" calcext:value-type="float">
            <text:p>2.60</text:p>
          </table:table-cell>
          <table:table-cell table:style-name="ce15" table:formula="of:=[.$C$1]*[.I116]" office:value-type="float" office:value="156" calcext:value-type="float">
            <text:p>156.0</text:p>
          </table:table-cell>
          <table:table-cell table:style-name="ce25" table:formula="of:=[.E116]/[.D116]" office:value-type="float" office:value="26.2" calcext:value-type="float">
            <text:p>26.2000</text:p>
          </table:table-cell>
          <table:table-cell table:style-name="ce25" table:formula="of:=[.K116]/[.K115]" office:value-type="float" office:value="1.15418502202643" calcext:value-type="float">
            <text:p>1.1542</text:p>
          </table:table-cell>
          <table:table-cell table:style-name="ce25" table:formula="of:=[.M115]*[.N116]" office:value-type="float" office:value="30.636" calcext:value-type="float">
            <text:p>30.6360</text:p>
          </table:table-cell>
          <table:table-cell table:formula="of:=[.N115]-[.O116]" office:value-type="float" office:value="1.11" calcext:value-type="float">
            <text:p>1.11</text:p>
          </table:table-cell>
          <table:table-cell office:value-type="float" office:value="0.04" calcext:value-type="float">
            <text:p>0.04</text:p>
          </table:table-cell>
          <table:table-cell table:style-name="ce31" table:formula="of:=[.M116]*[.D116]" office:value-type="float" office:value="919.08" calcext:value-type="float">
            <text:p>919.08</text:p>
          </table:table-cell>
          <table:table-cell table:style-name="ce25" table:formula="of:=[.P116]/[.E116]" office:value-type="float" office:value="1.16931297709924" calcext:value-type="float">
            <text:p>1.1693</text:p>
          </table:table-cell>
          <table:table-cell table:formula="of:=[.E116]/[.G116]" office:value-type="float" office:value="655" calcext:value-type="float">
            <text:p>655.0000</text:p>
          </table:table-cell>
          <table:table-cell table:formula="of:=[.S115]*[.T116]" office:value-type="float" office:value="14.10976875" calcext:value-type="float">
            <text:p>14.110</text:p>
          </table:table-cell>
          <table:table-cell table:formula="of:=[.T115]-[.U116]" office:value-type="float" office:value="1.011" calcext:value-type="float">
            <text:p>1.011</text:p>
          </table:table-cell>
          <table:table-cell office:value-type="float" office:value="0.004" calcext:value-type="float">
            <text:p>0.004</text:p>
          </table:table-cell>
          <table:table-cell table:formula="of:=[.P116]/[.S116]/60" office:value-type="float" office:value="1.0856308328937" calcext:value-type="float">
            <text:p>1.09</text:p>
          </table:table-cell>
          <table:table-cell table:style-name="ce31" table:formula="of:=[$Vanilla.O89]" office:value-type="float" office:value="2.6" calcext:value-type="float">
            <text:p>2.60</text:p>
          </table:table-cell>
          <table:table-cell table:formula="of:=[.W116]/[.P116]*60" office:value-type="float" office:value="0.169734952343648" calcext:value-type="float">
            <text:p>0.1697</text:p>
          </table:table-cell>
          <table:table-cell table:formula="of:=[.Y115]-[.Z116]" office:value-type="float" office:value="0.1365" calcext:value-type="float">
            <text:p>0.137</text:p>
          </table:table-cell>
          <table:table-cell office:value-type="float" office:value="0.0015" calcext:value-type="float">
            <text:p>0.0015</text:p>
          </table:table-cell>
          <table:table-cell table:formula="of:=[.P116]*[.Y116]/60" office:value-type="float" office:value="2.090907" calcext:value-type="float">
            <text:p>2.09</text:p>
          </table:table-cell>
        </table:table-row>
        <table:table-row table:style-name="ro1">
          <table:table-cell office:value-type="string" calcext:value-type="string">
            <text:p>Type 4</text:p>
          </table:table-cell>
          <table:table-cell table:number-columns-repeated="3" office:value-type="float" office:value="47" calcext:value-type="float">
            <text:p>47</text:p>
          </table:table-cell>
          <table:table-cell table:style-name="ce11" office:value-type="float" office:value="1395.9" calcext:value-type="float">
            <text:p>1395.90</text:p>
          </table:table-cell>
          <table:table-cell table:style-name="ce15" table:formula="of:=[.$C$1]*[.E117]" office:value-type="float" office:value="83754" calcext:value-type="float">
            <text:p>83,754.0</text:p>
          </table:table-cell>
          <table:table-cell table:style-name="ce11" office:value-type="float" office:value="2" calcext:value-type="float">
            <text:p>2.00</text:p>
          </table:table-cell>
          <table:table-cell table:style-name="ce15" table:formula="of:=[.$C$1]*[.G117]" office:value-type="float" office:value="120" calcext:value-type="float">
            <text:p>120.0</text:p>
          </table:table-cell>
          <table:table-cell table:style-name="ce11" office:value-type="float" office:value="4.5" calcext:value-type="float">
            <text:p>4.50</text:p>
          </table:table-cell>
          <table:table-cell table:style-name="ce15" table:formula="of:=[.$C$1]*[.I117]" office:value-type="float" office:value="270" calcext:value-type="float">
            <text:p>270.0</text:p>
          </table:table-cell>
          <table:table-cell table:style-name="ce25" table:formula="of:=[.E117]/[.D117]" office:value-type="float" office:value="29.7" calcext:value-type="float">
            <text:p>29.7000</text:p>
          </table:table-cell>
          <table:table-cell table:style-name="ce25" table:formula="of:=[.K117]/[.K116]" office:value-type="float" office:value="1.13358778625954" calcext:value-type="float">
            <text:p>1.1336</text:p>
          </table:table-cell>
          <table:table-cell table:style-name="ce25" table:formula="of:=[.M116]*[.N117]" office:value-type="float" office:value="33.39324" calcext:value-type="float">
            <text:p>33.3932</text:p>
          </table:table-cell>
          <table:table-cell table:formula="of:=[.N116]-[.O117]" office:value-type="float" office:value="1.09" calcext:value-type="float">
            <text:p>1.09</text:p>
          </table:table-cell>
          <table:table-cell office:value-type="float" office:value="0.02" calcext:value-type="float">
            <text:p>0.02</text:p>
          </table:table-cell>
          <table:table-cell table:style-name="ce31" table:formula="of:=[.M117]*[.D117]" office:value-type="float" office:value="1569.48228" calcext:value-type="float">
            <text:p>1569.48</text:p>
          </table:table-cell>
          <table:table-cell table:style-name="ce25" table:formula="of:=[.P117]/[.E117]" office:value-type="float" office:value="1.12435151515151" calcext:value-type="float">
            <text:p>1.1244</text:p>
          </table:table-cell>
          <table:table-cell table:formula="of:=[.E117]/[.G117]" office:value-type="float" office:value="697.95" calcext:value-type="float">
            <text:p>697.9500</text:p>
          </table:table-cell>
          <table:table-cell table:formula="of:=[.S116]*[.T117]" office:value-type="float" office:value="14.23675666875" calcext:value-type="float">
            <text:p>14.237</text:p>
          </table:table-cell>
          <table:table-cell table:formula="of:=[.T116]-[.U117]" office:value-type="float" office:value="1.009" calcext:value-type="float">
            <text:p>1.009</text:p>
          </table:table-cell>
          <table:table-cell office:value-type="float" office:value="0.002" calcext:value-type="float">
            <text:p>0.002</text:p>
          </table:table-cell>
          <table:table-cell table:formula="of:=[.P117]/[.S117]/60" office:value-type="float" office:value="1.83735935147487" calcext:value-type="float">
            <text:p>1.84</text:p>
          </table:table-cell>
          <table:table-cell table:style-name="ce31" table:formula="of:=[$Vanilla.O90]" office:value-type="float" office:value="4.5" calcext:value-type="float">
            <text:p>4.50</text:p>
          </table:table-cell>
          <table:table-cell table:formula="of:=[.W117]/[.P117]*60" office:value-type="float" office:value="0.172031250967676" calcext:value-type="float">
            <text:p>0.1720</text:p>
          </table:table-cell>
          <table:table-cell table:formula="of:=[.Y116]-[.Z117]" office:value-type="float" office:value="0.1355" calcext:value-type="float">
            <text:p>0.136</text:p>
          </table:table-cell>
          <table:table-cell office:value-type="float" office:value="0.001" calcext:value-type="float">
            <text:p>0.001</text:p>
          </table:table-cell>
          <table:table-cell table:formula="of:=[.P117]*[.Y117]/60" office:value-type="float" office:value="3.544414149" calcext:value-type="float">
            <text:p>3.54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Pug roughly 85% thrust of human atomic while 13% less efficient than human ions</text:p>
          </table:table-cell>
          <table:table-cell table:number-columns-repeated="26"/>
        </table:table-row>
        <table:table-row table:style-name="ro1">
          <table:table-cell table:style-name="ce1" office:value-type="string" calcext:value-type="string">
            <text:p>Pug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8" office:value-type="string" calcext:value-type="string">
            <text:p>thrust/EC</text:p>
          </table:table-cell>
          <table:table-cell table:style-name="ce8" office:value-type="string" calcext:value-type="string">
            <text:p>% diff</text:p>
          </table:table-cell>
          <table:table-cell table:style-name="ce8" office:value-type="string" calcext:value-type="string">
            <text:p>thrust/EC IF</text:p>
          </table:table-cell>
          <table:table-cell table:style-name="ce8" office:value-type="string" calcext:value-type="string">
            <text:p>This % diff</text:p>
          </table:table-cell>
          <table:table-cell table:style-name="ce8" office:value-type="string" calcext:value-type="string">
            <text:p>change in diff</text:p>
          </table:table-cell>
          <table:table-cell table:style-name="ce8" office:value-type="string" calcext:value-type="string">
            <text:p>New Thrust</text:p>
          </table:table-cell>
          <table:table-cell table:style-name="ce8" office:value-type="string" calcext:value-type="string">
            <text:p>% from base</text:p>
          </table:table-cell>
          <table:table-cell table:style-name="ce26" office:value-type="string" calcext:value-type="string">
            <text:p>x thrust</text:p>
          </table:table-cell>
          <table:table-cell table:style-name="ce47" office:value-type="string" calcext:value-type="string">
            <text:p>Pug eff </text:p>
          </table:table-cell>
          <table:table-cell table:style-name="ce1" office:value-type="float" office:value="10.87" calcext:value-type="float">
            <text:p>10.87</text:p>
          </table:table-cell>
          <table:table-cell table:style-name="ce1"/>
          <table:table-cell table:style-name="ce50" office:value-type="string" calcext:value-type="string">
            <text:p>new energy</text:p>
          </table:table-cell>
          <table:table-cell table:style-name="ce1" office:value-type="string" calcext:value-type="string">
            <text:p>Heat</text:p>
          </table:table-cell>
          <table:table-cell table:style-name="ce26"/>
          <table:table-cell table:style-name="ce47" office:value-type="string" calcext:value-type="string">
            <text:p>Pug heat </text:p>
          </table:table-cell>
          <table:table-cell table:style-name="ce49" office:value-type="float" office:value="0.203" calcext:value-type="float">
            <text:p>0.203</text:p>
          </table:table-cell>
          <table:table-cell table:style-name="ce50" office:value-type="string" calcext:value-type="string">
            <text:p>New Heat</text:p>
          </table:table-cell>
        </table:table-row>
        <table:table-row table:style-name="ro1">
          <table:table-cell office:value-type="string" calcext:value-type="string">
            <text:p>Pug Akfar Thruster</text:p>
          </table:table-cell>
          <table:table-cell table:number-columns-repeated="3" office:value-type="float" office:value="43" calcext:value-type="float">
            <text:p>43</text:p>
          </table:table-cell>
          <table:table-cell table:style-name="ce11" office:value-type="float" office:value="34.57" calcext:value-type="float">
            <text:p>34.57</text:p>
          </table:table-cell>
          <table:table-cell table:style-name="ce15" table:formula="of:=[.$C$1]*[.$C$1]*[.E121]" office:value-type="float" office:value="124452" calcext:value-type="float">
            <text:p>124,452.0</text:p>
          </table:table-cell>
          <table:table-cell table:style-name="ce11" office:value-type="float" office:value="2.2" calcext:value-type="float">
            <text:p>2.20</text:p>
          </table:table-cell>
          <table:table-cell table:style-name="ce15" table:formula="of:=[.$C$1]*[.G121]" office:value-type="float" office:value="132" calcext:value-type="float">
            <text:p>132.0</text:p>
          </table:table-cell>
          <table:table-cell table:style-name="ce11" office:value-type="float" office:value="3.1" calcext:value-type="float">
            <text:p>3.10</text:p>
          </table:table-cell>
          <table:table-cell table:style-name="ce15" table:formula="of:=[.$C$1]*[.I121]" office:value-type="float" office:value="186" calcext:value-type="float">
            <text:p>186.0</text:p>
          </table:table-cell>
          <table:table-cell table:style-name="ce25" table:formula="of:=[.E121]/[.D121]" office:value-type="float" office:value="0.803953488372093" calcext:value-type="float">
            <text:p>0.8040</text:p>
          </table:table-cell>
          <table:table-cell/>
          <table:table-cell table:style-name="ce25" table:formula="of:=[.K121]" office:value-type="float" office:value="0.803953488372093" calcext:value-type="float">
            <text:p>0.8040</text:p>
          </table:table-cell>
          <table:table-cell table:number-columns-repeated="2"/>
          <table:table-cell table:style-name="ce31" table:formula="of:=[.M121]*[.D121]" office:value-type="float" office:value="34.57" calcext:value-type="float">
            <text:p>34.57</text:p>
          </table:table-cell>
          <table:table-cell table:style-name="ce25" table:formula="of:=[.P121]/28" office:value-type="float" office:value="1.23464285714286" calcext:value-type="float">
            <text:p>1.2346</text:p>
          </table:table-cell>
          <table:table-cell table:formula="of:=[.E121]/[.G121]" office:value-type="float" office:value="15.7136363636364" calcext:value-type="float">
            <text:p>15.7136</text:p>
          </table:table-cell>
          <table:table-cell table:style-name="ce48" table:formula="of:=[.T120]" office:value-type="float" office:value="10.87" calcext:value-type="float">
            <text:p>10.870</text:p>
          </table:table-cell>
          <table:table-cell table:number-columns-repeated="2"/>
          <table:table-cell table:formula="of:=[.P121]/[.S121]" office:value-type="float" office:value="3.1803127874885" calcext:value-type="float">
            <text:p>3.18</text:p>
          </table:table-cell>
          <table:table-cell table:style-name="ce31" table:formula="of:=[$Vanilla.I95]" office:value-type="float" office:value="3.1" calcext:value-type="float">
            <text:p>3.10</text:p>
          </table:table-cell>
          <table:table-cell table:formula="of:=[.W121]/[.P121]" office:value-type="float" office:value="0.0896731269887185" calcext:value-type="float">
            <text:p>0.0897</text:p>
          </table:table-cell>
          <table:table-cell table:formula="of:=[.Z120]" office:value-type="float" office:value="0.203" calcext:value-type="float">
            <text:p>0.203</text:p>
          </table:table-cell>
          <table:table-cell/>
          <table:table-cell table:formula="of:=[.P121]*[.Y121]" office:value-type="float" office:value="7.01771" calcext:value-type="float">
            <text:p>7.02</text:p>
          </table:table-cell>
        </table:table-row>
        <table:table-row table:style-name="ro1">
          <table:table-cell office:value-type="string" calcext:value-type="string">
            <text:p>Pug Cormet Thruster</text:p>
          </table:table-cell>
          <table:table-cell table:number-columns-repeated="3" office:value-type="float" office:value="60" calcext:value-type="float">
            <text:p>60</text:p>
          </table:table-cell>
          <table:table-cell table:style-name="ce11" office:value-type="float" office:value="44" calcext:value-type="float">
            <text:p>44.00</text:p>
          </table:table-cell>
          <table:table-cell table:style-name="ce15" table:formula="of:=[.$C$1]*[.$C$1]*[.E122]" office:value-type="float" office:value="158400" calcext:value-type="float">
            <text:p>158,400.0</text:p>
          </table:table-cell>
          <table:table-cell table:style-name="ce11" office:value-type="float" office:value="3.3" calcext:value-type="float">
            <text:p>3.30</text:p>
          </table:table-cell>
          <table:table-cell table:style-name="ce15" table:formula="of:=[.$C$1]*[.G122]" office:value-type="float" office:value="198" calcext:value-type="float">
            <text:p>198.0</text:p>
          </table:table-cell>
          <table:table-cell table:style-name="ce11" office:value-type="float" office:value="4.6" calcext:value-type="float">
            <text:p>4.60</text:p>
          </table:table-cell>
          <table:table-cell table:style-name="ce15" table:formula="of:=[.$C$1]*[.I122]" office:value-type="float" office:value="276" calcext:value-type="float">
            <text:p>276.0</text:p>
          </table:table-cell>
          <table:table-cell table:style-name="ce25" table:formula="of:=[.E122]/[.D122]" office:value-type="float" office:value="0.733333333333333" calcext:value-type="float">
            <text:p>0.7333</text:p>
          </table:table-cell>
          <table:table-cell table:style-name="ce25" table:formula="of:=[.K122]/[.K121]" office:value-type="float" office:value="0.912158904637933" calcext:value-type="float">
            <text:p>0.9122</text:p>
          </table:table-cell>
          <table:table-cell table:style-name="ce25" table:formula="of:=[.M121]*[.N122]" office:value-type="float" office:value="0.828072093023256" calcext:value-type="float">
            <text:p>0.8281</text:p>
          </table:table-cell>
          <table:table-cell table:style-name="ce30" office:value-type="float" office:value="1.03" calcext:value-type="float">
            <text:p>1.03</text:p>
          </table:table-cell>
          <table:table-cell/>
          <table:table-cell table:style-name="ce31" table:formula="of:=[.M122]*[.D122]" office:value-type="float" office:value="49.6843255813953" calcext:value-type="float">
            <text:p>49.68</text:p>
          </table:table-cell>
          <table:table-cell table:style-name="ce25" table:formula="of:=[.P122]/[.E122]" office:value-type="float" office:value="1.12918921775899" calcext:value-type="float">
            <text:p>1.1292</text:p>
          </table:table-cell>
          <table:table-cell table:formula="of:=[.E122]/[.G122]" office:value-type="float" office:value="13.3333333333333" calcext:value-type="float">
            <text:p>13.3333</text:p>
          </table:table-cell>
          <table:table-cell table:formula="of:=[.S121]*[.T122]" office:value-type="float" office:value="11.03305" calcext:value-type="float">
            <text:p>11.033</text:p>
          </table:table-cell>
          <table:table-cell table:style-name="ce30" office:value-type="float" office:value="1.015" calcext:value-type="float">
            <text:p>1.015</text:p>
          </table:table-cell>
          <table:table-cell/>
          <table:table-cell table:formula="of:=[.P122]/[.S122]" office:value-type="float" office:value="4.5032267216586" calcext:value-type="float">
            <text:p>4.50</text:p>
          </table:table-cell>
          <table:table-cell table:style-name="ce31" table:formula="of:=[$Vanilla.I96]" office:value-type="float" office:value="4.6" calcext:value-type="float">
            <text:p>4.60</text:p>
          </table:table-cell>
          <table:table-cell table:formula="of:=[.W122]/[.P122]" office:value-type="float" office:value="0.0925845313621909" calcext:value-type="float">
            <text:p>0.0926</text:p>
          </table:table-cell>
          <table:table-cell table:formula="of:=[.Y121]-[.Z122]" office:value-type="float" office:value="0.201" calcext:value-type="float">
            <text:p>0.201</text:p>
          </table:table-cell>
          <table:table-cell office:value-type="float" office:value="0.002" calcext:value-type="float">
            <text:p>0.002</text:p>
          </table:table-cell>
          <table:table-cell table:formula="of:=[.P122]*[.Y122]" office:value-type="float" office:value="9.98654944186047" calcext:value-type="float">
            <text:p>9.99</text:p>
          </table:table-cell>
        </table:table-row>
        <table:table-row table:style-name="ro1">
          <table:table-cell office:value-type="string" calcext:value-type="string">
            <text:p>Pug Lohmar Thruster</text:p>
          </table:table-cell>
          <table:table-cell table:number-columns-repeated="3" office:value-type="float" office:value="84" calcext:value-type="float">
            <text:p>84</text:p>
          </table:table-cell>
          <table:table-cell table:style-name="ce11" office:value-type="float" office:value="66" calcext:value-type="float">
            <text:p>66.00</text:p>
          </table:table-cell>
          <table:table-cell table:style-name="ce15" table:formula="of:=[.$C$1]*[.$C$1]*[.E123]" office:value-type="float" office:value="237600" calcext:value-type="float">
            <text:p>237,600.0</text:p>
          </table:table-cell>
          <table:table-cell table:style-name="ce11" office:value-type="float" office:value="4.9" calcext:value-type="float">
            <text:p>4.90</text:p>
          </table:table-cell>
          <table:table-cell table:style-name="ce15" table:formula="of:=[.$C$1]*[.G123]" office:value-type="float" office:value="294" calcext:value-type="float">
            <text:p>294.0</text:p>
          </table:table-cell>
          <table:table-cell table:style-name="ce11" office:value-type="float" office:value="6.9" calcext:value-type="float">
            <text:p>6.90</text:p>
          </table:table-cell>
          <table:table-cell table:style-name="ce15" table:formula="of:=[.$C$1]*[.I123]" office:value-type="float" office:value="414" calcext:value-type="float">
            <text:p>414.0</text:p>
          </table:table-cell>
          <table:table-cell table:style-name="ce25" table:formula="of:=[.E123]/[.D123]" office:value-type="float" office:value="0.785714285714286" calcext:value-type="float">
            <text:p>0.7857</text:p>
          </table:table-cell>
          <table:table-cell table:style-name="ce25" table:formula="of:=[.K123]/[.K122]" office:value-type="float" office:value="1.07142857142857" calcext:value-type="float">
            <text:p>1.0714</text:p>
          </table:table-cell>
          <table:table-cell table:style-name="ce25" table:formula="of:=[.M122]*[.N123]" office:value-type="float" office:value="0.836352813953488" calcext:value-type="float">
            <text:p>0.8364</text:p>
          </table:table-cell>
          <table:table-cell table:formula="of:=[.N122]-[.O123]" office:value-type="float" office:value="1.01" calcext:value-type="float">
            <text:p>1.01</text:p>
          </table:table-cell>
          <table:table-cell office:value-type="float" office:value="0.02" calcext:value-type="float">
            <text:p>0.02</text:p>
          </table:table-cell>
          <table:table-cell table:style-name="ce31" table:formula="of:=[.M123]*[.D123]" office:value-type="float" office:value="70.253636372093" calcext:value-type="float">
            <text:p>70.25</text:p>
          </table:table-cell>
          <table:table-cell table:style-name="ce25" table:formula="of:=[.P123]/[.E123]" office:value-type="float" office:value="1.0644490359408" calcext:value-type="float">
            <text:p>1.0644</text:p>
          </table:table-cell>
          <table:table-cell table:formula="of:=[.E123]/[.G123]" office:value-type="float" office:value="13.469387755102" calcext:value-type="float">
            <text:p>13.4694</text:p>
          </table:table-cell>
          <table:table-cell table:formula="of:=[.S122]*[.T123]" office:value-type="float" office:value="11.15441355" calcext:value-type="float">
            <text:p>11.154</text:p>
          </table:table-cell>
          <table:table-cell table:formula="of:=[.T122]-[.U123]" office:value-type="float" office:value="1.011" calcext:value-type="float">
            <text:p>1.011</text:p>
          </table:table-cell>
          <table:table-cell office:value-type="float" office:value="0.004" calcext:value-type="float">
            <text:p>0.004</text:p>
          </table:table-cell>
          <table:table-cell table:formula="of:=[.P123]/[.S123]" office:value-type="float" office:value="6.29828148805663" calcext:value-type="float">
            <text:p>6.30</text:p>
          </table:table-cell>
          <table:table-cell table:style-name="ce31" table:formula="of:=[$Vanilla.I97]" office:value-type="float" office:value="6.9" calcext:value-type="float">
            <text:p>6.90</text:p>
          </table:table-cell>
          <table:table-cell table:formula="of:=[.W123]/[.P123]" office:value-type="float" office:value="0.0982155566076989" calcext:value-type="float">
            <text:p>0.0982</text:p>
          </table:table-cell>
          <table:table-cell table:formula="of:=[.Y122]-[.Z123]" office:value-type="float" office:value="0.1995" calcext:value-type="float">
            <text:p>0.200</text:p>
          </table:table-cell>
          <table:table-cell office:value-type="float" office:value="0.0015" calcext:value-type="float">
            <text:p>0.0015</text:p>
          </table:table-cell>
          <table:table-cell table:formula="of:=[.P123]*[.Y123]" office:value-type="float" office:value="14.0156004562326" calcext:value-type="float">
            <text:p>14.02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table:style-name="ce1" office:value-type="string" calcext:value-type="string">
            <text:p>Pug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23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8" office:value-type="string" calcext:value-type="string">
            <text:p>thrust/EC</text:p>
          </table:table-cell>
          <table:table-cell table:style-name="ce8" office:value-type="string" calcext:value-type="string">
            <text:p>% diff</text:p>
          </table:table-cell>
          <table:table-cell table:style-name="ce8" office:value-type="string" calcext:value-type="string">
            <text:p>thrust/EC IF</text:p>
          </table:table-cell>
          <table:table-cell table:style-name="ce8" office:value-type="string" calcext:value-type="string">
            <text:p>This % diff</text:p>
          </table:table-cell>
          <table:table-cell table:style-name="ce8" office:value-type="string" calcext:value-type="string">
            <text:p>change in diff</text:p>
          </table:table-cell>
          <table:table-cell table:style-name="ce8" office:value-type="string" calcext:value-type="string">
            <text:p>New Thrust</text:p>
          </table:table-cell>
          <table:table-cell table:style-name="ce8" office:value-type="string" calcext:value-type="string">
            <text:p>% from base</text:p>
          </table:table-cell>
          <table:table-cell table:style-name="ce26" office:value-type="string" calcext:value-type="string">
            <text:p>x turn</text:p>
          </table:table-cell>
          <table:table-cell table:style-name="ce47" office:value-type="string" calcext:value-type="string">
            <text:p>Pug eff </text:p>
          </table:table-cell>
          <table:table-cell table:style-name="ce1" office:value-type="float" office:value="10.87" calcext:value-type="float">
            <text:p>10.87</text:p>
          </table:table-cell>
          <table:table-cell table:style-name="ce1"/>
          <table:table-cell table:style-name="ce50" office:value-type="string" calcext:value-type="string">
            <text:p>new energy</text:p>
          </table:table-cell>
          <table:table-cell table:style-name="ce1" office:value-type="string" calcext:value-type="string">
            <text:p>Heat</text:p>
          </table:table-cell>
          <table:table-cell table:style-name="ce26"/>
          <table:table-cell table:style-name="ce47" office:value-type="string" calcext:value-type="string">
            <text:p>Pug heat </text:p>
          </table:table-cell>
          <table:table-cell table:style-name="ce49" office:value-type="float" office:value="0.203" calcext:value-type="float">
            <text:p>0.203</text:p>
          </table:table-cell>
          <table:table-cell table:style-name="ce50" office:value-type="string" calcext:value-type="string">
            <text:p>New Heat</text:p>
          </table:table-cell>
        </table:table-row>
        <table:table-row table:style-name="ro1">
          <table:table-cell office:value-type="string" calcext:value-type="string">
            <text:p>Pug Akfar Steering</text:p>
          </table:table-cell>
          <table:table-cell table:number-columns-repeated="3" office:value-type="float" office:value="33" calcext:value-type="float">
            <text:p>33</text:p>
          </table:table-cell>
          <table:table-cell table:style-name="ce11" office:value-type="float" office:value="925.95" calcext:value-type="float">
            <text:p>925.95</text:p>
          </table:table-cell>
          <table:table-cell table:style-name="ce15" table:formula="of:=[.$C$1]*[.E126]" office:value-type="float" office:value="55557" calcext:value-type="float">
            <text:p>55,557.0</text:p>
          </table:table-cell>
          <table:table-cell table:style-name="ce11" office:value-type="float" office:value="1.3" calcext:value-type="float">
            <text:p>1.30</text:p>
          </table:table-cell>
          <table:table-cell table:style-name="ce15" table:formula="of:=[.$C$1]*[.G126]" office:value-type="float" office:value="78" calcext:value-type="float">
            <text:p>78.0</text:p>
          </table:table-cell>
          <table:table-cell table:style-name="ce11" office:value-type="float" office:value="2.1" calcext:value-type="float">
            <text:p>2.10</text:p>
          </table:table-cell>
          <table:table-cell table:style-name="ce15" table:formula="of:=[.$C$1]*[.I126]" office:value-type="float" office:value="126" calcext:value-type="float">
            <text:p>126.0</text:p>
          </table:table-cell>
          <table:table-cell table:style-name="ce25" table:formula="of:=[.E126]/[.D126]" office:value-type="float" office:value="28.0590909090909" calcext:value-type="float">
            <text:p>28.0591</text:p>
          </table:table-cell>
          <table:table-cell/>
          <table:table-cell table:style-name="ce25" table:formula="of:=[.K126]" office:value-type="float" office:value="28.0590909090909" calcext:value-type="float">
            <text:p>28.0591</text:p>
          </table:table-cell>
          <table:table-cell table:number-columns-repeated="2"/>
          <table:table-cell table:style-name="ce31" table:formula="of:=[.M126]*[.D126]" office:value-type="float" office:value="925.95" calcext:value-type="float">
            <text:p>925.95</text:p>
          </table:table-cell>
          <table:table-cell table:style-name="ce25" table:formula="of:=[.P126]/750" office:value-type="float" office:value="1.2346" calcext:value-type="float">
            <text:p>1.2346</text:p>
          </table:table-cell>
          <table:table-cell table:formula="of:=[.E126]/[.G126]" office:value-type="float" office:value="712.269230769231" calcext:value-type="float">
            <text:p>712.2692</text:p>
          </table:table-cell>
          <table:table-cell table:style-name="ce48" table:formula="of:=[.T125]" office:value-type="float" office:value="10.87" calcext:value-type="float">
            <text:p>10.870</text:p>
          </table:table-cell>
          <table:table-cell table:number-columns-repeated="2"/>
          <table:table-cell table:formula="of:=[.P126]/[.S126]/60" office:value-type="float" office:value="1.41973321067157" calcext:value-type="float">
            <text:p>1.42</text:p>
          </table:table-cell>
          <table:table-cell table:style-name="ce31" table:formula="of:=[$Vanilla.O98]" office:value-type="float" office:value="2.1" calcext:value-type="float">
            <text:p>2.10</text:p>
          </table:table-cell>
          <table:table-cell table:formula="of:=[.W126]/[.P126]*60" office:value-type="float" office:value="0.136076462011988" calcext:value-type="float">
            <text:p>0.1361</text:p>
          </table:table-cell>
          <table:table-cell table:formula="of:=[.Z125]" office:value-type="float" office:value="0.203" calcext:value-type="float">
            <text:p>0.203</text:p>
          </table:table-cell>
          <table:table-cell/>
          <table:table-cell table:formula="of:=[.P126]*[.Y126]/60" office:value-type="float" office:value="3.1327975" calcext:value-type="float">
            <text:p>3.13</text:p>
          </table:table-cell>
        </table:table-row>
        <table:table-row table:style-name="ro1">
          <table:table-cell office:value-type="string" calcext:value-type="string">
            <text:p>Pug Cormet Steering</text:p>
          </table:table-cell>
          <table:table-cell table:number-columns-repeated="3" office:value-type="float" office:value="46" calcext:value-type="float">
            <text:p>46</text:p>
          </table:table-cell>
          <table:table-cell table:style-name="ce11" office:value-type="float" office:value="1130" calcext:value-type="float">
            <text:p>1130.00</text:p>
          </table:table-cell>
          <table:table-cell table:style-name="ce15" table:formula="of:=[.$C$1]*[.E127]" office:value-type="float" office:value="67800" calcext:value-type="float">
            <text:p>67,800.0</text:p>
          </table:table-cell>
          <table:table-cell table:style-name="ce11" office:value-type="float" office:value="1.9" calcext:value-type="float">
            <text:p>1.90</text:p>
          </table:table-cell>
          <table:table-cell table:style-name="ce15" table:formula="of:=[.$C$1]*[.G127]" office:value-type="float" office:value="114" calcext:value-type="float">
            <text:p>114.0</text:p>
          </table:table-cell>
          <table:table-cell table:style-name="ce11" office:value-type="float" office:value="3.1" calcext:value-type="float">
            <text:p>3.10</text:p>
          </table:table-cell>
          <table:table-cell table:style-name="ce15" table:formula="of:=[.$C$1]*[.I127]" office:value-type="float" office:value="186" calcext:value-type="float">
            <text:p>186.0</text:p>
          </table:table-cell>
          <table:table-cell table:style-name="ce25" table:formula="of:=[.E127]/[.D127]" office:value-type="float" office:value="24.5652173913043" calcext:value-type="float">
            <text:p>24.5652</text:p>
          </table:table-cell>
          <table:table-cell table:style-name="ce25" table:formula="of:=[.K127]/[.K126]" office:value-type="float" office:value="0.875481585304869" calcext:value-type="float">
            <text:p>0.8755</text:p>
          </table:table-cell>
          <table:table-cell table:style-name="ce25" table:formula="of:=[.M126]*[.N127]" office:value-type="float" office:value="29.32175" calcext:value-type="float">
            <text:p>29.3218</text:p>
          </table:table-cell>
          <table:table-cell table:style-name="ce30" office:value-type="float" office:value="1.045" calcext:value-type="float">
            <text:p>1.045</text:p>
          </table:table-cell>
          <table:table-cell/>
          <table:table-cell table:style-name="ce31" table:formula="of:=[.M127]*[.D127]" office:value-type="float" office:value="1348.8005" calcext:value-type="float">
            <text:p>1348.80</text:p>
          </table:table-cell>
          <table:table-cell table:style-name="ce25" table:formula="of:=[.P127]/[.E127]" office:value-type="float" office:value="1.19362876106195" calcext:value-type="float">
            <text:p>1.1936</text:p>
          </table:table-cell>
          <table:table-cell table:formula="of:=[.E127]/[.G127]" office:value-type="float" office:value="594.736842105263" calcext:value-type="float">
            <text:p>594.7368</text:p>
          </table:table-cell>
          <table:table-cell table:formula="of:=[.S126]*[.T127]" office:value-type="float" office:value="11.03305" calcext:value-type="float">
            <text:p>11.033</text:p>
          </table:table-cell>
          <table:table-cell table:style-name="ce30" office:value-type="float" office:value="1.015" calcext:value-type="float">
            <text:p>1.015</text:p>
          </table:table-cell>
          <table:table-cell/>
          <table:table-cell table:formula="of:=[.P127]/[.S127]/60" office:value-type="float" office:value="2.03751531383736" calcext:value-type="float">
            <text:p>2.04</text:p>
          </table:table-cell>
          <table:table-cell table:style-name="ce31" table:formula="of:=[$Vanilla.O99]" office:value-type="float" office:value="3.1" calcext:value-type="float">
            <text:p>3.10</text:p>
          </table:table-cell>
          <table:table-cell table:formula="of:=[.W127]/[.P127]*60" office:value-type="float" office:value="0.13790030475226" calcext:value-type="float">
            <text:p>0.1379</text:p>
          </table:table-cell>
          <table:table-cell table:formula="of:=[.Y126]-[.Z127]" office:value-type="float" office:value="0.201" calcext:value-type="float">
            <text:p>0.201</text:p>
          </table:table-cell>
          <table:table-cell office:value-type="float" office:value="0.002" calcext:value-type="float">
            <text:p>0.002</text:p>
          </table:table-cell>
          <table:table-cell table:formula="of:=[.P127]*[.Y127]/60" office:value-type="float" office:value="4.518481675" calcext:value-type="float">
            <text:p>4.52</text:p>
          </table:table-cell>
        </table:table-row>
        <table:table-row table:style-name="ro1">
          <table:table-cell office:value-type="string" calcext:value-type="string">
            <text:p>Pug Lohmar Steering</text:p>
          </table:table-cell>
          <table:table-cell table:number-columns-repeated="3" office:value-type="float" office:value="64" calcext:value-type="float">
            <text:p>64</text:p>
          </table:table-cell>
          <table:table-cell table:style-name="ce11" office:value-type="float" office:value="1700" calcext:value-type="float">
            <text:p>1700.00</text:p>
          </table:table-cell>
          <table:table-cell table:style-name="ce15" table:formula="of:=[.$C$1]*[.E128]" office:value-type="float" office:value="102000" calcext:value-type="float">
            <text:p>102,000.0</text:p>
          </table:table-cell>
          <table:table-cell table:style-name="ce11" office:value-type="float" office:value="2.8" calcext:value-type="float">
            <text:p>2.80</text:p>
          </table:table-cell>
          <table:table-cell table:style-name="ce15" table:formula="of:=[.$C$1]*[.G128]" office:value-type="float" office:value="168" calcext:value-type="float">
            <text:p>168.0</text:p>
          </table:table-cell>
          <table:table-cell table:style-name="ce11" office:value-type="float" office:value="4.7" calcext:value-type="float">
            <text:p>4.70</text:p>
          </table:table-cell>
          <table:table-cell table:style-name="ce15" table:formula="of:=[.$C$1]*[.I128]" office:value-type="float" office:value="282" calcext:value-type="float">
            <text:p>282.0</text:p>
          </table:table-cell>
          <table:table-cell table:style-name="ce25" table:formula="of:=[.E128]/[.D128]" office:value-type="float" office:value="26.5625" calcext:value-type="float">
            <text:p>26.5625</text:p>
          </table:table-cell>
          <table:table-cell table:style-name="ce25" table:formula="of:=[.K128]/[.K127]" office:value-type="float" office:value="1.08130530973451" calcext:value-type="float">
            <text:p>1.0813</text:p>
          </table:table-cell>
          <table:table-cell table:style-name="ce25" table:formula="of:=[.M127]*[.N128]" office:value-type="float" office:value="30.05479375" calcext:value-type="float">
            <text:p>30.0548</text:p>
          </table:table-cell>
          <table:table-cell table:formula="of:=[.N127]-[.O128]" office:value-type="float" office:value="1.025" calcext:value-type="float">
            <text:p>1.025</text:p>
          </table:table-cell>
          <table:table-cell office:value-type="float" office:value="0.02" calcext:value-type="float">
            <text:p>0.02</text:p>
          </table:table-cell>
          <table:table-cell table:style-name="ce31" table:formula="of:=[.M128]*[.D128]" office:value-type="float" office:value="1923.5068" calcext:value-type="float">
            <text:p>1923.51</text:p>
          </table:table-cell>
          <table:table-cell table:style-name="ce25" table:formula="of:=[.P128]/[.E128]" office:value-type="float" office:value="1.13147458823529" calcext:value-type="float">
            <text:p>1.1315</text:p>
          </table:table-cell>
          <table:table-cell table:formula="of:=[.E128]/[.G128]" office:value-type="float" office:value="607.142857142857" calcext:value-type="float">
            <text:p>607.1429</text:p>
          </table:table-cell>
          <table:table-cell table:formula="of:=[.S127]*[.T128]" office:value-type="float" office:value="11.15441355" calcext:value-type="float">
            <text:p>11.154</text:p>
          </table:table-cell>
          <table:table-cell table:formula="of:=[.T127]-[.U128]" office:value-type="float" office:value="1.011" calcext:value-type="float">
            <text:p>1.011</text:p>
          </table:table-cell>
          <table:table-cell office:value-type="float" office:value="0.004" calcext:value-type="float">
            <text:p>0.004</text:p>
          </table:table-cell>
          <table:table-cell table:formula="of:=[.P128]/[.S128]/60" office:value-type="float" office:value="2.87405935981876" calcext:value-type="float">
            <text:p>2.87</text:p>
          </table:table-cell>
          <table:table-cell table:style-name="ce31" table:formula="of:=[$Vanilla.O100]" office:value-type="float" office:value="4.7" calcext:value-type="float">
            <text:p>4.70</text:p>
          </table:table-cell>
          <table:table-cell table:formula="of:=[.W128]/[.P128]*60" office:value-type="float" office:value="0.14660722800668" calcext:value-type="float">
            <text:p>0.1466</text:p>
          </table:table-cell>
          <table:table-cell table:formula="of:=[.Y127]-[.Z128]" office:value-type="float" office:value="0.1995" calcext:value-type="float">
            <text:p>0.200</text:p>
          </table:table-cell>
          <table:table-cell office:value-type="float" office:value="0.0015" calcext:value-type="float">
            <text:p>0.0015</text:p>
          </table:table-cell>
          <table:table-cell table:formula="of:=[.P128]*[.Y128]/60" office:value-type="float" office:value="6.39566011" calcext:value-type="float">
            <text:p>6.40</text:p>
          </table:table-cell>
        </table:table-row>
        <table:table-row table:style-name="ro1" table:number-rows-repeated="1048447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Vanilla Graphs" table:style-name="ta1">
        <table:shapes>
          <draw:frame draw:z-index="0" draw:style-name="gr1" draw:text-style-name="P1" svg:width="25.44cm" svg:height="13.361cm" svg:x="9.014cm" svg:y="0.239cm">
            <draw:object draw:notify-on-update-of-ranges="'Vanilla Graphs'.B3:'Vanilla Graphs'.B7 'Vanilla Graphs'.B21:'Vanilla Graphs'.B25 'Vanilla Graphs'.B9:'Vanilla Graphs'.B13 'Vanilla Graphs'.B15:'Vanilla Graphs'.B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5.431cm" svg:height="13.361cm" svg:x="8.918cm" svg:y="15.14cm">
            <draw:object draw:notify-on-update-of-ranges="'Vanilla Graphs'.B35:'Vanilla Graphs'.B39 'Vanilla Graphs'.B53:'Vanilla Graphs'.B57 'Vanilla Graphs'.B41:'Vanilla Graphs'.B45 'Vanilla Graphs'.B47:'Vanilla Graphs'.B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9" table:default-cell-style-name="Default"/>
        <table:table-column table:style-name="co10" table:number-columns-repeated="2" table:default-cell-style-name="ce25"/>
        <table:table-row table:style-name="ro1">
          <table:table-cell office:value-type="string" calcext:value-type="string">
            <text:p>Engine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[$Vanilla.A4]" office:value-type="string" office:string-value="X1700 Ion Thruster" calcext:value-type="string">
            <text:p>X1700 Ion Thruster</text:p>
          </table:table-cell>
          <table:table-cell table:formula="of:=[$Vanilla.E4]/[$Vanilla.D4]" office:value-type="float" office:value="0.375" calcext:value-type="float">
            <text:p>0.3750</text:p>
          </table:table-cell>
          <table:table-cell/>
        </table:table-row>
        <table:table-row table:style-name="ro1">
          <table:table-cell table:formula="of:=[$Vanilla.A5]" office:value-type="string" office:string-value="X2700 Ion Thruster" calcext:value-type="string">
            <text:p>X2700 Ion Thruster</text:p>
          </table:table-cell>
          <table:table-cell table:formula="of:=[$Vanilla.E5]/[$Vanilla.D5]" office:value-type="float" office:value="0.425925925925926" calcext:value-type="float">
            <text:p>0.4259</text:p>
          </table:table-cell>
          <table:table-cell table:formula="of:=[.B4]/[.B3]" office:value-type="float" office:value="1.1358024691358" calcext:value-type="float">
            <text:p>1.1358</text:p>
          </table:table-cell>
        </table:table-row>
        <table:table-row table:style-name="ro1">
          <table:table-cell table:formula="of:=[$Vanilla.A6]" office:value-type="string" office:string-value="X3700 Ion Thruster" calcext:value-type="string">
            <text:p>X3700 Ion Thruster</text:p>
          </table:table-cell>
          <table:table-cell table:formula="of:=[$Vanilla.E6]/[$Vanilla.D6]" office:value-type="float" office:value="0.480434782608696" calcext:value-type="float">
            <text:p>0.4804</text:p>
          </table:table-cell>
          <table:table-cell table:formula="of:=[.B5]/[.B4]" office:value-type="float" office:value="1.12797731568998" calcext:value-type="float">
            <text:p>1.1280</text:p>
          </table:table-cell>
        </table:table-row>
        <table:table-row table:style-name="ro1">
          <table:table-cell table:formula="of:=[$Vanilla.A7]" office:value-type="string" office:string-value="X4700 Ion Thruster" calcext:value-type="string">
            <text:p>X4700 Ion Thruster</text:p>
          </table:table-cell>
          <table:table-cell table:formula="of:=[$Vanilla.E7]/[$Vanilla.D7]" office:value-type="float" office:value="0.537974683544304" calcext:value-type="float">
            <text:p>0.5380</text:p>
          </table:table-cell>
          <table:table-cell table:formula="of:=[.B6]/[.B5]" office:value-type="float" office:value="1.11976630963973" calcext:value-type="float">
            <text:p>1.1198</text:p>
          </table:table-cell>
        </table:table-row>
        <table:table-row table:style-name="ro1">
          <table:table-cell table:formula="of:=[$Vanilla.A8]" office:value-type="string" office:string-value="X5700 Ion Thruster" calcext:value-type="string">
            <text:p>X5700 Ion Thruster</text:p>
          </table:table-cell>
          <table:table-cell table:formula="of:=[$Vanilla.E8]/[$Vanilla.D8]" office:value-type="float" office:value="0.608208955223881" calcext:value-type="float">
            <text:p>0.6082</text:p>
          </table:table-cell>
          <table:table-cell table:formula="of:=[.B7]/[.B6]" office:value-type="float" office:value="1.1305531167691" calcext:value-type="float">
            <text:p>1.130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[$Vanilla.A15]" office:value-type="string" office:string-value="Chipmunk Plasma Th" calcext:value-type="string">
            <text:p>Chipmunk Plasma Th</text:p>
          </table:table-cell>
          <table:table-cell table:formula="of:=[$Vanilla.E15]/[$Vanilla.D15]" office:value-type="float" office:value="0.48" calcext:value-type="float">
            <text:p>0.4800</text:p>
          </table:table-cell>
          <table:table-cell/>
        </table:table-row>
        <table:table-row table:style-name="ro1">
          <table:table-cell table:formula="of:=[$Vanilla.A16]" office:value-type="string" office:string-value="Greyhound Plasma Th" calcext:value-type="string">
            <text:p>Greyhound Plasma Th</text:p>
          </table:table-cell>
          <table:table-cell table:formula="of:=[$Vanilla.E16]/[$Vanilla.D16]" office:value-type="float" office:value="0.541176470588235" calcext:value-type="float">
            <text:p>0.5412</text:p>
          </table:table-cell>
          <table:table-cell table:formula="of:=[.B10]/[.B9]" office:value-type="float" office:value="1.12745098039216" calcext:value-type="float">
            <text:p>1.1275</text:p>
          </table:table-cell>
        </table:table-row>
        <table:table-row table:style-name="ro1">
          <table:table-cell table:formula="of:=[$Vanilla.A17]" office:value-type="string" office:string-value="Impala Plasma Th" calcext:value-type="string">
            <text:p>Impala Plasma Th</text:p>
          </table:table-cell>
          <table:table-cell table:formula="of:=[$Vanilla.E17]/[$Vanilla.D17]" office:value-type="float" office:value="0.610344827586207" calcext:value-type="float">
            <text:p>0.6103</text:p>
          </table:table-cell>
          <table:table-cell table:formula="of:=[.B11]/[.B10]" office:value-type="float" office:value="1.12781109445277" calcext:value-type="float">
            <text:p>1.1278</text:p>
          </table:table-cell>
        </table:table-row>
        <table:table-row table:style-name="ro1">
          <table:table-cell table:formula="of:=[$Vanilla.A18]" office:value-type="string" office:string-value="Orca Plasma Th" calcext:value-type="string">
            <text:p>Orca Plasma Th</text:p>
          </table:table-cell>
          <table:table-cell table:formula="of:=[$Vanilla.E18]/[$Vanilla.D18]" office:value-type="float" office:value="0.692857142857143" calcext:value-type="float">
            <text:p>0.6929</text:p>
          </table:table-cell>
          <table:table-cell table:formula="of:=[.B12]/[.B11]" office:value-type="float" office:value="1.13518966908797" calcext:value-type="float">
            <text:p>1.1352</text:p>
          </table:table-cell>
        </table:table-row>
        <table:table-row table:style-name="ro1">
          <table:table-cell table:formula="of:=[$Vanilla.A19]" office:value-type="string" office:string-value="Tyrant Plasma Th" calcext:value-type="string">
            <text:p>Tyrant Plasma Th</text:p>
          </table:table-cell>
          <table:table-cell table:formula="of:=[$Vanilla.E19]/[$Vanilla.D19]" office:value-type="float" office:value="0.781437125748503" calcext:value-type="float">
            <text:p>0.7814</text:p>
          </table:table-cell>
          <table:table-cell table:formula="of:=[.B13]/[.B12]" office:value-type="float" office:value="1.12784739798753" calcext:value-type="float">
            <text:p>1.127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[$Vanilla.A26]" office:value-type="string" office:string-value="A120 Atomic Thruster" calcext:value-type="string">
            <text:p>A120 Atomic Thruster</text:p>
          </table:table-cell>
          <table:table-cell table:formula="of:=[$Vanilla.E26]/[$Vanilla.D26]" office:value-type="float" office:value="0.7" calcext:value-type="float">
            <text:p>0.7000</text:p>
          </table:table-cell>
          <table:table-cell/>
        </table:table-row>
        <table:table-row table:style-name="ro1">
          <table:table-cell table:formula="of:=[$Vanilla.A27]" office:value-type="string" office:string-value="A250 Atomic Thruster" calcext:value-type="string">
            <text:p>A250 Atomic Thruster</text:p>
          </table:table-cell>
          <table:table-cell table:formula="of:=[$Vanilla.E27]/[$Vanilla.D27]" office:value-type="float" office:value="0.802941176470588" calcext:value-type="float">
            <text:p>0.8029</text:p>
          </table:table-cell>
          <table:table-cell table:formula="of:=[.B16]/[.B15]" office:value-type="float" office:value="1.14705882352941" calcext:value-type="float">
            <text:p>1.1471</text:p>
          </table:table-cell>
        </table:table-row>
        <table:table-row table:style-name="ro1">
          <table:table-cell table:formula="of:=[$Vanilla.A28]" office:value-type="string" office:string-value="A370 Atomic Thruster" calcext:value-type="string">
            <text:p>A370 Atomic Thruster</text:p>
          </table:table-cell>
          <table:table-cell table:formula="of:=[$Vanilla.E28]/[$Vanilla.D28]" office:value-type="float" office:value="0.89811320754717" calcext:value-type="float">
            <text:p>0.8981</text:p>
          </table:table-cell>
          <table:table-cell table:formula="of:=[.B17]/[.B16]" office:value-type="float" office:value="1.11852926947267" calcext:value-type="float">
            <text:p>1.1185</text:p>
          </table:table-cell>
        </table:table-row>
        <table:table-row table:style-name="ro1">
          <table:table-cell table:formula="of:=[$Vanilla.A29]" office:value-type="string" office:string-value="A520 Atomic Thruster" calcext:value-type="string">
            <text:p>A520 Atomic Thruster</text:p>
          </table:table-cell>
          <table:table-cell table:formula="of:=[$Vanilla.E29]/[$Vanilla.D29]" office:value-type="float" office:value="0.998780487804878" calcext:value-type="float">
            <text:p>0.9988</text:p>
          </table:table-cell>
          <table:table-cell table:formula="of:=[.B18]/[.B17]" office:value-type="float" office:value="1.112087517934" calcext:value-type="float">
            <text:p>1.1121</text:p>
          </table:table-cell>
        </table:table-row>
        <table:table-row table:style-name="ro1">
          <table:table-cell table:formula="of:=[$Vanilla.A30]" office:value-type="string" office:string-value="A860 Atomic Thruster" calcext:value-type="string">
            <text:p>A860 Atomic Thruster</text:p>
          </table:table-cell>
          <table:table-cell table:formula="of:=[$Vanilla.E30]/[$Vanilla.D30]" office:value-type="float" office:value="1.1" calcext:value-type="float">
            <text:p>1.1000</text:p>
          </table:table-cell>
          <table:table-cell table:formula="of:=[.B19]/[.B18]" office:value-type="float" office:value="1.1013431013431" calcext:value-type="float">
            <text:p>1.101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[$Vanilla.A42]" office:value-type="string" office:string-value="&quot;Basrem&quot; Atomic Th" calcext:value-type="string">
            <text:p>"Basrem" Atomic Th</text:p>
          </table:table-cell>
          <table:table-cell table:formula="of:=[$Vanilla.E42]/[$Vanilla.D42]" office:value-type="float" office:value="0.733333333333333" calcext:value-type="float">
            <text:p>0.7333</text:p>
          </table:table-cell>
          <table:table-cell/>
        </table:table-row>
        <table:table-row table:style-name="ro1">
          <table:table-cell table:formula="of:=[$Vanilla.A43]" office:value-type="string" office:string-value="&quot;Benga&quot; Atomic Th" calcext:value-type="string">
            <text:p>"Benga" Atomic Th</text:p>
          </table:table-cell>
          <table:table-cell table:formula="of:=[$Vanilla.E43]/[$Vanilla.D43]" office:value-type="float" office:value="0.842857142857143" calcext:value-type="float">
            <text:p>0.8429</text:p>
          </table:table-cell>
          <table:table-cell table:formula="of:=[.B22]/[.B21]" office:value-type="float" office:value="1.14935064935065" calcext:value-type="float">
            <text:p>1.1494</text:p>
          </table:table-cell>
        </table:table-row>
        <table:table-row table:style-name="ro1">
          <table:table-cell table:formula="of:=[$Vanilla.A44]" office:value-type="string" office:string-value="&quot;Biroo&quot; Atomic Th" calcext:value-type="string">
            <text:p>"Biroo" Atomic Th</text:p>
          </table:table-cell>
          <table:table-cell table:formula="of:=[$Vanilla.E44]/[$Vanilla.D44]" office:value-type="float" office:value="0.943181818181818" calcext:value-type="float">
            <text:p>0.9432</text:p>
          </table:table-cell>
          <table:table-cell table:formula="of:=[.B23]/[.B22]" office:value-type="float" office:value="1.11902927580894" calcext:value-type="float">
            <text:p>1.1190</text:p>
          </table:table-cell>
        </table:table-row>
        <table:table-row table:style-name="ro1">
          <table:table-cell table:formula="of:=[$Vanilla.A45]" office:value-type="string" office:string-value="&quot;Bondir&quot; Atomic Th" calcext:value-type="string">
            <text:p>"Bondir" Atomic Th</text:p>
          </table:table-cell>
          <table:table-cell table:formula="of:=[$Vanilla.E45]/[$Vanilla.D45]" office:value-type="float" office:value="1.04920634920635" calcext:value-type="float">
            <text:p>1.0492</text:p>
          </table:table-cell>
          <table:table-cell table:formula="of:=[.B24]/[.B23]" office:value-type="float" office:value="1.11241155096577" calcext:value-type="float">
            <text:p>1.1124</text:p>
          </table:table-cell>
        </table:table-row>
        <table:table-row table:style-name="ro1">
          <table:table-cell table:formula="of:=[$Vanilla.A46]" office:value-type="string" office:string-value="&quot;Bufaer&quot; Atomic Th" calcext:value-type="string">
            <text:p>"Bufaer" Atomic Th</text:p>
          </table:table-cell>
          <table:table-cell table:formula="of:=[$Vanilla.E46]/[$Vanilla.D46]" office:value-type="float" office:value="1.15480769230769" calcext:value-type="float">
            <text:p>1.1548</text:p>
          </table:table-cell>
          <table:table-cell table:formula="of:=[.B25]/[.B24]" office:value-type="float" office:value="1.10064878389387" calcext:value-type="float">
            <text:p>1.1006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Turn</text:p>
          </table:table-cell>
          <table:table-cell/>
        </table:table-row>
        <table:table-row table:style-name="ro1">
          <table:table-cell table:formula="of:=[$Vanilla.A9]" office:value-type="string" office:string-value="X1200 Ion Steering" calcext:value-type="string">
            <text:p>X1200 Ion Steering</text:p>
          </table:table-cell>
          <table:table-cell table:formula="of:=[$Vanilla.K9]/[$Vanilla.D9]" office:value-type="float" office:value="13.3333333333333" calcext:value-type="float">
            <text:p>13.3333</text:p>
          </table:table-cell>
          <table:table-cell/>
        </table:table-row>
        <table:table-row table:style-name="ro1">
          <table:table-cell table:formula="of:=[$Vanilla.A10]" office:value-type="string" office:string-value="X2200 Ion Steering" calcext:value-type="string">
            <text:p>X2200 Ion Steering</text:p>
          </table:table-cell>
          <table:table-cell table:formula="of:=[$Vanilla.K10]/[$Vanilla.D10]" office:value-type="float" office:value="15.35" calcext:value-type="float">
            <text:p>15.3500</text:p>
          </table:table-cell>
          <table:table-cell table:formula="of:=[.B36]/[.B35]" office:value-type="float" office:value="1.15125" calcext:value-type="float">
            <text:p>1.1513</text:p>
          </table:table-cell>
        </table:table-row>
        <table:table-row table:style-name="ro1">
          <table:table-cell table:formula="of:=[$Vanilla.A11]" office:value-type="string" office:string-value="X3200 Ion Steering" calcext:value-type="string">
            <text:p>X3200 Ion Steering</text:p>
          </table:table-cell>
          <table:table-cell table:formula="of:=[$Vanilla.K11]/[$Vanilla.D11]" office:value-type="float" office:value="16.8571428571429" calcext:value-type="float">
            <text:p>16.8571</text:p>
          </table:table-cell>
          <table:table-cell table:formula="of:=[.B37]/[.B36]" office:value-type="float" office:value="1.09818520241973" calcext:value-type="float">
            <text:p>1.0982</text:p>
          </table:table-cell>
        </table:table-row>
        <table:table-row table:style-name="ro1">
          <table:table-cell table:formula="of:=[$Vanilla.A12]" office:value-type="string" office:string-value="X4200 Ion Steering" calcext:value-type="string">
            <text:p>X4200 Ion Steering</text:p>
          </table:table-cell>
          <table:table-cell table:formula="of:=[$Vanilla.K12]/[$Vanilla.D12]" office:value-type="float" office:value="19.1864406779661" calcext:value-type="float">
            <text:p>19.1864</text:p>
          </table:table-cell>
          <table:table-cell table:formula="of:=[.B38]/[.B37]" office:value-type="float" office:value="1.13817868428612" calcext:value-type="float">
            <text:p>1.1382</text:p>
          </table:table-cell>
        </table:table-row>
        <table:table-row table:style-name="ro1">
          <table:table-cell table:formula="of:=[$Vanilla.A13]" office:value-type="string" office:string-value="X5200 Ion Steering" calcext:value-type="string">
            <text:p>X5200 Ion Steering</text:p>
          </table:table-cell>
          <table:table-cell table:formula="of:=[$Vanilla.K13]/[$Vanilla.D13]" office:value-type="float" office:value="21.74" calcext:value-type="float">
            <text:p>21.7400</text:p>
          </table:table-cell>
          <table:table-cell table:formula="of:=[.B39]/[.B38]" office:value-type="float" office:value="1.13309187279152" calcext:value-type="float">
            <text:p>1.133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[$Vanilla.A20]" office:value-type="string" office:string-value="Chipmunk Plasma St" calcext:value-type="string">
            <text:p>Chipmunk Plasma St</text:p>
          </table:table-cell>
          <table:table-cell table:formula="of:=[$Vanilla.K20]/[$Vanilla.D20]" office:value-type="float" office:value="17.0666666666667" calcext:value-type="float">
            <text:p>17.0667</text:p>
          </table:table-cell>
          <table:table-cell/>
        </table:table-row>
        <table:table-row table:style-name="ro1">
          <table:table-cell table:formula="of:=[$Vanilla.A21]" office:value-type="string" office:string-value="Greyhound Plasma St" calcext:value-type="string">
            <text:p>Greyhound Plasma St</text:p>
          </table:table-cell>
          <table:table-cell table:formula="of:=[$Vanilla.K21]/[$Vanilla.D21]" office:value-type="float" office:value="18.9230769230769" calcext:value-type="float">
            <text:p>18.9231</text:p>
          </table:table-cell>
          <table:table-cell table:formula="of:=[.B42]/[.B41]" office:value-type="float" office:value="1.10877403846154" calcext:value-type="float">
            <text:p>1.1088</text:p>
          </table:table-cell>
        </table:table-row>
        <table:table-row table:style-name="ro1">
          <table:table-cell table:formula="of:=[$Vanilla.A22]" office:value-type="string" office:string-value="Impala Plasma St" calcext:value-type="string">
            <text:p>Impala Plasma St</text:p>
          </table:table-cell>
          <table:table-cell table:formula="of:=[$Vanilla.K22]/[$Vanilla.D22]" office:value-type="float" office:value="21.953488372093" calcext:value-type="float">
            <text:p>21.9535</text:p>
          </table:table-cell>
          <table:table-cell table:formula="of:=[.B43]/[.B42]" office:value-type="float" office:value="1.1601436944602" calcext:value-type="float">
            <text:p>1.1601</text:p>
          </table:table-cell>
        </table:table-row>
        <table:table-row table:style-name="ro1">
          <table:table-cell table:formula="of:=[$Vanilla.A23]" office:value-type="string" office:string-value="Orca Plasma St" calcext:value-type="string">
            <text:p>Orca Plasma St</text:p>
          </table:table-cell>
          <table:table-cell table:formula="of:=[$Vanilla.K23]/[$Vanilla.D23]" office:value-type="float" office:value="24.4864864864865" calcext:value-type="float">
            <text:p>24.4865</text:p>
          </table:table-cell>
          <table:table-cell table:formula="of:=[.B44]/[.B43]" office:value-type="float" office:value="1.11538021071919" calcext:value-type="float">
            <text:p>1.1154</text:p>
          </table:table-cell>
        </table:table-row>
        <table:table-row table:style-name="ro1">
          <table:table-cell table:formula="of:=[$Vanilla.A24]" office:value-type="string" office:string-value="Tyrant Plasma St" calcext:value-type="string">
            <text:p>Tyrant Plasma St</text:p>
          </table:table-cell>
          <table:table-cell table:formula="of:=[$Vanilla.K24]/[$Vanilla.D24]" office:value-type="float" office:value="27.832" calcext:value-type="float">
            <text:p>27.8320</text:p>
          </table:table-cell>
          <table:table-cell table:formula="of:=[.B45]/[.B44]" office:value-type="float" office:value="1.13662693156733" calcext:value-type="float">
            <text:p>1.136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[$Vanilla.A31]" office:value-type="string" office:string-value="A125 Atomic Steering" calcext:value-type="string">
            <text:p>A125 Atomic Steering</text:p>
          </table:table-cell>
          <table:table-cell table:formula="of:=[$Vanilla.K31]/[$Vanilla.D31]" office:value-type="float" office:value="24.5" calcext:value-type="float">
            <text:p>24.5000</text:p>
          </table:table-cell>
          <table:table-cell/>
        </table:table-row>
        <table:table-row table:style-name="ro1">
          <table:table-cell table:formula="of:=[$Vanilla.A32]" office:value-type="string" office:string-value="A255 Atomic Steering" calcext:value-type="string">
            <text:p>A255 Atomic Steering</text:p>
          </table:table-cell>
          <table:table-cell table:formula="of:=[$Vanilla.K32]/[$Vanilla.D32]" office:value-type="float" office:value="27.48" calcext:value-type="float">
            <text:p>27.4800</text:p>
          </table:table-cell>
          <table:table-cell table:formula="of:=[.B48]/[.B47]" office:value-type="float" office:value="1.12163265306122" calcext:value-type="float">
            <text:p>1.1216</text:p>
          </table:table-cell>
        </table:table-row>
        <table:table-row table:style-name="ro1">
          <table:table-cell table:formula="of:=[$Vanilla.A33]" office:value-type="string" office:string-value="A375 Atomic Steering" calcext:value-type="string">
            <text:p>A375 Atomic Steering</text:p>
          </table:table-cell>
          <table:table-cell table:formula="of:=[$Vanilla.K33]/[$Vanilla.D33]" office:value-type="float" office:value="31.3684210526316" calcext:value-type="float">
            <text:p>31.3684</text:p>
          </table:table-cell>
          <table:table-cell table:formula="of:=[.B49]/[.B48]" office:value-type="float" office:value="1.14150003830537" calcext:value-type="float">
            <text:p>1.1415</text:p>
          </table:table-cell>
        </table:table-row>
        <table:table-row table:style-name="ro1">
          <table:table-cell table:formula="of:=[$Vanilla.A34]" office:value-type="string" office:string-value="A525 Atomic Steering" calcext:value-type="string">
            <text:p>A525 Atomic Steering</text:p>
          </table:table-cell>
          <table:table-cell table:formula="of:=[$Vanilla.K34]/[$Vanilla.D34]" office:value-type="float" office:value="34.1666666666667" calcext:value-type="float">
            <text:p>34.1667</text:p>
          </table:table-cell>
          <table:table-cell table:formula="of:=[.B50]/[.B49]" office:value-type="float" office:value="1.08920581655481" calcext:value-type="float">
            <text:p>1.0892</text:p>
          </table:table-cell>
        </table:table-row>
        <table:table-row table:style-name="ro1">
          <table:table-cell table:formula="of:=[$Vanilla.A35]" office:value-type="string" office:string-value="A865 Atomic Steering" calcext:value-type="string">
            <text:p>A865 Atomic Steering</text:p>
          </table:table-cell>
          <table:table-cell table:formula="of:=[$Vanilla.K35]/[$Vanilla.D35]" office:value-type="float" office:value="38.1413043478261" calcext:value-type="float">
            <text:p>38.1413</text:p>
          </table:table-cell>
          <table:table-cell table:formula="of:=[.B51]/[.B50]" office:value-type="float" office:value="1.11633085896076" calcext:value-type="float">
            <text:p>1.116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[$Vanilla.A47]" office:value-type="string" office:string-value="&quot;Basrem&quot; Atomic St" calcext:value-type="string">
            <text:p>"Basrem" Atomic St</text:p>
          </table:table-cell>
          <table:table-cell table:formula="of:=[$Vanilla.K47]/[$Vanilla.D47]" office:value-type="float" office:value="25.75" calcext:value-type="float">
            <text:p>25.7500</text:p>
          </table:table-cell>
          <table:table-cell/>
        </table:table-row>
        <table:table-row table:style-name="ro1">
          <table:table-cell table:formula="of:=[$Vanilla.A48]" office:value-type="string" office:string-value="&quot;Benga&quot; Atomic St" calcext:value-type="string">
            <text:p>"Benga" Atomic St</text:p>
          </table:table-cell>
          <table:table-cell table:formula="of:=[$Vanilla.K48]/[$Vanilla.D48]" office:value-type="float" office:value="28.85" calcext:value-type="float">
            <text:p>28.8500</text:p>
          </table:table-cell>
          <table:table-cell table:formula="of:=[.B54]/[.B53]" office:value-type="float" office:value="1.12038834951456" calcext:value-type="float">
            <text:p>1.1204</text:p>
          </table:table-cell>
        </table:table-row>
        <table:table-row table:style-name="ro1">
          <table:table-cell table:formula="of:=[$Vanilla.A49]" office:value-type="string" office:string-value="&quot;Biroo&quot; Atomic St" calcext:value-type="string">
            <text:p>"Biroo" Atomic St</text:p>
          </table:table-cell>
          <table:table-cell table:formula="of:=[$Vanilla.K49]/[$Vanilla.D49]" office:value-type="float" office:value="32.9375" calcext:value-type="float">
            <text:p>32.9375</text:p>
          </table:table-cell>
          <table:table-cell table:formula="of:=[.B55]/[.B54]" office:value-type="float" office:value="1.14168110918544" calcext:value-type="float">
            <text:p>1.1417</text:p>
          </table:table-cell>
        </table:table-row>
        <table:table-row table:style-name="ro1">
          <table:table-cell table:formula="of:=[$Vanilla.A50]" office:value-type="string" office:string-value="&quot;Bondir&quot; Atomic St" calcext:value-type="string">
            <text:p>"Bondir" Atomic St</text:p>
          </table:table-cell>
          <table:table-cell table:formula="of:=[$Vanilla.K50]/[$Vanilla.D50]" office:value-type="float" office:value="35.8775510204082" calcext:value-type="float">
            <text:p>35.8776</text:p>
          </table:table-cell>
          <table:table-cell table:formula="of:=[.B56]/[.B55]" office:value-type="float" office:value="1.08926151105604" calcext:value-type="float">
            <text:p>1.0893</text:p>
          </table:table-cell>
        </table:table-row>
        <table:table-row table:style-name="ro1">
          <table:table-cell table:formula="of:=[$Vanilla.A51]" office:value-type="string" office:string-value="&quot;Bufaer&quot; Atomic St" calcext:value-type="string">
            <text:p>"Bufaer" Atomic St</text:p>
          </table:table-cell>
          <table:table-cell table:formula="of:=[$Vanilla.K51]/[$Vanilla.D51]" office:value-type="float" office:value="40.0394736842105" calcext:value-type="float">
            <text:p>40.0395</text:p>
          </table:table-cell>
          <table:table-cell table:formula="of:=[.B57]/[.B56]" office:value-type="float" office:value="1.11600353272259" calcext:value-type="float">
            <text:p>1.1160</text:p>
          </table:table-cell>
        </table:table-row>
        <table:table-row table:style-name="ro1" table:number-rows-repeated="104851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odded Graph" table:style-name="ta1">
        <table:shapes>
          <draw:frame draw:z-index="0" draw:style-name="gr1" draw:text-style-name="P1" svg:width="25.44cm" svg:height="13.361cm" svg:x="9.014cm" svg:y="0.239cm">
            <draw:object draw:notify-on-update-of-ranges="'Modded Graph'.B3:'Modded Graph'.B7 'Modded Graph'.B21:'Modded Graph'.B25 'Modded Graph'.B9:'Modded Graph'.B13 'Modded Graph'.B15:'Modded Graph'.B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5.431cm" svg:height="13.361cm" svg:x="8.918cm" svg:y="15.14cm">
            <draw:object draw:notify-on-update-of-ranges="'Modded Graph'.B35:'Modded Graph'.B39 'Modded Graph'.B53:'Modded Graph'.B57 'Modded Graph'.B41:'Modded Graph'.B45 'Modded Graph'.B47:'Modded Graph'.B5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9" table:default-cell-style-name="Default"/>
        <table:table-column table:style-name="co10" table:number-columns-repeated="2" table:default-cell-style-name="ce25"/>
        <table:table-row table:style-name="ro1">
          <table:table-cell office:value-type="string" calcext:value-type="string">
            <text:p>Engine</text:p>
          </table:table-cell>
          <table:table-cell office:value-type="string" calcext:value-type="string">
            <text:p>Thrust/EC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[$Vanilla.A4]" office:value-type="string" office:string-value="X1700 Ion Thruster" calcext:value-type="string">
            <text:p>X1700 Ion Thruster</text:p>
          </table:table-cell>
          <table:table-cell table:formula="of:=[$Modded.E4]/[$Modded.D4]" office:value-type="float" office:value="0.45" calcext:value-type="float">
            <text:p>0.4500</text:p>
          </table:table-cell>
          <table:table-cell/>
        </table:table-row>
        <table:table-row table:style-name="ro1">
          <table:table-cell table:formula="of:=[$Vanilla.A5]" office:value-type="string" office:string-value="X2700 Ion Thruster" calcext:value-type="string">
            <text:p>X2700 Ion Thruster</text:p>
          </table:table-cell>
          <table:table-cell table:formula="of:=[$Modded.E5]/[$Modded.D5]" office:value-type="float" office:value="0.495185185185185" calcext:value-type="float">
            <text:p>0.4952</text:p>
          </table:table-cell>
          <table:table-cell table:formula="of:=[.B4]/[.B3]" office:value-type="float" office:value="1.10041152263374" calcext:value-type="float">
            <text:p>1.1004</text:p>
          </table:table-cell>
        </table:table-row>
        <table:table-row table:style-name="ro1">
          <table:table-cell table:formula="of:=[$Vanilla.A6]" office:value-type="string" office:string-value="X3700 Ion Thruster" calcext:value-type="string">
            <text:p>X3700 Ion Thruster</text:p>
          </table:table-cell>
          <table:table-cell table:formula="of:=[$Modded.E6]/[$Modded.D6]" office:value-type="float" office:value="0.534565217391304" calcext:value-type="float">
            <text:p>0.5346</text:p>
          </table:table-cell>
          <table:table-cell table:formula="of:=[.B5]/[.B4]" office:value-type="float" office:value="1.07952586907743" calcext:value-type="float">
            <text:p>1.0795</text:p>
          </table:table-cell>
        </table:table-row>
        <table:table-row table:style-name="ro1">
          <table:table-cell table:formula="of:=[$Vanilla.A7]" office:value-type="string" office:string-value="X4700 Ion Thruster" calcext:value-type="string">
            <text:p>X4700 Ion Thruster</text:p>
          </table:table-cell>
          <table:table-cell table:formula="of:=[$Modded.E7]/[$Modded.D7]" office:value-type="float" office:value="0.572025316455696" calcext:value-type="float">
            <text:p>0.5720</text:p>
          </table:table-cell>
          <table:table-cell table:formula="of:=[.B6]/[.B5]" office:value-type="float" office:value="1.07007582582196" calcext:value-type="float">
            <text:p>1.0701</text:p>
          </table:table-cell>
        </table:table-row>
        <table:table-row table:style-name="ro1">
          <table:table-cell table:formula="of:=[$Vanilla.A8]" office:value-type="string" office:string-value="X5700 Ion Thruster" calcext:value-type="string">
            <text:p>X5700 Ion Thruster</text:p>
          </table:table-cell>
          <table:table-cell table:formula="of:=[$Modded.E8]/[$Modded.D8]" office:value-type="float" office:value="0.609179104477612" calcext:value-type="float">
            <text:p>0.6092</text:p>
          </table:table-cell>
          <table:table-cell table:formula="of:=[.B7]/[.B6]" office:value-type="float" office:value="1.06495130014896" calcext:value-type="float">
            <text:p>1.065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[$Vanilla.A15]" office:value-type="string" office:string-value="Chipmunk Plasma Th" calcext:value-type="string">
            <text:p>Chipmunk Plasma Th</text:p>
          </table:table-cell>
          <table:table-cell table:formula="of:=[$Modded.E15]/[$Modded.D15]" office:value-type="float" office:value="0.585" calcext:value-type="float">
            <text:p>0.5850</text:p>
          </table:table-cell>
          <table:table-cell/>
        </table:table-row>
        <table:table-row table:style-name="ro1">
          <table:table-cell table:formula="of:=[$Vanilla.A16]" office:value-type="string" office:string-value="Greyhound Plasma Th" calcext:value-type="string">
            <text:p>Greyhound Plasma Th</text:p>
          </table:table-cell>
          <table:table-cell table:formula="of:=[$Modded.E16]/[$Modded.D16]" office:value-type="float" office:value="0.643529411764706" calcext:value-type="float">
            <text:p>0.6435</text:p>
          </table:table-cell>
          <table:table-cell table:formula="of:=[.B10]/[.B9]" office:value-type="float" office:value="1.10005027652086" calcext:value-type="float">
            <text:p>1.1001</text:p>
          </table:table-cell>
        </table:table-row>
        <table:table-row table:style-name="ro1">
          <table:table-cell table:formula="of:=[$Vanilla.A17]" office:value-type="string" office:string-value="Impala Plasma Th" calcext:value-type="string">
            <text:p>Impala Plasma Th</text:p>
          </table:table-cell>
          <table:table-cell table:formula="of:=[$Modded.E17]/[$Modded.D17]" office:value-type="float" office:value="0.695" calcext:value-type="float">
            <text:p>0.6950</text:p>
          </table:table-cell>
          <table:table-cell table:formula="of:=[.B11]/[.B10]" office:value-type="float" office:value="1.07998171846435" calcext:value-type="float">
            <text:p>1.0800</text:p>
          </table:table-cell>
        </table:table-row>
        <table:table-row table:style-name="ro1">
          <table:table-cell table:formula="of:=[$Vanilla.A18]" office:value-type="string" office:string-value="Orca Plasma Th" calcext:value-type="string">
            <text:p>Orca Plasma Th</text:p>
          </table:table-cell>
          <table:table-cell table:formula="of:=[$Modded.E18]/[$Modded.D18]" office:value-type="float" office:value="0.743673469387755" calcext:value-type="float">
            <text:p>0.7437</text:p>
          </table:table-cell>
          <table:table-cell table:formula="of:=[.B12]/[.B11]" office:value-type="float" office:value="1.07003376890324" calcext:value-type="float">
            <text:p>1.0700</text:p>
          </table:table-cell>
        </table:table-row>
        <table:table-row table:style-name="ro1">
          <table:table-cell table:formula="of:=[$Vanilla.A19]" office:value-type="string" office:string-value="Tyrant Plasma Th" calcext:value-type="string">
            <text:p>Tyrant Plasma Th</text:p>
          </table:table-cell>
          <table:table-cell table:formula="of:=[$Modded.E19]/[$Modded.D19]" office:value-type="float" office:value="0.791976047904192" calcext:value-type="float">
            <text:p>0.7920</text:p>
          </table:table-cell>
          <table:table-cell table:formula="of:=[.B13]/[.B12]" office:value-type="float" office:value="1.06495132676469" calcext:value-type="float">
            <text:p>1.065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[$Vanilla.A26]" office:value-type="string" office:string-value="A120 Atomic Thruster" calcext:value-type="string">
            <text:p>A120 Atomic Thruster</text:p>
          </table:table-cell>
          <table:table-cell table:formula="of:=[$Modded.E26]/[$Modded.D26]" office:value-type="float" office:value="0.760454545454545" calcext:value-type="float">
            <text:p>0.7605</text:p>
          </table:table-cell>
          <table:table-cell/>
        </table:table-row>
        <table:table-row table:style-name="ro1">
          <table:table-cell table:formula="of:=[$Vanilla.A27]" office:value-type="string" office:string-value="A250 Atomic Thruster" calcext:value-type="string">
            <text:p>A250 Atomic Thruster</text:p>
          </table:table-cell>
          <table:table-cell table:formula="of:=[$Modded.E27]/[$Modded.D27]" office:value-type="float" office:value="0.836470588235294" calcext:value-type="float">
            <text:p>0.8365</text:p>
          </table:table-cell>
          <table:table-cell table:formula="of:=[.B16]/[.B15]" office:value-type="float" office:value="1.09996132344151" calcext:value-type="float">
            <text:p>1.1000</text:p>
          </table:table-cell>
        </table:table-row>
        <table:table-row table:style-name="ro1">
          <table:table-cell table:formula="of:=[$Vanilla.A28]" office:value-type="string" office:string-value="A370 Atomic Thruster" calcext:value-type="string">
            <text:p>A370 Atomic Thruster</text:p>
          </table:table-cell>
          <table:table-cell table:formula="of:=[$Modded.E28]/[$Modded.D28]" office:value-type="float" office:value="0.903396226415094" calcext:value-type="float">
            <text:p>0.9034</text:p>
          </table:table-cell>
          <table:table-cell table:formula="of:=[.B17]/[.B16]" office:value-type="float" office:value="1.08000955337951" calcext:value-type="float">
            <text:p>1.0800</text:p>
          </table:table-cell>
        </table:table-row>
        <table:table-row table:style-name="ro1">
          <table:table-cell table:formula="of:=[$Vanilla.A29]" office:value-type="string" office:string-value="A520 Atomic Thruster" calcext:value-type="string">
            <text:p>A520 Atomic Thruster</text:p>
          </table:table-cell>
          <table:table-cell table:formula="of:=[$Modded.E29]/[$Modded.D29]" office:value-type="float" office:value="0.966707317073171" calcext:value-type="float">
            <text:p>0.9667</text:p>
          </table:table-cell>
          <table:table-cell table:formula="of:=[.B18]/[.B17]" office:value-type="float" office:value="1.07008119893229" calcext:value-type="float">
            <text:p>1.0701</text:p>
          </table:table-cell>
        </table:table-row>
        <table:table-row table:style-name="ro1">
          <table:table-cell table:formula="of:=[$Vanilla.A30]" office:value-type="string" office:string-value="A860 Atomic Thruster" calcext:value-type="string">
            <text:p>A860 Atomic Thruster</text:p>
          </table:table-cell>
          <table:table-cell table:formula="of:=[$Modded.E30]/[$Modded.D30]" office:value-type="float" office:value="1.02952755905512" calcext:value-type="float">
            <text:p>1.0295</text:p>
          </table:table-cell>
          <table:table-cell table:formula="of:=[.B19]/[.B18]" office:value-type="float" office:value="1.06498372451772" calcext:value-type="float">
            <text:p>1.065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[$Modded.A42]" office:value-type="string" office:string-value="&quot;Basrem&quot; Atomic Th" calcext:value-type="string">
            <text:p>"Basrem" Atomic Th</text:p>
          </table:table-cell>
          <table:table-cell table:formula="of:=[$Modded.E42]/[$Modded.D42]" office:value-type="float" office:value="0.823888888888889" calcext:value-type="float">
            <text:p>0.8239</text:p>
          </table:table-cell>
          <table:table-cell/>
        </table:table-row>
        <table:table-row table:style-name="ro1">
          <table:table-cell table:formula="of:=[$Modded.A43]" office:value-type="string" office:string-value="&quot;Benga&quot; Atomic Th" calcext:value-type="string">
            <text:p>"Benga" Atomic Th</text:p>
          </table:table-cell>
          <table:table-cell table:formula="of:=[$Modded.E43]/[$Modded.D43]" office:value-type="float" office:value="0.906428571428571" calcext:value-type="float">
            <text:p>0.9064</text:p>
          </table:table-cell>
          <table:table-cell table:formula="of:=[.B22]/[.B21]" office:value-type="float" office:value="1.10018302668336" calcext:value-type="float">
            <text:p>1.1002</text:p>
          </table:table-cell>
        </table:table-row>
        <table:table-row table:style-name="ro1">
          <table:table-cell table:formula="of:=[$Modded.A44]" office:value-type="string" office:string-value="&quot;Biroo&quot; Atomic Th" calcext:value-type="string">
            <text:p>"Biroo" Atomic Th</text:p>
          </table:table-cell>
          <table:table-cell table:formula="of:=[$Modded.E44]/[$Modded.D44]" office:value-type="float" office:value="0.978863636363636" calcext:value-type="float">
            <text:p>0.9789</text:p>
          </table:table-cell>
          <table:table-cell table:formula="of:=[.B23]/[.B22]" office:value-type="float" office:value="1.0799126011892" calcext:value-type="float">
            <text:p>1.0799</text:p>
          </table:table-cell>
        </table:table-row>
        <table:table-row table:style-name="ro1">
          <table:table-cell table:formula="of:=[$Modded.A45]" office:value-type="string" office:string-value="&quot;Bondir&quot; Atomic Th" calcext:value-type="string">
            <text:p>"Bondir" Atomic Th</text:p>
          </table:table-cell>
          <table:table-cell table:formula="of:=[$Modded.E45]/[$Modded.D45]" office:value-type="float" office:value="1.04730158730159" calcext:value-type="float">
            <text:p>1.0473</text:p>
          </table:table-cell>
          <table:table-cell table:formula="of:=[.B24]/[.B23]" office:value-type="float" office:value="1.06991571491223" calcext:value-type="float">
            <text:p>1.0699</text:p>
          </table:table-cell>
        </table:table-row>
        <table:table-row table:style-name="ro1">
          <table:table-cell table:formula="of:=[$Modded.A46]" office:value-type="string" office:string-value="&quot;Bufaer&quot; Atomic Th" calcext:value-type="string">
            <text:p>"Bufaer" Atomic Th</text:p>
          </table:table-cell>
          <table:table-cell table:formula="of:=[$Modded.E46]/[$Modded.D46]" office:value-type="float" office:value="1.11538461538462" calcext:value-type="float">
            <text:p>1.1154</text:p>
          </table:table-cell>
          <table:table-cell table:formula="of:=[.B25]/[.B24]" office:value-type="float" office:value="1.06500804439574" calcext:value-type="float">
            <text:p>1.0650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Turn/EC</text:p>
          </table:table-cell>
          <table:table-cell/>
        </table:table-row>
        <table:table-row table:style-name="ro1">
          <table:table-cell table:formula="of:=[$Vanilla.A9]" office:value-type="string" office:string-value="X1200 Ion Steering" calcext:value-type="string">
            <text:p>X1200 Ion Steering</text:p>
          </table:table-cell>
          <table:table-cell table:formula="of:=[$Modded.K9]/[$Modded.D9]" office:value-type="float" office:value="16" calcext:value-type="float">
            <text:p>16.0000</text:p>
          </table:table-cell>
          <table:table-cell/>
        </table:table-row>
        <table:table-row table:style-name="ro1">
          <table:table-cell table:formula="of:=[$Vanilla.A10]" office:value-type="string" office:string-value="X2200 Ion Steering" calcext:value-type="string">
            <text:p>X2200 Ion Steering</text:p>
          </table:table-cell>
          <table:table-cell table:formula="of:=[$Modded.K10]/[$Modded.D10]" office:value-type="float" office:value="18.4" calcext:value-type="float">
            <text:p>18.4000</text:p>
          </table:table-cell>
          <table:table-cell table:formula="of:=[.B36]/[.B35]" office:value-type="float" office:value="1.15" calcext:value-type="float">
            <text:p>1.1500</text:p>
          </table:table-cell>
        </table:table-row>
        <table:table-row table:style-name="ro1">
          <table:table-cell table:formula="of:=[$Vanilla.A11]" office:value-type="string" office:string-value="X3200 Ion Steering" calcext:value-type="string">
            <text:p>X3200 Ion Steering</text:p>
          </table:table-cell>
          <table:table-cell table:formula="of:=[$Modded.K11]/[$Modded.D11]" office:value-type="float" office:value="20.424" calcext:value-type="float">
            <text:p>20.4240</text:p>
          </table:table-cell>
          <table:table-cell table:formula="of:=[.B37]/[.B36]" office:value-type="float" office:value="1.11" calcext:value-type="float">
            <text:p>1.1100</text:p>
          </table:table-cell>
        </table:table-row>
        <table:table-row table:style-name="ro1">
          <table:table-cell table:formula="of:=[$Vanilla.A12]" office:value-type="string" office:string-value="X4200 Ion Steering" calcext:value-type="string">
            <text:p>X4200 Ion Steering</text:p>
          </table:table-cell>
          <table:table-cell table:formula="of:=[$Modded.K12]/[$Modded.D12]" office:value-type="float" office:value="22.2622033898305" calcext:value-type="float">
            <text:p>22.2622</text:p>
          </table:table-cell>
          <table:table-cell table:formula="of:=[.B38]/[.B37]" office:value-type="float" office:value="1.09000212445312" calcext:value-type="float">
            <text:p>1.0900</text:p>
          </table:table-cell>
        </table:table-row>
        <table:table-row table:style-name="ro1">
          <table:table-cell table:formula="of:=[$Vanilla.A13]" office:value-type="string" office:string-value="X5200 Ion Steering" calcext:value-type="string">
            <text:p>X5200 Ion Steering</text:p>
          </table:table-cell>
          <table:table-cell table:formula="of:=[$Modded.K13]/[$Modded.D13]" office:value-type="float" office:value="24.0431" calcext:value-type="float">
            <text:p>24.0431</text:p>
          </table:table-cell>
          <table:table-cell table:formula="of:=[.B39]/[.B38]" office:value-type="float" office:value="1.07999642169216" calcext:value-type="float">
            <text:p>1.08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[$Vanilla.A20]" office:value-type="string" office:string-value="Chipmunk Plasma St" calcext:value-type="string">
            <text:p>Chipmunk Plasma St</text:p>
          </table:table-cell>
          <table:table-cell table:formula="of:=[$Modded.K20]/[$Modded.D20]" office:value-type="float" office:value="20.8" calcext:value-type="float">
            <text:p>20.8000</text:p>
          </table:table-cell>
          <table:table-cell/>
        </table:table-row>
        <table:table-row table:style-name="ro1">
          <table:table-cell table:formula="of:=[$Vanilla.A21]" office:value-type="string" office:string-value="Greyhound Plasma St" calcext:value-type="string">
            <text:p>Greyhound Plasma St</text:p>
          </table:table-cell>
          <table:table-cell table:formula="of:=[$Modded.K21]/[$Modded.D21]" office:value-type="float" office:value="23.92" calcext:value-type="float">
            <text:p>23.9200</text:p>
          </table:table-cell>
          <table:table-cell table:formula="of:=[.B42]/[.B41]" office:value-type="float" office:value="1.15" calcext:value-type="float">
            <text:p>1.1500</text:p>
          </table:table-cell>
        </table:table-row>
        <table:table-row table:style-name="ro1">
          <table:table-cell table:formula="of:=[$Vanilla.A22]" office:value-type="string" office:string-value="Impala Plasma St" calcext:value-type="string">
            <text:p>Impala Plasma St</text:p>
          </table:table-cell>
          <table:table-cell table:formula="of:=[$Modded.K22]/[$Modded.D22]" office:value-type="float" office:value="26.5511627906977" calcext:value-type="float">
            <text:p>26.5512</text:p>
          </table:table-cell>
          <table:table-cell table:formula="of:=[.B43]/[.B42]" office:value-type="float" office:value="1.10999844442716" calcext:value-type="float">
            <text:p>1.1100</text:p>
          </table:table-cell>
        </table:table-row>
        <table:table-row table:style-name="ro1">
          <table:table-cell table:formula="of:=[$Vanilla.A23]" office:value-type="string" office:string-value="Orca Plasma St" calcext:value-type="string">
            <text:p>Orca Plasma St</text:p>
          </table:table-cell>
          <table:table-cell table:formula="of:=[$Modded.K23]/[$Modded.D23]" office:value-type="float" office:value="28.9408108108108" calcext:value-type="float">
            <text:p>28.9408</text:p>
          </table:table-cell>
          <table:table-cell table:formula="of:=[.B44]/[.B43]" office:value-type="float" office:value="1.09000163341058" calcext:value-type="float">
            <text:p>1.0900</text:p>
          </table:table-cell>
        </table:table-row>
        <table:table-row table:style-name="ro1">
          <table:table-cell table:formula="of:=[$Vanilla.A24]" office:value-type="string" office:string-value="Tyrant Plasma St" calcext:value-type="string">
            <text:p>Tyrant Plasma St</text:p>
          </table:table-cell>
          <table:table-cell table:formula="of:=[$Modded.K24]/[$Modded.D24]" office:value-type="float" office:value="31.25608" calcext:value-type="float">
            <text:p>31.2561</text:p>
          </table:table-cell>
          <table:table-cell table:formula="of:=[.B45]/[.B44]" office:value-type="float" office:value="1.0800001494196" calcext:value-type="float">
            <text:p>1.08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[$Vanilla.A31]" office:value-type="string" office:string-value="A125 Atomic Steering" calcext:value-type="string">
            <text:p>A125 Atomic Steering</text:p>
          </table:table-cell>
          <table:table-cell table:formula="of:=[$Modded.K31]/[$Modded.D31]" office:value-type="float" office:value="27.04" calcext:value-type="float">
            <text:p>27.0400</text:p>
          </table:table-cell>
          <table:table-cell/>
        </table:table-row>
        <table:table-row table:style-name="ro1">
          <table:table-cell table:formula="of:=[$Vanilla.A32]" office:value-type="string" office:string-value="A255 Atomic Steering" calcext:value-type="string">
            <text:p>A255 Atomic Steering</text:p>
          </table:table-cell>
          <table:table-cell table:formula="of:=[$Modded.K32]/[$Modded.D32]" office:value-type="float" office:value="31.096" calcext:value-type="float">
            <text:p>31.0960</text:p>
          </table:table-cell>
          <table:table-cell table:formula="of:=[.B48]/[.B47]" office:value-type="float" office:value="1.15" calcext:value-type="float">
            <text:p>1.1500</text:p>
          </table:table-cell>
        </table:table-row>
        <table:table-row table:style-name="ro1">
          <table:table-cell table:formula="of:=[$Vanilla.A33]" office:value-type="string" office:string-value="A375 Atomic Steering" calcext:value-type="string">
            <text:p>A375 Atomic Steering</text:p>
          </table:table-cell>
          <table:table-cell table:formula="of:=[$Modded.K33]/[$Modded.D33]" office:value-type="float" office:value="34.5165789473684" calcext:value-type="float">
            <text:p>34.5166</text:p>
          </table:table-cell>
          <table:table-cell table:formula="of:=[.B49]/[.B48]" office:value-type="float" office:value="1.11000060931851" calcext:value-type="float">
            <text:p>1.1100</text:p>
          </table:table-cell>
        </table:table-row>
        <table:table-row table:style-name="ro1">
          <table:table-cell table:formula="of:=[$Vanilla.A34]" office:value-type="string" office:string-value="A525 Atomic Steering" calcext:value-type="string">
            <text:p>A525 Atomic Steering</text:p>
          </table:table-cell>
          <table:table-cell table:formula="of:=[$Modded.K34]/[$Modded.D34]" office:value-type="float" office:value="37.623" calcext:value-type="float">
            <text:p>37.6230</text:p>
          </table:table-cell>
          <table:table-cell table:formula="of:=[.B50]/[.B49]" office:value-type="float" office:value="1.08999794149265" calcext:value-type="float">
            <text:p>1.0900</text:p>
          </table:table-cell>
        </table:table-row>
        <table:table-row table:style-name="ro1">
          <table:table-cell table:formula="of:=[$Vanilla.A35]" office:value-type="string" office:string-value="A865 Atomic Steering" calcext:value-type="string">
            <text:p>A865 Atomic Steering</text:p>
          </table:table-cell>
          <table:table-cell table:formula="of:=[$Modded.K35]/[$Modded.D35]" office:value-type="float" office:value="40.6329347826087" calcext:value-type="float">
            <text:p>40.6329</text:p>
          </table:table-cell>
          <table:table-cell table:formula="of:=[.B51]/[.B50]" office:value-type="float" office:value="1.08000251927302" calcext:value-type="float">
            <text:p>1.08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[$Modded.A47]" office:value-type="string" office:string-value="&quot;Basrem&quot; Atomic St" calcext:value-type="string">
            <text:p>"Basrem" Atomic St</text:p>
          </table:table-cell>
          <table:table-cell table:formula="of:=[$Modded.K47]/[$Modded.D47]" office:value-type="float" office:value="29.2925" calcext:value-type="float">
            <text:p>29.2925</text:p>
          </table:table-cell>
          <table:table-cell/>
        </table:table-row>
        <table:table-row table:style-name="ro1">
          <table:table-cell table:formula="of:=[$Modded.A48]" office:value-type="string" office:string-value="&quot;Benga&quot; Atomic St" calcext:value-type="string">
            <text:p>"Benga" Atomic St</text:p>
          </table:table-cell>
          <table:table-cell table:formula="of:=[$Modded.K48]/[$Modded.D48]" office:value-type="float" office:value="33.6865" calcext:value-type="float">
            <text:p>33.6865</text:p>
          </table:table-cell>
          <table:table-cell table:formula="of:=[.B54]/[.B53]" office:value-type="float" office:value="1.15000426730392" calcext:value-type="float">
            <text:p>1.1500</text:p>
          </table:table-cell>
        </table:table-row>
        <table:table-row table:style-name="ro1">
          <table:table-cell table:formula="of:=[$Modded.A49]" office:value-type="string" office:string-value="&quot;Biroo&quot; Atomic St" calcext:value-type="string">
            <text:p>"Biroo" Atomic St</text:p>
          </table:table-cell>
          <table:table-cell table:formula="of:=[$Modded.K49]/[$Modded.D49]" office:value-type="float" office:value="37.391875" calcext:value-type="float">
            <text:p>37.3919</text:p>
          </table:table-cell>
          <table:table-cell table:formula="of:=[.B55]/[.B54]" office:value-type="float" office:value="1.10999584403248" calcext:value-type="float">
            <text:p>1.1100</text:p>
          </table:table-cell>
        </table:table-row>
        <table:table-row table:style-name="ro1">
          <table:table-cell table:formula="of:=[$Modded.A50]" office:value-type="string" office:string-value="&quot;Bondir&quot; Atomic St" calcext:value-type="string">
            <text:p>"Bondir" Atomic St</text:p>
          </table:table-cell>
          <table:table-cell table:formula="of:=[$Modded.K50]/[$Modded.D50]" office:value-type="float" office:value="40.7571428571429" calcext:value-type="float">
            <text:p>40.7571</text:p>
          </table:table-cell>
          <table:table-cell table:formula="of:=[.B56]/[.B55]" office:value-type="float" office:value="1.08999997612163" calcext:value-type="float">
            <text:p>1.0900</text:p>
          </table:table-cell>
        </table:table-row>
        <table:table-row table:style-name="ro1">
          <table:table-cell table:formula="of:=[$Modded.A51]" office:value-type="string" office:string-value="&quot;Bufaer&quot; Atomic St" calcext:value-type="string">
            <text:p>"Bufaer" Atomic St</text:p>
          </table:table-cell>
          <table:table-cell table:formula="of:=[$Modded.K51]/[$Modded.D51]" office:value-type="float" office:value="44.0177631578947" calcext:value-type="float">
            <text:p>44.0178</text:p>
          </table:table-cell>
          <table:table-cell table:formula="of:=[.B57]/[.B56]" office:value-type="float" office:value="1.08000119910713" calcext:value-type="float">
            <text:p>1.0800</text:p>
          </table:table-cell>
        </table:table-row>
        <table:table-row table:style-name="ro1" table:number-rows-repeated="104851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iers" table:style-name="ta1">
        <table:table-column table:style-name="co10" table:default-cell-style-name="ce20"/>
        <table:table-column table:style-name="co10" table:default-cell-style-name="ce51"/>
        <table:table-column table:style-name="co10" table:number-columns-repeated="2" table:default-cell-style-name="Default"/>
        <table:table-row table:style-name="ro1">
          <table:table-cell table:style-name="Default" office:value-type="string" calcext:value-type="string">
            <text:p>Tier Rating</text:p>
          </table:table-cell>
          <table:table-cell table:style-name="Default"/>
          <table:table-cell/>
          <table:table-cell office:value-type="string" calcext:value-type="string">
            <text:p>https://endless-sky.fandom.com/wiki/Tier_System</text:p>
          </table:table-cell>
        </table:table-row>
        <table:table-row table:style-name="ro1">
          <table:table-cell table:style-name="Default" office:value-type="string" calcext:value-type="string">
            <text:p>where Human = 1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formula: 1-(1/Tier)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Tier</text:p>
          </table:table-cell>
          <table:table-cell table:style-name="Default" office:value-type="string" calcext:value-type="string">
            <text:p>% Reductio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</text:p>
          </table:table-cell>
          <table:table-cell table:formula="of:=1-(1/[.A6])" office:value-type="percentage" office:value="0" calcext:value-type="percentage">
            <text:p>0.00%</text:p>
          </table:table-cell>
          <table:table-cell office:value-type="string" calcext:value-type="string">
            <text:p>Human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1-(1/[.A7])" office:value-type="percentage" office:value="0.0909090909090909" calcext:value-type="percentage">
            <text:p>9.09%</text:p>
          </table:table-cell>
          <table:table-cell office:value-type="string" calcext:value-type="string">
            <text:p>Pug (Humans)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1-(1/[.A8])" office:value-type="percentage" office:value="0.166666666666667" calcext:value-type="percentage">
            <text:p>16.67%</text:p>
          </table:table-cell>
          <table:table-cell office:value-type="string" calcext:value-type="string">
            <text:p>Hai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1-(1/[.A9])" office:value-type="percentage" office:value="0.230769230769231" calcext:value-type="percentage">
            <text:p>23.08%</text:p>
          </table:table-cell>
          <table:table-cell table:number-columns-repeated="2"/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1-(1/[.A10])" office:value-type="percentage" office:value="0.285714285714286" calcext:value-type="percentage">
            <text:p>28.57%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1-(1/[.A11])" office:value-type="percentage" office:value="0.333333333333333" calcext:value-type="percentage">
            <text:p>33.33%</text:p>
          </table:table-cell>
          <table:table-cell office:value-type="string" calcext:value-type="string">
            <text:p>Korath; Coalition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1-(1/[.A12])" office:value-type="percentage" office:value="0.375" calcext:value-type="percentage">
            <text:p>37.50%</text:p>
          </table:table-cell>
          <table:table-cell table:number-columns-repeated="2"/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1-(1/[.A13])" office:value-type="percentage" office:value="0.411764705882353" calcext:value-type="percentage">
            <text:p>41.18%</text:p>
          </table:table-cell>
          <table:table-cell table:number-columns-repeated="2"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1-(1/[.A14])" office:value-type="percentage" office:value="0.444444444444444" calcext:value-type="percentage">
            <text:p>44.44%</text:p>
          </table:table-cell>
          <table:table-cell office:value-type="string" calcext:value-type="string">
            <text:p>Remnant</text:p>
          </table:table-cell>
          <table:table-cell/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1-(1/[.A15])" office:value-type="percentage" office:value="0.473684210526316" calcext:value-type="percentage">
            <text:p>47.37%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.0</text:p>
          </table:table-cell>
          <table:table-cell table:formula="of:=1-(1/[.A16])" office:value-type="percentage" office:value="0.5" calcext:value-type="percentage">
            <text:p>50.00%</text:p>
          </table:table-cell>
          <table:table-cell office:value-type="string" calcext:value-type="string">
            <text:p>Kor Sestor/Mereti; Ka’het; Wanderers</text:p>
          </table:table-cell>
          <table:table-cell/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1-(1/[.A17])" office:value-type="percentage" office:value="0.523809523809524" calcext:value-type="percentage">
            <text:p>52.38%</text:p>
          </table:table-cell>
          <table:table-cell table:number-columns-repeated="2"/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1-(1/[.A18])" office:value-type="percentage" office:value="0.545454545454545" calcext:value-type="percentage">
            <text:p>54.55%</text:p>
          </table:table-cell>
          <table:table-cell table:number-columns-repeated="2"/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1-(1/[.A19])" office:value-type="percentage" office:value="0.565217391304348" calcext:value-type="percentage">
            <text:p>56.52%</text:p>
          </table:table-cell>
          <table:table-cell table:number-columns-repeated="2"/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1-(1/[.A20])" office:value-type="percentage" office:value="0.583333333333333" calcext:value-type="percentage">
            <text:p>58.33%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1-(1/[.A21])" office:value-type="percentage" office:value="0.6" calcext:value-type="percentage">
            <text:p>60.00%</text:p>
          </table:table-cell>
          <table:table-cell office:value-type="string" calcext:value-type="string">
            <text:p>Heliarch</text:p>
          </table:table-cell>
          <table:table-cell/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1-(1/[.A22])" office:value-type="percentage" office:value="0.615384615384615" calcext:value-type="percentage">
            <text:p>61.54%</text:p>
          </table:table-cell>
          <table:table-cell table:number-columns-repeated="2"/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1-(1/[.A23])" office:value-type="percentage" office:value="0.62962962962963" calcext:value-type="percentage">
            <text:p>62.96%</text:p>
          </table:table-cell>
          <table:table-cell table:number-columns-repeated="2"/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1-(1/[.A24])" office:value-type="percentage" office:value="0.642857142857143" calcext:value-type="percentage">
            <text:p>64.29%</text:p>
          </table:table-cell>
          <table:table-cell table:number-columns-repeated="2"/>
        </table:table-row>
        <table:table-row table:style-name="ro1">
          <table:table-cell office:value-type="float" office:value="2.9" calcext:value-type="float">
            <text:p>2.9</text:p>
          </table:table-cell>
          <table:table-cell table:formula="of:=1-(1/[.A25])" office:value-type="percentage" office:value="0.655172413793103" calcext:value-type="percentage">
            <text:p>65.52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.0</text:p>
          </table:table-cell>
          <table:table-cell table:formula="of:=1-(1/[.A26])" office:value-type="percentage" office:value="0.666666666666667" calcext:value-type="percentage">
            <text:p>66.67%</text:p>
          </table:table-cell>
          <table:table-cell office:value-type="string" calcext:value-type="string">
            <text:p>Quarg; Pug (Wanderers)/Arfecta</text:p>
          </table:table-cell>
          <table:table-cell/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1-(1/[.A27])" office:value-type="percentage" office:value="0.67741935483871" calcext:value-type="percentage">
            <text:p>67.74%</text:p>
          </table:table-cell>
          <table:table-cell table:number-columns-repeated="2"/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1-(1/[.A28])" office:value-type="percentage" office:value="0.6875" calcext:value-type="percentage">
            <text:p>68.75%</text:p>
          </table:table-cell>
          <table:table-cell table:number-columns-repeated="2"/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1-(1/[.A29])" office:value-type="percentage" office:value="0.696969696969697" calcext:value-type="percentage">
            <text:p>69.70%</text:p>
          </table:table-cell>
          <table:table-cell table:number-columns-repeated="2"/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1-(1/[.A30])" office:value-type="percentage" office:value="0.705882352941176" calcext:value-type="percentage">
            <text:p>70.59%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1-(1/[.A31])" office:value-type="percentage" office:value="0.714285714285714" calcext:value-type="percentage">
            <text:p>71.43%</text:p>
          </table:table-cell>
          <table:table-cell table:number-columns-repeated="2"/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1-(1/[.A32])" office:value-type="percentage" office:value="0.722222222222222" calcext:value-type="percentage">
            <text:p>72.22%</text:p>
          </table:table-cell>
          <table:table-cell table:number-columns-repeated="2"/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1-(1/[.A33])" office:value-type="percentage" office:value="0.72972972972973" calcext:value-type="percentage">
            <text:p>72.97%</text:p>
          </table:table-cell>
          <table:table-cell table:number-columns-repeated="2"/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1-(1/[.A34])" office:value-type="percentage" office:value="0.736842105263158" calcext:value-type="percentage">
            <text:p>73.68%</text:p>
          </table:table-cell>
          <table:table-cell table:number-columns-repeated="2"/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1-(1/[.A35])" office:value-type="percentage" office:value="0.743589743589744" calcext:value-type="percentage">
            <text:p>74.36%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.0</text:p>
          </table:table-cell>
          <table:table-cell table:formula="of:=1-(1/[.A36])" office:value-type="percentage" office:value="0.75" calcext:value-type="percentage">
            <text:p>75.00%</text:p>
          </table:table-cell>
          <table:table-cell office:value-type="string" calcext:value-type="string">
            <text:p>Drak ???</text:p>
          </table:table-cell>
          <table:table-cell/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1-(1/[.A37])" office:value-type="percentage" office:value="0.75609756097561" calcext:value-type="percentage">
            <text:p>75.61%</text:p>
          </table:table-cell>
          <table:table-cell table:number-columns-repeated="2"/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1-(1/[.A38])" office:value-type="percentage" office:value="0.761904761904762" calcext:value-type="percentage">
            <text:p>76.19%</text:p>
          </table:table-cell>
          <table:table-cell table:number-columns-repeated="2"/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1-(1/[.A39])" office:value-type="percentage" office:value="0.767441860465116" calcext:value-type="percentage">
            <text:p>76.74%</text:p>
          </table:table-cell>
          <table:table-cell table:number-columns-repeated="2"/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1-(1/[.A40])" office:value-type="percentage" office:value="0.772727272727273" calcext:value-type="percentage">
            <text:p>77.27%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1-(1/[.A41])" office:value-type="percentage" office:value="0.777777777777778" calcext:value-type="percentage">
            <text:p>77.78%</text:p>
          </table:table-cell>
          <table:table-cell table:number-columns-repeated="2"/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1-(1/[.A42])" office:value-type="percentage" office:value="0.782608695652174" calcext:value-type="percentage">
            <text:p>78.26%</text:p>
          </table:table-cell>
          <table:table-cell table:number-columns-repeated="2"/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1-(1/[.A43])" office:value-type="percentage" office:value="0.787234042553192" calcext:value-type="percentage">
            <text:p>78.72%</text:p>
          </table:table-cell>
          <table:table-cell table:number-columns-repeated="2"/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1-(1/[.A44])" office:value-type="percentage" office:value="0.791666666666667" calcext:value-type="percentage">
            <text:p>79.17%</text:p>
          </table:table-cell>
          <table:table-cell table:number-columns-repeated="2"/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1-(1/[.A45])" office:value-type="percentage" office:value="0.795918367346939" calcext:value-type="percentage">
            <text:p>79.59%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.0</text:p>
          </table:table-cell>
          <table:table-cell table:formula="of:=1-(1/[.A46])" office:value-type="percentage" office:value="0.8" calcext:value-type="percentage">
            <text:p>80.00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C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1" loext:min-decimal-places="1" number:min-integer-digits="1"/>
    </number:number-style>
    <number:number-style style:name="N108">
      <number:number number:decimal-places="1" loext:min-decimal-places="1" number:min-integer-digits="1" number:grouping="true"/>
    </number:number-style>
    <number:number-style style:name="N109" number:title="User-defined">
      <number:number number:decimal-places="4" loext:min-decimal-places="4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5" loext:min-decimal-places="5" number:min-integer-digits="1"/>
    </number:number-style>
    <number:percentage-style style:name="N112">
      <number:number number:decimal-places="0" loext:min-decimal-places="0" number:min-integer-digits="1"/>
      <number:text>%</number:text>
    </number:percentage-style>
    <number:currency-style style:name="N114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14" number:title="User-defined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14P0"/>
    </number:currency-style>
    <number:percentage-style style:name="N115">
      <number:number number:decimal-places="1" loext:min-decimal-places="1" number:min-integer-digits="1"/>
      <number:text>%</number:text>
    </number:percentage-style>
    <number:percentage-style style:name="N116">
      <number:number number:decimal-places="2" loext:min-decimal-places="2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/00/0000</text:date>, <text:time style:data-style-name="N2" text:time-value="15:48:45.8048313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9T01:15:29.944327089</meta:creation-date>
    <meta:generator>LibreOffice/6.4.7.2$Linux_X86_64 LibreOffice_project/40$Build-2</meta:generator>
    <dc:date>2021-06-12T20:00:11.551764015</dc:date>
    <meta:editing-duration>PT7H21M57S</meta:editing-duration>
    <meta:editing-cycles>48</meta:editing-cycles>
    <meta:document-statistic meta:table-count="8" meta:cell-count="7026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09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maximum="1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9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441cm" svg:height="13.362cm" xlink:href=".." xlink:type="simple" chart:class="chart:line" chart:style-name="ch1">
        <chart:title svg:x="10.961cm" svg:y="0.003cm" chart:style-name="ch2">
          <text:p>Vanilla Thrusters</text:p>
        </chart:title>
        <chart:legend chart:legend-position="end" svg:x="22.986cm" svg:y="5.635cm" style:legend-expansion="high" chart:style-name="ch3"/>
        <chart:plot-area chart:style-name="ch4" table:cell-range-address="'Vanilla Graphs'.B3:'Vanilla Graphs'.B7 'Vanilla Graphs'.B21:'Vanilla Graphs'.B25 'Vanilla Graphs'.B9:'Vanilla Graphs'.B13 'Vanilla Graphs'.B15:'Vanilla Graphs'.B19" chart:data-source-has-labels="row" svg:x="3.144cm" svg:y="0.581cm" svg:width="18.092cm" svg:height="12.074cm">
          <chartooo:coordinate-region svg:x="4.427cm" svg:y="0.78cm" svg:width="16.715cm" svg:height="11.228cm"/>
          <chart:axis chart:dimension="x" chart:name="primary-x" chart:style-name="ch5"/>
          <chart:axis chart:dimension="y" chart:name="primary-y" chart:style-name="ch6">
            <chart:title svg:x="2.076cm" svg:y="9.136cm" chart:style-name="ch7">
              <text:p>Thrust per Unit of Engine Capacity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'Vanilla Graphs'.B3:'Vanilla Graphs'.B7" loext:label-string="ion" chart:class="chart:line">
            <chart:data-point chart:repeated="5"/>
          </chart:series>
          <chart:series chart:style-name="ch11" chart:values-cell-range-address="'Vanilla Graphs'.B21:'Vanilla Graphs'.B25" loext:label-string="hai" chart:class="chart:line">
            <chart:data-point chart:repeated="5"/>
          </chart:series>
          <chart:series chart:style-name="ch12" chart:values-cell-range-address="'Vanilla Graphs'.B9:'Vanilla Graphs'.B13" loext:label-string="plasma" chart:class="chart:line">
            <chart:data-point chart:repeated="5"/>
          </chart:series>
          <chart:series chart:style-name="ch13" chart:values-cell-range-address="'Vanilla Graphs'.B15:'Vanilla Graphs'.B19" loext:label-string="atomic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n</text:p>
              </table:table-cell>
              <table:table-cell office:value-type="string">
                <text:p>hai</text:p>
              </table:table-cell>
              <table:table-cell office:value-type="string">
                <text:p>plasma</text:p>
              </table:table-cell>
              <table:table-cell office:value-type="string">
                <text:p>atomi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75">
                <text:p>0.375</text:p>
                <draw:g>
                  <svg:desc>'Vanilla Graphs'.B3:'Vanilla Graphs'.B7</svg:desc>
                </draw:g>
              </table:table-cell>
              <table:table-cell office:value-type="float" office:value="0.733333333333333">
                <text:p>0.733333333333333</text:p>
                <draw:g>
                  <svg:desc>'Vanilla Graphs'.B21:'Vanilla Graphs'.B25</svg:desc>
                </draw:g>
              </table:table-cell>
              <table:table-cell office:value-type="float" office:value="0.48">
                <text:p>0.48</text:p>
                <draw:g>
                  <svg:desc>'Vanilla Graphs'.B9:'Vanilla Graphs'.B13</svg:desc>
                </draw:g>
              </table:table-cell>
              <table:table-cell office:value-type="float" office:value="0.7">
                <text:p>0.7</text:p>
                <draw:g>
                  <svg:desc>'Vanilla Graphs'.B15:'Vanilla Graphs'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5925925925926">
                <text:p>0.425925925925926</text:p>
              </table:table-cell>
              <table:table-cell office:value-type="float" office:value="0.842857142857143">
                <text:p>0.842857142857143</text:p>
              </table:table-cell>
              <table:table-cell office:value-type="float" office:value="0.541176470588235">
                <text:p>0.541176470588235</text:p>
              </table:table-cell>
              <table:table-cell office:value-type="float" office:value="0.802941176470588">
                <text:p>0.8029411764705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80434782608696">
                <text:p>0.480434782608696</text:p>
              </table:table-cell>
              <table:table-cell office:value-type="float" office:value="0.943181818181818">
                <text:p>0.943181818181818</text:p>
              </table:table-cell>
              <table:table-cell office:value-type="float" office:value="0.610344827586207">
                <text:p>0.610344827586207</text:p>
              </table:table-cell>
              <table:table-cell office:value-type="float" office:value="0.89811320754717">
                <text:p>0.898113207547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37974683544304">
                <text:p>0.537974683544304</text:p>
              </table:table-cell>
              <table:table-cell office:value-type="float" office:value="1.04920634920635">
                <text:p>1.04920634920635</text:p>
              </table:table-cell>
              <table:table-cell office:value-type="float" office:value="0.692857142857143">
                <text:p>0.692857142857143</text:p>
              </table:table-cell>
              <table:table-cell office:value-type="float" office:value="0.998780487804878">
                <text:p>0.9987804878048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08208955223881">
                <text:p>0.608208955223881</text:p>
              </table:table-cell>
              <table:table-cell office:value-type="float" office:value="1.15480769230769">
                <text:p>1.15480769230769</text:p>
              </table:table-cell>
              <table:table-cell office:value-type="float" office:value="0.781437125748503">
                <text:p>0.781437125748503</text:p>
              </table:table-cell>
              <table:table-cell office:value-type="float" office:value="1.1">
                <text:p>1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7" number:title="User-defined">
      <number:number number:decimal-places="1" loext:min-decimal-places="1" number:min-integer-digits="1"/>
    </number:number-style>
    <number:number-style style:name="N109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9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32cm" svg:height="13.362cm" xlink:href=".." xlink:type="simple" chart:class="chart:line" chart:style-name="ch1">
        <chart:title svg:x="10.896cm" svg:y="0.061cm" chart:style-name="ch2">
          <text:p>Vanilla Steering</text:p>
        </chart:title>
        <chart:legend chart:legend-position="end" svg:x="22.977cm" svg:y="5.635cm" style:legend-expansion="high" chart:style-name="ch3"/>
        <chart:plot-area chart:style-name="ch4" table:cell-range-address="'Vanilla Graphs'.B35:'Vanilla Graphs'.B39 'Vanilla Graphs'.B53:'Vanilla Graphs'.B57 'Vanilla Graphs'.B41:'Vanilla Graphs'.B45 'Vanilla Graphs'.B47:'Vanilla Graphs'.B51" chart:data-source-has-labels="row" svg:x="1.334cm" svg:y="0.637cm" svg:width="21.134cm" svg:height="12.456cm">
          <chartooo:coordinate-region svg:x="2.802cm" svg:y="0.837cm" svg:width="19.572cm" svg:height="11.609cm"/>
          <chart:axis chart:dimension="x" chart:name="primary-x" chart:style-name="ch5"/>
          <chart:axis chart:dimension="y" chart:name="primary-y" chart:style-name="ch6">
            <chart:title svg:x="0.266cm" svg:y="7.253cm" chart:style-name="ch7">
              <text:p>Turn</text:p>
            </chart:title>
            <chart:grid chart:style-name="ch8" chart:class="major"/>
          </chart:axis>
          <chart:series chart:style-name="ch9" chart:values-cell-range-address="'Vanilla Graphs'.B35:'Vanilla Graphs'.B39" loext:label-string="ion" chart:class="chart:line">
            <chart:data-point chart:repeated="5"/>
          </chart:series>
          <chart:series chart:style-name="ch10" chart:values-cell-range-address="'Vanilla Graphs'.B53:'Vanilla Graphs'.B57" loext:label-string="hai" chart:class="chart:line">
            <chart:data-point chart:repeated="5"/>
          </chart:series>
          <chart:series chart:style-name="ch11" chart:values-cell-range-address="'Vanilla Graphs'.B41:'Vanilla Graphs'.B45" loext:label-string="plasma" chart:class="chart:line">
            <chart:data-point chart:repeated="5"/>
          </chart:series>
          <chart:series chart:style-name="ch12" chart:values-cell-range-address="'Vanilla Graphs'.B47:'Vanilla Graphs'.B51" loext:label-string="atomic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n</text:p>
              </table:table-cell>
              <table:table-cell office:value-type="string">
                <text:p>hai</text:p>
              </table:table-cell>
              <table:table-cell office:value-type="string">
                <text:p>plasma</text:p>
              </table:table-cell>
              <table:table-cell office:value-type="string">
                <text:p>atomi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3333333333333">
                <text:p>13.3333333333333</text:p>
                <draw:g>
                  <svg:desc>'Vanilla Graphs'.B35:'Vanilla Graphs'.B39</svg:desc>
                </draw:g>
              </table:table-cell>
              <table:table-cell office:value-type="float" office:value="25.75">
                <text:p>25.75</text:p>
                <draw:g>
                  <svg:desc>'Vanilla Graphs'.B53:'Vanilla Graphs'.B57</svg:desc>
                </draw:g>
              </table:table-cell>
              <table:table-cell office:value-type="float" office:value="17.0666666666667">
                <text:p>17.0666666666667</text:p>
                <draw:g>
                  <svg:desc>'Vanilla Graphs'.B41:'Vanilla Graphs'.B45</svg:desc>
                </draw:g>
              </table:table-cell>
              <table:table-cell office:value-type="float" office:value="24.5">
                <text:p>24.5</text:p>
                <draw:g>
                  <svg:desc>'Vanilla Graphs'.B47:'Vanilla Graphs'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35">
                <text:p>15.35</text:p>
              </table:table-cell>
              <table:table-cell office:value-type="float" office:value="28.85">
                <text:p>28.85</text:p>
              </table:table-cell>
              <table:table-cell office:value-type="float" office:value="18.9230769230769">
                <text:p>18.9230769230769</text:p>
              </table:table-cell>
              <table:table-cell office:value-type="float" office:value="27.48">
                <text:p>27.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8571428571429">
                <text:p>16.8571428571429</text:p>
              </table:table-cell>
              <table:table-cell office:value-type="float" office:value="32.9375">
                <text:p>32.9375</text:p>
              </table:table-cell>
              <table:table-cell office:value-type="float" office:value="21.953488372093">
                <text:p>21.953488372093</text:p>
              </table:table-cell>
              <table:table-cell office:value-type="float" office:value="31.3684210526316">
                <text:p>31.36842105263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1864406779661">
                <text:p>19.1864406779661</text:p>
              </table:table-cell>
              <table:table-cell office:value-type="float" office:value="35.8775510204082">
                <text:p>35.8775510204082</text:p>
              </table:table-cell>
              <table:table-cell office:value-type="float" office:value="24.4864864864865">
                <text:p>24.4864864864865</text:p>
              </table:table-cell>
              <table:table-cell office:value-type="float" office:value="34.1666666666667">
                <text:p>34.1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.74">
                <text:p>21.74</text:p>
              </table:table-cell>
              <table:table-cell office:value-type="float" office:value="40.0394736842105">
                <text:p>40.0394736842105</text:p>
              </table:table-cell>
              <table:table-cell office:value-type="float" office:value="27.832">
                <text:p>27.832</text:p>
              </table:table-cell>
              <table:table-cell office:value-type="float" office:value="38.1413043478261">
                <text:p>38.14130434782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09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9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441cm" svg:height="13.362cm" xlink:href=".." xlink:type="simple" chart:class="chart:line" chart:style-name="ch1">
        <chart:title svg:x="10.963cm" svg:y="0.005cm" chart:style-name="ch2">
          <text:p>Modded Thrusters</text:p>
        </chart:title>
        <chart:legend chart:legend-position="end" svg:x="22.986cm" svg:y="5.635cm" style:legend-expansion="high" chart:style-name="ch3"/>
        <chart:plot-area chart:style-name="ch4" table:cell-range-address="'Modded Graph'.B3:'Modded Graph'.B7 'Modded Graph'.B21:'Modded Graph'.B25 'Modded Graph'.B9:'Modded Graph'.B13 'Modded Graph'.B15:'Modded Graph'.B19" chart:data-source-has-labels="row" svg:x="3.144cm" svg:y="0.58cm" svg:width="18.092cm" svg:height="12.075cm">
          <chartooo:coordinate-region svg:x="4.427cm" svg:y="0.78cm" svg:width="16.715cm" svg:height="11.228cm"/>
          <chart:axis chart:dimension="x" chart:name="primary-x" chart:style-name="ch5"/>
          <chart:axis chart:dimension="y" chart:name="primary-y" chart:style-name="ch6">
            <chart:title svg:x="2.076cm" svg:y="9.135cm" chart:style-name="ch7">
              <text:p>Thrust per Unit of Engine Capacity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'Modded Graph'.B3:'Modded Graph'.B7" loext:label-string="ion" chart:class="chart:line">
            <chart:data-point chart:repeated="5"/>
          </chart:series>
          <chart:series chart:style-name="ch11" chart:values-cell-range-address="'Modded Graph'.B21:'Modded Graph'.B25" loext:label-string="hai" chart:class="chart:line">
            <chart:data-point chart:repeated="5"/>
          </chart:series>
          <chart:series chart:style-name="ch12" chart:values-cell-range-address="'Modded Graph'.B9:'Modded Graph'.B13" loext:label-string="plasma" chart:class="chart:line">
            <chart:data-point chart:repeated="5"/>
          </chart:series>
          <chart:series chart:style-name="ch13" chart:values-cell-range-address="'Modded Graph'.B15:'Modded Graph'.B19" loext:label-string="atomic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n</text:p>
              </table:table-cell>
              <table:table-cell office:value-type="string">
                <text:p>hai</text:p>
              </table:table-cell>
              <table:table-cell office:value-type="string">
                <text:p>plasma</text:p>
              </table:table-cell>
              <table:table-cell office:value-type="string">
                <text:p>atomi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5">
                <text:p>0.45</text:p>
                <draw:g>
                  <svg:desc>'Modded Graph'.B3:'Modded Graph'.B7</svg:desc>
                </draw:g>
              </table:table-cell>
              <table:table-cell office:value-type="float" office:value="0.823888888888889">
                <text:p>0.823888888888889</text:p>
                <draw:g>
                  <svg:desc>'Modded Graph'.B21:'Modded Graph'.B25</svg:desc>
                </draw:g>
              </table:table-cell>
              <table:table-cell office:value-type="float" office:value="0.585">
                <text:p>0.585</text:p>
                <draw:g>
                  <svg:desc>'Modded Graph'.B9:'Modded Graph'.B13</svg:desc>
                </draw:g>
              </table:table-cell>
              <table:table-cell office:value-type="float" office:value="0.760454545454545">
                <text:p>0.760454545454545</text:p>
                <draw:g>
                  <svg:desc>'Modded Graph'.B15:'Modded Graph'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5185185185185">
                <text:p>0.495185185185185</text:p>
              </table:table-cell>
              <table:table-cell office:value-type="float" office:value="0.906428571428571">
                <text:p>0.906428571428571</text:p>
              </table:table-cell>
              <table:table-cell office:value-type="float" office:value="0.643529411764706">
                <text:p>0.643529411764706</text:p>
              </table:table-cell>
              <table:table-cell office:value-type="float" office:value="0.836470588235294">
                <text:p>0.8364705882352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34565217391304">
                <text:p>0.534565217391304</text:p>
              </table:table-cell>
              <table:table-cell office:value-type="float" office:value="0.978863636363636">
                <text:p>0.978863636363636</text:p>
              </table:table-cell>
              <table:table-cell office:value-type="float" office:value="0.695">
                <text:p>0.695</text:p>
              </table:table-cell>
              <table:table-cell office:value-type="float" office:value="0.903396226415094">
                <text:p>0.9033962264150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72025316455696">
                <text:p>0.572025316455696</text:p>
              </table:table-cell>
              <table:table-cell office:value-type="float" office:value="1.04730158730159">
                <text:p>1.04730158730159</text:p>
              </table:table-cell>
              <table:table-cell office:value-type="float" office:value="0.743673469387755">
                <text:p>0.743673469387755</text:p>
              </table:table-cell>
              <table:table-cell office:value-type="float" office:value="0.966707317073171">
                <text:p>0.9667073170731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09179104477612">
                <text:p>0.609179104477612</text:p>
              </table:table-cell>
              <table:table-cell office:value-type="float" office:value="1.11538461538462">
                <text:p>1.11538461538462</text:p>
              </table:table-cell>
              <table:table-cell office:value-type="float" office:value="0.791976047904192">
                <text:p>0.791976047904192</text:p>
              </table:table-cell>
              <table:table-cell office:value-type="float" office:value="1.02952755905512">
                <text:p>1.029527559055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7" number:title="User-defined">
      <number:number number:decimal-places="1" loext:min-decimal-places="1" number:min-integer-digits="1"/>
    </number:number-style>
    <number:number-style style:name="N109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maximum="4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9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32cm" svg:height="13.362cm" xlink:href=".." xlink:type="simple" chart:class="chart:line" chart:style-name="ch1">
        <chart:title svg:x="10.898cm" svg:y="0.063cm" chart:style-name="ch2">
          <text:p>Modded Steering</text:p>
        </chart:title>
        <chart:legend chart:legend-position="end" svg:x="22.977cm" svg:y="5.635cm" style:legend-expansion="high" chart:style-name="ch3"/>
        <chart:plot-area chart:style-name="ch4" table:cell-range-address="'Modded Graph'.B35:'Modded Graph'.B39 'Modded Graph'.B53:'Modded Graph'.B57 'Modded Graph'.B41:'Modded Graph'.B45 'Modded Graph'.B47:'Modded Graph'.B51" chart:data-source-has-labels="row" svg:x="1.334cm" svg:y="0.637cm" svg:width="21.134cm" svg:height="12.456cm">
          <chartooo:coordinate-region svg:x="2.802cm" svg:y="0.837cm" svg:width="19.572cm" svg:height="11.609cm"/>
          <chart:axis chart:dimension="x" chart:name="primary-x" chart:style-name="ch5"/>
          <chart:axis chart:dimension="y" chart:name="primary-y" chart:style-name="ch6">
            <chart:title svg:x="0.266cm" svg:y="7.253cm" chart:style-name="ch7">
              <text:p>Turn</text:p>
            </chart:title>
            <chart:grid chart:style-name="ch8" chart:class="major"/>
          </chart:axis>
          <chart:series chart:style-name="ch9" chart:values-cell-range-address="'Modded Graph'.B35:'Modded Graph'.B39" loext:label-string="ion" chart:class="chart:line">
            <chart:data-point chart:repeated="5"/>
          </chart:series>
          <chart:series chart:style-name="ch10" chart:values-cell-range-address="'Modded Graph'.B53:'Modded Graph'.B57" loext:label-string="hai" chart:class="chart:line">
            <chart:data-point chart:repeated="5"/>
          </chart:series>
          <chart:series chart:style-name="ch11" chart:values-cell-range-address="'Modded Graph'.B41:'Modded Graph'.B45" loext:label-string="plasma" chart:class="chart:line">
            <chart:data-point chart:repeated="5"/>
          </chart:series>
          <chart:series chart:style-name="ch12" chart:values-cell-range-address="'Modded Graph'.B47:'Modded Graph'.B51" loext:label-string="atomic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n</text:p>
              </table:table-cell>
              <table:table-cell office:value-type="string">
                <text:p>hai</text:p>
              </table:table-cell>
              <table:table-cell office:value-type="string">
                <text:p>plasma</text:p>
              </table:table-cell>
              <table:table-cell office:value-type="string">
                <text:p>atomi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Modded Graph'.B35:'Modded Graph'.B39</svg:desc>
                </draw:g>
              </table:table-cell>
              <table:table-cell office:value-type="float" office:value="29.2925">
                <text:p>29.2925</text:p>
                <draw:g>
                  <svg:desc>'Modded Graph'.B53:'Modded Graph'.B57</svg:desc>
                </draw:g>
              </table:table-cell>
              <table:table-cell office:value-type="float" office:value="20.8">
                <text:p>20.8</text:p>
                <draw:g>
                  <svg:desc>'Modded Graph'.B41:'Modded Graph'.B45</svg:desc>
                </draw:g>
              </table:table-cell>
              <table:table-cell office:value-type="float" office:value="27.04">
                <text:p>27.04</text:p>
                <draw:g>
                  <svg:desc>'Modded Graph'.B47:'Modded Graph'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4">
                <text:p>18.4</text:p>
              </table:table-cell>
              <table:table-cell office:value-type="float" office:value="33.6865">
                <text:p>33.6865</text:p>
              </table:table-cell>
              <table:table-cell office:value-type="float" office:value="23.92">
                <text:p>23.92</text:p>
              </table:table-cell>
              <table:table-cell office:value-type="float" office:value="31.096">
                <text:p>31.0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424">
                <text:p>20.424</text:p>
              </table:table-cell>
              <table:table-cell office:value-type="float" office:value="37.391875">
                <text:p>37.391875</text:p>
              </table:table-cell>
              <table:table-cell office:value-type="float" office:value="26.5511627906977">
                <text:p>26.5511627906977</text:p>
              </table:table-cell>
              <table:table-cell office:value-type="float" office:value="34.5165789473684">
                <text:p>34.5165789473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2622033898305">
                <text:p>22.2622033898305</text:p>
              </table:table-cell>
              <table:table-cell office:value-type="float" office:value="40.7571428571429">
                <text:p>40.7571428571429</text:p>
              </table:table-cell>
              <table:table-cell office:value-type="float" office:value="28.9408108108108">
                <text:p>28.9408108108108</text:p>
              </table:table-cell>
              <table:table-cell office:value-type="float" office:value="37.623">
                <text:p>37.6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0431">
                <text:p>24.0431</text:p>
              </table:table-cell>
              <table:table-cell office:value-type="float" office:value="44.0177631578947">
                <text:p>44.0177631578947</text:p>
              </table:table-cell>
              <table:table-cell office:value-type="float" office:value="31.25608">
                <text:p>31.25608</text:p>
              </table:table-cell>
              <table:table-cell office:value-type="float" office:value="40.6329347826087">
                <text:p>40.63293478260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